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1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28in"/>
    </style:style>
    <style:style style:name="co10" style:family="table-column">
      <style:table-column-properties fo:break-before="auto" style:column-width="0.0819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1.3783in"/>
    </style:style>
    <style:style style:name="co13" style:family="table-column">
      <style:table-column-properties fo:break-before="auto" style:column-width="2.2374in"/>
    </style:style>
    <style:style style:name="co14" style:family="table-column">
      <style:table-column-properties fo:break-before="auto" style:column-width="1.2571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1.8846in"/>
    </style:style>
    <style:style style:name="co17" style:family="table-column">
      <style:table-column-properties fo:break-before="auto" style:column-width="0.5953in"/>
    </style:style>
    <style:style style:name="co18" style:family="table-column">
      <style:table-column-properties fo:break-before="auto" style:column-width="0.4189in"/>
    </style:style>
    <style:style style:name="co19" style:family="table-column">
      <style:table-column-properties fo:break-before="auto" style:column-width="0.3634in"/>
    </style:style>
    <style:style style:name="co20" style:family="table-column">
      <style:table-column-properties fo:break-before="auto" style:column-width="0.3862in"/>
    </style:style>
    <style:style style:name="co21" style:family="table-column">
      <style:table-column-properties fo:break-before="auto" style:column-width="0.3193in"/>
    </style:style>
    <style:style style:name="co22" style:family="table-column">
      <style:table-column-properties fo:break-before="auto" style:column-width="0.3417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0.3528in"/>
    </style:style>
    <style:style style:name="co25" style:family="table-column">
      <style:table-column-properties fo:break-before="auto" style:column-width="1.6201in"/>
    </style:style>
    <style:style style:name="co26" style:family="table-column">
      <style:table-column-properties fo:break-before="auto" style:column-width="0.628in"/>
    </style:style>
    <style:style style:name="co27" style:family="table-column">
      <style:table-column-properties fo:break-before="auto" style:column-width="0.7937in"/>
    </style:style>
    <style:style style:name="co28" style:family="table-column">
      <style:table-column-properties fo:break-before="auto" style:column-width="1.0693in"/>
    </style:style>
    <style:style style:name="co29" style:family="table-column">
      <style:table-column-properties fo:break-before="auto" style:column-width="1.4772in"/>
    </style:style>
    <style:style style:name="co30" style:family="table-column">
      <style:table-column-properties fo:break-before="auto" style:column-width="0.298in"/>
    </style:style>
    <style:style style:name="co31" style:family="table-column">
      <style:table-column-properties fo:break-before="auto" style:column-width="2.3693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4299in"/>
    </style:style>
    <style:style style:name="co35" style:family="table-column">
      <style:table-column-properties fo:break-before="auto" style:column-width="9.3146in"/>
    </style:style>
    <style:style style:name="co36" style:family="table-column">
      <style:table-column-properties fo:break-before="auto" style:column-width="0.1984in"/>
    </style:style>
    <style:style style:name="co37" style:family="table-column">
      <style:table-column-properties fo:break-before="auto" style:column-width="0.8484in"/>
    </style:style>
    <style:style style:name="co38" style:family="table-column">
      <style:table-column-properties fo:break-before="auto" style:column-width="1.7638in"/>
    </style:style>
    <style:style style:name="co39" style:family="table-column">
      <style:table-column-properties fo:break-before="auto" style:column-width="0.1874in"/>
    </style:style>
    <style:style style:name="co40" style:family="table-column">
      <style:table-column-properties fo:break-before="auto" style:column-width="0.5508in"/>
    </style:style>
    <style:style style:name="co41" style:family="table-column">
      <style:table-column-properties fo:break-before="auto" style:column-width="2.0165in"/>
    </style:style>
    <style:style style:name="co42" style:family="table-column">
      <style:table-column-properties fo:break-before="auto" style:column-width="0.9591in"/>
    </style:style>
    <style:style style:name="co43" style:family="table-column">
      <style:table-column-properties fo:break-before="auto" style:column-width="1.598in"/>
    </style:style>
    <style:style style:name="co44" style:family="table-column">
      <style:table-column-properties fo:break-before="auto" style:column-width="0.5728in"/>
    </style:style>
    <style:style style:name="co45" style:family="table-column">
      <style:table-column-properties fo:break-before="auto" style:column-width="2.128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PageStyle_5f_Status_20_Screen">
      <style:table-properties table:display="true" style:writing-mode="lr-tb"/>
    </style:style>
    <style:style style:name="ta2" style:family="table" style:master-page-name="PageStyle_5f_Worksheet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Skill_20_Data">
      <style:table-properties table:display="true" style:writing-mode="lr-tb"/>
    </style:style>
    <style:style style:name="ta5" style:family="table" style:master-page-name="PageStyle_5f_Skill_20_Worksheet">
      <style:table-properties table:display="true" style:writing-mode="lr-tb"/>
    </style:style>
    <style:style style:name="ta6" style:family="table" style:master-page-name="PageStyle_5f_XP_20_Log">
      <style:table-properties table:display="true" style:writing-mode="lr-tb"/>
    </style:style>
    <style:style style:name="ta7" style:family="table" style:master-page-name="PageStyle_5f_Talents">
      <style:table-properties table:display="true" style:writing-mode="lr-tb"/>
    </style:style>
    <style:style style:name="ta8" style:family="table" style:master-page-name="PageStyle_5f_Paragon_20_Sto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e5f4f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000000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9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e5f4f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e5f4f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e5f4f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e5f4f7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5f4f7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2.49pt solid #000000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2.49pt solid #000000" fo:background-color="#e5f4f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6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60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61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3f3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000000" draw:stroke-linejoin="round" svg:stroke-linecap="butt" draw:fill="solid" draw:fill-color="#cfe2f3" draw:textarea-vertical-align="middle" draw:auto-grow-height="false" draw:fit-to-size="false" style:shrink-to-fit="false" fo:min-height="0.2055in" fo:min-width="0.8835in" fo:padding-top="0.1in" fo:padding-bottom="0.1in" fo:padding-left="0.1in" fo:padding-right="0.1in" fo:wrap-option="wrap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.3406in" fo:min-width="1.2165in" fo:padding-top="0.1in" fo:padding-bottom="0.1in" fo:padding-left="0.1in" fo:padding-right="0.1in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fe2f3"/>
      <style:paragraph-properties fo:text-align="start"/>
      <style:text-properties fo:font-size="18pt"/>
    </style:style>
    <style:style style:name="P3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A$76:$Data.$A$125])" table:allow-empty-cell="true" table:display-list="unsorted" table:base-cell-address="Data.C27"/>
        <table:content-validation table:name="val2" table:condition="of:cell-content-is-in-list([$Data.$A$2:$Data.$A$51])" table:allow-empty-cell="true" table:display-list="unsorted" table:base-cell-address="Data.B2"/>
        <table:content-validation table:name="val3" table:condition="of:cell-content-is-in-list([$Data.$A$53:$Data.$A$74])" table:allow-empty-cell="true" table:display-list="unsorted" table:base-cell-address="Data.D2"/>
        <table:content-validation table:name="val4" table:condition="of:cell-content-is-in-list([$'Skill Data'.$A$2:$'Skill Data'.$A$502])" table:allow-empty-cell="true" table:display-list="unsorted" table:base-cell-address="Data.I2">
          <table:error-message table:message-type="stop" table:display="true"/>
        </table:content-validation>
      </table:content-validations>
      <table:table table:name="Status Scre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column table:style-name="co9" table:default-cell-style-name="Default"/>
        <table:table-column table:style-name="co1" table:number-columns-repeated="19" table:default-cell-style-name="Default"/>
        <table:table-column table:style-name="co10" table:default-cell-style-name="Default"/>
        <table:table-column table:style-name="co1" table:number-columns-repeated="19" table:default-cell-style-name="Default"/>
        <table:table-column table:style-name="co1" table:visibility="collapse" table:number-columns-repeated="2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row table:style-name="ro1">
          <table:table-cell table:style-name="ce1" table:number-columns-repeated="124"/>
          <table:table-cell table:number-columns-repeated="4"/>
        </table:table-row>
        <table:table-row table:style-name="ro1">
          <table:table-cell table:style-name="ce2" table:number-columns-spanned="1" table:number-rows-spanned="30"/>
          <table:table-cell table:style-name="ce3" table:number-columns-repeated="122"/>
          <table:table-cell table:style-name="ce1"/>
          <table:table-cell table:number-columns-repeated="4"/>
        </table:table-row>
        <table:table-row table:style-name="ro2">
          <table:covered-table-cell/>
          <table:table-cell table:style-name="ce10" table:number-columns-spanned="1" table:number-rows-spanned="27"/>
          <table:table-cell table:style-name="ce5" office:value-type="string" calcext:value-type="string" table:number-columns-spanned="56" table:number-rows-spanned="1">
            <text:p>Alice</text:p>
          </table:table-cell>
          <table:covered-table-cell table:number-columns-repeated="54" table:style-name="ce13"/>
          <table:covered-table-cell table:style-name="ce40"/>
          <table:table-cell table:style-name="ce10" table:number-columns-spanned="2" table:number-rows-spanned="27"/>
          <table:covered-table-cell/>
          <table:table-cell table:style-name="ce28" office:value-type="string" calcext:value-type="string" table:number-columns-spanned="62" table:number-rows-spanned="1">
            <text:p>Skills</text:p>
          </table:table-cell>
          <table:covered-table-cell table:number-columns-repeated="60" table:style-name="ce13"/>
          <table:covered-table-cell table:style-name="ce40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16" office:value-type="string" calcext:value-type="string" table:number-columns-spanned="4" table:number-rows-spanned="1">
            <text:p>Level</text:p>
          </table:table-cell>
          <table:covered-table-cell table:number-columns-repeated="3"/>
          <table:table-cell table:style-name="ce2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37" office:value-type="string" calcext:value-type="string" table:number-columns-spanned="48" table:number-rows-spanned="1">
            <text:p>Chosen Wood Elf Commoner</text:p>
          </table:table-cell>
          <table:covered-table-cell table:number-columns-repeated="47"/>
          <table:table-cell table:style-name="ce41"/>
          <table:covered-table-cell table:number-columns-repeated="2"/>
          <table:table-cell table:style-name="ce46" table:number-columns-spanned="1" table:number-rows-spanned="26"/>
          <table:table-cell table:style-name="ce171" office:value-type="string" calcext:value-type="string" table:number-columns-spanned="20" table:number-rows-spanned="1">
            <text:p>Archery (4.57; Unskilled; 33%)</text:p>
          </table:table-cell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 table:formula="of:=IFERROR(__xludf.dummyfunction(&quot;IFERROR(FILTER('Skill Worksheet'!$L$56:$L$84,NOT('Skill Worksheet'!$L$56:$L$84=&quot;&quot;&quot;&quot;)),&quot;&quot;&quot;&quot;)&quot;);&quot;&quot;)">
            <text:p/>
          </table:table-cell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16" office:value-type="string" calcext:value-type="string" table:number-columns-spanned="7" table:number-rows-spanned="1">
            <text:p>Alignment:</text:p>
          </table:table-cell>
          <table:covered-table-cell table:number-columns-repeated="6"/>
          <table:table-cell table:style-name="ce25" office:value-type="string" calcext:value-type="string" table:number-columns-spanned="21" table:number-rows-spanned="1">
            <text:p>Chaotic (+2)</text:p>
          </table:table-cell>
          <table:covered-table-cell table:number-columns-repeated="20"/>
          <table:table-cell table:style-name="ce156" office:value-type="string" calcext:value-type="string" table:number-columns-spanned="16" table:number-rows-spanned="1">
            <text:p>Available Attribute Points:</text:p>
          </table:table-cell>
          <table:covered-table-cell table:number-columns-repeated="15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39" table:number-columns-repeated="8"/>
          <table:table-cell table:style-name="ce42"/>
          <table:covered-table-cell table:number-columns-repeated="2"/>
          <table:covered-table-cell table:style-name="ce47"/>
          <table:table-cell table:style-name="ce171" office:value-type="string" calcext:value-type="string" table:number-columns-spanned="20" table:number-rows-spanned="1">
            <text:p>Daggers (1.00; Unskilled; 42%)</text:p>
          </table:table-cell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50" table:number-columns-repeated="20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MIG</text:p>
          </table:table-cell>
          <table:covered-table-cell table:number-columns-repeated="2" table:style-name="ce14"/>
          <table:table-cell table:style-name="ce19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SEN</text:p>
          </table:table-cell>
          <table:covered-table-cell table:number-columns-repeated="2" table:style-name="ce14"/>
          <table:table-cell table:style-name="ce19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4"/>
          <table:covered-table-cell table:style-name="ce22"/>
          <table:table-cell table:style-name="ce149" office:value-type="string" calcext:value-type="string" table:number-columns-spanned="5" table:number-rows-spanned="1">
            <text:p>Health:</text:p>
          </table:table-cell>
          <table:covered-table-cell table:number-columns-repeated="4" table:style-name="ce15"/>
          <table:table-cell table:style-name="ce31" table:formula="of:=[.AA6]-[$Worksheet.B7]-[$Worksheet.B8]" office:value-type="float" office:value="142.65" calcext:value-type="float" table:number-columns-spanned="4" table:number-rows-spanned="1">
            <text:p>143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3" table:formula="of:=([.F6]*[$Data.S10]+[.F7]*[$Data.T10]+[.F8]*[$Data.U10]+[.F9]*[$Data.V10]+[.F10]*[$Data.W10]+[.M6]*[$Data.X10]+[.M7]*[$Data.Y10]+[.M8]*[$Data.Z10]+[.M9]*[$Data.AA10]+[.M10]*[$Data.AB10]+[.F11]*[$Data.AC10]+[.M11]*[$Data.AD10]+[.G4]*[$Data.AE10]+[$Data.AF10])*VLOOKUP([$Worksheet.D2];[$Data.A53:$Data.D74];2;FALSE())" office:value-type="float" office:value="142.65" calcext:value-type="float" table:number-columns-spanned="4" table:number-rows-spanned="1">
            <text:p>143</text:p>
          </table:table-cell>
          <table:covered-table-cell table:number-columns-repeated="2" table:style-name="ce15"/>
          <table:covered-table-cell table:style-name="ce23"/>
          <table:table-cell table:style-name="ce149" office:value-type="string" calcext:value-type="string" table:number-columns-spanned="5" table:number-rows-spanned="1">
            <text:p>Stamina:</text:p>
          </table:table-cell>
          <table:covered-table-cell table:number-columns-repeated="4" table:style-name="ce15"/>
          <table:table-cell table:style-name="ce31" table:formula="of:=[.AO6]-[$Worksheet.D15]-[$Worksheet.B15]" office:value-type="float" office:value="261.9" calcext:value-type="float" table:number-columns-spanned="4" table:number-rows-spanned="1">
            <text:p>262</text:p>
          </table:table-cell>
          <table:covered-table-cell table:number-columns-repeated="3" table:style-name="ce15"/>
          <table:table-cell table:style-name="ce31" office:value-type="string" calcext:value-type="string">
            <text:p>/</text:p>
          </table:table-cell>
          <table:table-cell table:style-name="ce33" table:formula="of:=([.F6]*[$Data.S11]+[.F7]*[$Data.T11]+[.F8]*[$Data.U11]+[.F9]*[$Data.V11]+[.F10]*[$Data.W11]+[.M6]*[$Data.X11]+[.M7]*[$Data.Y11]+[.M8]*[$Data.Z11]+[.M9]*[$Data.AA11]+[.M10]*[$Data.AB11]+[.F11]*[$Data.AC11]+[.M11]*[$Data.AD11]+[.G4]*[$Data.AE11]+[$Data.AF11])*VLOOKUP([$Worksheet.D2];[$Data.A53:$Data.D74];3;FALSE())" office:value-type="float" office:value="261.9" calcext:value-type="float" table:number-columns-spanned="4" table:number-rows-spanned="1">
            <text:p>262</text:p>
          </table:table-cell>
          <table:covered-table-cell table:number-columns-repeated="2" table:style-name="ce15"/>
          <table:covered-table-cell table:style-name="ce23"/>
          <table:table-cell table:style-name="ce149" office:value-type="string" calcext:value-type="string" table:number-columns-spanned="4" table:number-rows-spanned="1">
            <text:p>Conc.:</text:p>
          </table:table-cell>
          <table:covered-table-cell table:number-columns-repeated="3" table:style-name="ce15"/>
          <table:table-cell table:style-name="ce31" table:formula="of:=[.BB6]-[$Worksheet.D22]-[$Worksheet.B22]" office:value-type="float" office:value="243.75" calcext:value-type="float" table:number-columns-spanned="4" table:number-rows-spanned="1">
            <text:p>244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1" table:formula="of:=([.F6]*[$Data.S12]+[.F7]*[$Data.T12]+[.F8]*[$Data.U12]+[.F9]*[$Data.V12]+[.F10]*[$Data.W12]+[.M6]*[$Data.X12]+[.M7]*[$Data.Y12]+[.M8]*[$Data.Z12]+[.M9]*[$Data.AA12]+[.M10]*[$Data.AB12]+[.F11]*[$Data.AC12]+[.M11]*[$Data.AD12]+[.G4]*[$Data.AE12]+[$Data.AF12])*VLOOKUP([$Worksheet.D2];[$Data.A53:$Data.D74];4;FALSE())" office:value-type="float" office:value="243.75" calcext:value-type="float" table:number-columns-spanned="4" table:number-rows-spanned="1">
            <text:p>244</text:p>
          </table:table-cell>
          <table:covered-table-cell table:number-columns-repeated="3" table:style-name="ce15"/>
          <table:table-cell table:style-name="ce43"/>
          <table:covered-table-cell table:number-columns-repeated="2"/>
          <table:covered-table-cell table:style-name="ce47"/>
          <table:table-cell table:style-name="ce171" office:value-type="string" calcext:value-type="string" table:number-columns-spanned="20" table:number-rows-spanned="1">
            <text:p>Doctrine of Kharn (6.02; Novice; 9%)</text:p>
          </table:table-cell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AGI</text:p>
          </table:table-cell>
          <table:covered-table-cell table:number-columns-repeated="2" table:style-name="ce14"/>
          <table:table-cell table:style-name="ce19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LOG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>
            <draw:frame table:end-cell-address="'Status Screen'.AD11" table:end-x="0.0551in" table:end-y="0.1602in" draw:z-index="0" draw:name="Chart 1" draw:style-name="gr1" draw:text-style-name="P1" svg:width="1.7291in" svg:height="0.8846in" svg:x="0.0126in" svg:y="0.0425in">
              <draw:object draw:notify-on-update-of-ranges="Worksheet.B10:Worksheet.B10 Worksheet.B11:Worksheet.B11 Worksheet.B12:Worksheet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AQ11" table:end-x="0.085in" table:end-y="0.15in" draw:z-index="1" draw:name="Chart 2" draw:style-name="gr1" draw:text-style-name="P1" svg:width="1.7535in" svg:height="0.8752in" svg:x="0.1831in" svg:y="0.0417in">
              <draw:object draw:notify-on-update-of-ranges="Worksheet.B17:Worksheet.B17 Worksheet.B18:Worksheet.B18 Worksheet.B19:Worksheet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BE11" table:end-x="0.0937in" table:end-y="0.1492in" draw:z-index="2" draw:name="Chart 3" draw:style-name="gr1" draw:text-style-name="P1" svg:width="1.7291in" svg:height="0.8744in" svg:x="0.0122in" svg:y="0.0417in">
              <draw:object draw:notify-on-update-of-ranges="Worksheet.B24:Worksheet.B24 Worksheet.B25:Worksheet.B25 Worksheet.B26:Worksheet.B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1" office:value-type="string" calcext:value-type="string" table:number-columns-spanned="20" table:number-rows-spanned="1">
            <text:p>Meditation (6.28; Novice; 12%)</text:p>
          </table:table-cell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SPD</text:p>
          </table:table-cell>
          <table:covered-table-cell table:number-columns-repeated="2" table:style-name="ce14"/>
          <table:table-cell table:style-name="ce19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INT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1" office:value-type="string" calcext:value-type="string" table:number-columns-spanned="20" table:number-rows-spanned="1">
            <text:p>Stealth (7.43; Novice; 39%)</text:p>
          </table:table-cell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TUF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WIL</text:p>
          </table:table-cell>
          <table:covered-table-cell table:number-columns-repeated="2" table:style-name="ce14"/>
          <table:table-cell table:style-name="ce19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1" office:value-type="string" calcext:value-type="string" table:number-columns-spanned="20" table:number-rows-spanned="1">
            <text:p>Survival (4.62; Unskilled; 53%)</text:p>
          </table:table-cell>
          <table:covered-table-cell table:number-columns-repeated="19"/>
          <table:table-cell table:style-name="ce171"/>
          <table:table-cell table:style-name="ce171" table:number-columns-spanned="20" table:number-rows-spanned="1"/>
          <table:covered-table-cell table:number-columns-repeated="18"/>
          <table:covered-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END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CHA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8" office:value-type="string" calcext:value-type="string" table:number-columns-spanned="3" table:number-rows-spanned="1">
            <text:p>ATR</text:p>
          </table:table-cell>
          <table:covered-table-cell table:number-columns-repeated="2" table:style-name="ce15"/>
          <table:table-cell table:style-name="ce20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5"/>
          <table:covered-table-cell table:style-name="ce23"/>
          <table:table-cell table:style-name="ce27" office:value-type="string" calcext:value-type="string" table:number-columns-spanned="3" table:number-rows-spanned="1">
            <text:p>LUC</text:p>
          </table:table-cell>
          <table:covered-table-cell table:number-columns-repeated="2" table:style-name="ce15"/>
          <table:table-cell table:style-name="ce20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5"/>
          <table:covered-table-cell table:style-name="ce23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style-name="ce171" table:number-columns-spanned="20" table:number-rows-spanned="1"/>
          <table:covered-table-cell table:number-columns-repeated="18"/>
          <table:covered-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Trai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style-name="ce171" table:number-columns-spanned="20" table:number-rows-spanned="1"/>
          <table:covered-table-cell table:number-columns-repeated="18"/>
          <table:covered-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8" office:value-type="string" calcext:value-type="string" table:number-columns-spanned="27" table:number-rows-spanned="1">
            <text:p>Flawless Body</text:p>
          </table:table-cell>
          <table:covered-table-cell table:number-columns-repeated="26" table:style-name="ce139"/>
          <table:table-cell table:style-name="ce138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style-name="ce171" table:number-columns-spanned="20" table:number-rows-spanned="1"/>
          <table:covered-table-cell table:number-columns-repeated="18"/>
          <table:covered-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8" table:number-columns-spanned="27" table:number-rows-spanned="1"/>
          <table:covered-table-cell table:number-columns-repeated="26" table:style-name="ce139"/>
          <table:table-cell table:style-name="ce138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style-name="ce171" table:number-columns-spanned="20" table:number-rows-spanned="1"/>
          <table:covered-table-cell table:number-columns-repeated="18"/>
          <table:covered-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49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159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Abilitie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8" office:value-type="string" calcext:value-type="string" table:number-columns-spanned="27" table:number-rows-spanned="1">
            <text:p>Mind Overdrive</text:p>
          </table:table-cell>
          <table:covered-table-cell table:number-columns-repeated="26" table:style-name="ce139"/>
          <table:table-cell table:style-name="ce138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8" table:number-columns-spanned="27" table:number-rows-spanned="1"/>
          <table:covered-table-cell table:number-columns-repeated="26" table:style-name="ce139"/>
          <table:table-cell table:style-name="ce138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41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49"/>
          <table:table-cell table:style-name="ce137" table:number-columns-spanned="27" table:number-rows-spanned="1"/>
          <table:covered-table-cell table:number-columns-repeated="26" table:style-name="ce139"/>
          <table:table-cell table:style-name="ce137" table:number-columns-spanned="27" table:number-rows-spanned="1"/>
          <table:covered-table-cell table:number-columns-repeated="26" table:style-name="ce139"/>
          <table:table-cell table:style-name="ce159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Active Effec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/>
          <table:table-cell table:style-name="ce138" office:value-type="string" calcext:value-type="string" table:number-columns-spanned="27" table:number-rows-spanned="1">
            <text:p>Divine Protection</text:p>
          </table:table-cell>
          <table:covered-table-cell table:number-columns-repeated="26" table:style-name="ce139"/>
          <table:table-cell table:style-name="ce35" table:content-validation-name="val1" table:number-columns-spanned="28" table:number-rows-spanned="1"/>
          <table:covered-table-cell table:number-columns-repeated="26" table:style-name="ce139"/>
          <table:covered-table-cell table:style-name="ce44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12" table:content-validation-name="val1" table:number-columns-spanned="28" table:number-rows-spanned="1"/>
          <table:covered-table-cell table:number-columns-repeated="27" table:style-name="ce139"/>
          <table:table-cell table:style-name="ce35" table:content-validation-name="val1" table:number-columns-spanned="28" table:number-rows-spanned="1"/>
          <table:covered-table-cell table:number-columns-repeated="26" table:style-name="ce139"/>
          <table:covered-table-cell table:style-name="ce44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 table:content-validation-name="val1" table:number-columns-spanned="28" table:number-rows-spanned="1"/>
          <table:covered-table-cell table:number-columns-repeated="27" table:style-name="ce139"/>
          <table:table-cell table:style-name="ce36" table:content-validation-name="val1" table:number-columns-spanned="28" table:number-rows-spanned="1"/>
          <table:covered-table-cell table:number-columns-repeated="26" table:style-name="ce139"/>
          <table:covered-table-cell table:style-name="ce44"/>
          <table:covered-table-cell table:number-columns-repeated="2"/>
          <table:covered-table-cell table:style-name="ce47"/>
          <table:table-cell table:style-name="ce137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37"/>
          <table:table-cell table:number-columns-repeated="19"/>
          <table:table-cell table:style-name="ce41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37" table:content-validation-name="val1" table:number-columns-spanned="28" table:number-rows-spanned="1"/>
          <table:covered-table-cell table:number-columns-repeated="27" table:style-name="ce139"/>
          <table:table-cell table:style-name="ce36" table:content-validation-name="val1" table:number-columns-spanned="28" table:number-rows-spanned="1"/>
          <table:covered-table-cell table:number-columns-repeated="26" table:style-name="ce139"/>
          <table:covered-table-cell table:style-name="ce44"/>
          <table:covered-table-cell table:number-columns-repeated="2"/>
          <table:covered-table-cell table:style-name="ce47"/>
          <table:table-cell table:style-name="ce171" table:number-columns-spanned="20" table:number-rows-spanned="1"/>
          <table:covered-table-cell table:number-columns-repeated="1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4"/>
        </table:table-row>
        <table:table-row table:style-name="ro3">
          <table:covered-table-cell table:number-columns-repeated="2"/>
          <table:table-cell table:style-name="ce49" table:content-validation-name="val1" table:number-columns-spanned="28" table:number-rows-spanned="1"/>
          <table:covered-table-cell table:number-columns-repeated="27" table:style-name="ce140"/>
          <table:table-cell table:style-name="ce159" table:content-validation-name="val1" table:number-columns-spanned="28" table:number-rows-spanned="1"/>
          <table:covered-table-cell table:number-columns-repeated="26" table:style-name="ce140"/>
          <table:covered-table-cell table:style-name="ce45"/>
          <table:covered-table-cell table:number-columns-repeated="2"/>
          <table:covered-table-cell table:style-name="ce48"/>
          <table:table-cell table:style-name="ce172" table:number-columns-spanned="20" table:number-rows-spanned="1"/>
          <table:covered-table-cell table:number-columns-repeated="19" table:style-name="ce140"/>
          <table:table-cell table:style-name="ce172" table:number-columns-spanned="20" table:number-rows-spanned="1"/>
          <table:covered-table-cell table:number-columns-repeated="19"/>
          <table:table-cell table:style-name="ce172"/>
          <table:table-cell table:style-name="ce140" table:number-columns-repeated="19"/>
          <table:table-cell table:style-name="ce159"/>
          <table:table-cell table:style-name="ce3"/>
          <table:table-cell table:style-name="ce1"/>
          <table:table-cell table:number-columns-repeated="4"/>
        </table:table-row>
        <table:table-row table:style-name="ro1">
          <table:covered-table-cell/>
          <table:table-cell table:style-name="ce3" table:number-columns-repeated="122"/>
          <table:table-cell table:style-name="ce1"/>
          <table:table-cell table:number-columns-repeated="4"/>
        </table:table-row>
        <table:table-row table:style-name="ro1">
          <table:covered-table-cell/>
          <table:table-cell table:style-name="ce1" table:number-columns-repeated="126"/>
          <table:table-cell/>
        </table:table-row>
        <table:table-row table:style-name="ro4" table:number-rows-repeated="1048543">
          <table:table-cell table:number-columns-repeated="128"/>
        </table:table-row>
        <table:table-row table:style-name="ro5">
          <table:table-cell table:number-columns-repeated="128"/>
        </table:table-row>
        <table:table-row table:style-name="ro5">
          <table:table-cell table:number-columns-repeated="128"/>
        </table:table-row>
      </table:table>
      <table:table table:name="Worksheet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4" table:default-cell-style-name="Default"/>
        <table:table-column table:style-name="co11" table:default-cell-style-name="Default"/>
        <table:table-column table:style-name="co15" table:number-columns-repeated="12" table:default-cell-style-name="Default"/>
        <table:table-column table:style-name="co11" table:number-columns-repeated="42" table:default-cell-style-name="Default"/>
        <table:table-row table:style-name="ro6">
          <table:table-cell table:style-name="ce53" table:number-columns-repeated="5"/>
          <table:table-cell table:style-name="ce58" office:value-type="string" calcext:value-type="string" table:number-columns-spanned="4" table:number-rows-spanned="1">
            <text:p>Discretionary Attribute Points</text:p>
          </table:table-cell>
          <table:covered-table-cell table:number-columns-repeated="3"/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Race:</text:p>
          </table:table-cell>
          <table:table-cell table:style-name="ce177" table:content-validation-name="val2" office:value-type="string" calcext:value-type="string">
            <text:p>Chosen Helltouched Human</text:p>
          </table:table-cell>
          <table:table-cell table:style-name="ce54" office:value-type="string" calcext:value-type="string">
            <text:p>Class:</text:p>
          </table:table-cell>
          <table:table-cell table:style-name="ce177" table:content-validation-name="val3" office:value-type="string" calcext:value-type="string">
            <text:p>Exalted Mage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otal Attribute Points:</text:p>
          </table:table-cell>
          <table:table-cell table:style-name="ce53" table:formula="of:=SUM([.G2:.G7])+SUM([.I2:.I7])" office:value-type="float" office:value="120" calcext:value-type="float">
            <text:p>120</text:p>
          </table:table-cell>
          <table:table-cell table:style-name="ce60" office:value-type="string" calcext:value-type="string">
            <text:p>of</text:p>
          </table:table-cell>
          <table:table-cell table:style-name="ce62" table:formula="of:=VLOOKUP([.B2];[$Data.A2:$Data.C51];3;FALSE())*[$'Status Screen'.G4]" office:value-type="float" office:value="36" calcext:value-type="float">
            <text:p>36</text:p>
          </table:table-cell>
          <table:table-cell table:style-name="ce53" table:number-columns-repeated="4"/>
          <table:table-cell table:style-name="ce54" office:value-type="string" calcext:value-type="string">
            <text:p>MIG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float" office:value="3" calcext:value-type="float">
            <text:p>3</text:p>
          </table:table-cell>
          <table:table-cell table:style-name="ce53"/>
          <table:table-cell table:style-name="ce53" table:formula="of:=SUM([.T2:.T7])+SUM([.V2:.V7])" office:value-type="float" office:value="30" calcext:value-type="float">
            <text:p>30</text:p>
          </table:table-cell>
          <table:table-cell table:style-name="ce53" table:number-columns-repeated="2"/>
          <table:table-cell table:number-columns-repeated="38"/>
        </table:table-row>
        <table:table-row table:style-name="ro7">
          <table:table-cell table:style-name="ce54" office:value-type="string" calcext:value-type="string">
            <text:p>Total EXP:</text:p>
          </table:table-cell>
          <table:table-cell table:style-name="ce56" table:formula="of:=SUM([$'XP Log'.B2:$'XP Log'.B515])" office:value-type="float" office:value="1270971.033" calcext:value-type="float">
            <text:p>1,270,971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LOG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9"/>
          <table:table-cell table:style-name="ce54" office:value-type="string" calcext:value-type="string">
            <text:p>AG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INT</text:p>
          </table:table-cell>
          <table:table-cell table:style-name="ce55" office:value-type="float" office:value="17" calcext:value-type="float">
            <text:p>17</text:p>
          </table:table-cell>
          <table:table-cell table:style-name="ce53" table:number-columns-repeated="9"/>
          <table:table-cell table:style-name="ce54" office:value-type="string" calcext:value-type="string">
            <text:p>SPD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38"/>
        </table:table-row>
        <table:table-row table:style-name="ro7">
          <table:table-cell table:style-name="ce54" office:value-type="string" calcext:value-type="string">
            <text:p>Sleepless Hours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3"/>
          <table:table-cell table:style-name="ce54" office:value-type="string" calcext:value-type="string">
            <text:p>TUF</text:p>
          </table:table-cell>
          <table:table-cell table:style-name="ce55" office:value-type="float" office:value="19" calcext:value-type="float">
            <text:p>19</text:p>
          </table:table-cell>
          <table:table-cell table:style-name="ce54" office:value-type="string" calcext:value-type="string">
            <text:p>WIL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TUF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5" office:value-type="float" office:value="14" calcext:value-type="float">
            <text:p>14</text:p>
          </table:table-cell>
          <table:table-cell table:style-name="ce54" office:value-type="string" calcext:value-type="string">
            <text:p>CHA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E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38"/>
        </table:table-row>
        <table:table-row table:style-name="ro7">
          <table:table-cell table:style-name="ce54" office:value-type="string" calcext:value-type="string">
            <text:p>Damage Sustained:</text:p>
          </table:table-cell>
          <table:table-cell table:style-name="ce55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TR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5" office:value-type="float" office:value="10" calcext:value-type="float">
            <text:p>10</text:p>
          </table:table-cell>
          <table:table-cell table:style-name="ce53" table:number-columns-repeated="9"/>
          <table:table-cell table:style-name="ce54" office:value-type="string" calcext:value-type="string">
            <text:p>ATR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38"/>
        </table:table-row>
        <table:table-row table:style-name="ro7">
          <table:table-cell table:style-name="ce54" office:value-type="string" calcext:value-type="string">
            <text:p>Wounds Sustained:</text:p>
          </table:table-cell>
          <table:table-cell table:style-name="ce57" office:value-type="float" office:value="0" calcext:value-type="float">
            <text:p>0</text:p>
          </table:table-cell>
          <table:table-cell table:style-name="ce53" table:number-columns-repeated="24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Bonus Attribute Points</text:p>
          </table:table-cell>
          <table:table-cell table:style-name="ce53" table:number-columns-repeated="20"/>
          <table:table-cell table:number-columns-repeated="38"/>
        </table:table-row>
        <table:table-row table:style-name="ro7">
          <table:table-cell table:style-name="ce54" office:value-type="string" calcext:value-type="string">
            <text:p>CurHP%</text:p>
          </table:table-cell>
          <table:table-cell table:style-name="ce53" table:formula="of:=[$'Status Screen'.V6]/[$'Status Screen'.AA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MaxHp%</text:p>
          </table:table-cell>
          <table:table-cell table:style-name="ce53" table:formula="of:=1-[.B10]-[.B12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WoundHP%</text:p>
          </table:table-cell>
          <table:table-cell table:style-name="ce53" table:formula="of:=[.B8]/[$'Status Screen'.AA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SPD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9" office:value-type="float" office:value="1" calcext:value-type="float">
            <text:p>1</text:p>
          </table:table-cell>
          <table:table-cell table:style-name="ce53" table:number-columns-repeated="4"/>
          <table:table-cell table:style-name="ce63" table:formula="of:=[$'Status Screen'.AA6]" office:value-type="float" office:value="142.65" calcext:value-type="float" table:number-columns-spanned="10" table:number-rows-spanned="1">
            <text:p>142.6500000</text:p>
          </table:table-cell>
          <table:covered-table-cell table:number-columns-repeated="9"/>
          <table:table-cell table:style-name="ce53" table:number-columns-repeated="3"/>
          <table:table-cell table:number-columns-repeated="38"/>
        </table:table-row>
        <table:table-row table:style-name="ro7">
          <table:table-cell table:style-name="ce54" office:value-type="string" calcext:value-type="string">
            <text:p>Stamina Lost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string" calcext:value-type="string">
            <text:p>CHA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3"/>
          <table:table-cell table:style-name="ce53" table:formula="of:=([$'Status Screen'.M8]*2+[$'Status Screen'.M9]+[$'Status Screen'.M10])/4" office:value-type="float" office:value="11.25" calcext:value-type="float">
            <text:p>11.25</text:p>
          </table:table-cell>
          <table:table-cell table:style-name="ce53" table:number-columns-repeated="3"/>
          <table:table-cell table:number-columns-repeated="38"/>
        </table:table-row>
        <table:table-row table:style-name="ro7">
          <table:table-cell table:style-name="ce54" office:value-type="string" calcext:value-type="string">
            <text:p>Stamina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table:formula="of:=MIN([.D14]+[.B14];[$'Status Screen'.AO6])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ATR</text:p>
          </table:table-cell>
          <table:table-cell table:style-name="ce59" table:formula="of:=5+TRUNC([$'Skill Data'.C226])/10" office:value-type="float" office:value="11.1" calcext:value-type="float">
            <text:p>11.1</text:p>
          </table:table-cell>
          <table:table-cell table:style-name="ce54" office:value-type="string" calcext:value-type="string">
            <text:p>LUC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3" table:number-columns-repeated="26"/>
          <table:table-cell table:number-columns-repeated="38"/>
        </table:table-row>
        <table:table-row table:style-name="ro7">
          <table:table-cell table:style-name="ce54" office:value-type="string" calcext:value-type="string">
            <text:p>CurSP%</text:p>
          </table:table-cell>
          <table:table-cell table:style-name="ce53" table:formula="of:=[$'Status Screen'.AJ6]/[$'Status Screen'.AO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Points from Levels</text:p>
          </table:table-cell>
          <table:table-cell table:style-name="ce53" table:number-columns-repeated="20"/>
          <table:table-cell table:number-columns-repeated="38"/>
        </table:table-row>
        <table:table-row table:style-name="ro7">
          <table:table-cell table:style-name="ce54" office:value-type="string" calcext:value-type="string">
            <text:p>MaxSP%</text:p>
          </table:table-cell>
          <table:table-cell table:style-name="ce53" table:formula="of:=1-[.B17]-[.B19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[.$B$2];[$Data.$A$2:$Data.$O$51];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[.$B$2];[$Data.$A$2:$Data.$O$51];9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WoundSP%</text:p>
          </table:table-cell>
          <table:table-cell table:style-name="ce53" table:formula="of:=[.B15]/[$'Status Screen'.AO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4" table:formula="of:=VLOOKUP([.$B$2];[$Data.$A$2:$Data.$O$51];5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[.$B$2];[$Data.$A$2:$Data.$O$51];10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4" table:formula="of:=VLOOKUP([.$B$2];[$Data.$A$2:$Data.$O$51];6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[.$B$2];[$Data.$A$2:$Data.$O$51];11;FALSE())*[$'Status Screen'.$G$4]" office:value-type="float" office:value="0" calcext:value-type="float">
            <text:p>0</text:p>
          </table:table-cell>
          <table:table-cell table:style-name="ce53" table:number-columns-repeated="3"/>
          <table:table-cell table:style-name="ce61"/>
          <table:table-cell table:style-name="ce53" table:number-columns-repeated="13"/>
          <table:table-cell table:number-columns-repeated="38"/>
        </table:table-row>
        <table:table-row table:style-name="ro7">
          <table:table-cell table:style-name="ce54" office:value-type="string" calcext:value-type="string">
            <text:p>Conc. Used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Mental 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UF</text:p>
          </table:table-cell>
          <table:table-cell table:style-name="ce54" table:formula="of:=VLOOKUP([.$B$2];[$Data.$A$2:$Data.$O$51];7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[.$B$2];[$Data.$A$2:$Data.$O$51];12;FALSE())*[$'Status Screen'.$G$4]" office:value-type="float" office:value="6" calcext:value-type="float">
            <text:p>6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Conc.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4" table:formula="of:=VLOOKUP([.$B$2];[$Data.$A$2:$Data.$O$51];8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[.$B$2];[$Data.$A$2:$Data.$O$51];13;FALSE())*[$'Status Screen'.$G$4]" office:value-type="float" office:value="6" calcext:value-type="float">
            <text:p>6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[.$B$2];[$Data.$A$2:$Data.$O$51];1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[.$B$2];[$Data.$A$2:$Data.$O$51];15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38"/>
        </table:table-row>
        <table:table-row table:style-name="ro7">
          <table:table-cell table:style-name="ce54" office:value-type="string" calcext:value-type="string">
            <text:p>CurCP%</text:p>
          </table:table-cell>
          <table:table-cell table:style-name="ce53" table:formula="of:=[$'Status Screen'.AW6]/[$'Status Screen'.BB6]" office:value-type="float" office:value="1" calcext:value-type="float">
            <text:p>1</text:p>
          </table:table-cell>
          <table:table-cell table:style-name="ce53" table:number-columns-repeated="24"/>
          <table:table-cell table:number-columns-repeated="38"/>
        </table:table-row>
        <table:table-row table:style-name="ro7">
          <table:table-cell table:style-name="ce54" office:value-type="string" calcext:value-type="string">
            <text:p>MaxCP%</text:p>
          </table:table-cell>
          <table:table-cell table:style-name="ce53" table:formula="of:=1-[.B24]-[.B2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Buff Multipliers</text:p>
          </table:table-cell>
          <table:table-cell table:style-name="ce53" table:number-columns-repeated="4"/>
          <table:table-cell table:style-name="ce54" office:value-type="string" calcext:value-type="string">
            <text:p>Buff Multipliers</text:p>
          </table:table-cell>
          <table:table-cell table:style-name="ce53" table:number-columns-repeated="15"/>
          <table:table-cell table:number-columns-repeated="38"/>
        </table:table-row>
        <table:table-row table:style-name="ro7">
          <table:table-cell table:style-name="ce54" office:value-type="string" calcext:value-type="string">
            <text:p>WoundCP%</text:p>
          </table:table-cell>
          <table:table-cell table:style-name="ce53" table:formula="of:=[.B22]/[$'Status Screen'.BB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VLOOKUP([.$B$2];[$Data.$A$2:$Data.$O$51];2;FALSE());[$Data.$R$2:$Data.$AD$6];2;FALSE())+SUM([.K27:.K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VLOOKUP([.$B$2];[$Data.$A$2:$Data.$O$51];2;FALSE());[$Data.$R$2:$Data.$AD$6];7;FALSE())+SUM([.P27:.P36])+[.$C$28]*0.025" office:value-type="float" office:value="1.025" calcext:value-type="float">
            <text:p>1.025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4" office:value-type="string" calcext:value-type="string">
            <text:p>AGI</text:p>
          </table:table-cell>
          <table:table-cell table:style-name="ce54" office:value-type="string" calcext:value-type="string">
            <text:p>SPD</text:p>
          </table:table-cell>
          <table:table-cell table:style-name="ce54" office:value-type="string" calcext:value-type="string">
            <text:p>TUF</text:p>
          </table:table-cell>
          <table:table-cell table:style-name="ce54" office:value-type="string" calcext:value-type="string">
            <text:p>END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string" calcext:value-type="string">
            <text:p>ATR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string" calcext:value-type="string">
            <text:p>Health</text:p>
          </table:table-cell>
          <table:table-cell table:style-name="ce54" office:value-type="string" calcext:value-type="string">
            <text:p>Stamina</text:p>
          </table:table-cell>
          <table:table-cell table:style-name="ce54" office:value-type="string" calcext:value-type="string">
            <text:p>Concentration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GI</text:p>
          </table:table-cell>
          <table:table-cell table:style-name="ce54" table:formula="of:=VLOOKUP(VLOOKUP([.$B$2];[$Data.$A$2:$Data.$O$51];2;FALSE());[$Data.$R$2:$Data.$AD$6];3;FALSE())+SUM([.L27:.L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VLOOKUP([.$B$2];[$Data.$A$2:$Data.$O$51];2;FALSE());[$Data.$R$2:$Data.$AD$6];8;FALSE())+SUM([.Q27:.Q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$25]));VLOOKUP([$'Status Screen'.$C$25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4"/>
          <table:table-cell table:style-name="ce54" office:value-type="string" calcext:value-type="string">
            <text:p>Unique Partner Orgasms:</text:p>
          </table:table-cell>
          <table:table-cell table:style-name="ce55" office:value-type="float" office:value="1" calcext:value-type="float">
            <text:p>1</text:p>
          </table:table-cell>
          <table:table-cell table:style-name="ce53" table:number-columns-repeated="2"/>
          <table:table-cell table:style-name="ce54" office:value-type="string" calcext:value-type="string">
            <text:p>SPD</text:p>
          </table:table-cell>
          <table:table-cell table:style-name="ce54" table:formula="of:=VLOOKUP(VLOOKUP([.$B$2];[$Data.$A$2:$Data.$O$51];2;FALSE());[$Data.$R$2:$Data.$AD$6];4;FALSE())+SUM([.M27:.M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VLOOKUP([.$B$2];[$Data.$A$2:$Data.$O$51];2;FALSE());[$Data.$R$2:$Data.$AD$6];9;FALSE())+SUM([.R27:.R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6]));VLOOKUP([$'Status Screen'.$C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4" table:formula="of:=VLOOKUP(VLOOKUP([.$B$2];[$Data.$A$2:$Data.$O$51];2;FALSE());[$Data.$R$2:$Data.$AD$6];5;FALSE())+SUM([.N27:.N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VLOOKUP([.$B$2];[$Data.$A$2:$Data.$O$51];2;FALSE());[$Data.$R$2:$Data.$AD$6];10;FALSE())+SUM([.S27:.S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7]));VLOOKUP([$'Status Screen'.$C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4" table:formula="of:=VLOOKUP(VLOOKUP([.$B$2];[$Data.$A$2:$Data.$O$51];2;FALSE());[$Data.$R$2:$Data.$AD$6];6;FALSE())+SUM([.O27:.O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VLOOKUP([.$B$2];[$Data.$A$2:$Data.$O$51];2;FALSE());[$Data.$R$2:$Data.$AD$6];11;FALSE())+SUM([.T27:.T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8]));VLOOKUP([$'Status Screen'.$C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VLOOKUP([.$B$2];[$Data.$A$2:$Data.$O$51];2;FALSE());[$Data.$R$2:$Data.$AD$6];12;FALSE())+SUM([.U27:.U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VLOOKUP([.$B$2];[$Data.$A$2:$Data.$O$51];2;FALSE());[$Data.$R$2:$Data.$AD$6];13;FALSE())+SUM([.V27:.V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9]));VLOOKUP([$'Status Screen'.$C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10"/>
          <table:table-cell table:style-name="ce53" table:formula="of:=IF(NOT(ISBLANK([$'Status Screen'.$AE25]));VLOOKUP([$'Status Screen'.$AE25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10"/>
          <table:table-cell table:style-name="ce53" table:formula="of:=IF(NOT(ISBLANK([$'Status Screen'.$AE26]));VLOOKUP([$'Status Screen'.$AE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10"/>
          <table:table-cell table:style-name="ce53" table:formula="of:=IF(NOT(ISBLANK([$'Status Screen'.$AE27]));VLOOKUP([$'Status Screen'.$AE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10"/>
          <table:table-cell table:style-name="ce53" table:formula="of:=IF(NOT(ISBLANK([$'Status Screen'.$AE28]));VLOOKUP([$'Status Screen'.$AE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>
          <table:table-cell table:style-name="ce53" table:number-columns-repeated="10"/>
          <table:table-cell table:style-name="ce53" table:formula="of:=IF(NOT(ISBLANK([$'Status Screen'.$AE29]));VLOOKUP([$'Status Screen'.$AE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38"/>
        </table:table-row>
        <table:table-row table:style-name="ro7" table:number-rows-repeated="964">
          <table:table-cell table:style-name="ce53" table:number-columns-repeated="26"/>
          <table:table-cell table:number-columns-repeated="38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ata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number-columns-repeated="3" table:default-cell-style-name="Default"/>
        <table:table-column table:style-name="co11" table:number-columns-repeated="32" table:default-cell-style-name="Default"/>
        <table:table-row table:style-name="ro3">
          <table:table-cell table:style-name="ce64" office:value-type="string" calcext:value-type="string">
            <text:p>Rac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AP/L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81" office:value-type="string" calcext:value-type="string">
            <text:p>LUC</text:p>
          </table:table-cell>
          <table:table-cell table:style-name="ce87"/>
          <table:table-cell table:style-name="ce92"/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Medium</text:p>
          </table:table-cell>
          <table:table-cell table:number-columns-repeated="1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Moongraced 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Large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Mountain Centaur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mall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High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uge</text:p>
          </table:table-cell>
          <table:table-cell table:style-name="ce65" office:value-type="float" office:value="1.3" calcext:value-type="float">
            <text:p>1.3</text:p>
          </table:table-cell>
          <table:table-cell table:number-columns-repeated="2" table:style-name="ce65" office:value-type="float" office:value="0.7" calcext:value-type="float">
            <text:p>0.7</text:p>
          </table:table-cell>
          <table:table-cell table:style-name="ce65" office:value-type="float" office:value="1.3" calcext:value-type="float">
            <text:p>1.3</text:p>
          </table:table-cell>
          <table:table-cell table:style-name="ce65" office:value-type="float" office:value="1.2" calcext:value-type="float">
            <text:p>1.2</text:p>
          </table:table-cell>
          <table:table-cell table:style-name="ce65" office:value-type="float" office:value="0.8" calcext:value-type="float">
            <text:p>0.8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Moon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Tiny</text:p>
          </table:table-cell>
          <table:table-cell table:style-name="ce65" office:value-type="float" office:value="0.7" calcext:value-type="float">
            <text:p>0.7</text:p>
          </table:table-cell>
          <table:table-cell table:number-columns-repeated="2" table:style-name="ce65" office:value-type="float" office:value="1.3" calcext:value-type="float">
            <text:p>1.3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float" office:value="1.2" calcext:value-type="float">
            <text:p>1.2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Cat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65" office:value-type="string" calcext:value-type="string">
            <text:p>Mist Leopard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65" office:value-type="string" calcext:value-type="string">
            <text:p>Cu-Uisqe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Formula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office:value-type="string" calcext:value-type="string">
            <text:p>LVL</text:p>
          </table:table-cell>
          <table:table-cell table:style-name="ce64" office:value-type="string" calcext:value-type="string">
            <text:p>FLAT</text:p>
          </table:table-cell>
          <table:table-cell table:number-columns-repeated="32"/>
        </table:table-row>
        <table:table-row table:style-name="ro3">
          <table:table-cell table:style-name="ce65" office:value-type="string" calcext:value-type="string">
            <text:p>Wolve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ealth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2"/>
        </table:table-row>
        <table:table-row table:style-name="ro3">
          <table:table-cell table:style-name="ce65" office:value-type="string" calcext:value-type="string">
            <text:p>Gargoyle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tamina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2"/>
        </table:table-row>
        <table:table-row table:style-name="ro3">
          <table:table-cell table:style-name="ce65" office:value-type="string" calcext:value-type="string">
            <text:p>Harpy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Concentration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2"/>
        </table:table-row>
        <table:table-row table:style-name="ro3">
          <table:table-cell table:style-name="ce65" office:value-type="string" calcext:value-type="string">
            <text:p>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Psyche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2"/>
        </table:table-row>
        <table:table-row table:style-name="ro3">
          <table:table-cell table:style-name="ce65" office:value-type="string" calcext:value-type="string">
            <text:p>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65" office:value-type="string" calcext:value-type="string">
            <text:p>Chosen 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XP Req'd</text:p>
          </table:table-cell>
          <table:table-cell table:style-name="ce64" office:value-type="string" calcext:value-type="string">
            <text:p>Level</text:p>
          </table:table-cell>
          <table:table-cell table:style-name="ce64" office:value-type="string" calcext:value-type="string">
            <text:p>Skill Rank</text:p>
          </table:table-cell>
          <table:table-cell table:style-name="ce74" table:number-columns-repeated="4"/>
          <table:table-cell table:style-name="ce101" office:value-type="string" calcext:value-type="string" table:number-columns-spanned="2" table:number-rows-spanned="1">
            <text:p>Friendship</text:p>
          </table:table-cell>
          <table:covered-table-cell/>
          <table:table-cell table:style-name="ce101" office:value-type="string" calcext:value-type="string" table:number-columns-spanned="2" table:number-rows-spanned="1">
            <text:p>Romantic</text:p>
          </table:table-cell>
          <table:covered-table-cell/>
          <table:table-cell table:style-name="ce105" office:value-type="string" calcext:value-type="string" table:number-columns-spanned="2" table:number-rows-spanned="1">
            <text:p>XP</text:p>
          </table:table-cell>
          <table:covered-table-cell/>
          <table:table-cell table:style-name="ce74" table:number-columns-repeated="2"/>
          <table:table-cell table:number-columns-repeated="32"/>
        </table:table-row>
        <table:table-row table:style-name="ro3">
          <table:table-cell table:style-name="ce65" office:value-type="string" calcext:value-type="string">
            <text:p>Astral Jaguar</text:p>
          </table:table-cell>
          <table:table-cell table:style-name="ce65" office:value-type="string" calcext:value-type="string">
            <text:p>Small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/>
          <table:table-cell table:style-name="ce92"/>
          <table:table-cell table:style-name="ce9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Unskilled</text:p>
          </table:table-cell>
          <table:table-cell table:style-name="ce74" table:number-columns-repeated="4"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74" table:number-columns-repeated="2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99" office:value-type="float" office:value="500" calcext:value-type="float">
            <text:p>500</text:p>
          </table:table-cell>
          <table:table-cell table:style-name="ce87" table:formula="of:=[.S16]+1" office:value-type="float" office:value="2" calcext:value-type="float">
            <text:p>2</text:p>
          </table:table-cell>
          <table:table-cell table:style-name="ce65" office:value-type="string" calcext:value-type="string">
            <text:p>Unskilled</text:p>
          </table:table-cell>
          <table:table-cell table:style-name="ce99" table:number-columns-repeated="4"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99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00" calcext:value-type="float">
            <text:p>2,500</text:p>
          </table:table-cell>
          <table:table-cell table:style-name="ce87" table:formula="of:=[.S17]+1" office:value-type="float" office:value="3" calcext:value-type="float">
            <text:p>3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" calcext:value-type="float">
            <text:p>7,000</text:p>
          </table:table-cell>
          <table:table-cell table:style-name="ce87" table:formula="of:=[.S18]+1" office:value-type="float" office:value="4" calcext:value-type="float">
            <text:p>4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5000" calcext:value-type="float">
            <text:p>15,000</text:p>
          </table:table-cell>
          <table:table-cell table:style-name="ce87" table:formula="of:=[.S19]+1" office:value-type="float" office:value="5" calcext:value-type="float">
            <text:p>5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Bent on Your Destruction</text:p>
          </table:table-cell>
          <table:covered-table-cell/>
          <table:table-cell table:style-name="ce104" office:value-type="string" calcext:value-type="string" table:number-columns-spanned="2" table:number-rows-spanned="1">
            <text:p>Revulsion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500" calcext:value-type="float">
            <text:p>27,500</text:p>
          </table:table-cell>
          <table:table-cell table:style-name="ce87" table:formula="of:=[.S20]+1" office:value-type="float" office:value="6" calcext:value-type="float">
            <text:p>6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rch-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5500" calcext:value-type="float">
            <text:p>45,500</text:p>
          </table:table-cell>
          <table:table-cell table:style-name="ce87" table:formula="of:=[.S21]+1" office:value-type="float" office:value="7" calcext:value-type="float">
            <text:p>7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0" calcext:value-type="float">
            <text:p>70,000</text:p>
          </table:table-cell>
          <table:table-cell table:style-name="ce87" table:formula="of:=[.S22]+1" office:value-type="float" office:value="8" calcext:value-type="float">
            <text:p>8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ath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2000" calcext:value-type="float">
            <text:p>102,000</text:p>
          </table:table-cell>
          <table:table-cell table:style-name="ce87" table:formula="of:=[.S23]+1" office:value-type="float" office:value="9" calcext:value-type="float">
            <text:p>9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Ha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2500" calcext:value-type="float">
            <text:p>142,500</text:p>
          </table:table-cell>
          <table:table-cell table:style-name="ce87" table:formula="of:=[.S24]+1" office:value-type="float" office:value="10" calcext:value-type="float">
            <text:p>1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92500" calcext:value-type="float">
            <text:p>192,500</text:p>
          </table:table-cell>
          <table:table-cell table:style-name="ce87" table:formula="of:=[.S25]+1" office:value-type="float" office:value="11" calcext:value-type="float">
            <text:p>1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Disliked</text:p>
          </table:table-cell>
          <table:covered-table-cell/>
          <table:table-cell table:style-name="ce104" office:value-type="string" calcext:value-type="string" table:number-columns-spanned="2" table:number-rows-spanned="1">
            <text:p>Uninteres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3000" calcext:value-type="float">
            <text:p>253,000</text:p>
          </table:table-cell>
          <table:table-cell table:style-name="ce87" table:formula="of:=[.S26]+1" office:value-type="float" office:value="12" calcext:value-type="float">
            <text:p>1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25000" calcext:value-type="float">
            <text:p>325,000</text:p>
          </table:table-cell>
          <table:table-cell table:style-name="ce87" table:formula="of:=[.S27]+1" office:value-type="float" office:value="13" calcext:value-type="float">
            <text:p>1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cquaintance</text:p>
          </table:table-cell>
          <table:covered-table-cell/>
          <table:table-cell table:style-name="ce104" office:value-type="string" calcext:value-type="string" table:number-columns-spanned="2" table:number-rows-spanned="1">
            <text:p>Interested</text:p>
          </table:table-cell>
          <table:covered-table-cell/>
          <table:table-cell table:style-name="ce10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09500" calcext:value-type="float">
            <text:p>409,500</text:p>
          </table:table-cell>
          <table:table-cell table:style-name="ce87" table:formula="of:=[.S28]+1" office:value-type="float" office:value="14" calcext:value-type="float">
            <text:p>1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Friendly</text:p>
          </table:table-cell>
          <table:covered-table-cell/>
          <table:table-cell table:style-name="ce104" office:value-type="string" calcext:value-type="string" table:number-columns-spanned="2" table:number-rows-spanned="1">
            <text:p>Intimate</text:p>
          </table:table-cell>
          <table:covered-table-cell/>
          <table:table-cell table:style-name="ce104" office:value-type="float" office:value="500" calcext:value-type="float" table:number-columns-spanned="2" table:number-rows-spanned="1">
            <text:p>5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07500" calcext:value-type="float">
            <text:p>507,500</text:p>
          </table:table-cell>
          <table:table-cell table:style-name="ce87" table:formula="of:=[.S29]+1" office:value-type="float" office:value="15" calcext:value-type="float">
            <text:p>15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dmiration</text:p>
          </table:table-cell>
          <table:covered-table-cell/>
          <table:table-cell table:style-name="ce104" office:value-type="string" calcext:value-type="string" table:number-columns-spanned="2" table:number-rows-spanned="1">
            <text:p>Lover</text:p>
          </table:table-cell>
          <table:covered-table-cell/>
          <table:table-cell table:style-name="ce104" office:value-type="float" office:value="1250" calcext:value-type="float" table:number-columns-spanned="2" table:number-rows-spanned="1">
            <text:p>1,25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0000" calcext:value-type="float">
            <text:p>620,000</text:p>
          </table:table-cell>
          <table:table-cell table:style-name="ce87" table:formula="of:=[.S30]+1" office:value-type="float" office:value="16" calcext:value-type="float">
            <text:p>16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Trusted</text:p>
          </table:table-cell>
          <table:covered-table-cell/>
          <table:table-cell table:style-name="ce104" office:value-type="string" calcext:value-type="string" table:number-columns-spanned="2" table:number-rows-spanned="1">
            <text:p>Loving</text:p>
          </table:table-cell>
          <table:covered-table-cell/>
          <table:table-cell table:style-name="ce104" office:value-type="float" office:value="2500" calcext:value-type="float" table:number-columns-spanned="2" table:number-rows-spanned="1">
            <text:p>2,5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48000" calcext:value-type="float">
            <text:p>748,000</text:p>
          </table:table-cell>
          <table:table-cell table:style-name="ce87" table:formula="of:=[.S31]+1" office:value-type="float" office:value="17" calcext:value-type="float">
            <text:p>17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Partner</text:p>
          </table:table-cell>
          <table:covered-table-cell/>
          <table:table-cell table:style-name="ce104" office:value-type="string" calcext:value-type="string" table:number-columns-spanned="2" table:number-rows-spanned="1">
            <text:p>Adoring</text:p>
          </table:table-cell>
          <table:covered-table-cell/>
          <table:table-cell table:style-name="ce104" office:value-type="float" office:value="12500" calcext:value-type="float" table:number-columns-spanned="2" table:number-rows-spanned="1">
            <text:p>12,5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892500" calcext:value-type="float">
            <text:p>892,500</text:p>
          </table:table-cell>
          <table:table-cell table:style-name="ce87" table:formula="of:=[.S32]+1" office:value-type="float" office:value="18" calcext:value-type="float">
            <text:p>18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yal</text:p>
          </table:table-cell>
          <table:covered-table-cell/>
          <table:table-cell table:style-name="ce104" office:value-type="string" calcext:value-type="string" table:number-columns-spanned="2" table:number-rows-spanned="1">
            <text:p>Committed</text:p>
          </table:table-cell>
          <table:covered-table-cell/>
          <table:table-cell table:style-name="ce104" table:formula="of:=[.AC32]*2" office:value-type="float" office:value="25000" calcext:value-type="float" table:number-columns-spanned="2" table:number-rows-spanned="1">
            <text:p>25,0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54500" calcext:value-type="float">
            <text:p>1,054,500</text:p>
          </table:table-cell>
          <table:table-cell table:style-name="ce87" table:formula="of:=[.S33]+1" office:value-type="float" office:value="19" calcext:value-type="float">
            <text:p>19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Steadfast</text:p>
          </table:table-cell>
          <table:covered-table-cell/>
          <table:table-cell table:style-name="ce104" office:value-type="string" calcext:value-type="string" table:number-columns-spanned="2" table:number-rows-spanned="1">
            <text:p>Devoted</text:p>
          </table:table-cell>
          <table:covered-table-cell/>
          <table:table-cell table:style-name="ce104" table:formula="of:=[.AC33]*5" office:value-type="float" office:value="125000" calcext:value-type="float" table:number-columns-spanned="2" table:number-rows-spanned="1">
            <text:p>125,0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235000" calcext:value-type="float">
            <text:p>1,235,000</text:p>
          </table:table-cell>
          <table:table-cell table:style-name="ce87" table:formula="of:=[.S34]+1" office:value-type="float" office:value="20" calcext:value-type="float">
            <text:p>2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questioning</text:p>
          </table:table-cell>
          <table:covered-table-cell/>
          <table:table-cell table:style-name="ce104" office:value-type="string" calcext:value-type="string" table:number-columns-spanned="2" table:number-rows-spanned="1">
            <text:p>Fervent</text:p>
          </table:table-cell>
          <table:covered-table-cell/>
          <table:table-cell table:style-name="ce104" table:formula="of:=[.AC34]*2" office:value-type="float" office:value="250000" calcext:value-type="float" table:number-columns-spanned="2" table:number-rows-spanned="1">
            <text:p>250,0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35000" calcext:value-type="float">
            <text:p>1,435,000</text:p>
          </table:table-cell>
          <table:table-cell table:style-name="ce87" table:formula="of:=[.S35]+1" office:value-type="float" office:value="21" calcext:value-type="float">
            <text:p>2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shakeable</text:p>
          </table:table-cell>
          <table:covered-table-cell/>
          <table:table-cell table:style-name="ce104" office:value-type="string" calcext:value-type="string" table:number-columns-spanned="2" table:number-rows-spanned="1">
            <text:p>Zealous</text:p>
          </table:table-cell>
          <table:covered-table-cell/>
          <table:table-cell table:style-name="ce104" table:formula="of:=[.AC35]*5" office:value-type="float" office:value="1250000" calcext:value-type="float" table:number-columns-spanned="2" table:number-rows-spanned="1">
            <text:p>1,250,000</text:p>
          </table:table-cell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655500" calcext:value-type="float">
            <text:p>1,655,500</text:p>
          </table:table-cell>
          <table:table-cell table:style-name="ce87" table:formula="of:=[.S36]+1" office:value-type="float" office:value="22" calcext:value-type="float">
            <text:p>2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897500" calcext:value-type="float">
            <text:p>1,897,500</text:p>
          </table:table-cell>
          <table:table-cell table:style-name="ce87" table:formula="of:=[.S37]+1" office:value-type="float" office:value="23" calcext:value-type="float">
            <text:p>2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162000" calcext:value-type="float">
            <text:p>2,162,000</text:p>
          </table:table-cell>
          <table:table-cell table:style-name="ce87" table:formula="of:=[.S38]+1" office:value-type="float" office:value="24" calcext:value-type="float">
            <text:p>2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450000" calcext:value-type="float">
            <text:p>2,450,000</text:p>
          </table:table-cell>
          <table:table-cell table:style-name="ce87" table:formula="of:=[.S39]+1" office:value-type="float" office:value="25" calcext:value-type="float">
            <text:p>2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62500" calcext:value-type="float">
            <text:p>2,762,500</text:p>
          </table:table-cell>
          <table:table-cell table:style-name="ce87" table:formula="of:=[.S40]+1" office:value-type="float" office:value="26" calcext:value-type="float">
            <text:p>2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100500" calcext:value-type="float">
            <text:p>3,100,500</text:p>
          </table:table-cell>
          <table:table-cell table:style-name="ce87" table:formula="of:=[.S41]+1" office:value-type="float" office:value="27" calcext:value-type="float">
            <text:p>2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465000" calcext:value-type="float">
            <text:p>3,465,000</text:p>
          </table:table-cell>
          <table:table-cell table:style-name="ce87" table:formula="of:=[.S42]+1" office:value-type="float" office:value="28" calcext:value-type="float">
            <text:p>2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857000" calcext:value-type="float">
            <text:p>3,857,000</text:p>
          </table:table-cell>
          <table:table-cell table:style-name="ce87" table:formula="of:=[.S43]+1" office:value-type="float" office:value="29" calcext:value-type="float">
            <text:p>2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277500" calcext:value-type="float">
            <text:p>4,277,500</text:p>
          </table:table-cell>
          <table:table-cell table:style-name="ce87" table:formula="of:=[.S44]+1" office:value-type="float" office:value="30" calcext:value-type="float">
            <text:p>3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727500" calcext:value-type="float">
            <text:p>4,727,500</text:p>
          </table:table-cell>
          <table:table-cell table:style-name="ce87" table:formula="of:=[.S45]+1" office:value-type="float" office:value="31" calcext:value-type="float">
            <text:p>3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208000" calcext:value-type="float">
            <text:p>5,208,000</text:p>
          </table:table-cell>
          <table:table-cell table:style-name="ce87" table:formula="of:=[.S46]+1" office:value-type="float" office:value="32" calcext:value-type="float">
            <text:p>3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720000" calcext:value-type="float">
            <text:p>5,720,000</text:p>
          </table:table-cell>
          <table:table-cell table:style-name="ce87" table:formula="of:=[.S47]+1" office:value-type="float" office:value="33" calcext:value-type="float">
            <text:p>3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64500" calcext:value-type="float">
            <text:p>6,264,500</text:p>
          </table:table-cell>
          <table:table-cell table:style-name="ce87" table:formula="of:=[.S48]+1" office:value-type="float" office:value="34" calcext:value-type="float">
            <text:p>3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842500" calcext:value-type="float">
            <text:p>6,842,500</text:p>
          </table:table-cell>
          <table:table-cell table:style-name="ce87" table:formula="of:=[.S49]+1" office:value-type="float" office:value="35" calcext:value-type="float">
            <text:p>3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7" table:number-columns-repeated="14"/>
          <table:table-cell table:style-name="ce84"/>
          <table:table-cell table:style-name="ce74"/>
          <table:table-cell table:style-name="ce92"/>
          <table:table-cell table:style-name="ce100" office:value-type="float" office:value="7455000" calcext:value-type="float">
            <text:p>7,455,000</text:p>
          </table:table-cell>
          <table:table-cell table:style-name="ce87" table:formula="of:=[.S50]+1" office:value-type="float" office:value="36" calcext:value-type="float">
            <text:p>3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Health</text:p>
          </table:table-cell>
          <table:table-cell table:style-name="ce65" office:value-type="string" calcext:value-type="string">
            <text:p>Stam</text:p>
          </table:table-cell>
          <table:table-cell table:style-name="ce65" office:value-type="string" calcext:value-type="string">
            <text:p>Conc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103000" calcext:value-type="float">
            <text:p>8,103,000</text:p>
          </table:table-cell>
          <table:table-cell table:style-name="ce87" table:formula="of:=[.S51]+1" office:value-type="float" office:value="37" calcext:value-type="float">
            <text:p>3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5" office:value-type="string" calcext:value-type="string">
            <text:p>Exalted Mage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5" calcext:value-type="float">
            <text:p>1.5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787500" calcext:value-type="float">
            <text:p>8,787,500</text:p>
          </table:table-cell>
          <table:table-cell table:style-name="ce87" table:formula="of:=[.S52]+1" office:value-type="float" office:value="38" calcext:value-type="float">
            <text:p>3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5" office:value-type="string" calcext:value-type="string">
            <text:p>Paladin</text:p>
          </table:table-cell>
          <table:table-cell table:style-name="ce65" office:value-type="float" office:value="1.25" calcext:value-type="float">
            <text:p>1.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.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9509500" calcext:value-type="float">
            <text:p>9,509,500</text:p>
          </table:table-cell>
          <table:table-cell table:style-name="ce87" table:formula="of:=[.S53]+1" office:value-type="float" office:value="39" calcext:value-type="float">
            <text:p>3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5" office:value-type="string" calcext:value-type="string">
            <text:p>Commoner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0270000" calcext:value-type="float">
            <text:p>10,270,000</text:p>
          </table:table-cell>
          <table:table-cell table:style-name="ce87" table:formula="of:=[.S54]+1" office:value-type="float" office:value="40" calcext:value-type="float">
            <text:p>4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070000" calcext:value-type="float">
            <text:p>11,070,000</text:p>
          </table:table-cell>
          <table:table-cell table:style-name="ce87" table:formula="of:=[.S55]+1" office:value-type="float" office:value="41" calcext:value-type="float">
            <text:p>4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910500" calcext:value-type="float">
            <text:p>11,910,500</text:p>
          </table:table-cell>
          <table:table-cell table:style-name="ce87" table:formula="of:=[.S56]+1" office:value-type="float" office:value="42" calcext:value-type="float">
            <text:p>4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2792500" calcext:value-type="float">
            <text:p>12,792,500</text:p>
          </table:table-cell>
          <table:table-cell table:style-name="ce87" table:formula="of:=[.S57]+1" office:value-type="float" office:value="43" calcext:value-type="float">
            <text:p>4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3717000" calcext:value-type="float">
            <text:p>13,717,000</text:p>
          </table:table-cell>
          <table:table-cell table:style-name="ce87" table:formula="of:=[.S58]+1" office:value-type="float" office:value="44" calcext:value-type="float">
            <text:p>4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4685000" calcext:value-type="float">
            <text:p>14,685,000</text:p>
          </table:table-cell>
          <table:table-cell table:style-name="ce87" table:formula="of:=[.S59]+1" office:value-type="float" office:value="45" calcext:value-type="float">
            <text:p>4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5697500" calcext:value-type="float">
            <text:p>15,697,500</text:p>
          </table:table-cell>
          <table:table-cell table:style-name="ce87" table:formula="of:=[.S60]+1" office:value-type="float" office:value="46" calcext:value-type="float">
            <text:p>4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6755500" calcext:value-type="float">
            <text:p>16,755,500</text:p>
          </table:table-cell>
          <table:table-cell table:style-name="ce87" table:formula="of:=[.S61]+1" office:value-type="float" office:value="47" calcext:value-type="float">
            <text:p>4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7860000" calcext:value-type="float">
            <text:p>17,860,000</text:p>
          </table:table-cell>
          <table:table-cell table:style-name="ce87" table:formula="of:=[.S62]+1" office:value-type="float" office:value="48" calcext:value-type="float">
            <text:p>4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9012000" calcext:value-type="float">
            <text:p>19,012,000</text:p>
          </table:table-cell>
          <table:table-cell table:style-name="ce87" table:formula="of:=[.S63]+1" office:value-type="float" office:value="49" calcext:value-type="float">
            <text:p>4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0212500" calcext:value-type="float">
            <text:p>20,212,500</text:p>
          </table:table-cell>
          <table:table-cell table:style-name="ce87" table:formula="of:=[.S64]+1" office:value-type="float" office:value="50" calcext:value-type="float">
            <text:p>5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1462500" calcext:value-type="float">
            <text:p>21,462,500</text:p>
          </table:table-cell>
          <table:table-cell table:style-name="ce87" table:formula="of:=[.S65]+1" office:value-type="float" office:value="51" calcext:value-type="float">
            <text:p>5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2763000" calcext:value-type="float">
            <text:p>22,763,000</text:p>
          </table:table-cell>
          <table:table-cell table:style-name="ce87" table:formula="of:=[.S66]+1" office:value-type="float" office:value="52" calcext:value-type="float">
            <text:p>5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4115000" calcext:value-type="float">
            <text:p>24,115,000</text:p>
          </table:table-cell>
          <table:table-cell table:style-name="ce87" table:formula="of:=[.S67]+1" office:value-type="float" office:value="53" calcext:value-type="float">
            <text:p>5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5519500" calcext:value-type="float">
            <text:p>25,519,500</text:p>
          </table:table-cell>
          <table:table-cell table:style-name="ce87" table:formula="of:=[.S68]+1" office:value-type="float" office:value="54" calcext:value-type="float">
            <text:p>5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6977500" calcext:value-type="float">
            <text:p>26,977,500</text:p>
          </table:table-cell>
          <table:table-cell table:style-name="ce87" table:formula="of:=[.S69]+1" office:value-type="float" office:value="55" calcext:value-type="float">
            <text:p>5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8490000" calcext:value-type="float">
            <text:p>28,490,000</text:p>
          </table:table-cell>
          <table:table-cell table:style-name="ce87" table:formula="of:=[.S70]+1" office:value-type="float" office:value="56" calcext:value-type="float">
            <text:p>5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0058000" calcext:value-type="float">
            <text:p>30,058,000</text:p>
          </table:table-cell>
          <table:table-cell table:style-name="ce87" table:formula="of:=[.S71]+1" office:value-type="float" office:value="57" calcext:value-type="float">
            <text:p>5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1682500" calcext:value-type="float">
            <text:p>31,682,500</text:p>
          </table:table-cell>
          <table:table-cell table:style-name="ce87" table:formula="of:=[.S72]+1" office:value-type="float" office:value="58" calcext:value-type="float">
            <text:p>5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7" table:number-columns-repeated="4"/>
          <table:table-cell table:style-name="ce80" table:number-columns-repeated="8"/>
          <table:table-cell table:style-name="ce74"/>
          <table:table-cell table:style-name="ce80"/>
          <table:table-cell table:style-name="ce86"/>
          <table:table-cell table:style-name="ce74"/>
          <table:table-cell table:style-name="ce93"/>
          <table:table-cell table:style-name="ce100" office:value-type="float" office:value="33364500" calcext:value-type="float">
            <text:p>33,364,500</text:p>
          </table:table-cell>
          <table:table-cell table:style-name="ce87" table:formula="of:=[.S73]+1" office:value-type="float" office:value="59" calcext:value-type="float">
            <text:p>5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8" office:value-type="string" calcext:value-type="string">
            <text:p>Buff</text:p>
          </table:table-cell>
          <table:table-cell table:style-name="ce75" office:value-type="string" calcext:value-type="string">
            <text:p>MIG</text:p>
          </table:table-cell>
          <table:table-cell table:style-name="ce75" office:value-type="string" calcext:value-type="string">
            <text:p>AGI</text:p>
          </table:table-cell>
          <table:table-cell table:style-name="ce75" office:value-type="string" calcext:value-type="string">
            <text:p>SPD</text:p>
          </table:table-cell>
          <table:table-cell table:style-name="ce75" office:value-type="string" calcext:value-type="string">
            <text:p>TUF</text:p>
          </table:table-cell>
          <table:table-cell table:style-name="ce75" office:value-type="string" calcext:value-type="string">
            <text:p>END</text:p>
          </table:table-cell>
          <table:table-cell table:style-name="ce75" office:value-type="string" calcext:value-type="string">
            <text:p>SEN</text:p>
          </table:table-cell>
          <table:table-cell table:style-name="ce75" office:value-type="string" calcext:value-type="string">
            <text:p>LOG</text:p>
          </table:table-cell>
          <table:table-cell table:style-name="ce75" office:value-type="string" calcext:value-type="string">
            <text:p>INT</text:p>
          </table:table-cell>
          <table:table-cell table:style-name="ce75" office:value-type="string" calcext:value-type="string">
            <text:p>WIL</text:p>
          </table:table-cell>
          <table:table-cell table:style-name="ce75" office:value-type="string" calcext:value-type="string">
            <text:p>CHA</text:p>
          </table:table-cell>
          <table:table-cell table:style-name="ce75" office:value-type="string" calcext:value-type="string">
            <text:p>ATR</text:p>
          </table:table-cell>
          <table:table-cell table:style-name="ce75" office:value-type="string" calcext:value-type="string">
            <text:p>LUC</text:p>
          </table:table-cell>
          <table:table-cell table:style-name="ce75" office:value-type="string" calcext:value-type="string">
            <text:p>Health</text:p>
          </table:table-cell>
          <table:table-cell table:style-name="ce75" office:value-type="string" calcext:value-type="string">
            <text:p>Stam</text:p>
          </table:table-cell>
          <table:table-cell table:style-name="ce88" office:value-type="string" calcext:value-type="string">
            <text:p>Concentration</text:p>
          </table:table-cell>
          <table:table-cell table:style-name="ce94" office:value-type="string" calcext:value-type="string">
            <text:p>Add. / Mult.</text:p>
          </table:table-cell>
          <table:table-cell table:style-name="ce100" office:value-type="float" office:value="35105000" calcext:value-type="float">
            <text:p>35,105,000</text:p>
          </table:table-cell>
          <table:table-cell table:style-name="ce87" table:formula="of:=[.S74]+1" office:value-type="float" office:value="60" calcext:value-type="float">
            <text:p>6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69" office:value-type="string" calcext:value-type="string">
            <text:p>Kindle the Hearth-Flame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string" calcext:value-type="string">
            <text:p>M</text:p>
          </table:table-cell>
          <table:table-cell table:style-name="ce100" office:value-type="float" office:value="36905000" calcext:value-type="float">
            <text:p>36,905,000</text:p>
          </table:table-cell>
          <table:table-cell table:style-name="ce87" table:formula="of:=[.S75]+1" office:value-type="float" office:value="61" calcext:value-type="float">
            <text:p>6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0" office:value-type="string" calcext:value-type="string">
            <text:p>Phoenix Pyre</text:p>
          </table:table-cell>
          <table:table-cell table:number-columns-repeated="14" table:style-name="ce7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string" calcext:value-type="string">
            <text:p>M</text:p>
          </table:table-cell>
          <table:table-cell table:style-name="ce100" office:value-type="float" office:value="38765500" calcext:value-type="float">
            <text:p>38,765,500</text:p>
          </table:table-cell>
          <table:table-cell table:style-name="ce87" table:formula="of:=[.S76]+1" office:value-type="float" office:value="62" calcext:value-type="float">
            <text:p>6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1" office:value-type="string" calcext:value-type="string">
            <text:p>Minor Shift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0687500" calcext:value-type="float">
            <text:p>40,687,500</text:p>
          </table:table-cell>
          <table:table-cell table:style-name="ce87" table:formula="of:=[.S77]+1" office:value-type="float" office:value="63" calcext:value-type="float">
            <text:p>6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1" office:value-type="string" calcext:value-type="string">
            <text:p>Stolen Destiny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2672000" calcext:value-type="float">
            <text:p>42,672,000</text:p>
          </table:table-cell>
          <table:table-cell table:style-name="ce87" table:formula="of:=[.S78]+1" office:value-type="float" office:value="64" calcext:value-type="float">
            <text:p>6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1" office:value-type="string" calcext:value-type="string">
            <text:p>Barkskin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4720000" calcext:value-type="float">
            <text:p>44,720,000</text:p>
          </table:table-cell>
          <table:table-cell table:style-name="ce87" table:formula="of:=[.S79]+1" office:value-type="float" office:value="65" calcext:value-type="float">
            <text:p>6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1" office:value-type="string" calcext:value-type="string">
            <text:p>Cat's Reflexes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6832500" calcext:value-type="float">
            <text:p>46,832,500</text:p>
          </table:table-cell>
          <table:table-cell table:style-name="ce87" table:formula="of:=[.S80]+1" office:value-type="float" office:value="66" calcext:value-type="float">
            <text:p>6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1" office:value-type="string" calcext:value-type="string">
            <text:p>Bull's Might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9010500" calcext:value-type="float">
            <text:p>49,010,500</text:p>
          </table:table-cell>
          <table:table-cell table:style-name="ce87" table:formula="of:=[.S81]+1" office:value-type="float" office:value="67" calcext:value-type="float">
            <text:p>6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1255000" calcext:value-type="float">
            <text:p>51,255,000</text:p>
          </table:table-cell>
          <table:table-cell table:style-name="ce87" table:formula="of:=[.S82]+1" office:value-type="float" office:value="68" calcext:value-type="float">
            <text:p>6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3567000" calcext:value-type="float">
            <text:p>53,567,000</text:p>
          </table:table-cell>
          <table:table-cell table:style-name="ce87" table:formula="of:=[.S83]+1" office:value-type="float" office:value="69" calcext:value-type="float">
            <text:p>6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5947500" calcext:value-type="float">
            <text:p>55,947,500</text:p>
          </table:table-cell>
          <table:table-cell table:style-name="ce87" table:formula="of:=[.S84]+1" office:value-type="float" office:value="70" calcext:value-type="float">
            <text:p>7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8397500" calcext:value-type="float">
            <text:p>58,397,500</text:p>
          </table:table-cell>
          <table:table-cell table:style-name="ce87" table:formula="of:=[.S85]+1" office:value-type="float" office:value="71" calcext:value-type="float">
            <text:p>7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0918000" calcext:value-type="float">
            <text:p>60,918,000</text:p>
          </table:table-cell>
          <table:table-cell table:style-name="ce87" table:formula="of:=[.S86]+1" office:value-type="float" office:value="72" calcext:value-type="float">
            <text:p>7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3510000" calcext:value-type="float">
            <text:p>63,510,000</text:p>
          </table:table-cell>
          <table:table-cell table:style-name="ce87" table:formula="of:=[.S87]+1" office:value-type="float" office:value="73" calcext:value-type="float">
            <text:p>7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6174500" calcext:value-type="float">
            <text:p>66,174,500</text:p>
          </table:table-cell>
          <table:table-cell table:style-name="ce87" table:formula="of:=[.S88]+1" office:value-type="float" office:value="74" calcext:value-type="float">
            <text:p>7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8912500" calcext:value-type="float">
            <text:p>68,912,500</text:p>
          </table:table-cell>
          <table:table-cell table:style-name="ce87" table:formula="of:=[.S89]+1" office:value-type="float" office:value="75" calcext:value-type="float">
            <text:p>7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1725000" calcext:value-type="float">
            <text:p>71,725,000</text:p>
          </table:table-cell>
          <table:table-cell table:style-name="ce87" table:formula="of:=[.S90]+1" office:value-type="float" office:value="76" calcext:value-type="float">
            <text:p>7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4613000" calcext:value-type="float">
            <text:p>74,613,000</text:p>
          </table:table-cell>
          <table:table-cell table:style-name="ce87" table:formula="of:=[.S91]+1" office:value-type="float" office:value="77" calcext:value-type="float">
            <text:p>7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7577500" calcext:value-type="float">
            <text:p>77,577,500</text:p>
          </table:table-cell>
          <table:table-cell table:style-name="ce87" table:formula="of:=[.S92]+1" office:value-type="float" office:value="78" calcext:value-type="float">
            <text:p>7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0619500" calcext:value-type="float">
            <text:p>80,619,500</text:p>
          </table:table-cell>
          <table:table-cell table:style-name="ce87" table:formula="of:=[.S93]+1" office:value-type="float" office:value="79" calcext:value-type="float">
            <text:p>7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3740000" calcext:value-type="float">
            <text:p>83,740,000</text:p>
          </table:table-cell>
          <table:table-cell table:style-name="ce87" table:formula="of:=[.S94]+1" office:value-type="float" office:value="80" calcext:value-type="float">
            <text:p>8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6940000" calcext:value-type="float">
            <text:p>86,940,000</text:p>
          </table:table-cell>
          <table:table-cell table:style-name="ce87" table:formula="of:=[.S95]+1" office:value-type="float" office:value="81" calcext:value-type="float">
            <text:p>8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0220500" calcext:value-type="float">
            <text:p>90,220,500</text:p>
          </table:table-cell>
          <table:table-cell table:style-name="ce87" table:formula="of:=[.S96]+1" office:value-type="float" office:value="82" calcext:value-type="float">
            <text:p>8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3582500" calcext:value-type="float">
            <text:p>93,582,500</text:p>
          </table:table-cell>
          <table:table-cell table:style-name="ce87" table:formula="of:=[.S97]+1" office:value-type="float" office:value="83" calcext:value-type="float">
            <text:p>8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7027000" calcext:value-type="float">
            <text:p>97,027,000</text:p>
          </table:table-cell>
          <table:table-cell table:style-name="ce87" table:formula="of:=[.S98]+1" office:value-type="float" office:value="84" calcext:value-type="float">
            <text:p>8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0555000" calcext:value-type="float">
            <text:p>100,555,000</text:p>
          </table:table-cell>
          <table:table-cell table:style-name="ce87" table:formula="of:=[.S99]+1" office:value-type="float" office:value="85" calcext:value-type="float">
            <text:p>8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4167500" calcext:value-type="float">
            <text:p>104,167,500</text:p>
          </table:table-cell>
          <table:table-cell table:style-name="ce87" table:formula="of:=[.S100]+1" office:value-type="float" office:value="86" calcext:value-type="float">
            <text:p>8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7865500" calcext:value-type="float">
            <text:p>107,865,500</text:p>
          </table:table-cell>
          <table:table-cell table:style-name="ce87" table:formula="of:=[.S101]+1" office:value-type="float" office:value="87" calcext:value-type="float">
            <text:p>8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1650000" calcext:value-type="float">
            <text:p>111,650,000</text:p>
          </table:table-cell>
          <table:table-cell table:style-name="ce87" table:formula="of:=[.S102]+1" office:value-type="float" office:value="88" calcext:value-type="float">
            <text:p>8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5522000" calcext:value-type="float">
            <text:p>115,522,000</text:p>
          </table:table-cell>
          <table:table-cell table:style-name="ce87" table:formula="of:=[.S103]+1" office:value-type="float" office:value="89" calcext:value-type="float">
            <text:p>8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9482500" calcext:value-type="float">
            <text:p>119,482,500</text:p>
          </table:table-cell>
          <table:table-cell table:style-name="ce87" table:formula="of:=[.S104]+1" office:value-type="float" office:value="90" calcext:value-type="float">
            <text:p>9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3532500" calcext:value-type="float">
            <text:p>123,532,500</text:p>
          </table:table-cell>
          <table:table-cell table:style-name="ce87" table:formula="of:=[.S105]+1" office:value-type="float" office:value="91" calcext:value-type="float">
            <text:p>9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7673000" calcext:value-type="float">
            <text:p>127,673,000</text:p>
          </table:table-cell>
          <table:table-cell table:style-name="ce87" table:formula="of:=[.S106]+1" office:value-type="float" office:value="92" calcext:value-type="float">
            <text:p>9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1905000" calcext:value-type="float">
            <text:p>131,905,000</text:p>
          </table:table-cell>
          <table:table-cell table:style-name="ce87" table:formula="of:=[.S107]+1" office:value-type="float" office:value="93" calcext:value-type="float">
            <text:p>9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6229500" calcext:value-type="float">
            <text:p>136,229,500</text:p>
          </table:table-cell>
          <table:table-cell table:style-name="ce87" table:formula="of:=[.S108]+1" office:value-type="float" office:value="94" calcext:value-type="float">
            <text:p>9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0647500" calcext:value-type="float">
            <text:p>140,647,500</text:p>
          </table:table-cell>
          <table:table-cell table:style-name="ce87" table:formula="of:=[.S109]+1" office:value-type="float" office:value="95" calcext:value-type="float">
            <text:p>9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5160000" calcext:value-type="float">
            <text:p>145,160,000</text:p>
          </table:table-cell>
          <table:table-cell table:style-name="ce87" table:formula="of:=[.S110]+1" office:value-type="float" office:value="96" calcext:value-type="float">
            <text:p>9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9768000" calcext:value-type="float">
            <text:p>149,768,000</text:p>
          </table:table-cell>
          <table:table-cell table:style-name="ce87" table:formula="of:=[.S111]+1" office:value-type="float" office:value="97" calcext:value-type="float">
            <text:p>9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4472500" calcext:value-type="float">
            <text:p>154,472,500</text:p>
          </table:table-cell>
          <table:table-cell table:style-name="ce87" table:formula="of:=[.S112]+1" office:value-type="float" office:value="98" calcext:value-type="float">
            <text:p>9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9274500" calcext:value-type="float">
            <text:p>159,274,500</text:p>
          </table:table-cell>
          <table:table-cell table:style-name="ce87" table:formula="of:=[.S113]+1" office:value-type="float" office:value="99" calcext:value-type="float">
            <text:p>9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64175000" calcext:value-type="float">
            <text:p>164,175,000</text:p>
          </table:table-cell>
          <table:table-cell table:style-name="ce87" table:formula="of:=[.S114]+1" office:value-type="float" office:value="100" calcext:value-type="float">
            <text:p>100</text:p>
          </table:table-cell>
          <table:table-cell table:style-name="ce100" office:value-type="string" calcext:value-type="string">
            <text:p>Grandmaster</text:p>
          </table:table-cell>
          <table:table-cell table:style-name="ce100" table:number-columns-repeated="11"/>
          <table:table-cell table:style-name="ce74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5]+1" office:value-type="float" office:value="101" calcext:value-type="float">
            <text:p>10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6]+1" office:value-type="float" office:value="102" calcext:value-type="float">
            <text:p>10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7]+1" office:value-type="float" office:value="103" calcext:value-type="float">
            <text:p>10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8]+1" office:value-type="float" office:value="104" calcext:value-type="float">
            <text:p>10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9]+1" office:value-type="float" office:value="105" calcext:value-type="float">
            <text:p>10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0]+1" office:value-type="float" office:value="106" calcext:value-type="float">
            <text:p>10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1]+1" office:value-type="float" office:value="107" calcext:value-type="float">
            <text:p>10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2]+1" office:value-type="float" office:value="108" calcext:value-type="float">
            <text:p>10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3]+1" office:value-type="float" office:value="109" calcext:value-type="float">
            <text:p>10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3"/>
          <table:table-cell table:number-columns-repeated="14" table:style-name="ce7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8"/>
          <table:table-cell table:style-name="ce74"/>
          <table:table-cell table:style-name="ce87" table:formula="of:=[.S124]+1" office:value-type="float" office:value="110" calcext:value-type="float">
            <text:p>11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65" office:value-type="string" calcext:value-type="string">
            <text:p>Hours Since Sleep</text:p>
          </table:table-cell>
          <table:table-cell table:style-name="ce65" office:value-type="string" calcext:value-type="string">
            <text:p>Mental Fatigue %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5]+1" office:value-type="float" office:value="111" calcext:value-type="float">
            <text:p>11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65" table:formula="of:=0" office:value-type="float" office:value="0" calcext:value-type="float">
            <text:p>0</text:p>
          </table:table-cell>
          <table:table-cell table:style-name="ce79" office:value-type="float" office:value="0" calcext:value-type="float">
            <text:p>0.00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6]+1" office:value-type="float" office:value="112" calcext:value-type="float">
            <text:p>11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27]+1" office:value-type="float" office:value="1" calcext:value-type="float">
            <text:p>1</text:p>
          </table:table-cell>
          <table:table-cell table:style-name="ce79" table:formula="of:=[.B127]+0.005" office:value-type="float" office:value="0.005" calcext:value-type="float">
            <text:p>0.00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7]+1" office:value-type="float" office:value="113" calcext:value-type="float">
            <text:p>11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28]+1" office:value-type="float" office:value="2" calcext:value-type="float">
            <text:p>2</text:p>
          </table:table-cell>
          <table:table-cell table:style-name="ce79" table:formula="of:=[.B128]+0.005" office:value-type="float" office:value="0.01" calcext:value-type="float">
            <text:p>0.01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8]+1" office:value-type="float" office:value="114" calcext:value-type="float">
            <text:p>11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29]+1" office:value-type="float" office:value="3" calcext:value-type="float">
            <text:p>3</text:p>
          </table:table-cell>
          <table:table-cell table:style-name="ce79" table:formula="of:=[.B129]+0.005" office:value-type="float" office:value="0.015" calcext:value-type="float">
            <text:p>0.01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9]+1" office:value-type="float" office:value="115" calcext:value-type="float">
            <text:p>11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0]+1" office:value-type="float" office:value="4" calcext:value-type="float">
            <text:p>4</text:p>
          </table:table-cell>
          <table:table-cell table:style-name="ce79" table:formula="of:=[.B130]+0.0067" office:value-type="float" office:value="0.0217" calcext:value-type="float">
            <text:p>0.02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0]+1" office:value-type="float" office:value="116" calcext:value-type="float">
            <text:p>11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1]+1" office:value-type="float" office:value="5" calcext:value-type="float">
            <text:p>5</text:p>
          </table:table-cell>
          <table:table-cell table:style-name="ce79" table:formula="of:=[.B131]+0.0067" office:value-type="float" office:value="0.0284" calcext:value-type="float">
            <text:p>0.02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1]+1" office:value-type="float" office:value="117" calcext:value-type="float">
            <text:p>11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2]+1" office:value-type="float" office:value="6" calcext:value-type="float">
            <text:p>6</text:p>
          </table:table-cell>
          <table:table-cell table:style-name="ce79" table:formula="of:=[.B132]+0.0067" office:value-type="float" office:value="0.0351" calcext:value-type="float">
            <text:p>0.03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2]+1" office:value-type="float" office:value="118" calcext:value-type="float">
            <text:p>11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3]+1" office:value-type="float" office:value="7" calcext:value-type="float">
            <text:p>7</text:p>
          </table:table-cell>
          <table:table-cell table:style-name="ce79" table:formula="of:=[.B133]+0.01" office:value-type="float" office:value="0.0451" calcext:value-type="float">
            <text:p>0.04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3]+1" office:value-type="float" office:value="119" calcext:value-type="float">
            <text:p>11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4]+1" office:value-type="float" office:value="8" calcext:value-type="float">
            <text:p>8</text:p>
          </table:table-cell>
          <table:table-cell table:style-name="ce79" table:formula="of:=[.B134]+0.01" office:value-type="float" office:value="0.0551" calcext:value-type="float">
            <text:p>0.05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4]+1" office:value-type="float" office:value="120" calcext:value-type="float">
            <text:p>12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5]+1" office:value-type="float" office:value="9" calcext:value-type="float">
            <text:p>9</text:p>
          </table:table-cell>
          <table:table-cell table:style-name="ce79" table:formula="of:=[.B135]+0.015" office:value-type="float" office:value="0.0701" calcext:value-type="float">
            <text:p>0.070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5]+1" office:value-type="float" office:value="121" calcext:value-type="float">
            <text:p>12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6]+1" office:value-type="float" office:value="10" calcext:value-type="float">
            <text:p>10</text:p>
          </table:table-cell>
          <table:table-cell table:style-name="ce79" table:formula="of:=[.B136]+0.015" office:value-type="float" office:value="0.0851" calcext:value-type="float">
            <text:p>0.08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6]+1" office:value-type="float" office:value="122" calcext:value-type="float">
            <text:p>12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7]+1" office:value-type="float" office:value="11" calcext:value-type="float">
            <text:p>11</text:p>
          </table:table-cell>
          <table:table-cell table:style-name="ce79" table:formula="of:=[.B137]+0.02" office:value-type="float" office:value="0.1051" calcext:value-type="float">
            <text:p>0.10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7]+1" office:value-type="float" office:value="123" calcext:value-type="float">
            <text:p>12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8]+1" office:value-type="float" office:value="12" calcext:value-type="float">
            <text:p>12</text:p>
          </table:table-cell>
          <table:table-cell table:style-name="ce79" table:formula="of:=[.B138]+0.02" office:value-type="float" office:value="0.1251" calcext:value-type="float">
            <text:p>0.12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8]+1" office:value-type="float" office:value="124" calcext:value-type="float">
            <text:p>12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39]+1" office:value-type="float" office:value="13" calcext:value-type="float">
            <text:p>13</text:p>
          </table:table-cell>
          <table:table-cell table:style-name="ce79" table:formula="of:=[.B139]+0.0333" office:value-type="float" office:value="0.1584" calcext:value-type="float">
            <text:p>0.15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9]+1" office:value-type="float" office:value="125" calcext:value-type="float">
            <text:p>12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0]+1" office:value-type="float" office:value="14" calcext:value-type="float">
            <text:p>14</text:p>
          </table:table-cell>
          <table:table-cell table:style-name="ce79" table:formula="of:=[.B140]+0.0333" office:value-type="float" office:value="0.1917" calcext:value-type="float">
            <text:p>0.1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0]+1" office:value-type="float" office:value="126" calcext:value-type="float">
            <text:p>12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1]+1" office:value-type="float" office:value="15" calcext:value-type="float">
            <text:p>15</text:p>
          </table:table-cell>
          <table:table-cell table:style-name="ce79" table:formula="of:=[.B141]+0.05" office:value-type="float" office:value="0.2417" calcext:value-type="float">
            <text:p>0.2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1]+1" office:value-type="float" office:value="127" calcext:value-type="float">
            <text:p>12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2]+1" office:value-type="float" office:value="16" calcext:value-type="float">
            <text:p>16</text:p>
          </table:table-cell>
          <table:table-cell table:style-name="ce79" table:formula="of:=[.B142]+0.05" office:value-type="float" office:value="0.2917" calcext:value-type="float">
            <text:p>0.2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2]+1" office:value-type="float" office:value="128" calcext:value-type="float">
            <text:p>12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3]+1" office:value-type="float" office:value="17" calcext:value-type="float">
            <text:p>17</text:p>
          </table:table-cell>
          <table:table-cell table:style-name="ce79" table:formula="of:=[.B143]+0.075" office:value-type="float" office:value="0.3667" calcext:value-type="float">
            <text:p>0.3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3]+1" office:value-type="float" office:value="129" calcext:value-type="float">
            <text:p>12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4]+1" office:value-type="float" office:value="18" calcext:value-type="float">
            <text:p>18</text:p>
          </table:table-cell>
          <table:table-cell table:style-name="ce79" table:formula="of:=[.B144]+0.075" office:value-type="float" office:value="0.4417" calcext:value-type="float">
            <text:p>0.4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4]+1" office:value-type="float" office:value="130" calcext:value-type="float">
            <text:p>13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5]+1" office:value-type="float" office:value="19" calcext:value-type="float">
            <text:p>19</text:p>
          </table:table-cell>
          <table:table-cell table:style-name="ce79" table:formula="of:=[.B145]+0.1" office:value-type="float" office:value="0.5417" calcext:value-type="float">
            <text:p>0.5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5]+1" office:value-type="float" office:value="131" calcext:value-type="float">
            <text:p>13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6]+1" office:value-type="float" office:value="20" calcext:value-type="float">
            <text:p>20</text:p>
          </table:table-cell>
          <table:table-cell table:style-name="ce79" table:formula="of:=[.B146]+0.1" office:value-type="float" office:value="0.6417" calcext:value-type="float">
            <text:p>0.6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6]+1" office:value-type="float" office:value="132" calcext:value-type="float">
            <text:p>13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7]+1" office:value-type="float" office:value="21" calcext:value-type="float">
            <text:p>21</text:p>
          </table:table-cell>
          <table:table-cell table:style-name="ce79" table:formula="of:=[.B147]+0.075" office:value-type="float" office:value="0.7167" calcext:value-type="float">
            <text:p>0.71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7]+1" office:value-type="float" office:value="133" calcext:value-type="float">
            <text:p>13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8]+1" office:value-type="float" office:value="22" calcext:value-type="float">
            <text:p>22</text:p>
          </table:table-cell>
          <table:table-cell table:style-name="ce79" table:formula="of:=[.B148]+0.075" office:value-type="float" office:value="0.7917" calcext:value-type="float">
            <text:p>0.7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8]+1" office:value-type="float" office:value="134" calcext:value-type="float">
            <text:p>13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49]+1" office:value-type="float" office:value="23" calcext:value-type="float">
            <text:p>23</text:p>
          </table:table-cell>
          <table:table-cell table:style-name="ce79" table:formula="of:=[.B149]+0.067" office:value-type="float" office:value="0.8587" calcext:value-type="float">
            <text:p>0.85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9]+1" office:value-type="float" office:value="135" calcext:value-type="float">
            <text:p>13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0]+1" office:value-type="float" office:value="24" calcext:value-type="float">
            <text:p>24</text:p>
          </table:table-cell>
          <table:table-cell table:style-name="ce79" table:formula="of:=[.B150]+0.05" office:value-type="float" office:value="0.9087" calcext:value-type="float">
            <text:p>0.90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0]+1" office:value-type="float" office:value="136" calcext:value-type="float">
            <text:p>13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1]+1" office:value-type="float" office:value="25" calcext:value-type="float">
            <text:p>25</text:p>
          </table:table-cell>
          <table:table-cell table:style-name="ce79" table:formula="of:=[.B151]+0.025" office:value-type="float" office:value="0.9337" calcext:value-type="float">
            <text:p>0.93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1]+1" office:value-type="float" office:value="137" calcext:value-type="float">
            <text:p>13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2]+1" office:value-type="float" office:value="26" calcext:value-type="float">
            <text:p>26</text:p>
          </table:table-cell>
          <table:table-cell table:style-name="ce79" table:formula="of:=[.B152]+0.01" office:value-type="float" office:value="0.9437" calcext:value-type="float">
            <text:p>0.94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2]+1" office:value-type="float" office:value="138" calcext:value-type="float">
            <text:p>13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3]+1" office:value-type="float" office:value="27" calcext:value-type="float">
            <text:p>27</text:p>
          </table:table-cell>
          <table:table-cell table:style-name="ce79" table:formula="of:=[.B153]+0.005" office:value-type="float" office:value="0.9487" calcext:value-type="float">
            <text:p>0.94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3]+1" office:value-type="float" office:value="139" calcext:value-type="float">
            <text:p>13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4]+1" office:value-type="float" office:value="28" calcext:value-type="float">
            <text:p>28</text:p>
          </table:table-cell>
          <table:table-cell table:style-name="ce79" table:formula="of:=[.B154]+0.0045" office:value-type="float" office:value="0.9532" calcext:value-type="float">
            <text:p>0.953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4]+1" office:value-type="float" office:value="140" calcext:value-type="float">
            <text:p>14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5]+1" office:value-type="float" office:value="29" calcext:value-type="float">
            <text:p>29</text:p>
          </table:table-cell>
          <table:table-cell table:style-name="ce79" table:formula="of:=[.B155]+0.004" office:value-type="float" office:value="0.9572" calcext:value-type="float">
            <text:p>0.95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5]+1" office:value-type="float" office:value="141" calcext:value-type="float">
            <text:p>14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6]+1" office:value-type="float" office:value="30" calcext:value-type="float">
            <text:p>30</text:p>
          </table:table-cell>
          <table:table-cell table:style-name="ce79" table:formula="of:=[.B156]+0.0035" office:value-type="float" office:value="0.9607" calcext:value-type="float">
            <text:p>0.960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6]+1" office:value-type="float" office:value="142" calcext:value-type="float">
            <text:p>14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7]+1" office:value-type="float" office:value="31" calcext:value-type="float">
            <text:p>31</text:p>
          </table:table-cell>
          <table:table-cell table:style-name="ce79" table:formula="of:=[.B157]+0.003" office:value-type="float" office:value="0.9637" calcext:value-type="float">
            <text:p>0.96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7]+1" office:value-type="float" office:value="143" calcext:value-type="float">
            <text:p>14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8]+1" office:value-type="float" office:value="32" calcext:value-type="float">
            <text:p>32</text:p>
          </table:table-cell>
          <table:table-cell table:style-name="ce79" table:formula="of:=[.B158]+0.003" office:value-type="float" office:value="0.9667" calcext:value-type="float">
            <text:p>0.9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8]+1" office:value-type="float" office:value="144" calcext:value-type="float">
            <text:p>14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59]+1" office:value-type="float" office:value="33" calcext:value-type="float">
            <text:p>33</text:p>
          </table:table-cell>
          <table:table-cell table:style-name="ce79" table:formula="of:=[.B159]+0.0025" office:value-type="float" office:value="0.9692" calcext:value-type="float">
            <text:p>0.969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9]+1" office:value-type="float" office:value="145" calcext:value-type="float">
            <text:p>14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0]+1" office:value-type="float" office:value="34" calcext:value-type="float">
            <text:p>34</text:p>
          </table:table-cell>
          <table:table-cell table:style-name="ce79" table:formula="of:=[.B160]+0.0025" office:value-type="float" office:value="0.9717" calcext:value-type="float">
            <text:p>0.97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0]+1" office:value-type="float" office:value="146" calcext:value-type="float">
            <text:p>14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1]+1" office:value-type="float" office:value="35" calcext:value-type="float">
            <text:p>35</text:p>
          </table:table-cell>
          <table:table-cell table:style-name="ce79" table:formula="of:=[.B161]+0.002" office:value-type="float" office:value="0.9737" calcext:value-type="float">
            <text:p>0.97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1]+1" office:value-type="float" office:value="147" calcext:value-type="float">
            <text:p>14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2]+1" office:value-type="float" office:value="36" calcext:value-type="float">
            <text:p>36</text:p>
          </table:table-cell>
          <table:table-cell table:style-name="ce79" table:formula="of:=[.B162]+0.0015" office:value-type="float" office:value="0.9752" calcext:value-type="float">
            <text:p>0.975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2]+1" office:value-type="float" office:value="148" calcext:value-type="float">
            <text:p>14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3]+1" office:value-type="float" office:value="37" calcext:value-type="float">
            <text:p>37</text:p>
          </table:table-cell>
          <table:table-cell table:style-name="ce79" table:formula="of:=[.B163]+0.001" office:value-type="float" office:value="0.9762" calcext:value-type="float">
            <text:p>0.976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3]+1" office:value-type="float" office:value="149" calcext:value-type="float">
            <text:p>14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4]+1" office:value-type="float" office:value="38" calcext:value-type="float">
            <text:p>38</text:p>
          </table:table-cell>
          <table:table-cell table:style-name="ce79" table:formula="of:=[.B164]+0.001" office:value-type="float" office:value="0.9772" calcext:value-type="float">
            <text:p>0.97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4]+1" office:value-type="float" office:value="150" calcext:value-type="float">
            <text:p>15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5]+1" office:value-type="float" office:value="39" calcext:value-type="float">
            <text:p>39</text:p>
          </table:table-cell>
          <table:table-cell table:style-name="ce79" table:formula="of:=[.B165]+0.00067" office:value-type="float" office:value="0.97787" calcext:value-type="float">
            <text:p>0.9779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5]+1" office:value-type="float" office:value="151" calcext:value-type="float">
            <text:p>15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6]+1" office:value-type="float" office:value="40" calcext:value-type="float">
            <text:p>40</text:p>
          </table:table-cell>
          <table:table-cell table:style-name="ce79" table:formula="of:=[.B166]+0.00067" office:value-type="float" office:value="0.97854" calcext:value-type="float">
            <text:p>0.978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6]+1" office:value-type="float" office:value="152" calcext:value-type="float">
            <text:p>15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7]+1" office:value-type="float" office:value="41" calcext:value-type="float">
            <text:p>41</text:p>
          </table:table-cell>
          <table:table-cell table:style-name="ce79" table:formula="of:=[.B167]+0.0005" office:value-type="float" office:value="0.97904" calcext:value-type="float">
            <text:p>0.979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7]+1" office:value-type="float" office:value="153" calcext:value-type="float">
            <text:p>15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8]+1" office:value-type="float" office:value="42" calcext:value-type="float">
            <text:p>42</text:p>
          </table:table-cell>
          <table:table-cell table:style-name="ce79" table:formula="of:=[.B168]+0.0005" office:value-type="float" office:value="0.97954" calcext:value-type="float">
            <text:p>0.979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8]+1" office:value-type="float" office:value="154" calcext:value-type="float">
            <text:p>15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69]+1" office:value-type="float" office:value="43" calcext:value-type="float">
            <text:p>43</text:p>
          </table:table-cell>
          <table:table-cell table:style-name="ce79" table:formula="of:=[.B169]+0.0005" office:value-type="float" office:value="0.98004" calcext:value-type="float">
            <text:p>0.98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9]+1" office:value-type="float" office:value="155" calcext:value-type="float">
            <text:p>15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70]+1" office:value-type="float" office:value="44" calcext:value-type="float">
            <text:p>44</text:p>
          </table:table-cell>
          <table:table-cell table:style-name="ce79" table:formula="of:=[.B170]+0.0005" office:value-type="float" office:value="0.98054" calcext:value-type="float">
            <text:p>0.980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0]+1" office:value-type="float" office:value="156" calcext:value-type="float">
            <text:p>15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71]+1" office:value-type="float" office:value="45" calcext:value-type="float">
            <text:p>45</text:p>
          </table:table-cell>
          <table:table-cell table:style-name="ce79" table:formula="of:=[.B171]+0.0005" office:value-type="float" office:value="0.98104" calcext:value-type="float">
            <text:p>0.981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1]+1" office:value-type="float" office:value="157" calcext:value-type="float">
            <text:p>15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72]+1" office:value-type="float" office:value="46" calcext:value-type="float">
            <text:p>46</text:p>
          </table:table-cell>
          <table:table-cell table:style-name="ce79" table:formula="of:=[.B172]+0.0005" office:value-type="float" office:value="0.98154" calcext:value-type="float">
            <text:p>0.981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2]+1" office:value-type="float" office:value="158" calcext:value-type="float">
            <text:p>15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73]+1" office:value-type="float" office:value="47" calcext:value-type="float">
            <text:p>47</text:p>
          </table:table-cell>
          <table:table-cell table:style-name="ce79" table:formula="of:=[.B173]+0.0005" office:value-type="float" office:value="0.982039999999999" calcext:value-type="float">
            <text:p>0.982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3]+1" office:value-type="float" office:value="159" calcext:value-type="float">
            <text:p>15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formula="of:=[.A174]+1" office:value-type="float" office:value="48" calcext:value-type="float">
            <text:p>48</text:p>
          </table:table-cell>
          <table:table-cell table:style-name="ce79" table:formula="of:=[.B174]+0.0005" office:value-type="float" office:value="0.982539999999999" calcext:value-type="float">
            <text:p>0.982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4]+1" office:value-type="float" office:value="160" calcext:value-type="float">
            <text:p>16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5]+1" office:value-type="float" office:value="161" calcext:value-type="float">
            <text:p>16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6]+1" office:value-type="float" office:value="162" calcext:value-type="float">
            <text:p>16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7]+1" office:value-type="float" office:value="163" calcext:value-type="float">
            <text:p>16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8]+1" office:value-type="float" office:value="164" calcext:value-type="float">
            <text:p>16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9]+1" office:value-type="float" office:value="165" calcext:value-type="float">
            <text:p>16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0]+1" office:value-type="float" office:value="166" calcext:value-type="float">
            <text:p>16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1]+1" office:value-type="float" office:value="167" calcext:value-type="float">
            <text:p>16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2]+1" office:value-type="float" office:value="168" calcext:value-type="float">
            <text:p>16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3]+1" office:value-type="float" office:value="169" calcext:value-type="float">
            <text:p>16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4]+1" office:value-type="float" office:value="170" calcext:value-type="float">
            <text:p>17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5]+1" office:value-type="float" office:value="171" calcext:value-type="float">
            <text:p>17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6]+1" office:value-type="float" office:value="172" calcext:value-type="float">
            <text:p>17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7]+1" office:value-type="float" office:value="173" calcext:value-type="float">
            <text:p>17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8]+1" office:value-type="float" office:value="174" calcext:value-type="float">
            <text:p>17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9]+1" office:value-type="float" office:value="175" calcext:value-type="float">
            <text:p>17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0]+1" office:value-type="float" office:value="176" calcext:value-type="float">
            <text:p>17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1]+1" office:value-type="float" office:value="177" calcext:value-type="float">
            <text:p>17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2]+1" office:value-type="float" office:value="178" calcext:value-type="float">
            <text:p>17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3]+1" office:value-type="float" office:value="179" calcext:value-type="float">
            <text:p>17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4]+1" office:value-type="float" office:value="180" calcext:value-type="float">
            <text:p>18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5]+1" office:value-type="float" office:value="181" calcext:value-type="float">
            <text:p>18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6]+1" office:value-type="float" office:value="182" calcext:value-type="float">
            <text:p>18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7]+1" office:value-type="float" office:value="183" calcext:value-type="float">
            <text:p>18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8]+1" office:value-type="float" office:value="184" calcext:value-type="float">
            <text:p>18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9]+1" office:value-type="float" office:value="185" calcext:value-type="float">
            <text:p>18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0]+1" office:value-type="float" office:value="186" calcext:value-type="float">
            <text:p>18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1]+1" office:value-type="float" office:value="187" calcext:value-type="float">
            <text:p>18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2]+1" office:value-type="float" office:value="188" calcext:value-type="float">
            <text:p>18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3]+1" office:value-type="float" office:value="189" calcext:value-type="float">
            <text:p>18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4]+1" office:value-type="float" office:value="190" calcext:value-type="float">
            <text:p>19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5]+1" office:value-type="float" office:value="191" calcext:value-type="float">
            <text:p>19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6]+1" office:value-type="float" office:value="192" calcext:value-type="float">
            <text:p>19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7]+1" office:value-type="float" office:value="193" calcext:value-type="float">
            <text:p>19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8]+1" office:value-type="float" office:value="194" calcext:value-type="float">
            <text:p>19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9]+1" office:value-type="float" office:value="195" calcext:value-type="float">
            <text:p>19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0]+1" office:value-type="float" office:value="196" calcext:value-type="float">
            <text:p>19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1]+1" office:value-type="float" office:value="197" calcext:value-type="float">
            <text:p>19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2]+1" office:value-type="float" office:value="198" calcext:value-type="float">
            <text:p>19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3]+1" office:value-type="float" office:value="199" calcext:value-type="float">
            <text:p>19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4]+1" office:value-type="float" office:value="200" calcext:value-type="float">
            <text:p>20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5]+1" office:value-type="float" office:value="201" calcext:value-type="float">
            <text:p>20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6]+1" office:value-type="float" office:value="202" calcext:value-type="float">
            <text:p>20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7]+1" office:value-type="float" office:value="203" calcext:value-type="float">
            <text:p>20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8]+1" office:value-type="float" office:value="204" calcext:value-type="float">
            <text:p>20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9]+1" office:value-type="float" office:value="205" calcext:value-type="float">
            <text:p>20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0]+1" office:value-type="float" office:value="206" calcext:value-type="float">
            <text:p>20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1]+1" office:value-type="float" office:value="207" calcext:value-type="float">
            <text:p>20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2]+1" office:value-type="float" office:value="208" calcext:value-type="float">
            <text:p>20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3]+1" office:value-type="float" office:value="209" calcext:value-type="float">
            <text:p>20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4]+1" office:value-type="float" office:value="210" calcext:value-type="float">
            <text:p>21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5]+1" office:value-type="float" office:value="211" calcext:value-type="float">
            <text:p>21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6]+1" office:value-type="float" office:value="212" calcext:value-type="float">
            <text:p>21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7]+1" office:value-type="float" office:value="213" calcext:value-type="float">
            <text:p>21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8]+1" office:value-type="float" office:value="214" calcext:value-type="float">
            <text:p>21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9]+1" office:value-type="float" office:value="215" calcext:value-type="float">
            <text:p>21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0]+1" office:value-type="float" office:value="216" calcext:value-type="float">
            <text:p>21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1]+1" office:value-type="float" office:value="217" calcext:value-type="float">
            <text:p>21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2]+1" office:value-type="float" office:value="218" calcext:value-type="float">
            <text:p>21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3]+1" office:value-type="float" office:value="219" calcext:value-type="float">
            <text:p>21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4]+1" office:value-type="float" office:value="220" calcext:value-type="float">
            <text:p>22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5]+1" office:value-type="float" office:value="221" calcext:value-type="float">
            <text:p>22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6]+1" office:value-type="float" office:value="222" calcext:value-type="float">
            <text:p>22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7]+1" office:value-type="float" office:value="223" calcext:value-type="float">
            <text:p>22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8]+1" office:value-type="float" office:value="224" calcext:value-type="float">
            <text:p>22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9]+1" office:value-type="float" office:value="225" calcext:value-type="float">
            <text:p>22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0]+1" office:value-type="float" office:value="226" calcext:value-type="float">
            <text:p>22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1]+1" office:value-type="float" office:value="227" calcext:value-type="float">
            <text:p>22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2]+1" office:value-type="float" office:value="228" calcext:value-type="float">
            <text:p>22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3]+1" office:value-type="float" office:value="229" calcext:value-type="float">
            <text:p>22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4]+1" office:value-type="float" office:value="230" calcext:value-type="float">
            <text:p>23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5]+1" office:value-type="float" office:value="231" calcext:value-type="float">
            <text:p>23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6]+1" office:value-type="float" office:value="232" calcext:value-type="float">
            <text:p>23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7]+1" office:value-type="float" office:value="233" calcext:value-type="float">
            <text:p>23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8]+1" office:value-type="float" office:value="234" calcext:value-type="float">
            <text:p>23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9]+1" office:value-type="float" office:value="235" calcext:value-type="float">
            <text:p>23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0]+1" office:value-type="float" office:value="236" calcext:value-type="float">
            <text:p>23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1]+1" office:value-type="float" office:value="237" calcext:value-type="float">
            <text:p>23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2]+1" office:value-type="float" office:value="238" calcext:value-type="float">
            <text:p>23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3]+1" office:value-type="float" office:value="239" calcext:value-type="float">
            <text:p>23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4]+1" office:value-type="float" office:value="240" calcext:value-type="float">
            <text:p>24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5]+1" office:value-type="float" office:value="241" calcext:value-type="float">
            <text:p>24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6]+1" office:value-type="float" office:value="242" calcext:value-type="float">
            <text:p>24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7]+1" office:value-type="float" office:value="243" calcext:value-type="float">
            <text:p>24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8]+1" office:value-type="float" office:value="244" calcext:value-type="float">
            <text:p>24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9]+1" office:value-type="float" office:value="245" calcext:value-type="float">
            <text:p>24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0]+1" office:value-type="float" office:value="246" calcext:value-type="float">
            <text:p>24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1]+1" office:value-type="float" office:value="247" calcext:value-type="float">
            <text:p>24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2]+1" office:value-type="float" office:value="248" calcext:value-type="float">
            <text:p>24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3]+1" office:value-type="float" office:value="249" calcext:value-type="float">
            <text:p>24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4]+1" office:value-type="float" office:value="250" calcext:value-type="float">
            <text:p>25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32"/>
        </table:table-row>
        <table:table-row table:style-name="ro3" table:number-rows-repeated="3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 table:number-columns-repeated="5"/>
          <table:table-cell table:style-name="ce74">
            <draw:frame table:end-cell-address="Data.S286" table:end-x="0.0894in" table:end-y="0.1555in" draw:z-index="0" draw:name="Chart 4" draw:style-name="gr1" draw:text-style-name="P1" svg:width="6.2488in" svg:height="3.2232in" svg:x="0.3559in" svg:y="0.1913in">
              <draw:object draw:notify-on-update-of-ranges="Data.E273:Data.E37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10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 table:number-rows-repeated="3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1" office:value-type="float" office:value="1" calcext:value-type="float">
            <text:p>1</text:p>
          </table:table-cell>
          <table:table-cell table:style-name="ce74" table:formula="of:=(1/[.B273])^(1/3)" office:value-type="float" office:value="1" calcext:value-type="float">
            <text:p>1</text:p>
          </table:table-cell>
          <table:table-cell table:style-name="ce74" table:formula="of:=100*[.C273]" office:value-type="float" office:value="100" calcext:value-type="float">
            <text:p>100</text:p>
          </table:table-cell>
          <table:table-cell table:style-name="ce74" table:formula="of:=100/[.D273]" office:value-type="float" office:value="1" calcext:value-type="float">
            <text:p>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3]+1" office:value-type="float" office:value="2" calcext:value-type="float">
            <text:p>2</text:p>
          </table:table-cell>
          <table:table-cell table:style-name="ce74" table:formula="of:=(1/[.B274])^(1/3)" office:value-type="float" office:value="0.7937005259841" calcext:value-type="float">
            <text:p>0.7937005259841</text:p>
          </table:table-cell>
          <table:table-cell table:style-name="ce74" table:formula="of:=100*[.C274]" office:value-type="float" office:value="79.37005259841" calcext:value-type="float">
            <text:p>79.37005259841</text:p>
          </table:table-cell>
          <table:table-cell table:style-name="ce74" table:formula="of:=100/[.D274]" office:value-type="float" office:value="1.25992104989487" calcext:value-type="float">
            <text:p>1.259921049894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4]+1" office:value-type="float" office:value="3" calcext:value-type="float">
            <text:p>3</text:p>
          </table:table-cell>
          <table:table-cell table:style-name="ce74" table:formula="of:=(1/[.B275])^(1/3)" office:value-type="float" office:value="0.693361274350635" calcext:value-type="float">
            <text:p>0.693361274350635</text:p>
          </table:table-cell>
          <table:table-cell table:style-name="ce74" table:formula="of:=100*[.C275]" office:value-type="float" office:value="69.3361274350635" calcext:value-type="float">
            <text:p>69.3361274350635</text:p>
          </table:table-cell>
          <table:table-cell table:style-name="ce74" table:formula="of:=100/[.D275]" office:value-type="float" office:value="1.44224957030741" calcext:value-type="float">
            <text:p>1.442249570307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5]+1" office:value-type="float" office:value="4" calcext:value-type="float">
            <text:p>4</text:p>
          </table:table-cell>
          <table:table-cell table:style-name="ce74" table:formula="of:=(1/[.B276])^(1/3)" office:value-type="float" office:value="0.629960524947437" calcext:value-type="float">
            <text:p>0.629960524947437</text:p>
          </table:table-cell>
          <table:table-cell table:style-name="ce74" table:formula="of:=100*[.C276]" office:value-type="float" office:value="62.9960524947437" calcext:value-type="float">
            <text:p>62.9960524947437</text:p>
          </table:table-cell>
          <table:table-cell table:style-name="ce74" table:formula="of:=100/[.D276]" office:value-type="float" office:value="1.5874010519682" calcext:value-type="float">
            <text:p>1.58740105196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6]+1" office:value-type="float" office:value="5" calcext:value-type="float">
            <text:p>5</text:p>
          </table:table-cell>
          <table:table-cell table:style-name="ce74" table:formula="of:=(1/[.B277])^(1/3)" office:value-type="float" office:value="0.584803547642573" calcext:value-type="float">
            <text:p>0.584803547642573</text:p>
          </table:table-cell>
          <table:table-cell table:style-name="ce74" table:formula="of:=100*[.C277]" office:value-type="float" office:value="58.4803547642573" calcext:value-type="float">
            <text:p>58.4803547642573</text:p>
          </table:table-cell>
          <table:table-cell table:style-name="ce74" table:formula="of:=100/[.D277]" office:value-type="float" office:value="1.7099759466767" calcext:value-type="float">
            <text:p>1.709975946676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7]+1" office:value-type="float" office:value="6" calcext:value-type="float">
            <text:p>6</text:p>
          </table:table-cell>
          <table:table-cell table:style-name="ce74" table:formula="of:=(1/[.B278])^(1/3)" office:value-type="float" office:value="0.550321208149104" calcext:value-type="float">
            <text:p>0.550321208149104</text:p>
          </table:table-cell>
          <table:table-cell table:style-name="ce74" table:formula="of:=100*[.C278]" office:value-type="float" office:value="55.0321208149104" calcext:value-type="float">
            <text:p>55.0321208149104</text:p>
          </table:table-cell>
          <table:table-cell table:style-name="ce74" table:formula="of:=100/[.D278]" office:value-type="float" office:value="1.81712059283214" calcext:value-type="float">
            <text:p>1.8171205928321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8]+1" office:value-type="float" office:value="7" calcext:value-type="float">
            <text:p>7</text:p>
          </table:table-cell>
          <table:table-cell table:style-name="ce74" table:formula="of:=(1/[.B279])^(1/3)" office:value-type="float" office:value="0.52275795857471" calcext:value-type="float">
            <text:p>0.52275795857471</text:p>
          </table:table-cell>
          <table:table-cell table:style-name="ce74" table:formula="of:=100*[.C279]" office:value-type="float" office:value="52.275795857471" calcext:value-type="float">
            <text:p>52.275795857471</text:p>
          </table:table-cell>
          <table:table-cell table:style-name="ce74" table:formula="of:=100/[.D279]" office:value-type="float" office:value="1.91293118277239" calcext:value-type="float">
            <text:p>1.912931182772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79]+1" office:value-type="float" office:value="8" calcext:value-type="float">
            <text:p>8</text:p>
          </table:table-cell>
          <table:table-cell table:style-name="ce74" table:formula="of:=(1/[.B280])^(1/3)" office:value-type="float" office:value="0.5" calcext:value-type="float">
            <text:p>0.5</text:p>
          </table:table-cell>
          <table:table-cell table:style-name="ce74" table:formula="of:=100*[.C280]" office:value-type="float" office:value="50" calcext:value-type="float">
            <text:p>50</text:p>
          </table:table-cell>
          <table:table-cell table:style-name="ce74" table:formula="of:=100/[.D280]" office:value-type="float" office:value="2" calcext:value-type="float">
            <text:p>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0]+1" office:value-type="float" office:value="9" calcext:value-type="float">
            <text:p>9</text:p>
          </table:table-cell>
          <table:table-cell table:style-name="ce74" table:formula="of:=(1/[.B281])^(1/3)" office:value-type="float" office:value="0.480749856769136" calcext:value-type="float">
            <text:p>0.480749856769136</text:p>
          </table:table-cell>
          <table:table-cell table:style-name="ce74" table:formula="of:=100*[.C281]" office:value-type="float" office:value="48.0749856769136" calcext:value-type="float">
            <text:p>48.0749856769136</text:p>
          </table:table-cell>
          <table:table-cell table:style-name="ce74" table:formula="of:=100/[.D281]" office:value-type="float" office:value="2.0800838230519" calcext:value-type="float">
            <text:p>2.08008382305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1]+1" office:value-type="float" office:value="10" calcext:value-type="float">
            <text:p>10</text:p>
          </table:table-cell>
          <table:table-cell table:style-name="ce74" table:formula="of:=(1/[.B282])^(1/3)" office:value-type="float" office:value="0.464158883361278" calcext:value-type="float">
            <text:p>0.464158883361278</text:p>
          </table:table-cell>
          <table:table-cell table:style-name="ce74" table:formula="of:=100*[.C282]" office:value-type="float" office:value="46.4158883361278" calcext:value-type="float">
            <text:p>46.4158883361278</text:p>
          </table:table-cell>
          <table:table-cell table:style-name="ce74" table:formula="of:=100/[.D282]" office:value-type="float" office:value="2.15443469003188" calcext:value-type="float">
            <text:p>2.1544346900318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2]+1" office:value-type="float" office:value="11" calcext:value-type="float">
            <text:p>11</text:p>
          </table:table-cell>
          <table:table-cell table:style-name="ce74" table:formula="of:=(1/[.B283])^(1/3)" office:value-type="float" office:value="0.449644313022609" calcext:value-type="float">
            <text:p>0.449644313022609</text:p>
          </table:table-cell>
          <table:table-cell table:style-name="ce74" table:formula="of:=100*[.C283]" office:value-type="float" office:value="44.9644313022609" calcext:value-type="float">
            <text:p>44.9644313022609</text:p>
          </table:table-cell>
          <table:table-cell table:style-name="ce74" table:formula="of:=100/[.D283]" office:value-type="float" office:value="2.22398009056932" calcext:value-type="float">
            <text:p>2.2239800905693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3]+1" office:value-type="float" office:value="12" calcext:value-type="float">
            <text:p>12</text:p>
          </table:table-cell>
          <table:table-cell table:style-name="ce74" table:formula="of:=(1/[.B284])^(1/3)" office:value-type="float" office:value="0.436790232368149" calcext:value-type="float">
            <text:p>0.436790232368149</text:p>
          </table:table-cell>
          <table:table-cell table:style-name="ce74" table:formula="of:=100*[.C284]" office:value-type="float" office:value="43.679023236815" calcext:value-type="float">
            <text:p>43.679023236815</text:p>
          </table:table-cell>
          <table:table-cell table:style-name="ce74" table:formula="of:=100/[.D284]" office:value-type="float" office:value="2.28942848510666" calcext:value-type="float">
            <text:p>2.289428485106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4]+1" office:value-type="float" office:value="13" calcext:value-type="float">
            <text:p>13</text:p>
          </table:table-cell>
          <table:table-cell table:style-name="ce74" table:formula="of:=(1/[.B285])^(1/3)" office:value-type="float" office:value="0.42529037028299" calcext:value-type="float">
            <text:p>0.42529037028299</text:p>
          </table:table-cell>
          <table:table-cell table:style-name="ce74" table:formula="of:=100*[.C285]" office:value-type="float" office:value="42.529037028299" calcext:value-type="float">
            <text:p>42.529037028299</text:p>
          </table:table-cell>
          <table:table-cell table:style-name="ce74" table:formula="of:=100/[.D285]" office:value-type="float" office:value="2.35133468772076" calcext:value-type="float">
            <text:p>2.3513346877207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5]+1" office:value-type="float" office:value="14" calcext:value-type="float">
            <text:p>14</text:p>
          </table:table-cell>
          <table:table-cell table:style-name="ce74" table:formula="of:=(1/[.B286])^(1/3)" office:value-type="float" office:value="0.414913266683122" calcext:value-type="float">
            <text:p>0.414913266683122</text:p>
          </table:table-cell>
          <table:table-cell table:style-name="ce74" table:formula="of:=100*[.C286]" office:value-type="float" office:value="41.4913266683122" calcext:value-type="float">
            <text:p>41.4913266683122</text:p>
          </table:table-cell>
          <table:table-cell table:style-name="ce74" table:formula="of:=100/[.D286]" office:value-type="float" office:value="2.41014226417523" calcext:value-type="float">
            <text:p>2.410142264175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6]+1" office:value-type="float" office:value="15" calcext:value-type="float">
            <text:p>15</text:p>
          </table:table-cell>
          <table:table-cell table:style-name="ce74" table:formula="of:=(1/[.B287])^(1/3)" office:value-type="float" office:value="0.405480133038227" calcext:value-type="float">
            <text:p>0.405480133038227</text:p>
          </table:table-cell>
          <table:table-cell table:style-name="ce74" table:formula="of:=100*[.C287]" office:value-type="float" office:value="40.5480133038227" calcext:value-type="float">
            <text:p>40.5480133038227</text:p>
          </table:table-cell>
          <table:table-cell table:style-name="ce74" table:formula="of:=100/[.D287]" office:value-type="float" office:value="2.46621207433047" calcext:value-type="float">
            <text:p>2.4662120743304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7]+1" office:value-type="float" office:value="16" calcext:value-type="float">
            <text:p>16</text:p>
          </table:table-cell>
          <table:table-cell table:style-name="ce74" table:formula="of:=(1/[.B288])^(1/3)" office:value-type="float" office:value="0.39685026299205" calcext:value-type="float">
            <text:p>0.39685026299205</text:p>
          </table:table-cell>
          <table:table-cell table:style-name="ce74" table:formula="of:=100*[.C288]" office:value-type="float" office:value="39.685026299205" calcext:value-type="float">
            <text:p>39.685026299205</text:p>
          </table:table-cell>
          <table:table-cell table:style-name="ce74" table:formula="of:=100/[.D288]" office:value-type="float" office:value="2.51984209978975" calcext:value-type="float">
            <text:p>2.519842099789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8]+1" office:value-type="float" office:value="17" calcext:value-type="float">
            <text:p>17</text:p>
          </table:table-cell>
          <table:table-cell table:style-name="ce74" table:formula="of:=(1/[.B289])^(1/3)" office:value-type="float" office:value="0.38891111873282" calcext:value-type="float">
            <text:p>0.38891111873282</text:p>
          </table:table-cell>
          <table:table-cell table:style-name="ce74" table:formula="of:=100*[.C289]" office:value-type="float" office:value="38.891111873282" calcext:value-type="float">
            <text:p>38.891111873282</text:p>
          </table:table-cell>
          <table:table-cell table:style-name="ce74" table:formula="of:=100/[.D289]" office:value-type="float" office:value="2.57128159065824" calcext:value-type="float">
            <text:p>2.5712815906582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89]+1" office:value-type="float" office:value="18" calcext:value-type="float">
            <text:p>18</text:p>
          </table:table-cell>
          <table:table-cell table:style-name="ce74" table:formula="of:=(1/[.B290])^(1/3)" office:value-type="float" office:value="0.381571414184444" calcext:value-type="float">
            <text:p>0.381571414184444</text:p>
          </table:table-cell>
          <table:table-cell table:style-name="ce74" table:formula="of:=100*[.C290]" office:value-type="float" office:value="38.1571414184444" calcext:value-type="float">
            <text:p>38.1571414184444</text:p>
          </table:table-cell>
          <table:table-cell table:style-name="ce74" table:formula="of:=100/[.D290]" office:value-type="float" office:value="2.6207413942089" calcext:value-type="float">
            <text:p>2.62074139420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0]+1" office:value-type="float" office:value="19" calcext:value-type="float">
            <text:p>19</text:p>
          </table:table-cell>
          <table:table-cell table:style-name="ce74" table:formula="of:=(1/[.B291])^(1/3)" office:value-type="float" office:value="0.374756176784315" calcext:value-type="float">
            <text:p>0.374756176784315</text:p>
          </table:table-cell>
          <table:table-cell table:style-name="ce74" table:formula="of:=100*[.C291]" office:value-type="float" office:value="37.4756176784315" calcext:value-type="float">
            <text:p>37.4756176784315</text:p>
          </table:table-cell>
          <table:table-cell table:style-name="ce74" table:formula="of:=100/[.D291]" office:value-type="float" office:value="2.66840164872194" calcext:value-type="float">
            <text:p>2.6684016487219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1]+1" office:value-type="float" office:value="20" calcext:value-type="float">
            <text:p>20</text:p>
          </table:table-cell>
          <table:table-cell table:style-name="ce74" table:formula="of:=(1/[.B292])^(1/3)" office:value-type="float" office:value="0.368403149864039" calcext:value-type="float">
            <text:p>0.368403149864039</text:p>
          </table:table-cell>
          <table:table-cell table:style-name="ce74" table:formula="of:=100*[.C292]" office:value-type="float" office:value="36.8403149864039" calcext:value-type="float">
            <text:p>36.8403149864039</text:p>
          </table:table-cell>
          <table:table-cell table:style-name="ce74" table:formula="of:=100/[.D292]" office:value-type="float" office:value="2.71441761659491" calcext:value-type="float">
            <text:p>2.7144176165949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2]+1" office:value-type="float" office:value="21" calcext:value-type="float">
            <text:p>21</text:p>
          </table:table-cell>
          <table:table-cell table:style-name="ce74" table:formula="of:=(1/[.B293])^(1/3)" office:value-type="float" office:value="0.362460124334297" calcext:value-type="float">
            <text:p>0.362460124334297</text:p>
          </table:table-cell>
          <table:table-cell table:style-name="ce74" table:formula="of:=100*[.C293]" office:value-type="float" office:value="36.2460124334297" calcext:value-type="float">
            <text:p>36.2460124334297</text:p>
          </table:table-cell>
          <table:table-cell table:style-name="ce74" table:formula="of:=100/[.D293]" office:value-type="float" office:value="2.75892417638112" calcext:value-type="float">
            <text:p>2.7589241763811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3]+1" office:value-type="float" office:value="22" calcext:value-type="float">
            <text:p>22</text:p>
          </table:table-cell>
          <table:table-cell table:style-name="ce74" table:formula="of:=(1/[.B294])^(1/3)" office:value-type="float" office:value="0.356882927751804" calcext:value-type="float">
            <text:p>0.356882927751804</text:p>
          </table:table-cell>
          <table:table-cell table:style-name="ce74" table:formula="of:=100*[.C294]" office:value-type="float" office:value="35.6882927751804" calcext:value-type="float">
            <text:p>35.6882927751804</text:p>
          </table:table-cell>
          <table:table-cell table:style-name="ce74" table:formula="of:=100/[.D294]" office:value-type="float" office:value="2.80203933065539" calcext:value-type="float">
            <text:p>2.802039330655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4]+1" office:value-type="float" office:value="23" calcext:value-type="float">
            <text:p>23</text:p>
          </table:table-cell>
          <table:table-cell table:style-name="ce74" table:formula="of:=(1/[.B295])^(1/3)" office:value-type="float" office:value="0.351633886916959" calcext:value-type="float">
            <text:p>0.351633886916959</text:p>
          </table:table-cell>
          <table:table-cell table:style-name="ce74" table:formula="of:=100*[.C295]" office:value-type="float" office:value="35.1633886916959" calcext:value-type="float">
            <text:p>35.1633886916959</text:p>
          </table:table-cell>
          <table:table-cell table:style-name="ce74" table:formula="of:=100/[.D295]" office:value-type="float" office:value="2.84386697985156" calcext:value-type="float">
            <text:p>2.843866979851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5]+1" office:value-type="float" office:value="24" calcext:value-type="float">
            <text:p>24</text:p>
          </table:table-cell>
          <table:table-cell table:style-name="ce74" table:formula="of:=(1/[.B296])^(1/3)" office:value-type="float" office:value="0.346680637175317" calcext:value-type="float">
            <text:p>0.346680637175317</text:p>
          </table:table-cell>
          <table:table-cell table:style-name="ce74" table:formula="of:=100*[.C296]" office:value-type="float" office:value="34.6680637175317" calcext:value-type="float">
            <text:p>34.6680637175317</text:p>
          </table:table-cell>
          <table:table-cell table:style-name="ce74" table:formula="of:=100/[.D296]" office:value-type="float" office:value="2.88449914061482" calcext:value-type="float">
            <text:p>2.884499140614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6]+1" office:value-type="float" office:value="25" calcext:value-type="float">
            <text:p>25</text:p>
          </table:table-cell>
          <table:table-cell table:style-name="ce74" table:formula="of:=(1/[.B297])^(1/3)" office:value-type="float" office:value="0.341995189335339" calcext:value-type="float">
            <text:p>0.341995189335339</text:p>
          </table:table-cell>
          <table:table-cell table:style-name="ce74" table:formula="of:=100*[.C297]" office:value-type="float" office:value="34.1995189335339" calcext:value-type="float">
            <text:p>34.1995189335339</text:p>
          </table:table-cell>
          <table:table-cell table:style-name="ce74" table:formula="of:=100/[.D297]" office:value-type="float" office:value="2.92401773821287" calcext:value-type="float">
            <text:p>2.924017738212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7]+1" office:value-type="float" office:value="26" calcext:value-type="float">
            <text:p>26</text:p>
          </table:table-cell>
          <table:table-cell table:style-name="ce74" table:formula="of:=(1/[.B298])^(1/3)" office:value-type="float" office:value="0.337553190589582" calcext:value-type="float">
            <text:p>0.337553190589582</text:p>
          </table:table-cell>
          <table:table-cell table:style-name="ce74" table:formula="of:=100*[.C298]" office:value-type="float" office:value="33.7553190589582" calcext:value-type="float">
            <text:p>33.7553190589582</text:p>
          </table:table-cell>
          <table:table-cell table:style-name="ce74" table:formula="of:=100/[.D298]" office:value-type="float" office:value="2.96249606840737" calcext:value-type="float">
            <text:p>2.9624960684073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8]+1" office:value-type="float" office:value="27" calcext:value-type="float">
            <text:p>27</text:p>
          </table:table-cell>
          <table:table-cell table:style-name="ce74" table:formula="of:=(1/[.B299])^(1/3)" office:value-type="float" office:value="0.333333333333333" calcext:value-type="float">
            <text:p>0.333333333333333</text:p>
          </table:table-cell>
          <table:table-cell table:style-name="ce74" table:formula="of:=100*[.C299]" office:value-type="float" office:value="33.3333333333333" calcext:value-type="float">
            <text:p>33.3333333333333</text:p>
          </table:table-cell>
          <table:table-cell table:style-name="ce74" table:formula="of:=100/[.D299]" office:value-type="float" office:value="3" calcext:value-type="float">
            <text:p>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299]+1" office:value-type="float" office:value="28" calcext:value-type="float">
            <text:p>28</text:p>
          </table:table-cell>
          <table:table-cell table:style-name="ce74" table:formula="of:=(1/[.B300])^(1/3)" office:value-type="float" office:value="0.329316878004175" calcext:value-type="float">
            <text:p>0.329316878004175</text:p>
          </table:table-cell>
          <table:table-cell table:style-name="ce74" table:formula="of:=100*[.C300]" office:value-type="float" office:value="32.9316878004175" calcext:value-type="float">
            <text:p>32.9316878004175</text:p>
          </table:table-cell>
          <table:table-cell table:style-name="ce74" table:formula="of:=100/[.D300]" office:value-type="float" office:value="3.03658897187566" calcext:value-type="float">
            <text:p>3.036588971875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0]+1" office:value-type="float" office:value="29" calcext:value-type="float">
            <text:p>29</text:p>
          </table:table-cell>
          <table:table-cell table:style-name="ce74" table:formula="of:=(1/[.B301])^(1/3)" office:value-type="float" office:value="0.325487264737668" calcext:value-type="float">
            <text:p>0.325487264737668</text:p>
          </table:table-cell>
          <table:table-cell table:style-name="ce74" table:formula="of:=100*[.C301]" office:value-type="float" office:value="32.5487264737668" calcext:value-type="float">
            <text:p>32.5487264737668</text:p>
          </table:table-cell>
          <table:table-cell table:style-name="ce74" table:formula="of:=100/[.D301]" office:value-type="float" office:value="3.07231682568585" calcext:value-type="float">
            <text:p>3.072316825685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1]+1" office:value-type="float" office:value="30" calcext:value-type="float">
            <text:p>30</text:p>
          </table:table-cell>
          <table:table-cell table:style-name="ce74" table:formula="of:=(1/[.B302])^(1/3)" office:value-type="float" office:value="0.321829794868543" calcext:value-type="float">
            <text:p>0.321829794868543</text:p>
          </table:table-cell>
          <table:table-cell table:style-name="ce74" table:formula="of:=100*[.C302]" office:value-type="float" office:value="32.1829794868543" calcext:value-type="float">
            <text:p>32.1829794868543</text:p>
          </table:table-cell>
          <table:table-cell table:style-name="ce74" table:formula="of:=100/[.D302]" office:value-type="float" office:value="3.10723250595386" calcext:value-type="float">
            <text:p>3.107232505953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2]+1" office:value-type="float" office:value="31" calcext:value-type="float">
            <text:p>31</text:p>
          </table:table-cell>
          <table:table-cell table:style-name="ce74" table:formula="of:=(1/[.B303])^(1/3)" office:value-type="float" office:value="0.318331367845773" calcext:value-type="float">
            <text:p>0.318331367845773</text:p>
          </table:table-cell>
          <table:table-cell table:style-name="ce74" table:formula="of:=100*[.C303]" office:value-type="float" office:value="31.8331367845773" calcext:value-type="float">
            <text:p>31.8331367845773</text:p>
          </table:table-cell>
          <table:table-cell table:style-name="ce74" table:formula="of:=100/[.D303]" office:value-type="float" office:value="3.14138065239139" calcext:value-type="float">
            <text:p>3.14138065239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3]+1" office:value-type="float" office:value="32" calcext:value-type="float">
            <text:p>32</text:p>
          </table:table-cell>
          <table:table-cell table:style-name="ce74" table:formula="of:=(1/[.B304])^(1/3)" office:value-type="float" office:value="0.314980262473718" calcext:value-type="float">
            <text:p>0.314980262473718</text:p>
          </table:table-cell>
          <table:table-cell table:style-name="ce74" table:formula="of:=100*[.C304]" office:value-type="float" office:value="31.4980262473718" calcext:value-type="float">
            <text:p>31.4980262473718</text:p>
          </table:table-cell>
          <table:table-cell table:style-name="ce74" table:formula="of:=100/[.D304]" office:value-type="float" office:value="3.1748021039364" calcext:value-type="float">
            <text:p>3.174802103936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4]+1" office:value-type="float" office:value="33" calcext:value-type="float">
            <text:p>33</text:p>
          </table:table-cell>
          <table:table-cell table:style-name="ce74" table:formula="of:=(1/[.B305])^(1/3)" office:value-type="float" office:value="0.311765953881872" calcext:value-type="float">
            <text:p>0.311765953881872</text:p>
          </table:table-cell>
          <table:table-cell table:style-name="ce74" table:formula="of:=100*[.C305]" office:value-type="float" office:value="31.1765953881872" calcext:value-type="float">
            <text:p>31.1765953881872</text:p>
          </table:table-cell>
          <table:table-cell table:style-name="ce74" table:formula="of:=100/[.D305]" office:value-type="float" office:value="3.20753432999583" calcext:value-type="float">
            <text:p>3.2075343299958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5]+1" office:value-type="float" office:value="34" calcext:value-type="float">
            <text:p>34</text:p>
          </table:table-cell>
          <table:table-cell table:style-name="ce74" table:formula="of:=(1/[.B306])^(1/3)" office:value-type="float" office:value="0.308678959499304" calcext:value-type="float">
            <text:p>0.308678959499304</text:p>
          </table:table-cell>
          <table:table-cell table:style-name="ce74" table:formula="of:=100*[.C306]" office:value-type="float" office:value="30.8678959499304" calcext:value-type="float">
            <text:p>30.8678959499304</text:p>
          </table:table-cell>
          <table:table-cell table:style-name="ce74" table:formula="of:=100/[.D306]" office:value-type="float" office:value="3.23961180127748" calcext:value-type="float">
            <text:p>3.2396118012774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6]+1" office:value-type="float" office:value="35" calcext:value-type="float">
            <text:p>35</text:p>
          </table:table-cell>
          <table:table-cell table:style-name="ce74" table:formula="of:=(1/[.B307])^(1/3)" office:value-type="float" office:value="0.30571070873288" calcext:value-type="float">
            <text:p>0.30571070873288</text:p>
          </table:table-cell>
          <table:table-cell table:style-name="ce74" table:formula="of:=100*[.C307]" office:value-type="float" office:value="30.571070873288" calcext:value-type="float">
            <text:p>30.571070873288</text:p>
          </table:table-cell>
          <table:table-cell table:style-name="ce74" table:formula="of:=100/[.D307]" office:value-type="float" office:value="3.27106631018859" calcext:value-type="float">
            <text:p>3.2710663101885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7]+1" office:value-type="float" office:value="36" calcext:value-type="float">
            <text:p>36</text:p>
          </table:table-cell>
          <table:table-cell table:style-name="ce74" table:formula="of:=(1/[.B308])^(1/3)" office:value-type="float" office:value="0.30285343213869" calcext:value-type="float">
            <text:p>0.30285343213869</text:p>
          </table:table-cell>
          <table:table-cell table:style-name="ce74" table:formula="of:=100*[.C308]" office:value-type="float" office:value="30.285343213869" calcext:value-type="float">
            <text:p>30.285343213869</text:p>
          </table:table-cell>
          <table:table-cell table:style-name="ce74" table:formula="of:=100/[.D308]" office:value-type="float" office:value="3.30192724889463" calcext:value-type="float">
            <text:p>3.301927248894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8]+1" office:value-type="float" office:value="37" calcext:value-type="float">
            <text:p>37</text:p>
          </table:table-cell>
          <table:table-cell table:style-name="ce74" table:formula="of:=(1/[.B309])^(1/3)" office:value-type="float" office:value="0.300100066718562" calcext:value-type="float">
            <text:p>0.300100066718562</text:p>
          </table:table-cell>
          <table:table-cell table:style-name="ce74" table:formula="of:=100*[.C309]" office:value-type="float" office:value="30.0100066718562" calcext:value-type="float">
            <text:p>30.0100066718562</text:p>
          </table:table-cell>
          <table:table-cell table:style-name="ce74" table:formula="of:=100/[.D309]" office:value-type="float" office:value="3.33222185164595" calcext:value-type="float">
            <text:p>3.33222185164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09]+1" office:value-type="float" office:value="38" calcext:value-type="float">
            <text:p>38</text:p>
          </table:table-cell>
          <table:table-cell table:style-name="ce74" table:formula="of:=(1/[.B310])^(1/3)" office:value-type="float" office:value="0.297444174629501" calcext:value-type="float">
            <text:p>0.297444174629501</text:p>
          </table:table-cell>
          <table:table-cell table:style-name="ce74" table:formula="of:=100*[.C310]" office:value-type="float" office:value="29.7444174629501" calcext:value-type="float">
            <text:p>29.7444174629501</text:p>
          </table:table-cell>
          <table:table-cell table:style-name="ce74" table:formula="of:=100/[.D310]" office:value-type="float" office:value="3.36197540679896" calcext:value-type="float">
            <text:p>3.3619754067989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0]+1" office:value-type="float" office:value="39" calcext:value-type="float">
            <text:p>39</text:p>
          </table:table-cell>
          <table:table-cell table:style-name="ce74" table:formula="of:=(1/[.B311])^(1/3)" office:value-type="float" office:value="0.294879873108467" calcext:value-type="float">
            <text:p>0.294879873108467</text:p>
          </table:table-cell>
          <table:table-cell table:style-name="ce74" table:formula="of:=100*[.C311]" office:value-type="float" office:value="29.4879873108467" calcext:value-type="float">
            <text:p>29.4879873108467</text:p>
          </table:table-cell>
          <table:table-cell table:style-name="ce74" table:formula="of:=100/[.D311]" office:value-type="float" office:value="3.39121144301417" calcext:value-type="float">
            <text:p>3.391211443014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1]+1" office:value-type="float" office:value="40" calcext:value-type="float">
            <text:p>40</text:p>
          </table:table-cell>
          <table:table-cell table:style-name="ce74" table:formula="of:=(1/[.B312])^(1/3)" office:value-type="float" office:value="0.292401773821287" calcext:value-type="float">
            <text:p>0.292401773821287</text:p>
          </table:table-cell>
          <table:table-cell table:style-name="ce74" table:formula="of:=100*[.C312]" office:value-type="float" office:value="29.2401773821287" calcext:value-type="float">
            <text:p>29.2401773821287</text:p>
          </table:table-cell>
          <table:table-cell table:style-name="ce74" table:formula="of:=100/[.D312]" office:value-type="float" office:value="3.41995189335339" calcext:value-type="float">
            <text:p>3.419951893353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2]+1" office:value-type="float" office:value="41" calcext:value-type="float">
            <text:p>41</text:p>
          </table:table-cell>
          <table:table-cell table:style-name="ce74" table:formula="of:=(1/[.B313])^(1/3)" office:value-type="float" office:value="0.290004930167627" calcext:value-type="float">
            <text:p>0.290004930167627</text:p>
          </table:table-cell>
          <table:table-cell table:style-name="ce74" table:formula="of:=100*[.C313]" office:value-type="float" office:value="29.0004930167627" calcext:value-type="float">
            <text:p>29.0004930167627</text:p>
          </table:table-cell>
          <table:table-cell table:style-name="ce74" table:formula="of:=100/[.D313]" office:value-type="float" office:value="3.44821724038273" calcext:value-type="float">
            <text:p>3.4482172403827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3]+1" office:value-type="float" office:value="42" calcext:value-type="float">
            <text:p>42</text:p>
          </table:table-cell>
          <table:table-cell table:style-name="ce74" table:formula="of:=(1/[.B314])^(1/3)" office:value-type="float" office:value="0.287684791332394" calcext:value-type="float">
            <text:p>0.287684791332394</text:p>
          </table:table-cell>
          <table:table-cell table:style-name="ce74" table:formula="of:=100*[.C314]" office:value-type="float" office:value="28.7684791332394" calcext:value-type="float">
            <text:p>28.7684791332394</text:p>
          </table:table-cell>
          <table:table-cell table:style-name="ce74" table:formula="of:=100/[.D314]" office:value-type="float" office:value="3.47602664488645" calcext:value-type="float">
            <text:p>3.476026644886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4]+1" office:value-type="float" office:value="43" calcext:value-type="float">
            <text:p>43</text:p>
          </table:table-cell>
          <table:table-cell table:style-name="ce74" table:formula="of:=(1/[.B315])^(1/3)" office:value-type="float" office:value="0.285437162081894" calcext:value-type="float">
            <text:p>0.285437162081894</text:p>
          </table:table-cell>
          <table:table-cell table:style-name="ce74" table:formula="of:=100*[.C315]" office:value-type="float" office:value="28.5437162081894" calcext:value-type="float">
            <text:p>28.5437162081894</text:p>
          </table:table-cell>
          <table:table-cell table:style-name="ce74" table:formula="of:=100/[.D315]" office:value-type="float" office:value="3.50339806038672" calcext:value-type="float">
            <text:p>3.5033980603867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5]+1" office:value-type="float" office:value="44" calcext:value-type="float">
            <text:p>44</text:p>
          </table:table-cell>
          <table:table-cell table:style-name="ce74" table:formula="of:=(1/[.B316])^(1/3)" office:value-type="float" office:value="0.283258167471352" calcext:value-type="float">
            <text:p>0.283258167471352</text:p>
          </table:table-cell>
          <table:table-cell table:style-name="ce74" table:formula="of:=100*[.C316]" office:value-type="float" office:value="28.3258167471352" calcext:value-type="float">
            <text:p>28.3258167471352</text:p>
          </table:table-cell>
          <table:table-cell table:style-name="ce74" table:formula="of:=100/[.D316]" office:value-type="float" office:value="3.53034833532606" calcext:value-type="float">
            <text:p>3.530348335326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6]+1" office:value-type="float" office:value="45" calcext:value-type="float">
            <text:p>45</text:p>
          </table:table-cell>
          <table:table-cell table:style-name="ce74" table:formula="of:=(1/[.B317])^(1/3)" office:value-type="float" office:value="0.28114422176725" calcext:value-type="float">
            <text:p>0.28114422176725</text:p>
          </table:table-cell>
          <table:table-cell table:style-name="ce74" table:formula="of:=100*[.C317]" office:value-type="float" office:value="28.114422176725" calcext:value-type="float">
            <text:p>28.114422176725</text:p>
          </table:table-cell>
          <table:table-cell table:style-name="ce74" table:formula="of:=100/[.D317]" office:value-type="float" office:value="3.55689330449006" calcext:value-type="float">
            <text:p>3.556893304490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7]+1" office:value-type="float" office:value="46" calcext:value-type="float">
            <text:p>46</text:p>
          </table:table-cell>
          <table:table-cell table:style-name="ce74" table:formula="of:=(1/[.B318])^(1/3)" office:value-type="float" office:value="0.279092000999824" calcext:value-type="float">
            <text:p>0.279092000999824</text:p>
          </table:table-cell>
          <table:table-cell table:style-name="ce74" table:formula="of:=100*[.C318]" office:value-type="float" office:value="27.9092000999824" calcext:value-type="float">
            <text:p>27.9092000999824</text:p>
          </table:table-cell>
          <table:table-cell table:style-name="ce74" table:formula="of:=100/[.D318]" office:value-type="float" office:value="3.58304787101595" calcext:value-type="float">
            <text:p>3.58304787101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8]+1" office:value-type="float" office:value="47" calcext:value-type="float">
            <text:p>47</text:p>
          </table:table-cell>
          <table:table-cell table:style-name="ce74" table:formula="of:=(1/[.B319])^(1/3)" office:value-type="float" office:value="0.277098418652962" calcext:value-type="float">
            <text:p>0.277098418652962</text:p>
          </table:table-cell>
          <table:table-cell table:style-name="ce74" table:formula="of:=100*[.C319]" office:value-type="float" office:value="27.7098418652962" calcext:value-type="float">
            <text:p>27.7098418652962</text:p>
          </table:table-cell>
          <table:table-cell table:style-name="ce74" table:formula="of:=100/[.D319]" office:value-type="float" office:value="3.60882608013869" calcext:value-type="float">
            <text:p>3.6088260801386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19]+1" office:value-type="float" office:value="48" calcext:value-type="float">
            <text:p>48</text:p>
          </table:table-cell>
          <table:table-cell table:style-name="ce74" table:formula="of:=(1/[.B320])^(1/3)" office:value-type="float" office:value="0.275160604074552" calcext:value-type="float">
            <text:p>0.275160604074552</text:p>
          </table:table-cell>
          <table:table-cell table:style-name="ce74" table:formula="of:=100*[.C320]" office:value-type="float" office:value="27.5160604074552" calcext:value-type="float">
            <text:p>27.5160604074552</text:p>
          </table:table-cell>
          <table:table-cell table:style-name="ce74" table:formula="of:=100/[.D320]" office:value-type="float" office:value="3.63424118566428" calcext:value-type="float">
            <text:p>3.6342411856642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0]+1" office:value-type="float" office:value="49" calcext:value-type="float">
            <text:p>49</text:p>
          </table:table-cell>
          <table:table-cell table:style-name="ce74" table:formula="of:=(1/[.B321])^(1/3)" office:value-type="float" office:value="0.273275883253198" calcext:value-type="float">
            <text:p>0.273275883253198</text:p>
          </table:table-cell>
          <table:table-cell table:style-name="ce74" table:formula="of:=100*[.C321]" office:value-type="float" office:value="27.3275883253198" calcext:value-type="float">
            <text:p>27.3275883253198</text:p>
          </table:table-cell>
          <table:table-cell table:style-name="ce74" table:formula="of:=100/[.D321]" office:value-type="float" office:value="3.65930571002297" calcext:value-type="float">
            <text:p>3.659305710022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1]+1" office:value-type="float" office:value="50" calcext:value-type="float">
            <text:p>50</text:p>
          </table:table-cell>
          <table:table-cell table:style-name="ce74" table:formula="of:=(1/[.B322])^(1/3)" office:value-type="float" office:value="0.271441761659491" calcext:value-type="float">
            <text:p>0.271441761659491</text:p>
          </table:table-cell>
          <table:table-cell table:style-name="ce74" table:formula="of:=100*[.C322]" office:value-type="float" office:value="27.1441761659491" calcext:value-type="float">
            <text:p>27.1441761659491</text:p>
          </table:table-cell>
          <table:table-cell table:style-name="ce74" table:formula="of:=100/[.D322]" office:value-type="float" office:value="3.68403149864039" calcext:value-type="float">
            <text:p>3.684031498640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2]+1" office:value-type="float" office:value="51" calcext:value-type="float">
            <text:p>51</text:p>
          </table:table-cell>
          <table:table-cell table:style-name="ce74" table:formula="of:=(1/[.B323])^(1/3)" office:value-type="float" office:value="0.269655908893719" calcext:value-type="float">
            <text:p>0.269655908893719</text:p>
          </table:table-cell>
          <table:table-cell table:style-name="ce74" table:formula="of:=100*[.C323]" office:value-type="float" office:value="26.9655908893719" calcext:value-type="float">
            <text:p>26.9655908893719</text:p>
          </table:table-cell>
          <table:table-cell table:style-name="ce74" table:formula="of:=100/[.D323]" office:value-type="float" office:value="3.70842976926619" calcext:value-type="float">
            <text:p>3.708429769266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3]+1" office:value-type="float" office:value="52" calcext:value-type="float">
            <text:p>52</text:p>
          </table:table-cell>
          <table:table-cell table:style-name="ce74" table:formula="of:=(1/[.B324])^(1/3)" office:value-type="float" office:value="0.267916144918562" calcext:value-type="float">
            <text:p>0.267916144918562</text:p>
          </table:table-cell>
          <table:table-cell table:style-name="ce74" table:formula="of:=100*[.C324]" office:value-type="float" office:value="26.7916144918562" calcext:value-type="float">
            <text:p>26.7916144918562</text:p>
          </table:table-cell>
          <table:table-cell table:style-name="ce74" table:formula="of:=100/[.D324]" office:value-type="float" office:value="3.73251115681725" calcext:value-type="float">
            <text:p>3.7325111568172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4]+1" office:value-type="float" office:value="53" calcext:value-type="float">
            <text:p>53</text:p>
          </table:table-cell>
          <table:table-cell table:style-name="ce74" table:formula="of:=(1/[.B325])^(1/3)" office:value-type="float" office:value="0.266220427686116" calcext:value-type="float">
            <text:p>0.266220427686116</text:p>
          </table:table-cell>
          <table:table-cell table:style-name="ce74" table:formula="of:=100*[.C325]" office:value-type="float" office:value="26.6220427686116" calcext:value-type="float">
            <text:p>26.6220427686116</text:p>
          </table:table-cell>
          <table:table-cell table:style-name="ce74" table:formula="of:=100/[.D325]" office:value-type="float" office:value="3.75628575422107" calcext:value-type="float">
            <text:p>3.7562857542210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5]+1" office:value-type="float" office:value="54" calcext:value-type="float">
            <text:p>54</text:p>
          </table:table-cell>
          <table:table-cell table:style-name="ce74" table:formula="of:=(1/[.B326])^(1/3)" office:value-type="float" office:value="0.2645668419947" calcext:value-type="float">
            <text:p>0.2645668419947</text:p>
          </table:table-cell>
          <table:table-cell table:style-name="ce74" table:formula="of:=100*[.C326]" office:value-type="float" office:value="26.45668419947" calcext:value-type="float">
            <text:p>26.45668419947</text:p>
          </table:table-cell>
          <table:table-cell table:style-name="ce74" table:formula="of:=100/[.D326]" office:value-type="float" office:value="3.77976314968462" calcext:value-type="float">
            <text:p>3.7797631496846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6]+1" office:value-type="float" office:value="55" calcext:value-type="float">
            <text:p>55</text:p>
          </table:table-cell>
          <table:table-cell table:style-name="ce74" table:formula="of:=(1/[.B327])^(1/3)" office:value-type="float" office:value="0.262953589432929" calcext:value-type="float">
            <text:p>0.262953589432929</text:p>
          </table:table-cell>
          <table:table-cell table:style-name="ce74" table:formula="of:=100*[.C327]" office:value-type="float" office:value="26.2953589432929" calcext:value-type="float">
            <text:p>26.2953589432929</text:p>
          </table:table-cell>
          <table:table-cell table:style-name="ce74" table:formula="of:=100/[.D327]" office:value-type="float" office:value="3.80295246076139" calcext:value-type="float">
            <text:p>3.80295246076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7]+1" office:value-type="float" office:value="56" calcext:value-type="float">
            <text:p>56</text:p>
          </table:table-cell>
          <table:table-cell table:style-name="ce74" table:formula="of:=(1/[.B328])^(1/3)" office:value-type="float" office:value="0.261378979287355" calcext:value-type="float">
            <text:p>0.261378979287355</text:p>
          </table:table-cell>
          <table:table-cell table:style-name="ce74" table:formula="of:=100*[.C328]" office:value-type="float" office:value="26.1378979287355" calcext:value-type="float">
            <text:p>26.1378979287355</text:p>
          </table:table-cell>
          <table:table-cell table:style-name="ce74" table:formula="of:=100/[.D328]" office:value-type="float" office:value="3.82586236554478" calcext:value-type="float">
            <text:p>3.825862365544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8]+1" office:value-type="float" office:value="57" calcext:value-type="float">
            <text:p>57</text:p>
          </table:table-cell>
          <table:table-cell table:style-name="ce74" table:formula="of:=(1/[.B329])^(1/3)" office:value-type="float" office:value="0.259841420305945" calcext:value-type="float">
            <text:p>0.259841420305945</text:p>
          </table:table-cell>
          <table:table-cell table:style-name="ce74" table:formula="of:=100*[.C329]" office:value-type="float" office:value="25.9841420305945" calcext:value-type="float">
            <text:p>25.9841420305945</text:p>
          </table:table-cell>
          <table:table-cell table:style-name="ce74" table:formula="of:=100/[.D329]" office:value-type="float" office:value="3.84850113127681" calcext:value-type="float">
            <text:p>3.848501131276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29]+1" office:value-type="float" office:value="58" calcext:value-type="float">
            <text:p>58</text:p>
          </table:table-cell>
          <table:table-cell table:style-name="ce74" table:formula="of:=(1/[.B330])^(1/3)" office:value-type="float" office:value="0.258339413223413" calcext:value-type="float">
            <text:p>0.258339413223413</text:p>
          </table:table-cell>
          <table:table-cell table:style-name="ce74" table:formula="of:=100*[.C330]" office:value-type="float" office:value="25.8339413223413" calcext:value-type="float">
            <text:p>25.8339413223413</text:p>
          </table:table-cell>
          <table:table-cell table:style-name="ce74" table:formula="of:=100/[.D330]" office:value-type="float" office:value="3.8708766406278" calcext:value-type="float">
            <text:p>3.8708766406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0]+1" office:value-type="float" office:value="59" calcext:value-type="float">
            <text:p>59</text:p>
          </table:table-cell>
          <table:table-cell table:style-name="ce74" table:formula="of:=(1/[.B331])^(1/3)" office:value-type="float" office:value="0.256871543966136" calcext:value-type="float">
            <text:p>0.256871543966136</text:p>
          </table:table-cell>
          <table:table-cell table:style-name="ce74" table:formula="of:=100*[.C331]" office:value-type="float" office:value="25.6871543966137" calcext:value-type="float">
            <text:p>25.6871543966137</text:p>
          </table:table-cell>
          <table:table-cell table:style-name="ce74" table:formula="of:=100/[.D331]" office:value-type="float" office:value="3.89299641587326" calcext:value-type="float">
            <text:p>3.8929964158732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1]+1" office:value-type="float" office:value="60" calcext:value-type="float">
            <text:p>60</text:p>
          </table:table-cell>
          <table:table-cell table:style-name="ce74" table:formula="of:=(1/[.B332])^(1/3)" office:value-type="float" office:value="0.255436477464518" calcext:value-type="float">
            <text:p>0.255436477464518</text:p>
          </table:table-cell>
          <table:table-cell table:style-name="ce74" table:formula="of:=100*[.C332]" office:value-type="float" office:value="25.5436477464518" calcext:value-type="float">
            <text:p>25.5436477464518</text:p>
          </table:table-cell>
          <table:table-cell table:style-name="ce74" table:formula="of:=100/[.D332]" office:value-type="float" office:value="3.91486764116886" calcext:value-type="float">
            <text:p>3.914867641168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2]+1" office:value-type="float" office:value="61" calcext:value-type="float">
            <text:p>61</text:p>
          </table:table-cell>
          <table:table-cell table:style-name="ce74" table:formula="of:=(1/[.B333])^(1/3)" office:value-type="float" office:value="0.254032952009366" calcext:value-type="float">
            <text:p>0.254032952009366</text:p>
          </table:table-cell>
          <table:table-cell table:style-name="ce74" table:formula="of:=100*[.C333]" office:value-type="float" office:value="25.4032952009366" calcext:value-type="float">
            <text:p>25.4032952009366</text:p>
          </table:table-cell>
          <table:table-cell table:style-name="ce74" table:formula="of:=100/[.D333]" office:value-type="float" office:value="3.93649718310217" calcext:value-type="float">
            <text:p>3.936497183102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3]+1" office:value-type="float" office:value="62" calcext:value-type="float">
            <text:p>62</text:p>
          </table:table-cell>
          <table:table-cell table:style-name="ce74" table:formula="of:=(1/[.B334])^(1/3)" office:value-type="float" office:value="0.252659774096428" calcext:value-type="float">
            <text:p>0.252659774096428</text:p>
          </table:table-cell>
          <table:table-cell table:style-name="ce74" table:formula="of:=100*[.C334]" office:value-type="float" office:value="25.2659774096428" calcext:value-type="float">
            <text:p>25.2659774096428</text:p>
          </table:table-cell>
          <table:table-cell table:style-name="ce74" table:formula="of:=100/[.D334]" office:value-type="float" office:value="3.95789160968041" calcext:value-type="float">
            <text:p>3.957891609680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4]+1" office:value-type="float" office:value="63" calcext:value-type="float">
            <text:p>63</text:p>
          </table:table-cell>
          <table:table-cell table:style-name="ce74" table:formula="of:=(1/[.B335])^(1/3)" office:value-type="float" office:value="0.251315813709718" calcext:value-type="float">
            <text:p>0.251315813709718</text:p>
          </table:table-cell>
          <table:table-cell table:style-name="ce74" table:formula="of:=100*[.C335]" office:value-type="float" office:value="25.1315813709718" calcext:value-type="float">
            <text:p>25.1315813709718</text:p>
          </table:table-cell>
          <table:table-cell table:style-name="ce74" table:formula="of:=100/[.D335]" office:value-type="float" office:value="3.97905720789639" calcext:value-type="float">
            <text:p>3.979057207896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5]+1" office:value-type="float" office:value="64" calcext:value-type="float">
            <text:p>64</text:p>
          </table:table-cell>
          <table:table-cell table:style-name="ce74" table:formula="of:=(1/[.B336])^(1/3)" office:value-type="float" office:value="0.25" calcext:value-type="float">
            <text:p>0.25</text:p>
          </table:table-cell>
          <table:table-cell table:style-name="ce74" table:formula="of:=100*[.C336]" office:value-type="float" office:value="25" calcext:value-type="float">
            <text:p>25</text:p>
          </table:table-cell>
          <table:table-cell table:style-name="ce74" table:formula="of:=100/[.D336]" office:value-type="float" office:value="4" calcext:value-type="float">
            <text:p>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6]+1" office:value-type="float" office:value="65" calcext:value-type="float">
            <text:p>65</text:p>
          </table:table-cell>
          <table:table-cell table:style-name="ce74" table:formula="of:=(1/[.B337])^(1/3)" office:value-type="float" office:value="0.248711317319716" calcext:value-type="float">
            <text:p>0.248711317319716</text:p>
          </table:table-cell>
          <table:table-cell table:style-name="ce74" table:formula="of:=100*[.C337]" office:value-type="float" office:value="24.8711317319716" calcext:value-type="float">
            <text:p>24.8711317319716</text:p>
          </table:table-cell>
          <table:table-cell table:style-name="ce74" table:formula="of:=100/[.D337]" office:value-type="float" office:value="4.02072575858906" calcext:value-type="float">
            <text:p>4.020725758589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7]+1" office:value-type="float" office:value="66" calcext:value-type="float">
            <text:p>66</text:p>
          </table:table-cell>
          <table:table-cell table:style-name="ce74" table:formula="of:=(1/[.B338])^(1/3)" office:value-type="float" office:value="0.247448801579976" calcext:value-type="float">
            <text:p>0.247448801579976</text:p>
          </table:table-cell>
          <table:table-cell table:style-name="ce74" table:formula="of:=100*[.C338]" office:value-type="float" office:value="24.7448801579976" calcext:value-type="float">
            <text:p>24.7448801579976</text:p>
          </table:table-cell>
          <table:table-cell table:style-name="ce74" table:formula="of:=100/[.D338]" office:value-type="float" office:value="4.04124002062219" calcext:value-type="float">
            <text:p>4.041240020622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8]+1" office:value-type="float" office:value="67" calcext:value-type="float">
            <text:p>67</text:p>
          </table:table-cell>
          <table:table-cell table:style-name="ce74" table:formula="of:=(1/[.B339])^(1/3)" office:value-type="float" office:value="0.246211536899014" calcext:value-type="float">
            <text:p>0.246211536899014</text:p>
          </table:table-cell>
          <table:table-cell table:style-name="ce74" table:formula="of:=100*[.C339]" office:value-type="float" office:value="24.6211536899014" calcext:value-type="float">
            <text:p>24.6211536899014</text:p>
          </table:table-cell>
          <table:table-cell table:style-name="ce74" table:formula="of:=100/[.D339]" office:value-type="float" office:value="4.06154810044568" calcext:value-type="float">
            <text:p>4.0615481004456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39]+1" office:value-type="float" office:value="68" calcext:value-type="float">
            <text:p>68</text:p>
          </table:table-cell>
          <table:table-cell table:style-name="ce74" table:formula="of:=(1/[.B340])^(1/3)" office:value-type="float" office:value="0.244998652514822" calcext:value-type="float">
            <text:p>0.244998652514822</text:p>
          </table:table-cell>
          <table:table-cell table:style-name="ce74" table:formula="of:=100*[.C340]" office:value-type="float" office:value="24.4998652514822" calcext:value-type="float">
            <text:p>24.4998652514822</text:p>
          </table:table-cell>
          <table:table-cell table:style-name="ce74" table:formula="of:=100/[.D340]" office:value-type="float" office:value="4.08165510191735" calcext:value-type="float">
            <text:p>4.081655101917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0]+1" office:value-type="float" office:value="69" calcext:value-type="float">
            <text:p>69</text:p>
          </table:table-cell>
          <table:table-cell table:style-name="ce74" table:formula="of:=(1/[.B341])^(1/3)" office:value-type="float" office:value="0.24380931993761" calcext:value-type="float">
            <text:p>0.24380931993761</text:p>
          </table:table-cell>
          <table:table-cell table:style-name="ce74" table:formula="of:=100*[.C341]" office:value-type="float" office:value="24.380931993761" calcext:value-type="float">
            <text:p>24.380931993761</text:p>
          </table:table-cell>
          <table:table-cell table:style-name="ce74" table:formula="of:=100/[.D341]" office:value-type="float" office:value="4.10156592970235" calcext:value-type="float">
            <text:p>4.101565929702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1]+1" office:value-type="float" office:value="70" calcext:value-type="float">
            <text:p>70</text:p>
          </table:table-cell>
          <table:table-cell table:style-name="ce74" table:formula="of:=(1/[.B342])^(1/3)" office:value-type="float" office:value="0.242642750320259" calcext:value-type="float">
            <text:p>0.242642750320259</text:p>
          </table:table-cell>
          <table:table-cell table:style-name="ce74" table:formula="of:=100*[.C342]" office:value-type="float" office:value="24.2642750320259" calcext:value-type="float">
            <text:p>24.2642750320259</text:p>
          </table:table-cell>
          <table:table-cell table:style-name="ce74" table:formula="of:=100/[.D342]" office:value-type="float" office:value="4.12128529980856" calcext:value-type="float">
            <text:p>4.121285299808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2]+1" office:value-type="float" office:value="71" calcext:value-type="float">
            <text:p>71</text:p>
          </table:table-cell>
          <table:table-cell table:style-name="ce74" table:formula="of:=(1/[.B343])^(1/3)" office:value-type="float" office:value="0.241498192027258" calcext:value-type="float">
            <text:p>0.241498192027258</text:p>
          </table:table-cell>
          <table:table-cell table:style-name="ce74" table:formula="of:=100*[.C343]" office:value-type="float" office:value="24.1498192027258" calcext:value-type="float">
            <text:p>24.1498192027258</text:p>
          </table:table-cell>
          <table:table-cell table:style-name="ce74" table:formula="of:=100/[.D343]" office:value-type="float" office:value="4.14081774942285" calcext:value-type="float">
            <text:p>4.140817749422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3]+1" office:value-type="float" office:value="72" calcext:value-type="float">
            <text:p>72</text:p>
          </table:table-cell>
          <table:table-cell table:style-name="ce74" table:formula="of:=(1/[.B344])^(1/3)" office:value-type="float" office:value="0.240374928384568" calcext:value-type="float">
            <text:p>0.240374928384568</text:p>
          </table:table-cell>
          <table:table-cell table:style-name="ce74" table:formula="of:=100*[.C344]" office:value-type="float" office:value="24.0374928384568" calcext:value-type="float">
            <text:p>24.0374928384568</text:p>
          </table:table-cell>
          <table:table-cell table:style-name="ce74" table:formula="of:=100/[.D344]" office:value-type="float" office:value="4.16016764610381" calcext:value-type="float">
            <text:p>4.160167646103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4]+1" office:value-type="float" office:value="73" calcext:value-type="float">
            <text:p>73</text:p>
          </table:table-cell>
          <table:table-cell table:style-name="ce74" table:formula="of:=(1/[.B345])^(1/3)" office:value-type="float" office:value="0.239272275594637" calcext:value-type="float">
            <text:p>0.239272275594637</text:p>
          </table:table-cell>
          <table:table-cell table:style-name="ce74" table:formula="of:=100*[.C345]" office:value-type="float" office:value="23.9272275594637" calcext:value-type="float">
            <text:p>23.9272275594637</text:p>
          </table:table-cell>
          <table:table-cell table:style-name="ce74" table:formula="of:=100/[.D345]" office:value-type="float" office:value="4.17933919638123" calcext:value-type="float">
            <text:p>4.179339196381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5]+1" office:value-type="float" office:value="74" calcext:value-type="float">
            <text:p>74</text:p>
          </table:table-cell>
          <table:table-cell table:style-name="ce74" table:formula="of:=(1/[.B346])^(1/3)" office:value-type="float" office:value="0.238189580802386" calcext:value-type="float">
            <text:p>0.238189580802386</text:p>
          </table:table-cell>
          <table:table-cell table:style-name="ce74" table:formula="of:=100*[.C346]" office:value-type="float" office:value="23.8189580802386" calcext:value-type="float">
            <text:p>23.8189580802386</text:p>
          </table:table-cell>
          <table:table-cell table:style-name="ce74" table:formula="of:=100/[.D346]" office:value-type="float" office:value="4.19833645380841" calcext:value-type="float">
            <text:p>4.198336453808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6]+1" office:value-type="float" office:value="75" calcext:value-type="float">
            <text:p>75</text:p>
          </table:table-cell>
          <table:table-cell table:style-name="ce74" table:formula="of:=(1/[.B347])^(1/3)" office:value-type="float" office:value="0.237126220299338" calcext:value-type="float">
            <text:p>0.237126220299338</text:p>
          </table:table-cell>
          <table:table-cell table:style-name="ce74" table:formula="of:=100*[.C347]" office:value-type="float" office:value="23.7126220299338" calcext:value-type="float">
            <text:p>23.7126220299338</text:p>
          </table:table-cell>
          <table:table-cell table:style-name="ce74" table:formula="of:=100/[.D347]" office:value-type="float" office:value="4.21716332650875" calcext:value-type="float">
            <text:p>4.217163326508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7]+1" office:value-type="float" office:value="76" calcext:value-type="float">
            <text:p>76</text:p>
          </table:table-cell>
          <table:table-cell table:style-name="ce74" table:formula="of:=(1/[.B348])^(1/3)" office:value-type="float" office:value="0.236081597854342" calcext:value-type="float">
            <text:p>0.236081597854342</text:p>
          </table:table-cell>
          <table:table-cell table:style-name="ce74" table:formula="of:=100*[.C348]" office:value-type="float" office:value="23.6081597854342" calcext:value-type="float">
            <text:p>23.6081597854342</text:p>
          </table:table-cell>
          <table:table-cell table:style-name="ce74" table:formula="of:=100/[.D348]" office:value-type="float" office:value="4.23582358425489" calcext:value-type="float">
            <text:p>4.235823584254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8]+1" office:value-type="float" office:value="77" calcext:value-type="float">
            <text:p>77</text:p>
          </table:table-cell>
          <table:table-cell table:style-name="ce74" table:formula="of:=(1/[.B349])^(1/3)" office:value-type="float" office:value="0.235055143160427" calcext:value-type="float">
            <text:p>0.235055143160427</text:p>
          </table:table-cell>
          <table:table-cell table:style-name="ce74" table:formula="of:=100*[.C349]" office:value-type="float" office:value="23.5055143160427" calcext:value-type="float">
            <text:p>23.5055143160427</text:p>
          </table:table-cell>
          <table:table-cell table:style-name="ce74" table:formula="of:=100/[.D349]" office:value-type="float" office:value="4.25432086511501" calcext:value-type="float">
            <text:p>4.2543208651150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49]+1" office:value-type="float" office:value="78" calcext:value-type="float">
            <text:p>78</text:p>
          </table:table-cell>
          <table:table-cell table:style-name="ce74" table:formula="of:=(1/[.B350])^(1/3)" office:value-type="float" office:value="0.234046310388315" calcext:value-type="float">
            <text:p>0.234046310388315</text:p>
          </table:table-cell>
          <table:table-cell table:style-name="ce74" table:formula="of:=100*[.C350]" office:value-type="float" office:value="23.4046310388315" calcext:value-type="float">
            <text:p>23.4046310388315</text:p>
          </table:table-cell>
          <table:table-cell table:style-name="ce74" table:formula="of:=100/[.D350]" office:value-type="float" office:value="4.27265868169792" calcext:value-type="float">
            <text:p>4.2726586816979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0]+1" office:value-type="float" office:value="79" calcext:value-type="float">
            <text:p>79</text:p>
          </table:table-cell>
          <table:table-cell table:style-name="ce74" table:formula="of:=(1/[.B351])^(1/3)" office:value-type="float" office:value="0.233054576838006" calcext:value-type="float">
            <text:p>0.233054576838006</text:p>
          </table:table-cell>
          <table:table-cell table:style-name="ce74" table:formula="of:=100*[.C351]" office:value-type="float" office:value="23.3054576838006" calcext:value-type="float">
            <text:p>23.3054576838006</text:p>
          </table:table-cell>
          <table:table-cell table:style-name="ce74" table:formula="of:=100/[.D351]" office:value-type="float" office:value="4.29084042702621" calcext:value-type="float">
            <text:p>4.290840427026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1]+1" office:value-type="float" office:value="80" calcext:value-type="float">
            <text:p>80</text:p>
          </table:table-cell>
          <table:table-cell table:style-name="ce74" table:formula="of:=(1/[.B352])^(1/3)" office:value-type="float" office:value="0.232079441680639" calcext:value-type="float">
            <text:p>0.232079441680639</text:p>
          </table:table-cell>
          <table:table-cell table:style-name="ce74" table:formula="of:=100*[.C352]" office:value-type="float" office:value="23.2079441680639" calcext:value-type="float">
            <text:p>23.2079441680639</text:p>
          </table:table-cell>
          <table:table-cell table:style-name="ce74" table:formula="of:=100/[.D352]" office:value-type="float" office:value="4.30886938006377" calcext:value-type="float">
            <text:p>4.3088693800637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2]+1" office:value-type="float" office:value="81" calcext:value-type="float">
            <text:p>81</text:p>
          </table:table-cell>
          <table:table-cell table:style-name="ce74" table:formula="of:=(1/[.B353])^(1/3)" office:value-type="float" office:value="0.231120424783545" calcext:value-type="float">
            <text:p>0.231120424783545</text:p>
          </table:table-cell>
          <table:table-cell table:style-name="ce74" table:formula="of:=100*[.C353]" office:value-type="float" office:value="23.1120424783545" calcext:value-type="float">
            <text:p>23.1120424783545</text:p>
          </table:table-cell>
          <table:table-cell table:style-name="ce74" table:formula="of:=100/[.D353]" office:value-type="float" office:value="4.32674871092222" calcext:value-type="float">
            <text:p>4.3267487109222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3]+1" office:value-type="float" office:value="82" calcext:value-type="float">
            <text:p>82</text:p>
          </table:table-cell>
          <table:table-cell table:style-name="ce74" table:formula="of:=(1/[.B354])^(1/3)" office:value-type="float" office:value="0.230177065612027" calcext:value-type="float">
            <text:p>0.230177065612027</text:p>
          </table:table-cell>
          <table:table-cell table:style-name="ce74" table:formula="of:=100*[.C354]" office:value-type="float" office:value="23.0177065612027" calcext:value-type="float">
            <text:p>23.0177065612027</text:p>
          </table:table-cell>
          <table:table-cell table:style-name="ce74" table:formula="of:=100/[.D354]" office:value-type="float" office:value="4.34448148576861" calcext:value-type="float">
            <text:p>4.3444814857686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4]+1" office:value-type="float" office:value="83" calcext:value-type="float">
            <text:p>83</text:p>
          </table:table-cell>
          <table:table-cell table:style-name="ce74" table:formula="of:=(1/[.B355])^(1/3)" office:value-type="float" office:value="0.229248922202006" calcext:value-type="float">
            <text:p>0.229248922202006</text:p>
          </table:table-cell>
          <table:table-cell table:style-name="ce74" table:formula="of:=100*[.C355]" office:value-type="float" office:value="22.9248922202006" calcext:value-type="float">
            <text:p>22.9248922202006</text:p>
          </table:table-cell>
          <table:table-cell table:style-name="ce74" table:formula="of:=100/[.D355]" office:value-type="float" office:value="4.36207067145484" calcext:value-type="float">
            <text:p>4.3620706714548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5]+1" office:value-type="float" office:value="84" calcext:value-type="float">
            <text:p>84</text:p>
          </table:table-cell>
          <table:table-cell table:style-name="ce74" table:formula="of:=(1/[.B356])^(1/3)" office:value-type="float" office:value="0.228335570198147" calcext:value-type="float">
            <text:p>0.228335570198147</text:p>
          </table:table-cell>
          <table:table-cell table:style-name="ce74" table:formula="of:=100*[.C356]" office:value-type="float" office:value="22.8335570198147" calcext:value-type="float">
            <text:p>22.8335570198147</text:p>
          </table:table-cell>
          <table:table-cell table:style-name="ce74" table:formula="of:=100/[.D356]" office:value-type="float" office:value="4.37951913988789" calcext:value-type="float">
            <text:p>4.379519139887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6]+1" office:value-type="float" office:value="85" calcext:value-type="float">
            <text:p>85</text:p>
          </table:table-cell>
          <table:table-cell table:style-name="ce74" table:formula="of:=(1/[.B357])^(1/3)" office:value-type="float" office:value="0.227436601952595" calcext:value-type="float">
            <text:p>0.227436601952595</text:p>
          </table:table-cell>
          <table:table-cell table:style-name="ce74" table:formula="of:=100*[.C357]" office:value-type="float" office:value="22.7436601952595" calcext:value-type="float">
            <text:p>22.7436601952595</text:p>
          </table:table-cell>
          <table:table-cell table:style-name="ce74" table:formula="of:=100/[.D357]" office:value-type="float" office:value="4.39682967215818" calcext:value-type="float">
            <text:p>4.3968296721581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7]+1" office:value-type="float" office:value="86" calcext:value-type="float">
            <text:p>86</text:p>
          </table:table-cell>
          <table:table-cell table:style-name="ce74" table:formula="of:=(1/[.B358])^(1/3)" office:value-type="float" office:value="0.226551625679808" calcext:value-type="float">
            <text:p>0.226551625679808</text:p>
          </table:table-cell>
          <table:table-cell table:style-name="ce74" table:formula="of:=100*[.C358]" office:value-type="float" office:value="22.6551625679808" calcext:value-type="float">
            <text:p>22.6551625679808</text:p>
          </table:table-cell>
          <table:table-cell table:style-name="ce74" table:formula="of:=100/[.D358]" office:value-type="float" office:value="4.4140049624421" calcext:value-type="float">
            <text:p>4.41400496244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8]+1" office:value-type="float" office:value="87" calcext:value-type="float">
            <text:p>87</text:p>
          </table:table-cell>
          <table:table-cell table:style-name="ce74" table:formula="of:=(1/[.B359])^(1/3)" office:value-type="float" office:value="0.225680264663412" calcext:value-type="float">
            <text:p>0.225680264663412</text:p>
          </table:table-cell>
          <table:table-cell table:style-name="ce74" table:formula="of:=100*[.C359]" office:value-type="float" office:value="22.5680264663412" calcext:value-type="float">
            <text:p>22.5680264663412</text:p>
          </table:table-cell>
          <table:table-cell table:style-name="ce74" table:formula="of:=100/[.D359]" office:value-type="float" office:value="4.43104762169363" calcext:value-type="float">
            <text:p>4.431047621693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59]+1" office:value-type="float" office:value="88" calcext:value-type="float">
            <text:p>88</text:p>
          </table:table-cell>
          <table:table-cell table:style-name="ce74" table:formula="of:=(1/[.B360])^(1/3)" office:value-type="float" office:value="0.224822156511305" calcext:value-type="float">
            <text:p>0.224822156511305</text:p>
          </table:table-cell>
          <table:table-cell table:style-name="ce74" table:formula="of:=100*[.C360]" office:value-type="float" office:value="22.4822156511305" calcext:value-type="float">
            <text:p>22.4822156511305</text:p>
          </table:table-cell>
          <table:table-cell table:style-name="ce74" table:formula="of:=100/[.D360]" office:value-type="float" office:value="4.44796018113863" calcext:value-type="float">
            <text:p>4.447960181138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0]+1" office:value-type="float" office:value="89" calcext:value-type="float">
            <text:p>89</text:p>
          </table:table-cell>
          <table:table-cell table:style-name="ce74" table:formula="of:=(1/[.B361])^(1/3)" office:value-type="float" office:value="0.223976952455575" calcext:value-type="float">
            <text:p>0.223976952455575</text:p>
          </table:table-cell>
          <table:table-cell table:style-name="ce74" table:formula="of:=100*[.C361]" office:value-type="float" office:value="22.3976952455575" calcext:value-type="float">
            <text:p>22.3976952455575</text:p>
          </table:table-cell>
          <table:table-cell table:style-name="ce74" table:formula="of:=100/[.D361]" office:value-type="float" office:value="4.46474509558454" calcext:value-type="float">
            <text:p>4.4647450955845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1]+1" office:value-type="float" office:value="90" calcext:value-type="float">
            <text:p>90</text:p>
          </table:table-cell>
          <table:table-cell table:style-name="ce74" table:formula="of:=(1/[.B362])^(1/3)" office:value-type="float" office:value="0.223144316694056" calcext:value-type="float">
            <text:p>0.223144316694056</text:p>
          </table:table-cell>
          <table:table-cell table:style-name="ce74" table:formula="of:=100*[.C362]" office:value-type="float" office:value="22.3144316694056" calcext:value-type="float">
            <text:p>22.3144316694056</text:p>
          </table:table-cell>
          <table:table-cell table:style-name="ce74" table:formula="of:=100/[.D362]" office:value-type="float" office:value="4.48140474655717" calcext:value-type="float">
            <text:p>4.481404746557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2]+1" office:value-type="float" office:value="91" calcext:value-type="float">
            <text:p>91</text:p>
          </table:table-cell>
          <table:table-cell table:style-name="ce74" table:formula="of:=(1/[.B363])^(1/3)" office:value-type="float" office:value="0.222323925770619" calcext:value-type="float">
            <text:p>0.222323925770619</text:p>
          </table:table-cell>
          <table:table-cell table:style-name="ce74" table:formula="of:=100*[.C363]" office:value-type="float" office:value="22.2323925770619" calcext:value-type="float">
            <text:p>22.2323925770619</text:p>
          </table:table-cell>
          <table:table-cell table:style-name="ce74" table:formula="of:=100/[.D363]" office:value-type="float" office:value="4.49794144527541" calcext:value-type="float">
            <text:p>4.497941445275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3]+1" office:value-type="float" office:value="92" calcext:value-type="float">
            <text:p>92</text:p>
          </table:table-cell>
          <table:table-cell table:style-name="ce74" table:formula="of:=(1/[.B364])^(1/3)" office:value-type="float" office:value="0.221515467991515" calcext:value-type="float">
            <text:p>0.221515467991515</text:p>
          </table:table-cell>
          <table:table-cell table:style-name="ce74" table:formula="of:=100*[.C364]" office:value-type="float" office:value="22.1515467991515" calcext:value-type="float">
            <text:p>22.1515467991515</text:p>
          </table:table-cell>
          <table:table-cell table:style-name="ce74" table:formula="of:=100/[.D364]" office:value-type="float" office:value="4.514357435474" calcext:value-type="float">
            <text:p>4.5143574354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4]+1" office:value-type="float" office:value="93" calcext:value-type="float">
            <text:p>93</text:p>
          </table:table-cell>
          <table:table-cell table:style-name="ce74" table:formula="of:=(1/[.B365])^(1/3)" office:value-type="float" office:value="0.220718642875326" calcext:value-type="float">
            <text:p>0.220718642875326</text:p>
          </table:table-cell>
          <table:table-cell table:style-name="ce74" table:formula="of:=100*[.C365]" office:value-type="float" office:value="22.0718642875326" calcext:value-type="float">
            <text:p>22.0718642875326</text:p>
          </table:table-cell>
          <table:table-cell table:style-name="ce74" table:formula="of:=100/[.D365]" office:value-type="float" office:value="4.53065489608349" calcext:value-type="float">
            <text:p>4.5306548960834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5]+1" office:value-type="float" office:value="94" calcext:value-type="float">
            <text:p>94</text:p>
          </table:table-cell>
          <table:table-cell table:style-name="ce74" table:formula="of:=(1/[.B366])^(1/3)" office:value-type="float" office:value="0.219933160634218" calcext:value-type="float">
            <text:p>0.219933160634218</text:p>
          </table:table-cell>
          <table:table-cell table:style-name="ce74" table:formula="of:=100*[.C366]" office:value-type="float" office:value="21.9933160634218" calcext:value-type="float">
            <text:p>21.9933160634218</text:p>
          </table:table-cell>
          <table:table-cell table:style-name="ce74" table:formula="of:=100/[.D366]" office:value-type="float" office:value="4.54683594377634" calcext:value-type="float">
            <text:p>4.5468359437763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6]+1" office:value-type="float" office:value="95" calcext:value-type="float">
            <text:p>95</text:p>
          </table:table-cell>
          <table:table-cell table:style-name="ce74" table:formula="of:=(1/[.B367])^(1/3)" office:value-type="float" office:value="0.219158741684435" calcext:value-type="float">
            <text:p>0.219158741684435</text:p>
          </table:table-cell>
          <table:table-cell table:style-name="ce74" table:formula="of:=100*[.C367]" office:value-type="float" office:value="21.9158741684435" calcext:value-type="float">
            <text:p>21.9158741684435</text:p>
          </table:table-cell>
          <table:table-cell table:style-name="ce74" table:formula="of:=100/[.D367]" office:value-type="float" office:value="4.56290263538697" calcext:value-type="float">
            <text:p>4.562902635386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7]+1" office:value-type="float" office:value="96" calcext:value-type="float">
            <text:p>96</text:p>
          </table:table-cell>
          <table:table-cell table:style-name="ce74" table:formula="of:=(1/[.B368])^(1/3)" office:value-type="float" office:value="0.218395116184075" calcext:value-type="float">
            <text:p>0.218395116184075</text:p>
          </table:table-cell>
          <table:table-cell table:style-name="ce74" table:formula="of:=100*[.C368]" office:value-type="float" office:value="21.8395116184075" calcext:value-type="float">
            <text:p>21.8395116184075</text:p>
          </table:table-cell>
          <table:table-cell table:style-name="ce74" table:formula="of:=100/[.D368]" office:value-type="float" office:value="4.57885697021333" calcext:value-type="float">
            <text:p>4.5788569702133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8]+1" office:value-type="float" office:value="97" calcext:value-type="float">
            <text:p>97</text:p>
          </table:table-cell>
          <table:table-cell table:style-name="ce74" table:formula="of:=(1/[.B369])^(1/3)" office:value-type="float" office:value="0.217642023596373" calcext:value-type="float">
            <text:p>0.217642023596373</text:p>
          </table:table-cell>
          <table:table-cell table:style-name="ce74" table:formula="of:=100*[.C369]" office:value-type="float" office:value="21.7642023596373" calcext:value-type="float">
            <text:p>21.7642023596373</text:p>
          </table:table-cell>
          <table:table-cell table:style-name="ce74" table:formula="of:=100/[.D369]" office:value-type="float" office:value="4.59470089220704" calcext:value-type="float">
            <text:p>4.5947008922070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69]+1" office:value-type="float" office:value="98" calcext:value-type="float">
            <text:p>98</text:p>
          </table:table-cell>
          <table:table-cell table:style-name="ce74" table:formula="of:=(1/[.B370])^(1/3)" office:value-type="float" office:value="0.216899212276833" calcext:value-type="float">
            <text:p>0.216899212276833</text:p>
          </table:table-cell>
          <table:table-cell table:style-name="ce74" table:formula="of:=100*[.C370]" office:value-type="float" office:value="21.6899212276833" calcext:value-type="float">
            <text:p>21.6899212276833</text:p>
          </table:table-cell>
          <table:table-cell table:style-name="ce74" table:formula="of:=100/[.D370]" office:value-type="float" office:value="4.61043629205845" calcext:value-type="float">
            <text:p>4.610436292058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70]+1" office:value-type="float" office:value="99" calcext:value-type="float">
            <text:p>99</text:p>
          </table:table-cell>
          <table:table-cell table:style-name="ce74" table:formula="of:=(1/[.B371])^(1/3)" office:value-type="float" office:value="0.216166439082676" calcext:value-type="float">
            <text:p>0.216166439082676</text:p>
          </table:table-cell>
          <table:table-cell table:style-name="ce74" table:formula="of:=100*[.C371]" office:value-type="float" office:value="21.6166439082676" calcext:value-type="float">
            <text:p>21.6166439082676</text:p>
          </table:table-cell>
          <table:table-cell table:style-name="ce74" table:formula="of:=100/[.D371]" office:value-type="float" office:value="4.62606500918274" calcext:value-type="float">
            <text:p>4.626065009182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>
          <table:table-cell table:style-name="ce74"/>
          <table:table-cell table:style-name="ce74" table:formula="of:=[.B371]+1" office:value-type="float" office:value="100" calcext:value-type="float">
            <text:p>100</text:p>
          </table:table-cell>
          <table:table-cell table:style-name="ce74" table:formula="of:=(1/[.B372])^(1/3)" office:value-type="float" office:value="0.215443469003188" calcext:value-type="float">
            <text:p>0.215443469003188</text:p>
          </table:table-cell>
          <table:table-cell table:style-name="ce74" table:formula="of:=100*[.C372]" office:value-type="float" office:value="21.5443469003188" calcext:value-type="float">
            <text:p>21.5443469003188</text:p>
          </table:table-cell>
          <table:table-cell table:style-name="ce74" table:formula="of:=100/[.D372]" office:value-type="float" office:value="4.64158883361278" calcext:value-type="float">
            <text:p>4.64158883361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3" table:number-rows-repeated="628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32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kill Data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61" table:default-cell-style-name="Default"/>
        <table:table-row table:style-name="ro7">
          <table:table-cell table:style-name="ce106" office:value-type="string" calcext:value-type="string">
            <text:p>Skill Name</text:p>
          </table:table-cell>
          <table:table-cell table:style-name="ce108" office:value-type="string" calcext:value-type="string">
            <text:p>Skill XP</text:p>
          </table:table-cell>
          <table:table-cell table:style-name="ce111" office:value-type="string" calcext:value-type="string">
            <text:p>Skill Level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cco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]/100)&lt;1); [.B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]/100)&lt;1); [.B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dministr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]/100)&lt;1); [.B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ir Magic</text:p>
          </table:table-cell>
          <table:table-cell table:style-name="ce109" office:value-type="float" office:value="1440.88595709719" calcext:value-type="float">
            <text:p>1441</text:p>
          </table:table-cell>
          <table:table-cell table:style-name="ce112" table:formula="of:=IFERROR(IF(NOT(([.B5]/100)&lt;1); [.B5]/100;&quot;&quot;);&quot;&quot;)" office:value-type="float" office:value="14.4088595709719" calcext:value-type="float">
            <text:p>14.4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lche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]/100)&lt;1); [.B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lgebr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]/100)&lt;1); [.B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mer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]/100)&lt;1); [.B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ato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]/100)&lt;1); [.B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imal Husban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]/100)&lt;1); [.B1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imal 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]/100)&lt;1); [.B1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imamancy</text:p>
          </table:table-cell>
          <table:table-cell table:style-name="ce109" office:value-type="float" office:value="1543.99106110877" calcext:value-type="float">
            <text:p>1544</text:p>
          </table:table-cell>
          <table:table-cell table:style-name="ce112" table:formula="of:=IFERROR(IF(NOT(([.B12]/100)&lt;1); [.B12]/100;&quot;&quot;);&quot;&quot;)" office:value-type="float" office:value="15.4399106110877" calcext:value-type="float">
            <text:p>15.44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m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]/100)&lt;1); [.B1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ntiqu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]/100)&lt;1); [.B1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pothec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]/100)&lt;1); [.B1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ppraisal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]/100)&lt;1); [.B16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r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]/100)&lt;1); [.B1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rchitec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]/100)&lt;1); [.B1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rmorsmith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9]/100)&lt;1); [.B19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r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]/100)&lt;1); [.B2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rtilleris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]/100)&lt;1); [.B2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stra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]/100)&lt;1); [.B2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str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]/100)&lt;1); [.B2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ura Control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]/100)&lt;1); [.B2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ura Projec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]/100)&lt;1); [.B2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ura Rea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]/100)&lt;1); [.B2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ura Suppress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]/100)&lt;1); [.B2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Ax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]/100)&lt;1); [.B2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9]/100)&lt;1); [.B2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0]/100)&lt;1); [.B3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1]/100)&lt;1); [.B3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llroom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2]/100)&lt;1); [.B3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njo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3]/100)&lt;1); [.B3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asso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4]/100)&lt;1); [.B3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east Magic</text:p>
          </table:table-cell>
          <table:table-cell table:style-name="ce109" office:value-type="float" office:value="2253.46636368969" calcext:value-type="float">
            <text:p>2253</text:p>
          </table:table-cell>
          <table:table-cell table:style-name="ce112" table:formula="of:=IFERROR(IF(NOT(([.B35]/100)&lt;1); [.B35]/100;&quot;&quot;);&quot;&quot;)" office:value-type="float" office:value="22.5346636368969" calcext:value-type="float">
            <text:p>22.53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east Tongue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ERROR(IF(NOT(([.B36]/100)&lt;1); [.B3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eekee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7]/100)&lt;1); [.B3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e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8]/100)&lt;1); [.B3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iw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9]/100)&lt;1); [.B3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ow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0]/100)&lt;1); [.B4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raw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1]/100)&lt;1); [.B4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rea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2]/100)&lt;1); [.B4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ureaucra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3]/100)&lt;1); [.B4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But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4]/100)&lt;1); [.B4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k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5]/100)&lt;1); [.B4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lcul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6]/100)&lt;1); [.B4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lli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7]/100)&lt;1); [.B4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rpen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8]/100)&lt;1); [.B4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r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9]/100)&lt;1); [.B4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ar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0]/100)&lt;1); [.B5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entaurback Riding</text:p>
          </table:table-cell>
          <table:table-cell table:style-name="ce109" office:value-type="float" office:value="1162.14622819634" calcext:value-type="float">
            <text:p>1162</text:p>
          </table:table-cell>
          <table:table-cell table:style-name="ce112" table:formula="of:=IFERROR(IF(NOT(([.B51]/100)&lt;1); [.B51]/100;&quot;&quot;);&quot;&quot;)" office:value-type="float" office:value="11.6214622819634" calcext:value-type="float">
            <text:p>11.62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hand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2]/100)&lt;1); [.B5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haotic Manifes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3]/100)&lt;1); [.B5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hild-Rea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4]/100)&lt;1); [.B5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hurch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5]/100)&lt;1); [.B5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irc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6]/100)&lt;1); [.B5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larin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7]/100)&lt;1); [.B5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lea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8]/100)&lt;1); [.B5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9]/100)&lt;1); [.B5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loth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0]/100)&lt;1); [.B6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bb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1]/100)&lt;1); [.B6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git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2]/100)&lt;1); [.B6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it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3]/100)&lt;1); [.B6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mmand</text:p>
          </table:table-cell>
          <table:table-cell table:style-name="ce109" office:value-type="float" office:value="987.248041252104" calcext:value-type="float">
            <text:p>987</text:p>
          </table:table-cell>
          <table:table-cell table:style-name="ce112" table:formula="of:=IFERROR(IF(NOT(([.B64]/100)&lt;1); [.B64]/100;&quot;&quot;);&quot;&quot;)" office:value-type="float" office:value="9.87248041252104" calcext:value-type="float">
            <text:p>9.87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mmon Goo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5]/100)&lt;1); [.B6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6]/100)&lt;1); [.B6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7]/100)&lt;1); [.B6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oking</text:p>
          </table:table-cell>
          <table:table-cell table:style-name="ce109" office:value-type="float" office:value="587.685247002964" calcext:value-type="float">
            <text:p>588</text:p>
          </table:table-cell>
          <table:table-cell table:style-name="ce112" table:formula="of:=IFERROR(IF(NOT(([.B68]/100)&lt;1); [.B68]/100;&quot;&quot;);&quot;&quot;)" office:value-type="float" office:value="5.87685247002964" calcext:value-type="float">
            <text:p>5.88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op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9]/100)&lt;1); [.B6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operative C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0]/100)&lt;1); [.B7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1]/100)&lt;1); [.B7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rossbow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2]/100)&lt;1); [.B7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Cryp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3]/100)&lt;1); [.B7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4]/100)&lt;1); [.B7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ark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5]/100)&lt;1); [.B7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e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6]/100)&lt;1); [.B7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emon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7]/100)&lt;1); [.B7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isgu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8]/100)&lt;1); [.B7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octrine [Brighaid]</text:p>
          </table:table-cell>
          <table:table-cell table:style-name="ce109" office:value-type="float" office:value="446.738642126621" calcext:value-type="float">
            <text:p>447</text:p>
          </table:table-cell>
          <table:table-cell table:style-name="ce112" table:formula="of:=IFERROR(IF(NOT(([.B79]/100)&lt;1); [.B79]/100;&quot;&quot;);&quot;&quot;)" office:value-type="float" office:value="4.46738642126621" calcext:value-type="float">
            <text:p>4.47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ominance</text:p>
          </table:table-cell>
          <table:table-cell table:style-name="ce109" office:value-type="float" office:value="1994.83904152659" calcext:value-type="float">
            <text:p>1995</text:p>
          </table:table-cell>
          <table:table-cell table:style-name="ce112" table:formula="of:=IFERROR(IF(NOT(([.B80]/100)&lt;1); [.B80]/100;&quot;&quot;);&quot;&quot;)" office:value-type="float" office:value="19.9483904152659" calcext:value-type="float">
            <text:p>19.9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ri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1]/100)&lt;1); [.B8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ru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2]/100)&lt;1); [.B8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ulcim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3]/100)&lt;1); [.B8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D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4]/100)&lt;1); [.B8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arth Magic</text:p>
          </table:table-cell>
          <table:table-cell table:style-name="ce109" office:value-type="float" office:value="1375.3903641183" calcext:value-type="float">
            <text:p>1375</text:p>
          </table:table-cell>
          <table:table-cell table:style-name="ce112" table:formula="of:=IFERROR(IF(NOT(([.B85]/100)&lt;1); [.B85]/100;&quot;&quot;);&quot;&quot;)" office:value-type="float" office:value="13.753903641183" calcext:value-type="float">
            <text:p>13.7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lemental Ref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6]/100)&lt;1); [.B8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mbroid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7]/100)&lt;1); [.B8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mpyreali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8]/100)&lt;1); [.B8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ncha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9]/100)&lt;1); [.B8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n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0]/100)&lt;1); [.B9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ngin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1]/100)&lt;1); [.B9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ngr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2]/100)&lt;1); [.B9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rotic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3]/100)&lt;1); [.B9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rotic 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4]/100)&lt;1); [.B9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state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5]/100)&lt;1); [.B9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t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6]/100)&lt;1); [.B9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tiquet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7]/100)&lt;1); [.B9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vasion</text:p>
          </table:table-cell>
          <table:table-cell table:style-name="ce109" office:value-type="float" office:value="1903.59612960571" calcext:value-type="float">
            <text:p>1904</text:p>
          </table:table-cell>
          <table:table-cell table:style-name="ce112" table:formula="of:=IFERROR(IF(NOT(([.B98]/100)&lt;1); [.B98]/100;&quot;&quot;);&quot;&quot;)" office:value-type="float" office:value="19.0359612960571" calcext:value-type="float">
            <text:p>19.04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xhibitionism</text:p>
          </table:table-cell>
          <table:table-cell table:style-name="ce109" office:value-type="float" office:value="157" calcext:value-type="float">
            <text:p>157</text:p>
          </table:table-cell>
          <table:table-cell table:style-name="ce112" table:formula="of:=IFERROR(IF(NOT(([.B99]/100)&lt;1); [.B99]/100;&quot;&quot;);&quot;&quot;)" office:value-type="float" office:value="1.57" calcext:value-type="float">
            <text:p>1.57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Extor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0]/100)&lt;1); [.B10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alcon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1]/100)&lt;1); [.B10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alsehoo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2]/100)&lt;1); [.B10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ar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3]/100)&lt;1); [.B10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eld Dress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4]/100)&lt;1); [.B10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re Magic</text:p>
          </table:table-cell>
          <table:table-cell table:style-name="ce109" office:value-type="float" office:value="3099.49720473205" calcext:value-type="float">
            <text:p>3099</text:p>
          </table:table-cell>
          <table:table-cell table:style-name="ce112" table:formula="of:=IFERROR(IF(NOT(([.B105]/100)&lt;1); [.B105]/100;&quot;&quot;);&quot;&quot;)" office:value-type="float" office:value="30.9949720473205" calcext:value-type="float">
            <text:p>30.99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re-buil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6]/100)&lt;1); [.B10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7]/100)&lt;1); [.B10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8]/100)&lt;1); [.B10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9]/100)&lt;1); [.B10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letc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0]/100)&lt;1); [.B11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1]/100)&lt;1); [.B11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lk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2]/100)&lt;1); [.B11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ra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3]/100)&lt;1); [.B11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replay</text:p>
          </table:table-cell>
          <table:table-cell table:style-name="ce109" office:value-type="float" office:value="2864.44174356069" calcext:value-type="float">
            <text:p>2864</text:p>
          </table:table-cell>
          <table:table-cell table:style-name="ce112" table:formula="of:=IFERROR(IF(NOT(([.B114]/100)&lt;1); [.B114]/100;&quot;&quot;);&quot;&quot;)" office:value-type="float" office:value="28.6444174356069" calcext:value-type="float">
            <text:p>28.64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5]/100)&lt;1); [.B11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rmati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6]/100)&lt;1); [.B11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ortificati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7]/100)&lt;1); [.B11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ree 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8]/100)&lt;1); [.B11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resh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9]/100)&lt;1); [.B11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Fr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0]/100)&lt;1); [.B12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Gamb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1]/100)&lt;1); [.B12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Ge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2]/100)&lt;1); [.B12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Glass-Blo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3]/100)&lt;1); [.B12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Glyphs</text:p>
          </table:table-cell>
          <table:table-cell table:style-name="ce109" office:value-type="float" office:value="975.028829001766" calcext:value-type="float">
            <text:p>975</text:p>
          </table:table-cell>
          <table:table-cell table:style-name="ce112" table:formula="of:=IFERROR(IF(NOT(([.B124]/100)&lt;1); [.B124]/100;&quot;&quot;);&quot;&quot;)" office:value-type="float" office:value="9.75028829001766" calcext:value-type="float">
            <text:p>9.7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Gu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5]/100)&lt;1); [.B12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aggling</text:p>
          </table:table-cell>
          <table:table-cell table:style-name="ce109" office:value-type="float" office:value="128" calcext:value-type="float">
            <text:p>128</text:p>
          </table:table-cell>
          <table:table-cell table:style-name="ce112" table:formula="of:=IFERROR(IF(NOT(([.B126]/100)&lt;1); [.B126]/100;&quot;&quot;);&quot;&quot;)" office:value-type="float" office:value="1.28" calcext:value-type="float">
            <text:p>1.28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amme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7]/100)&lt;1); [.B12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andline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8]/100)&lt;1); [.B12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ar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9]/100)&lt;1); [.B12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ea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0]/100)&lt;1); [.B13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1]/100)&lt;1); [.B13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eral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2]/100)&lt;1); [.B13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erb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3]/100)&lt;1); [.B13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ousekeeping</text:p>
          </table:table-cell>
          <table:table-cell table:style-name="ce109" office:value-type="float" office:value="160.5" calcext:value-type="float">
            <text:p>161</text:p>
          </table:table-cell>
          <table:table-cell table:style-name="ce112" table:formula="of:=IFERROR(IF(NOT(([.B134]/100)&lt;1); [.B134]/100;&quot;&quot;);&quot;&quot;)" office:value-type="float" office:value="1.605" calcext:value-type="float">
            <text:p>1.6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H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5]/100)&lt;1); [.B13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ce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6]/100)&lt;1); [.B13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llum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7]/100)&lt;1); [.B13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ncantations</text:p>
          </table:table-cell>
          <table:table-cell table:style-name="ce109" office:value-type="float" office:value="1015.4922634019" calcext:value-type="float">
            <text:p>1015</text:p>
          </table:table-cell>
          <table:table-cell table:style-name="ce112" table:formula="of:=IFERROR(IF(NOT(([.B138]/100)&lt;1); [.B138]/100;&quot;&quot;);&quot;&quot;)" office:value-type="float" office:value="10.154922634019" calcext:value-type="float">
            <text:p>10.1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n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9]/100)&lt;1); [.B13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nformation Gath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0]/100)&lt;1); [.B14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nterro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1]/100)&lt;1); [.B14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nvocation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table:formula="of:=IFERROR(IF(NOT(([.B142]/100)&lt;1); [.B14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Item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3]/100)&lt;1); [.B14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Javeli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4]/100)&lt;1); [.B14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Jewe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5]/100)&lt;1); [.B14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Knot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6]/100)&lt;1); [.B14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an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7]/100)&lt;1); [.B14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anguage of Origin</text:p>
          </table:table-cell>
          <table:table-cell table:style-name="ce109" office:value-type="float" office:value="65" calcext:value-type="float">
            <text:p>65</text:p>
          </table:table-cell>
          <table:table-cell table:style-name="ce112" table:formula="of:=IFERROR(IF(NOT(([.B148]/100)&lt;1); [.B14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apid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9]/100)&lt;1); [.B14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eather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0]/100)&lt;1); [.B15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ight Armor</text:p>
          </table:table-cell>
          <table:table-cell table:style-name="ce109" office:value-type="float" office:value="1331.28164649464" calcext:value-type="float">
            <text:p>1331</text:p>
          </table:table-cell>
          <table:table-cell table:style-name="ce112" table:formula="of:=IFERROR(IF(NOT(([.B151]/100)&lt;1); [.B151]/100;&quot;&quot;);&quot;&quot;)" office:value-type="float" office:value="13.3128164649464" calcext:value-type="float">
            <text:p>13.3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ight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2]/100)&lt;1); [.B15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ive Bait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3]/100)&lt;1); [.B15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ock-Pi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4]/100)&lt;1); [.B15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ocksmit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5]/100)&lt;1); [.B15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ogistics</text:p>
          </table:table-cell>
          <table:table-cell table:style-name="ce109" office:value-type="float" office:value="264.842513149602" calcext:value-type="float">
            <text:p>265</text:p>
          </table:table-cell>
          <table:table-cell table:style-name="ce112" table:formula="of:=IFERROR(IF(NOT(([.B156]/100)&lt;1); [.B156]/100;&quot;&quot;);&quot;&quot;)" office:value-type="float" office:value="2.64842513149602" calcext:value-type="float">
            <text:p>2.6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ong-Distance 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7]/100)&lt;1); [.B15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8]/100)&lt;1); [.B15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Ly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9]/100)&lt;1); [.B15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0]/100)&lt;1); [.B16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gical Theory</text:p>
          </table:table-cell>
          <table:table-cell table:style-name="ce109" office:value-type="float" office:value="2050.74468947141" calcext:value-type="float">
            <text:p>2051</text:p>
          </table:table-cell>
          <table:table-cell table:style-name="ce112" table:formula="of:=IFERROR(IF(NOT(([.B161]/100)&lt;1); [.B161]/100;&quot;&quot;);&quot;&quot;)" office:value-type="float" office:value="20.5074468947141" calcext:value-type="float">
            <text:p>20.5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nd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2]/100)&lt;1); [.B16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soch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3]/100)&lt;1); [.B16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4]/100)&lt;1); [.B16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5]/100)&lt;1); [.B16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sturbation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6]/100)&lt;1); [.B166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athema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7]/100)&lt;1); [.B16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edi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8]/100)&lt;1); [.B16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edium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9]/100)&lt;1); [.B16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en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0]/100)&lt;1); [.B17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et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1]/100)&lt;1); [.B17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dwif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2]/100)&lt;1); [.B17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l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3]/100)&lt;1); [.B17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mic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4]/100)&lt;1); [.B17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5]/100)&lt;1); [.B17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st Shrou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6]/100)&lt;1); [.B17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ix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7]/100)&lt;1); [.B17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onster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8]/100)&lt;1); [.B17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ulti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9]/100)&lt;1); [.B17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Music 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0]/100)&lt;1); [.B18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Navi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1]/100)&lt;1); [.B18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Necr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2]/100)&lt;1); [.B18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Negotiation</text:p>
          </table:table-cell>
          <table:table-cell table:style-name="ce109" office:value-type="float" office:value="362.921998359027" calcext:value-type="float">
            <text:p>363</text:p>
          </table:table-cell>
          <table:table-cell table:style-name="ce112" table:formula="of:=IFERROR(IF(NOT(([.B183]/100)&lt;1); [.B183]/100;&quot;&quot;);&quot;&quot;)" office:value-type="float" office:value="3.62921998359027" calcext:value-type="float">
            <text:p>3.63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bo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4]/100)&lt;1); [.B18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bserv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5]/100)&lt;1); [.B18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carin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6]/100)&lt;1); [.B18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neiromancy</text:p>
          </table:table-cell>
          <table:table-cell table:style-name="ce109" office:value-type="float" office:value="1083.30794386565" calcext:value-type="float">
            <text:p>1083</text:p>
          </table:table-cell>
          <table:table-cell table:style-name="ce112" table:formula="of:=IFERROR(IF(NOT(([.B187]/100)&lt;1); [.B187]/100;&quot;&quot;);&quot;&quot;)" office:value-type="float" office:value="10.8330794386565" calcext:value-type="float">
            <text:p>10.83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ratory</text:p>
          </table:table-cell>
          <table:table-cell table:style-name="ce109" office:value-type="float" office:value="506.676746654185" calcext:value-type="float">
            <text:p>507</text:p>
          </table:table-cell>
          <table:table-cell table:style-name="ce112" table:formula="of:=IFERROR(IF(NOT(([.B188]/100)&lt;1); [.B188]/100;&quot;&quot;);&quot;&quot;)" office:value-type="float" office:value="5.06676746654185" calcext:value-type="float">
            <text:p>5.07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rga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9]/100)&lt;1); [.B18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Orient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0]/100)&lt;1); [.B19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a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1]/100)&lt;1); [.B19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ainting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2]/100)&lt;1); [.B19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arrying</text:p>
          </table:table-cell>
          <table:table-cell table:style-name="ce109" office:value-type="float" office:value="895.601239889745" calcext:value-type="float">
            <text:p>896</text:p>
          </table:table-cell>
          <table:table-cell table:style-name="ce112" table:formula="of:=IFERROR(IF(NOT(([.B193]/100)&lt;1); [.B193]/100;&quot;&quot;);&quot;&quot;)" office:value-type="float" office:value="8.95601239889745" calcext:value-type="float">
            <text:p>8.96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as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4]/100)&lt;1); [.B19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ersuasion</text:p>
          </table:table-cell>
          <table:table-cell table:style-name="ce109" office:value-type="float" office:value="1785.03753391996" calcext:value-type="float">
            <text:p>1785</text:p>
          </table:table-cell>
          <table:table-cell table:style-name="ce112" table:formula="of:=IFERROR(IF(NOT(([.B195]/100)&lt;1); [.B195]/100;&quot;&quot;);&quot;&quot;)" office:value-type="float" office:value="17.8503753391996" calcext:value-type="float">
            <text:p>17.8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hiloso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6]/100)&lt;1); [.B19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ilo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7]/100)&lt;1); [.B19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lay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8]/100)&lt;1); [.B19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lu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9]/100)&lt;1); [.B19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o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0]/100)&lt;1); [.B20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ois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1]/100)&lt;1); [.B20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ol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2]/100)&lt;1); [.B20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ott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3]/100)&lt;1); [.B20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r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4]/100)&lt;1); [.B20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Prospe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5]/100)&lt;1); [.B20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esearc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6]/100)&lt;1); [.B20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hetor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7]/100)&lt;1); [.B20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iding</text:p>
          </table:table-cell>
          <table:table-cell table:style-name="ce109" office:value-type="float" office:value="1390.61496745538" calcext:value-type="float">
            <text:p>1391</text:p>
          </table:table-cell>
          <table:table-cell table:style-name="ce112" table:formula="of:=IFERROR(IF(NOT(([.B208]/100)&lt;1); [.B208]/100;&quot;&quot;);&quot;&quot;)" office:value-type="float" office:value="13.9061496745538" calcext:value-type="float">
            <text:p>13.9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i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9]/100)&lt;1); [.B20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itual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0]/100)&lt;1); [.B21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itu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1]/100)&lt;1); [.B21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o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2]/100)&lt;1); [.B21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ule of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3]/100)&lt;1); [.B21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unic Enhan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4]/100)&lt;1); [.B21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5]/100)&lt;1); [.B21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addl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6]/100)&lt;1); [.B21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ad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7]/100)&lt;1); [.B21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alt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8]/100)&lt;1); [.B21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angu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9]/100)&lt;1); [.B21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cave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0]/100)&lt;1); [.B22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culp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1]/100)&lt;1); [.B22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culpture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2]/100)&lt;1); [.B22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eamanshi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3]/100)&lt;1); [.B22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eduction</text:p>
          </table:table-cell>
          <table:table-cell table:style-name="ce109" office:value-type="float" office:value="609.303368718078" calcext:value-type="float">
            <text:p>609</text:p>
          </table:table-cell>
          <table:table-cell table:style-name="ce112" table:formula="of:=IFERROR(IF(NOT(([.B224]/100)&lt;1); [.B224]/100;&quot;&quot;);&quot;&quot;)" office:value-type="float" office:value="6.09303368718078" calcext:value-type="float">
            <text:p>6.09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e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5]/100)&lt;1); [.B22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ex</text:p>
          </table:table-cell>
          <table:table-cell table:style-name="ce109" office:value-type="float" office:value="6128.41379330691" calcext:value-type="float">
            <text:p>6128</text:p>
          </table:table-cell>
          <table:table-cell table:style-name="ce112" table:formula="of:=IFERROR(IF(NOT(([.B226]/100)&lt;1); [.B226]/100;&quot;&quot;);&quot;&quot;)" office:value-type="float" office:value="61.2841379330691" calcext:value-type="float">
            <text:p>61.28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hamise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7]/100)&lt;1); [.B22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hiel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8]/100)&lt;1); [.B22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hip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9]/100)&lt;1); [.B22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hip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0]/100)&lt;1); [.B23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1]/100)&lt;1); [.B23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2]/100)&lt;1); [.B23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leight of Han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3]/100)&lt;1); [.B23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mithing</text:p>
          </table:table-cell>
          <table:table-cell table:style-name="ce109" office:value-type="float" office:value="410.726738168559" calcext:value-type="float">
            <text:p>411</text:p>
          </table:table-cell>
          <table:table-cell table:style-name="ce112" table:formula="of:=IFERROR(IF(NOT(([.B234]/100)&lt;1); [.B234]/100;&quot;&quot;);&quot;&quot;)" office:value-type="float" office:value="4.10726738168559" calcext:value-type="float">
            <text:p>4.1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oldi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5]/100)&lt;1); [.B23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oup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6]/100)&lt;1); [.B23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pear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7]/100)&lt;1); [.B23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pea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8]/100)&lt;1); [.B23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pirit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9]/100)&lt;1); [.B23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pr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0]/100)&lt;1); [.B24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atis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1]/100)&lt;1); [.B24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av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2]/100)&lt;1); [.B24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ealth</text:p>
          </table:table-cell>
          <table:table-cell table:style-name="ce109" office:value-type="float" office:value="352.535289204544" calcext:value-type="float">
            <text:p>353</text:p>
          </table:table-cell>
          <table:table-cell table:style-name="ce112" table:formula="of:=IFERROR(IF(NOT(([.B243]/100)&lt;1); [.B243]/100;&quot;&quot;);&quot;&quot;)" office:value-type="float" office:value="3.52535289204544" calcext:value-type="float">
            <text:p>3.53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orytelling</text:p>
          </table:table-cell>
          <table:table-cell table:style-name="ce109" office:value-type="float" office:value="325" calcext:value-type="float">
            <text:p>325</text:p>
          </table:table-cell>
          <table:table-cell table:style-name="ce112" table:formula="of:=IFERROR(IF(NOT(([.B244]/100)&lt;1); [.B244]/100;&quot;&quot;);&quot;&quot;)" office:value-type="float" office:value="3.25" calcext:value-type="float">
            <text:p>3.25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rategy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45]/100)&lt;1); [.B245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treetw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6]/100)&lt;1); [.B24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ubmission</text:p>
          </table:table-cell>
          <table:table-cell table:style-name="ce109" office:value-type="float" office:value="87.6" calcext:value-type="float">
            <text:p>88</text:p>
          </table:table-cell>
          <table:table-cell table:style-name="ce112" table:formula="of:=IFERROR(IF(NOT(([.B247]/100)&lt;1); [.B24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unsteel For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8]/100)&lt;1); [.B24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uper-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9]/100)&lt;1); [.B24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u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0]/100)&lt;1); [.B25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wim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1]/100)&lt;1); [.B25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words</text:p>
          </table:table-cell>
          <table:table-cell table:style-name="ce109" office:value-type="float" office:value="804.463788418808" calcext:value-type="float">
            <text:p>804</text:p>
          </table:table-cell>
          <table:table-cell table:style-name="ce112" table:formula="of:=IFERROR(IF(NOT(([.B252]/100)&lt;1); [.B252]/100;&quot;&quot;);&quot;&quot;)" office:value-type="float" office:value="8.04463788418808" calcext:value-type="float">
            <text:p>8.04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Symb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3]/100)&lt;1); [.B25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ac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4]/100)&lt;1); [.B25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5]/100)&lt;1); [.B25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an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6]/100)&lt;1); [.B25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axider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7]/100)&lt;1); [.B25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8]/100)&lt;1); [.B25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hroat 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9]/100)&lt;1); [.B25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hrown Weapons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60]/100)&lt;1); [.B260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ooth &amp; C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1]/100)&lt;1); [.B26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or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2]/100)&lt;1); [.B26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a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3]/100)&lt;1); [.B26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a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4]/100)&lt;1); [.B26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ansmu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5]/100)&lt;1); [.B26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ap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6]/100)&lt;1); [.B26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ee Cut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7]/100)&lt;1); [.B26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i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8]/100)&lt;1); [.B268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igon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9]/100)&lt;1); [.B26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ombon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0]/100)&lt;1); [.B27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rump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1]/100)&lt;1); [.B27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ub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2]/100)&lt;1); [.B272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Two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3]/100)&lt;1); [.B27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Ukulel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4]/100)&lt;1); [.B27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Unarmed Combat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75]/100)&lt;1); [.B275]/100;&quot;&quot;);&quot;&quot;)" office:value-type="float" office:value="1" calcext:value-type="float">
            <text:p>1.00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Vint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6]/100)&lt;1); [.B276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Vi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7]/100)&lt;1); [.B277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Vivimancy</text:p>
          </table:table-cell>
          <table:table-cell table:style-name="ce109" office:value-type="float" office:value="1740.96191167772" calcext:value-type="float">
            <text:p>1741</text:p>
          </table:table-cell>
          <table:table-cell table:style-name="ce112" table:formula="of:=IFERROR(IF(NOT(([.B278]/100)&lt;1); [.B278]/100;&quot;&quot;);&quot;&quot;)" office:value-type="float" office:value="17.4096191167772" calcext:value-type="float">
            <text:p>17.41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Voyeur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9]/100)&lt;1); [.B279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War Lead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0]/100)&lt;1); [.B280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Water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1]/100)&lt;1); [.B281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Weaponsmith</text:p>
          </table:table-cell>
          <table:table-cell table:style-name="ce109" office:value-type="float" office:value="268" calcext:value-type="float">
            <text:p>268</text:p>
          </table:table-cell>
          <table:table-cell table:style-name="ce112" table:formula="of:=IFERROR(IF(NOT(([.B282]/100)&lt;1); [.B282]/100;&quot;&quot;);&quot;&quot;)" office:value-type="float" office:value="2.68" calcext:value-type="float">
            <text:p>2.68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We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3]/100)&lt;1); [.B283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Wood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4]/100)&lt;1); [.B284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Zhu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5]/100)&lt;1); [.B285]/100;&quot;&quot;);&quot;&quot;)">
            <text:p/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Zit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6]/100)&lt;1); [.B286]/100;&quot;&quot;);&quot;&quot;)">
            <text:p/>
          </table:table-cell>
          <table:table-cell table:number-columns-repeated="61"/>
        </table:table-row>
        <table:table-row table:style-name="ro3">
          <table:table-cell table:style-name="ce107"/>
          <table:table-cell table:style-name="ce110"/>
          <table:table-cell table:style-name="ce113"/>
          <table:table-cell table:number-columns-repeated="61"/>
        </table:table-row>
        <table:table-row table:style-name="ro3" table:number-rows-repeated="215">
          <table:table-cell/>
          <table:table-cell table:style-name="ce110"/>
          <table:table-cell table:style-name="ce113"/>
          <table:table-cell table:number-columns-repeated="61"/>
        </table:table-row>
        <table:table-row table:style-name="ro4" table:number-rows-repeated="104807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kill Worksheet" table:style-name="ta5"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1" table:number-columns-repeated="52" table:default-cell-style-name="Default"/>
        <table:table-row table:style-name="ro3">
          <table:table-cell table:style-name="ce106" office:value-type="string" calcext:value-type="string">
            <text:p>Skill Name</text:p>
          </table:table-cell>
          <table:table-cell table:style-name="ce115" office:value-type="string" calcext:value-type="string">
            <text:p>Parent Skill</text:p>
          </table:table-cell>
          <table:table-cell table:style-name="ce118" office:value-type="string" calcext:value-type="string">
            <text:p>Shortened Skill Name</text:p>
          </table:table-cell>
          <table:table-cell table:style-name="ce118" table:number-columns-repeated="3"/>
          <table:table-cell table:style-name="ce118" office:value-type="float" office:value="0" calcext:value-type="float">
            <text:p>0</text:p>
          </table:table-cell>
          <table:table-cell table:style-name="ce118" table:number-columns-repeated="5"/>
          <table:table-cell table:number-columns-repeated="52"/>
        </table:table-row>
        <table:table-row table:style-name="ro7">
          <table:table-cell table:style-name="ce114" office:value-type="string" calcext:value-type="string">
            <text:p>Accounting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ccounting</text:p>
          </table:table-cell>
          <table:table-cell table:style-name="ce119" table:number-columns-spanned="1" table:number-rows-spanned="502"/>
          <table:table-cell table:style-name="ce120" table:formula="of:=IFERROR(__xludf.dummyfunction(&quot;FILTER('Skill Data'!A2:A502,NOT('Skill Data'!C2:C502=&quot;&quot;&quot;&quot;))&quot;);&quot;Air Magic&quot;)" office:value-type="string" office:string-value="Air Magic" calcext:value-type="string">
            <text:p>Air Magic</text:p>
          </table:table-cell>
          <table:table-cell table:style-name="ce120" table:formula="of:=IFERROR(IF(NOT(ISBLANK(VLOOKUP([.E2];[.$A$2:.$B$503];2)));VLOOKUP([.E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]=&quot; &quot;);VLOOKUP([.F2];[.$E$2:.$G$503];3)+0.1;CELL(&quot;row&quot;;[.E2]));&quot;&quot;)" office:value-type="float" office:value="2" calcext:value-type="float">
            <text:p>2</text:p>
          </table:table-cell>
          <table:table-cell table:style-name="ce120" table:number-matrix-columns-spanned="3" table:number-matrix-rows-spanned="502" table:formula="of:=sort([.E2:.G2503];3;TRUE())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]=&quot; &quot;);CONCATENATE(&quot;     &quot;;VLOOKUP([.H2];[.$A$2:.$C$503];3));VLOOKUP([.H2];[.$A$2:.$C$503];3));&quot;&quot;)">
            <text:p/>
          </table:table-cell>
          <table:table-cell table:style-name="ce120" table:formula="of:=IFERROR(__xludf.dummyfunction(&quot;IFERROR(CONCATENATE(K2,&quot;&quot; (&quot;&quot;,TO_TEXT(VLOOKUP(H2,'Skill Data'!$A$2:$C$503,3)),&quot;&quot;; &quot;&quot;,VLOOKUP(TRUNC(VLOOKUP(H2,'Skill Data'!$A$2:$C$503,3)),Data!$S$16:$T$265,2),&quot;&quot;)&quot;&quot;),&quot;&quot;&quot;&quot;)&quot;);&quot;Air Magic (14.41; Initiate)&quot;)" office:value-type="string" office:string-value="Air Magic (14.41; Initiate)" calcext:value-type="string">
            <text:p>Air Magic (14.41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cting</text:p>
          </table:table-cell>
          <table:table-cell table:style-name="ce117"/>
          <table:table-cell table:style-name="ce114" office:value-type="string" calcext:value-type="string">
            <text:p>Acting</text:p>
          </table:table-cell>
          <table:covered-table-cell/>
          <table:table-cell table:style-name="ce120" table:formula="of:=IFERROR(__xludf.dummyfunction(&quot;&quot;&quot;COMPUTED_VALUE&quot;&quot;&quot;);&quot;Animamancy&quot;)" office:value-type="string" office:string-value="Animamancy" calcext:value-type="string">
            <text:p>Animamancy</text:p>
          </table:table-cell>
          <table:table-cell table:style-name="ce120" table:formula="of:=IFERROR(IF(NOT(ISBLANK(VLOOKUP([.E3];[.$A$2:.$B$503];2)));VLOOKUP([.E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]=&quot; &quot;);VLOOKUP([.F3];[.$E$2:.$G$503];3)+0.1;CELL(&quot;row&quot;;[.E3]));&quot;&quot;)" office:value-type="float" office:value="3" calcext:value-type="float">
            <text:p>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]=&quot; &quot;);CONCATENATE(&quot;     &quot;;VLOOKUP([.H3];[.$A$2:.$C$503];3));VLOOKUP([.H3];[.$A$2:.$C$503];3));&quot;&quot;)">
            <text:p/>
          </table:table-cell>
          <table:table-cell table:style-name="ce120" table:formula="of:=IFERROR(__xludf.dummyfunction(&quot;IFERROR(CONCATENATE(K3,&quot;&quot; (&quot;&quot;,TO_TEXT(VLOOKUP(H3,'Skill Data'!$A$2:$C$502,3)),&quot;&quot;; &quot;&quot;,VLOOKUP(TRUNC(VLOOKUP(H3,'Skill Data'!$A$2:$C$502,3)),Data!$S$16:$T$265,2),&quot;&quot;)&quot;&quot;),&quot;&quot;&quot;&quot;)&quot;);&quot;Animamancy (15.44; Initiate)&quot;)" office:value-type="string" office:string-value="Animamancy (15.44; Initiate)" calcext:value-type="string">
            <text:p>Animamancy (15.44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dministration</text:p>
          </table:table-cell>
          <table:table-cell table:style-name="ce117"/>
          <table:table-cell table:style-name="ce114" office:value-type="string" calcext:value-type="string">
            <text:p>Administration</text:p>
          </table:table-cell>
          <table:covered-table-cell/>
          <table:table-cell table:style-name="ce120" table:formula="of:=IFERROR(__xludf.dummyfunction(&quot;&quot;&quot;COMPUTED_VALUE&quot;&quot;&quot;);&quot;Appraisal&quot;)" office:value-type="string" office:string-value="Appraisal" calcext:value-type="string">
            <text:p>Appraisal</text:p>
          </table:table-cell>
          <table:table-cell table:style-name="ce120" table:formula="of:=IFERROR(IF(NOT(ISBLANK(VLOOKUP([.E4];[.$A$2:.$B$503];2)));VLOOKUP([.E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]=&quot; &quot;);VLOOKUP([.F4];[.$E$2:.$G$503];3)+0.1;CELL(&quot;row&quot;;[.E4]));&quot;&quot;)" office:value-type="float" office:value="4" calcext:value-type="float">
            <text:p>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]=&quot; &quot;);CONCATENATE(&quot;     &quot;;VLOOKUP([.H4];[.$A$2:.$C$503];3));VLOOKUP([.H4];[.$A$2:.$C$503];3));&quot;&quot;)">
            <text:p/>
          </table:table-cell>
          <table:table-cell table:style-name="ce120" table:formula="of:=IFERROR(__xludf.dummyfunction(&quot;IFERROR(CONCATENATE(K4,&quot;&quot; (&quot;&quot;,TO_TEXT(VLOOKUP(H4,'Skill Data'!$A$2:$C$502,3)),&quot;&quot;; &quot;&quot;,VLOOKUP(TRUNC(VLOOKUP(H4,'Skill Data'!$A$2:$C$502,3)),Data!$S$16:$T$265,2),&quot;&quot;)&quot;&quot;),&quot;&quot;&quot;&quot;)&quot;);&quot;Appraisal (1.00; Unskilled)&quot;)" office:value-type="string" office:string-value="Appraisal (1.00; Unskilled)" calcext:value-type="string">
            <text:p>Appraisal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ir Magic</text:p>
          </table:table-cell>
          <table:table-cell table:style-name="ce117"/>
          <table:table-cell table:style-name="ce114" office:value-type="string" calcext:value-type="string">
            <text:p>Air Magic</text:p>
          </table:table-cell>
          <table:covered-table-cell/>
          <table:table-cell table:style-name="ce120" table:formula="of:=IFERROR(__xludf.dummyfunction(&quot;&quot;&quot;COMPUTED_VALUE&quot;&quot;&quot;);&quot;Armorsmith&quot;)" office:value-type="string" office:string-value="Armorsmith" calcext:value-type="string">
            <text:p>Armorsmith</text:p>
          </table:table-cell>
          <table:table-cell table:style-name="ce120" table:formula="of:=IFERROR(IF(NOT(ISBLANK(VLOOKUP([.E5];[.$A$2:.$B$503];2)));VLOOKUP([.E5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5]=&quot; &quot;);VLOOKUP([.F5];[.$E$2:.$G$503];3)+0.1;CELL(&quot;row&quot;;[.E5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]=&quot; &quot;);CONCATENATE(&quot;     &quot;;VLOOKUP([.H5];[.$A$2:.$C$503];3));VLOOKUP([.H5];[.$A$2:.$C$503];3));&quot;&quot;)">
            <text:p/>
          </table:table-cell>
          <table:table-cell table:style-name="ce120" table:formula="of:=IFERROR(__xludf.dummyfunction(&quot;IFERROR(CONCATENATE(K5,&quot;&quot; (&quot;&quot;,TO_TEXT(VLOOKUP(H5,'Skill Data'!$A$2:$C$502,3)),&quot;&quot;; &quot;&quot;,VLOOKUP(TRUNC(VLOOKUP(H5,'Skill Data'!$A$2:$C$502,3)),Data!$S$16:$T$265,2),&quot;&quot;)&quot;&quot;),&quot;&quot;&quot;&quot;)&quot;);&quot;Beast Magic (22.53; Initiate)&quot;)" office:value-type="string" office:string-value="Beast Magic (22.53; Initiate)" calcext:value-type="string">
            <text:p>Beast Magic (22.53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lchemy</text:p>
          </table:table-cell>
          <table:table-cell table:style-name="ce117"/>
          <table:table-cell table:style-name="ce114" office:value-type="string" calcext:value-type="string">
            <text:p>Alchemy</text:p>
          </table:table-cell>
          <table:covered-table-cell/>
          <table:table-cell table:style-name="ce120" table:formula="of:=IFERROR(__xludf.dummyfunction(&quot;&quot;&quot;COMPUTED_VALUE&quot;&quot;&quot;);&quot;Beast Magic&quot;)" office:value-type="string" office:string-value="Beast Magic" calcext:value-type="string">
            <text:p>Beast Magic</text:p>
          </table:table-cell>
          <table:table-cell table:style-name="ce120" table:formula="of:=IFERROR(IF(NOT(ISBLANK(VLOOKUP([.E6];[.$A$2:.$B$503];2)));VLOOKUP([.E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6]=&quot; &quot;);VLOOKUP([.F6];[.$E$2:.$G$503];3)+0.1;CELL(&quot;row&quot;;[.E6]));&quot;&quot;)" office:value-type="float" office:value="6" calcext:value-type="float">
            <text:p>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]=&quot; &quot;);CONCATENATE(&quot;     &quot;;VLOOKUP([.H6];[.$A$2:.$C$503];3));VLOOKUP([.H6];[.$A$2:.$C$503];3));&quot;&quot;)">
            <text:p/>
          </table:table-cell>
          <table:table-cell table:style-name="ce120" table:formula="of:=IFERROR(__xludf.dummyfunction(&quot;IFERROR(CONCATENATE(K6,&quot;&quot; (&quot;&quot;,TO_TEXT(VLOOKUP(H6,'Skill Data'!$A$2:$C$502,3)),&quot;&quot;; &quot;&quot;,VLOOKUP(TRUNC(VLOOKUP(H6,'Skill Data'!$A$2:$C$502,3)),Data!$S$16:$T$265,2),&quot;&quot;)&quot;&quot;),&quot;&quot;&quot;&quot;)&quot;);&quot;Command (9.87; Novice)&quot;)" office:value-type="string" office:string-value="Command (9.87; Novice)" calcext:value-type="string">
            <text:p>Command (9.87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lgebra</text:p>
          </table:table-cell>
          <table:table-cell table:style-name="ce116" office:value-type="string" calcext:value-type="string">
            <text:p>Mathematics</text:p>
          </table:table-cell>
          <table:table-cell table:style-name="ce114" office:value-type="string" calcext:value-type="string">
            <text:p>Algebra</text:p>
          </table:table-cell>
          <table:covered-table-cell/>
          <table:table-cell table:style-name="ce120" table:formula="of:=IFERROR(__xludf.dummyfunction(&quot;&quot;&quot;COMPUTED_VALUE&quot;&quot;&quot;);&quot;Centaurback Riding&quot;)" office:value-type="string" office:string-value="Centaurback Riding" calcext:value-type="string">
            <text:p>Centaurback Riding</text:p>
          </table:table-cell>
          <table:table-cell table:style-name="ce120" table:formula="of:=IFERROR(IF(NOT(ISBLANK(VLOOKUP([.E7];[.$A$2:.$B$503];2)));VLOOKUP([.E7];[.$A$2:.$B$503];2);&quot; &quot;);&quot;&quot;)" office:value-type="string" office:string-value="Riding" calcext:value-type="string">
            <text:p>Riding</text:p>
          </table:table-cell>
          <table:table-cell table:style-name="ce120" table:formula="of:=IFERROR(IF(NOT([.F7]=&quot; &quot;);VLOOKUP([.F7];[.$E$2:.$G$503];3)+0.1;CELL(&quot;row&quot;;[.E7]));&quot;&quot;)" office:value-type="float" office:value="30.1" calcext:value-type="float">
            <text:p>30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]=&quot; &quot;);CONCATENATE(&quot;     &quot;;VLOOKUP([.H7];[.$A$2:.$C$503];3));VLOOKUP([.H7];[.$A$2:.$C$503];3));&quot;&quot;)">
            <text:p/>
          </table:table-cell>
          <table:table-cell table:style-name="ce120" table:formula="of:=IFERROR(__xludf.dummyfunction(&quot;IFERROR(CONCATENATE(K7,&quot;&quot; (&quot;&quot;,TO_TEXT(VLOOKUP(H7,'Skill Data'!$A$2:$C$502,3)),&quot;&quot;; &quot;&quot;,VLOOKUP(TRUNC(VLOOKUP(H7,'Skill Data'!$A$2:$C$502,3)),Data!$S$16:$T$265,2),&quot;&quot;)&quot;&quot;),&quot;&quot;&quot;&quot;)&quot;);&quot;Cooking (5.88; Novice)&quot;)" office:value-type="string" office:string-value="Cooking (5.88; Novice)" calcext:value-type="string">
            <text:p>Cooking (5.88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merc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mercement</text:p>
          </table:table-cell>
          <table:covered-table-cell/>
          <table:table-cell table:style-name="ce120" table:formula="of:=IFERROR(__xludf.dummyfunction(&quot;&quot;&quot;COMPUTED_VALUE&quot;&quot;&quot;);&quot;Command&quot;)" office:value-type="string" office:string-value="Command" calcext:value-type="string">
            <text:p>Command</text:p>
          </table:table-cell>
          <table:table-cell table:style-name="ce120" table:formula="of:=IFERROR(IF(NOT(ISBLANK(VLOOKUP([.E8];[.$A$2:.$B$503];2)));VLOOKUP([.E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8]=&quot; &quot;);VLOOKUP([.F8];[.$E$2:.$G$503];3)+0.1;CELL(&quot;row&quot;;[.E8]));&quot;&quot;)" office:value-type="float" office:value="8" calcext:value-type="float">
            <text:p>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]=&quot; &quot;);CONCATENATE(&quot;     &quot;;VLOOKUP([.H8];[.$A$2:.$C$503];3));VLOOKUP([.H8];[.$A$2:.$C$503];3));&quot;&quot;)">
            <text:p/>
          </table:table-cell>
          <table:table-cell table:style-name="ce120" table:formula="of:=IFERROR(__xludf.dummyfunction(&quot;IFERROR(CONCATENATE(K8,&quot;&quot; (&quot;&quot;,TO_TEXT(VLOOKUP(H8,'Skill Data'!$A$2:$C$502,3)),&quot;&quot;; &quot;&quot;,VLOOKUP(TRUNC(VLOOKUP(H8,'Skill Data'!$A$2:$C$502,3)),Data!$S$16:$T$265,2),&quot;&quot;)&quot;&quot;),&quot;&quot;&quot;&quot;)&quot;);&quot;Doctrine [Brighaid] (4.47; Unskilled)&quot;)" office:value-type="string" office:string-value="Doctrine [Brighaid] (4.47; Unskilled)" calcext:value-type="string">
            <text:p>Doctrine [Brighaid] (4.47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atomy</text:p>
          </table:table-cell>
          <table:table-cell table:style-name="ce117"/>
          <table:table-cell table:style-name="ce114" office:value-type="string" calcext:value-type="string">
            <text:p>Anatomy</text:p>
          </table:table-cell>
          <table:covered-table-cell/>
          <table:table-cell table:style-name="ce120" table:formula="of:=IFERROR(__xludf.dummyfunction(&quot;&quot;&quot;COMPUTED_VALUE&quot;&quot;&quot;);&quot;Cooking&quot;)" office:value-type="string" office:string-value="Cooking" calcext:value-type="string">
            <text:p>Cooking</text:p>
          </table:table-cell>
          <table:table-cell table:style-name="ce120" table:formula="of:=IFERROR(IF(NOT(ISBLANK(VLOOKUP([.E9];[.$A$2:.$B$503];2)));VLOOKUP([.E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9]=&quot; &quot;);VLOOKUP([.F9];[.$E$2:.$G$503];3)+0.1;CELL(&quot;row&quot;;[.E9]));&quot;&quot;)" office:value-type="float" office:value="9" calcext:value-type="float">
            <text:p>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]=&quot; &quot;);CONCATENATE(&quot;     &quot;;VLOOKUP([.H9];[.$A$2:.$C$503];3));VLOOKUP([.H9];[.$A$2:.$C$503];3));&quot;&quot;)">
            <text:p/>
          </table:table-cell>
          <table:table-cell table:style-name="ce120" table:formula="of:=IFERROR(__xludf.dummyfunction(&quot;IFERROR(CONCATENATE(K9,&quot;&quot; (&quot;&quot;,TO_TEXT(VLOOKUP(H9,'Skill Data'!$A$2:$C$502,3)),&quot;&quot;; &quot;&quot;,VLOOKUP(TRUNC(VLOOKUP(H9,'Skill Data'!$A$2:$C$502,3)),Data!$S$16:$T$265,2),&quot;&quot;)&quot;&quot;),&quot;&quot;&quot;&quot;)&quot;);&quot;Earth Magic (13.75; Initiate)&quot;)" office:value-type="string" office:string-value="Earth Magic (13.75; Initiate)" calcext:value-type="string">
            <text:p>Earth Magic (13.75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imal Husbandry</text:p>
          </table:table-cell>
          <table:table-cell table:style-name="ce117"/>
          <table:table-cell table:style-name="ce114" office:value-type="string" calcext:value-type="string">
            <text:p>Animal Husbandry</text:p>
          </table:table-cell>
          <table:covered-table-cell/>
          <table:table-cell table:style-name="ce120" table:formula="of:=IFERROR(__xludf.dummyfunction(&quot;&quot;&quot;COMPUTED_VALUE&quot;&quot;&quot;);&quot;Doctrine [Brighaid]&quot;)" office:value-type="string" office:string-value="Doctrine [Brighaid]" calcext:value-type="string">
            <text:p>Doctrine [Brighaid]</text:p>
          </table:table-cell>
          <table:table-cell table:style-name="ce120" table:formula="of:=IFERROR(IF(NOT(ISBLANK(VLOOKUP([.E10];[.$A$2:.$B$503];2)));VLOOKUP([.E1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0]=&quot; &quot;);VLOOKUP([.F10];[.$E$2:.$G$503];3)+0.1;CELL(&quot;row&quot;;[.E10]));&quot;&quot;)" office:value-type="float" office:value="10" calcext:value-type="float">
            <text:p>1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]=&quot; &quot;);CONCATENATE(&quot;     &quot;;VLOOKUP([.H10];[.$A$2:.$C$503];3));VLOOKUP([.H10];[.$A$2:.$C$503];3));&quot;&quot;)">
            <text:p/>
          </table:table-cell>
          <table:table-cell table:style-name="ce120" table:formula="of:=IFERROR(__xludf.dummyfunction(&quot;IFERROR(CONCATENATE(K10,&quot;&quot; (&quot;&quot;,TO_TEXT(VLOOKUP(H10,'Skill Data'!$A$2:$C$502,3)),&quot;&quot;; &quot;&quot;,VLOOKUP(TRUNC(VLOOKUP(H10,'Skill Data'!$A$2:$C$502,3)),Data!$S$16:$T$265,2),&quot;&quot;)&quot;&quot;),&quot;&quot;&quot;&quot;)&quot;);&quot;Evasion (19.04; Initiate)&quot;)" office:value-type="string" office:string-value="Evasion (19.04; Initiate)" calcext:value-type="string">
            <text:p>Evasion (19.04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imal Taming</text:p>
          </table:table-cell>
          <table:table-cell table:style-name="ce117"/>
          <table:table-cell table:style-name="ce114" office:value-type="string" calcext:value-type="string">
            <text:p>Animal Taming</text:p>
          </table:table-cell>
          <table:covered-table-cell/>
          <table:table-cell table:style-name="ce120" table:formula="of:=IFERROR(__xludf.dummyfunction(&quot;&quot;&quot;COMPUTED_VALUE&quot;&quot;&quot;);&quot;Dominance&quot;)" office:value-type="string" office:string-value="Dominance" calcext:value-type="string">
            <text:p>Dominance</text:p>
          </table:table-cell>
          <table:table-cell table:style-name="ce120" table:formula="of:=IFERROR(IF(NOT(ISBLANK(VLOOKUP([.E11];[.$A$2:.$B$503];2)));VLOOKUP([.E11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1]=&quot; &quot;);VLOOKUP([.F11];[.$E$2:.$G$503];3)+0.1;CELL(&quot;row&quot;;[.E11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]=&quot; &quot;);CONCATENATE(&quot;     &quot;;VLOOKUP([.H11];[.$A$2:.$C$503];3));VLOOKUP([.H11];[.$A$2:.$C$503];3));&quot;&quot;)">
            <text:p/>
          </table:table-cell>
          <table:table-cell table:style-name="ce120" table:formula="of:=IFERROR(__xludf.dummyfunction(&quot;IFERROR(CONCATENATE(K11,&quot;&quot; (&quot;&quot;,TO_TEXT(VLOOKUP(H11,'Skill Data'!$A$2:$C$502,3)),&quot;&quot;; &quot;&quot;,VLOOKUP(TRUNC(VLOOKUP(H11,'Skill Data'!$A$2:$C$502,3)),Data!$S$16:$T$265,2),&quot;&quot;)&quot;&quot;),&quot;&quot;&quot;&quot;)&quot;);&quot;Fire Magic (30.99; Apprentice)&quot;)" office:value-type="string" office:string-value="Fire Magic (30.99; Apprentice)" calcext:value-type="string">
            <text:p>Fire Magic (30.99; Apprent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arth Magic&quot;)" office:value-type="string" office:string-value="Earth Magic" calcext:value-type="string">
            <text:p>Earth Magic</text:p>
          </table:table-cell>
          <table:table-cell table:style-name="ce120" table:formula="of:=IFERROR(IF(NOT(ISBLANK(VLOOKUP([.E12];[.$A$2:.$B$503];2)));VLOOKUP([.E1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2]=&quot; &quot;);VLOOKUP([.F12];[.$E$2:.$G$503];3)+0.1;CELL(&quot;row&quot;;[.E12]));&quot;&quot;)" office:value-type="float" office:value="12" calcext:value-type="float">
            <text:p>1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]=&quot; &quot;);CONCATENATE(&quot;     &quot;;VLOOKUP([.H12];[.$A$2:.$C$503];3));VLOOKUP([.H12];[.$A$2:.$C$503];3));&quot;&quot;)">
            <text:p/>
          </table:table-cell>
          <table:table-cell table:style-name="ce120" table:formula="of:=IFERROR(__xludf.dummyfunction(&quot;IFERROR(CONCATENATE(K12,&quot;&quot; (&quot;&quot;,TO_TEXT(VLOOKUP(H12,'Skill Data'!$A$2:$C$502,3)),&quot;&quot;; &quot;&quot;,VLOOKUP(TRUNC(VLOOKUP(H12,'Skill Data'!$A$2:$C$502,3)),Data!$S$16:$T$265,2),&quot;&quot;)&quot;&quot;),&quot;&quot;&quot;&quot;)&quot;);&quot;Haggling (1.28; Unskilled)&quot;)" office:value-type="string" office:string-value="Haggling (1.28; Unskilled)" calcext:value-type="string">
            <text:p>Haggling (1.28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vasion&quot;)" office:value-type="string" office:string-value="Evasion" calcext:value-type="string">
            <text:p>Evasion</text:p>
          </table:table-cell>
          <table:table-cell table:style-name="ce120" table:formula="of:=IFERROR(IF(NOT(ISBLANK(VLOOKUP([.E13];[.$A$2:.$B$503];2)));VLOOKUP([.E1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3]=&quot; &quot;);VLOOKUP([.F13];[.$E$2:.$G$503];3)+0.1;CELL(&quot;row&quot;;[.E13]));&quot;&quot;)" office:value-type="float" office:value="13" calcext:value-type="float">
            <text:p>1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]=&quot; &quot;);CONCATENATE(&quot;     &quot;;VLOOKUP([.H13];[.$A$2:.$C$503];3));VLOOKUP([.H13];[.$A$2:.$C$503];3));&quot;&quot;)">
            <text:p/>
          </table:table-cell>
          <table:table-cell table:style-name="ce120" table:formula="of:=IFERROR(__xludf.dummyfunction(&quot;IFERROR(CONCATENATE(K13,&quot;&quot; (&quot;&quot;,TO_TEXT(VLOOKUP(H13,'Skill Data'!$A$2:$C$502,3)),&quot;&quot;; &quot;&quot;,VLOOKUP(TRUNC(VLOOKUP(H13,'Skill Data'!$A$2:$C$502,3)),Data!$S$16:$T$265,2),&quot;&quot;)&quot;&quot;),&quot;&quot;&quot;&quot;)&quot;);&quot;Housekeeping (1.61; Unskilled)&quot;)" office:value-type="string" office:string-value="Housekeeping (1.61; Unskilled)" calcext:value-type="string">
            <text:p>Housekeeping (1.61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ma</text:p>
          </table:table-cell>
          <table:table-cell table:style-name="ce114" office:value-type="string" calcext:value-type="string">
            <text:p>Massage</text:p>
          </table:table-cell>
          <table:table-cell table:style-name="ce114" office:value-type="string" calcext:value-type="string">
            <text:p>Anma</text:p>
          </table:table-cell>
          <table:covered-table-cell/>
          <table:table-cell table:style-name="ce120" table:formula="of:=IFERROR(__xludf.dummyfunction(&quot;&quot;&quot;COMPUTED_VALUE&quot;&quot;&quot;);&quot;Exhibitionism&quot;)" office:value-type="string" office:string-value="Exhibitionism" calcext:value-type="string">
            <text:p>Exhibitionism</text:p>
          </table:table-cell>
          <table:table-cell table:style-name="ce120" table:formula="of:=IFERROR(IF(NOT(ISBLANK(VLOOKUP([.E14];[.$A$2:.$B$503];2)));VLOOKUP([.E1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4]=&quot; &quot;);VLOOKUP([.F14];[.$E$2:.$G$503];3)+0.1;CELL(&quot;row&quot;;[.E1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]=&quot; &quot;);CONCATENATE(&quot;     &quot;;VLOOKUP([.H14];[.$A$2:.$C$503];3));VLOOKUP([.H14];[.$A$2:.$C$503];3));&quot;&quot;)">
            <text:p/>
          </table:table-cell>
          <table:table-cell table:style-name="ce120" table:formula="of:=IFERROR(__xludf.dummyfunction(&quot;IFERROR(CONCATENATE(K14,&quot;&quot; (&quot;&quot;,TO_TEXT(VLOOKUP(H14,'Skill Data'!$A$2:$C$502,3)),&quot;&quot;; &quot;&quot;,VLOOKUP(TRUNC(VLOOKUP(H14,'Skill Data'!$A$2:$C$502,3)),Data!$S$16:$T$265,2),&quot;&quot;)&quot;&quot;),&quot;&quot;&quot;&quot;)&quot;);&quot;Light Armor (13.31; Initiate)&quot;)" office:value-type="string" office:string-value="Light Armor (13.31; Initiate)" calcext:value-type="string">
            <text:p>Light Armor (13.31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ntique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Antiques</text:p>
          </table:table-cell>
          <table:covered-table-cell/>
          <table:table-cell table:style-name="ce120" table:formula="of:=IFERROR(__xludf.dummyfunction(&quot;&quot;&quot;COMPUTED_VALUE&quot;&quot;&quot;);&quot;Fire Magic&quot;)" office:value-type="string" office:string-value="Fire Magic" calcext:value-type="string">
            <text:p>Fire Magic</text:p>
          </table:table-cell>
          <table:table-cell table:style-name="ce120" table:formula="of:=IFERROR(IF(NOT(ISBLANK(VLOOKUP([.E15];[.$A$2:.$B$503];2)));VLOOKUP([.E1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5]=&quot; &quot;);VLOOKUP([.F15];[.$E$2:.$G$503];3)+0.1;CELL(&quot;row&quot;;[.E15]));&quot;&quot;)" office:value-type="float" office:value="15" calcext:value-type="float">
            <text:p>1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]=&quot; &quot;);CONCATENATE(&quot;     &quot;;VLOOKUP([.H15];[.$A$2:.$C$503];3));VLOOKUP([.H15];[.$A$2:.$C$503];3));&quot;&quot;)">
            <text:p/>
          </table:table-cell>
          <table:table-cell table:style-name="ce120" table:formula="of:=IFERROR(__xludf.dummyfunction(&quot;IFERROR(CONCATENATE(K15,&quot;&quot; (&quot;&quot;,TO_TEXT(VLOOKUP(H15,'Skill Data'!$A$2:$C$502,3)),&quot;&quot;; &quot;&quot;,VLOOKUP(TRUNC(VLOOKUP(H15,'Skill Data'!$A$2:$C$502,3)),Data!$S$16:$T$265,2),&quot;&quot;)&quot;&quot;),&quot;&quot;&quot;&quot;)&quot;);&quot;Logistics (2.65; Unskilled)&quot;)" office:value-type="string" office:string-value="Logistics (2.65; Unskilled)" calcext:value-type="string">
            <text:p>Logistics (2.65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potheca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Apothecary</text:p>
          </table:table-cell>
          <table:covered-table-cell/>
          <table:table-cell table:style-name="ce120" table:formula="of:=IFERROR(__xludf.dummyfunction(&quot;&quot;&quot;COMPUTED_VALUE&quot;&quot;&quot;);&quot;Foreplay&quot;)" office:value-type="string" office:string-value="Foreplay" calcext:value-type="string">
            <text:p>Foreplay</text:p>
          </table:table-cell>
          <table:table-cell table:style-name="ce120" table:formula="of:=IFERROR(IF(NOT(ISBLANK(VLOOKUP([.E16];[.$A$2:.$B$503];2)));VLOOKUP([.E16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6]=&quot; &quot;);VLOOKUP([.F16];[.$E$2:.$G$503];3)+0.1;CELL(&quot;row&quot;;[.E16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]=&quot; &quot;);CONCATENATE(&quot;     &quot;;VLOOKUP([.H16];[.$A$2:.$C$503];3));VLOOKUP([.H16];[.$A$2:.$C$503];3));&quot;&quot;)">
            <text:p/>
          </table:table-cell>
          <table:table-cell table:style-name="ce120" table:formula="of:=IFERROR(__xludf.dummyfunction(&quot;IFERROR(CONCATENATE(K16,&quot;&quot; (&quot;&quot;,TO_TEXT(VLOOKUP(H16,'Skill Data'!$A$2:$C$502,3)),&quot;&quot;; &quot;&quot;,VLOOKUP(TRUNC(VLOOKUP(H16,'Skill Data'!$A$2:$C$502,3)),Data!$S$16:$T$265,2),&quot;&quot;)&quot;&quot;),&quot;&quot;&quot;&quot;)&quot;);&quot;Magical Theory (20.51; Initiate)&quot;)" office:value-type="string" office:string-value="Magical Theory (20.51; Initiate)" calcext:value-type="string">
            <text:p>Magical Theory (20.51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ppraisal</text:p>
          </table:table-cell>
          <table:table-cell table:style-name="ce117"/>
          <table:table-cell table:style-name="ce114" office:value-type="string" calcext:value-type="string">
            <text:p>Appraisal</text:p>
          </table:table-cell>
          <table:covered-table-cell/>
          <table:table-cell table:style-name="ce120" table:formula="of:=IFERROR(__xludf.dummyfunction(&quot;&quot;&quot;COMPUTED_VALUE&quot;&quot;&quot;);&quot;Glyphs&quot;)" office:value-type="string" office:string-value="Glyphs" calcext:value-type="string">
            <text:p>Glyphs</text:p>
          </table:table-cell>
          <table:table-cell table:style-name="ce120" table:formula="of:=IFERROR(IF(NOT(ISBLANK(VLOOKUP([.E17];[.$A$2:.$B$503];2)));VLOOKUP([.E17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17]=&quot; &quot;);VLOOKUP([.F17];[.$E$2:.$G$503];3)+0.1;CELL(&quot;row&quot;;[.E17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]=&quot; &quot;);CONCATENATE(&quot;     &quot;;VLOOKUP([.H17];[.$A$2:.$C$503];3));VLOOKUP([.H17];[.$A$2:.$C$503];3));&quot;&quot;)">
            <text:p/>
          </table:table-cell>
          <table:table-cell table:style-name="ce120" table:formula="of:=IFERROR(__xludf.dummyfunction(&quot;IFERROR(CONCATENATE(K17,&quot;&quot; (&quot;&quot;,TO_TEXT(VLOOKUP(H17,'Skill Data'!$A$2:$C$502,3)),&quot;&quot;; &quot;&quot;,VLOOKUP(TRUNC(VLOOKUP(H17,'Skill Data'!$A$2:$C$502,3)),Data!$S$16:$T$265,2),&quot;&quot;)&quot;&quot;),&quot;&quot;&quot;&quot;)&quot;);&quot;     Glyphs (9.75; Novice)&quot;)" office:value-type="string" office:string-value="     Glyphs (9.75; Novice)" calcext:value-type="string">
            <text:p><text:s text:c="5"/>Glyphs (9.75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rchery</text:p>
          </table:table-cell>
          <table:table-cell table:style-name="ce117"/>
          <table:table-cell table:style-name="ce114" office:value-type="string" calcext:value-type="string">
            <text:p>Archery</text:p>
          </table:table-cell>
          <table:covered-table-cell/>
          <table:table-cell table:style-name="ce120" table:formula="of:=IFERROR(__xludf.dummyfunction(&quot;&quot;&quot;COMPUTED_VALUE&quot;&quot;&quot;);&quot;Haggling&quot;)" office:value-type="string" office:string-value="Haggling" calcext:value-type="string">
            <text:p>Haggling</text:p>
          </table:table-cell>
          <table:table-cell table:style-name="ce120" table:formula="of:=IFERROR(IF(NOT(ISBLANK(VLOOKUP([.E18];[.$A$2:.$B$503];2)));VLOOKUP([.E1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8]=&quot; &quot;);VLOOKUP([.F18];[.$E$2:.$G$503];3)+0.1;CELL(&quot;row&quot;;[.E18]));&quot;&quot;)" office:value-type="float" office:value="18" calcext:value-type="float">
            <text:p>1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]=&quot; &quot;);CONCATENATE(&quot;     &quot;;VLOOKUP([.H18];[.$A$2:.$C$503];3));VLOOKUP([.H18];[.$A$2:.$C$503];3));&quot;&quot;)">
            <text:p/>
          </table:table-cell>
          <table:table-cell table:style-name="ce120" table:formula="of:=IFERROR(__xludf.dummyfunction(&quot;IFERROR(CONCATENATE(K18,&quot;&quot; (&quot;&quot;,TO_TEXT(VLOOKUP(H18,'Skill Data'!$A$2:$C$502,3)),&quot;&quot;; &quot;&quot;,VLOOKUP(TRUNC(VLOOKUP(H18,'Skill Data'!$A$2:$C$502,3)),Data!$S$16:$T$265,2),&quot;&quot;)&quot;&quot;),&quot;&quot;&quot;&quot;)&quot;);&quot;     Incantations (10.15; Initiate)&quot;)" office:value-type="string" office:string-value="     Incantations (10.15; Initiate)" calcext:value-type="string">
            <text:p><text:s text:c="5"/>Incantations (10.15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rchitecture</text:p>
          </table:table-cell>
          <table:table-cell table:style-name="ce117"/>
          <table:table-cell table:style-name="ce114" office:value-type="string" calcext:value-type="string">
            <text:p>Architecture</text:p>
          </table:table-cell>
          <table:covered-table-cell/>
          <table:table-cell table:style-name="ce120" table:formula="of:=IFERROR(__xludf.dummyfunction(&quot;&quot;&quot;COMPUTED_VALUE&quot;&quot;&quot;);&quot;Housekeeping&quot;)" office:value-type="string" office:string-value="Housekeeping" calcext:value-type="string">
            <text:p>Housekeeping</text:p>
          </table:table-cell>
          <table:table-cell table:style-name="ce120" table:formula="of:=IFERROR(IF(NOT(ISBLANK(VLOOKUP([.E19];[.$A$2:.$B$503];2)));VLOOKUP([.E1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9]=&quot; &quot;);VLOOKUP([.F19];[.$E$2:.$G$503];3)+0.1;CELL(&quot;row&quot;;[.E19]));&quot;&quot;)" office:value-type="float" office:value="19" calcext:value-type="float">
            <text:p>1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]=&quot; &quot;);CONCATENATE(&quot;     &quot;;VLOOKUP([.H19];[.$A$2:.$C$503];3));VLOOKUP([.H19];[.$A$2:.$C$503];3));&quot;&quot;)">
            <text:p/>
          </table:table-cell>
          <table:table-cell table:style-name="ce120" table:formula="of:=IFERROR(__xludf.dummyfunction(&quot;IFERROR(CONCATENATE(K19,&quot;&quot; (&quot;&quot;,TO_TEXT(VLOOKUP(H19,'Skill Data'!$A$2:$C$502,3)),&quot;&quot;; &quot;&quot;,VLOOKUP(TRUNC(VLOOKUP(H19,'Skill Data'!$A$2:$C$502,3)),Data!$S$16:$T$265,2),&quot;&quot;)&quot;&quot;),&quot;&quot;&quot;&quot;)&quot;);&quot;Oneiromancy (10.83; Initiate)&quot;)" office:value-type="string" office:string-value="Oneiromancy (10.83; Initiate)" calcext:value-type="string">
            <text:p>Oneiromancy (10.83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rmor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Armorsmith</text:p>
          </table:table-cell>
          <table:covered-table-cell/>
          <table:table-cell table:style-name="ce120" table:formula="of:=IFERROR(__xludf.dummyfunction(&quot;&quot;&quot;COMPUTED_VALUE&quot;&quot;&quot;);&quot;Incantations&quot;)" office:value-type="string" office:string-value="Incantations" calcext:value-type="string">
            <text:p>Incantations</text:p>
          </table:table-cell>
          <table:table-cell table:style-name="ce120" table:formula="of:=IFERROR(IF(NOT(ISBLANK(VLOOKUP([.E20];[.$A$2:.$B$503];2)));VLOOKUP([.E20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20]=&quot; &quot;);VLOOKUP([.F20];[.$E$2:.$G$503];3)+0.1;CELL(&quot;row&quot;;[.E20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]=&quot; &quot;);CONCATENATE(&quot;     &quot;;VLOOKUP([.H20];[.$A$2:.$C$503];3));VLOOKUP([.H20];[.$A$2:.$C$503];3));&quot;&quot;)">
            <text:p/>
          </table:table-cell>
          <table:table-cell table:style-name="ce120" table:formula="of:=IFERROR(__xludf.dummyfunction(&quot;IFERROR(CONCATENATE(K20,&quot;&quot; (&quot;&quot;,TO_TEXT(VLOOKUP(H20,'Skill Data'!$A$2:$C$502,3)),&quot;&quot;; &quot;&quot;,VLOOKUP(TRUNC(VLOOKUP(H20,'Skill Data'!$A$2:$C$502,3)),Data!$S$16:$T$265,2),&quot;&quot;)&quot;&quot;),&quot;&quot;&quot;&quot;)&quot;);&quot;Parrying (8.96; Novice)&quot;)" office:value-type="string" office:string-value="Parrying (8.96; Novice)" calcext:value-type="string">
            <text:p>Parrying (8.96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rson</text:p>
          </table:table-cell>
          <table:table-cell table:style-name="ce117"/>
          <table:table-cell table:style-name="ce114" office:value-type="string" calcext:value-type="string">
            <text:p>Arson</text:p>
          </table:table-cell>
          <table:covered-table-cell/>
          <table:table-cell table:style-name="ce120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120" table:formula="of:=IFERROR(IF(NOT(ISBLANK(VLOOKUP([.E21];[.$A$2:.$B$503];2)));VLOOKUP([.E21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1]=&quot; &quot;);VLOOKUP([.F21];[.$E$2:.$G$503];3)+0.1;CELL(&quot;row&quot;;[.E21]));&quot;&quot;)" office:value-type="float" office:value="21" calcext:value-type="float">
            <text:p>2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]=&quot; &quot;);CONCATENATE(&quot;     &quot;;VLOOKUP([.H21];[.$A$2:.$C$503];3));VLOOKUP([.H21];[.$A$2:.$C$503];3));&quot;&quot;)">
            <text:p/>
          </table:table-cell>
          <table:table-cell table:style-name="ce120" table:formula="of:=IFERROR(__xludf.dummyfunction(&quot;IFERROR(CONCATENATE(K21,&quot;&quot; (&quot;&quot;,TO_TEXT(VLOOKUP(H21,'Skill Data'!$A$2:$C$502,3)),&quot;&quot;; &quot;&quot;,VLOOKUP(TRUNC(VLOOKUP(H21,'Skill Data'!$A$2:$C$502,3)),Data!$S$16:$T$265,2),&quot;&quot;)&quot;&quot;),&quot;&quot;&quot;&quot;)&quot;);&quot;Persuasion (17.85; Initiate)&quot;)" office:value-type="string" office:string-value="Persuasion (17.85; Initiate)" calcext:value-type="string">
            <text:p>Persuasion (17.85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rtillerist</text:p>
          </table:table-cell>
          <table:table-cell table:style-name="ce117"/>
          <table:table-cell table:style-name="ce114" office:value-type="string" calcext:value-type="string">
            <text:p>Artillerist</text:p>
          </table:table-cell>
          <table:covered-table-cell/>
          <table:table-cell table:style-name="ce120" table:formula="of:=IFERROR(__xludf.dummyfunction(&quot;&quot;&quot;COMPUTED_VALUE&quot;&quot;&quot;);&quot;Logistics&quot;)" office:value-type="string" office:string-value="Logistics" calcext:value-type="string">
            <text:p>Logistics</text:p>
          </table:table-cell>
          <table:table-cell table:style-name="ce120" table:formula="of:=IFERROR(IF(NOT(ISBLANK(VLOOKUP([.E22];[.$A$2:.$B$503];2)));VLOOKUP([.E2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2]=&quot; &quot;);VLOOKUP([.F22];[.$E$2:.$G$503];3)+0.1;CELL(&quot;row&quot;;[.E22]));&quot;&quot;)" office:value-type="float" office:value="22" calcext:value-type="float">
            <text:p>2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]=&quot; &quot;);CONCATENATE(&quot;     &quot;;VLOOKUP([.H22];[.$A$2:.$C$503];3));VLOOKUP([.H22];[.$A$2:.$C$503];3));&quot;&quot;)">
            <text:p/>
          </table:table-cell>
          <table:table-cell table:style-name="ce120" table:formula="of:=IFERROR(__xludf.dummyfunction(&quot;IFERROR(CONCATENATE(K22,&quot;&quot; (&quot;&quot;,TO_TEXT(VLOOKUP(H22,'Skill Data'!$A$2:$C$502,3)),&quot;&quot;; &quot;&quot;,VLOOKUP(TRUNC(VLOOKUP(H22,'Skill Data'!$A$2:$C$502,3)),Data!$S$16:$T$265,2),&quot;&quot;)&quot;&quot;),&quot;&quot;&quot;&quot;)&quot;);&quot;     Negotiation (3.63; Unskilled)&quot;)" office:value-type="string" office:string-value="     Negotiation (3.63; Unskilled)" calcext:value-type="string">
            <text:p><text:s text:c="5"/>Negotiation (3.63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stramancy</text:p>
          </table:table-cell>
          <table:table-cell table:style-name="ce117"/>
          <table:table-cell table:style-name="ce114" office:value-type="string" calcext:value-type="string">
            <text:p>Astramancy</text:p>
          </table:table-cell>
          <table:covered-table-cell/>
          <table:table-cell table:style-name="ce120" table:formula="of:=IFERROR(__xludf.dummyfunction(&quot;&quot;&quot;COMPUTED_VALUE&quot;&quot;&quot;);&quot;Magical Theory&quot;)" office:value-type="string" office:string-value="Magical Theory" calcext:value-type="string">
            <text:p>Magical Theory</text:p>
          </table:table-cell>
          <table:table-cell table:style-name="ce120" table:formula="of:=IFERROR(IF(NOT(ISBLANK(VLOOKUP([.E23];[.$A$2:.$B$503];2)));VLOOKUP([.E2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3]=&quot; &quot;);VLOOKUP([.F23];[.$E$2:.$G$503];3)+0.1;CELL(&quot;row&quot;;[.E23]));&quot;&quot;)" office:value-type="float" office:value="23" calcext:value-type="float">
            <text:p>2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]=&quot; &quot;);CONCATENATE(&quot;     &quot;;VLOOKUP([.H23];[.$A$2:.$C$503];3));VLOOKUP([.H23];[.$A$2:.$C$503];3));&quot;&quot;)">
            <text:p/>
          </table:table-cell>
          <table:table-cell table:style-name="ce120" table:formula="of:=IFERROR(__xludf.dummyfunction(&quot;IFERROR(CONCATENATE(K23,&quot;&quot; (&quot;&quot;,TO_TEXT(VLOOKUP(H23,'Skill Data'!$A$2:$C$502,3)),&quot;&quot;; &quot;&quot;,VLOOKUP(TRUNC(VLOOKUP(H23,'Skill Data'!$A$2:$C$502,3)),Data!$S$16:$T$265,2),&quot;&quot;)&quot;&quot;),&quot;&quot;&quot;&quot;)&quot;);&quot;     Oratory (5.07; Novice)&quot;)" office:value-type="string" office:string-value="     Oratory (5.07; Novice)" calcext:value-type="string">
            <text:p><text:s text:c="5"/>Oratory (5.07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strology</text:p>
          </table:table-cell>
          <table:table-cell table:style-name="ce117"/>
          <table:table-cell table:style-name="ce114" office:value-type="string" calcext:value-type="string">
            <text:p>Astrology</text:p>
          </table:table-cell>
          <table:covered-table-cell/>
          <table:table-cell table:style-name="ce120" table:formula="of:=IFERROR(__xludf.dummyfunction(&quot;&quot;&quot;COMPUTED_VALUE&quot;&quot;&quot;);&quot;Masturbation&quot;)" office:value-type="string" office:string-value="Masturbation" calcext:value-type="string">
            <text:p>Masturbation</text:p>
          </table:table-cell>
          <table:table-cell table:style-name="ce120" table:formula="of:=IFERROR(IF(NOT(ISBLANK(VLOOKUP([.E24];[.$A$2:.$B$503];2)));VLOOKUP([.E2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24]=&quot; &quot;);VLOOKUP([.F24];[.$E$2:.$G$503];3)+0.1;CELL(&quot;row&quot;;[.E2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]=&quot; &quot;);CONCATENATE(&quot;     &quot;;VLOOKUP([.H24];[.$A$2:.$C$503];3));VLOOKUP([.H24];[.$A$2:.$C$503];3));&quot;&quot;)">
            <text:p/>
          </table:table-cell>
          <table:table-cell table:style-name="ce120" table:formula="of:=IFERROR(__xludf.dummyfunction(&quot;IFERROR(CONCATENATE(K24,&quot;&quot; (&quot;&quot;,TO_TEXT(VLOOKUP(H24,'Skill Data'!$A$2:$C$502,3)),&quot;&quot;; &quot;&quot;,VLOOKUP(TRUNC(VLOOKUP(H24,'Skill Data'!$A$2:$C$502,3)),Data!$S$16:$T$265,2),&quot;&quot;)&quot;&quot;),&quot;&quot;&quot;&quot;)&quot;);&quot;     Seduction (6.09; Novice)&quot;)" office:value-type="string" office:string-value="     Seduction (6.09; Novice)" calcext:value-type="string">
            <text:p><text:s text:c="5"/>Seduction (6.09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ura Control</text:p>
          </table:table-cell>
          <table:table-cell table:style-name="ce117"/>
          <table:table-cell table:style-name="ce114" office:value-type="string" calcext:value-type="string">
            <text:p>Aura Control</text:p>
          </table:table-cell>
          <table:covered-table-cell/>
          <table:table-cell table:style-name="ce120" table:formula="of:=IFERROR(__xludf.dummyfunction(&quot;&quot;&quot;COMPUTED_VALUE&quot;&quot;&quot;);&quot;Negotiation&quot;)" office:value-type="string" office:string-value="Negotiation" calcext:value-type="string">
            <text:p>Negotiation</text:p>
          </table:table-cell>
          <table:table-cell table:style-name="ce120" table:formula="of:=IFERROR(IF(NOT(ISBLANK(VLOOKUP([.E25];[.$A$2:.$B$503];2)));VLOOKUP([.E25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5]=&quot; &quot;);VLOOKUP([.F25];[.$E$2:.$G$503];3)+0.1;CELL(&quot;row&quot;;[.E25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]=&quot; &quot;);CONCATENATE(&quot;     &quot;;VLOOKUP([.H25];[.$A$2:.$C$503];3));VLOOKUP([.H25];[.$A$2:.$C$503];3));&quot;&quot;)">
            <text:p/>
          </table:table-cell>
          <table:table-cell table:style-name="ce120" table:formula="of:=IFERROR(__xludf.dummyfunction(&quot;IFERROR(CONCATENATE(K25,&quot;&quot; (&quot;&quot;,TO_TEXT(VLOOKUP(H25,'Skill Data'!$A$2:$C$502,3)),&quot;&quot;; &quot;&quot;,VLOOKUP(TRUNC(VLOOKUP(H25,'Skill Data'!$A$2:$C$502,3)),Data!$S$16:$T$265,2),&quot;&quot;)&quot;&quot;),&quot;&quot;&quot;&quot;)&quot;);&quot;Riding (13.91; Initiate)&quot;)" office:value-type="string" office:string-value="Riding (13.91; Initiate)" calcext:value-type="string">
            <text:p>Riding (13.91; Initiate)</text:p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Aura Project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Projection</text:p>
          </table:table-cell>
          <table:covered-table-cell/>
          <table:table-cell table:style-name="ce121" table:formula="of:=IFERROR(__xludf.dummyfunction(&quot;&quot;&quot;COMPUTED_VALUE&quot;&quot;&quot;);&quot;Oneiromancy&quot;)" office:value-type="string" office:string-value="Oneiromancy" calcext:value-type="string">
            <text:p>Oneiromancy</text:p>
          </table:table-cell>
          <table:table-cell table:style-name="ce120" table:formula="of:=IFERROR(IF(NOT(ISBLANK(VLOOKUP([.E26];[.$A$2:.$B$503];2)));VLOOKUP([.E2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6]=&quot; &quot;);VLOOKUP([.F26];[.$E$2:.$G$503];3)+0.1;CELL(&quot;row&quot;;[.E26]));&quot;&quot;)" office:value-type="float" office:value="26" calcext:value-type="float">
            <text:p>26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6]=&quot; &quot;);CONCATENATE(&quot;     &quot;;VLOOKUP([.H26];[.$A$2:.$C$503];3));VLOOKUP([.H26];[.$A$2:.$C$503];3));&quot;&quot;)">
            <text:p/>
          </table:table-cell>
          <table:table-cell table:style-name="ce120" table:formula="of:=IFERROR(__xludf.dummyfunction(&quot;IFERROR(CONCATENATE(K26,&quot;&quot; (&quot;&quot;,TO_TEXT(VLOOKUP(H26,'Skill Data'!$A$2:$C$502,3)),&quot;&quot;; &quot;&quot;,VLOOKUP(TRUNC(VLOOKUP(H26,'Skill Data'!$A$2:$C$502,3)),Data!$S$16:$T$265,2),&quot;&quot;)&quot;&quot;),&quot;&quot;&quot;&quot;)&quot;);&quot;     Centaurback (11.62; Initiate)&quot;)" office:value-type="string" office:string-value="     Centaurback (11.62; Initiate)" calcext:value-type="string">
            <text:p><text:s text:c="5"/>Centaurback (11.62; Initiate)</text:p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Aura Reading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Reading</text:p>
          </table:table-cell>
          <table:covered-table-cell/>
          <table:table-cell table:style-name="ce121" table:formula="of:=IFERROR(__xludf.dummyfunction(&quot;&quot;&quot;COMPUTED_VALUE&quot;&quot;&quot;);&quot;Oratory&quot;)" office:value-type="string" office:string-value="Oratory" calcext:value-type="string">
            <text:p>Oratory</text:p>
          </table:table-cell>
          <table:table-cell table:style-name="ce120" table:formula="of:=IFERROR(IF(NOT(ISBLANK(VLOOKUP([.E27];[.$A$2:.$B$503];2)));VLOOKUP([.E27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7]=&quot; &quot;);VLOOKUP([.F27];[.$E$2:.$G$503];3)+0.1;CELL(&quot;row&quot;;[.E27]));&quot;&quot;)" office:value-type="float" office:value="29.1" calcext:value-type="float">
            <text:p>29.1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7]=&quot; &quot;);CONCATENATE(&quot;     &quot;;VLOOKUP([.H27];[.$A$2:.$C$503];3));VLOOKUP([.H27];[.$A$2:.$C$503];3));&quot;&quot;)">
            <text:p/>
          </table:table-cell>
          <table:table-cell table:style-name="ce120" table:formula="of:=IFERROR(__xludf.dummyfunction(&quot;IFERROR(CONCATENATE(K27,&quot;&quot; (&quot;&quot;,TO_TEXT(VLOOKUP(H27,'Skill Data'!$A$2:$C$502,3)),&quot;&quot;; &quot;&quot;,VLOOKUP(TRUNC(VLOOKUP(H27,'Skill Data'!$A$2:$C$502,3)),Data!$S$16:$T$265,2),&quot;&quot;)&quot;&quot;),&quot;&quot;&quot;&quot;)&quot;);&quot;Sex (61.28; Journeyman)&quot;)" office:value-type="string" office:string-value="Sex (61.28; Journeyman)" calcext:value-type="string">
            <text:p>Sex (61.28; Journeyman)</text:p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Aura Suppress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Suppression</text:p>
          </table:table-cell>
          <table:covered-table-cell/>
          <table:table-cell table:style-name="ce121" table:formula="of:=IFERROR(__xludf.dummyfunction(&quot;&quot;&quot;COMPUTED_VALUE&quot;&quot;&quot;);&quot;Parrying&quot;)" office:value-type="string" office:string-value="Parrying" calcext:value-type="string">
            <text:p>Parrying</text:p>
          </table:table-cell>
          <table:table-cell table:style-name="ce120" table:formula="of:=IFERROR(IF(NOT(ISBLANK(VLOOKUP([.E28];[.$A$2:.$B$503];2)));VLOOKUP([.E2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8]=&quot; &quot;);VLOOKUP([.F28];[.$E$2:.$G$503];3)+0.1;CELL(&quot;row&quot;;[.E28]));&quot;&quot;)" office:value-type="float" office:value="28" calcext:value-type="float">
            <text:p>28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8]=&quot; &quot;);CONCATENATE(&quot;     &quot;;VLOOKUP([.H28];[.$A$2:.$C$503];3));VLOOKUP([.H28];[.$A$2:.$C$503];3));&quot;&quot;)">
            <text:p/>
          </table:table-cell>
          <table:table-cell table:style-name="ce120" table:formula="of:=IFERROR(__xludf.dummyfunction(&quot;IFERROR(CONCATENATE(K28,&quot;&quot; (&quot;&quot;,TO_TEXT(VLOOKUP(H28,'Skill Data'!$A$2:$C$502,3)),&quot;&quot;; &quot;&quot;,VLOOKUP(TRUNC(VLOOKUP(H28,'Skill Data'!$A$2:$C$502,3)),Data!$S$16:$T$265,2),&quot;&quot;)&quot;&quot;),&quot;&quot;&quot;&quot;)&quot;);&quot;     Dominance (19.95; Initiate)&quot;)" office:value-type="string" office:string-value="     Dominance (19.95; Initiate)" calcext:value-type="string">
            <text:p><text:s text:c="5"/>Dominance (19.95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Axes</text:p>
          </table:table-cell>
          <table:table-cell table:style-name="ce117"/>
          <table:table-cell table:style-name="ce114" office:value-type="string" calcext:value-type="string">
            <text:p>Axes</text:p>
          </table:table-cell>
          <table:covered-table-cell/>
          <table:table-cell table:style-name="ce120" table:formula="of:=IFERROR(__xludf.dummyfunction(&quot;&quot;&quot;COMPUTED_VALUE&quot;&quot;&quot;);&quot;Persuasion&quot;)" office:value-type="string" office:string-value="Persuasion" calcext:value-type="string">
            <text:p>Persuasion</text:p>
          </table:table-cell>
          <table:table-cell table:style-name="ce120" table:formula="of:=IFERROR(IF(NOT(ISBLANK(VLOOKUP([.E29];[.$A$2:.$B$503];2)));VLOOKUP([.E2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9]=&quot; &quot;);VLOOKUP([.F29];[.$E$2:.$G$503];3)+0.1;CELL(&quot;row&quot;;[.E29]));&quot;&quot;)" office:value-type="float" office:value="29" calcext:value-type="float">
            <text:p>2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9]=&quot; &quot;);CONCATENATE(&quot;     &quot;;VLOOKUP([.H29];[.$A$2:.$C$503];3));VLOOKUP([.H29];[.$A$2:.$C$503];3));&quot;&quot;)">
            <text:p/>
          </table:table-cell>
          <table:table-cell table:style-name="ce120" table:formula="of:=IFERROR(__xludf.dummyfunction(&quot;IFERROR(CONCATENATE(K29,&quot;&quot; (&quot;&quot;,TO_TEXT(VLOOKUP(H29,'Skill Data'!$A$2:$C$502,3)),&quot;&quot;; &quot;&quot;,VLOOKUP(TRUNC(VLOOKUP(H29,'Skill Data'!$A$2:$C$502,3)),Data!$S$16:$T$265,2),&quot;&quot;)&quot;&quot;),&quot;&quot;&quot;&quot;)&quot;);&quot;     Exhibitionism (1.57; Unskilled)&quot;)" office:value-type="string" office:string-value="     Exhibitionism (1.57; Unskilled)" calcext:value-type="string">
            <text:p><text:s text:c="5"/>Exhibitionism (1.57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Riding&quot;)" office:value-type="string" office:string-value="Riding" calcext:value-type="string">
            <text:p>Riding</text:p>
          </table:table-cell>
          <table:table-cell table:style-name="ce120" table:formula="of:=IFERROR(IF(NOT(ISBLANK(VLOOKUP([.E30];[.$A$2:.$B$503];2)));VLOOKUP([.E3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0]=&quot; &quot;);VLOOKUP([.F30];[.$E$2:.$G$503];3)+0.1;CELL(&quot;row&quot;;[.E30]));&quot;&quot;)" office:value-type="float" office:value="30" calcext:value-type="float">
            <text:p>3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0]=&quot; &quot;);CONCATENATE(&quot;     &quot;;VLOOKUP([.H30];[.$A$2:.$C$503];3));VLOOKUP([.H30];[.$A$2:.$C$503];3));&quot;&quot;)">
            <text:p/>
          </table:table-cell>
          <table:table-cell table:style-name="ce120" table:formula="of:=IFERROR(__xludf.dummyfunction(&quot;IFERROR(CONCATENATE(K30,&quot;&quot; (&quot;&quot;,TO_TEXT(VLOOKUP(H30,'Skill Data'!$A$2:$C$502,3)),&quot;&quot;; &quot;&quot;,VLOOKUP(TRUNC(VLOOKUP(H30,'Skill Data'!$A$2:$C$502,3)),Data!$S$16:$T$265,2),&quot;&quot;)&quot;&quot;),&quot;&quot;&quot;&quot;)&quot;);&quot;     Foreplay (28.64; Apprentice)&quot;)" office:value-type="string" office:string-value="     Foreplay (28.64; Apprentice)" calcext:value-type="string">
            <text:p><text:s text:c="5"/>Foreplay (28.64; Apprent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Seduction&quot;)" office:value-type="string" office:string-value="Seduction" calcext:value-type="string">
            <text:p>Seduction</text:p>
          </table:table-cell>
          <table:table-cell table:style-name="ce120" table:formula="of:=IFERROR(IF(NOT(ISBLANK(VLOOKUP([.E31];[.$A$2:.$B$503];2)));VLOOKUP([.E31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31]=&quot; &quot;);VLOOKUP([.F31];[.$E$2:.$G$503];3)+0.1;CELL(&quot;row&quot;;[.E31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1]=&quot; &quot;);CONCATENATE(&quot;     &quot;;VLOOKUP([.H31];[.$A$2:.$C$503];3));VLOOKUP([.H31];[.$A$2:.$C$503];3));&quot;&quot;)">
            <text:p/>
          </table:table-cell>
          <table:table-cell table:style-name="ce120" table:formula="of:=IFERROR(__xludf.dummyfunction(&quot;IFERROR(CONCATENATE(K31,&quot;&quot; (&quot;&quot;,TO_TEXT(VLOOKUP(H31,'Skill Data'!$A$2:$C$502,3)),&quot;&quot;; &quot;&quot;,VLOOKUP(TRUNC(VLOOKUP(H31,'Skill Data'!$A$2:$C$502,3)),Data!$S$16:$T$265,2),&quot;&quot;)&quot;&quot;),&quot;&quot;&quot;&quot;)&quot;);&quot;     Masturbation (1.00; Unskilled)&quot;)" office:value-type="string" office:string-value="     Masturbation (1.00; Unskilled)" calcext:value-type="string">
            <text:p><text:s text:c="5"/>Masturbation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aking</text:p>
          </table:table-cell>
          <table:table-cell table:style-name="ce117"/>
          <table:table-cell table:style-name="ce114" office:value-type="string" calcext:value-type="string">
            <text:p>Baking</text:p>
          </table:table-cell>
          <table:covered-table-cell/>
          <table:table-cell table:style-name="ce120" table:formula="of:=IFERROR(__xludf.dummyfunction(&quot;&quot;&quot;COMPUTED_VALUE&quot;&quot;&quot;);&quot;Sex&quot;)" office:value-type="string" office:string-value="Sex" calcext:value-type="string">
            <text:p>Sex</text:p>
          </table:table-cell>
          <table:table-cell table:style-name="ce120" table:formula="of:=IFERROR(IF(NOT(ISBLANK(VLOOKUP([.E32];[.$A$2:.$B$503];2)));VLOOKUP([.E3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2]=&quot; &quot;);VLOOKUP([.F32];[.$E$2:.$G$503];3)+0.1;CELL(&quot;row&quot;;[.E32]));&quot;&quot;)" office:value-type="float" office:value="32" calcext:value-type="float">
            <text:p>3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2]=&quot; &quot;);CONCATENATE(&quot;     &quot;;VLOOKUP([.H32];[.$A$2:.$C$503];3));VLOOKUP([.H32];[.$A$2:.$C$503];3));&quot;&quot;)">
            <text:p/>
          </table:table-cell>
          <table:table-cell table:style-name="ce120" table:formula="of:=IFERROR(__xludf.dummyfunction(&quot;IFERROR(CONCATENATE(K32,&quot;&quot; (&quot;&quot;,TO_TEXT(VLOOKUP(H32,'Skill Data'!$A$2:$C$502,3)),&quot;&quot;; &quot;&quot;,VLOOKUP(TRUNC(VLOOKUP(H32,'Skill Data'!$A$2:$C$502,3)),Data!$S$16:$T$265,2),&quot;&quot;)&quot;&quot;),&quot;&quot;&quot;&quot;)&quot;);&quot;Smithing (4.11; Unskilled)&quot;)" office:value-type="string" office:string-value="Smithing (4.11; Unskilled)" calcext:value-type="string">
            <text:p>Smithing (4.11; Unskilled)</text:p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Ballroom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Ballroom</text:p>
          </table:table-cell>
          <table:covered-table-cell/>
          <table:table-cell table:style-name="ce121" table:formula="of:=IFERROR(__xludf.dummyfunction(&quot;&quot;&quot;COMPUTED_VALUE&quot;&quot;&quot;);&quot;Smithing&quot;)" office:value-type="string" office:string-value="Smithing" calcext:value-type="string">
            <text:p>Smithing</text:p>
          </table:table-cell>
          <table:table-cell table:style-name="ce120" table:formula="of:=IFERROR(IF(NOT(ISBLANK(VLOOKUP([.E33];[.$A$2:.$B$503];2)));VLOOKUP([.E3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3]=&quot; &quot;);VLOOKUP([.F33];[.$E$2:.$G$503];3)+0.1;CELL(&quot;row&quot;;[.E33]));&quot;&quot;)" office:value-type="float" office:value="33" calcext:value-type="float">
            <text:p>33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33]=&quot; &quot;);CONCATENATE(&quot;     &quot;;VLOOKUP([.H33];[.$A$2:.$C$503];3));VLOOKUP([.H33];[.$A$2:.$C$503];3));&quot;&quot;)">
            <text:p/>
          </table:table-cell>
          <table:table-cell table:style-name="ce120" table:formula="of:=IFERROR(__xludf.dummyfunction(&quot;IFERROR(CONCATENATE(K33,&quot;&quot; (&quot;&quot;,TO_TEXT(VLOOKUP(H33,'Skill Data'!$A$2:$C$502,3)),&quot;&quot;; &quot;&quot;,VLOOKUP(TRUNC(VLOOKUP(H33,'Skill Data'!$A$2:$C$502,3)),Data!$S$16:$T$265,2),&quot;&quot;)&quot;&quot;),&quot;&quot;&quot;&quot;)&quot;);&quot;     Armorsmith (1.00; Unskilled)&quot;)" office:value-type="string" office:string-value="     Armorsmith (1.00; Unskilled)" calcext:value-type="string">
            <text:p><text:s text:c="5"/>Armorsmith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anjo</text:p>
          </table:table-cell>
          <table:table-cell table:style-name="ce117"/>
          <table:table-cell table:style-name="ce114" office:value-type="string" calcext:value-type="string">
            <text:p>Banjo</text:p>
          </table:table-cell>
          <table:covered-table-cell/>
          <table:table-cell table:style-name="ce120" table:formula="of:=IFERROR(__xludf.dummyfunction(&quot;&quot;&quot;COMPUTED_VALUE&quot;&quot;&quot;);&quot;Stealth&quot;)" office:value-type="string" office:string-value="Stealth" calcext:value-type="string">
            <text:p>Stealth</text:p>
          </table:table-cell>
          <table:table-cell table:style-name="ce120" table:formula="of:=IFERROR(IF(NOT(ISBLANK(VLOOKUP([.E34];[.$A$2:.$B$503];2)));VLOOKUP([.E3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4]=&quot; &quot;);VLOOKUP([.F34];[.$E$2:.$G$503];3)+0.1;CELL(&quot;row&quot;;[.E34]));&quot;&quot;)" office:value-type="float" office:value="34" calcext:value-type="float">
            <text:p>3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4]=&quot; &quot;);CONCATENATE(&quot;     &quot;;VLOOKUP([.H34];[.$A$2:.$C$503];3));VLOOKUP([.H34];[.$A$2:.$C$503];3));&quot;&quot;)">
            <text:p/>
          </table:table-cell>
          <table:table-cell table:style-name="ce120" table:formula="of:=IFERROR(__xludf.dummyfunction(&quot;IFERROR(CONCATENATE(K34,&quot;&quot; (&quot;&quot;,TO_TEXT(VLOOKUP(H34,'Skill Data'!$A$2:$C$502,3)),&quot;&quot;; &quot;&quot;,VLOOKUP(TRUNC(VLOOKUP(H34,'Skill Data'!$A$2:$C$502,3)),Data!$S$16:$T$265,2),&quot;&quot;)&quot;&quot;),&quot;&quot;&quot;&quot;)&quot;);&quot;     Weaponsmith (2.68; Unskilled)&quot;)" office:value-type="string" office:string-value="     Weaponsmith (2.68; Unskilled)" calcext:value-type="string">
            <text:p><text:s text:c="5"/>Weaponsmith (2.68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assoon</text:p>
          </table:table-cell>
          <table:table-cell table:style-name="ce117"/>
          <table:table-cell table:style-name="ce114" office:value-type="string" calcext:value-type="string">
            <text:p>Bassoon</text:p>
          </table:table-cell>
          <table:covered-table-cell/>
          <table:table-cell table:style-name="ce120" table:formula="of:=IFERROR(__xludf.dummyfunction(&quot;&quot;&quot;COMPUTED_VALUE&quot;&quot;&quot;);&quot;Storytelling&quot;)" office:value-type="string" office:string-value="Storytelling" calcext:value-type="string">
            <text:p>Storytelling</text:p>
          </table:table-cell>
          <table:table-cell table:style-name="ce120" table:formula="of:=IFERROR(IF(NOT(ISBLANK(VLOOKUP([.E35];[.$A$2:.$B$503];2)));VLOOKUP([.E3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5]=&quot; &quot;);VLOOKUP([.F35];[.$E$2:.$G$503];3)+0.1;CELL(&quot;row&quot;;[.E35]));&quot;&quot;)" office:value-type="float" office:value="35" calcext:value-type="float">
            <text:p>3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5]=&quot; &quot;);CONCATENATE(&quot;     &quot;;VLOOKUP([.H35];[.$A$2:.$C$503];3));VLOOKUP([.H35];[.$A$2:.$C$503];3));&quot;&quot;)">
            <text:p/>
          </table:table-cell>
          <table:table-cell table:style-name="ce120" table:formula="of:=IFERROR(__xludf.dummyfunction(&quot;IFERROR(CONCATENATE(K35,&quot;&quot; (&quot;&quot;,TO_TEXT(VLOOKUP(H35,'Skill Data'!$A$2:$C$502,3)),&quot;&quot;; &quot;&quot;,VLOOKUP(TRUNC(VLOOKUP(H35,'Skill Data'!$A$2:$C$502,3)),Data!$S$16:$T$265,2),&quot;&quot;)&quot;&quot;),&quot;&quot;&quot;&quot;)&quot;);&quot;Stealth (3.53; Unskilled)&quot;)" office:value-type="string" office:string-value="Stealth (3.53; Unskilled)" calcext:value-type="string">
            <text:p>Stealth (3.53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east Magic</text:p>
          </table:table-cell>
          <table:table-cell table:style-name="ce117"/>
          <table:table-cell table:style-name="ce114" office:value-type="string" calcext:value-type="string">
            <text:p>Beast Magic</text:p>
          </table:table-cell>
          <table:covered-table-cell/>
          <table:table-cell table:style-name="ce120" table:formula="of:=IFERROR(__xludf.dummyfunction(&quot;&quot;&quot;COMPUTED_VALUE&quot;&quot;&quot;);&quot;Strategy&quot;)" office:value-type="string" office:string-value="Strategy" calcext:value-type="string">
            <text:p>Strategy</text:p>
          </table:table-cell>
          <table:table-cell table:style-name="ce120" table:formula="of:=IFERROR(IF(NOT(ISBLANK(VLOOKUP([.E36];[.$A$2:.$B$503];2)));VLOOKUP([.E3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6]=&quot; &quot;);VLOOKUP([.F36];[.$E$2:.$G$503];3)+0.1;CELL(&quot;row&quot;;[.E36]));&quot;&quot;)" office:value-type="float" office:value="36" calcext:value-type="float">
            <text:p>3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6]=&quot; &quot;);CONCATENATE(&quot;     &quot;;VLOOKUP([.H36];[.$A$2:.$C$503];3));VLOOKUP([.H36];[.$A$2:.$C$503];3));&quot;&quot;)">
            <text:p/>
          </table:table-cell>
          <table:table-cell table:style-name="ce120" table:formula="of:=IFERROR(__xludf.dummyfunction(&quot;IFERROR(CONCATENATE(K36,&quot;&quot; (&quot;&quot;,TO_TEXT(VLOOKUP(H36,'Skill Data'!$A$2:$C$502,3)),&quot;&quot;; &quot;&quot;,VLOOKUP(TRUNC(VLOOKUP(H36,'Skill Data'!$A$2:$C$502,3)),Data!$S$16:$T$265,2),&quot;&quot;)&quot;&quot;),&quot;&quot;&quot;&quot;)&quot;);&quot;Storytelling (3.25; Unskilled)&quot;)" office:value-type="string" office:string-value="Storytelling (3.25; Unskilled)" calcext:value-type="string">
            <text:p>Storytelling (3.25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east Tongue</text:p>
          </table:table-cell>
          <table:table-cell table:style-name="ce117"/>
          <table:table-cell table:style-name="ce114" office:value-type="string" calcext:value-type="string">
            <text:p>Beast Tongue</text:p>
          </table:table-cell>
          <table:covered-table-cell/>
          <table:table-cell table:style-name="ce120" table:formula="of:=IFERROR(__xludf.dummyfunction(&quot;&quot;&quot;COMPUTED_VALUE&quot;&quot;&quot;);&quot;Swords&quot;)" office:value-type="string" office:string-value="Swords" calcext:value-type="string">
            <text:p>Swords</text:p>
          </table:table-cell>
          <table:table-cell table:style-name="ce120" table:formula="of:=IFERROR(IF(NOT(ISBLANK(VLOOKUP([.E37];[.$A$2:.$B$503];2)));VLOOKUP([.E37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7]=&quot; &quot;);VLOOKUP([.F37];[.$E$2:.$G$503];3)+0.1;CELL(&quot;row&quot;;[.E37]));&quot;&quot;)" office:value-type="float" office:value="37" calcext:value-type="float">
            <text:p>37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7]=&quot; &quot;);CONCATENATE(&quot;     &quot;;VLOOKUP([.H37];[.$A$2:.$C$503];3));VLOOKUP([.H37];[.$A$2:.$C$503];3));&quot;&quot;)">
            <text:p/>
          </table:table-cell>
          <table:table-cell table:style-name="ce120" table:formula="of:=IFERROR(__xludf.dummyfunction(&quot;IFERROR(CONCATENATE(K37,&quot;&quot; (&quot;&quot;,TO_TEXT(VLOOKUP(H37,'Skill Data'!$A$2:$C$502,3)),&quot;&quot;; &quot;&quot;,VLOOKUP(TRUNC(VLOOKUP(H37,'Skill Data'!$A$2:$C$502,3)),Data!$S$16:$T$265,2),&quot;&quot;)&quot;&quot;),&quot;&quot;&quot;&quot;)&quot;);&quot;Strategy (1.00; Unskilled)&quot;)" office:value-type="string" office:string-value="Strategy (1.00; Unskilled)" calcext:value-type="string">
            <text:p>Strategy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eekeeping</text:p>
          </table:table-cell>
          <table:table-cell table:style-name="ce117"/>
          <table:table-cell table:style-name="ce114" office:value-type="string" calcext:value-type="string">
            <text:p>Beekeeping</text:p>
          </table:table-cell>
          <table:covered-table-cell/>
          <table:table-cell table:style-name="ce120" table:formula="of:=IFERROR(__xludf.dummyfunction(&quot;&quot;&quot;COMPUTED_VALUE&quot;&quot;&quot;);&quot;Thrown Weapons&quot;)" office:value-type="string" office:string-value="Thrown Weapons" calcext:value-type="string">
            <text:p>Thrown Weapons</text:p>
          </table:table-cell>
          <table:table-cell table:style-name="ce120" table:formula="of:=IFERROR(IF(NOT(ISBLANK(VLOOKUP([.E38];[.$A$2:.$B$503];2)));VLOOKUP([.E3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8]=&quot; &quot;);VLOOKUP([.F38];[.$E$2:.$G$503];3)+0.1;CELL(&quot;row&quot;;[.E38]));&quot;&quot;)" office:value-type="float" office:value="38" calcext:value-type="float">
            <text:p>3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8]=&quot; &quot;);CONCATENATE(&quot;     &quot;;VLOOKUP([.H38];[.$A$2:.$C$503];3));VLOOKUP([.H38];[.$A$2:.$C$503];3));&quot;&quot;)">
            <text:p/>
          </table:table-cell>
          <table:table-cell table:style-name="ce120" table:formula="of:=IFERROR(__xludf.dummyfunction(&quot;IFERROR(CONCATENATE(K38,&quot;&quot; (&quot;&quot;,TO_TEXT(VLOOKUP(H38,'Skill Data'!$A$2:$C$502,3)),&quot;&quot;; &quot;&quot;,VLOOKUP(TRUNC(VLOOKUP(H38,'Skill Data'!$A$2:$C$502,3)),Data!$S$16:$T$265,2),&quot;&quot;)&quot;&quot;),&quot;&quot;&quot;&quot;)&quot;);&quot;Swords (8.04; Novice)&quot;)" office:value-type="string" office:string-value="Swords (8.04; Novice)" calcext:value-type="string">
            <text:p>Swords (8.04; Novic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egging</text:p>
          </table:table-cell>
          <table:table-cell table:style-name="ce117"/>
          <table:table-cell table:style-name="ce114" office:value-type="string" calcext:value-type="string">
            <text:p>Begging</text:p>
          </table:table-cell>
          <table:covered-table-cell/>
          <table:table-cell table:style-name="ce120" table:formula="of:=IFERROR(__xludf.dummyfunction(&quot;&quot;&quot;COMPUTED_VALUE&quot;&quot;&quot;);&quot;Unarmed Combat&quot;)" office:value-type="string" office:string-value="Unarmed Combat" calcext:value-type="string">
            <text:p>Unarmed Combat</text:p>
          </table:table-cell>
          <table:table-cell table:style-name="ce120" table:formula="of:=IFERROR(IF(NOT(ISBLANK(VLOOKUP([.E39];[.$A$2:.$B$503];2)));VLOOKUP([.E3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9]=&quot; &quot;);VLOOKUP([.F39];[.$E$2:.$G$503];3)+0.1;CELL(&quot;row&quot;;[.E39]));&quot;&quot;)" office:value-type="float" office:value="39" calcext:value-type="float">
            <text:p>3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9]=&quot; &quot;);CONCATENATE(&quot;     &quot;;VLOOKUP([.H39];[.$A$2:.$C$503];3));VLOOKUP([.H39];[.$A$2:.$C$503];3));&quot;&quot;)">
            <text:p/>
          </table:table-cell>
          <table:table-cell table:style-name="ce120" table:formula="of:=IFERROR(__xludf.dummyfunction(&quot;IFERROR(CONCATENATE(K39,&quot;&quot; (&quot;&quot;,TO_TEXT(VLOOKUP(H39,'Skill Data'!$A$2:$C$502,3)),&quot;&quot;; &quot;&quot;,VLOOKUP(TRUNC(VLOOKUP(H39,'Skill Data'!$A$2:$C$502,3)),Data!$S$16:$T$265,2),&quot;&quot;)&quot;&quot;),&quot;&quot;&quot;&quot;)&quot;);&quot;Thrown Weapons (1.00; Unskilled)&quot;)" office:value-type="string" office:string-value="Thrown Weapons (1.00; Unskilled)" calcext:value-type="string">
            <text:p>Thrown Weapons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iwa</text:p>
          </table:table-cell>
          <table:table-cell table:style-name="ce117"/>
          <table:table-cell table:style-name="ce114" office:value-type="string" calcext:value-type="string">
            <text:p>Biwa</text:p>
          </table:table-cell>
          <table:covered-table-cell/>
          <table:table-cell table:style-name="ce120" table:formula="of:=IFERROR(__xludf.dummyfunction(&quot;&quot;&quot;COMPUTED_VALUE&quot;&quot;&quot;);&quot;Vivimancy&quot;)" office:value-type="string" office:string-value="Vivimancy" calcext:value-type="string">
            <text:p>Vivimancy</text:p>
          </table:table-cell>
          <table:table-cell table:style-name="ce120" table:formula="of:=IFERROR(IF(NOT(ISBLANK(VLOOKUP([.E40];[.$A$2:.$B$503];2)));VLOOKUP([.E4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0]=&quot; &quot;);VLOOKUP([.F40];[.$E$2:.$G$503];3)+0.1;CELL(&quot;row&quot;;[.E40]));&quot;&quot;)" office:value-type="float" office:value="40" calcext:value-type="float">
            <text:p>4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0]=&quot; &quot;);CONCATENATE(&quot;     &quot;;VLOOKUP([.H40];[.$A$2:.$C$503];3));VLOOKUP([.H40];[.$A$2:.$C$503];3));&quot;&quot;)">
            <text:p/>
          </table:table-cell>
          <table:table-cell table:style-name="ce120" table:formula="of:=IFERROR(__xludf.dummyfunction(&quot;IFERROR(CONCATENATE(K40,&quot;&quot; (&quot;&quot;,TO_TEXT(VLOOKUP(H40,'Skill Data'!$A$2:$C$502,3)),&quot;&quot;; &quot;&quot;,VLOOKUP(TRUNC(VLOOKUP(H40,'Skill Data'!$A$2:$C$502,3)),Data!$S$16:$T$265,2),&quot;&quot;)&quot;&quot;),&quot;&quot;&quot;&quot;)&quot;);&quot;Unarmed Combat (1.00; Unskilled)&quot;)" office:value-type="string" office:string-value="Unarmed Combat (1.00; Unskilled)" calcext:value-type="string">
            <text:p>Unarmed Combat (1.00; Unskilled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owyer</text:p>
          </table:table-cell>
          <table:table-cell table:style-name="ce117"/>
          <table:table-cell table:style-name="ce114" office:value-type="string" calcext:value-type="string">
            <text:p>Bowyer</text:p>
          </table:table-cell>
          <table:covered-table-cell/>
          <table:table-cell table:style-name="ce120" table:formula="of:=IFERROR(__xludf.dummyfunction(&quot;&quot;&quot;COMPUTED_VALUE&quot;&quot;&quot;);&quot;Weaponsmith&quot;)" office:value-type="string" office:string-value="Weaponsmith" calcext:value-type="string">
            <text:p>Weaponsmith</text:p>
          </table:table-cell>
          <table:table-cell table:style-name="ce120" table:formula="of:=IFERROR(IF(NOT(ISBLANK(VLOOKUP([.E41];[.$A$2:.$B$503];2)));VLOOKUP([.E41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41]=&quot; &quot;);VLOOKUP([.F41];[.$E$2:.$G$503];3)+0.1;CELL(&quot;row&quot;;[.E41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1]=&quot; &quot;);CONCATENATE(&quot;     &quot;;VLOOKUP([.H41];[.$A$2:.$C$503];3));VLOOKUP([.H41];[.$A$2:.$C$503];3));&quot;&quot;)">
            <text:p/>
          </table:table-cell>
          <table:table-cell table:style-name="ce120" table:formula="of:=IFERROR(__xludf.dummyfunction(&quot;IFERROR(CONCATENATE(K41,&quot;&quot; (&quot;&quot;,TO_TEXT(VLOOKUP(H41,'Skill Data'!$A$2:$C$502,3)),&quot;&quot;; &quot;&quot;,VLOOKUP(TRUNC(VLOOKUP(H41,'Skill Data'!$A$2:$C$502,3)),Data!$S$16:$T$265,2),&quot;&quot;)&quot;&quot;),&quot;&quot;&quot;&quot;)&quot;);&quot;Vivimancy (17.41; Initiate)&quot;)" office:value-type="string" office:string-value="Vivimancy (17.41; Initiate)" calcext:value-type="string">
            <text:p>Vivimancy (17.41; Initiate)</text:p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rawling</text:p>
          </table:table-cell>
          <table:table-cell table:style-name="ce117"/>
          <table:table-cell table:style-name="ce114" office:value-type="string" calcext:value-type="string">
            <text:p>Brawling</text:p>
          </table:table-cell>
          <table:covered-table-cell/>
          <table:table-cell table:style-name="ce120"/>
          <table:table-cell table:style-name="ce120" table:formula="of:=IFERROR(IF(NOT(ISBLANK(VLOOKUP([.E42];[.$A$2:.$B$503];2)));VLOOKUP([.E42];[.$A$2:.$B$503];2);&quot; &quot;);&quot;&quot;)">
            <text:p/>
          </table:table-cell>
          <table:table-cell table:style-name="ce120" table:formula="of:=IFERROR(IF(NOT([.F42]=&quot; &quot;);VLOOKUP([.F42];[.$E$2:.$G$503];3)+0.1;CELL(&quot;row&quot;;[.E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2]=&quot; &quot;);CONCATENATE(&quot;     &quot;;VLOOKUP([.H42];[.$A$2:.$C$503];3));VLOOKUP([.H42];[.$A$2:.$C$503];3));&quot;&quot;)">
            <text:p/>
          </table:table-cell>
          <table:table-cell table:style-name="ce120" table:formula="of:=IFERROR(__xludf.dummyfunction(&quot;IFERROR(CONCATENATE(K42,&quot;&quot; (&quot;&quot;,TO_TEXT(VLOOKUP(H42,'Skill Data'!$A$2:$C$502,3)),&quot;&quot;; &quot;&quot;,VLOOKUP(TRUNC(VLOOKUP(H4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read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Bread</text:p>
          </table:table-cell>
          <table:covered-table-cell/>
          <table:table-cell table:style-name="ce120"/>
          <table:table-cell table:style-name="ce120" table:formula="of:=IFERROR(IF(NOT(ISBLANK(VLOOKUP([.E43];[.$A$2:.$B$503];2)));VLOOKUP([.E43];[.$A$2:.$B$503];2);&quot; &quot;);&quot;&quot;)">
            <text:p/>
          </table:table-cell>
          <table:table-cell table:style-name="ce120" table:formula="of:=IFERROR(IF(NOT([.F43]=&quot; &quot;);VLOOKUP([.F43];[.$E$2:.$G$503];3)+0.1;CELL(&quot;row&quot;;[.E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3]=&quot; &quot;);CONCATENATE(&quot;     &quot;;VLOOKUP([.H43];[.$A$2:.$C$503];3));VLOOKUP([.H43];[.$A$2:.$C$503];3));&quot;&quot;)">
            <text:p/>
          </table:table-cell>
          <table:table-cell table:style-name="ce120" table:formula="of:=IFERROR(__xludf.dummyfunction(&quot;IFERROR(CONCATENATE(K43,&quot;&quot; (&quot;&quot;,TO_TEXT(VLOOKUP(H43,'Skill Data'!$A$2:$C$502,3)),&quot;&quot;; &quot;&quot;,VLOOKUP(TRUNC(VLOOKUP(H4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ureaucracy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Bureaucracy</text:p>
          </table:table-cell>
          <table:covered-table-cell/>
          <table:table-cell table:style-name="ce120"/>
          <table:table-cell table:style-name="ce120" table:formula="of:=IFERROR(IF(NOT(ISBLANK(VLOOKUP([.E44];[.$A$2:.$B$503];2)));VLOOKUP([.E44];[.$A$2:.$B$503];2);&quot; &quot;);&quot;&quot;)">
            <text:p/>
          </table:table-cell>
          <table:table-cell table:style-name="ce120" table:formula="of:=IFERROR(IF(NOT([.F44]=&quot; &quot;);VLOOKUP([.F44];[.$E$2:.$G$503];3)+0.1;CELL(&quot;row&quot;;[.E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4]=&quot; &quot;);CONCATENATE(&quot;     &quot;;VLOOKUP([.H44];[.$A$2:.$C$503];3));VLOOKUP([.H44];[.$A$2:.$C$503];3));&quot;&quot;)">
            <text:p/>
          </table:table-cell>
          <table:table-cell table:style-name="ce120" table:formula="of:=IFERROR(__xludf.dummyfunction(&quot;IFERROR(CONCATENATE(K44,&quot;&quot; (&quot;&quot;,TO_TEXT(VLOOKUP(H44,'Skill Data'!$A$2:$C$502,3)),&quot;&quot;; &quot;&quot;,VLOOKUP(TRUNC(VLOOKUP(H4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Butchery</text:p>
          </table:table-cell>
          <table:table-cell table:style-name="ce117"/>
          <table:table-cell table:style-name="ce114" office:value-type="string" calcext:value-type="string">
            <text:p>Butchery</text:p>
          </table:table-cell>
          <table:covered-table-cell/>
          <table:table-cell table:style-name="ce120"/>
          <table:table-cell table:style-name="ce120" table:formula="of:=IFERROR(IF(NOT(ISBLANK(VLOOKUP([.E45];[.$A$2:.$B$503];2)));VLOOKUP([.E45];[.$A$2:.$B$503];2);&quot; &quot;);&quot;&quot;)">
            <text:p/>
          </table:table-cell>
          <table:table-cell table:style-name="ce120" table:formula="of:=IFERROR(IF(NOT([.F45]=&quot; &quot;);VLOOKUP([.F45];[.$E$2:.$G$503];3)+0.1;CELL(&quot;row&quot;;[.E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5]=&quot; &quot;);CONCATENATE(&quot;     &quot;;VLOOKUP([.H45];[.$A$2:.$C$503];3));VLOOKUP([.H45];[.$A$2:.$C$503];3));&quot;&quot;)">
            <text:p/>
          </table:table-cell>
          <table:table-cell table:style-name="ce120" table:formula="of:=IFERROR(__xludf.dummyfunction(&quot;IFERROR(CONCATENATE(K45,&quot;&quot; (&quot;&quot;,TO_TEXT(VLOOKUP(H45,'Skill Data'!$A$2:$C$502,3)),&quot;&quot;; &quot;&quot;,VLOOKUP(TRUNC(VLOOKUP(H4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kes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Cakes</text:p>
          </table:table-cell>
          <table:covered-table-cell/>
          <table:table-cell table:style-name="ce120"/>
          <table:table-cell table:style-name="ce120" table:formula="of:=IFERROR(IF(NOT(ISBLANK(VLOOKUP([.E46];[.$A$2:.$B$503];2)));VLOOKUP([.E46];[.$A$2:.$B$503];2);&quot; &quot;);&quot;&quot;)">
            <text:p/>
          </table:table-cell>
          <table:table-cell table:style-name="ce120" table:formula="of:=IFERROR(IF(NOT([.F46]=&quot; &quot;);VLOOKUP([.F46];[.$E$2:.$G$503];3)+0.1;CELL(&quot;row&quot;;[.E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6]=&quot; &quot;);CONCATENATE(&quot;     &quot;;VLOOKUP([.H46];[.$A$2:.$C$503];3));VLOOKUP([.H46];[.$A$2:.$C$503];3));&quot;&quot;)">
            <text:p/>
          </table:table-cell>
          <table:table-cell table:style-name="ce120" table:formula="of:=IFERROR(__xludf.dummyfunction(&quot;IFERROR(CONCATENATE(K46,&quot;&quot; (&quot;&quot;,TO_TEXT(VLOOKUP(H46,'Skill Data'!$A$2:$C$502,3)),&quot;&quot;; &quot;&quot;,VLOOKUP(TRUNC(VLOOKUP(H4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lculu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Calculus</text:p>
          </table:table-cell>
          <table:covered-table-cell/>
          <table:table-cell table:style-name="ce120"/>
          <table:table-cell table:style-name="ce120" table:formula="of:=IFERROR(IF(NOT(ISBLANK(VLOOKUP([.E47];[.$A$2:.$B$503];2)));VLOOKUP([.E47];[.$A$2:.$B$503];2);&quot; &quot;);&quot;&quot;)">
            <text:p/>
          </table:table-cell>
          <table:table-cell table:style-name="ce120" table:formula="of:=IFERROR(IF(NOT([.F47]=&quot; &quot;);VLOOKUP([.F47];[.$E$2:.$G$503];3)+0.1;CELL(&quot;row&quot;;[.E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7]=&quot; &quot;);CONCATENATE(&quot;     &quot;;VLOOKUP([.H47];[.$A$2:.$C$503];3));VLOOKUP([.H47];[.$A$2:.$C$503];3));&quot;&quot;)">
            <text:p/>
          </table:table-cell>
          <table:table-cell table:style-name="ce120" table:formula="of:=IFERROR(__xludf.dummyfunction(&quot;IFERROR(CONCATENATE(K47,&quot;&quot; (&quot;&quot;,TO_TEXT(VLOOKUP(H47,'Skill Data'!$A$2:$C$502,3)),&quot;&quot;; &quot;&quot;,VLOOKUP(TRUNC(VLOOKUP(H4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lligraphy</text:p>
          </table:table-cell>
          <table:table-cell table:style-name="ce117"/>
          <table:table-cell table:style-name="ce114" office:value-type="string" calcext:value-type="string">
            <text:p>Calligraphy</text:p>
          </table:table-cell>
          <table:covered-table-cell/>
          <table:table-cell table:style-name="ce120"/>
          <table:table-cell table:style-name="ce120" table:formula="of:=IFERROR(IF(NOT(ISBLANK(VLOOKUP([.E48];[.$A$2:.$B$503];2)));VLOOKUP([.E48];[.$A$2:.$B$503];2);&quot; &quot;);&quot;&quot;)">
            <text:p/>
          </table:table-cell>
          <table:table-cell table:style-name="ce120" table:formula="of:=IFERROR(IF(NOT([.F48]=&quot; &quot;);VLOOKUP([.F48];[.$E$2:.$G$503];3)+0.1;CELL(&quot;row&quot;;[.E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8]=&quot; &quot;);CONCATENATE(&quot;     &quot;;VLOOKUP([.H48];[.$A$2:.$C$503];3));VLOOKUP([.H48];[.$A$2:.$C$503];3));&quot;&quot;)">
            <text:p/>
          </table:table-cell>
          <table:table-cell table:style-name="ce120" table:formula="of:=IFERROR(__xludf.dummyfunction(&quot;IFERROR(CONCATENATE(K48,&quot;&quot; (&quot;&quot;,TO_TEXT(VLOOKUP(H48,'Skill Data'!$A$2:$C$502,3)),&quot;&quot;; &quot;&quot;,VLOOKUP(TRUNC(VLOOKUP(H4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rpentry</text:p>
          </table:table-cell>
          <table:table-cell table:style-name="ce117"/>
          <table:table-cell table:style-name="ce114" office:value-type="string" calcext:value-type="string">
            <text:p>Carpentry</text:p>
          </table:table-cell>
          <table:covered-table-cell/>
          <table:table-cell table:style-name="ce120"/>
          <table:table-cell table:style-name="ce120" table:formula="of:=IFERROR(IF(NOT(ISBLANK(VLOOKUP([.E49];[.$A$2:.$B$503];2)));VLOOKUP([.E49];[.$A$2:.$B$503];2);&quot; &quot;);&quot;&quot;)">
            <text:p/>
          </table:table-cell>
          <table:table-cell table:style-name="ce120" table:formula="of:=IFERROR(IF(NOT([.F49]=&quot; &quot;);VLOOKUP([.F49];[.$E$2:.$G$503];3)+0.1;CELL(&quot;row&quot;;[.E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9]=&quot; &quot;);CONCATENATE(&quot;     &quot;;VLOOKUP([.H49];[.$A$2:.$C$503];3));VLOOKUP([.H49];[.$A$2:.$C$503];3));&quot;&quot;)">
            <text:p/>
          </table:table-cell>
          <table:table-cell table:style-name="ce120" table:formula="of:=IFERROR(__xludf.dummyfunction(&quot;IFERROR(CONCATENATE(K49,&quot;&quot; (&quot;&quot;,TO_TEXT(VLOOKUP(H49,'Skill Data'!$A$2:$C$502,3)),&quot;&quot;; &quot;&quot;,VLOOKUP(TRUNC(VLOOKUP(H4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rtography</text:p>
          </table:table-cell>
          <table:table-cell table:style-name="ce117"/>
          <table:table-cell table:style-name="ce114" office:value-type="string" calcext:value-type="string">
            <text:p>Cartography</text:p>
          </table:table-cell>
          <table:covered-table-cell/>
          <table:table-cell table:style-name="ce120"/>
          <table:table-cell table:style-name="ce120" table:formula="of:=IFERROR(IF(NOT(ISBLANK(VLOOKUP([.E50];[.$A$2:.$B$503];2)));VLOOKUP([.E50];[.$A$2:.$B$503];2);&quot; &quot;);&quot;&quot;)">
            <text:p/>
          </table:table-cell>
          <table:table-cell table:style-name="ce120" table:formula="of:=IFERROR(IF(NOT([.F50]=&quot; &quot;);VLOOKUP([.F50];[.$E$2:.$G$503];3)+0.1;CELL(&quot;row&quot;;[.E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0]=&quot; &quot;);CONCATENATE(&quot;     &quot;;VLOOKUP([.H50];[.$A$2:.$C$503];3));VLOOKUP([.H50];[.$A$2:.$C$503];3));&quot;&quot;)">
            <text:p/>
          </table:table-cell>
          <table:table-cell table:style-name="ce120" table:formula="of:=IFERROR(__xludf.dummyfunction(&quot;IFERROR(CONCATENATE(K50,&quot;&quot; (&quot;&quot;,TO_TEXT(VLOOKUP(H50,'Skill Data'!$A$2:$C$502,3)),&quot;&quot;; &quot;&quot;,VLOOKUP(TRUNC(VLOOKUP(H5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arving</text:p>
          </table:table-cell>
          <table:table-cell table:style-name="ce117"/>
          <table:table-cell table:style-name="ce114" office:value-type="string" calcext:value-type="string">
            <text:p>Carving</text:p>
          </table:table-cell>
          <table:covered-table-cell/>
          <table:table-cell table:style-name="ce120"/>
          <table:table-cell table:style-name="ce120" table:formula="of:=IFERROR(IF(NOT(ISBLANK(VLOOKUP([.E51];[.$A$2:.$B$503];2)));VLOOKUP([.E51];[.$A$2:.$B$503];2);&quot; &quot;);&quot;&quot;)">
            <text:p/>
          </table:table-cell>
          <table:table-cell table:style-name="ce120" table:formula="of:=IFERROR(IF(NOT([.F51]=&quot; &quot;);VLOOKUP([.F51];[.$E$2:.$G$503];3)+0.1;CELL(&quot;row&quot;;[.E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1]=&quot; &quot;);CONCATENATE(&quot;     &quot;;VLOOKUP([.H51];[.$A$2:.$C$503];3));VLOOKUP([.H51];[.$A$2:.$C$503];3));&quot;&quot;)">
            <text:p/>
          </table:table-cell>
          <table:table-cell table:style-name="ce120" table:formula="of:=IFERROR(__xludf.dummyfunction(&quot;IFERROR(CONCATENATE(K51,&quot;&quot; (&quot;&quot;,TO_TEXT(VLOOKUP(H51,'Skill Data'!$A$2:$C$502,3)),&quot;&quot;; &quot;&quot;,VLOOKUP(TRUNC(VLOOKUP(H5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Centaurback Riding</text:p>
          </table:table-cell>
          <table:table-cell table:style-name="ce116" office:value-type="string" calcext:value-type="string">
            <text:p>Riding</text:p>
          </table:table-cell>
          <table:table-cell table:style-name="ce65" office:value-type="string" calcext:value-type="string">
            <text:p>Centaurback</text:p>
          </table:table-cell>
          <table:covered-table-cell/>
          <table:table-cell table:style-name="ce121"/>
          <table:table-cell table:style-name="ce120" table:formula="of:=IFERROR(IF(NOT(ISBLANK(VLOOKUP([.E52];[.$A$2:.$B$503];2)));VLOOKUP([.E52];[.$A$2:.$B$503];2);&quot; &quot;);&quot;&quot;)">
            <text:p/>
          </table:table-cell>
          <table:table-cell table:style-name="ce120" table:formula="of:=IFERROR(IF(NOT([.F52]=&quot; &quot;);VLOOKUP([.F52];[.$E$2:.$G$503];3)+0.1;CELL(&quot;row&quot;;[.E52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52]=&quot; &quot;);CONCATENATE(&quot;     &quot;;VLOOKUP([.H52];[.$A$2:.$C$503];3));VLOOKUP([.H52];[.$A$2:.$C$503];3));&quot;&quot;)">
            <text:p/>
          </table:table-cell>
          <table:table-cell table:style-name="ce120" table:formula="of:=IFERROR(__xludf.dummyfunction(&quot;IFERROR(CONCATENATE(K52,&quot;&quot; (&quot;&quot;,TO_TEXT(VLOOKUP(H52,'Skill Data'!$A$2:$C$502,3)),&quot;&quot;; &quot;&quot;,VLOOKUP(TRUNC(VLOOKUP(H5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handler</text:p>
          </table:table-cell>
          <table:table-cell table:style-name="ce117"/>
          <table:table-cell table:style-name="ce114" office:value-type="string" calcext:value-type="string">
            <text:p>Chandler</text:p>
          </table:table-cell>
          <table:covered-table-cell/>
          <table:table-cell table:style-name="ce120"/>
          <table:table-cell table:style-name="ce120" table:formula="of:=IFERROR(IF(NOT(ISBLANK(VLOOKUP([.E53];[.$A$2:.$B$503];2)));VLOOKUP([.E53];[.$A$2:.$B$503];2);&quot; &quot;);&quot;&quot;)">
            <text:p/>
          </table:table-cell>
          <table:table-cell table:style-name="ce120" table:formula="of:=IFERROR(IF(NOT([.F53]=&quot; &quot;);VLOOKUP([.F53];[.$E$2:.$G$503];3)+0.1;CELL(&quot;row&quot;;[.E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3]=&quot; &quot;);CONCATENATE(&quot;     &quot;;VLOOKUP([.H53];[.$A$2:.$C$503];3));VLOOKUP([.H53];[.$A$2:.$C$503];3));&quot;&quot;)">
            <text:p/>
          </table:table-cell>
          <table:table-cell table:style-name="ce120" table:formula="of:=IFERROR(__xludf.dummyfunction(&quot;IFERROR(CONCATENATE(K53,&quot;&quot; (&quot;&quot;,TO_TEXT(VLOOKUP(H53,'Skill Data'!$A$2:$C$502,3)),&quot;&quot;; &quot;&quot;,VLOOKUP(TRUNC(VLOOKUP(H5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haotic Manifestation</text:p>
          </table:table-cell>
          <table:table-cell table:style-name="ce117"/>
          <table:table-cell table:style-name="ce114" office:value-type="string" calcext:value-type="string">
            <text:p>Chaotic Manifestation</text:p>
          </table:table-cell>
          <table:covered-table-cell/>
          <table:table-cell table:style-name="ce120"/>
          <table:table-cell table:style-name="ce120" table:formula="of:=IFERROR(IF(NOT(ISBLANK(VLOOKUP([.E54];[.$A$2:.$B$503];2)));VLOOKUP([.E54];[.$A$2:.$B$503];2);&quot; &quot;);&quot;&quot;)">
            <text:p/>
          </table:table-cell>
          <table:table-cell table:style-name="ce120" table:formula="of:=IFERROR(IF(NOT([.F54]=&quot; &quot;);VLOOKUP([.F54];[.$E$2:.$G$503];3)+0.1;CELL(&quot;row&quot;;[.E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4]=&quot; &quot;);CONCATENATE(&quot;     &quot;;VLOOKUP([.H54];[.$A$2:.$C$503];3));VLOOKUP([.H54];[.$A$2:.$C$503];3));&quot;&quot;)">
            <text:p/>
          </table:table-cell>
          <table:table-cell table:style-name="ce120" table:formula="of:=IFERROR(__xludf.dummyfunction(&quot;IFERROR(CONCATENATE(K54,&quot;&quot; (&quot;&quot;,TO_TEXT(VLOOKUP(H54,'Skill Data'!$A$2:$C$502,3)),&quot;&quot;; &quot;&quot;,VLOOKUP(TRUNC(VLOOKUP(H5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hild-Rearing</text:p>
          </table:table-cell>
          <table:table-cell table:style-name="ce117"/>
          <table:table-cell table:style-name="ce114" office:value-type="string" calcext:value-type="string">
            <text:p>Child-Rearing</text:p>
          </table:table-cell>
          <table:covered-table-cell/>
          <table:table-cell table:style-name="ce120"/>
          <table:table-cell table:style-name="ce120" table:formula="of:=IFERROR(IF(NOT(ISBLANK(VLOOKUP([.E55];[.$A$2:.$B$503];2)));VLOOKUP([.E55];[.$A$2:.$B$503];2);&quot; &quot;);&quot;&quot;)">
            <text:p/>
          </table:table-cell>
          <table:table-cell table:style-name="ce120" table:formula="of:=IFERROR(IF(NOT([.F55]=&quot; &quot;);VLOOKUP([.F55];[.$E$2:.$G$503];3)+0.1;CELL(&quot;row&quot;;[.E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5]=&quot; &quot;);CONCATENATE(&quot;     &quot;;VLOOKUP([.H55];[.$A$2:.$C$503];3));VLOOKUP([.H55];[.$A$2:.$C$503];3));&quot;&quot;)">
            <text:p/>
          </table:table-cell>
          <table:table-cell table:style-name="ce120" table:formula="of:=IFERROR(__xludf.dummyfunction(&quot;IFERROR(CONCATENATE(K55,&quot;&quot; (&quot;&quot;,TO_TEXT(VLOOKUP(H55,'Skill Data'!$A$2:$C$502,3)),&quot;&quot;; &quot;&quot;,VLOOKUP(TRUNC(VLOOKUP(H5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hurch Law</text:p>
          </table:table-cell>
          <table:table-cell table:style-name="ce117"/>
          <table:table-cell table:style-name="ce114" office:value-type="string" calcext:value-type="string">
            <text:p>Church Law</text:p>
          </table:table-cell>
          <table:covered-table-cell/>
          <table:table-cell table:style-name="ce120"/>
          <table:table-cell table:style-name="ce120" table:formula="of:=IFERROR(IF(NOT(ISBLANK(VLOOKUP([.E56];[.$A$2:.$B$503];2)));VLOOKUP([.E56];[.$A$2:.$B$503];2);&quot; &quot;);&quot;&quot;)">
            <text:p/>
          </table:table-cell>
          <table:table-cell table:style-name="ce120" table:formula="of:=IFERROR(IF(NOT([.F56]=&quot; &quot;);VLOOKUP([.F56];[.$E$2:.$G$503];3)+0.1;CELL(&quot;row&quot;;[.E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6]=&quot; &quot;);CONCATENATE(&quot;     &quot;;VLOOKUP([.H56];[.$A$2:.$C$503];3));VLOOKUP([.H56];[.$A$2:.$C$503];3));&quot;&quot;)">
            <text:p/>
          </table:table-cell>
          <table:table-cell table:style-name="ce120" table:formula="of:=IFERROR(__xludf.dummyfunction(&quot;IFERROR(CONCATENATE(K56,&quot;&quot; (&quot;&quot;,TO_TEXT(VLOOKUP(H56,'Skill Data'!$A$2:$C$502,3)),&quot;&quot;; &quot;&quot;,VLOOKUP(TRUNC(VLOOKUP(H5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ircin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Circination</text:p>
          </table:table-cell>
          <table:covered-table-cell/>
          <table:table-cell table:style-name="ce120"/>
          <table:table-cell table:style-name="ce120" table:formula="of:=IFERROR(IF(NOT(ISBLANK(VLOOKUP([.E57];[.$A$2:.$B$503];2)));VLOOKUP([.E57];[.$A$2:.$B$503];2);&quot; &quot;);&quot;&quot;)">
            <text:p/>
          </table:table-cell>
          <table:table-cell table:style-name="ce120" table:formula="of:=IFERROR(IF(NOT([.F57]=&quot; &quot;);VLOOKUP([.F57];[.$E$2:.$G$503];3)+0.1;CELL(&quot;row&quot;;[.E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7]=&quot; &quot;);CONCATENATE(&quot;     &quot;;VLOOKUP([.H57];[.$A$2:.$C$503];3));VLOOKUP([.H57];[.$A$2:.$C$503];3));&quot;&quot;)">
            <text:p/>
          </table:table-cell>
          <table:table-cell table:style-name="ce120" table:formula="of:=IFERROR(__xludf.dummyfunction(&quot;IFERROR(CONCATENATE(K57,&quot;&quot; (&quot;&quot;,TO_TEXT(VLOOKUP(H57,'Skill Data'!$A$2:$C$502,3)),&quot;&quot;; &quot;&quot;,VLOOKUP(TRUNC(VLOOKUP(H5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larinet</text:p>
          </table:table-cell>
          <table:table-cell table:style-name="ce117"/>
          <table:table-cell table:style-name="ce114" office:value-type="string" calcext:value-type="string">
            <text:p>Clarinet</text:p>
          </table:table-cell>
          <table:covered-table-cell/>
          <table:table-cell table:style-name="ce120"/>
          <table:table-cell table:style-name="ce120" table:formula="of:=IFERROR(IF(NOT(ISBLANK(VLOOKUP([.E58];[.$A$2:.$B$503];2)));VLOOKUP([.E58];[.$A$2:.$B$503];2);&quot; &quot;);&quot;&quot;)">
            <text:p/>
          </table:table-cell>
          <table:table-cell table:style-name="ce120" table:formula="of:=IFERROR(IF(NOT([.F58]=&quot; &quot;);VLOOKUP([.F58];[.$E$2:.$G$503];3)+0.1;CELL(&quot;row&quot;;[.E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8]=&quot; &quot;);CONCATENATE(&quot;     &quot;;VLOOKUP([.H58];[.$A$2:.$C$503];3));VLOOKUP([.H58];[.$A$2:.$C$503];3));&quot;&quot;)">
            <text:p/>
          </table:table-cell>
          <table:table-cell table:style-name="ce120" table:formula="of:=IFERROR(__xludf.dummyfunction(&quot;IFERROR(CONCATENATE(K58,&quot;&quot; (&quot;&quot;,TO_TEXT(VLOOKUP(H58,'Skill Data'!$A$2:$C$502,3)),&quot;&quot;; &quot;&quot;,VLOOKUP(TRUNC(VLOOKUP(H5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lean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Cleaning</text:p>
          </table:table-cell>
          <table:covered-table-cell/>
          <table:table-cell table:style-name="ce120"/>
          <table:table-cell table:style-name="ce120" table:formula="of:=IFERROR(IF(NOT(ISBLANK(VLOOKUP([.E59];[.$A$2:.$B$503];2)));VLOOKUP([.E59];[.$A$2:.$B$503];2);&quot; &quot;);&quot;&quot;)">
            <text:p/>
          </table:table-cell>
          <table:table-cell table:style-name="ce120" table:formula="of:=IFERROR(IF(NOT([.F59]=&quot; &quot;);VLOOKUP([.F59];[.$E$2:.$G$503];3)+0.1;CELL(&quot;row&quot;;[.E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9]=&quot; &quot;);CONCATENATE(&quot;     &quot;;VLOOKUP([.H59];[.$A$2:.$C$503];3));VLOOKUP([.H59];[.$A$2:.$C$503];3));&quot;&quot;)">
            <text:p/>
          </table:table-cell>
          <table:table-cell table:style-name="ce120" table:formula="of:=IFERROR(__xludf.dummyfunction(&quot;IFERROR(CONCATENATE(K59,&quot;&quot; (&quot;&quot;,TO_TEXT(VLOOKUP(H59,'Skill Data'!$A$2:$C$502,3)),&quot;&quot;; &quot;&quot;,VLOOKUP(TRUNC(VLOOKUP(H5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limbing</text:p>
          </table:table-cell>
          <table:table-cell table:style-name="ce117"/>
          <table:table-cell table:style-name="ce114" office:value-type="string" calcext:value-type="string">
            <text:p>Climbing</text:p>
          </table:table-cell>
          <table:covered-table-cell/>
          <table:table-cell table:style-name="ce120"/>
          <table:table-cell table:style-name="ce120" table:formula="of:=IFERROR(IF(NOT(ISBLANK(VLOOKUP([.E60];[.$A$2:.$B$503];2)));VLOOKUP([.E60];[.$A$2:.$B$503];2);&quot; &quot;);&quot;&quot;)">
            <text:p/>
          </table:table-cell>
          <table:table-cell table:style-name="ce120" table:formula="of:=IFERROR(IF(NOT([.F60]=&quot; &quot;);VLOOKUP([.F60];[.$E$2:.$G$503];3)+0.1;CELL(&quot;row&quot;;[.E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0]=&quot; &quot;);CONCATENATE(&quot;     &quot;;VLOOKUP([.H60];[.$A$2:.$C$503];3));VLOOKUP([.H60];[.$A$2:.$C$503];3));&quot;&quot;)">
            <text:p/>
          </table:table-cell>
          <table:table-cell table:style-name="ce120" table:formula="of:=IFERROR(__xludf.dummyfunction(&quot;IFERROR(CONCATENATE(K60,&quot;&quot; (&quot;&quot;,TO_TEXT(VLOOKUP(H60,'Skill Data'!$A$2:$C$502,3)),&quot;&quot;; &quot;&quot;,VLOOKUP(TRUNC(VLOOKUP(H6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Cloth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Cloth</text:p>
          </table:table-cell>
          <table:covered-table-cell/>
          <table:table-cell table:style-name="ce121"/>
          <table:table-cell table:style-name="ce120" table:formula="of:=IFERROR(IF(NOT(ISBLANK(VLOOKUP([.E61];[.$A$2:.$B$503];2)));VLOOKUP([.E61];[.$A$2:.$B$503];2);&quot; &quot;);&quot;&quot;)">
            <text:p/>
          </table:table-cell>
          <table:table-cell table:style-name="ce120" table:formula="of:=IFERROR(IF(NOT([.F61]=&quot; &quot;);VLOOKUP([.F61];[.$E$2:.$G$503];3)+0.1;CELL(&quot;row&quot;;[.E6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61]=&quot; &quot;);CONCATENATE(&quot;     &quot;;VLOOKUP([.H61];[.$A$2:.$C$503];3));VLOOKUP([.H61];[.$A$2:.$C$503];3));&quot;&quot;)">
            <text:p/>
          </table:table-cell>
          <table:table-cell table:style-name="ce120" table:formula="of:=IFERROR(__xludf.dummyfunction(&quot;IFERROR(CONCATENATE(K61,&quot;&quot; (&quot;&quot;,TO_TEXT(VLOOKUP(H61,'Skill Data'!$A$2:$C$502,3)),&quot;&quot;; &quot;&quot;,VLOOKUP(TRUNC(VLOOKUP(H6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bbler</text:p>
          </table:table-cell>
          <table:table-cell table:style-name="ce117"/>
          <table:table-cell table:style-name="ce114" office:value-type="string" calcext:value-type="string">
            <text:p>Cobbler</text:p>
          </table:table-cell>
          <table:covered-table-cell/>
          <table:table-cell table:style-name="ce120"/>
          <table:table-cell table:style-name="ce120" table:formula="of:=IFERROR(IF(NOT(ISBLANK(VLOOKUP([.E62];[.$A$2:.$B$503];2)));VLOOKUP([.E62];[.$A$2:.$B$503];2);&quot; &quot;);&quot;&quot;)">
            <text:p/>
          </table:table-cell>
          <table:table-cell table:style-name="ce120" table:formula="of:=IFERROR(IF(NOT([.F62]=&quot; &quot;);VLOOKUP([.F62];[.$E$2:.$G$503];3)+0.1;CELL(&quot;row&quot;;[.E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2]=&quot; &quot;);CONCATENATE(&quot;     &quot;;VLOOKUP([.H62];[.$A$2:.$C$503];3));VLOOKUP([.H62];[.$A$2:.$C$503];3));&quot;&quot;)">
            <text:p/>
          </table:table-cell>
          <table:table-cell table:style-name="ce120" table:formula="of:=IFERROR(__xludf.dummyfunction(&quot;IFERROR(CONCATENATE(K62,&quot;&quot; (&quot;&quot;,TO_TEXT(VLOOKUP(H62,'Skill Data'!$A$2:$C$502,3)),&quot;&quot;; &quot;&quot;,VLOOKUP(TRUNC(VLOOKUP(H6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gitomancy</text:p>
          </table:table-cell>
          <table:table-cell table:style-name="ce117"/>
          <table:table-cell table:style-name="ce114" office:value-type="string" calcext:value-type="string">
            <text:p>Cogitomancy</text:p>
          </table:table-cell>
          <table:covered-table-cell/>
          <table:table-cell table:style-name="ce120"/>
          <table:table-cell table:style-name="ce120" table:formula="of:=IFERROR(IF(NOT(ISBLANK(VLOOKUP([.E63];[.$A$2:.$B$503];2)));VLOOKUP([.E63];[.$A$2:.$B$503];2);&quot; &quot;);&quot;&quot;)">
            <text:p/>
          </table:table-cell>
          <table:table-cell table:style-name="ce120" table:formula="of:=IFERROR(IF(NOT([.F63]=&quot; &quot;);VLOOKUP([.F63];[.$E$2:.$G$503];3)+0.1;CELL(&quot;row&quot;;[.E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3]=&quot; &quot;);CONCATENATE(&quot;     &quot;;VLOOKUP([.H63];[.$A$2:.$C$503];3));VLOOKUP([.H63];[.$A$2:.$C$503];3));&quot;&quot;)">
            <text:p/>
          </table:table-cell>
          <table:table-cell table:style-name="ce120" table:formula="of:=IFERROR(__xludf.dummyfunction(&quot;IFERROR(CONCATENATE(K63,&quot;&quot; (&quot;&quot;,TO_TEXT(VLOOKUP(H63,'Skill Data'!$A$2:$C$502,3)),&quot;&quot;; &quot;&quot;,VLOOKUP(TRUNC(VLOOKUP(H6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itimancy</text:p>
          </table:table-cell>
          <table:table-cell table:style-name="ce117"/>
          <table:table-cell table:style-name="ce114" office:value-type="string" calcext:value-type="string">
            <text:p>Coitimancy</text:p>
          </table:table-cell>
          <table:covered-table-cell/>
          <table:table-cell table:style-name="ce120"/>
          <table:table-cell table:style-name="ce120" table:formula="of:=IFERROR(IF(NOT(ISBLANK(VLOOKUP([.E64];[.$A$2:.$B$503];2)));VLOOKUP([.E64];[.$A$2:.$B$503];2);&quot; &quot;);&quot;&quot;)">
            <text:p/>
          </table:table-cell>
          <table:table-cell table:style-name="ce120" table:formula="of:=IFERROR(IF(NOT([.F64]=&quot; &quot;);VLOOKUP([.F64];[.$E$2:.$G$503];3)+0.1;CELL(&quot;row&quot;;[.E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4]=&quot; &quot;);CONCATENATE(&quot;     &quot;;VLOOKUP([.H64];[.$A$2:.$C$503];3));VLOOKUP([.H64];[.$A$2:.$C$503];3));&quot;&quot;)">
            <text:p/>
          </table:table-cell>
          <table:table-cell table:style-name="ce120" table:formula="of:=IFERROR(__xludf.dummyfunction(&quot;IFERROR(CONCATENATE(K64,&quot;&quot; (&quot;&quot;,TO_TEXT(VLOOKUP(H64,'Skill Data'!$A$2:$C$502,3)),&quot;&quot;; &quot;&quot;,VLOOKUP(TRUNC(VLOOKUP(H6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mmand</text:p>
          </table:table-cell>
          <table:table-cell table:style-name="ce117"/>
          <table:table-cell table:style-name="ce114" office:value-type="string" calcext:value-type="string">
            <text:p>Command</text:p>
          </table:table-cell>
          <table:covered-table-cell/>
          <table:table-cell table:style-name="ce120"/>
          <table:table-cell table:style-name="ce120" table:formula="of:=IFERROR(IF(NOT(ISBLANK(VLOOKUP([.E65];[.$A$2:.$B$503];2)));VLOOKUP([.E65];[.$A$2:.$B$503];2);&quot; &quot;);&quot;&quot;)">
            <text:p/>
          </table:table-cell>
          <table:table-cell table:style-name="ce120" table:formula="of:=IFERROR(IF(NOT([.F65]=&quot; &quot;);VLOOKUP([.F65];[.$E$2:.$G$503];3)+0.1;CELL(&quot;row&quot;;[.E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5]=&quot; &quot;);CONCATENATE(&quot;     &quot;;VLOOKUP([.H65];[.$A$2:.$C$503];3));VLOOKUP([.H65];[.$A$2:.$C$503];3));&quot;&quot;)">
            <text:p/>
          </table:table-cell>
          <table:table-cell table:style-name="ce120" table:formula="of:=IFERROR(__xludf.dummyfunction(&quot;IFERROR(CONCATENATE(K65,&quot;&quot; (&quot;&quot;,TO_TEXT(VLOOKUP(H65,'Skill Data'!$A$2:$C$502,3)),&quot;&quot;; &quot;&quot;,VLOOKUP(TRUNC(VLOOKUP(H6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mmon Good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Common Goods</text:p>
          </table:table-cell>
          <table:covered-table-cell/>
          <table:table-cell table:style-name="ce120"/>
          <table:table-cell table:style-name="ce120" table:formula="of:=IFERROR(IF(NOT(ISBLANK(VLOOKUP([.E66];[.$A$2:.$B$503];2)));VLOOKUP([.E66];[.$A$2:.$B$503];2);&quot; &quot;);&quot;&quot;)">
            <text:p/>
          </table:table-cell>
          <table:table-cell table:style-name="ce120" table:formula="of:=IFERROR(IF(NOT([.F66]=&quot; &quot;);VLOOKUP([.F66];[.$E$2:.$G$503];3)+0.1;CELL(&quot;row&quot;;[.E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6]=&quot; &quot;);CONCATENATE(&quot;     &quot;;VLOOKUP([.H66];[.$A$2:.$C$503];3));VLOOKUP([.H66];[.$A$2:.$C$503];3));&quot;&quot;)">
            <text:p/>
          </table:table-cell>
          <table:table-cell table:style-name="ce120" table:formula="of:=IFERROR(__xludf.dummyfunction(&quot;IFERROR(CONCATENATE(K66,&quot;&quot; (&quot;&quot;,TO_TEXT(VLOOKUP(H66,'Skill Data'!$A$2:$C$502,3)),&quot;&quot;; &quot;&quot;,VLOOKUP(TRUNC(VLOOKUP(H6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mposition</text:p>
          </table:table-cell>
          <table:table-cell table:style-name="ce117"/>
          <table:table-cell table:style-name="ce114" office:value-type="string" calcext:value-type="string">
            <text:p>Composition</text:p>
          </table:table-cell>
          <table:covered-table-cell/>
          <table:table-cell table:style-name="ce120"/>
          <table:table-cell table:style-name="ce120" table:formula="of:=IFERROR(IF(NOT(ISBLANK(VLOOKUP([.E67];[.$A$2:.$B$503];2)));VLOOKUP([.E67];[.$A$2:.$B$503];2);&quot; &quot;);&quot;&quot;)">
            <text:p/>
          </table:table-cell>
          <table:table-cell table:style-name="ce120" table:formula="of:=IFERROR(IF(NOT([.F67]=&quot; &quot;);VLOOKUP([.F67];[.$E$2:.$G$503];3)+0.1;CELL(&quot;row&quot;;[.E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7]=&quot; &quot;);CONCATENATE(&quot;     &quot;;VLOOKUP([.H67];[.$A$2:.$C$503];3));VLOOKUP([.H67];[.$A$2:.$C$503];3));&quot;&quot;)">
            <text:p/>
          </table:table-cell>
          <table:table-cell table:style-name="ce120" table:formula="of:=IFERROR(__xludf.dummyfunction(&quot;IFERROR(CONCATENATE(K67,&quot;&quot; (&quot;&quot;,TO_TEXT(VLOOKUP(H67,'Skill Data'!$A$2:$C$502,3)),&quot;&quot;; &quot;&quot;,VLOOKUP(TRUNC(VLOOKUP(H6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nspicuous</text:p>
          </table:table-cell>
          <table:table-cell table:style-name="ce117"/>
          <table:table-cell table:style-name="ce114" office:value-type="string" calcext:value-type="string">
            <text:p>Conspicuous</text:p>
          </table:table-cell>
          <table:covered-table-cell/>
          <table:table-cell table:style-name="ce120"/>
          <table:table-cell table:style-name="ce120" table:formula="of:=IFERROR(IF(NOT(ISBLANK(VLOOKUP([.E68];[.$A$2:.$B$503];2)));VLOOKUP([.E68];[.$A$2:.$B$503];2);&quot; &quot;);&quot;&quot;)">
            <text:p/>
          </table:table-cell>
          <table:table-cell table:style-name="ce120" table:formula="of:=IFERROR(IF(NOT([.F68]=&quot; &quot;);VLOOKUP([.F68];[.$E$2:.$G$503];3)+0.1;CELL(&quot;row&quot;;[.E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8]=&quot; &quot;);CONCATENATE(&quot;     &quot;;VLOOKUP([.H68];[.$A$2:.$C$503];3));VLOOKUP([.H68];[.$A$2:.$C$503];3));&quot;&quot;)">
            <text:p/>
          </table:table-cell>
          <table:table-cell table:style-name="ce120" table:formula="of:=IFERROR(__xludf.dummyfunction(&quot;IFERROR(CONCATENATE(K68,&quot;&quot; (&quot;&quot;,TO_TEXT(VLOOKUP(H68,'Skill Data'!$A$2:$C$502,3)),&quot;&quot;; &quot;&quot;,VLOOKUP(TRUNC(VLOOKUP(H6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oking</text:p>
          </table:table-cell>
          <table:table-cell table:style-name="ce117"/>
          <table:table-cell table:style-name="ce114" office:value-type="string" calcext:value-type="string">
            <text:p>Cooking</text:p>
          </table:table-cell>
          <table:covered-table-cell/>
          <table:table-cell table:style-name="ce120"/>
          <table:table-cell table:style-name="ce120" table:formula="of:=IFERROR(IF(NOT(ISBLANK(VLOOKUP([.E69];[.$A$2:.$B$503];2)));VLOOKUP([.E69];[.$A$2:.$B$503];2);&quot; &quot;);&quot;&quot;)">
            <text:p/>
          </table:table-cell>
          <table:table-cell table:style-name="ce120" table:formula="of:=IFERROR(IF(NOT([.F69]=&quot; &quot;);VLOOKUP([.F69];[.$E$2:.$G$503];3)+0.1;CELL(&quot;row&quot;;[.E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9]=&quot; &quot;);CONCATENATE(&quot;     &quot;;VLOOKUP([.H69];[.$A$2:.$C$503];3));VLOOKUP([.H69];[.$A$2:.$C$503];3));&quot;&quot;)">
            <text:p/>
          </table:table-cell>
          <table:table-cell table:style-name="ce120" table:formula="of:=IFERROR(__xludf.dummyfunction(&quot;IFERROR(CONCATENATE(K69,&quot;&quot; (&quot;&quot;,TO_TEXT(VLOOKUP(H69,'Skill Data'!$A$2:$C$502,3)),&quot;&quot;; &quot;&quot;,VLOOKUP(TRUNC(VLOOKUP(H6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oper</text:p>
          </table:table-cell>
          <table:table-cell table:style-name="ce117"/>
          <table:table-cell table:style-name="ce114" office:value-type="string" calcext:value-type="string">
            <text:p>Cooper</text:p>
          </table:table-cell>
          <table:covered-table-cell/>
          <table:table-cell table:style-name="ce120"/>
          <table:table-cell table:style-name="ce120" table:formula="of:=IFERROR(IF(NOT(ISBLANK(VLOOKUP([.E70];[.$A$2:.$B$503];2)));VLOOKUP([.E70];[.$A$2:.$B$503];2);&quot; &quot;);&quot;&quot;)">
            <text:p/>
          </table:table-cell>
          <table:table-cell table:style-name="ce120" table:formula="of:=IFERROR(IF(NOT([.F70]=&quot; &quot;);VLOOKUP([.F70];[.$E$2:.$G$503];3)+0.1;CELL(&quot;row&quot;;[.E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0]=&quot; &quot;);CONCATENATE(&quot;     &quot;;VLOOKUP([.H70];[.$A$2:.$C$503];3));VLOOKUP([.H70];[.$A$2:.$C$503];3));&quot;&quot;)">
            <text:p/>
          </table:table-cell>
          <table:table-cell table:style-name="ce120" table:formula="of:=IFERROR(__xludf.dummyfunction(&quot;IFERROR(CONCATENATE(K70,&quot;&quot; (&quot;&quot;,TO_TEXT(VLOOKUP(H70,'Skill Data'!$A$2:$C$502,3)),&quot;&quot;; &quot;&quot;,VLOOKUP(TRUNC(VLOOKUP(H7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Cooperative Casting</text:p>
          </table:table-cell>
          <table:table-cell table:style-name="ce114" office:value-type="string" calcext:value-type="string">
            <text:p>Magical Theory</text:p>
          </table:table-cell>
          <table:table-cell table:style-name="ce65" office:value-type="string" calcext:value-type="string">
            <text:p>Cooperative</text:p>
          </table:table-cell>
          <table:covered-table-cell/>
          <table:table-cell table:style-name="ce121"/>
          <table:table-cell table:style-name="ce120" table:formula="of:=IFERROR(IF(NOT(ISBLANK(VLOOKUP([.E71];[.$A$2:.$B$503];2)));VLOOKUP([.E71];[.$A$2:.$B$503];2);&quot; &quot;);&quot;&quot;)">
            <text:p/>
          </table:table-cell>
          <table:table-cell table:style-name="ce120" table:formula="of:=IFERROR(IF(NOT([.F71]=&quot; &quot;);VLOOKUP([.F71];[.$E$2:.$G$503];3)+0.1;CELL(&quot;row&quot;;[.E7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71]=&quot; &quot;);CONCATENATE(&quot;     &quot;;VLOOKUP([.H71];[.$A$2:.$C$503];3));VLOOKUP([.H71];[.$A$2:.$C$503];3));&quot;&quot;)">
            <text:p/>
          </table:table-cell>
          <table:table-cell table:style-name="ce120" table:formula="of:=IFERROR(__xludf.dummyfunction(&quot;IFERROR(CONCATENATE(K71,&quot;&quot; (&quot;&quot;,TO_TEXT(VLOOKUP(H71,'Skill Data'!$A$2:$C$502,3)),&quot;&quot;; &quot;&quot;,VLOOKUP(TRUNC(VLOOKUP(H7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ounterfeiting</text:p>
          </table:table-cell>
          <table:table-cell table:style-name="ce117"/>
          <table:table-cell table:style-name="ce114" office:value-type="string" calcext:value-type="string">
            <text:p>Counterfeiting</text:p>
          </table:table-cell>
          <table:covered-table-cell/>
          <table:table-cell table:style-name="ce120"/>
          <table:table-cell table:style-name="ce120" table:formula="of:=IFERROR(IF(NOT(ISBLANK(VLOOKUP([.E72];[.$A$2:.$B$503];2)));VLOOKUP([.E72];[.$A$2:.$B$503];2);&quot; &quot;);&quot;&quot;)">
            <text:p/>
          </table:table-cell>
          <table:table-cell table:style-name="ce120" table:formula="of:=IFERROR(IF(NOT([.F72]=&quot; &quot;);VLOOKUP([.F72];[.$E$2:.$G$503];3)+0.1;CELL(&quot;row&quot;;[.E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2]=&quot; &quot;);CONCATENATE(&quot;     &quot;;VLOOKUP([.H72];[.$A$2:.$C$503];3));VLOOKUP([.H72];[.$A$2:.$C$503];3));&quot;&quot;)">
            <text:p/>
          </table:table-cell>
          <table:table-cell table:style-name="ce120" table:formula="of:=IFERROR(__xludf.dummyfunction(&quot;IFERROR(CONCATENATE(K72,&quot;&quot; (&quot;&quot;,TO_TEXT(VLOOKUP(H72,'Skill Data'!$A$2:$C$502,3)),&quot;&quot;; &quot;&quot;,VLOOKUP(TRUNC(VLOOKUP(H7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rossbows</text:p>
          </table:table-cell>
          <table:table-cell table:style-name="ce117"/>
          <table:table-cell table:style-name="ce114" office:value-type="string" calcext:value-type="string">
            <text:p>Crossbows</text:p>
          </table:table-cell>
          <table:covered-table-cell/>
          <table:table-cell table:style-name="ce120"/>
          <table:table-cell table:style-name="ce120" table:formula="of:=IFERROR(IF(NOT(ISBLANK(VLOOKUP([.E73];[.$A$2:.$B$503];2)));VLOOKUP([.E73];[.$A$2:.$B$503];2);&quot; &quot;);&quot;&quot;)">
            <text:p/>
          </table:table-cell>
          <table:table-cell table:style-name="ce120" table:formula="of:=IFERROR(IF(NOT([.F73]=&quot; &quot;);VLOOKUP([.F73];[.$E$2:.$G$503];3)+0.1;CELL(&quot;row&quot;;[.E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3]=&quot; &quot;);CONCATENATE(&quot;     &quot;;VLOOKUP([.H73];[.$A$2:.$C$503];3));VLOOKUP([.H73];[.$A$2:.$C$503];3));&quot;&quot;)">
            <text:p/>
          </table:table-cell>
          <table:table-cell table:style-name="ce120" table:formula="of:=IFERROR(__xludf.dummyfunction(&quot;IFERROR(CONCATENATE(K73,&quot;&quot; (&quot;&quot;,TO_TEXT(VLOOKUP(H73,'Skill Data'!$A$2:$C$502,3)),&quot;&quot;; &quot;&quot;,VLOOKUP(TRUNC(VLOOKUP(H7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Cryptography</text:p>
          </table:table-cell>
          <table:table-cell table:style-name="ce117"/>
          <table:table-cell table:style-name="ce114" office:value-type="string" calcext:value-type="string">
            <text:p>Cryptography</text:p>
          </table:table-cell>
          <table:covered-table-cell/>
          <table:table-cell table:style-name="ce120"/>
          <table:table-cell table:style-name="ce120" table:formula="of:=IFERROR(IF(NOT(ISBLANK(VLOOKUP([.E74];[.$A$2:.$B$503];2)));VLOOKUP([.E74];[.$A$2:.$B$503];2);&quot; &quot;);&quot;&quot;)">
            <text:p/>
          </table:table-cell>
          <table:table-cell table:style-name="ce120" table:formula="of:=IFERROR(IF(NOT([.F74]=&quot; &quot;);VLOOKUP([.F74];[.$E$2:.$G$503];3)+0.1;CELL(&quot;row&quot;;[.E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4]=&quot; &quot;);CONCATENATE(&quot;     &quot;;VLOOKUP([.H74];[.$A$2:.$C$503];3));VLOOKUP([.H74];[.$A$2:.$C$503];3));&quot;&quot;)">
            <text:p/>
          </table:table-cell>
          <table:table-cell table:style-name="ce120" table:formula="of:=IFERROR(__xludf.dummyfunction(&quot;IFERROR(CONCATENATE(K74,&quot;&quot; (&quot;&quot;,TO_TEXT(VLOOKUP(H74,'Skill Data'!$A$2:$C$502,3)),&quot;&quot;; &quot;&quot;,VLOOKUP(TRUNC(VLOOKUP(H7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ancing</text:p>
          </table:table-cell>
          <table:table-cell table:style-name="ce117"/>
          <table:table-cell table:style-name="ce114" office:value-type="string" calcext:value-type="string">
            <text:p>Dancing</text:p>
          </table:table-cell>
          <table:covered-table-cell/>
          <table:table-cell table:style-name="ce120"/>
          <table:table-cell table:style-name="ce120" table:formula="of:=IFERROR(IF(NOT(ISBLANK(VLOOKUP([.E75];[.$A$2:.$B$503];2)));VLOOKUP([.E75];[.$A$2:.$B$503];2);&quot; &quot;);&quot;&quot;)">
            <text:p/>
          </table:table-cell>
          <table:table-cell table:style-name="ce120" table:formula="of:=IFERROR(IF(NOT([.F75]=&quot; &quot;);VLOOKUP([.F75];[.$E$2:.$G$503];3)+0.1;CELL(&quot;row&quot;;[.E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5]=&quot; &quot;);CONCATENATE(&quot;     &quot;;VLOOKUP([.H75];[.$A$2:.$C$503];3));VLOOKUP([.H75];[.$A$2:.$C$503];3));&quot;&quot;)">
            <text:p/>
          </table:table-cell>
          <table:table-cell table:style-name="ce120" table:formula="of:=IFERROR(__xludf.dummyfunction(&quot;IFERROR(CONCATENATE(K75,&quot;&quot; (&quot;&quot;,TO_TEXT(VLOOKUP(H75,'Skill Data'!$A$2:$C$502,3)),&quot;&quot;; &quot;&quot;,VLOOKUP(TRUNC(VLOOKUP(H7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ark Magic</text:p>
          </table:table-cell>
          <table:table-cell table:style-name="ce117"/>
          <table:table-cell table:style-name="ce114" office:value-type="string" calcext:value-type="string">
            <text:p>Dark Magic</text:p>
          </table:table-cell>
          <table:covered-table-cell/>
          <table:table-cell table:style-name="ce120"/>
          <table:table-cell table:style-name="ce120" table:formula="of:=IFERROR(IF(NOT(ISBLANK(VLOOKUP([.E76];[.$A$2:.$B$503];2)));VLOOKUP([.E76];[.$A$2:.$B$503];2);&quot; &quot;);&quot;&quot;)">
            <text:p/>
          </table:table-cell>
          <table:table-cell table:style-name="ce120" table:formula="of:=IFERROR(IF(NOT([.F76]=&quot; &quot;);VLOOKUP([.F76];[.$E$2:.$G$503];3)+0.1;CELL(&quot;row&quot;;[.E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6]=&quot; &quot;);CONCATENATE(&quot;     &quot;;VLOOKUP([.H76];[.$A$2:.$C$503];3));VLOOKUP([.H76];[.$A$2:.$C$503];3));&quot;&quot;)">
            <text:p/>
          </table:table-cell>
          <table:table-cell table:style-name="ce120" table:formula="of:=IFERROR(__xludf.dummyfunction(&quot;IFERROR(CONCATENATE(K76,&quot;&quot; (&quot;&quot;,TO_TEXT(VLOOKUP(H76,'Skill Data'!$A$2:$C$502,3)),&quot;&quot;; &quot;&quot;,VLOOKUP(TRUNC(VLOOKUP(H7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e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Decryption</text:p>
          </table:table-cell>
          <table:covered-table-cell/>
          <table:table-cell table:style-name="ce120"/>
          <table:table-cell table:style-name="ce120" table:formula="of:=IFERROR(IF(NOT(ISBLANK(VLOOKUP([.E77];[.$A$2:.$B$503];2)));VLOOKUP([.E77];[.$A$2:.$B$503];2);&quot; &quot;);&quot;&quot;)">
            <text:p/>
          </table:table-cell>
          <table:table-cell table:style-name="ce120" table:formula="of:=IFERROR(IF(NOT([.F77]=&quot; &quot;);VLOOKUP([.F77];[.$E$2:.$G$503];3)+0.1;CELL(&quot;row&quot;;[.E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7]=&quot; &quot;);CONCATENATE(&quot;     &quot;;VLOOKUP([.H77];[.$A$2:.$C$503];3));VLOOKUP([.H77];[.$A$2:.$C$503];3));&quot;&quot;)">
            <text:p/>
          </table:table-cell>
          <table:table-cell table:style-name="ce120" table:formula="of:=IFERROR(__xludf.dummyfunction(&quot;IFERROR(CONCATENATE(K77,&quot;&quot; (&quot;&quot;,TO_TEXT(VLOOKUP(H77,'Skill Data'!$A$2:$C$502,3)),&quot;&quot;; &quot;&quot;,VLOOKUP(TRUNC(VLOOKUP(H7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emonology</text:p>
          </table:table-cell>
          <table:table-cell table:style-name="ce117"/>
          <table:table-cell table:style-name="ce114" office:value-type="string" calcext:value-type="string">
            <text:p>Demonology</text:p>
          </table:table-cell>
          <table:covered-table-cell/>
          <table:table-cell table:style-name="ce120"/>
          <table:table-cell table:style-name="ce120" table:formula="of:=IFERROR(IF(NOT(ISBLANK(VLOOKUP([.E78];[.$A$2:.$B$503];2)));VLOOKUP([.E78];[.$A$2:.$B$503];2);&quot; &quot;);&quot;&quot;)">
            <text:p/>
          </table:table-cell>
          <table:table-cell table:style-name="ce120" table:formula="of:=IFERROR(IF(NOT([.F78]=&quot; &quot;);VLOOKUP([.F78];[.$E$2:.$G$503];3)+0.1;CELL(&quot;row&quot;;[.E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8]=&quot; &quot;);CONCATENATE(&quot;     &quot;;VLOOKUP([.H78];[.$A$2:.$C$503];3));VLOOKUP([.H78];[.$A$2:.$C$503];3));&quot;&quot;)">
            <text:p/>
          </table:table-cell>
          <table:table-cell table:style-name="ce120" table:formula="of:=IFERROR(__xludf.dummyfunction(&quot;IFERROR(CONCATENATE(K78,&quot;&quot; (&quot;&quot;,TO_TEXT(VLOOKUP(H78,'Skill Data'!$A$2:$C$502,3)),&quot;&quot;; &quot;&quot;,VLOOKUP(TRUNC(VLOOKUP(H7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isguise</text:p>
          </table:table-cell>
          <table:table-cell table:style-name="ce117"/>
          <table:table-cell table:style-name="ce114" office:value-type="string" calcext:value-type="string">
            <text:p>Disguise</text:p>
          </table:table-cell>
          <table:covered-table-cell/>
          <table:table-cell table:style-name="ce120"/>
          <table:table-cell table:style-name="ce120" table:formula="of:=IFERROR(IF(NOT(ISBLANK(VLOOKUP([.E79];[.$A$2:.$B$503];2)));VLOOKUP([.E79];[.$A$2:.$B$503];2);&quot; &quot;);&quot;&quot;)">
            <text:p/>
          </table:table-cell>
          <table:table-cell table:style-name="ce120" table:formula="of:=IFERROR(IF(NOT([.F79]=&quot; &quot;);VLOOKUP([.F79];[.$E$2:.$G$503];3)+0.1;CELL(&quot;row&quot;;[.E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9]=&quot; &quot;);CONCATENATE(&quot;     &quot;;VLOOKUP([.H79];[.$A$2:.$C$503];3));VLOOKUP([.H79];[.$A$2:.$C$503];3));&quot;&quot;)">
            <text:p/>
          </table:table-cell>
          <table:table-cell table:style-name="ce120" table:formula="of:=IFERROR(__xludf.dummyfunction(&quot;IFERROR(CONCATENATE(K79,&quot;&quot; (&quot;&quot;,TO_TEXT(VLOOKUP(H79,'Skill Data'!$A$2:$C$502,3)),&quot;&quot;; &quot;&quot;,VLOOKUP(TRUNC(VLOOKUP(H7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octrine [Brighaid]</text:p>
          </table:table-cell>
          <table:table-cell table:style-name="ce114"/>
          <table:table-cell table:style-name="ce114" office:value-type="string" calcext:value-type="string">
            <text:p>Doctrine [Brighaid]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52"/>
        </table:table-row>
        <table:table-row table:style-name="ro7">
          <table:table-cell table:style-name="ce114" office:value-type="string" calcext:value-type="string">
            <text:p>Dominance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Dominance</text:p>
          </table:table-cell>
          <table:covered-table-cell/>
          <table:table-cell table:style-name="ce120"/>
          <table:table-cell table:style-name="ce120" table:formula="of:=IFERROR(IF(NOT(ISBLANK(VLOOKUP([.E81];[.$A$2:.$B$503];2)));VLOOKUP([.E81];[.$A$2:.$B$503];2);&quot; &quot;);&quot;&quot;)">
            <text:p/>
          </table:table-cell>
          <table:table-cell table:style-name="ce120" table:formula="of:=IFERROR(IF(NOT([.F81]=&quot; &quot;);VLOOKUP([.F81];[.$E$2:.$G$503];3)+0.1;CELL(&quot;row&quot;;[.E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1]=&quot; &quot;);CONCATENATE(&quot;     &quot;;VLOOKUP([.H81];[.$A$2:.$C$503];3));VLOOKUP([.H81];[.$A$2:.$C$503];3));&quot;&quot;)">
            <text:p/>
          </table:table-cell>
          <table:table-cell table:style-name="ce120" table:formula="of:=IFERROR(__xludf.dummyfunction(&quot;IFERROR(CONCATENATE(K81,&quot;&quot; (&quot;&quot;,TO_TEXT(VLOOKUP(H81,'Skill Data'!$A$2:$C$502,3)),&quot;&quot;; &quot;&quot;,VLOOKUP(TRUNC(VLOOKUP(H8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riving</text:p>
          </table:table-cell>
          <table:table-cell table:style-name="ce117"/>
          <table:table-cell table:style-name="ce114" office:value-type="string" calcext:value-type="string">
            <text:p>Driving</text:p>
          </table:table-cell>
          <table:covered-table-cell/>
          <table:table-cell table:style-name="ce120"/>
          <table:table-cell table:style-name="ce120" table:formula="of:=IFERROR(IF(NOT(ISBLANK(VLOOKUP([.E82];[.$A$2:.$B$503];2)));VLOOKUP([.E82];[.$A$2:.$B$503];2);&quot; &quot;);&quot;&quot;)">
            <text:p/>
          </table:table-cell>
          <table:table-cell table:style-name="ce120" table:formula="of:=IFERROR(IF(NOT([.F82]=&quot; &quot;);VLOOKUP([.F82];[.$E$2:.$G$503];3)+0.1;CELL(&quot;row&quot;;[.E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2]=&quot; &quot;);CONCATENATE(&quot;     &quot;;VLOOKUP([.H82];[.$A$2:.$C$503];3));VLOOKUP([.H82];[.$A$2:.$C$503];3));&quot;&quot;)">
            <text:p/>
          </table:table-cell>
          <table:table-cell table:style-name="ce120" table:formula="of:=IFERROR(__xludf.dummyfunction(&quot;IFERROR(CONCATENATE(K82,&quot;&quot; (&quot;&quot;,TO_TEXT(VLOOKUP(H82,'Skill Data'!$A$2:$C$502,3)),&quot;&quot;; &quot;&quot;,VLOOKUP(TRUNC(VLOOKUP(H8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rum</text:p>
          </table:table-cell>
          <table:table-cell table:style-name="ce117"/>
          <table:table-cell table:style-name="ce114" office:value-type="string" calcext:value-type="string">
            <text:p>Drum</text:p>
          </table:table-cell>
          <table:covered-table-cell/>
          <table:table-cell table:style-name="ce120"/>
          <table:table-cell table:style-name="ce120" table:formula="of:=IFERROR(IF(NOT(ISBLANK(VLOOKUP([.E83];[.$A$2:.$B$503];2)));VLOOKUP([.E83];[.$A$2:.$B$503];2);&quot; &quot;);&quot;&quot;)">
            <text:p/>
          </table:table-cell>
          <table:table-cell table:style-name="ce120" table:formula="of:=IFERROR(IF(NOT([.F83]=&quot; &quot;);VLOOKUP([.F83];[.$E$2:.$G$503];3)+0.1;CELL(&quot;row&quot;;[.E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3]=&quot; &quot;);CONCATENATE(&quot;     &quot;;VLOOKUP([.H83];[.$A$2:.$C$503];3));VLOOKUP([.H83];[.$A$2:.$C$503];3));&quot;&quot;)">
            <text:p/>
          </table:table-cell>
          <table:table-cell table:style-name="ce120" table:formula="of:=IFERROR(__xludf.dummyfunction(&quot;IFERROR(CONCATENATE(K83,&quot;&quot; (&quot;&quot;,TO_TEXT(VLOOKUP(H83,'Skill Data'!$A$2:$C$502,3)),&quot;&quot;; &quot;&quot;,VLOOKUP(TRUNC(VLOOKUP(H8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ulcimer</text:p>
          </table:table-cell>
          <table:table-cell table:style-name="ce117"/>
          <table:table-cell table:style-name="ce114" office:value-type="string" calcext:value-type="string">
            <text:p>Dulcimer</text:p>
          </table:table-cell>
          <table:covered-table-cell/>
          <table:table-cell table:style-name="ce120"/>
          <table:table-cell table:style-name="ce120" table:formula="of:=IFERROR(IF(NOT(ISBLANK(VLOOKUP([.E84];[.$A$2:.$B$503];2)));VLOOKUP([.E84];[.$A$2:.$B$503];2);&quot; &quot;);&quot;&quot;)">
            <text:p/>
          </table:table-cell>
          <table:table-cell table:style-name="ce120" table:formula="of:=IFERROR(IF(NOT([.F84]=&quot; &quot;);VLOOKUP([.F84];[.$E$2:.$G$503];3)+0.1;CELL(&quot;row&quot;;[.E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4]=&quot; &quot;);CONCATENATE(&quot;     &quot;;VLOOKUP([.H84];[.$A$2:.$C$503];3));VLOOKUP([.H84];[.$A$2:.$C$503];3));&quot;&quot;)">
            <text:p/>
          </table:table-cell>
          <table:table-cell table:style-name="ce120" table:formula="of:=IFERROR(__xludf.dummyfunction(&quot;IFERROR(CONCATENATE(K84,&quot;&quot; (&quot;&quot;,TO_TEXT(VLOOKUP(H84,'Skill Data'!$A$2:$C$502,3)),&quot;&quot;; &quot;&quot;,VLOOKUP(TRUNC(VLOOKUP(H8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Dyer</text:p>
          </table:table-cell>
          <table:table-cell table:style-name="ce117"/>
          <table:table-cell table:style-name="ce114" office:value-type="string" calcext:value-type="string">
            <text:p>Dyer</text:p>
          </table:table-cell>
          <table:covered-table-cell/>
          <table:table-cell table:style-name="ce120"/>
          <table:table-cell table:style-name="ce120" table:formula="of:=IFERROR(IF(NOT(ISBLANK(VLOOKUP([.E85];[.$A$2:.$B$503];2)));VLOOKUP([.E85];[.$A$2:.$B$503];2);&quot; &quot;);&quot;&quot;)">
            <text:p/>
          </table:table-cell>
          <table:table-cell table:style-name="ce120" table:formula="of:=IFERROR(IF(NOT([.F85]=&quot; &quot;);VLOOKUP([.F85];[.$E$2:.$G$503];3)+0.1;CELL(&quot;row&quot;;[.E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5]=&quot; &quot;);CONCATENATE(&quot;     &quot;;VLOOKUP([.H85];[.$A$2:.$C$503];3));VLOOKUP([.H85];[.$A$2:.$C$503];3));&quot;&quot;)">
            <text:p/>
          </table:table-cell>
          <table:table-cell table:style-name="ce120" table:formula="of:=IFERROR(__xludf.dummyfunction(&quot;IFERROR(CONCATENATE(K85,&quot;&quot; (&quot;&quot;,TO_TEXT(VLOOKUP(H85,'Skill Data'!$A$2:$C$502,3)),&quot;&quot;; &quot;&quot;,VLOOKUP(TRUNC(VLOOKUP(H8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arth Magic</text:p>
          </table:table-cell>
          <table:table-cell table:style-name="ce117"/>
          <table:table-cell table:style-name="ce114" office:value-type="string" calcext:value-type="string">
            <text:p>Earth Magic</text:p>
          </table:table-cell>
          <table:covered-table-cell/>
          <table:table-cell table:style-name="ce120"/>
          <table:table-cell table:style-name="ce120" table:formula="of:=IFERROR(IF(NOT(ISBLANK(VLOOKUP([.E86];[.$A$2:.$B$503];2)));VLOOKUP([.E86];[.$A$2:.$B$503];2);&quot; &quot;);&quot;&quot;)">
            <text:p/>
          </table:table-cell>
          <table:table-cell table:style-name="ce120" table:formula="of:=IFERROR(IF(NOT([.F86]=&quot; &quot;);VLOOKUP([.F86];[.$E$2:.$G$503];3)+0.1;CELL(&quot;row&quot;;[.E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6]=&quot; &quot;);CONCATENATE(&quot;     &quot;;VLOOKUP([.H86];[.$A$2:.$C$503];3));VLOOKUP([.H86];[.$A$2:.$C$503];3));&quot;&quot;)">
            <text:p/>
          </table:table-cell>
          <table:table-cell table:style-name="ce120" table:formula="of:=IFERROR(__xludf.dummyfunction(&quot;IFERROR(CONCATENATE(K86,&quot;&quot; (&quot;&quot;,TO_TEXT(VLOOKUP(H86,'Skill Data'!$A$2:$C$502,3)),&quot;&quot;; &quot;&quot;,VLOOKUP(TRUNC(VLOOKUP(H8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lemental Refining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Elemental Refining</text:p>
          </table:table-cell>
          <table:covered-table-cell/>
          <table:table-cell table:style-name="ce120"/>
          <table:table-cell table:style-name="ce120" table:formula="of:=IFERROR(IF(NOT(ISBLANK(VLOOKUP([.E87];[.$A$2:.$B$503];2)));VLOOKUP([.E87];[.$A$2:.$B$503];2);&quot; &quot;);&quot;&quot;)">
            <text:p/>
          </table:table-cell>
          <table:table-cell table:style-name="ce120" table:formula="of:=IFERROR(IF(NOT([.F87]=&quot; &quot;);VLOOKUP([.F87];[.$E$2:.$G$503];3)+0.1;CELL(&quot;row&quot;;[.E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7]=&quot; &quot;);CONCATENATE(&quot;     &quot;;VLOOKUP([.H87];[.$A$2:.$C$503];3));VLOOKUP([.H87];[.$A$2:.$C$503];3));&quot;&quot;)">
            <text:p/>
          </table:table-cell>
          <table:table-cell table:style-name="ce120" table:formula="of:=IFERROR(__xludf.dummyfunction(&quot;IFERROR(CONCATENATE(K87,&quot;&quot; (&quot;&quot;,TO_TEXT(VLOOKUP(H87,'Skill Data'!$A$2:$C$502,3)),&quot;&quot;; &quot;&quot;,VLOOKUP(TRUNC(VLOOKUP(H8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mbroidery</text:p>
          </table:table-cell>
          <table:table-cell table:style-name="ce117"/>
          <table:table-cell table:style-name="ce114" office:value-type="string" calcext:value-type="string">
            <text:p>Embroidery</text:p>
          </table:table-cell>
          <table:covered-table-cell/>
          <table:table-cell table:style-name="ce120"/>
          <table:table-cell table:style-name="ce120" table:formula="of:=IFERROR(IF(NOT(ISBLANK(VLOOKUP([.E88];[.$A$2:.$B$503];2)));VLOOKUP([.E88];[.$A$2:.$B$503];2);&quot; &quot;);&quot;&quot;)">
            <text:p/>
          </table:table-cell>
          <table:table-cell table:style-name="ce120" table:formula="of:=IFERROR(IF(NOT([.F88]=&quot; &quot;);VLOOKUP([.F88];[.$E$2:.$G$503];3)+0.1;CELL(&quot;row&quot;;[.E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8]=&quot; &quot;);CONCATENATE(&quot;     &quot;;VLOOKUP([.H88];[.$A$2:.$C$503];3));VLOOKUP([.H88];[.$A$2:.$C$503];3));&quot;&quot;)">
            <text:p/>
          </table:table-cell>
          <table:table-cell table:style-name="ce120" table:formula="of:=IFERROR(__xludf.dummyfunction(&quot;IFERROR(CONCATENATE(K88,&quot;&quot; (&quot;&quot;,TO_TEXT(VLOOKUP(H88,'Skill Data'!$A$2:$C$502,3)),&quot;&quot;; &quot;&quot;,VLOOKUP(TRUNC(VLOOKUP(H8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mpyrealia</text:p>
          </table:table-cell>
          <table:table-cell table:style-name="ce117"/>
          <table:table-cell table:style-name="ce114" office:value-type="string" calcext:value-type="string">
            <text:p>Empyrealia</text:p>
          </table:table-cell>
          <table:covered-table-cell/>
          <table:table-cell table:style-name="ce120"/>
          <table:table-cell table:style-name="ce120" table:formula="of:=IFERROR(IF(NOT(ISBLANK(VLOOKUP([.E89];[.$A$2:.$B$503];2)));VLOOKUP([.E89];[.$A$2:.$B$503];2);&quot; &quot;);&quot;&quot;)">
            <text:p/>
          </table:table-cell>
          <table:table-cell table:style-name="ce120" table:formula="of:=IFERROR(IF(NOT([.F89]=&quot; &quot;);VLOOKUP([.F89];[.$E$2:.$G$503];3)+0.1;CELL(&quot;row&quot;;[.E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9]=&quot; &quot;);CONCATENATE(&quot;     &quot;;VLOOKUP([.H89];[.$A$2:.$C$503];3));VLOOKUP([.H89];[.$A$2:.$C$503];3));&quot;&quot;)">
            <text:p/>
          </table:table-cell>
          <table:table-cell table:style-name="ce120" table:formula="of:=IFERROR(__xludf.dummyfunction(&quot;IFERROR(CONCATENATE(K89,&quot;&quot; (&quot;&quot;,TO_TEXT(VLOOKUP(H89,'Skill Data'!$A$2:$C$502,3)),&quot;&quot;; &quot;&quot;,VLOOKUP(TRUNC(VLOOKUP(H8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nchanting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Enchanting</text:p>
          </table:table-cell>
          <table:covered-table-cell/>
          <table:table-cell table:style-name="ce120"/>
          <table:table-cell table:style-name="ce120" table:formula="of:=IFERROR(IF(NOT(ISBLANK(VLOOKUP([.E90];[.$A$2:.$B$503];2)));VLOOKUP([.E90];[.$A$2:.$B$503];2);&quot; &quot;);&quot;&quot;)">
            <text:p/>
          </table:table-cell>
          <table:table-cell table:style-name="ce120" table:formula="of:=IFERROR(IF(NOT([.F90]=&quot; &quot;);VLOOKUP([.F90];[.$E$2:.$G$503];3)+0.1;CELL(&quot;row&quot;;[.E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0]=&quot; &quot;);CONCATENATE(&quot;     &quot;;VLOOKUP([.H90];[.$A$2:.$C$503];3));VLOOKUP([.H90];[.$A$2:.$C$503];3));&quot;&quot;)">
            <text:p/>
          </table:table-cell>
          <table:table-cell table:style-name="ce120" table:formula="of:=IFERROR(__xludf.dummyfunction(&quot;IFERROR(CONCATENATE(K90,&quot;&quot; (&quot;&quot;,TO_TEXT(VLOOKUP(H90,'Skill Data'!$A$2:$C$502,3)),&quot;&quot;; &quot;&quot;,VLOOKUP(TRUNC(VLOOKUP(H9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n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Encryption</text:p>
          </table:table-cell>
          <table:covered-table-cell/>
          <table:table-cell table:style-name="ce120"/>
          <table:table-cell table:style-name="ce120" table:formula="of:=IFERROR(IF(NOT(ISBLANK(VLOOKUP([.E91];[.$A$2:.$B$503];2)));VLOOKUP([.E91];[.$A$2:.$B$503];2);&quot; &quot;);&quot;&quot;)">
            <text:p/>
          </table:table-cell>
          <table:table-cell table:style-name="ce120" table:formula="of:=IFERROR(IF(NOT([.F91]=&quot; &quot;);VLOOKUP([.F91];[.$E$2:.$G$503];3)+0.1;CELL(&quot;row&quot;;[.E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1]=&quot; &quot;);CONCATENATE(&quot;     &quot;;VLOOKUP([.H91];[.$A$2:.$C$503];3));VLOOKUP([.H91];[.$A$2:.$C$503];3));&quot;&quot;)">
            <text:p/>
          </table:table-cell>
          <table:table-cell table:style-name="ce120" table:formula="of:=IFERROR(__xludf.dummyfunction(&quot;IFERROR(CONCATENATE(K91,&quot;&quot; (&quot;&quot;,TO_TEXT(VLOOKUP(H91,'Skill Data'!$A$2:$C$502,3)),&quot;&quot;; &quot;&quot;,VLOOKUP(TRUNC(VLOOKUP(H9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ngineering</text:p>
          </table:table-cell>
          <table:table-cell table:style-name="ce117"/>
          <table:table-cell table:style-name="ce114" office:value-type="string" calcext:value-type="string">
            <text:p>Engineering</text:p>
          </table:table-cell>
          <table:covered-table-cell/>
          <table:table-cell table:style-name="ce120"/>
          <table:table-cell table:style-name="ce120" table:formula="of:=IFERROR(IF(NOT(ISBLANK(VLOOKUP([.E92];[.$A$2:.$B$503];2)));VLOOKUP([.E92];[.$A$2:.$B$503];2);&quot; &quot;);&quot;&quot;)">
            <text:p/>
          </table:table-cell>
          <table:table-cell table:style-name="ce120" table:formula="of:=IFERROR(IF(NOT([.F92]=&quot; &quot;);VLOOKUP([.F92];[.$E$2:.$G$503];3)+0.1;CELL(&quot;row&quot;;[.E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2]=&quot; &quot;);CONCATENATE(&quot;     &quot;;VLOOKUP([.H92];[.$A$2:.$C$503];3));VLOOKUP([.H92];[.$A$2:.$C$503];3));&quot;&quot;)">
            <text:p/>
          </table:table-cell>
          <table:table-cell table:style-name="ce120" table:formula="of:=IFERROR(__xludf.dummyfunction(&quot;IFERROR(CONCATENATE(K92,&quot;&quot; (&quot;&quot;,TO_TEXT(VLOOKUP(H92,'Skill Data'!$A$2:$C$502,3)),&quot;&quot;; &quot;&quot;,VLOOKUP(TRUNC(VLOOKUP(H9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ngraving</text:p>
          </table:table-cell>
          <table:table-cell table:style-name="ce117"/>
          <table:table-cell table:style-name="ce114" office:value-type="string" calcext:value-type="string">
            <text:p>Engraving</text:p>
          </table:table-cell>
          <table:covered-table-cell/>
          <table:table-cell table:style-name="ce120"/>
          <table:table-cell table:style-name="ce120" table:formula="of:=IFERROR(IF(NOT(ISBLANK(VLOOKUP([.E93];[.$A$2:.$B$503];2)));VLOOKUP([.E93];[.$A$2:.$B$503];2);&quot; &quot;);&quot;&quot;)">
            <text:p/>
          </table:table-cell>
          <table:table-cell table:style-name="ce120" table:formula="of:=IFERROR(IF(NOT([.F93]=&quot; &quot;);VLOOKUP([.F93];[.$E$2:.$G$503];3)+0.1;CELL(&quot;row&quot;;[.E9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3]=&quot; &quot;);CONCATENATE(&quot;     &quot;;VLOOKUP([.H93];[.$A$2:.$C$503];3));VLOOKUP([.H93];[.$A$2:.$C$503];3));&quot;&quot;)">
            <text:p/>
          </table:table-cell>
          <table:table-cell table:style-name="ce120" table:formula="of:=IFERROR(__xludf.dummyfunction(&quot;IFERROR(CONCATENATE(K93,&quot;&quot; (&quot;&quot;,TO_TEXT(VLOOKUP(H93,'Skill Data'!$A$2:$C$502,3)),&quot;&quot;; &quot;&quot;,VLOOKUP(TRUNC(VLOOKUP(H9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Erotic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4];[.$A$2:.$B$503];2)));VLOOKUP([.E94];[.$A$2:.$B$503];2);&quot; &quot;);&quot;&quot;)">
            <text:p/>
          </table:table-cell>
          <table:table-cell table:style-name="ce120" table:formula="of:=IFERROR(IF(NOT([.F94]=&quot; &quot;);VLOOKUP([.F94];[.$E$2:.$G$503];3)+0.1;CELL(&quot;row&quot;;[.E9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4]=&quot; &quot;);CONCATENATE(&quot;     &quot;;VLOOKUP([.H94];[.$A$2:.$C$503];3));VLOOKUP([.H94];[.$A$2:.$C$503];3));&quot;&quot;)">
            <text:p/>
          </table:table-cell>
          <table:table-cell table:style-name="ce120" table:formula="of:=IFERROR(__xludf.dummyfunction(&quot;IFERROR(CONCATENATE(K94,&quot;&quot; (&quot;&quot;,TO_TEXT(VLOOKUP(H94,'Skill Data'!$A$2:$C$502,3)),&quot;&quot;; &quot;&quot;,VLOOKUP(TRUNC(VLOOKUP(H9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Erotic Massage</text:p>
          </table:table-cell>
          <table:table-cell table:style-name="ce114" office:value-type="string" calcext:value-type="string">
            <text:p>Massage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5];[.$A$2:.$B$503];2)));VLOOKUP([.E95];[.$A$2:.$B$503];2);&quot; &quot;);&quot;&quot;)">
            <text:p/>
          </table:table-cell>
          <table:table-cell table:style-name="ce120" table:formula="of:=IFERROR(IF(NOT([.F95]=&quot; &quot;);VLOOKUP([.F95];[.$E$2:.$G$503];3)+0.1;CELL(&quot;row&quot;;[.E95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5]=&quot; &quot;);CONCATENATE(&quot;     &quot;;VLOOKUP([.H95];[.$A$2:.$C$503];3));VLOOKUP([.H95];[.$A$2:.$C$503];3));&quot;&quot;)">
            <text:p/>
          </table:table-cell>
          <table:table-cell table:style-name="ce120" table:formula="of:=IFERROR(__xludf.dummyfunction(&quot;IFERROR(CONCATENATE(K95,&quot;&quot; (&quot;&quot;,TO_TEXT(VLOOKUP(H95,'Skill Data'!$A$2:$C$502,3)),&quot;&quot;; &quot;&quot;,VLOOKUP(TRUNC(VLOOKUP(H9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state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Estate Management</text:p>
          </table:table-cell>
          <table:covered-table-cell/>
          <table:table-cell table:style-name="ce120"/>
          <table:table-cell table:style-name="ce120" table:formula="of:=IFERROR(IF(NOT(ISBLANK(VLOOKUP([.E96];[.$A$2:.$B$503];2)));VLOOKUP([.E96];[.$A$2:.$B$503];2);&quot; &quot;);&quot;&quot;)">
            <text:p/>
          </table:table-cell>
          <table:table-cell table:style-name="ce120" table:formula="of:=IFERROR(IF(NOT([.F96]=&quot; &quot;);VLOOKUP([.F96];[.$E$2:.$G$503];3)+0.1;CELL(&quot;row&quot;;[.E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6]=&quot; &quot;);CONCATENATE(&quot;     &quot;;VLOOKUP([.H96];[.$A$2:.$C$503];3));VLOOKUP([.H96];[.$A$2:.$C$503];3));&quot;&quot;)">
            <text:p/>
          </table:table-cell>
          <table:table-cell table:style-name="ce120" table:formula="of:=IFERROR(__xludf.dummyfunction(&quot;IFERROR(CONCATENATE(K96,&quot;&quot; (&quot;&quot;,TO_TEXT(VLOOKUP(H96,'Skill Data'!$A$2:$C$502,3)),&quot;&quot;; &quot;&quot;,VLOOKUP(TRUNC(VLOOKUP(H9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tching</text:p>
          </table:table-cell>
          <table:table-cell table:style-name="ce117"/>
          <table:table-cell table:style-name="ce114" office:value-type="string" calcext:value-type="string">
            <text:p>Etching</text:p>
          </table:table-cell>
          <table:covered-table-cell/>
          <table:table-cell table:style-name="ce120"/>
          <table:table-cell table:style-name="ce120" table:formula="of:=IFERROR(IF(NOT(ISBLANK(VLOOKUP([.E97];[.$A$2:.$B$503];2)));VLOOKUP([.E97];[.$A$2:.$B$503];2);&quot; &quot;);&quot;&quot;)">
            <text:p/>
          </table:table-cell>
          <table:table-cell table:style-name="ce120" table:formula="of:=IFERROR(IF(NOT([.F97]=&quot; &quot;);VLOOKUP([.F97];[.$E$2:.$G$503];3)+0.1;CELL(&quot;row&quot;;[.E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7]=&quot; &quot;);CONCATENATE(&quot;     &quot;;VLOOKUP([.H97];[.$A$2:.$C$503];3));VLOOKUP([.H97];[.$A$2:.$C$503];3));&quot;&quot;)">
            <text:p/>
          </table:table-cell>
          <table:table-cell table:style-name="ce120" table:formula="of:=IFERROR(__xludf.dummyfunction(&quot;IFERROR(CONCATENATE(K97,&quot;&quot; (&quot;&quot;,TO_TEXT(VLOOKUP(H97,'Skill Data'!$A$2:$C$502,3)),&quot;&quot;; &quot;&quot;,VLOOKUP(TRUNC(VLOOKUP(H9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tiquette</text:p>
          </table:table-cell>
          <table:table-cell table:style-name="ce117"/>
          <table:table-cell table:style-name="ce114" office:value-type="string" calcext:value-type="string">
            <text:p>Etiquette</text:p>
          </table:table-cell>
          <table:covered-table-cell/>
          <table:table-cell table:style-name="ce120"/>
          <table:table-cell table:style-name="ce120" table:formula="of:=IFERROR(IF(NOT(ISBLANK(VLOOKUP([.E98];[.$A$2:.$B$503];2)));VLOOKUP([.E98];[.$A$2:.$B$503];2);&quot; &quot;);&quot;&quot;)">
            <text:p/>
          </table:table-cell>
          <table:table-cell table:style-name="ce120" table:formula="of:=IFERROR(IF(NOT([.F98]=&quot; &quot;);VLOOKUP([.F98];[.$E$2:.$G$503];3)+0.1;CELL(&quot;row&quot;;[.E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8]=&quot; &quot;);CONCATENATE(&quot;     &quot;;VLOOKUP([.H98];[.$A$2:.$C$503];3));VLOOKUP([.H98];[.$A$2:.$C$503];3));&quot;&quot;)">
            <text:p/>
          </table:table-cell>
          <table:table-cell table:style-name="ce120" table:formula="of:=IFERROR(__xludf.dummyfunction(&quot;IFERROR(CONCATENATE(K98,&quot;&quot; (&quot;&quot;,TO_TEXT(VLOOKUP(H98,'Skill Data'!$A$2:$C$502,3)),&quot;&quot;; &quot;&quot;,VLOOKUP(TRUNC(VLOOKUP(H9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vasion</text:p>
          </table:table-cell>
          <table:table-cell table:style-name="ce117"/>
          <table:table-cell table:style-name="ce114" office:value-type="string" calcext:value-type="string">
            <text:p>Evasion</text:p>
          </table:table-cell>
          <table:covered-table-cell/>
          <table:table-cell table:style-name="ce120"/>
          <table:table-cell table:style-name="ce120" table:formula="of:=IFERROR(IF(NOT(ISBLANK(VLOOKUP([.E99];[.$A$2:.$B$503];2)));VLOOKUP([.E99];[.$A$2:.$B$503];2);&quot; &quot;);&quot;&quot;)">
            <text:p/>
          </table:table-cell>
          <table:table-cell table:style-name="ce120" table:formula="of:=IFERROR(IF(NOT([.F99]=&quot; &quot;);VLOOKUP([.F99];[.$E$2:.$G$503];3)+0.1;CELL(&quot;row&quot;;[.E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9]=&quot; &quot;);CONCATENATE(&quot;     &quot;;VLOOKUP([.H99];[.$A$2:.$C$503];3));VLOOKUP([.H99];[.$A$2:.$C$503];3));&quot;&quot;)">
            <text:p/>
          </table:table-cell>
          <table:table-cell table:style-name="ce120" table:formula="of:=IFERROR(__xludf.dummyfunction(&quot;IFERROR(CONCATENATE(K99,&quot;&quot; (&quot;&quot;,TO_TEXT(VLOOKUP(H99,'Skill Data'!$A$2:$C$502,3)),&quot;&quot;; &quot;&quot;,VLOOKUP(TRUNC(VLOOKUP(H9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xhibition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Exhibitionism</text:p>
          </table:table-cell>
          <table:covered-table-cell/>
          <table:table-cell table:style-name="ce120"/>
          <table:table-cell table:style-name="ce120" table:formula="of:=IFERROR(IF(NOT(ISBLANK(VLOOKUP([.E100];[.$A$2:.$B$503];2)));VLOOKUP([.E100];[.$A$2:.$B$503];2);&quot; &quot;);&quot;&quot;)">
            <text:p/>
          </table:table-cell>
          <table:table-cell table:style-name="ce120" table:formula="of:=IFERROR(IF(NOT([.F100]=&quot; &quot;);VLOOKUP([.F100];[.$E$2:.$G$503];3)+0.1;CELL(&quot;row&quot;;[.E1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0]=&quot; &quot;);CONCATENATE(&quot;     &quot;;VLOOKUP([.H100];[.$A$2:.$C$503];3));VLOOKUP([.H100];[.$A$2:.$C$503];3));&quot;&quot;)">
            <text:p/>
          </table:table-cell>
          <table:table-cell table:style-name="ce120" table:formula="of:=IFERROR(__xludf.dummyfunction(&quot;IFERROR(CONCATENATE(K100,&quot;&quot; (&quot;&quot;,TO_TEXT(VLOOKUP(H100,'Skill Data'!$A$2:$C$502,3)),&quot;&quot;; &quot;&quot;,VLOOKUP(TRUNC(VLOOKUP(H10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Extortion</text:p>
          </table:table-cell>
          <table:table-cell table:style-name="ce117"/>
          <table:table-cell table:style-name="ce114" office:value-type="string" calcext:value-type="string">
            <text:p>Extortion</text:p>
          </table:table-cell>
          <table:covered-table-cell/>
          <table:table-cell table:style-name="ce120"/>
          <table:table-cell table:style-name="ce120" table:formula="of:=IFERROR(IF(NOT(ISBLANK(VLOOKUP([.E101];[.$A$2:.$B$503];2)));VLOOKUP([.E101];[.$A$2:.$B$503];2);&quot; &quot;);&quot;&quot;)">
            <text:p/>
          </table:table-cell>
          <table:table-cell table:style-name="ce120" table:formula="of:=IFERROR(IF(NOT([.F101]=&quot; &quot;);VLOOKUP([.F101];[.$E$2:.$G$503];3)+0.1;CELL(&quot;row&quot;;[.E1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1]=&quot; &quot;);CONCATENATE(&quot;     &quot;;VLOOKUP([.H101];[.$A$2:.$C$503];3));VLOOKUP([.H101];[.$A$2:.$C$503];3));&quot;&quot;)">
            <text:p/>
          </table:table-cell>
          <table:table-cell table:style-name="ce120" table:formula="of:=IFERROR(__xludf.dummyfunction(&quot;IFERROR(CONCATENATE(K101,&quot;&quot; (&quot;&quot;,TO_TEXT(VLOOKUP(H101,'Skill Data'!$A$2:$C$502,3)),&quot;&quot;; &quot;&quot;,VLOOKUP(TRUNC(VLOOKUP(H10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alconry</text:p>
          </table:table-cell>
          <table:table-cell table:style-name="ce117"/>
          <table:table-cell table:style-name="ce114" office:value-type="string" calcext:value-type="string">
            <text:p>Falconry</text:p>
          </table:table-cell>
          <table:covered-table-cell/>
          <table:table-cell table:style-name="ce120"/>
          <table:table-cell table:style-name="ce120" table:formula="of:=IFERROR(IF(NOT(ISBLANK(VLOOKUP([.E102];[.$A$2:.$B$503];2)));VLOOKUP([.E102];[.$A$2:.$B$503];2);&quot; &quot;);&quot;&quot;)">
            <text:p/>
          </table:table-cell>
          <table:table-cell table:style-name="ce120" table:formula="of:=IFERROR(IF(NOT([.F102]=&quot; &quot;);VLOOKUP([.F102];[.$E$2:.$G$503];3)+0.1;CELL(&quot;row&quot;;[.E1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2]=&quot; &quot;);CONCATENATE(&quot;     &quot;;VLOOKUP([.H102];[.$A$2:.$C$503];3));VLOOKUP([.H102];[.$A$2:.$C$503];3));&quot;&quot;)">
            <text:p/>
          </table:table-cell>
          <table:table-cell table:style-name="ce120" table:formula="of:=IFERROR(__xludf.dummyfunction(&quot;IFERROR(CONCATENATE(K102,&quot;&quot; (&quot;&quot;,TO_TEXT(VLOOKUP(H102,'Skill Data'!$A$2:$C$502,3)),&quot;&quot;; &quot;&quot;,VLOOKUP(TRUNC(VLOOKUP(H10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alsehood</text:p>
          </table:table-cell>
          <table:table-cell table:style-name="ce117"/>
          <table:table-cell table:style-name="ce114" office:value-type="string" calcext:value-type="string">
            <text:p>Falsehood</text:p>
          </table:table-cell>
          <table:covered-table-cell/>
          <table:table-cell table:style-name="ce120"/>
          <table:table-cell table:style-name="ce120" table:formula="of:=IFERROR(IF(NOT(ISBLANK(VLOOKUP([.E103];[.$A$2:.$B$503];2)));VLOOKUP([.E103];[.$A$2:.$B$503];2);&quot; &quot;);&quot;&quot;)">
            <text:p/>
          </table:table-cell>
          <table:table-cell table:style-name="ce120" table:formula="of:=IFERROR(IF(NOT([.F103]=&quot; &quot;);VLOOKUP([.F103];[.$E$2:.$G$503];3)+0.1;CELL(&quot;row&quot;;[.E1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3]=&quot; &quot;);CONCATENATE(&quot;     &quot;;VLOOKUP([.H103];[.$A$2:.$C$503];3));VLOOKUP([.H103];[.$A$2:.$C$503];3));&quot;&quot;)">
            <text:p/>
          </table:table-cell>
          <table:table-cell table:style-name="ce120" table:formula="of:=IFERROR(__xludf.dummyfunction(&quot;IFERROR(CONCATENATE(K103,&quot;&quot; (&quot;&quot;,TO_TEXT(VLOOKUP(H103,'Skill Data'!$A$2:$C$502,3)),&quot;&quot;; &quot;&quot;,VLOOKUP(TRUNC(VLOOKUP(H10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arming</text:p>
          </table:table-cell>
          <table:table-cell table:style-name="ce117"/>
          <table:table-cell table:style-name="ce114" office:value-type="string" calcext:value-type="string">
            <text:p>Farming</text:p>
          </table:table-cell>
          <table:covered-table-cell/>
          <table:table-cell table:style-name="ce120"/>
          <table:table-cell table:style-name="ce120" table:formula="of:=IFERROR(IF(NOT(ISBLANK(VLOOKUP([.E104];[.$A$2:.$B$503];2)));VLOOKUP([.E104];[.$A$2:.$B$503];2);&quot; &quot;);&quot;&quot;)">
            <text:p/>
          </table:table-cell>
          <table:table-cell table:style-name="ce120" table:formula="of:=IFERROR(IF(NOT([.F104]=&quot; &quot;);VLOOKUP([.F104];[.$E$2:.$G$503];3)+0.1;CELL(&quot;row&quot;;[.E1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4]=&quot; &quot;);CONCATENATE(&quot;     &quot;;VLOOKUP([.H104];[.$A$2:.$C$503];3));VLOOKUP([.H104];[.$A$2:.$C$503];3));&quot;&quot;)">
            <text:p/>
          </table:table-cell>
          <table:table-cell table:style-name="ce120" table:formula="of:=IFERROR(__xludf.dummyfunction(&quot;IFERROR(CONCATENATE(K104,&quot;&quot; (&quot;&quot;,TO_TEXT(VLOOKUP(H104,'Skill Data'!$A$2:$C$502,3)),&quot;&quot;; &quot;&quot;,VLOOKUP(TRUNC(VLOOKUP(H10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eld Dressing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Field Dressing</text:p>
          </table:table-cell>
          <table:covered-table-cell/>
          <table:table-cell table:style-name="ce120"/>
          <table:table-cell table:style-name="ce120" table:formula="of:=IFERROR(IF(NOT(ISBLANK(VLOOKUP([.E105];[.$A$2:.$B$503];2)));VLOOKUP([.E105];[.$A$2:.$B$503];2);&quot; &quot;);&quot;&quot;)">
            <text:p/>
          </table:table-cell>
          <table:table-cell table:style-name="ce120" table:formula="of:=IFERROR(IF(NOT([.F105]=&quot; &quot;);VLOOKUP([.F105];[.$E$2:.$G$503];3)+0.1;CELL(&quot;row&quot;;[.E1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5]=&quot; &quot;);CONCATENATE(&quot;     &quot;;VLOOKUP([.H105];[.$A$2:.$C$503];3));VLOOKUP([.H105];[.$A$2:.$C$503];3));&quot;&quot;)">
            <text:p/>
          </table:table-cell>
          <table:table-cell table:style-name="ce120" table:formula="of:=IFERROR(__xludf.dummyfunction(&quot;IFERROR(CONCATENATE(K105,&quot;&quot; (&quot;&quot;,TO_TEXT(VLOOKUP(H105,'Skill Data'!$A$2:$C$502,3)),&quot;&quot;; &quot;&quot;,VLOOKUP(TRUNC(VLOOKUP(H10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re Magic</text:p>
          </table:table-cell>
          <table:table-cell table:style-name="ce117"/>
          <table:table-cell table:style-name="ce114" office:value-type="string" calcext:value-type="string">
            <text:p>Fire Magic</text:p>
          </table:table-cell>
          <table:covered-table-cell/>
          <table:table-cell table:style-name="ce120"/>
          <table:table-cell table:style-name="ce120" table:formula="of:=IFERROR(IF(NOT(ISBLANK(VLOOKUP([.E106];[.$A$2:.$B$503];2)));VLOOKUP([.E106];[.$A$2:.$B$503];2);&quot; &quot;);&quot;&quot;)">
            <text:p/>
          </table:table-cell>
          <table:table-cell table:style-name="ce120" table:formula="of:=IFERROR(IF(NOT([.F106]=&quot; &quot;);VLOOKUP([.F106];[.$E$2:.$G$503];3)+0.1;CELL(&quot;row&quot;;[.E1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6]=&quot; &quot;);CONCATENATE(&quot;     &quot;;VLOOKUP([.H106];[.$A$2:.$C$503];3));VLOOKUP([.H106];[.$A$2:.$C$503];3));&quot;&quot;)">
            <text:p/>
          </table:table-cell>
          <table:table-cell table:style-name="ce120" table:formula="of:=IFERROR(__xludf.dummyfunction(&quot;IFERROR(CONCATENATE(K106,&quot;&quot; (&quot;&quot;,TO_TEXT(VLOOKUP(H106,'Skill Data'!$A$2:$C$502,3)),&quot;&quot;; &quot;&quot;,VLOOKUP(TRUNC(VLOOKUP(H10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re-building</text:p>
          </table:table-cell>
          <table:table-cell table:style-name="ce117"/>
          <table:table-cell table:style-name="ce114" office:value-type="string" calcext:value-type="string">
            <text:p>Fire-building</text:p>
          </table:table-cell>
          <table:covered-table-cell/>
          <table:table-cell table:style-name="ce120"/>
          <table:table-cell table:style-name="ce120" table:formula="of:=IFERROR(IF(NOT(ISBLANK(VLOOKUP([.E107];[.$A$2:.$B$503];2)));VLOOKUP([.E107];[.$A$2:.$B$503];2);&quot; &quot;);&quot;&quot;)">
            <text:p/>
          </table:table-cell>
          <table:table-cell table:style-name="ce120" table:formula="of:=IFERROR(IF(NOT([.F107]=&quot; &quot;);VLOOKUP([.F107];[.$E$2:.$G$503];3)+0.1;CELL(&quot;row&quot;;[.E1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7]=&quot; &quot;);CONCATENATE(&quot;     &quot;;VLOOKUP([.H107];[.$A$2:.$C$503];3));VLOOKUP([.H107];[.$A$2:.$C$503];3));&quot;&quot;)">
            <text:p/>
          </table:table-cell>
          <table:table-cell table:style-name="ce120" table:formula="of:=IFERROR(__xludf.dummyfunction(&quot;IFERROR(CONCATENATE(K107,&quot;&quot; (&quot;&quot;,TO_TEXT(VLOOKUP(H107,'Skill Data'!$A$2:$C$502,3)),&quot;&quot;; &quot;&quot;,VLOOKUP(TRUNC(VLOOKUP(H10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8];[.$A$2:.$B$503];2)));VLOOKUP([.E108];[.$A$2:.$B$503];2);&quot; &quot;);&quot;&quot;)">
            <text:p/>
          </table:table-cell>
          <table:table-cell table:style-name="ce120" table:formula="of:=IFERROR(IF(NOT([.F108]=&quot; &quot;);VLOOKUP([.F108];[.$E$2:.$G$503];3)+0.1;CELL(&quot;row&quot;;[.E1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8]=&quot; &quot;);CONCATENATE(&quot;     &quot;;VLOOKUP([.H108];[.$A$2:.$C$503];3));VLOOKUP([.H108];[.$A$2:.$C$503];3));&quot;&quot;)">
            <text:p/>
          </table:table-cell>
          <table:table-cell table:style-name="ce120" table:formula="of:=IFERROR(__xludf.dummyfunction(&quot;IFERROR(CONCATENATE(K108,&quot;&quot; (&quot;&quot;,TO_TEXT(VLOOKUP(H108,'Skill Data'!$A$2:$C$502,3)),&quot;&quot;; &quot;&quot;,VLOOKUP(TRUNC(VLOOKUP(H10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9];[.$A$2:.$B$503];2)));VLOOKUP([.E109];[.$A$2:.$B$503];2);&quot; &quot;);&quot;&quot;)">
            <text:p/>
          </table:table-cell>
          <table:table-cell table:style-name="ce120" table:formula="of:=IFERROR(IF(NOT([.F109]=&quot; &quot;);VLOOKUP([.F109];[.$E$2:.$G$503];3)+0.1;CELL(&quot;row&quot;;[.E1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9]=&quot; &quot;);CONCATENATE(&quot;     &quot;;VLOOKUP([.H109];[.$A$2:.$C$503];3));VLOOKUP([.H109];[.$A$2:.$C$503];3));&quot;&quot;)">
            <text:p/>
          </table:table-cell>
          <table:table-cell table:style-name="ce120" table:formula="of:=IFERROR(__xludf.dummyfunction(&quot;IFERROR(CONCATENATE(K109,&quot;&quot; (&quot;&quot;,TO_TEXT(VLOOKUP(H109,'Skill Data'!$A$2:$C$502,3)),&quot;&quot;; &quot;&quot;,VLOOKUP(TRUNC(VLOOKUP(H10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ishing</text:p>
          </table:table-cell>
          <table:table-cell table:style-name="ce117"/>
          <table:table-cell table:style-name="ce114" office:value-type="string" calcext:value-type="string">
            <text:p>Fishing</text:p>
          </table:table-cell>
          <table:covered-table-cell/>
          <table:table-cell table:style-name="ce120"/>
          <table:table-cell table:style-name="ce120" table:formula="of:=IFERROR(IF(NOT(ISBLANK(VLOOKUP([.E110];[.$A$2:.$B$503];2)));VLOOKUP([.E110];[.$A$2:.$B$503];2);&quot; &quot;);&quot;&quot;)">
            <text:p/>
          </table:table-cell>
          <table:table-cell table:style-name="ce120" table:formula="of:=IFERROR(IF(NOT([.F110]=&quot; &quot;);VLOOKUP([.F110];[.$E$2:.$G$503];3)+0.1;CELL(&quot;row&quot;;[.E1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0]=&quot; &quot;);CONCATENATE(&quot;     &quot;;VLOOKUP([.H110];[.$A$2:.$C$503];3));VLOOKUP([.H110];[.$A$2:.$C$503];3));&quot;&quot;)">
            <text:p/>
          </table:table-cell>
          <table:table-cell table:style-name="ce120" table:formula="of:=IFERROR(__xludf.dummyfunction(&quot;IFERROR(CONCATENATE(K110,&quot;&quot; (&quot;&quot;,TO_TEXT(VLOOKUP(H110,'Skill Data'!$A$2:$C$502,3)),&quot;&quot;; &quot;&quot;,VLOOKUP(TRUNC(VLOOKUP(H11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letcher</text:p>
          </table:table-cell>
          <table:table-cell table:style-name="ce117"/>
          <table:table-cell table:style-name="ce114" office:value-type="string" calcext:value-type="string">
            <text:p>Fletcher</text:p>
          </table:table-cell>
          <table:covered-table-cell/>
          <table:table-cell table:style-name="ce120"/>
          <table:table-cell table:style-name="ce120" table:formula="of:=IFERROR(IF(NOT(ISBLANK(VLOOKUP([.E111];[.$A$2:.$B$503];2)));VLOOKUP([.E111];[.$A$2:.$B$503];2);&quot; &quot;);&quot;&quot;)">
            <text:p/>
          </table:table-cell>
          <table:table-cell table:style-name="ce120" table:formula="of:=IFERROR(IF(NOT([.F111]=&quot; &quot;);VLOOKUP([.F111];[.$E$2:.$G$503];3)+0.1;CELL(&quot;row&quot;;[.E11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1]=&quot; &quot;);CONCATENATE(&quot;     &quot;;VLOOKUP([.H111];[.$A$2:.$C$503];3));VLOOKUP([.H111];[.$A$2:.$C$503];3));&quot;&quot;)">
            <text:p/>
          </table:table-cell>
          <table:table-cell table:style-name="ce120" table:formula="of:=IFERROR(__xludf.dummyfunction(&quot;IFERROR(CONCATENATE(K111,&quot;&quot; (&quot;&quot;,TO_TEXT(VLOOKUP(H111,'Skill Data'!$A$2:$C$502,3)),&quot;&quot;; &quot;&quot;,VLOOKUP(TRUNC(VLOOKUP(H11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lute</text:p>
          </table:table-cell>
          <table:table-cell table:style-name="ce117"/>
          <table:table-cell table:style-name="ce114" office:value-type="string" calcext:value-type="string">
            <text:p>Flute</text:p>
          </table:table-cell>
          <table:covered-table-cell/>
          <table:table-cell table:style-name="ce120"/>
          <table:table-cell table:style-name="ce120" table:formula="of:=IFERROR(IF(NOT(ISBLANK(VLOOKUP([.E112];[.$A$2:.$B$503];2)));VLOOKUP([.E112];[.$A$2:.$B$503];2);&quot; &quot;);&quot;&quot;)">
            <text:p/>
          </table:table-cell>
          <table:table-cell table:style-name="ce120" table:formula="of:=IFERROR(IF(NOT([.F112]=&quot; &quot;);VLOOKUP([.F112];[.$E$2:.$G$503];3)+0.1;CELL(&quot;row&quot;;[.E1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2]=&quot; &quot;);CONCATENATE(&quot;     &quot;;VLOOKUP([.H112];[.$A$2:.$C$503];3));VLOOKUP([.H112];[.$A$2:.$C$503];3));&quot;&quot;)">
            <text:p/>
          </table:table-cell>
          <table:table-cell table:style-name="ce120" table:formula="of:=IFERROR(__xludf.dummyfunction(&quot;IFERROR(CONCATENATE(K112,&quot;&quot; (&quot;&quot;,TO_TEXT(VLOOKUP(H112,'Skill Data'!$A$2:$C$502,3)),&quot;&quot;; &quot;&quot;,VLOOKUP(TRUNC(VLOOKUP(H11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lklore</text:p>
          </table:table-cell>
          <table:table-cell table:style-name="ce117"/>
          <table:table-cell table:style-name="ce114" office:value-type="string" calcext:value-type="string">
            <text:p>Folklore</text:p>
          </table:table-cell>
          <table:covered-table-cell/>
          <table:table-cell table:style-name="ce120"/>
          <table:table-cell table:style-name="ce120" table:formula="of:=IFERROR(IF(NOT(ISBLANK(VLOOKUP([.E113];[.$A$2:.$B$503];2)));VLOOKUP([.E113];[.$A$2:.$B$503];2);&quot; &quot;);&quot;&quot;)">
            <text:p/>
          </table:table-cell>
          <table:table-cell table:style-name="ce120" table:formula="of:=IFERROR(IF(NOT([.F113]=&quot; &quot;);VLOOKUP([.F113];[.$E$2:.$G$503];3)+0.1;CELL(&quot;row&quot;;[.E1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3]=&quot; &quot;);CONCATENATE(&quot;     &quot;;VLOOKUP([.H113];[.$A$2:.$C$503];3));VLOOKUP([.H113];[.$A$2:.$C$503];3));&quot;&quot;)">
            <text:p/>
          </table:table-cell>
          <table:table-cell table:style-name="ce120" table:formula="of:=IFERROR(__xludf.dummyfunction(&quot;IFERROR(CONCATENATE(K113,&quot;&quot; (&quot;&quot;,TO_TEXT(VLOOKUP(H113,'Skill Data'!$A$2:$C$502,3)),&quot;&quot;; &quot;&quot;,VLOOKUP(TRUNC(VLOOKUP(H11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raging</text:p>
          </table:table-cell>
          <table:table-cell table:style-name="ce117"/>
          <table:table-cell table:style-name="ce114" office:value-type="string" calcext:value-type="string">
            <text:p>Foraging</text:p>
          </table:table-cell>
          <table:covered-table-cell/>
          <table:table-cell table:style-name="ce120"/>
          <table:table-cell table:style-name="ce120" table:formula="of:=IFERROR(IF(NOT(ISBLANK(VLOOKUP([.E114];[.$A$2:.$B$503];2)));VLOOKUP([.E114];[.$A$2:.$B$503];2);&quot; &quot;);&quot;&quot;)">
            <text:p/>
          </table:table-cell>
          <table:table-cell table:style-name="ce120" table:formula="of:=IFERROR(IF(NOT([.F114]=&quot; &quot;);VLOOKUP([.F114];[.$E$2:.$G$503];3)+0.1;CELL(&quot;row&quot;;[.E1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4]=&quot; &quot;);CONCATENATE(&quot;     &quot;;VLOOKUP([.H114];[.$A$2:.$C$503];3));VLOOKUP([.H114];[.$A$2:.$C$503];3));&quot;&quot;)">
            <text:p/>
          </table:table-cell>
          <table:table-cell table:style-name="ce120" table:formula="of:=IFERROR(__xludf.dummyfunction(&quot;IFERROR(CONCATENATE(K114,&quot;&quot; (&quot;&quot;,TO_TEXT(VLOOKUP(H114,'Skill Data'!$A$2:$C$502,3)),&quot;&quot;; &quot;&quot;,VLOOKUP(TRUNC(VLOOKUP(H11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replay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Foreplay</text:p>
          </table:table-cell>
          <table:covered-table-cell/>
          <table:table-cell table:style-name="ce120"/>
          <table:table-cell table:style-name="ce120" table:formula="of:=IFERROR(IF(NOT(ISBLANK(VLOOKUP([.E115];[.$A$2:.$B$503];2)));VLOOKUP([.E115];[.$A$2:.$B$503];2);&quot; &quot;);&quot;&quot;)">
            <text:p/>
          </table:table-cell>
          <table:table-cell table:style-name="ce120" table:formula="of:=IFERROR(IF(NOT([.F115]=&quot; &quot;);VLOOKUP([.F115];[.$E$2:.$G$503];3)+0.1;CELL(&quot;row&quot;;[.E1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5]=&quot; &quot;);CONCATENATE(&quot;     &quot;;VLOOKUP([.H115];[.$A$2:.$C$503];3));VLOOKUP([.H115];[.$A$2:.$C$503];3));&quot;&quot;)">
            <text:p/>
          </table:table-cell>
          <table:table-cell table:style-name="ce120" table:formula="of:=IFERROR(__xludf.dummyfunction(&quot;IFERROR(CONCATENATE(K115,&quot;&quot; (&quot;&quot;,TO_TEXT(VLOOKUP(H115,'Skill Data'!$A$2:$C$502,3)),&quot;&quot;; &quot;&quot;,VLOOKUP(TRUNC(VLOOKUP(H11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rgery</text:p>
          </table:table-cell>
          <table:table-cell table:style-name="ce117"/>
          <table:table-cell table:style-name="ce114" office:value-type="string" calcext:value-type="string">
            <text:p>Forgery</text:p>
          </table:table-cell>
          <table:covered-table-cell/>
          <table:table-cell table:style-name="ce120"/>
          <table:table-cell table:style-name="ce120" table:formula="of:=IFERROR(IF(NOT(ISBLANK(VLOOKUP([.E116];[.$A$2:.$B$503];2)));VLOOKUP([.E116];[.$A$2:.$B$503];2);&quot; &quot;);&quot;&quot;)">
            <text:p/>
          </table:table-cell>
          <table:table-cell table:style-name="ce120" table:formula="of:=IFERROR(IF(NOT([.F116]=&quot; &quot;);VLOOKUP([.F116];[.$E$2:.$G$503];3)+0.1;CELL(&quot;row&quot;;[.E1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6]=&quot; &quot;);CONCATENATE(&quot;     &quot;;VLOOKUP([.H116];[.$A$2:.$C$503];3));VLOOKUP([.H116];[.$A$2:.$C$503];3));&quot;&quot;)">
            <text:p/>
          </table:table-cell>
          <table:table-cell table:style-name="ce120" table:formula="of:=IFERROR(__xludf.dummyfunction(&quot;IFERROR(CONCATENATE(K116,&quot;&quot; (&quot;&quot;,TO_TEXT(VLOOKUP(H116,'Skill Data'!$A$2:$C$502,3)),&quot;&quot;; &quot;&quot;,VLOOKUP(TRUNC(VLOOKUP(H11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rmation Fighting</text:p>
          </table:table-cell>
          <table:table-cell table:style-name="ce117"/>
          <table:table-cell table:style-name="ce114" office:value-type="string" calcext:value-type="string">
            <text:p>Formation Fighting</text:p>
          </table:table-cell>
          <table:covered-table-cell/>
          <table:table-cell table:style-name="ce120"/>
          <table:table-cell table:style-name="ce120" table:formula="of:=IFERROR(IF(NOT(ISBLANK(VLOOKUP([.E117];[.$A$2:.$B$503];2)));VLOOKUP([.E117];[.$A$2:.$B$503];2);&quot; &quot;);&quot;&quot;)">
            <text:p/>
          </table:table-cell>
          <table:table-cell table:style-name="ce120" table:formula="of:=IFERROR(IF(NOT([.F117]=&quot; &quot;);VLOOKUP([.F117];[.$E$2:.$G$503];3)+0.1;CELL(&quot;row&quot;;[.E1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7]=&quot; &quot;);CONCATENATE(&quot;     &quot;;VLOOKUP([.H117];[.$A$2:.$C$503];3));VLOOKUP([.H117];[.$A$2:.$C$503];3));&quot;&quot;)">
            <text:p/>
          </table:table-cell>
          <table:table-cell table:style-name="ce120" table:formula="of:=IFERROR(__xludf.dummyfunction(&quot;IFERROR(CONCATENATE(K117,&quot;&quot; (&quot;&quot;,TO_TEXT(VLOOKUP(H117,'Skill Data'!$A$2:$C$502,3)),&quot;&quot;; &quot;&quot;,VLOOKUP(TRUNC(VLOOKUP(H11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ortifications</text:p>
          </table:table-cell>
          <table:table-cell table:style-name="ce114" office:value-type="string" calcext:value-type="string">
            <text:p>Architecture</text:p>
          </table:table-cell>
          <table:table-cell table:style-name="ce114" office:value-type="string" calcext:value-type="string">
            <text:p>Fortifications</text:p>
          </table:table-cell>
          <table:covered-table-cell/>
          <table:table-cell table:style-name="ce120"/>
          <table:table-cell table:style-name="ce120" table:formula="of:=IFERROR(IF(NOT(ISBLANK(VLOOKUP([.E118];[.$A$2:.$B$503];2)));VLOOKUP([.E118];[.$A$2:.$B$503];2);&quot; &quot;);&quot;&quot;)">
            <text:p/>
          </table:table-cell>
          <table:table-cell table:style-name="ce120" table:formula="of:=IFERROR(IF(NOT([.F118]=&quot; &quot;);VLOOKUP([.F118];[.$E$2:.$G$503];3)+0.1;CELL(&quot;row&quot;;[.E1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8]=&quot; &quot;);CONCATENATE(&quot;     &quot;;VLOOKUP([.H118];[.$A$2:.$C$503];3));VLOOKUP([.H118];[.$A$2:.$C$503];3));&quot;&quot;)">
            <text:p/>
          </table:table-cell>
          <table:table-cell table:style-name="ce120" table:formula="of:=IFERROR(__xludf.dummyfunction(&quot;IFERROR(CONCATENATE(K118,&quot;&quot; (&quot;&quot;,TO_TEXT(VLOOKUP(H118,'Skill Data'!$A$2:$C$502,3)),&quot;&quot;; &quot;&quot;,VLOOKUP(TRUNC(VLOOKUP(H11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ree Climbing</text:p>
          </table:table-cell>
          <table:table-cell table:style-name="ce114" office:value-type="string" calcext:value-type="string">
            <text:p>Climbing</text:p>
          </table:table-cell>
          <table:table-cell table:style-name="ce114" office:value-type="string" calcext:value-type="string">
            <text:p>Free Climbing</text:p>
          </table:table-cell>
          <table:covered-table-cell/>
          <table:table-cell table:style-name="ce120"/>
          <table:table-cell table:style-name="ce120" table:formula="of:=IFERROR(IF(NOT(ISBLANK(VLOOKUP([.E119];[.$A$2:.$B$503];2)));VLOOKUP([.E119];[.$A$2:.$B$503];2);&quot; &quot;);&quot;&quot;)">
            <text:p/>
          </table:table-cell>
          <table:table-cell table:style-name="ce120" table:formula="of:=IFERROR(IF(NOT([.F119]=&quot; &quot;);VLOOKUP([.F119];[.$E$2:.$G$503];3)+0.1;CELL(&quot;row&quot;;[.E11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9]=&quot; &quot;);CONCATENATE(&quot;     &quot;;VLOOKUP([.H119];[.$A$2:.$C$503];3));VLOOKUP([.H119];[.$A$2:.$C$503];3));&quot;&quot;)">
            <text:p/>
          </table:table-cell>
          <table:table-cell table:style-name="ce120" table:formula="of:=IFERROR(__xludf.dummyfunction(&quot;IFERROR(CONCATENATE(K119,&quot;&quot; (&quot;&quot;,TO_TEXT(VLOOKUP(H119,'Skill Data'!$A$2:$C$502,3)),&quot;&quot;; &quot;&quot;,VLOOKUP(TRUNC(VLOOKUP(H11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Fresh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Freshwater</text:p>
          </table:table-cell>
          <table:covered-table-cell/>
          <table:table-cell table:style-name="ce121"/>
          <table:table-cell table:style-name="ce120" table:formula="of:=IFERROR(IF(NOT(ISBLANK(VLOOKUP([.E120];[.$A$2:.$B$503];2)));VLOOKUP([.E120];[.$A$2:.$B$503];2);&quot; &quot;);&quot;&quot;)">
            <text:p/>
          </table:table-cell>
          <table:table-cell table:style-name="ce120" table:formula="of:=IFERROR(IF(NOT([.F120]=&quot; &quot;);VLOOKUP([.F120];[.$E$2:.$G$503];3)+0.1;CELL(&quot;row&quot;;[.E120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0]=&quot; &quot;);CONCATENATE(&quot;     &quot;;VLOOKUP([.H120];[.$A$2:.$C$503];3));VLOOKUP([.H120];[.$A$2:.$C$503];3));&quot;&quot;)">
            <text:p/>
          </table:table-cell>
          <table:table-cell table:style-name="ce120" table:formula="of:=IFERROR(__xludf.dummyfunction(&quot;IFERROR(CONCATENATE(K120,&quot;&quot; (&quot;&quot;,TO_TEXT(VLOOKUP(H120,'Skill Data'!$A$2:$C$502,3)),&quot;&quot;; &quot;&quot;,VLOOKUP(TRUNC(VLOOKUP(H12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Fry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Frying</text:p>
          </table:table-cell>
          <table:covered-table-cell/>
          <table:table-cell table:style-name="ce120"/>
          <table:table-cell table:style-name="ce120" table:formula="of:=IFERROR(IF(NOT(ISBLANK(VLOOKUP([.E121];[.$A$2:.$B$503];2)));VLOOKUP([.E121];[.$A$2:.$B$503];2);&quot; &quot;);&quot;&quot;)">
            <text:p/>
          </table:table-cell>
          <table:table-cell table:style-name="ce120" table:formula="of:=IFERROR(IF(NOT([.F121]=&quot; &quot;);VLOOKUP([.F121];[.$E$2:.$G$503];3)+0.1;CELL(&quot;row&quot;;[.E1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1]=&quot; &quot;);CONCATENATE(&quot;     &quot;;VLOOKUP([.H121];[.$A$2:.$C$503];3));VLOOKUP([.H121];[.$A$2:.$C$503];3));&quot;&quot;)">
            <text:p/>
          </table:table-cell>
          <table:table-cell table:style-name="ce120" table:formula="of:=IFERROR(__xludf.dummyfunction(&quot;IFERROR(CONCATENATE(K121,&quot;&quot; (&quot;&quot;,TO_TEXT(VLOOKUP(H121,'Skill Data'!$A$2:$C$502,3)),&quot;&quot;; &quot;&quot;,VLOOKUP(TRUNC(VLOOKUP(H12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Gambling</text:p>
          </table:table-cell>
          <table:table-cell table:style-name="ce117"/>
          <table:table-cell table:style-name="ce114" office:value-type="string" calcext:value-type="string">
            <text:p>Gambling</text:p>
          </table:table-cell>
          <table:covered-table-cell/>
          <table:table-cell table:style-name="ce120"/>
          <table:table-cell table:style-name="ce120" table:formula="of:=IFERROR(IF(NOT(ISBLANK(VLOOKUP([.E122];[.$A$2:.$B$503];2)));VLOOKUP([.E122];[.$A$2:.$B$503];2);&quot; &quot;);&quot;&quot;)">
            <text:p/>
          </table:table-cell>
          <table:table-cell table:style-name="ce120" table:formula="of:=IFERROR(IF(NOT([.F122]=&quot; &quot;);VLOOKUP([.F122];[.$E$2:.$G$503];3)+0.1;CELL(&quot;row&quot;;[.E1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2]=&quot; &quot;);CONCATENATE(&quot;     &quot;;VLOOKUP([.H122];[.$A$2:.$C$503];3));VLOOKUP([.H122];[.$A$2:.$C$503];3));&quot;&quot;)">
            <text:p/>
          </table:table-cell>
          <table:table-cell table:style-name="ce120" table:formula="of:=IFERROR(__xludf.dummyfunction(&quot;IFERROR(CONCATENATE(K122,&quot;&quot; (&quot;&quot;,TO_TEXT(VLOOKUP(H122,'Skill Data'!$A$2:$C$502,3)),&quot;&quot;; &quot;&quot;,VLOOKUP(TRUNC(VLOOKUP(H12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Ge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Geometry</text:p>
          </table:table-cell>
          <table:covered-table-cell/>
          <table:table-cell table:style-name="ce120"/>
          <table:table-cell table:style-name="ce120" table:formula="of:=IFERROR(IF(NOT(ISBLANK(VLOOKUP([.E123];[.$A$2:.$B$503];2)));VLOOKUP([.E123];[.$A$2:.$B$503];2);&quot; &quot;);&quot;&quot;)">
            <text:p/>
          </table:table-cell>
          <table:table-cell table:style-name="ce120" table:formula="of:=IFERROR(IF(NOT([.F123]=&quot; &quot;);VLOOKUP([.F123];[.$E$2:.$G$503];3)+0.1;CELL(&quot;row&quot;;[.E12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3]=&quot; &quot;);CONCATENATE(&quot;     &quot;;VLOOKUP([.H123];[.$A$2:.$C$503];3));VLOOKUP([.H123];[.$A$2:.$C$503];3));&quot;&quot;)">
            <text:p/>
          </table:table-cell>
          <table:table-cell table:style-name="ce120" table:formula="of:=IFERROR(__xludf.dummyfunction(&quot;IFERROR(CONCATENATE(K123,&quot;&quot; (&quot;&quot;,TO_TEXT(VLOOKUP(H123,'Skill Data'!$A$2:$C$502,3)),&quot;&quot;; &quot;&quot;,VLOOKUP(TRUNC(VLOOKUP(H12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Glass-Blowing</text:p>
          </table:table-cell>
          <table:table-cell table:style-name="ce117"/>
          <table:table-cell table:style-name="ce114" office:value-type="string" calcext:value-type="string">
            <text:p>Glass-Blowing</text:p>
          </table:table-cell>
          <table:covered-table-cell/>
          <table:table-cell table:style-name="ce120"/>
          <table:table-cell table:style-name="ce120" table:formula="of:=IFERROR(IF(NOT(ISBLANK(VLOOKUP([.E124];[.$A$2:.$B$503];2)));VLOOKUP([.E124];[.$A$2:.$B$503];2);&quot; &quot;);&quot;&quot;)">
            <text:p/>
          </table:table-cell>
          <table:table-cell table:style-name="ce120" table:formula="of:=IFERROR(IF(NOT([.F124]=&quot; &quot;);VLOOKUP([.F124];[.$E$2:.$G$503];3)+0.1;CELL(&quot;row&quot;;[.E1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4]=&quot; &quot;);CONCATENATE(&quot;     &quot;;VLOOKUP([.H124];[.$A$2:.$C$503];3));VLOOKUP([.H124];[.$A$2:.$C$503];3));&quot;&quot;)">
            <text:p/>
          </table:table-cell>
          <table:table-cell table:style-name="ce120" table:formula="of:=IFERROR(__xludf.dummyfunction(&quot;IFERROR(CONCATENATE(K124,&quot;&quot; (&quot;&quot;,TO_TEXT(VLOOKUP(H124,'Skill Data'!$A$2:$C$502,3)),&quot;&quot;; &quot;&quot;,VLOOKUP(TRUNC(VLOOKUP(H12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Glyph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Glyphs</text:p>
          </table:table-cell>
          <table:covered-table-cell/>
          <table:table-cell table:style-name="ce120"/>
          <table:table-cell table:style-name="ce120" table:formula="of:=IFERROR(IF(NOT(ISBLANK(VLOOKUP([.E125];[.$A$2:.$B$503];2)));VLOOKUP([.E125];[.$A$2:.$B$503];2);&quot; &quot;);&quot;&quot;)">
            <text:p/>
          </table:table-cell>
          <table:table-cell table:style-name="ce120" table:formula="of:=IFERROR(IF(NOT([.F125]=&quot; &quot;);VLOOKUP([.F125];[.$E$2:.$G$503];3)+0.1;CELL(&quot;row&quot;;[.E1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5]=&quot; &quot;);CONCATENATE(&quot;     &quot;;VLOOKUP([.H125];[.$A$2:.$C$503];3));VLOOKUP([.H125];[.$A$2:.$C$503];3));&quot;&quot;)">
            <text:p/>
          </table:table-cell>
          <table:table-cell table:style-name="ce120" table:formula="of:=IFERROR(__xludf.dummyfunction(&quot;IFERROR(CONCATENATE(K125,&quot;&quot; (&quot;&quot;,TO_TEXT(VLOOKUP(H125,'Skill Data'!$A$2:$C$502,3)),&quot;&quot;; &quot;&quot;,VLOOKUP(TRUNC(VLOOKUP(H12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Guitar</text:p>
          </table:table-cell>
          <table:table-cell table:style-name="ce117"/>
          <table:table-cell table:style-name="ce114" office:value-type="string" calcext:value-type="string">
            <text:p>Guitar</text:p>
          </table:table-cell>
          <table:covered-table-cell/>
          <table:table-cell table:style-name="ce120"/>
          <table:table-cell table:style-name="ce120" table:formula="of:=IFERROR(IF(NOT(ISBLANK(VLOOKUP([.E126];[.$A$2:.$B$503];2)));VLOOKUP([.E126];[.$A$2:.$B$503];2);&quot; &quot;);&quot;&quot;)">
            <text:p/>
          </table:table-cell>
          <table:table-cell table:style-name="ce120" table:formula="of:=IFERROR(IF(NOT([.F126]=&quot; &quot;);VLOOKUP([.F126];[.$E$2:.$G$503];3)+0.1;CELL(&quot;row&quot;;[.E1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6]=&quot; &quot;);CONCATENATE(&quot;     &quot;;VLOOKUP([.H126];[.$A$2:.$C$503];3));VLOOKUP([.H126];[.$A$2:.$C$503];3));&quot;&quot;)">
            <text:p/>
          </table:table-cell>
          <table:table-cell table:style-name="ce120" table:formula="of:=IFERROR(__xludf.dummyfunction(&quot;IFERROR(CONCATENATE(K126,&quot;&quot; (&quot;&quot;,TO_TEXT(VLOOKUP(H126,'Skill Data'!$A$2:$C$502,3)),&quot;&quot;; &quot;&quot;,VLOOKUP(TRUNC(VLOOKUP(H12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aggling</text:p>
          </table:table-cell>
          <table:table-cell table:style-name="ce117"/>
          <table:table-cell table:style-name="ce114" office:value-type="string" calcext:value-type="string">
            <text:p>Haggling</text:p>
          </table:table-cell>
          <table:covered-table-cell/>
          <table:table-cell table:style-name="ce120"/>
          <table:table-cell table:style-name="ce120" table:formula="of:=IFERROR(IF(NOT(ISBLANK(VLOOKUP([.E127];[.$A$2:.$B$503];2)));VLOOKUP([.E127];[.$A$2:.$B$503];2);&quot; &quot;);&quot;&quot;)">
            <text:p/>
          </table:table-cell>
          <table:table-cell table:style-name="ce120" table:formula="of:=IFERROR(IF(NOT([.F127]=&quot; &quot;);VLOOKUP([.F127];[.$E$2:.$G$503];3)+0.1;CELL(&quot;row&quot;;[.E1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7]=&quot; &quot;);CONCATENATE(&quot;     &quot;;VLOOKUP([.H127];[.$A$2:.$C$503];3));VLOOKUP([.H127];[.$A$2:.$C$503];3));&quot;&quot;)">
            <text:p/>
          </table:table-cell>
          <table:table-cell table:style-name="ce120" table:formula="of:=IFERROR(__xludf.dummyfunction(&quot;IFERROR(CONCATENATE(K127,&quot;&quot; (&quot;&quot;,TO_TEXT(VLOOKUP(H127,'Skill Data'!$A$2:$C$502,3)),&quot;&quot;; &quot;&quot;,VLOOKUP(TRUNC(VLOOKUP(H12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ammers</text:p>
          </table:table-cell>
          <table:table-cell table:style-name="ce117"/>
          <table:table-cell table:style-name="ce114" office:value-type="string" calcext:value-type="string">
            <text:p>Hammers</text:p>
          </table:table-cell>
          <table:covered-table-cell/>
          <table:table-cell table:style-name="ce120"/>
          <table:table-cell table:style-name="ce120" table:formula="of:=IFERROR(IF(NOT(ISBLANK(VLOOKUP([.E128];[.$A$2:.$B$503];2)));VLOOKUP([.E128];[.$A$2:.$B$503];2);&quot; &quot;);&quot;&quot;)">
            <text:p/>
          </table:table-cell>
          <table:table-cell table:style-name="ce120" table:formula="of:=IFERROR(IF(NOT([.F128]=&quot; &quot;);VLOOKUP([.F128];[.$E$2:.$G$503];3)+0.1;CELL(&quot;row&quot;;[.E1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8]=&quot; &quot;);CONCATENATE(&quot;     &quot;;VLOOKUP([.H128];[.$A$2:.$C$503];3));VLOOKUP([.H128];[.$A$2:.$C$503];3));&quot;&quot;)">
            <text:p/>
          </table:table-cell>
          <table:table-cell table:style-name="ce120" table:formula="of:=IFERROR(__xludf.dummyfunction(&quot;IFERROR(CONCATENATE(K128,&quot;&quot; (&quot;&quot;,TO_TEXT(VLOOKUP(H128,'Skill Data'!$A$2:$C$502,3)),&quot;&quot;; &quot;&quot;,VLOOKUP(TRUNC(VLOOKUP(H12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Handline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Handline</text:p>
          </table:table-cell>
          <table:covered-table-cell/>
          <table:table-cell table:style-name="ce121"/>
          <table:table-cell table:style-name="ce120" table:formula="of:=IFERROR(IF(NOT(ISBLANK(VLOOKUP([.E129];[.$A$2:.$B$503];2)));VLOOKUP([.E129];[.$A$2:.$B$503];2);&quot; &quot;);&quot;&quot;)">
            <text:p/>
          </table:table-cell>
          <table:table-cell table:style-name="ce120" table:formula="of:=IFERROR(IF(NOT([.F129]=&quot; &quot;);VLOOKUP([.F129];[.$E$2:.$G$503];3)+0.1;CELL(&quot;row&quot;;[.E12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9]=&quot; &quot;);CONCATENATE(&quot;     &quot;;VLOOKUP([.H129];[.$A$2:.$C$503];3));VLOOKUP([.H129];[.$A$2:.$C$503];3));&quot;&quot;)">
            <text:p/>
          </table:table-cell>
          <table:table-cell table:style-name="ce120" table:formula="of:=IFERROR(__xludf.dummyfunction(&quot;IFERROR(CONCATENATE(K129,&quot;&quot; (&quot;&quot;,TO_TEXT(VLOOKUP(H129,'Skill Data'!$A$2:$C$502,3)),&quot;&quot;; &quot;&quot;,VLOOKUP(TRUNC(VLOOKUP(H12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arp</text:p>
          </table:table-cell>
          <table:table-cell table:style-name="ce117"/>
          <table:table-cell table:style-name="ce114" office:value-type="string" calcext:value-type="string">
            <text:p>Harp</text:p>
          </table:table-cell>
          <table:covered-table-cell/>
          <table:table-cell table:style-name="ce120"/>
          <table:table-cell table:style-name="ce120" table:formula="of:=IFERROR(IF(NOT(ISBLANK(VLOOKUP([.E130];[.$A$2:.$B$503];2)));VLOOKUP([.E130];[.$A$2:.$B$503];2);&quot; &quot;);&quot;&quot;)">
            <text:p/>
          </table:table-cell>
          <table:table-cell table:style-name="ce120" table:formula="of:=IFERROR(IF(NOT([.F130]=&quot; &quot;);VLOOKUP([.F130];[.$E$2:.$G$503];3)+0.1;CELL(&quot;row&quot;;[.E1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0]=&quot; &quot;);CONCATENATE(&quot;     &quot;;VLOOKUP([.H130];[.$A$2:.$C$503];3));VLOOKUP([.H130];[.$A$2:.$C$503];3));&quot;&quot;)">
            <text:p/>
          </table:table-cell>
          <table:table-cell table:style-name="ce120" table:formula="of:=IFERROR(__xludf.dummyfunction(&quot;IFERROR(CONCATENATE(K130,&quot;&quot; (&quot;&quot;,TO_TEXT(VLOOKUP(H130,'Skill Data'!$A$2:$C$502,3)),&quot;&quot;; &quot;&quot;,VLOOKUP(TRUNC(VLOOKUP(H13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ealing</text:p>
          </table:table-cell>
          <table:table-cell table:style-name="ce117"/>
          <table:table-cell table:style-name="ce114" office:value-type="string" calcext:value-type="string">
            <text:p>Healing</text:p>
          </table:table-cell>
          <table:covered-table-cell/>
          <table:table-cell table:style-name="ce120"/>
          <table:table-cell table:style-name="ce120" table:formula="of:=IFERROR(IF(NOT(ISBLANK(VLOOKUP([.E131];[.$A$2:.$B$503];2)));VLOOKUP([.E131];[.$A$2:.$B$503];2);&quot; &quot;);&quot;&quot;)">
            <text:p/>
          </table:table-cell>
          <table:table-cell table:style-name="ce120" table:formula="of:=IFERROR(IF(NOT([.F131]=&quot; &quot;);VLOOKUP([.F131];[.$E$2:.$G$503];3)+0.1;CELL(&quot;row&quot;;[.E1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1]=&quot; &quot;);CONCATENATE(&quot;     &quot;;VLOOKUP([.H131];[.$A$2:.$C$503];3));VLOOKUP([.H131];[.$A$2:.$C$503];3));&quot;&quot;)">
            <text:p/>
          </table:table-cell>
          <table:table-cell table:style-name="ce120" table:formula="of:=IFERROR(__xludf.dummyfunction(&quot;IFERROR(CONCATENATE(K131,&quot;&quot; (&quot;&quot;,TO_TEXT(VLOOKUP(H131,'Skill Data'!$A$2:$C$502,3)),&quot;&quot;; &quot;&quot;,VLOOKUP(TRUNC(VLOOKUP(H13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eavy Armor</text:p>
          </table:table-cell>
          <table:table-cell table:style-name="ce117"/>
          <table:table-cell table:style-name="ce114" office:value-type="string" calcext:value-type="string">
            <text:p>Heavy Armor</text:p>
          </table:table-cell>
          <table:covered-table-cell/>
          <table:table-cell table:style-name="ce120"/>
          <table:table-cell table:style-name="ce120" table:formula="of:=IFERROR(IF(NOT(ISBLANK(VLOOKUP([.E132];[.$A$2:.$B$503];2)));VLOOKUP([.E132];[.$A$2:.$B$503];2);&quot; &quot;);&quot;&quot;)">
            <text:p/>
          </table:table-cell>
          <table:table-cell table:style-name="ce120" table:formula="of:=IFERROR(IF(NOT([.F132]=&quot; &quot;);VLOOKUP([.F132];[.$E$2:.$G$503];3)+0.1;CELL(&quot;row&quot;;[.E1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2]=&quot; &quot;);CONCATENATE(&quot;     &quot;;VLOOKUP([.H132];[.$A$2:.$C$503];3));VLOOKUP([.H132];[.$A$2:.$C$503];3));&quot;&quot;)">
            <text:p/>
          </table:table-cell>
          <table:table-cell table:style-name="ce120" table:formula="of:=IFERROR(__xludf.dummyfunction(&quot;IFERROR(CONCATENATE(K132,&quot;&quot; (&quot;&quot;,TO_TEXT(VLOOKUP(H132,'Skill Data'!$A$2:$C$502,3)),&quot;&quot;; &quot;&quot;,VLOOKUP(TRUNC(VLOOKUP(H13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eraldry</text:p>
          </table:table-cell>
          <table:table-cell table:style-name="ce117"/>
          <table:table-cell table:style-name="ce114" office:value-type="string" calcext:value-type="string">
            <text:p>Heraldry</text:p>
          </table:table-cell>
          <table:covered-table-cell/>
          <table:table-cell table:style-name="ce120"/>
          <table:table-cell table:style-name="ce120" table:formula="of:=IFERROR(IF(NOT(ISBLANK(VLOOKUP([.E133];[.$A$2:.$B$503];2)));VLOOKUP([.E133];[.$A$2:.$B$503];2);&quot; &quot;);&quot;&quot;)">
            <text:p/>
          </table:table-cell>
          <table:table-cell table:style-name="ce120" table:formula="of:=IFERROR(IF(NOT([.F133]=&quot; &quot;);VLOOKUP([.F133];[.$E$2:.$G$503];3)+0.1;CELL(&quot;row&quot;;[.E1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3]=&quot; &quot;);CONCATENATE(&quot;     &quot;;VLOOKUP([.H133];[.$A$2:.$C$503];3));VLOOKUP([.H133];[.$A$2:.$C$503];3));&quot;&quot;)">
            <text:p/>
          </table:table-cell>
          <table:table-cell table:style-name="ce120" table:formula="of:=IFERROR(__xludf.dummyfunction(&quot;IFERROR(CONCATENATE(K133,&quot;&quot; (&quot;&quot;,TO_TEXT(VLOOKUP(H133,'Skill Data'!$A$2:$C$502,3)),&quot;&quot;; &quot;&quot;,VLOOKUP(TRUNC(VLOOKUP(H13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erb Lore</text:p>
          </table:table-cell>
          <table:table-cell table:style-name="ce117"/>
          <table:table-cell table:style-name="ce114" office:value-type="string" calcext:value-type="string">
            <text:p>Herb Lore</text:p>
          </table:table-cell>
          <table:covered-table-cell/>
          <table:table-cell table:style-name="ce120"/>
          <table:table-cell table:style-name="ce120" table:formula="of:=IFERROR(IF(NOT(ISBLANK(VLOOKUP([.E134];[.$A$2:.$B$503];2)));VLOOKUP([.E134];[.$A$2:.$B$503];2);&quot; &quot;);&quot;&quot;)">
            <text:p/>
          </table:table-cell>
          <table:table-cell table:style-name="ce120" table:formula="of:=IFERROR(IF(NOT([.F134]=&quot; &quot;);VLOOKUP([.F134];[.$E$2:.$G$503];3)+0.1;CELL(&quot;row&quot;;[.E1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4]=&quot; &quot;);CONCATENATE(&quot;     &quot;;VLOOKUP([.H134];[.$A$2:.$C$503];3));VLOOKUP([.H134];[.$A$2:.$C$503];3));&quot;&quot;)">
            <text:p/>
          </table:table-cell>
          <table:table-cell table:style-name="ce120" table:formula="of:=IFERROR(__xludf.dummyfunction(&quot;IFERROR(CONCATENATE(K134,&quot;&quot; (&quot;&quot;,TO_TEXT(VLOOKUP(H134,'Skill Data'!$A$2:$C$502,3)),&quot;&quot;; &quot;&quot;,VLOOKUP(TRUNC(VLOOKUP(H13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ousekeeping</text:p>
          </table:table-cell>
          <table:table-cell table:style-name="ce117"/>
          <table:table-cell table:style-name="ce114" office:value-type="string" calcext:value-type="string">
            <text:p>Housekeeping</text:p>
          </table:table-cell>
          <table:covered-table-cell/>
          <table:table-cell table:style-name="ce120"/>
          <table:table-cell table:style-name="ce120" table:formula="of:=IFERROR(IF(NOT(ISBLANK(VLOOKUP([.E135];[.$A$2:.$B$503];2)));VLOOKUP([.E135];[.$A$2:.$B$503];2);&quot; &quot;);&quot;&quot;)">
            <text:p/>
          </table:table-cell>
          <table:table-cell table:style-name="ce120" table:formula="of:=IFERROR(IF(NOT([.F135]=&quot; &quot;);VLOOKUP([.F135];[.$E$2:.$G$503];3)+0.1;CELL(&quot;row&quot;;[.E1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5]=&quot; &quot;);CONCATENATE(&quot;     &quot;;VLOOKUP([.H135];[.$A$2:.$C$503];3));VLOOKUP([.H135];[.$A$2:.$C$503];3));&quot;&quot;)">
            <text:p/>
          </table:table-cell>
          <table:table-cell table:style-name="ce120" table:formula="of:=IFERROR(__xludf.dummyfunction(&quot;IFERROR(CONCATENATE(K135,&quot;&quot; (&quot;&quot;,TO_TEXT(VLOOKUP(H135,'Skill Data'!$A$2:$C$502,3)),&quot;&quot;; &quot;&quot;,VLOOKUP(TRUNC(VLOOKUP(H13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Hunting</text:p>
          </table:table-cell>
          <table:table-cell table:style-name="ce117"/>
          <table:table-cell table:style-name="ce114" office:value-type="string" calcext:value-type="string">
            <text:p>Hunting</text:p>
          </table:table-cell>
          <table:covered-table-cell/>
          <table:table-cell table:style-name="ce120"/>
          <table:table-cell table:style-name="ce120" table:formula="of:=IFERROR(IF(NOT(ISBLANK(VLOOKUP([.E136];[.$A$2:.$B$503];2)));VLOOKUP([.E136];[.$A$2:.$B$503];2);&quot; &quot;);&quot;&quot;)">
            <text:p/>
          </table:table-cell>
          <table:table-cell table:style-name="ce120" table:formula="of:=IFERROR(IF(NOT([.F136]=&quot; &quot;);VLOOKUP([.F136];[.$E$2:.$G$503];3)+0.1;CELL(&quot;row&quot;;[.E1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6]=&quot; &quot;);CONCATENATE(&quot;     &quot;;VLOOKUP([.H136];[.$A$2:.$C$503];3));VLOOKUP([.H136];[.$A$2:.$C$503];3));&quot;&quot;)">
            <text:p/>
          </table:table-cell>
          <table:table-cell table:style-name="ce120" table:formula="of:=IFERROR(__xludf.dummyfunction(&quot;IFERROR(CONCATENATE(K136,&quot;&quot; (&quot;&quot;,TO_TEXT(VLOOKUP(H136,'Skill Data'!$A$2:$C$502,3)),&quot;&quot;; &quot;&quot;,VLOOKUP(TRUNC(VLOOKUP(H13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ce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Icefishing</text:p>
          </table:table-cell>
          <table:covered-table-cell/>
          <table:table-cell table:style-name="ce120"/>
          <table:table-cell table:style-name="ce120" table:formula="of:=IFERROR(IF(NOT(ISBLANK(VLOOKUP([.E137];[.$A$2:.$B$503];2)));VLOOKUP([.E137];[.$A$2:.$B$503];2);&quot; &quot;);&quot;&quot;)">
            <text:p/>
          </table:table-cell>
          <table:table-cell table:style-name="ce120" table:formula="of:=IFERROR(IF(NOT([.F137]=&quot; &quot;);VLOOKUP([.F137];[.$E$2:.$G$503];3)+0.1;CELL(&quot;row&quot;;[.E1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7]=&quot; &quot;);CONCATENATE(&quot;     &quot;;VLOOKUP([.H137];[.$A$2:.$C$503];3));VLOOKUP([.H137];[.$A$2:.$C$503];3));&quot;&quot;)">
            <text:p/>
          </table:table-cell>
          <table:table-cell table:style-name="ce120" table:formula="of:=IFERROR(__xludf.dummyfunction(&quot;IFERROR(CONCATENATE(K137,&quot;&quot; (&quot;&quot;,TO_TEXT(VLOOKUP(H137,'Skill Data'!$A$2:$C$502,3)),&quot;&quot;; &quot;&quot;,VLOOKUP(TRUNC(VLOOKUP(H13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llumination</text:p>
          </table:table-cell>
          <table:table-cell table:style-name="ce117"/>
          <table:table-cell table:style-name="ce114" office:value-type="string" calcext:value-type="string">
            <text:p>Illumination</text:p>
          </table:table-cell>
          <table:covered-table-cell/>
          <table:table-cell table:style-name="ce120"/>
          <table:table-cell table:style-name="ce120" table:formula="of:=IFERROR(IF(NOT(ISBLANK(VLOOKUP([.E138];[.$A$2:.$B$503];2)));VLOOKUP([.E138];[.$A$2:.$B$503];2);&quot; &quot;);&quot;&quot;)">
            <text:p/>
          </table:table-cell>
          <table:table-cell table:style-name="ce120" table:formula="of:=IFERROR(IF(NOT([.F138]=&quot; &quot;);VLOOKUP([.F138];[.$E$2:.$G$503];3)+0.1;CELL(&quot;row&quot;;[.E1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8]=&quot; &quot;);CONCATENATE(&quot;     &quot;;VLOOKUP([.H138];[.$A$2:.$C$503];3));VLOOKUP([.H138];[.$A$2:.$C$503];3));&quot;&quot;)">
            <text:p/>
          </table:table-cell>
          <table:table-cell table:style-name="ce120" table:formula="of:=IFERROR(__xludf.dummyfunction(&quot;IFERROR(CONCATENATE(K138,&quot;&quot; (&quot;&quot;,TO_TEXT(VLOOKUP(H138,'Skill Data'!$A$2:$C$502,3)),&quot;&quot;; &quot;&quot;,VLOOKUP(TRUNC(VLOOKUP(H13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ncantation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cantations</text:p>
          </table:table-cell>
          <table:covered-table-cell/>
          <table:table-cell table:style-name="ce120"/>
          <table:table-cell table:style-name="ce120" table:formula="of:=IFERROR(IF(NOT(ISBLANK(VLOOKUP([.E139];[.$A$2:.$B$503];2)));VLOOKUP([.E139];[.$A$2:.$B$503];2);&quot; &quot;);&quot;&quot;)">
            <text:p/>
          </table:table-cell>
          <table:table-cell table:style-name="ce120" table:formula="of:=IFERROR(IF(NOT([.F139]=&quot; &quot;);VLOOKUP([.F139];[.$E$2:.$G$503];3)+0.1;CELL(&quot;row&quot;;[.E1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9]=&quot; &quot;);CONCATENATE(&quot;     &quot;;VLOOKUP([.H139];[.$A$2:.$C$503];3));VLOOKUP([.H139];[.$A$2:.$C$503];3));&quot;&quot;)">
            <text:p/>
          </table:table-cell>
          <table:table-cell table:style-name="ce120" table:formula="of:=IFERROR(__xludf.dummyfunction(&quot;IFERROR(CONCATENATE(K139,&quot;&quot; (&quot;&quot;,TO_TEXT(VLOOKUP(H139,'Skill Data'!$A$2:$C$502,3)),&quot;&quot;; &quot;&quot;,VLOOKUP(TRUNC(VLOOKUP(H13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nconspicuous</text:p>
          </table:table-cell>
          <table:table-cell table:style-name="ce117"/>
          <table:table-cell table:style-name="ce114" office:value-type="string" calcext:value-type="string">
            <text:p>Inconspicuous</text:p>
          </table:table-cell>
          <table:covered-table-cell/>
          <table:table-cell table:style-name="ce120"/>
          <table:table-cell table:style-name="ce120" table:formula="of:=IFERROR(IF(NOT(ISBLANK(VLOOKUP([.E140];[.$A$2:.$B$503];2)));VLOOKUP([.E140];[.$A$2:.$B$503];2);&quot; &quot;);&quot;&quot;)">
            <text:p/>
          </table:table-cell>
          <table:table-cell table:style-name="ce120" table:formula="of:=IFERROR(IF(NOT([.F140]=&quot; &quot;);VLOOKUP([.F140];[.$E$2:.$G$503];3)+0.1;CELL(&quot;row&quot;;[.E1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0]=&quot; &quot;);CONCATENATE(&quot;     &quot;;VLOOKUP([.H140];[.$A$2:.$C$503];3));VLOOKUP([.H140];[.$A$2:.$C$503];3));&quot;&quot;)">
            <text:p/>
          </table:table-cell>
          <table:table-cell table:style-name="ce120" table:formula="of:=IFERROR(__xludf.dummyfunction(&quot;IFERROR(CONCATENATE(K140,&quot;&quot; (&quot;&quot;,TO_TEXT(VLOOKUP(H140,'Skill Data'!$A$2:$C$502,3)),&quot;&quot;; &quot;&quot;,VLOOKUP(TRUNC(VLOOKUP(H14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nformation Gathering</text:p>
          </table:table-cell>
          <table:table-cell table:style-name="ce117"/>
          <table:table-cell table:style-name="ce114" office:value-type="string" calcext:value-type="string">
            <text:p>Information Gathering</text:p>
          </table:table-cell>
          <table:covered-table-cell/>
          <table:table-cell table:style-name="ce120"/>
          <table:table-cell table:style-name="ce120" table:formula="of:=IFERROR(IF(NOT(ISBLANK(VLOOKUP([.E141];[.$A$2:.$B$503];2)));VLOOKUP([.E141];[.$A$2:.$B$503];2);&quot; &quot;);&quot;&quot;)">
            <text:p/>
          </table:table-cell>
          <table:table-cell table:style-name="ce120" table:formula="of:=IFERROR(IF(NOT([.F141]=&quot; &quot;);VLOOKUP([.F141];[.$E$2:.$G$503];3)+0.1;CELL(&quot;row&quot;;[.E1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1]=&quot; &quot;);CONCATENATE(&quot;     &quot;;VLOOKUP([.H141];[.$A$2:.$C$503];3));VLOOKUP([.H141];[.$A$2:.$C$503];3));&quot;&quot;)">
            <text:p/>
          </table:table-cell>
          <table:table-cell table:style-name="ce120" table:formula="of:=IFERROR(__xludf.dummyfunction(&quot;IFERROR(CONCATENATE(K141,&quot;&quot; (&quot;&quot;,TO_TEXT(VLOOKUP(H141,'Skill Data'!$A$2:$C$502,3)),&quot;&quot;; &quot;&quot;,VLOOKUP(TRUNC(VLOOKUP(H14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nterrogation</text:p>
          </table:table-cell>
          <table:table-cell table:style-name="ce117"/>
          <table:table-cell table:style-name="ce114" office:value-type="string" calcext:value-type="string">
            <text:p>Interrogation</text:p>
          </table:table-cell>
          <table:covered-table-cell/>
          <table:table-cell table:style-name="ce120"/>
          <table:table-cell table:style-name="ce120" table:formula="of:=IFERROR(IF(NOT(ISBLANK(VLOOKUP([.E142];[.$A$2:.$B$503];2)));VLOOKUP([.E142];[.$A$2:.$B$503];2);&quot; &quot;);&quot;&quot;)">
            <text:p/>
          </table:table-cell>
          <table:table-cell table:style-name="ce120" table:formula="of:=IFERROR(IF(NOT([.F142]=&quot; &quot;);VLOOKUP([.F142];[.$E$2:.$G$503];3)+0.1;CELL(&quot;row&quot;;[.E1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2]=&quot; &quot;);CONCATENATE(&quot;     &quot;;VLOOKUP([.H142];[.$A$2:.$C$503];3));VLOOKUP([.H142];[.$A$2:.$C$503];3));&quot;&quot;)">
            <text:p/>
          </table:table-cell>
          <table:table-cell table:style-name="ce120" table:formula="of:=IFERROR(__xludf.dummyfunction(&quot;IFERROR(CONCATENATE(K142,&quot;&quot; (&quot;&quot;,TO_TEXT(VLOOKUP(H142,'Skill Data'!$A$2:$C$502,3)),&quot;&quot;; &quot;&quot;,VLOOKUP(TRUNC(VLOOKUP(H14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nvoc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vocation</text:p>
          </table:table-cell>
          <table:covered-table-cell/>
          <table:table-cell table:style-name="ce120"/>
          <table:table-cell table:style-name="ce120" table:formula="of:=IFERROR(IF(NOT(ISBLANK(VLOOKUP([.E143];[.$A$2:.$B$503];2)));VLOOKUP([.E143];[.$A$2:.$B$503];2);&quot; &quot;);&quot;&quot;)">
            <text:p/>
          </table:table-cell>
          <table:table-cell table:style-name="ce120" table:formula="of:=IFERROR(IF(NOT([.F143]=&quot; &quot;);VLOOKUP([.F143];[.$E$2:.$G$503];3)+0.1;CELL(&quot;row&quot;;[.E1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3]=&quot; &quot;);CONCATENATE(&quot;     &quot;;VLOOKUP([.H143];[.$A$2:.$C$503];3));VLOOKUP([.H143];[.$A$2:.$C$503];3));&quot;&quot;)">
            <text:p/>
          </table:table-cell>
          <table:table-cell table:style-name="ce120" table:formula="of:=IFERROR(__xludf.dummyfunction(&quot;IFERROR(CONCATENATE(K143,&quot;&quot; (&quot;&quot;,TO_TEXT(VLOOKUP(H143,'Skill Data'!$A$2:$C$502,3)),&quot;&quot;; &quot;&quot;,VLOOKUP(TRUNC(VLOOKUP(H14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Item Lore</text:p>
          </table:table-cell>
          <table:table-cell table:style-name="ce117"/>
          <table:table-cell table:style-name="ce114" office:value-type="string" calcext:value-type="string">
            <text:p>Item Lore</text:p>
          </table:table-cell>
          <table:covered-table-cell/>
          <table:table-cell table:style-name="ce120"/>
          <table:table-cell table:style-name="ce120" table:formula="of:=IFERROR(IF(NOT(ISBLANK(VLOOKUP([.E144];[.$A$2:.$B$503];2)));VLOOKUP([.E144];[.$A$2:.$B$503];2);&quot; &quot;);&quot;&quot;)">
            <text:p/>
          </table:table-cell>
          <table:table-cell table:style-name="ce120" table:formula="of:=IFERROR(IF(NOT([.F144]=&quot; &quot;);VLOOKUP([.F144];[.$E$2:.$G$503];3)+0.1;CELL(&quot;row&quot;;[.E1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4]=&quot; &quot;);CONCATENATE(&quot;     &quot;;VLOOKUP([.H144];[.$A$2:.$C$503];3));VLOOKUP([.H144];[.$A$2:.$C$503];3));&quot;&quot;)">
            <text:p/>
          </table:table-cell>
          <table:table-cell table:style-name="ce120" table:formula="of:=IFERROR(__xludf.dummyfunction(&quot;IFERROR(CONCATENATE(K144,&quot;&quot; (&quot;&quot;,TO_TEXT(VLOOKUP(H144,'Skill Data'!$A$2:$C$502,3)),&quot;&quot;; &quot;&quot;,VLOOKUP(TRUNC(VLOOKUP(H14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Javelins</text:p>
          </table:table-cell>
          <table:table-cell table:style-name="ce117"/>
          <table:table-cell table:style-name="ce114" office:value-type="string" calcext:value-type="string">
            <text:p>Javelins</text:p>
          </table:table-cell>
          <table:covered-table-cell/>
          <table:table-cell table:style-name="ce120"/>
          <table:table-cell table:style-name="ce120" table:formula="of:=IFERROR(IF(NOT(ISBLANK(VLOOKUP([.E145];[.$A$2:.$B$503];2)));VLOOKUP([.E145];[.$A$2:.$B$503];2);&quot; &quot;);&quot;&quot;)">
            <text:p/>
          </table:table-cell>
          <table:table-cell table:style-name="ce120" table:formula="of:=IFERROR(IF(NOT([.F145]=&quot; &quot;);VLOOKUP([.F145];[.$E$2:.$G$503];3)+0.1;CELL(&quot;row&quot;;[.E1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5]=&quot; &quot;);CONCATENATE(&quot;     &quot;;VLOOKUP([.H145];[.$A$2:.$C$503];3));VLOOKUP([.H145];[.$A$2:.$C$503];3));&quot;&quot;)">
            <text:p/>
          </table:table-cell>
          <table:table-cell table:style-name="ce120" table:formula="of:=IFERROR(__xludf.dummyfunction(&quot;IFERROR(CONCATENATE(K145,&quot;&quot; (&quot;&quot;,TO_TEXT(VLOOKUP(H145,'Skill Data'!$A$2:$C$502,3)),&quot;&quot;; &quot;&quot;,VLOOKUP(TRUNC(VLOOKUP(H14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Jeweler</text:p>
          </table:table-cell>
          <table:table-cell table:style-name="ce117"/>
          <table:table-cell table:style-name="ce114" office:value-type="string" calcext:value-type="string">
            <text:p>Jeweler</text:p>
          </table:table-cell>
          <table:covered-table-cell/>
          <table:table-cell table:style-name="ce120"/>
          <table:table-cell table:style-name="ce120" table:formula="of:=IFERROR(IF(NOT(ISBLANK(VLOOKUP([.E146];[.$A$2:.$B$503];2)));VLOOKUP([.E146];[.$A$2:.$B$503];2);&quot; &quot;);&quot;&quot;)">
            <text:p/>
          </table:table-cell>
          <table:table-cell table:style-name="ce120" table:formula="of:=IFERROR(IF(NOT([.F146]=&quot; &quot;);VLOOKUP([.F146];[.$E$2:.$G$503];3)+0.1;CELL(&quot;row&quot;;[.E1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6]=&quot; &quot;);CONCATENATE(&quot;     &quot;;VLOOKUP([.H146];[.$A$2:.$C$503];3));VLOOKUP([.H146];[.$A$2:.$C$503];3));&quot;&quot;)">
            <text:p/>
          </table:table-cell>
          <table:table-cell table:style-name="ce120" table:formula="of:=IFERROR(__xludf.dummyfunction(&quot;IFERROR(CONCATENATE(K146,&quot;&quot; (&quot;&quot;,TO_TEXT(VLOOKUP(H146,'Skill Data'!$A$2:$C$502,3)),&quot;&quot;; &quot;&quot;,VLOOKUP(TRUNC(VLOOKUP(H14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Knots</text:p>
          </table:table-cell>
          <table:table-cell table:style-name="ce117"/>
          <table:table-cell table:style-name="ce114" office:value-type="string" calcext:value-type="string">
            <text:p>Knots</text:p>
          </table:table-cell>
          <table:covered-table-cell/>
          <table:table-cell table:style-name="ce120"/>
          <table:table-cell table:style-name="ce120" table:formula="of:=IFERROR(IF(NOT(ISBLANK(VLOOKUP([.E147];[.$A$2:.$B$503];2)));VLOOKUP([.E147];[.$A$2:.$B$503];2);&quot; &quot;);&quot;&quot;)">
            <text:p/>
          </table:table-cell>
          <table:table-cell table:style-name="ce120" table:formula="of:=IFERROR(IF(NOT([.F147]=&quot; &quot;);VLOOKUP([.F147];[.$E$2:.$G$503];3)+0.1;CELL(&quot;row&quot;;[.E1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7]=&quot; &quot;);CONCATENATE(&quot;     &quot;;VLOOKUP([.H147];[.$A$2:.$C$503];3));VLOOKUP([.H147];[.$A$2:.$C$503];3));&quot;&quot;)">
            <text:p/>
          </table:table-cell>
          <table:table-cell table:style-name="ce120" table:formula="of:=IFERROR(__xludf.dummyfunction(&quot;IFERROR(CONCATENATE(K147,&quot;&quot; (&quot;&quot;,TO_TEXT(VLOOKUP(H147,'Skill Data'!$A$2:$C$502,3)),&quot;&quot;; &quot;&quot;,VLOOKUP(TRUNC(VLOOKUP(H14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ances</text:p>
          </table:table-cell>
          <table:table-cell table:style-name="ce117"/>
          <table:table-cell table:style-name="ce114" office:value-type="string" calcext:value-type="string">
            <text:p>Lances</text:p>
          </table:table-cell>
          <table:covered-table-cell/>
          <table:table-cell table:style-name="ce120"/>
          <table:table-cell table:style-name="ce120" table:formula="of:=IFERROR(IF(NOT(ISBLANK(VLOOKUP([.E148];[.$A$2:.$B$503];2)));VLOOKUP([.E148];[.$A$2:.$B$503];2);&quot; &quot;);&quot;&quot;)">
            <text:p/>
          </table:table-cell>
          <table:table-cell table:style-name="ce120" table:formula="of:=IFERROR(IF(NOT([.F148]=&quot; &quot;);VLOOKUP([.F148];[.$E$2:.$G$503];3)+0.1;CELL(&quot;row&quot;;[.E1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8]=&quot; &quot;);CONCATENATE(&quot;     &quot;;VLOOKUP([.H148];[.$A$2:.$C$503];3));VLOOKUP([.H148];[.$A$2:.$C$503];3));&quot;&quot;)">
            <text:p/>
          </table:table-cell>
          <table:table-cell table:style-name="ce120" table:formula="of:=IFERROR(__xludf.dummyfunction(&quot;IFERROR(CONCATENATE(K148,&quot;&quot; (&quot;&quot;,TO_TEXT(VLOOKUP(H148,'Skill Data'!$A$2:$C$502,3)),&quot;&quot;; &quot;&quot;,VLOOKUP(TRUNC(VLOOKUP(H14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anguage of Origin</text:p>
          </table:table-cell>
          <table:table-cell table:style-name="ce117"/>
          <table:table-cell table:style-name="ce114" office:value-type="string" calcext:value-type="string">
            <text:p>Language of Origin</text:p>
          </table:table-cell>
          <table:covered-table-cell/>
          <table:table-cell table:style-name="ce120"/>
          <table:table-cell table:style-name="ce120" table:formula="of:=IFERROR(IF(NOT(ISBLANK(VLOOKUP([.E149];[.$A$2:.$B$503];2)));VLOOKUP([.E149];[.$A$2:.$B$503];2);&quot; &quot;);&quot;&quot;)">
            <text:p/>
          </table:table-cell>
          <table:table-cell table:style-name="ce120" table:formula="of:=IFERROR(IF(NOT([.F149]=&quot; &quot;);VLOOKUP([.F149];[.$E$2:.$G$503];3)+0.1;CELL(&quot;row&quot;;[.E1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9]=&quot; &quot;);CONCATENATE(&quot;     &quot;;VLOOKUP([.H149];[.$A$2:.$C$503];3));VLOOKUP([.H149];[.$A$2:.$C$503];3));&quot;&quot;)">
            <text:p/>
          </table:table-cell>
          <table:table-cell table:style-name="ce120" table:formula="of:=IFERROR(__xludf.dummyfunction(&quot;IFERROR(CONCATENATE(K149,&quot;&quot; (&quot;&quot;,TO_TEXT(VLOOKUP(H149,'Skill Data'!$A$2:$C$502,3)),&quot;&quot;; &quot;&quot;,VLOOKUP(TRUNC(VLOOKUP(H14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apidary</text:p>
          </table:table-cell>
          <table:table-cell table:style-name="ce117"/>
          <table:table-cell table:style-name="ce114" office:value-type="string" calcext:value-type="string">
            <text:p>Lapidary</text:p>
          </table:table-cell>
          <table:covered-table-cell/>
          <table:table-cell table:style-name="ce120"/>
          <table:table-cell table:style-name="ce120" table:formula="of:=IFERROR(IF(NOT(ISBLANK(VLOOKUP([.E150];[.$A$2:.$B$503];2)));VLOOKUP([.E150];[.$A$2:.$B$503];2);&quot; &quot;);&quot;&quot;)">
            <text:p/>
          </table:table-cell>
          <table:table-cell table:style-name="ce120" table:formula="of:=IFERROR(IF(NOT([.F150]=&quot; &quot;);VLOOKUP([.F150];[.$E$2:.$G$503];3)+0.1;CELL(&quot;row&quot;;[.E1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0]=&quot; &quot;);CONCATENATE(&quot;     &quot;;VLOOKUP([.H150];[.$A$2:.$C$503];3));VLOOKUP([.H150];[.$A$2:.$C$503];3));&quot;&quot;)">
            <text:p/>
          </table:table-cell>
          <table:table-cell table:style-name="ce120" table:formula="of:=IFERROR(__xludf.dummyfunction(&quot;IFERROR(CONCATENATE(K150,&quot;&quot; (&quot;&quot;,TO_TEXT(VLOOKUP(H150,'Skill Data'!$A$2:$C$502,3)),&quot;&quot;; &quot;&quot;,VLOOKUP(TRUNC(VLOOKUP(H15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Leather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Leather</text:p>
          </table:table-cell>
          <table:covered-table-cell/>
          <table:table-cell table:style-name="ce121"/>
          <table:table-cell table:style-name="ce120" table:formula="of:=IFERROR(IF(NOT(ISBLANK(VLOOKUP([.E151];[.$A$2:.$B$503];2)));VLOOKUP([.E151];[.$A$2:.$B$503];2);&quot; &quot;);&quot;&quot;)">
            <text:p/>
          </table:table-cell>
          <table:table-cell table:style-name="ce120" table:formula="of:=IFERROR(IF(NOT([.F151]=&quot; &quot;);VLOOKUP([.F151];[.$E$2:.$G$503];3)+0.1;CELL(&quot;row&quot;;[.E15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1]=&quot; &quot;);CONCATENATE(&quot;     &quot;;VLOOKUP([.H151];[.$A$2:.$C$503];3));VLOOKUP([.H151];[.$A$2:.$C$503];3));&quot;&quot;)">
            <text:p/>
          </table:table-cell>
          <table:table-cell table:style-name="ce120" table:formula="of:=IFERROR(__xludf.dummyfunction(&quot;IFERROR(CONCATENATE(K151,&quot;&quot; (&quot;&quot;,TO_TEXT(VLOOKUP(H151,'Skill Data'!$A$2:$C$502,3)),&quot;&quot;; &quot;&quot;,VLOOKUP(TRUNC(VLOOKUP(H15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ight Armor</text:p>
          </table:table-cell>
          <table:table-cell table:style-name="ce117"/>
          <table:table-cell table:style-name="ce114" office:value-type="string" calcext:value-type="string">
            <text:p>Light Armor</text:p>
          </table:table-cell>
          <table:covered-table-cell/>
          <table:table-cell table:style-name="ce120"/>
          <table:table-cell table:style-name="ce120" table:formula="of:=IFERROR(IF(NOT(ISBLANK(VLOOKUP([.E152];[.$A$2:.$B$503];2)));VLOOKUP([.E152];[.$A$2:.$B$503];2);&quot; &quot;);&quot;&quot;)">
            <text:p/>
          </table:table-cell>
          <table:table-cell table:style-name="ce120" table:formula="of:=IFERROR(IF(NOT([.F152]=&quot; &quot;);VLOOKUP([.F152];[.$E$2:.$G$503];3)+0.1;CELL(&quot;row&quot;;[.E1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2]=&quot; &quot;);CONCATENATE(&quot;     &quot;;VLOOKUP([.H152];[.$A$2:.$C$503];3));VLOOKUP([.H152];[.$A$2:.$C$503];3));&quot;&quot;)">
            <text:p/>
          </table:table-cell>
          <table:table-cell table:style-name="ce120" table:formula="of:=IFERROR(__xludf.dummyfunction(&quot;IFERROR(CONCATENATE(K152,&quot;&quot; (&quot;&quot;,TO_TEXT(VLOOKUP(H152,'Skill Data'!$A$2:$C$502,3)),&quot;&quot;; &quot;&quot;,VLOOKUP(TRUNC(VLOOKUP(H15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ight Magic</text:p>
          </table:table-cell>
          <table:table-cell table:style-name="ce117"/>
          <table:table-cell table:style-name="ce114" office:value-type="string" calcext:value-type="string">
            <text:p>Light Magic</text:p>
          </table:table-cell>
          <table:covered-table-cell/>
          <table:table-cell table:style-name="ce120"/>
          <table:table-cell table:style-name="ce120" table:formula="of:=IFERROR(IF(NOT(ISBLANK(VLOOKUP([.E153];[.$A$2:.$B$503];2)));VLOOKUP([.E153];[.$A$2:.$B$503];2);&quot; &quot;);&quot;&quot;)">
            <text:p/>
          </table:table-cell>
          <table:table-cell table:style-name="ce120" table:formula="of:=IFERROR(IF(NOT([.F153]=&quot; &quot;);VLOOKUP([.F153];[.$E$2:.$G$503];3)+0.1;CELL(&quot;row&quot;;[.E1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3]=&quot; &quot;);CONCATENATE(&quot;     &quot;;VLOOKUP([.H153];[.$A$2:.$C$503];3));VLOOKUP([.H153];[.$A$2:.$C$503];3));&quot;&quot;)">
            <text:p/>
          </table:table-cell>
          <table:table-cell table:style-name="ce120" table:formula="of:=IFERROR(__xludf.dummyfunction(&quot;IFERROR(CONCATENATE(K153,&quot;&quot; (&quot;&quot;,TO_TEXT(VLOOKUP(H153,'Skill Data'!$A$2:$C$502,3)),&quot;&quot;; &quot;&quot;,VLOOKUP(TRUNC(VLOOKUP(H15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Live Bait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Live Bait</text:p>
          </table:table-cell>
          <table:covered-table-cell/>
          <table:table-cell table:style-name="ce121"/>
          <table:table-cell table:style-name="ce120" table:formula="of:=IFERROR(IF(NOT(ISBLANK(VLOOKUP([.E154];[.$A$2:.$B$503];2)));VLOOKUP([.E154];[.$A$2:.$B$503];2);&quot; &quot;);&quot;&quot;)">
            <text:p/>
          </table:table-cell>
          <table:table-cell table:style-name="ce120" table:formula="of:=IFERROR(IF(NOT([.F154]=&quot; &quot;);VLOOKUP([.F154];[.$E$2:.$G$503];3)+0.1;CELL(&quot;row&quot;;[.E15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4]=&quot; &quot;);CONCATENATE(&quot;     &quot;;VLOOKUP([.H154];[.$A$2:.$C$503];3));VLOOKUP([.H154];[.$A$2:.$C$503];3));&quot;&quot;)">
            <text:p/>
          </table:table-cell>
          <table:table-cell table:style-name="ce120" table:formula="of:=IFERROR(__xludf.dummyfunction(&quot;IFERROR(CONCATENATE(K154,&quot;&quot; (&quot;&quot;,TO_TEXT(VLOOKUP(H154,'Skill Data'!$A$2:$C$502,3)),&quot;&quot;; &quot;&quot;,VLOOKUP(TRUNC(VLOOKUP(H15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ock-Picking</text:p>
          </table:table-cell>
          <table:table-cell table:style-name="ce117"/>
          <table:table-cell table:style-name="ce114" office:value-type="string" calcext:value-type="string">
            <text:p>Lock-Picking</text:p>
          </table:table-cell>
          <table:covered-table-cell/>
          <table:table-cell table:style-name="ce120"/>
          <table:table-cell table:style-name="ce120" table:formula="of:=IFERROR(IF(NOT(ISBLANK(VLOOKUP([.E155];[.$A$2:.$B$503];2)));VLOOKUP([.E155];[.$A$2:.$B$503];2);&quot; &quot;);&quot;&quot;)">
            <text:p/>
          </table:table-cell>
          <table:table-cell table:style-name="ce120" table:formula="of:=IFERROR(IF(NOT([.F155]=&quot; &quot;);VLOOKUP([.F155];[.$E$2:.$G$503];3)+0.1;CELL(&quot;row&quot;;[.E1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5]=&quot; &quot;);CONCATENATE(&quot;     &quot;;VLOOKUP([.H155];[.$A$2:.$C$503];3));VLOOKUP([.H155];[.$A$2:.$C$503];3));&quot;&quot;)">
            <text:p/>
          </table:table-cell>
          <table:table-cell table:style-name="ce120" table:formula="of:=IFERROR(__xludf.dummyfunction(&quot;IFERROR(CONCATENATE(K155,&quot;&quot; (&quot;&quot;,TO_TEXT(VLOOKUP(H155,'Skill Data'!$A$2:$C$502,3)),&quot;&quot;; &quot;&quot;,VLOOKUP(TRUNC(VLOOKUP(H15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ocksmith</text:p>
          </table:table-cell>
          <table:table-cell table:style-name="ce117"/>
          <table:table-cell table:style-name="ce114" office:value-type="string" calcext:value-type="string">
            <text:p>Locksmith</text:p>
          </table:table-cell>
          <table:covered-table-cell/>
          <table:table-cell table:style-name="ce120"/>
          <table:table-cell table:style-name="ce120" table:formula="of:=IFERROR(IF(NOT(ISBLANK(VLOOKUP([.E156];[.$A$2:.$B$503];2)));VLOOKUP([.E156];[.$A$2:.$B$503];2);&quot; &quot;);&quot;&quot;)">
            <text:p/>
          </table:table-cell>
          <table:table-cell table:style-name="ce120" table:formula="of:=IFERROR(IF(NOT([.F156]=&quot; &quot;);VLOOKUP([.F156];[.$E$2:.$G$503];3)+0.1;CELL(&quot;row&quot;;[.E1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6]=&quot; &quot;);CONCATENATE(&quot;     &quot;;VLOOKUP([.H156];[.$A$2:.$C$503];3));VLOOKUP([.H156];[.$A$2:.$C$503];3));&quot;&quot;)">
            <text:p/>
          </table:table-cell>
          <table:table-cell table:style-name="ce120" table:formula="of:=IFERROR(__xludf.dummyfunction(&quot;IFERROR(CONCATENATE(K156,&quot;&quot; (&quot;&quot;,TO_TEXT(VLOOKUP(H156,'Skill Data'!$A$2:$C$502,3)),&quot;&quot;; &quot;&quot;,VLOOKUP(TRUNC(VLOOKUP(H15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ogistics</text:p>
          </table:table-cell>
          <table:table-cell table:style-name="ce117"/>
          <table:table-cell table:style-name="ce114" office:value-type="string" calcext:value-type="string">
            <text:p>Logistics</text:p>
          </table:table-cell>
          <table:covered-table-cell/>
          <table:table-cell table:style-name="ce120"/>
          <table:table-cell table:style-name="ce120" table:formula="of:=IFERROR(IF(NOT(ISBLANK(VLOOKUP([.E157];[.$A$2:.$B$503];2)));VLOOKUP([.E157];[.$A$2:.$B$503];2);&quot; &quot;);&quot;&quot;)">
            <text:p/>
          </table:table-cell>
          <table:table-cell table:style-name="ce120" table:formula="of:=IFERROR(IF(NOT([.F157]=&quot; &quot;);VLOOKUP([.F157];[.$E$2:.$G$503];3)+0.1;CELL(&quot;row&quot;;[.E1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7]=&quot; &quot;);CONCATENATE(&quot;     &quot;;VLOOKUP([.H157];[.$A$2:.$C$503];3));VLOOKUP([.H157];[.$A$2:.$C$503];3));&quot;&quot;)">
            <text:p/>
          </table:table-cell>
          <table:table-cell table:style-name="ce120" table:formula="of:=IFERROR(__xludf.dummyfunction(&quot;IFERROR(CONCATENATE(K157,&quot;&quot; (&quot;&quot;,TO_TEXT(VLOOKUP(H157,'Skill Data'!$A$2:$C$502,3)),&quot;&quot;; &quot;&quot;,VLOOKUP(TRUNC(VLOOKUP(H15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Long-Distance Running</text:p>
          </table:table-cell>
          <table:table-cell table:style-name="ce116" office:value-type="string" calcext:value-type="string">
            <text:p>Running</text:p>
          </table:table-cell>
          <table:table-cell table:style-name="ce65" office:value-type="string" calcext:value-type="string">
            <text:p>Long-Distance</text:p>
          </table:table-cell>
          <table:covered-table-cell/>
          <table:table-cell table:style-name="ce121"/>
          <table:table-cell table:style-name="ce120" table:formula="of:=IFERROR(IF(NOT(ISBLANK(VLOOKUP([.E158];[.$A$2:.$B$503];2)));VLOOKUP([.E158];[.$A$2:.$B$503];2);&quot; &quot;);&quot;&quot;)">
            <text:p/>
          </table:table-cell>
          <table:table-cell table:style-name="ce120" table:formula="of:=IFERROR(IF(NOT([.F158]=&quot; &quot;);VLOOKUP([.F158];[.$E$2:.$G$503];3)+0.1;CELL(&quot;row&quot;;[.E158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8]=&quot; &quot;);CONCATENATE(&quot;     &quot;;VLOOKUP([.H158];[.$A$2:.$C$503];3));VLOOKUP([.H158];[.$A$2:.$C$503];3));&quot;&quot;)">
            <text:p/>
          </table:table-cell>
          <table:table-cell table:style-name="ce120" table:formula="of:=IFERROR(__xludf.dummyfunction(&quot;IFERROR(CONCATENATE(K158,&quot;&quot; (&quot;&quot;,TO_TEXT(VLOOKUP(H158,'Skill Data'!$A$2:$C$502,3)),&quot;&quot;; &quot;&quot;,VLOOKUP(TRUNC(VLOOKUP(H15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ute</text:p>
          </table:table-cell>
          <table:table-cell table:style-name="ce117"/>
          <table:table-cell table:style-name="ce114" office:value-type="string" calcext:value-type="string">
            <text:p>Lute</text:p>
          </table:table-cell>
          <table:covered-table-cell/>
          <table:table-cell table:style-name="ce120"/>
          <table:table-cell table:style-name="ce120" table:formula="of:=IFERROR(IF(NOT(ISBLANK(VLOOKUP([.E159];[.$A$2:.$B$503];2)));VLOOKUP([.E159];[.$A$2:.$B$503];2);&quot; &quot;);&quot;&quot;)">
            <text:p/>
          </table:table-cell>
          <table:table-cell table:style-name="ce120" table:formula="of:=IFERROR(IF(NOT([.F159]=&quot; &quot;);VLOOKUP([.F159];[.$E$2:.$G$503];3)+0.1;CELL(&quot;row&quot;;[.E1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9]=&quot; &quot;);CONCATENATE(&quot;     &quot;;VLOOKUP([.H159];[.$A$2:.$C$503];3));VLOOKUP([.H159];[.$A$2:.$C$503];3));&quot;&quot;)">
            <text:p/>
          </table:table-cell>
          <table:table-cell table:style-name="ce120" table:formula="of:=IFERROR(__xludf.dummyfunction(&quot;IFERROR(CONCATENATE(K159,&quot;&quot; (&quot;&quot;,TO_TEXT(VLOOKUP(H159,'Skill Data'!$A$2:$C$502,3)),&quot;&quot;; &quot;&quot;,VLOOKUP(TRUNC(VLOOKUP(H15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Lyre</text:p>
          </table:table-cell>
          <table:table-cell table:style-name="ce117"/>
          <table:table-cell table:style-name="ce114" office:value-type="string" calcext:value-type="string">
            <text:p>Lyre</text:p>
          </table:table-cell>
          <table:covered-table-cell/>
          <table:table-cell table:style-name="ce120"/>
          <table:table-cell table:style-name="ce120" table:formula="of:=IFERROR(IF(NOT(ISBLANK(VLOOKUP([.E160];[.$A$2:.$B$503];2)));VLOOKUP([.E160];[.$A$2:.$B$503];2);&quot; &quot;);&quot;&quot;)">
            <text:p/>
          </table:table-cell>
          <table:table-cell table:style-name="ce120" table:formula="of:=IFERROR(IF(NOT([.F160]=&quot; &quot;);VLOOKUP([.F160];[.$E$2:.$G$503];3)+0.1;CELL(&quot;row&quot;;[.E1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0]=&quot; &quot;);CONCATENATE(&quot;     &quot;;VLOOKUP([.H160];[.$A$2:.$C$503];3));VLOOKUP([.H160];[.$A$2:.$C$503];3));&quot;&quot;)">
            <text:p/>
          </table:table-cell>
          <table:table-cell table:style-name="ce120" table:formula="of:=IFERROR(__xludf.dummyfunction(&quot;IFERROR(CONCATENATE(K160,&quot;&quot; (&quot;&quot;,TO_TEXT(VLOOKUP(H160,'Skill Data'!$A$2:$C$502,3)),&quot;&quot;; &quot;&quot;,VLOOKUP(TRUNC(VLOOKUP(H16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ces</text:p>
          </table:table-cell>
          <table:table-cell table:style-name="ce117"/>
          <table:table-cell table:style-name="ce114" office:value-type="string" calcext:value-type="string">
            <text:p>Maces</text:p>
          </table:table-cell>
          <table:covered-table-cell/>
          <table:table-cell table:style-name="ce120"/>
          <table:table-cell table:style-name="ce120" table:formula="of:=IFERROR(IF(NOT(ISBLANK(VLOOKUP([.E161];[.$A$2:.$B$503];2)));VLOOKUP([.E161];[.$A$2:.$B$503];2);&quot; &quot;);&quot;&quot;)">
            <text:p/>
          </table:table-cell>
          <table:table-cell table:style-name="ce120" table:formula="of:=IFERROR(IF(NOT([.F161]=&quot; &quot;);VLOOKUP([.F161];[.$E$2:.$G$503];3)+0.1;CELL(&quot;row&quot;;[.E1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1]=&quot; &quot;);CONCATENATE(&quot;     &quot;;VLOOKUP([.H161];[.$A$2:.$C$503];3));VLOOKUP([.H161];[.$A$2:.$C$503];3));&quot;&quot;)">
            <text:p/>
          </table:table-cell>
          <table:table-cell table:style-name="ce120" table:formula="of:=IFERROR(__xludf.dummyfunction(&quot;IFERROR(CONCATENATE(K161,&quot;&quot; (&quot;&quot;,TO_TEXT(VLOOKUP(H161,'Skill Data'!$A$2:$C$502,3)),&quot;&quot;; &quot;&quot;,VLOOKUP(TRUNC(VLOOKUP(H16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gical Theory</text:p>
          </table:table-cell>
          <table:table-cell table:style-name="ce117"/>
          <table:table-cell table:style-name="ce114" office:value-type="string" calcext:value-type="string">
            <text:p>Magical Theory</text:p>
          </table:table-cell>
          <table:covered-table-cell/>
          <table:table-cell table:style-name="ce120"/>
          <table:table-cell table:style-name="ce120" table:formula="of:=IFERROR(IF(NOT(ISBLANK(VLOOKUP([.E162];[.$A$2:.$B$503];2)));VLOOKUP([.E162];[.$A$2:.$B$503];2);&quot; &quot;);&quot;&quot;)">
            <text:p/>
          </table:table-cell>
          <table:table-cell table:style-name="ce120" table:formula="of:=IFERROR(IF(NOT([.F162]=&quot; &quot;);VLOOKUP([.F162];[.$E$2:.$G$503];3)+0.1;CELL(&quot;row&quot;;[.E1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2]=&quot; &quot;);CONCATENATE(&quot;     &quot;;VLOOKUP([.H162];[.$A$2:.$C$503];3));VLOOKUP([.H162];[.$A$2:.$C$503];3));&quot;&quot;)">
            <text:p/>
          </table:table-cell>
          <table:table-cell table:style-name="ce120" table:formula="of:=IFERROR(__xludf.dummyfunction(&quot;IFERROR(CONCATENATE(K162,&quot;&quot; (&quot;&quot;,TO_TEXT(VLOOKUP(H162,'Skill Data'!$A$2:$C$502,3)),&quot;&quot;; &quot;&quot;,VLOOKUP(TRUNC(VLOOKUP(H16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ndolin</text:p>
          </table:table-cell>
          <table:table-cell table:style-name="ce117"/>
          <table:table-cell table:style-name="ce114" office:value-type="string" calcext:value-type="string">
            <text:p>Mandolin</text:p>
          </table:table-cell>
          <table:covered-table-cell/>
          <table:table-cell table:style-name="ce120"/>
          <table:table-cell table:style-name="ce120" table:formula="of:=IFERROR(IF(NOT(ISBLANK(VLOOKUP([.E163];[.$A$2:.$B$503];2)));VLOOKUP([.E163];[.$A$2:.$B$503];2);&quot; &quot;);&quot;&quot;)">
            <text:p/>
          </table:table-cell>
          <table:table-cell table:style-name="ce120" table:formula="of:=IFERROR(IF(NOT([.F163]=&quot; &quot;);VLOOKUP([.F163];[.$E$2:.$G$503];3)+0.1;CELL(&quot;row&quot;;[.E1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3]=&quot; &quot;);CONCATENATE(&quot;     &quot;;VLOOKUP([.H163];[.$A$2:.$C$503];3));VLOOKUP([.H163];[.$A$2:.$C$503];3));&quot;&quot;)">
            <text:p/>
          </table:table-cell>
          <table:table-cell table:style-name="ce120" table:formula="of:=IFERROR(__xludf.dummyfunction(&quot;IFERROR(CONCATENATE(K163,&quot;&quot; (&quot;&quot;,TO_TEXT(VLOOKUP(H163,'Skill Data'!$A$2:$C$502,3)),&quot;&quot;; &quot;&quot;,VLOOKUP(TRUNC(VLOOKUP(H16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soch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ochism</text:p>
          </table:table-cell>
          <table:covered-table-cell/>
          <table:table-cell table:style-name="ce120"/>
          <table:table-cell table:style-name="ce120" table:formula="of:=IFERROR(IF(NOT(ISBLANK(VLOOKUP([.E164];[.$A$2:.$B$503];2)));VLOOKUP([.E164];[.$A$2:.$B$503];2);&quot; &quot;);&quot;&quot;)">
            <text:p/>
          </table:table-cell>
          <table:table-cell table:style-name="ce120" table:formula="of:=IFERROR(IF(NOT([.F164]=&quot; &quot;);VLOOKUP([.F164];[.$E$2:.$G$503];3)+0.1;CELL(&quot;row&quot;;[.E1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4]=&quot; &quot;);CONCATENATE(&quot;     &quot;;VLOOKUP([.H164];[.$A$2:.$C$503];3));VLOOKUP([.H164];[.$A$2:.$C$503];3));&quot;&quot;)">
            <text:p/>
          </table:table-cell>
          <table:table-cell table:style-name="ce120" table:formula="of:=IFERROR(__xludf.dummyfunction(&quot;IFERROR(CONCATENATE(K164,&quot;&quot; (&quot;&quot;,TO_TEXT(VLOOKUP(H164,'Skill Data'!$A$2:$C$502,3)),&quot;&quot;; &quot;&quot;,VLOOKUP(TRUNC(VLOOKUP(H16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son</text:p>
          </table:table-cell>
          <table:table-cell table:style-name="ce117"/>
          <table:table-cell table:style-name="ce114" office:value-type="string" calcext:value-type="string">
            <text:p>Mason</text:p>
          </table:table-cell>
          <table:covered-table-cell/>
          <table:table-cell table:style-name="ce120"/>
          <table:table-cell table:style-name="ce120" table:formula="of:=IFERROR(IF(NOT(ISBLANK(VLOOKUP([.E165];[.$A$2:.$B$503];2)));VLOOKUP([.E165];[.$A$2:.$B$503];2);&quot; &quot;);&quot;&quot;)">
            <text:p/>
          </table:table-cell>
          <table:table-cell table:style-name="ce120" table:formula="of:=IFERROR(IF(NOT([.F165]=&quot; &quot;);VLOOKUP([.F165];[.$E$2:.$G$503];3)+0.1;CELL(&quot;row&quot;;[.E1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5]=&quot; &quot;);CONCATENATE(&quot;     &quot;;VLOOKUP([.H165];[.$A$2:.$C$503];3));VLOOKUP([.H165];[.$A$2:.$C$503];3));&quot;&quot;)">
            <text:p/>
          </table:table-cell>
          <table:table-cell table:style-name="ce120" table:formula="of:=IFERROR(__xludf.dummyfunction(&quot;IFERROR(CONCATENATE(K165,&quot;&quot; (&quot;&quot;,TO_TEXT(VLOOKUP(H165,'Skill Data'!$A$2:$C$502,3)),&quot;&quot;; &quot;&quot;,VLOOKUP(TRUNC(VLOOKUP(H16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ssage</text:p>
          </table:table-cell>
          <table:table-cell table:style-name="ce117"/>
          <table:table-cell table:style-name="ce114" office:value-type="string" calcext:value-type="string">
            <text:p>Massage</text:p>
          </table:table-cell>
          <table:covered-table-cell/>
          <table:table-cell table:style-name="ce120"/>
          <table:table-cell table:style-name="ce120" table:formula="of:=IFERROR(IF(NOT(ISBLANK(VLOOKUP([.E166];[.$A$2:.$B$503];2)));VLOOKUP([.E166];[.$A$2:.$B$503];2);&quot; &quot;);&quot;&quot;)">
            <text:p/>
          </table:table-cell>
          <table:table-cell table:style-name="ce120" table:formula="of:=IFERROR(IF(NOT([.F166]=&quot; &quot;);VLOOKUP([.F166];[.$E$2:.$G$503];3)+0.1;CELL(&quot;row&quot;;[.E1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6]=&quot; &quot;);CONCATENATE(&quot;     &quot;;VLOOKUP([.H166];[.$A$2:.$C$503];3));VLOOKUP([.H166];[.$A$2:.$C$503];3));&quot;&quot;)">
            <text:p/>
          </table:table-cell>
          <table:table-cell table:style-name="ce120" table:formula="of:=IFERROR(__xludf.dummyfunction(&quot;IFERROR(CONCATENATE(K166,&quot;&quot; (&quot;&quot;,TO_TEXT(VLOOKUP(H166,'Skill Data'!$A$2:$C$502,3)),&quot;&quot;; &quot;&quot;,VLOOKUP(TRUNC(VLOOKUP(H16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sturbat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turbation</text:p>
          </table:table-cell>
          <table:covered-table-cell/>
          <table:table-cell table:style-name="ce120"/>
          <table:table-cell table:style-name="ce120" table:formula="of:=IFERROR(IF(NOT(ISBLANK(VLOOKUP([.E167];[.$A$2:.$B$503];2)));VLOOKUP([.E167];[.$A$2:.$B$503];2);&quot; &quot;);&quot;&quot;)">
            <text:p/>
          </table:table-cell>
          <table:table-cell table:style-name="ce120" table:formula="of:=IFERROR(IF(NOT([.F167]=&quot; &quot;);VLOOKUP([.F167];[.$E$2:.$G$503];3)+0.1;CELL(&quot;row&quot;;[.E1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7]=&quot; &quot;);CONCATENATE(&quot;     &quot;;VLOOKUP([.H167];[.$A$2:.$C$503];3));VLOOKUP([.H167];[.$A$2:.$C$503];3));&quot;&quot;)">
            <text:p/>
          </table:table-cell>
          <table:table-cell table:style-name="ce120" table:formula="of:=IFERROR(__xludf.dummyfunction(&quot;IFERROR(CONCATENATE(K167,&quot;&quot; (&quot;&quot;,TO_TEXT(VLOOKUP(H167,'Skill Data'!$A$2:$C$502,3)),&quot;&quot;; &quot;&quot;,VLOOKUP(TRUNC(VLOOKUP(H16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athematics</text:p>
          </table:table-cell>
          <table:table-cell table:style-name="ce117"/>
          <table:table-cell table:style-name="ce114" office:value-type="string" calcext:value-type="string">
            <text:p>Mathematics</text:p>
          </table:table-cell>
          <table:covered-table-cell/>
          <table:table-cell table:style-name="ce120"/>
          <table:table-cell table:style-name="ce120" table:formula="of:=IFERROR(IF(NOT(ISBLANK(VLOOKUP([.E168];[.$A$2:.$B$503];2)));VLOOKUP([.E168];[.$A$2:.$B$503];2);&quot; &quot;);&quot;&quot;)">
            <text:p/>
          </table:table-cell>
          <table:table-cell table:style-name="ce120" table:formula="of:=IFERROR(IF(NOT([.F168]=&quot; &quot;);VLOOKUP([.F168];[.$E$2:.$G$503];3)+0.1;CELL(&quot;row&quot;;[.E1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8]=&quot; &quot;);CONCATENATE(&quot;     &quot;;VLOOKUP([.H168];[.$A$2:.$C$503];3));VLOOKUP([.H168];[.$A$2:.$C$503];3));&quot;&quot;)">
            <text:p/>
          </table:table-cell>
          <table:table-cell table:style-name="ce120" table:formula="of:=IFERROR(__xludf.dummyfunction(&quot;IFERROR(CONCATENATE(K168,&quot;&quot; (&quot;&quot;,TO_TEXT(VLOOKUP(H168,'Skill Data'!$A$2:$C$502,3)),&quot;&quot;; &quot;&quot;,VLOOKUP(TRUNC(VLOOKUP(H16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editation</text:p>
          </table:table-cell>
          <table:table-cell table:style-name="ce117"/>
          <table:table-cell table:style-name="ce114" office:value-type="string" calcext:value-type="string">
            <text:p>Meditation</text:p>
          </table:table-cell>
          <table:covered-table-cell/>
          <table:table-cell table:style-name="ce120"/>
          <table:table-cell table:style-name="ce120" table:formula="of:=IFERROR(IF(NOT(ISBLANK(VLOOKUP([.E169];[.$A$2:.$B$503];2)));VLOOKUP([.E169];[.$A$2:.$B$503];2);&quot; &quot;);&quot;&quot;)">
            <text:p/>
          </table:table-cell>
          <table:table-cell table:style-name="ce120" table:formula="of:=IFERROR(IF(NOT([.F169]=&quot; &quot;);VLOOKUP([.F169];[.$E$2:.$G$503];3)+0.1;CELL(&quot;row&quot;;[.E1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9]=&quot; &quot;);CONCATENATE(&quot;     &quot;;VLOOKUP([.H169];[.$A$2:.$C$503];3));VLOOKUP([.H169];[.$A$2:.$C$503];3));&quot;&quot;)">
            <text:p/>
          </table:table-cell>
          <table:table-cell table:style-name="ce120" table:formula="of:=IFERROR(__xludf.dummyfunction(&quot;IFERROR(CONCATENATE(K169,&quot;&quot; (&quot;&quot;,TO_TEXT(VLOOKUP(H169,'Skill Data'!$A$2:$C$502,3)),&quot;&quot;; &quot;&quot;,VLOOKUP(TRUNC(VLOOKUP(H16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edium Armor</text:p>
          </table:table-cell>
          <table:table-cell table:style-name="ce117"/>
          <table:table-cell table:style-name="ce114" office:value-type="string" calcext:value-type="string">
            <text:p>Medium Armor</text:p>
          </table:table-cell>
          <table:covered-table-cell/>
          <table:table-cell table:style-name="ce120"/>
          <table:table-cell table:style-name="ce120" table:formula="of:=IFERROR(IF(NOT(ISBLANK(VLOOKUP([.E170];[.$A$2:.$B$503];2)));VLOOKUP([.E170];[.$A$2:.$B$503];2);&quot; &quot;);&quot;&quot;)">
            <text:p/>
          </table:table-cell>
          <table:table-cell table:style-name="ce120" table:formula="of:=IFERROR(IF(NOT([.F170]=&quot; &quot;);VLOOKUP([.F170];[.$E$2:.$G$503];3)+0.1;CELL(&quot;row&quot;;[.E1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0]=&quot; &quot;);CONCATENATE(&quot;     &quot;;VLOOKUP([.H170];[.$A$2:.$C$503];3));VLOOKUP([.H170];[.$A$2:.$C$503];3));&quot;&quot;)">
            <text:p/>
          </table:table-cell>
          <table:table-cell table:style-name="ce120" table:formula="of:=IFERROR(__xludf.dummyfunction(&quot;IFERROR(CONCATENATE(K170,&quot;&quot; (&quot;&quot;,TO_TEXT(VLOOKUP(H170,'Skill Data'!$A$2:$C$502,3)),&quot;&quot;; &quot;&quot;,VLOOKUP(TRUNC(VLOOKUP(H17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end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Mending</text:p>
          </table:table-cell>
          <table:covered-table-cell/>
          <table:table-cell table:style-name="ce120"/>
          <table:table-cell table:style-name="ce120" table:formula="of:=IFERROR(IF(NOT(ISBLANK(VLOOKUP([.E171];[.$A$2:.$B$503];2)));VLOOKUP([.E171];[.$A$2:.$B$503];2);&quot; &quot;);&quot;&quot;)">
            <text:p/>
          </table:table-cell>
          <table:table-cell table:style-name="ce120" table:formula="of:=IFERROR(IF(NOT([.F171]=&quot; &quot;);VLOOKUP([.F171];[.$E$2:.$G$503];3)+0.1;CELL(&quot;row&quot;;[.E1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1]=&quot; &quot;);CONCATENATE(&quot;     &quot;;VLOOKUP([.H171];[.$A$2:.$C$503];3));VLOOKUP([.H171];[.$A$2:.$C$503];3));&quot;&quot;)">
            <text:p/>
          </table:table-cell>
          <table:table-cell table:style-name="ce120" table:formula="of:=IFERROR(__xludf.dummyfunction(&quot;IFERROR(CONCATENATE(K171,&quot;&quot; (&quot;&quot;,TO_TEXT(VLOOKUP(H171,'Skill Data'!$A$2:$C$502,3)),&quot;&quot;; &quot;&quot;,VLOOKUP(TRUNC(VLOOKUP(H17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etal Magic</text:p>
          </table:table-cell>
          <table:table-cell table:style-name="ce117"/>
          <table:table-cell table:style-name="ce114" office:value-type="string" calcext:value-type="string">
            <text:p>Metal Magic</text:p>
          </table:table-cell>
          <table:covered-table-cell/>
          <table:table-cell table:style-name="ce120"/>
          <table:table-cell table:style-name="ce120" table:formula="of:=IFERROR(IF(NOT(ISBLANK(VLOOKUP([.E172];[.$A$2:.$B$503];2)));VLOOKUP([.E172];[.$A$2:.$B$503];2);&quot; &quot;);&quot;&quot;)">
            <text:p/>
          </table:table-cell>
          <table:table-cell table:style-name="ce120" table:formula="of:=IFERROR(IF(NOT([.F172]=&quot; &quot;);VLOOKUP([.F172];[.$E$2:.$G$503];3)+0.1;CELL(&quot;row&quot;;[.E1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2]=&quot; &quot;);CONCATENATE(&quot;     &quot;;VLOOKUP([.H172];[.$A$2:.$C$503];3));VLOOKUP([.H172];[.$A$2:.$C$503];3));&quot;&quot;)">
            <text:p/>
          </table:table-cell>
          <table:table-cell table:style-name="ce120" table:formula="of:=IFERROR(__xludf.dummyfunction(&quot;IFERROR(CONCATENATE(K172,&quot;&quot; (&quot;&quot;,TO_TEXT(VLOOKUP(H172,'Skill Data'!$A$2:$C$502,3)),&quot;&quot;; &quot;&quot;,VLOOKUP(TRUNC(VLOOKUP(H17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dwifery</text:p>
          </table:table-cell>
          <table:table-cell table:style-name="ce117"/>
          <table:table-cell table:style-name="ce114" office:value-type="string" calcext:value-type="string">
            <text:p>Midwifery</text:p>
          </table:table-cell>
          <table:covered-table-cell/>
          <table:table-cell table:style-name="ce120"/>
          <table:table-cell table:style-name="ce120" table:formula="of:=IFERROR(IF(NOT(ISBLANK(VLOOKUP([.E173];[.$A$2:.$B$503];2)));VLOOKUP([.E173];[.$A$2:.$B$503];2);&quot; &quot;);&quot;&quot;)">
            <text:p/>
          </table:table-cell>
          <table:table-cell table:style-name="ce120" table:formula="of:=IFERROR(IF(NOT([.F173]=&quot; &quot;);VLOOKUP([.F173];[.$E$2:.$G$503];3)+0.1;CELL(&quot;row&quot;;[.E1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3]=&quot; &quot;);CONCATENATE(&quot;     &quot;;VLOOKUP([.H173];[.$A$2:.$C$503];3));VLOOKUP([.H173];[.$A$2:.$C$503];3));&quot;&quot;)">
            <text:p/>
          </table:table-cell>
          <table:table-cell table:style-name="ce120" table:formula="of:=IFERROR(__xludf.dummyfunction(&quot;IFERROR(CONCATENATE(K173,&quot;&quot; (&quot;&quot;,TO_TEXT(VLOOKUP(H173,'Skill Data'!$A$2:$C$502,3)),&quot;&quot;; &quot;&quot;,VLOOKUP(TRUNC(VLOOKUP(H17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ller</text:p>
          </table:table-cell>
          <table:table-cell table:style-name="ce117"/>
          <table:table-cell table:style-name="ce114" office:value-type="string" calcext:value-type="string">
            <text:p>Miller</text:p>
          </table:table-cell>
          <table:covered-table-cell/>
          <table:table-cell table:style-name="ce120"/>
          <table:table-cell table:style-name="ce120" table:formula="of:=IFERROR(IF(NOT(ISBLANK(VLOOKUP([.E174];[.$A$2:.$B$503];2)));VLOOKUP([.E174];[.$A$2:.$B$503];2);&quot; &quot;);&quot;&quot;)">
            <text:p/>
          </table:table-cell>
          <table:table-cell table:style-name="ce120" table:formula="of:=IFERROR(IF(NOT([.F174]=&quot; &quot;);VLOOKUP([.F174];[.$E$2:.$G$503];3)+0.1;CELL(&quot;row&quot;;[.E1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4]=&quot; &quot;);CONCATENATE(&quot;     &quot;;VLOOKUP([.H174];[.$A$2:.$C$503];3));VLOOKUP([.H174];[.$A$2:.$C$503];3));&quot;&quot;)">
            <text:p/>
          </table:table-cell>
          <table:table-cell table:style-name="ce120" table:formula="of:=IFERROR(__xludf.dummyfunction(&quot;IFERROR(CONCATENATE(K174,&quot;&quot; (&quot;&quot;,TO_TEXT(VLOOKUP(H174,'Skill Data'!$A$2:$C$502,3)),&quot;&quot;; &quot;&quot;,VLOOKUP(TRUNC(VLOOKUP(H17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micry</text:p>
          </table:table-cell>
          <table:table-cell table:style-name="ce117"/>
          <table:table-cell table:style-name="ce114" office:value-type="string" calcext:value-type="string">
            <text:p>Mimicry</text:p>
          </table:table-cell>
          <table:covered-table-cell/>
          <table:table-cell table:style-name="ce120"/>
          <table:table-cell table:style-name="ce120" table:formula="of:=IFERROR(IF(NOT(ISBLANK(VLOOKUP([.E175];[.$A$2:.$B$503];2)));VLOOKUP([.E175];[.$A$2:.$B$503];2);&quot; &quot;);&quot;&quot;)">
            <text:p/>
          </table:table-cell>
          <table:table-cell table:style-name="ce120" table:formula="of:=IFERROR(IF(NOT([.F175]=&quot; &quot;);VLOOKUP([.F175];[.$E$2:.$G$503];3)+0.1;CELL(&quot;row&quot;;[.E1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5]=&quot; &quot;);CONCATENATE(&quot;     &quot;;VLOOKUP([.H175];[.$A$2:.$C$503];3));VLOOKUP([.H175];[.$A$2:.$C$503];3));&quot;&quot;)">
            <text:p/>
          </table:table-cell>
          <table:table-cell table:style-name="ce120" table:formula="of:=IFERROR(__xludf.dummyfunction(&quot;IFERROR(CONCATENATE(K175,&quot;&quot; (&quot;&quot;,TO_TEXT(VLOOKUP(H175,'Skill Data'!$A$2:$C$502,3)),&quot;&quot;; &quot;&quot;,VLOOKUP(TRUNC(VLOOKUP(H17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ning</text:p>
          </table:table-cell>
          <table:table-cell table:style-name="ce117"/>
          <table:table-cell table:style-name="ce114" office:value-type="string" calcext:value-type="string">
            <text:p>Mining</text:p>
          </table:table-cell>
          <table:covered-table-cell/>
          <table:table-cell table:style-name="ce120"/>
          <table:table-cell table:style-name="ce120" table:formula="of:=IFERROR(IF(NOT(ISBLANK(VLOOKUP([.E176];[.$A$2:.$B$503];2)));VLOOKUP([.E176];[.$A$2:.$B$503];2);&quot; &quot;);&quot;&quot;)">
            <text:p/>
          </table:table-cell>
          <table:table-cell table:style-name="ce120" table:formula="of:=IFERROR(IF(NOT([.F176]=&quot; &quot;);VLOOKUP([.F176];[.$E$2:.$G$503];3)+0.1;CELL(&quot;row&quot;;[.E1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6]=&quot; &quot;);CONCATENATE(&quot;     &quot;;VLOOKUP([.H176];[.$A$2:.$C$503];3));VLOOKUP([.H176];[.$A$2:.$C$503];3));&quot;&quot;)">
            <text:p/>
          </table:table-cell>
          <table:table-cell table:style-name="ce120" table:formula="of:=IFERROR(__xludf.dummyfunction(&quot;IFERROR(CONCATENATE(K176,&quot;&quot; (&quot;&quot;,TO_TEXT(VLOOKUP(H176,'Skill Data'!$A$2:$C$502,3)),&quot;&quot;; &quot;&quot;,VLOOKUP(TRUNC(VLOOKUP(H17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st Shroud</text:p>
          </table:table-cell>
          <table:table-cell table:style-name="ce116" office:value-type="string" calcext:value-type="string">
            <text:p>Stealth</text:p>
          </table:table-cell>
          <table:table-cell table:style-name="ce114" office:value-type="string" calcext:value-type="string">
            <text:p>Mist Shroud</text:p>
          </table:table-cell>
          <table:covered-table-cell/>
          <table:table-cell table:style-name="ce120"/>
          <table:table-cell table:style-name="ce120" table:formula="of:=IFERROR(IF(NOT(ISBLANK(VLOOKUP([.E177];[.$A$2:.$B$503];2)));VLOOKUP([.E177];[.$A$2:.$B$503];2);&quot; &quot;);&quot;&quot;)">
            <text:p/>
          </table:table-cell>
          <table:table-cell table:style-name="ce120" table:formula="of:=IFERROR(IF(NOT([.F177]=&quot; &quot;);VLOOKUP([.F177];[.$E$2:.$G$503];3)+0.1;CELL(&quot;row&quot;;[.E1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7]=&quot; &quot;);CONCATENATE(&quot;     &quot;;VLOOKUP([.H177];[.$A$2:.$C$503];3));VLOOKUP([.H177];[.$A$2:.$C$503];3));&quot;&quot;)">
            <text:p/>
          </table:table-cell>
          <table:table-cell table:style-name="ce120" table:formula="of:=IFERROR(__xludf.dummyfunction(&quot;IFERROR(CONCATENATE(K177,&quot;&quot; (&quot;&quot;,TO_TEXT(VLOOKUP(H177,'Skill Data'!$A$2:$C$502,3)),&quot;&quot;; &quot;&quot;,VLOOKUP(TRUNC(VLOOKUP(H17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ixology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Mixology</text:p>
          </table:table-cell>
          <table:covered-table-cell/>
          <table:table-cell table:style-name="ce120"/>
          <table:table-cell table:style-name="ce120" table:formula="of:=IFERROR(IF(NOT(ISBLANK(VLOOKUP([.E178];[.$A$2:.$B$503];2)));VLOOKUP([.E178];[.$A$2:.$B$503];2);&quot; &quot;);&quot;&quot;)">
            <text:p/>
          </table:table-cell>
          <table:table-cell table:style-name="ce120" table:formula="of:=IFERROR(IF(NOT([.F178]=&quot; &quot;);VLOOKUP([.F178];[.$E$2:.$G$503];3)+0.1;CELL(&quot;row&quot;;[.E1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8]=&quot; &quot;);CONCATENATE(&quot;     &quot;;VLOOKUP([.H178];[.$A$2:.$C$503];3));VLOOKUP([.H178];[.$A$2:.$C$503];3));&quot;&quot;)">
            <text:p/>
          </table:table-cell>
          <table:table-cell table:style-name="ce120" table:formula="of:=IFERROR(__xludf.dummyfunction(&quot;IFERROR(CONCATENATE(K178,&quot;&quot; (&quot;&quot;,TO_TEXT(VLOOKUP(H178,'Skill Data'!$A$2:$C$502,3)),&quot;&quot;; &quot;&quot;,VLOOKUP(TRUNC(VLOOKUP(H17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onster Lore</text:p>
          </table:table-cell>
          <table:table-cell table:style-name="ce117"/>
          <table:table-cell table:style-name="ce114" office:value-type="string" calcext:value-type="string">
            <text:p>Monster Lore</text:p>
          </table:table-cell>
          <table:covered-table-cell/>
          <table:table-cell table:style-name="ce120"/>
          <table:table-cell table:style-name="ce120" table:formula="of:=IFERROR(IF(NOT(ISBLANK(VLOOKUP([.E179];[.$A$2:.$B$503];2)));VLOOKUP([.E179];[.$A$2:.$B$503];2);&quot; &quot;);&quot;&quot;)">
            <text:p/>
          </table:table-cell>
          <table:table-cell table:style-name="ce120" table:formula="of:=IFERROR(IF(NOT([.F179]=&quot; &quot;);VLOOKUP([.F179];[.$E$2:.$G$503];3)+0.1;CELL(&quot;row&quot;;[.E1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9]=&quot; &quot;);CONCATENATE(&quot;     &quot;;VLOOKUP([.H179];[.$A$2:.$C$503];3));VLOOKUP([.H179];[.$A$2:.$C$503];3));&quot;&quot;)">
            <text:p/>
          </table:table-cell>
          <table:table-cell table:style-name="ce120" table:formula="of:=IFERROR(__xludf.dummyfunction(&quot;IFERROR(CONCATENATE(K179,&quot;&quot; (&quot;&quot;,TO_TEXT(VLOOKUP(H179,'Skill Data'!$A$2:$C$502,3)),&quot;&quot;; &quot;&quot;,VLOOKUP(TRUNC(VLOOKUP(H17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ulti-Weapon Fighting</text:p>
          </table:table-cell>
          <table:table-cell table:style-name="ce117"/>
          <table:table-cell table:style-name="ce114" office:value-type="string" calcext:value-type="string">
            <text:p>Multi-Weapon Fighting</text:p>
          </table:table-cell>
          <table:covered-table-cell/>
          <table:table-cell table:style-name="ce120"/>
          <table:table-cell table:style-name="ce120" table:formula="of:=IFERROR(IF(NOT(ISBLANK(VLOOKUP([.E180];[.$A$2:.$B$503];2)));VLOOKUP([.E180];[.$A$2:.$B$503];2);&quot; &quot;);&quot;&quot;)">
            <text:p/>
          </table:table-cell>
          <table:table-cell table:style-name="ce120" table:formula="of:=IFERROR(IF(NOT([.F180]=&quot; &quot;);VLOOKUP([.F180];[.$E$2:.$G$503];3)+0.1;CELL(&quot;row&quot;;[.E1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0]=&quot; &quot;);CONCATENATE(&quot;     &quot;;VLOOKUP([.H180];[.$A$2:.$C$503];3));VLOOKUP([.H180];[.$A$2:.$C$503];3));&quot;&quot;)">
            <text:p/>
          </table:table-cell>
          <table:table-cell table:style-name="ce120" table:formula="of:=IFERROR(__xludf.dummyfunction(&quot;IFERROR(CONCATENATE(K180,&quot;&quot; (&quot;&quot;,TO_TEXT(VLOOKUP(H180,'Skill Data'!$A$2:$C$502,3)),&quot;&quot;; &quot;&quot;,VLOOKUP(TRUNC(VLOOKUP(H18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Music Composition</text:p>
          </table:table-cell>
          <table:table-cell table:style-name="ce117"/>
          <table:table-cell table:style-name="ce114" office:value-type="string" calcext:value-type="string">
            <text:p>Music Composition</text:p>
          </table:table-cell>
          <table:covered-table-cell/>
          <table:table-cell table:style-name="ce120"/>
          <table:table-cell table:style-name="ce120" table:formula="of:=IFERROR(IF(NOT(ISBLANK(VLOOKUP([.E181];[.$A$2:.$B$503];2)));VLOOKUP([.E181];[.$A$2:.$B$503];2);&quot; &quot;);&quot;&quot;)">
            <text:p/>
          </table:table-cell>
          <table:table-cell table:style-name="ce120" table:formula="of:=IFERROR(IF(NOT([.F181]=&quot; &quot;);VLOOKUP([.F181];[.$E$2:.$G$503];3)+0.1;CELL(&quot;row&quot;;[.E1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1]=&quot; &quot;);CONCATENATE(&quot;     &quot;;VLOOKUP([.H181];[.$A$2:.$C$503];3));VLOOKUP([.H181];[.$A$2:.$C$503];3));&quot;&quot;)">
            <text:p/>
          </table:table-cell>
          <table:table-cell table:style-name="ce120" table:formula="of:=IFERROR(__xludf.dummyfunction(&quot;IFERROR(CONCATENATE(K181,&quot;&quot; (&quot;&quot;,TO_TEXT(VLOOKUP(H181,'Skill Data'!$A$2:$C$502,3)),&quot;&quot;; &quot;&quot;,VLOOKUP(TRUNC(VLOOKUP(H18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Navigation</text:p>
          </table:table-cell>
          <table:table-cell table:style-name="ce117"/>
          <table:table-cell table:style-name="ce114" office:value-type="string" calcext:value-type="string">
            <text:p>Navigation</text:p>
          </table:table-cell>
          <table:covered-table-cell/>
          <table:table-cell table:style-name="ce120"/>
          <table:table-cell table:style-name="ce120" table:formula="of:=IFERROR(IF(NOT(ISBLANK(VLOOKUP([.E182];[.$A$2:.$B$503];2)));VLOOKUP([.E182];[.$A$2:.$B$503];2);&quot; &quot;);&quot;&quot;)">
            <text:p/>
          </table:table-cell>
          <table:table-cell table:style-name="ce120" table:formula="of:=IFERROR(IF(NOT([.F182]=&quot; &quot;);VLOOKUP([.F182];[.$E$2:.$G$503];3)+0.1;CELL(&quot;row&quot;;[.E1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2]=&quot; &quot;);CONCATENATE(&quot;     &quot;;VLOOKUP([.H182];[.$A$2:.$C$503];3));VLOOKUP([.H182];[.$A$2:.$C$503];3));&quot;&quot;)">
            <text:p/>
          </table:table-cell>
          <table:table-cell table:style-name="ce120" table:formula="of:=IFERROR(__xludf.dummyfunction(&quot;IFERROR(CONCATENATE(K182,&quot;&quot; (&quot;&quot;,TO_TEXT(VLOOKUP(H182,'Skill Data'!$A$2:$C$502,3)),&quot;&quot;; &quot;&quot;,VLOOKUP(TRUNC(VLOOKUP(H18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Necromancy</text:p>
          </table:table-cell>
          <table:table-cell table:style-name="ce117"/>
          <table:table-cell table:style-name="ce114" office:value-type="string" calcext:value-type="string">
            <text:p>Necromancy</text:p>
          </table:table-cell>
          <table:covered-table-cell/>
          <table:table-cell table:style-name="ce120"/>
          <table:table-cell table:style-name="ce120" table:formula="of:=IFERROR(IF(NOT(ISBLANK(VLOOKUP([.E183];[.$A$2:.$B$503];2)));VLOOKUP([.E183];[.$A$2:.$B$503];2);&quot; &quot;);&quot;&quot;)">
            <text:p/>
          </table:table-cell>
          <table:table-cell table:style-name="ce120" table:formula="of:=IFERROR(IF(NOT([.F183]=&quot; &quot;);VLOOKUP([.F183];[.$E$2:.$G$503];3)+0.1;CELL(&quot;row&quot;;[.E1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3]=&quot; &quot;);CONCATENATE(&quot;     &quot;;VLOOKUP([.H183];[.$A$2:.$C$503];3));VLOOKUP([.H183];[.$A$2:.$C$503];3));&quot;&quot;)">
            <text:p/>
          </table:table-cell>
          <table:table-cell table:style-name="ce120" table:formula="of:=IFERROR(__xludf.dummyfunction(&quot;IFERROR(CONCATENATE(K183,&quot;&quot; (&quot;&quot;,TO_TEXT(VLOOKUP(H183,'Skill Data'!$A$2:$C$502,3)),&quot;&quot;; &quot;&quot;,VLOOKUP(TRUNC(VLOOKUP(H18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Negotiation</text:p>
          </table:table-cell>
          <table:table-cell table:style-name="ce116" office:value-type="string" calcext:value-type="string">
            <text:p>Persuasion</text:p>
          </table:table-cell>
          <table:table-cell table:style-name="ce114" office:value-type="string" calcext:value-type="string">
            <text:p>Negotiation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52"/>
        </table:table-row>
        <table:table-row table:style-name="ro7">
          <table:table-cell table:style-name="ce114" office:value-type="string" calcext:value-type="string">
            <text:p>Oboe</text:p>
          </table:table-cell>
          <table:table-cell table:style-name="ce117"/>
          <table:table-cell table:style-name="ce114" office:value-type="string" calcext:value-type="string">
            <text:p>Oboe</text:p>
          </table:table-cell>
          <table:covered-table-cell/>
          <table:table-cell table:style-name="ce120"/>
          <table:table-cell table:style-name="ce120" table:formula="of:=IFERROR(IF(NOT(ISBLANK(VLOOKUP([.E185];[.$A$2:.$B$503];2)));VLOOKUP([.E185];[.$A$2:.$B$503];2);&quot; &quot;);&quot;&quot;)">
            <text:p/>
          </table:table-cell>
          <table:table-cell table:style-name="ce120" table:formula="of:=IFERROR(IF(NOT([.F185]=&quot; &quot;);VLOOKUP([.F185];[.$E$2:.$G$503];3)+0.1;CELL(&quot;row&quot;;[.E1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5]=&quot; &quot;);CONCATENATE(&quot;     &quot;;VLOOKUP([.H185];[.$A$2:.$C$503];3));VLOOKUP([.H185];[.$A$2:.$C$503];3));&quot;&quot;)">
            <text:p/>
          </table:table-cell>
          <table:table-cell table:style-name="ce120" table:formula="of:=IFERROR(__xludf.dummyfunction(&quot;IFERROR(CONCATENATE(K185,&quot;&quot; (&quot;&quot;,TO_TEXT(VLOOKUP(H185,'Skill Data'!$A$2:$C$502,3)),&quot;&quot;; &quot;&quot;,VLOOKUP(TRUNC(VLOOKUP(H18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bservation</text:p>
          </table:table-cell>
          <table:table-cell table:style-name="ce117"/>
          <table:table-cell table:style-name="ce114" office:value-type="string" calcext:value-type="string">
            <text:p>Observation</text:p>
          </table:table-cell>
          <table:covered-table-cell/>
          <table:table-cell table:style-name="ce120"/>
          <table:table-cell table:style-name="ce120" table:formula="of:=IFERROR(IF(NOT(ISBLANK(VLOOKUP([.E186];[.$A$2:.$B$503];2)));VLOOKUP([.E186];[.$A$2:.$B$503];2);&quot; &quot;);&quot;&quot;)">
            <text:p/>
          </table:table-cell>
          <table:table-cell table:style-name="ce120" table:formula="of:=IFERROR(IF(NOT([.F186]=&quot; &quot;);VLOOKUP([.F186];[.$E$2:.$G$503];3)+0.1;CELL(&quot;row&quot;;[.E1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6]=&quot; &quot;);CONCATENATE(&quot;     &quot;;VLOOKUP([.H186];[.$A$2:.$C$503];3));VLOOKUP([.H186];[.$A$2:.$C$503];3));&quot;&quot;)">
            <text:p/>
          </table:table-cell>
          <table:table-cell table:style-name="ce120" table:formula="of:=IFERROR(__xludf.dummyfunction(&quot;IFERROR(CONCATENATE(K186,&quot;&quot; (&quot;&quot;,TO_TEXT(VLOOKUP(H186,'Skill Data'!$A$2:$C$502,3)),&quot;&quot;; &quot;&quot;,VLOOKUP(TRUNC(VLOOKUP(H18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carina</text:p>
          </table:table-cell>
          <table:table-cell table:style-name="ce117"/>
          <table:table-cell table:style-name="ce114" office:value-type="string" calcext:value-type="string">
            <text:p>Ocarina</text:p>
          </table:table-cell>
          <table:covered-table-cell/>
          <table:table-cell table:style-name="ce120"/>
          <table:table-cell table:style-name="ce120" table:formula="of:=IFERROR(IF(NOT(ISBLANK(VLOOKUP([.E187];[.$A$2:.$B$503];2)));VLOOKUP([.E187];[.$A$2:.$B$503];2);&quot; &quot;);&quot;&quot;)">
            <text:p/>
          </table:table-cell>
          <table:table-cell table:style-name="ce120" table:formula="of:=IFERROR(IF(NOT([.F187]=&quot; &quot;);VLOOKUP([.F187];[.$E$2:.$G$503];3)+0.1;CELL(&quot;row&quot;;[.E1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7]=&quot; &quot;);CONCATENATE(&quot;     &quot;;VLOOKUP([.H187];[.$A$2:.$C$503];3));VLOOKUP([.H187];[.$A$2:.$C$503];3));&quot;&quot;)">
            <text:p/>
          </table:table-cell>
          <table:table-cell table:style-name="ce120" table:formula="of:=IFERROR(__xludf.dummyfunction(&quot;IFERROR(CONCATENATE(K187,&quot;&quot; (&quot;&quot;,TO_TEXT(VLOOKUP(H187,'Skill Data'!$A$2:$C$502,3)),&quot;&quot;; &quot;&quot;,VLOOKUP(TRUNC(VLOOKUP(H18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neiromancy</text:p>
          </table:table-cell>
          <table:table-cell table:style-name="ce117"/>
          <table:table-cell table:style-name="ce114" office:value-type="string" calcext:value-type="string">
            <text:p>Oneiromancy</text:p>
          </table:table-cell>
          <table:covered-table-cell/>
          <table:table-cell table:style-name="ce120"/>
          <table:table-cell table:style-name="ce120" table:formula="of:=IFERROR(IF(NOT(ISBLANK(VLOOKUP([.E188];[.$A$2:.$B$503];2)));VLOOKUP([.E188];[.$A$2:.$B$503];2);&quot; &quot;);&quot;&quot;)">
            <text:p/>
          </table:table-cell>
          <table:table-cell table:style-name="ce120" table:formula="of:=IFERROR(IF(NOT([.F188]=&quot; &quot;);VLOOKUP([.F188];[.$E$2:.$G$503];3)+0.1;CELL(&quot;row&quot;;[.E1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8]=&quot; &quot;);CONCATENATE(&quot;     &quot;;VLOOKUP([.H188];[.$A$2:.$C$503];3));VLOOKUP([.H188];[.$A$2:.$C$503];3));&quot;&quot;)">
            <text:p/>
          </table:table-cell>
          <table:table-cell table:style-name="ce120" table:formula="of:=IFERROR(__xludf.dummyfunction(&quot;IFERROR(CONCATENATE(K188,&quot;&quot; (&quot;&quot;,TO_TEXT(VLOOKUP(H188,'Skill Data'!$A$2:$C$502,3)),&quot;&quot;; &quot;&quot;,VLOOKUP(TRUNC(VLOOKUP(H18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ratory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Oratory</text:p>
          </table:table-cell>
          <table:covered-table-cell/>
          <table:table-cell table:style-name="ce120"/>
          <table:table-cell table:style-name="ce120" table:formula="of:=IFERROR(IF(NOT(ISBLANK(VLOOKUP([.E189];[.$A$2:.$B$503];2)));VLOOKUP([.E189];[.$A$2:.$B$503];2);&quot; &quot;);&quot;&quot;)">
            <text:p/>
          </table:table-cell>
          <table:table-cell table:style-name="ce120" table:formula="of:=IFERROR(IF(NOT([.F189]=&quot; &quot;);VLOOKUP([.F189];[.$E$2:.$G$503];3)+0.1;CELL(&quot;row&quot;;[.E1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9]=&quot; &quot;);CONCATENATE(&quot;     &quot;;VLOOKUP([.H189];[.$A$2:.$C$503];3));VLOOKUP([.H189];[.$A$2:.$C$503];3));&quot;&quot;)">
            <text:p/>
          </table:table-cell>
          <table:table-cell table:style-name="ce120" table:formula="of:=IFERROR(__xludf.dummyfunction(&quot;IFERROR(CONCATENATE(K189,&quot;&quot; (&quot;&quot;,TO_TEXT(VLOOKUP(H189,'Skill Data'!$A$2:$C$502,3)),&quot;&quot;; &quot;&quot;,VLOOKUP(TRUNC(VLOOKUP(H18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rgan</text:p>
          </table:table-cell>
          <table:table-cell table:style-name="ce117"/>
          <table:table-cell table:style-name="ce114" office:value-type="string" calcext:value-type="string">
            <text:p>Organ</text:p>
          </table:table-cell>
          <table:covered-table-cell/>
          <table:table-cell table:style-name="ce120"/>
          <table:table-cell table:style-name="ce120" table:formula="of:=IFERROR(IF(NOT(ISBLANK(VLOOKUP([.E190];[.$A$2:.$B$503];2)));VLOOKUP([.E190];[.$A$2:.$B$503];2);&quot; &quot;);&quot;&quot;)">
            <text:p/>
          </table:table-cell>
          <table:table-cell table:style-name="ce120" table:formula="of:=IFERROR(IF(NOT([.F190]=&quot; &quot;);VLOOKUP([.F190];[.$E$2:.$G$503];3)+0.1;CELL(&quot;row&quot;;[.E1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0]=&quot; &quot;);CONCATENATE(&quot;     &quot;;VLOOKUP([.H190];[.$A$2:.$C$503];3));VLOOKUP([.H190];[.$A$2:.$C$503];3));&quot;&quot;)">
            <text:p/>
          </table:table-cell>
          <table:table-cell table:style-name="ce120" table:formula="of:=IFERROR(__xludf.dummyfunction(&quot;IFERROR(CONCATENATE(K190,&quot;&quot; (&quot;&quot;,TO_TEXT(VLOOKUP(H190,'Skill Data'!$A$2:$C$502,3)),&quot;&quot;; &quot;&quot;,VLOOKUP(TRUNC(VLOOKUP(H19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Orienteering</text:p>
          </table:table-cell>
          <table:table-cell table:style-name="ce117"/>
          <table:table-cell table:style-name="ce114" office:value-type="string" calcext:value-type="string">
            <text:p>Orienteering</text:p>
          </table:table-cell>
          <table:covered-table-cell/>
          <table:table-cell table:style-name="ce120"/>
          <table:table-cell table:style-name="ce120" table:formula="of:=IFERROR(IF(NOT(ISBLANK(VLOOKUP([.E191];[.$A$2:.$B$503];2)));VLOOKUP([.E191];[.$A$2:.$B$503];2);&quot; &quot;);&quot;&quot;)">
            <text:p/>
          </table:table-cell>
          <table:table-cell table:style-name="ce120" table:formula="of:=IFERROR(IF(NOT([.F191]=&quot; &quot;);VLOOKUP([.F191];[.$E$2:.$G$503];3)+0.1;CELL(&quot;row&quot;;[.E1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1]=&quot; &quot;);CONCATENATE(&quot;     &quot;;VLOOKUP([.H191];[.$A$2:.$C$503];3));VLOOKUP([.H191];[.$A$2:.$C$503];3));&quot;&quot;)">
            <text:p/>
          </table:table-cell>
          <table:table-cell table:style-name="ce120" table:formula="of:=IFERROR(__xludf.dummyfunction(&quot;IFERROR(CONCATENATE(K191,&quot;&quot; (&quot;&quot;,TO_TEXT(VLOOKUP(H191,'Skill Data'!$A$2:$C$502,3)),&quot;&quot;; &quot;&quot;,VLOOKUP(TRUNC(VLOOKUP(H19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ainting</text:p>
          </table:table-cell>
          <table:table-cell table:style-name="ce117"/>
          <table:table-cell table:style-name="ce114" office:value-type="string" calcext:value-type="string">
            <text:p>Painting</text:p>
          </table:table-cell>
          <table:covered-table-cell/>
          <table:table-cell table:style-name="ce120"/>
          <table:table-cell table:style-name="ce120" table:formula="of:=IFERROR(IF(NOT(ISBLANK(VLOOKUP([.E192];[.$A$2:.$B$503];2)));VLOOKUP([.E192];[.$A$2:.$B$503];2);&quot; &quot;);&quot;&quot;)">
            <text:p/>
          </table:table-cell>
          <table:table-cell table:style-name="ce120" table:formula="of:=IFERROR(IF(NOT([.F192]=&quot; &quot;);VLOOKUP([.F192];[.$E$2:.$G$503];3)+0.1;CELL(&quot;row&quot;;[.E1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2]=&quot; &quot;);CONCATENATE(&quot;     &quot;;VLOOKUP([.H192];[.$A$2:.$C$503];3));VLOOKUP([.H192];[.$A$2:.$C$503];3));&quot;&quot;)">
            <text:p/>
          </table:table-cell>
          <table:table-cell table:style-name="ce120" table:formula="of:=IFERROR(__xludf.dummyfunction(&quot;IFERROR(CONCATENATE(K192,&quot;&quot; (&quot;&quot;,TO_TEXT(VLOOKUP(H192,'Skill Data'!$A$2:$C$502,3)),&quot;&quot;; &quot;&quot;,VLOOKUP(TRUNC(VLOOKUP(H19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Painting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Painting</text:p>
          </table:table-cell>
          <table:covered-table-cell/>
          <table:table-cell table:style-name="ce121"/>
          <table:table-cell table:style-name="ce120" table:formula="of:=IFERROR(IF(NOT(ISBLANK(VLOOKUP([.E193];[.$A$2:.$B$503];2)));VLOOKUP([.E193];[.$A$2:.$B$503];2);&quot; &quot;);&quot;&quot;)">
            <text:p/>
          </table:table-cell>
          <table:table-cell table:style-name="ce120" table:formula="of:=IFERROR(IF(NOT([.F193]=&quot; &quot;);VLOOKUP([.F193];[.$E$2:.$G$503];3)+0.1;CELL(&quot;row&quot;;[.E19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93]=&quot; &quot;);CONCATENATE(&quot;     &quot;;VLOOKUP([.H193];[.$A$2:.$C$503];3));VLOOKUP([.H193];[.$A$2:.$C$503];3));&quot;&quot;)">
            <text:p/>
          </table:table-cell>
          <table:table-cell table:style-name="ce120" table:formula="of:=IFERROR(__xludf.dummyfunction(&quot;IFERROR(CONCATENATE(K193,&quot;&quot; (&quot;&quot;,TO_TEXT(VLOOKUP(H193,'Skill Data'!$A$2:$C$502,3)),&quot;&quot;; &quot;&quot;,VLOOKUP(TRUNC(VLOOKUP(H19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arrying</text:p>
          </table:table-cell>
          <table:table-cell table:style-name="ce117"/>
          <table:table-cell table:style-name="ce114" office:value-type="string" calcext:value-type="string">
            <text:p>Parrying</text:p>
          </table:table-cell>
          <table:covered-table-cell/>
          <table:table-cell table:style-name="ce120"/>
          <table:table-cell table:style-name="ce120" table:formula="of:=IFERROR(IF(NOT(ISBLANK(VLOOKUP([.E194];[.$A$2:.$B$503];2)));VLOOKUP([.E194];[.$A$2:.$B$503];2);&quot; &quot;);&quot;&quot;)">
            <text:p/>
          </table:table-cell>
          <table:table-cell table:style-name="ce120" table:formula="of:=IFERROR(IF(NOT([.F194]=&quot; &quot;);VLOOKUP([.F194];[.$E$2:.$G$503];3)+0.1;CELL(&quot;row&quot;;[.E19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4]=&quot; &quot;);CONCATENATE(&quot;     &quot;;VLOOKUP([.H194];[.$A$2:.$C$503];3));VLOOKUP([.H194];[.$A$2:.$C$503];3));&quot;&quot;)">
            <text:p/>
          </table:table-cell>
          <table:table-cell table:style-name="ce120" table:formula="of:=IFERROR(__xludf.dummyfunction(&quot;IFERROR(CONCATENATE(K194,&quot;&quot; (&quot;&quot;,TO_TEXT(VLOOKUP(H194,'Skill Data'!$A$2:$C$502,3)),&quot;&quot;; &quot;&quot;,VLOOKUP(TRUNC(VLOOKUP(H19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astry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Pastry</text:p>
          </table:table-cell>
          <table:covered-table-cell/>
          <table:table-cell table:style-name="ce120"/>
          <table:table-cell table:style-name="ce120" table:formula="of:=IFERROR(IF(NOT(ISBLANK(VLOOKUP([.E195];[.$A$2:.$B$503];2)));VLOOKUP([.E195];[.$A$2:.$B$503];2);&quot; &quot;);&quot;&quot;)">
            <text:p/>
          </table:table-cell>
          <table:table-cell table:style-name="ce120" table:formula="of:=IFERROR(IF(NOT([.F195]=&quot; &quot;);VLOOKUP([.F195];[.$E$2:.$G$503];3)+0.1;CELL(&quot;row&quot;;[.E19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5]=&quot; &quot;);CONCATENATE(&quot;     &quot;;VLOOKUP([.H195];[.$A$2:.$C$503];3));VLOOKUP([.H195];[.$A$2:.$C$503];3));&quot;&quot;)">
            <text:p/>
          </table:table-cell>
          <table:table-cell table:style-name="ce120" table:formula="of:=IFERROR(__xludf.dummyfunction(&quot;IFERROR(CONCATENATE(K195,&quot;&quot; (&quot;&quot;,TO_TEXT(VLOOKUP(H195,'Skill Data'!$A$2:$C$502,3)),&quot;&quot;; &quot;&quot;,VLOOKUP(TRUNC(VLOOKUP(H19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ersuasion</text:p>
          </table:table-cell>
          <table:table-cell table:style-name="ce117"/>
          <table:table-cell table:style-name="ce114" office:value-type="string" calcext:value-type="string">
            <text:p>Persuasion</text:p>
          </table:table-cell>
          <table:covered-table-cell/>
          <table:table-cell table:style-name="ce120"/>
          <table:table-cell table:style-name="ce120" table:formula="of:=IFERROR(IF(NOT(ISBLANK(VLOOKUP([.E196];[.$A$2:.$B$503];2)));VLOOKUP([.E196];[.$A$2:.$B$503];2);&quot; &quot;);&quot;&quot;)">
            <text:p/>
          </table:table-cell>
          <table:table-cell table:style-name="ce120" table:formula="of:=IFERROR(IF(NOT([.F196]=&quot; &quot;);VLOOKUP([.F196];[.$E$2:.$G$503];3)+0.1;CELL(&quot;row&quot;;[.E1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6]=&quot; &quot;);CONCATENATE(&quot;     &quot;;VLOOKUP([.H196];[.$A$2:.$C$503];3));VLOOKUP([.H196];[.$A$2:.$C$503];3));&quot;&quot;)">
            <text:p/>
          </table:table-cell>
          <table:table-cell table:style-name="ce120" table:formula="of:=IFERROR(__xludf.dummyfunction(&quot;IFERROR(CONCATENATE(K196,&quot;&quot; (&quot;&quot;,TO_TEXT(VLOOKUP(H196,'Skill Data'!$A$2:$C$502,3)),&quot;&quot;; &quot;&quot;,VLOOKUP(TRUNC(VLOOKUP(H19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hilosophy</text:p>
          </table:table-cell>
          <table:table-cell table:style-name="ce117"/>
          <table:table-cell table:style-name="ce114" office:value-type="string" calcext:value-type="string">
            <text:p>Philosophy</text:p>
          </table:table-cell>
          <table:covered-table-cell/>
          <table:table-cell table:style-name="ce120"/>
          <table:table-cell table:style-name="ce120" table:formula="of:=IFERROR(IF(NOT(ISBLANK(VLOOKUP([.E197];[.$A$2:.$B$503];2)));VLOOKUP([.E197];[.$A$2:.$B$503];2);&quot; &quot;);&quot;&quot;)">
            <text:p/>
          </table:table-cell>
          <table:table-cell table:style-name="ce120" table:formula="of:=IFERROR(IF(NOT([.F197]=&quot; &quot;);VLOOKUP([.F197];[.$E$2:.$G$503];3)+0.1;CELL(&quot;row&quot;;[.E1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7]=&quot; &quot;);CONCATENATE(&quot;     &quot;;VLOOKUP([.H197];[.$A$2:.$C$503];3));VLOOKUP([.H197];[.$A$2:.$C$503];3));&quot;&quot;)">
            <text:p/>
          </table:table-cell>
          <table:table-cell table:style-name="ce120" table:formula="of:=IFERROR(__xludf.dummyfunction(&quot;IFERROR(CONCATENATE(K197,&quot;&quot; (&quot;&quot;,TO_TEXT(VLOOKUP(H197,'Skill Data'!$A$2:$C$502,3)),&quot;&quot;; &quot;&quot;,VLOOKUP(TRUNC(VLOOKUP(H19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iloting</text:p>
          </table:table-cell>
          <table:table-cell table:style-name="ce117"/>
          <table:table-cell table:style-name="ce114" office:value-type="string" calcext:value-type="string">
            <text:p>Piloting</text:p>
          </table:table-cell>
          <table:covered-table-cell/>
          <table:table-cell table:style-name="ce120"/>
          <table:table-cell table:style-name="ce120" table:formula="of:=IFERROR(IF(NOT(ISBLANK(VLOOKUP([.E198];[.$A$2:.$B$503];2)));VLOOKUP([.E198];[.$A$2:.$B$503];2);&quot; &quot;);&quot;&quot;)">
            <text:p/>
          </table:table-cell>
          <table:table-cell table:style-name="ce120" table:formula="of:=IFERROR(IF(NOT([.F198]=&quot; &quot;);VLOOKUP([.F198];[.$E$2:.$G$503];3)+0.1;CELL(&quot;row&quot;;[.E1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8]=&quot; &quot;);CONCATENATE(&quot;     &quot;;VLOOKUP([.H198];[.$A$2:.$C$503];3));VLOOKUP([.H198];[.$A$2:.$C$503];3));&quot;&quot;)">
            <text:p/>
          </table:table-cell>
          <table:table-cell table:style-name="ce120" table:formula="of:=IFERROR(__xludf.dummyfunction(&quot;IFERROR(CONCATENATE(K198,&quot;&quot; (&quot;&quot;,TO_TEXT(VLOOKUP(H198,'Skill Data'!$A$2:$C$502,3)),&quot;&quot;; &quot;&quot;,VLOOKUP(TRUNC(VLOOKUP(H19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laywright</text:p>
          </table:table-cell>
          <table:table-cell table:style-name="ce117"/>
          <table:table-cell table:style-name="ce114" office:value-type="string" calcext:value-type="string">
            <text:p>Playwright</text:p>
          </table:table-cell>
          <table:covered-table-cell/>
          <table:table-cell table:style-name="ce120"/>
          <table:table-cell table:style-name="ce120" table:formula="of:=IFERROR(IF(NOT(ISBLANK(VLOOKUP([.E199];[.$A$2:.$B$503];2)));VLOOKUP([.E199];[.$A$2:.$B$503];2);&quot; &quot;);&quot;&quot;)">
            <text:p/>
          </table:table-cell>
          <table:table-cell table:style-name="ce120" table:formula="of:=IFERROR(IF(NOT([.F199]=&quot; &quot;);VLOOKUP([.F199];[.$E$2:.$G$503];3)+0.1;CELL(&quot;row&quot;;[.E1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9]=&quot; &quot;);CONCATENATE(&quot;     &quot;;VLOOKUP([.H199];[.$A$2:.$C$503];3));VLOOKUP([.H199];[.$A$2:.$C$503];3));&quot;&quot;)">
            <text:p/>
          </table:table-cell>
          <table:table-cell table:style-name="ce120" table:formula="of:=IFERROR(__xludf.dummyfunction(&quot;IFERROR(CONCATENATE(K199,&quot;&quot; (&quot;&quot;,TO_TEXT(VLOOKUP(H199,'Skill Data'!$A$2:$C$502,3)),&quot;&quot;; &quot;&quot;,VLOOKUP(TRUNC(VLOOKUP(H19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lumbing</text:p>
          </table:table-cell>
          <table:table-cell table:style-name="ce117"/>
          <table:table-cell table:style-name="ce114" office:value-type="string" calcext:value-type="string">
            <text:p>Plumbing</text:p>
          </table:table-cell>
          <table:covered-table-cell/>
          <table:table-cell table:style-name="ce120"/>
          <table:table-cell table:style-name="ce120" table:formula="of:=IFERROR(IF(NOT(ISBLANK(VLOOKUP([.E200];[.$A$2:.$B$503];2)));VLOOKUP([.E200];[.$A$2:.$B$503];2);&quot; &quot;);&quot;&quot;)">
            <text:p/>
          </table:table-cell>
          <table:table-cell table:style-name="ce120" table:formula="of:=IFERROR(IF(NOT([.F200]=&quot; &quot;);VLOOKUP([.F200];[.$E$2:.$G$503];3)+0.1;CELL(&quot;row&quot;;[.E2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0]=&quot; &quot;);CONCATENATE(&quot;     &quot;;VLOOKUP([.H200];[.$A$2:.$C$503];3));VLOOKUP([.H200];[.$A$2:.$C$503];3));&quot;&quot;)">
            <text:p/>
          </table:table-cell>
          <table:table-cell table:style-name="ce120" table:formula="of:=IFERROR(__xludf.dummyfunction(&quot;IFERROR(CONCATENATE(K200,&quot;&quot; (&quot;&quot;,TO_TEXT(VLOOKUP(H200,'Skill Data'!$A$2:$C$502,3)),&quot;&quot;; &quot;&quot;,VLOOKUP(TRUNC(VLOOKUP(H20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oetry</text:p>
          </table:table-cell>
          <table:table-cell table:style-name="ce117"/>
          <table:table-cell table:style-name="ce114" office:value-type="string" calcext:value-type="string">
            <text:p>Poetry</text:p>
          </table:table-cell>
          <table:covered-table-cell/>
          <table:table-cell table:style-name="ce120"/>
          <table:table-cell table:style-name="ce120" table:formula="of:=IFERROR(IF(NOT(ISBLANK(VLOOKUP([.E201];[.$A$2:.$B$503];2)));VLOOKUP([.E201];[.$A$2:.$B$503];2);&quot; &quot;);&quot;&quot;)">
            <text:p/>
          </table:table-cell>
          <table:table-cell table:style-name="ce120" table:formula="of:=IFERROR(IF(NOT([.F201]=&quot; &quot;);VLOOKUP([.F201];[.$E$2:.$G$503];3)+0.1;CELL(&quot;row&quot;;[.E2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1]=&quot; &quot;);CONCATENATE(&quot;     &quot;;VLOOKUP([.H201];[.$A$2:.$C$503];3));VLOOKUP([.H201];[.$A$2:.$C$503];3));&quot;&quot;)">
            <text:p/>
          </table:table-cell>
          <table:table-cell table:style-name="ce120" table:formula="of:=IFERROR(__xludf.dummyfunction(&quot;IFERROR(CONCATENATE(K201,&quot;&quot; (&quot;&quot;,TO_TEXT(VLOOKUP(H201,'Skill Data'!$A$2:$C$502,3)),&quot;&quot;; &quot;&quot;,VLOOKUP(TRUNC(VLOOKUP(H20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oisons</text:p>
          </table:table-cell>
          <table:table-cell table:style-name="ce117"/>
          <table:table-cell table:style-name="ce114" office:value-type="string" calcext:value-type="string">
            <text:p>Poisons</text:p>
          </table:table-cell>
          <table:covered-table-cell/>
          <table:table-cell table:style-name="ce120"/>
          <table:table-cell table:style-name="ce120" table:formula="of:=IFERROR(IF(NOT(ISBLANK(VLOOKUP([.E202];[.$A$2:.$B$503];2)));VLOOKUP([.E202];[.$A$2:.$B$503];2);&quot; &quot;);&quot;&quot;)">
            <text:p/>
          </table:table-cell>
          <table:table-cell table:style-name="ce120" table:formula="of:=IFERROR(IF(NOT([.F202]=&quot; &quot;);VLOOKUP([.F202];[.$E$2:.$G$503];3)+0.1;CELL(&quot;row&quot;;[.E2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2]=&quot; &quot;);CONCATENATE(&quot;     &quot;;VLOOKUP([.H202];[.$A$2:.$C$503];3));VLOOKUP([.H202];[.$A$2:.$C$503];3));&quot;&quot;)">
            <text:p/>
          </table:table-cell>
          <table:table-cell table:style-name="ce120" table:formula="of:=IFERROR(__xludf.dummyfunction(&quot;IFERROR(CONCATENATE(K202,&quot;&quot; (&quot;&quot;,TO_TEXT(VLOOKUP(H202,'Skill Data'!$A$2:$C$502,3)),&quot;&quot;; &quot;&quot;,VLOOKUP(TRUNC(VLOOKUP(H20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olearms</text:p>
          </table:table-cell>
          <table:table-cell table:style-name="ce117"/>
          <table:table-cell table:style-name="ce114" office:value-type="string" calcext:value-type="string">
            <text:p>Polearms</text:p>
          </table:table-cell>
          <table:covered-table-cell/>
          <table:table-cell table:style-name="ce120"/>
          <table:table-cell table:style-name="ce120" table:formula="of:=IFERROR(IF(NOT(ISBLANK(VLOOKUP([.E203];[.$A$2:.$B$503];2)));VLOOKUP([.E203];[.$A$2:.$B$503];2);&quot; &quot;);&quot;&quot;)">
            <text:p/>
          </table:table-cell>
          <table:table-cell table:style-name="ce120" table:formula="of:=IFERROR(IF(NOT([.F203]=&quot; &quot;);VLOOKUP([.F203];[.$E$2:.$G$503];3)+0.1;CELL(&quot;row&quot;;[.E2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3]=&quot; &quot;);CONCATENATE(&quot;     &quot;;VLOOKUP([.H203];[.$A$2:.$C$503];3));VLOOKUP([.H203];[.$A$2:.$C$503];3));&quot;&quot;)">
            <text:p/>
          </table:table-cell>
          <table:table-cell table:style-name="ce120" table:formula="of:=IFERROR(__xludf.dummyfunction(&quot;IFERROR(CONCATENATE(K203,&quot;&quot; (&quot;&quot;,TO_TEXT(VLOOKUP(H203,'Skill Data'!$A$2:$C$502,3)),&quot;&quot;; &quot;&quot;,VLOOKUP(TRUNC(VLOOKUP(H20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otter</text:p>
          </table:table-cell>
          <table:table-cell table:style-name="ce117"/>
          <table:table-cell table:style-name="ce114" office:value-type="string" calcext:value-type="string">
            <text:p>Potter</text:p>
          </table:table-cell>
          <table:covered-table-cell/>
          <table:table-cell table:style-name="ce120"/>
          <table:table-cell table:style-name="ce120" table:formula="of:=IFERROR(IF(NOT(ISBLANK(VLOOKUP([.E204];[.$A$2:.$B$503];2)));VLOOKUP([.E204];[.$A$2:.$B$503];2);&quot; &quot;);&quot;&quot;)">
            <text:p/>
          </table:table-cell>
          <table:table-cell table:style-name="ce120" table:formula="of:=IFERROR(IF(NOT([.F204]=&quot; &quot;);VLOOKUP([.F204];[.$E$2:.$G$503];3)+0.1;CELL(&quot;row&quot;;[.E2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4]=&quot; &quot;);CONCATENATE(&quot;     &quot;;VLOOKUP([.H204];[.$A$2:.$C$503];3));VLOOKUP([.H204];[.$A$2:.$C$503];3));&quot;&quot;)">
            <text:p/>
          </table:table-cell>
          <table:table-cell table:style-name="ce120" table:formula="of:=IFERROR(__xludf.dummyfunction(&quot;IFERROR(CONCATENATE(K204,&quot;&quot; (&quot;&quot;,TO_TEXT(VLOOKUP(H204,'Skill Data'!$A$2:$C$502,3)),&quot;&quot;; &quot;&quot;,VLOOKUP(TRUNC(VLOOKUP(H20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reaching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Preaching</text:p>
          </table:table-cell>
          <table:covered-table-cell/>
          <table:table-cell table:style-name="ce120"/>
          <table:table-cell table:style-name="ce120" table:formula="of:=IFERROR(IF(NOT(ISBLANK(VLOOKUP([.E205];[.$A$2:.$B$503];2)));VLOOKUP([.E205];[.$A$2:.$B$503];2);&quot; &quot;);&quot;&quot;)">
            <text:p/>
          </table:table-cell>
          <table:table-cell table:style-name="ce120" table:formula="of:=IFERROR(IF(NOT([.F205]=&quot; &quot;);VLOOKUP([.F205];[.$E$2:.$G$503];3)+0.1;CELL(&quot;row&quot;;[.E2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5]=&quot; &quot;);CONCATENATE(&quot;     &quot;;VLOOKUP([.H205];[.$A$2:.$C$503];3));VLOOKUP([.H205];[.$A$2:.$C$503];3));&quot;&quot;)">
            <text:p/>
          </table:table-cell>
          <table:table-cell table:style-name="ce120" table:formula="of:=IFERROR(__xludf.dummyfunction(&quot;IFERROR(CONCATENATE(K205,&quot;&quot; (&quot;&quot;,TO_TEXT(VLOOKUP(H205,'Skill Data'!$A$2:$C$502,3)),&quot;&quot;; &quot;&quot;,VLOOKUP(TRUNC(VLOOKUP(H20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Prospecting</text:p>
          </table:table-cell>
          <table:table-cell table:style-name="ce117"/>
          <table:table-cell table:style-name="ce114" office:value-type="string" calcext:value-type="string">
            <text:p>Prospecting</text:p>
          </table:table-cell>
          <table:covered-table-cell/>
          <table:table-cell table:style-name="ce120"/>
          <table:table-cell table:style-name="ce120" table:formula="of:=IFERROR(IF(NOT(ISBLANK(VLOOKUP([.E206];[.$A$2:.$B$503];2)));VLOOKUP([.E206];[.$A$2:.$B$503];2);&quot; &quot;);&quot;&quot;)">
            <text:p/>
          </table:table-cell>
          <table:table-cell table:style-name="ce120" table:formula="of:=IFERROR(IF(NOT([.F206]=&quot; &quot;);VLOOKUP([.F206];[.$E$2:.$G$503];3)+0.1;CELL(&quot;row&quot;;[.E2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6]=&quot; &quot;);CONCATENATE(&quot;     &quot;;VLOOKUP([.H206];[.$A$2:.$C$503];3));VLOOKUP([.H206];[.$A$2:.$C$503];3));&quot;&quot;)">
            <text:p/>
          </table:table-cell>
          <table:table-cell table:style-name="ce120" table:formula="of:=IFERROR(__xludf.dummyfunction(&quot;IFERROR(CONCATENATE(K206,&quot;&quot; (&quot;&quot;,TO_TEXT(VLOOKUP(H206,'Skill Data'!$A$2:$C$502,3)),&quot;&quot;; &quot;&quot;,VLOOKUP(TRUNC(VLOOKUP(H20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esearch</text:p>
          </table:table-cell>
          <table:table-cell table:style-name="ce117"/>
          <table:table-cell table:style-name="ce114" office:value-type="string" calcext:value-type="string">
            <text:p>Research</text:p>
          </table:table-cell>
          <table:covered-table-cell/>
          <table:table-cell table:style-name="ce120"/>
          <table:table-cell table:style-name="ce120" table:formula="of:=IFERROR(IF(NOT(ISBLANK(VLOOKUP([.E207];[.$A$2:.$B$503];2)));VLOOKUP([.E207];[.$A$2:.$B$503];2);&quot; &quot;);&quot;&quot;)">
            <text:p/>
          </table:table-cell>
          <table:table-cell table:style-name="ce120" table:formula="of:=IFERROR(IF(NOT([.F207]=&quot; &quot;);VLOOKUP([.F207];[.$E$2:.$G$503];3)+0.1;CELL(&quot;row&quot;;[.E2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7]=&quot; &quot;);CONCATENATE(&quot;     &quot;;VLOOKUP([.H207];[.$A$2:.$C$503];3));VLOOKUP([.H207];[.$A$2:.$C$503];3));&quot;&quot;)">
            <text:p/>
          </table:table-cell>
          <table:table-cell table:style-name="ce120" table:formula="of:=IFERROR(__xludf.dummyfunction(&quot;IFERROR(CONCATENATE(K207,&quot;&quot; (&quot;&quot;,TO_TEXT(VLOOKUP(H207,'Skill Data'!$A$2:$C$502,3)),&quot;&quot;; &quot;&quot;,VLOOKUP(TRUNC(VLOOKUP(H20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hetoric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Rhetoric</text:p>
          </table:table-cell>
          <table:covered-table-cell/>
          <table:table-cell table:style-name="ce120"/>
          <table:table-cell table:style-name="ce120" table:formula="of:=IFERROR(IF(NOT(ISBLANK(VLOOKUP([.E208];[.$A$2:.$B$503];2)));VLOOKUP([.E208];[.$A$2:.$B$503];2);&quot; &quot;);&quot;&quot;)">
            <text:p/>
          </table:table-cell>
          <table:table-cell table:style-name="ce120" table:formula="of:=IFERROR(IF(NOT([.F208]=&quot; &quot;);VLOOKUP([.F208];[.$E$2:.$G$503];3)+0.1;CELL(&quot;row&quot;;[.E2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8]=&quot; &quot;);CONCATENATE(&quot;     &quot;;VLOOKUP([.H208];[.$A$2:.$C$503];3));VLOOKUP([.H208];[.$A$2:.$C$503];3));&quot;&quot;)">
            <text:p/>
          </table:table-cell>
          <table:table-cell table:style-name="ce120" table:formula="of:=IFERROR(__xludf.dummyfunction(&quot;IFERROR(CONCATENATE(K208,&quot;&quot; (&quot;&quot;,TO_TEXT(VLOOKUP(H208,'Skill Data'!$A$2:$C$502,3)),&quot;&quot;; &quot;&quot;,VLOOKUP(TRUNC(VLOOKUP(H20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iding</text:p>
          </table:table-cell>
          <table:table-cell table:style-name="ce117"/>
          <table:table-cell table:style-name="ce114" office:value-type="string" calcext:value-type="string">
            <text:p>Riding</text:p>
          </table:table-cell>
          <table:covered-table-cell/>
          <table:table-cell table:style-name="ce120"/>
          <table:table-cell table:style-name="ce120" table:formula="of:=IFERROR(IF(NOT(ISBLANK(VLOOKUP([.E209];[.$A$2:.$B$503];2)));VLOOKUP([.E209];[.$A$2:.$B$503];2);&quot; &quot;);&quot;&quot;)">
            <text:p/>
          </table:table-cell>
          <table:table-cell table:style-name="ce120" table:formula="of:=IFERROR(IF(NOT([.F209]=&quot; &quot;);VLOOKUP([.F209];[.$E$2:.$G$503];3)+0.1;CELL(&quot;row&quot;;[.E2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9]=&quot; &quot;);CONCATENATE(&quot;     &quot;;VLOOKUP([.H209];[.$A$2:.$C$503];3));VLOOKUP([.H209];[.$A$2:.$C$503];3));&quot;&quot;)">
            <text:p/>
          </table:table-cell>
          <table:table-cell table:style-name="ce120" table:formula="of:=IFERROR(__xludf.dummyfunction(&quot;IFERROR(CONCATENATE(K209,&quot;&quot; (&quot;&quot;,TO_TEXT(VLOOKUP(H209,'Skill Data'!$A$2:$C$502,3)),&quot;&quot;; &quot;&quot;,VLOOKUP(TRUNC(VLOOKUP(H20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igging</text:p>
          </table:table-cell>
          <table:table-cell table:style-name="ce117"/>
          <table:table-cell table:style-name="ce114" office:value-type="string" calcext:value-type="string">
            <text:p>Rigging</text:p>
          </table:table-cell>
          <table:covered-table-cell/>
          <table:table-cell table:style-name="ce120"/>
          <table:table-cell table:style-name="ce120" table:formula="of:=IFERROR(IF(NOT(ISBLANK(VLOOKUP([.E210];[.$A$2:.$B$503];2)));VLOOKUP([.E210];[.$A$2:.$B$503];2);&quot; &quot;);&quot;&quot;)">
            <text:p/>
          </table:table-cell>
          <table:table-cell table:style-name="ce120" table:formula="of:=IFERROR(IF(NOT([.F210]=&quot; &quot;);VLOOKUP([.F210];[.$E$2:.$G$503];3)+0.1;CELL(&quot;row&quot;;[.E2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0]=&quot; &quot;);CONCATENATE(&quot;     &quot;;VLOOKUP([.H210];[.$A$2:.$C$503];3));VLOOKUP([.H210];[.$A$2:.$C$503];3));&quot;&quot;)">
            <text:p/>
          </table:table-cell>
          <table:table-cell table:style-name="ce120" table:formula="of:=IFERROR(__xludf.dummyfunction(&quot;IFERROR(CONCATENATE(K210,&quot;&quot; (&quot;&quot;,TO_TEXT(VLOOKUP(H210,'Skill Data'!$A$2:$C$502,3)),&quot;&quot;; &quot;&quot;,VLOOKUP(TRUNC(VLOOKUP(H21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Ritual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Ritual</text:p>
          </table:table-cell>
          <table:covered-table-cell/>
          <table:table-cell table:style-name="ce121"/>
          <table:table-cell table:style-name="ce120" table:formula="of:=IFERROR(IF(NOT(ISBLANK(VLOOKUP([.E211];[.$A$2:.$B$503];2)));VLOOKUP([.E211];[.$A$2:.$B$503];2);&quot; &quot;);&quot;&quot;)">
            <text:p/>
          </table:table-cell>
          <table:table-cell table:style-name="ce120" table:formula="of:=IFERROR(IF(NOT([.F211]=&quot; &quot;);VLOOKUP([.F211];[.$E$2:.$G$503];3)+0.1;CELL(&quot;row&quot;;[.E21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1]=&quot; &quot;);CONCATENATE(&quot;     &quot;;VLOOKUP([.H211];[.$A$2:.$C$503];3));VLOOKUP([.H211];[.$A$2:.$C$503];3));&quot;&quot;)">
            <text:p/>
          </table:table-cell>
          <table:table-cell table:style-name="ce120" table:formula="of:=IFERROR(__xludf.dummyfunction(&quot;IFERROR(CONCATENATE(K211,&quot;&quot; (&quot;&quot;,TO_TEXT(VLOOKUP(H211,'Skill Data'!$A$2:$C$502,3)),&quot;&quot;; &quot;&quot;,VLOOKUP(TRUNC(VLOOKUP(H21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itual Magic</text:p>
          </table:table-cell>
          <table:table-cell table:style-name="ce117"/>
          <table:table-cell table:style-name="ce114" office:value-type="string" calcext:value-type="string">
            <text:p>Ritual Magic</text:p>
          </table:table-cell>
          <table:covered-table-cell/>
          <table:table-cell table:style-name="ce120"/>
          <table:table-cell table:style-name="ce120" table:formula="of:=IFERROR(IF(NOT(ISBLANK(VLOOKUP([.E212];[.$A$2:.$B$503];2)));VLOOKUP([.E212];[.$A$2:.$B$503];2);&quot; &quot;);&quot;&quot;)">
            <text:p/>
          </table:table-cell>
          <table:table-cell table:style-name="ce120" table:formula="of:=IFERROR(IF(NOT([.F212]=&quot; &quot;);VLOOKUP([.F212];[.$E$2:.$G$503];3)+0.1;CELL(&quot;row&quot;;[.E2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2]=&quot; &quot;);CONCATENATE(&quot;     &quot;;VLOOKUP([.H212];[.$A$2:.$C$503];3));VLOOKUP([.H212];[.$A$2:.$C$503];3));&quot;&quot;)">
            <text:p/>
          </table:table-cell>
          <table:table-cell table:style-name="ce120" table:formula="of:=IFERROR(__xludf.dummyfunction(&quot;IFERROR(CONCATENATE(K212,&quot;&quot; (&quot;&quot;,TO_TEXT(VLOOKUP(H212,'Skill Data'!$A$2:$C$502,3)),&quot;&quot;; &quot;&quot;,VLOOKUP(TRUNC(VLOOKUP(H21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oast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Roasting</text:p>
          </table:table-cell>
          <table:covered-table-cell/>
          <table:table-cell table:style-name="ce120"/>
          <table:table-cell table:style-name="ce120" table:formula="of:=IFERROR(IF(NOT(ISBLANK(VLOOKUP([.E213];[.$A$2:.$B$503];2)));VLOOKUP([.E213];[.$A$2:.$B$503];2);&quot; &quot;);&quot;&quot;)">
            <text:p/>
          </table:table-cell>
          <table:table-cell table:style-name="ce120" table:formula="of:=IFERROR(IF(NOT([.F213]=&quot; &quot;);VLOOKUP([.F213];[.$E$2:.$G$503];3)+0.1;CELL(&quot;row&quot;;[.E2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3]=&quot; &quot;);CONCATENATE(&quot;     &quot;;VLOOKUP([.H213];[.$A$2:.$C$503];3));VLOOKUP([.H213];[.$A$2:.$C$503];3));&quot;&quot;)">
            <text:p/>
          </table:table-cell>
          <table:table-cell table:style-name="ce120" table:formula="of:=IFERROR(__xludf.dummyfunction(&quot;IFERROR(CONCATENATE(K213,&quot;&quot; (&quot;&quot;,TO_TEXT(VLOOKUP(H213,'Skill Data'!$A$2:$C$502,3)),&quot;&quot;; &quot;&quot;,VLOOKUP(TRUNC(VLOOKUP(H21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ule of Law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Rule of Law</text:p>
          </table:table-cell>
          <table:covered-table-cell/>
          <table:table-cell table:style-name="ce120"/>
          <table:table-cell table:style-name="ce120" table:formula="of:=IFERROR(IF(NOT(ISBLANK(VLOOKUP([.E214];[.$A$2:.$B$503];2)));VLOOKUP([.E214];[.$A$2:.$B$503];2);&quot; &quot;);&quot;&quot;)">
            <text:p/>
          </table:table-cell>
          <table:table-cell table:style-name="ce120" table:formula="of:=IFERROR(IF(NOT([.F214]=&quot; &quot;);VLOOKUP([.F214];[.$E$2:.$G$503];3)+0.1;CELL(&quot;row&quot;;[.E2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4]=&quot; &quot;);CONCATENATE(&quot;     &quot;;VLOOKUP([.H214];[.$A$2:.$C$503];3));VLOOKUP([.H214];[.$A$2:.$C$503];3));&quot;&quot;)">
            <text:p/>
          </table:table-cell>
          <table:table-cell table:style-name="ce120" table:formula="of:=IFERROR(__xludf.dummyfunction(&quot;IFERROR(CONCATENATE(K214,&quot;&quot; (&quot;&quot;,TO_TEXT(VLOOKUP(H214,'Skill Data'!$A$2:$C$502,3)),&quot;&quot;; &quot;&quot;,VLOOKUP(TRUNC(VLOOKUP(H21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unic Enhancement</text:p>
          </table:table-cell>
          <table:table-cell table:style-name="ce117"/>
          <table:table-cell table:style-name="ce114" office:value-type="string" calcext:value-type="string">
            <text:p>Runic Enhancement</text:p>
          </table:table-cell>
          <table:covered-table-cell/>
          <table:table-cell table:style-name="ce120"/>
          <table:table-cell table:style-name="ce120" table:formula="of:=IFERROR(IF(NOT(ISBLANK(VLOOKUP([.E215];[.$A$2:.$B$503];2)));VLOOKUP([.E215];[.$A$2:.$B$503];2);&quot; &quot;);&quot;&quot;)">
            <text:p/>
          </table:table-cell>
          <table:table-cell table:style-name="ce120" table:formula="of:=IFERROR(IF(NOT([.F215]=&quot; &quot;);VLOOKUP([.F215];[.$E$2:.$G$503];3)+0.1;CELL(&quot;row&quot;;[.E2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5]=&quot; &quot;);CONCATENATE(&quot;     &quot;;VLOOKUP([.H215];[.$A$2:.$C$503];3));VLOOKUP([.H215];[.$A$2:.$C$503];3));&quot;&quot;)">
            <text:p/>
          </table:table-cell>
          <table:table-cell table:style-name="ce120" table:formula="of:=IFERROR(__xludf.dummyfunction(&quot;IFERROR(CONCATENATE(K215,&quot;&quot; (&quot;&quot;,TO_TEXT(VLOOKUP(H215,'Skill Data'!$A$2:$C$502,3)),&quot;&quot;; &quot;&quot;,VLOOKUP(TRUNC(VLOOKUP(H21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Running</text:p>
          </table:table-cell>
          <table:table-cell table:style-name="ce117"/>
          <table:table-cell table:style-name="ce114" office:value-type="string" calcext:value-type="string">
            <text:p>Running</text:p>
          </table:table-cell>
          <table:covered-table-cell/>
          <table:table-cell table:style-name="ce120"/>
          <table:table-cell table:style-name="ce120" table:formula="of:=IFERROR(IF(NOT(ISBLANK(VLOOKUP([.E216];[.$A$2:.$B$503];2)));VLOOKUP([.E216];[.$A$2:.$B$503];2);&quot; &quot;);&quot;&quot;)">
            <text:p/>
          </table:table-cell>
          <table:table-cell table:style-name="ce120" table:formula="of:=IFERROR(IF(NOT([.F216]=&quot; &quot;);VLOOKUP([.F216];[.$E$2:.$G$503];3)+0.1;CELL(&quot;row&quot;;[.E2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6]=&quot; &quot;);CONCATENATE(&quot;     &quot;;VLOOKUP([.H216];[.$A$2:.$C$503];3));VLOOKUP([.H216];[.$A$2:.$C$503];3));&quot;&quot;)">
            <text:p/>
          </table:table-cell>
          <table:table-cell table:style-name="ce120" table:formula="of:=IFERROR(__xludf.dummyfunction(&quot;IFERROR(CONCATENATE(K216,&quot;&quot; (&quot;&quot;,TO_TEXT(VLOOKUP(H216,'Skill Data'!$A$2:$C$502,3)),&quot;&quot;; &quot;&quot;,VLOOKUP(TRUNC(VLOOKUP(H21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addlery</text:p>
          </table:table-cell>
          <table:table-cell table:style-name="ce117"/>
          <table:table-cell table:style-name="ce114" office:value-type="string" calcext:value-type="string">
            <text:p>Saddlery</text:p>
          </table:table-cell>
          <table:covered-table-cell/>
          <table:table-cell table:style-name="ce120"/>
          <table:table-cell table:style-name="ce120" table:formula="of:=IFERROR(IF(NOT(ISBLANK(VLOOKUP([.E217];[.$A$2:.$B$503];2)));VLOOKUP([.E217];[.$A$2:.$B$503];2);&quot; &quot;);&quot;&quot;)">
            <text:p/>
          </table:table-cell>
          <table:table-cell table:style-name="ce120" table:formula="of:=IFERROR(IF(NOT([.F217]=&quot; &quot;);VLOOKUP([.F217];[.$E$2:.$G$503];3)+0.1;CELL(&quot;row&quot;;[.E2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7]=&quot; &quot;);CONCATENATE(&quot;     &quot;;VLOOKUP([.H217];[.$A$2:.$C$503];3));VLOOKUP([.H217];[.$A$2:.$C$503];3));&quot;&quot;)">
            <text:p/>
          </table:table-cell>
          <table:table-cell table:style-name="ce120" table:formula="of:=IFERROR(__xludf.dummyfunction(&quot;IFERROR(CONCATENATE(K217,&quot;&quot; (&quot;&quot;,TO_TEXT(VLOOKUP(H217,'Skill Data'!$A$2:$C$502,3)),&quot;&quot;; &quot;&quot;,VLOOKUP(TRUNC(VLOOKUP(H21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adism</text:p>
          </table:table-cell>
          <table:table-cell table:style-name="ce117"/>
          <table:table-cell table:style-name="ce114" office:value-type="string" calcext:value-type="string">
            <text:p>Sadism</text:p>
          </table:table-cell>
          <table:covered-table-cell/>
          <table:table-cell table:style-name="ce120"/>
          <table:table-cell table:style-name="ce120" table:formula="of:=IFERROR(IF(NOT(ISBLANK(VLOOKUP([.E218];[.$A$2:.$B$503];2)));VLOOKUP([.E218];[.$A$2:.$B$503];2);&quot; &quot;);&quot;&quot;)">
            <text:p/>
          </table:table-cell>
          <table:table-cell table:style-name="ce120" table:formula="of:=IFERROR(IF(NOT([.F218]=&quot; &quot;);VLOOKUP([.F218];[.$E$2:.$G$503];3)+0.1;CELL(&quot;row&quot;;[.E2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8]=&quot; &quot;);CONCATENATE(&quot;     &quot;;VLOOKUP([.H218];[.$A$2:.$C$503];3));VLOOKUP([.H218];[.$A$2:.$C$503];3));&quot;&quot;)">
            <text:p/>
          </table:table-cell>
          <table:table-cell table:style-name="ce120" table:formula="of:=IFERROR(__xludf.dummyfunction(&quot;IFERROR(CONCATENATE(K218,&quot;&quot; (&quot;&quot;,TO_TEXT(VLOOKUP(H218,'Skill Data'!$A$2:$C$502,3)),&quot;&quot;; &quot;&quot;,VLOOKUP(TRUNC(VLOOKUP(H21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Salt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Saltwater</text:p>
          </table:table-cell>
          <table:covered-table-cell/>
          <table:table-cell table:style-name="ce121"/>
          <table:table-cell table:style-name="ce120" table:formula="of:=IFERROR(IF(NOT(ISBLANK(VLOOKUP([.E219];[.$A$2:.$B$503];2)));VLOOKUP([.E219];[.$A$2:.$B$503];2);&quot; &quot;);&quot;&quot;)">
            <text:p/>
          </table:table-cell>
          <table:table-cell table:style-name="ce120" table:formula="of:=IFERROR(IF(NOT([.F219]=&quot; &quot;);VLOOKUP([.F219];[.$E$2:.$G$503];3)+0.1;CELL(&quot;row&quot;;[.E21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9]=&quot; &quot;);CONCATENATE(&quot;     &quot;;VLOOKUP([.H219];[.$A$2:.$C$503];3));VLOOKUP([.H219];[.$A$2:.$C$503];3));&quot;&quot;)">
            <text:p/>
          </table:table-cell>
          <table:table-cell table:style-name="ce120" table:formula="of:=IFERROR(__xludf.dummyfunction(&quot;IFERROR(CONCATENATE(K219,&quot;&quot; (&quot;&quot;,TO_TEXT(VLOOKUP(H219,'Skill Data'!$A$2:$C$502,3)),&quot;&quot;; &quot;&quot;,VLOOKUP(TRUNC(VLOOKUP(H21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anguimancy</text:p>
          </table:table-cell>
          <table:table-cell table:style-name="ce117"/>
          <table:table-cell table:style-name="ce114" office:value-type="string" calcext:value-type="string">
            <text:p>Sanguimancy</text:p>
          </table:table-cell>
          <table:covered-table-cell/>
          <table:table-cell table:style-name="ce120"/>
          <table:table-cell table:style-name="ce120" table:formula="of:=IFERROR(IF(NOT(ISBLANK(VLOOKUP([.E220];[.$A$2:.$B$503];2)));VLOOKUP([.E220];[.$A$2:.$B$503];2);&quot; &quot;);&quot;&quot;)">
            <text:p/>
          </table:table-cell>
          <table:table-cell table:style-name="ce120" table:formula="of:=IFERROR(IF(NOT([.F220]=&quot; &quot;);VLOOKUP([.F220];[.$E$2:.$G$503];3)+0.1;CELL(&quot;row&quot;;[.E22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0]=&quot; &quot;);CONCATENATE(&quot;     &quot;;VLOOKUP([.H220];[.$A$2:.$C$503];3));VLOOKUP([.H220];[.$A$2:.$C$503];3));&quot;&quot;)">
            <text:p/>
          </table:table-cell>
          <table:table-cell table:style-name="ce120" table:formula="of:=IFERROR(__xludf.dummyfunction(&quot;IFERROR(CONCATENATE(K220,&quot;&quot; (&quot;&quot;,TO_TEXT(VLOOKUP(H220,'Skill Data'!$A$2:$C$502,3)),&quot;&quot;; &quot;&quot;,VLOOKUP(TRUNC(VLOOKUP(H22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cavenging</text:p>
          </table:table-cell>
          <table:table-cell table:style-name="ce117"/>
          <table:table-cell table:style-name="ce114" office:value-type="string" calcext:value-type="string">
            <text:p>Scavenging</text:p>
          </table:table-cell>
          <table:covered-table-cell/>
          <table:table-cell table:style-name="ce120"/>
          <table:table-cell table:style-name="ce120" table:formula="of:=IFERROR(IF(NOT(ISBLANK(VLOOKUP([.E221];[.$A$2:.$B$503];2)));VLOOKUP([.E221];[.$A$2:.$B$503];2);&quot; &quot;);&quot;&quot;)">
            <text:p/>
          </table:table-cell>
          <table:table-cell table:style-name="ce120" table:formula="of:=IFERROR(IF(NOT([.F221]=&quot; &quot;);VLOOKUP([.F221];[.$E$2:.$G$503];3)+0.1;CELL(&quot;row&quot;;[.E2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1]=&quot; &quot;);CONCATENATE(&quot;     &quot;;VLOOKUP([.H221];[.$A$2:.$C$503];3));VLOOKUP([.H221];[.$A$2:.$C$503];3));&quot;&quot;)">
            <text:p/>
          </table:table-cell>
          <table:table-cell table:style-name="ce120" table:formula="of:=IFERROR(__xludf.dummyfunction(&quot;IFERROR(CONCATENATE(K221,&quot;&quot; (&quot;&quot;,TO_TEXT(VLOOKUP(H221,'Skill Data'!$A$2:$C$502,3)),&quot;&quot;; &quot;&quot;,VLOOKUP(TRUNC(VLOOKUP(H22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culpture</text:p>
          </table:table-cell>
          <table:table-cell table:style-name="ce117"/>
          <table:table-cell table:style-name="ce114" office:value-type="string" calcext:value-type="string">
            <text:p>Sculpture</text:p>
          </table:table-cell>
          <table:covered-table-cell/>
          <table:table-cell table:style-name="ce120"/>
          <table:table-cell table:style-name="ce120" table:formula="of:=IFERROR(IF(NOT(ISBLANK(VLOOKUP([.E222];[.$A$2:.$B$503];2)));VLOOKUP([.E222];[.$A$2:.$B$503];2);&quot; &quot;);&quot;&quot;)">
            <text:p/>
          </table:table-cell>
          <table:table-cell table:style-name="ce120" table:formula="of:=IFERROR(IF(NOT([.F222]=&quot; &quot;);VLOOKUP([.F222];[.$E$2:.$G$503];3)+0.1;CELL(&quot;row&quot;;[.E2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2]=&quot; &quot;);CONCATENATE(&quot;     &quot;;VLOOKUP([.H222];[.$A$2:.$C$503];3));VLOOKUP([.H222];[.$A$2:.$C$503];3));&quot;&quot;)">
            <text:p/>
          </table:table-cell>
          <table:table-cell table:style-name="ce120" table:formula="of:=IFERROR(__xludf.dummyfunction(&quot;IFERROR(CONCATENATE(K222,&quot;&quot; (&quot;&quot;,TO_TEXT(VLOOKUP(H222,'Skill Data'!$A$2:$C$502,3)),&quot;&quot;; &quot;&quot;,VLOOKUP(TRUNC(VLOOKUP(H22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114" office:value-type="string" calcext:value-type="string">
            <text:p>Sculpture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Sculpture</text:p>
          </table:table-cell>
          <table:covered-table-cell/>
          <table:table-cell table:style-name="ce121"/>
          <table:table-cell table:style-name="ce120" table:formula="of:=IFERROR(IF(NOT(ISBLANK(VLOOKUP([.E223];[.$A$2:.$B$503];2)));VLOOKUP([.E223];[.$A$2:.$B$503];2);&quot; &quot;);&quot;&quot;)">
            <text:p/>
          </table:table-cell>
          <table:table-cell table:style-name="ce120" table:formula="of:=IFERROR(IF(NOT([.F223]=&quot; &quot;);VLOOKUP([.F223];[.$E$2:.$G$503];3)+0.1;CELL(&quot;row&quot;;[.E22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23]=&quot; &quot;);CONCATENATE(&quot;     &quot;;VLOOKUP([.H223];[.$A$2:.$C$503];3));VLOOKUP([.H223];[.$A$2:.$C$503];3));&quot;&quot;)">
            <text:p/>
          </table:table-cell>
          <table:table-cell table:style-name="ce120" table:formula="of:=IFERROR(__xludf.dummyfunction(&quot;IFERROR(CONCATENATE(K223,&quot;&quot; (&quot;&quot;,TO_TEXT(VLOOKUP(H223,'Skill Data'!$A$2:$C$502,3)),&quot;&quot;; &quot;&quot;,VLOOKUP(TRUNC(VLOOKUP(H22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eamanship</text:p>
          </table:table-cell>
          <table:table-cell table:style-name="ce117"/>
          <table:table-cell table:style-name="ce114" office:value-type="string" calcext:value-type="string">
            <text:p>Seamanship</text:p>
          </table:table-cell>
          <table:covered-table-cell/>
          <table:table-cell table:style-name="ce120"/>
          <table:table-cell table:style-name="ce120" table:formula="of:=IFERROR(IF(NOT(ISBLANK(VLOOKUP([.E224];[.$A$2:.$B$503];2)));VLOOKUP([.E224];[.$A$2:.$B$503];2);&quot; &quot;);&quot;&quot;)">
            <text:p/>
          </table:table-cell>
          <table:table-cell table:style-name="ce120" table:formula="of:=IFERROR(IF(NOT([.F224]=&quot; &quot;);VLOOKUP([.F224];[.$E$2:.$G$503];3)+0.1;CELL(&quot;row&quot;;[.E2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4]=&quot; &quot;);CONCATENATE(&quot;     &quot;;VLOOKUP([.H224];[.$A$2:.$C$503];3));VLOOKUP([.H224];[.$A$2:.$C$503];3));&quot;&quot;)">
            <text:p/>
          </table:table-cell>
          <table:table-cell table:style-name="ce120" table:formula="of:=IFERROR(__xludf.dummyfunction(&quot;IFERROR(CONCATENATE(K224,&quot;&quot; (&quot;&quot;,TO_TEXT(VLOOKUP(H224,'Skill Data'!$A$2:$C$502,3)),&quot;&quot;; &quot;&quot;,VLOOKUP(TRUNC(VLOOKUP(H22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eduction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Seduction</text:p>
          </table:table-cell>
          <table:covered-table-cell/>
          <table:table-cell table:style-name="ce120"/>
          <table:table-cell table:style-name="ce120" table:formula="of:=IFERROR(IF(NOT(ISBLANK(VLOOKUP([.E225];[.$A$2:.$B$503];2)));VLOOKUP([.E225];[.$A$2:.$B$503];2);&quot; &quot;);&quot;&quot;)">
            <text:p/>
          </table:table-cell>
          <table:table-cell table:style-name="ce120" table:formula="of:=IFERROR(IF(NOT([.F225]=&quot; &quot;);VLOOKUP([.F225];[.$E$2:.$G$503];3)+0.1;CELL(&quot;row&quot;;[.E2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5]=&quot; &quot;);CONCATENATE(&quot;     &quot;;VLOOKUP([.H225];[.$A$2:.$C$503];3));VLOOKUP([.H225];[.$A$2:.$C$503];3));&quot;&quot;)">
            <text:p/>
          </table:table-cell>
          <table:table-cell table:style-name="ce120" table:formula="of:=IFERROR(__xludf.dummyfunction(&quot;IFERROR(CONCATENATE(K225,&quot;&quot; (&quot;&quot;,TO_TEXT(VLOOKUP(H225,'Skill Data'!$A$2:$C$502,3)),&quot;&quot;; &quot;&quot;,VLOOKUP(TRUNC(VLOOKUP(H22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ewing</text:p>
          </table:table-cell>
          <table:table-cell table:style-name="ce117"/>
          <table:table-cell table:style-name="ce114" office:value-type="string" calcext:value-type="string">
            <text:p>Sewing</text:p>
          </table:table-cell>
          <table:covered-table-cell/>
          <table:table-cell table:style-name="ce120"/>
          <table:table-cell table:style-name="ce120" table:formula="of:=IFERROR(IF(NOT(ISBLANK(VLOOKUP([.E226];[.$A$2:.$B$503];2)));VLOOKUP([.E226];[.$A$2:.$B$503];2);&quot; &quot;);&quot;&quot;)">
            <text:p/>
          </table:table-cell>
          <table:table-cell table:style-name="ce120" table:formula="of:=IFERROR(IF(NOT([.F226]=&quot; &quot;);VLOOKUP([.F226];[.$E$2:.$G$503];3)+0.1;CELL(&quot;row&quot;;[.E2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6]=&quot; &quot;);CONCATENATE(&quot;     &quot;;VLOOKUP([.H226];[.$A$2:.$C$503];3));VLOOKUP([.H226];[.$A$2:.$C$503];3));&quot;&quot;)">
            <text:p/>
          </table:table-cell>
          <table:table-cell table:style-name="ce120" table:formula="of:=IFERROR(__xludf.dummyfunction(&quot;IFERROR(CONCATENATE(K226,&quot;&quot; (&quot;&quot;,TO_TEXT(VLOOKUP(H226,'Skill Data'!$A$2:$C$502,3)),&quot;&quot;; &quot;&quot;,VLOOKUP(TRUNC(VLOOKUP(H22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ex</text:p>
          </table:table-cell>
          <table:table-cell table:style-name="ce117"/>
          <table:table-cell table:style-name="ce114" office:value-type="string" calcext:value-type="string">
            <text:p>Sex</text:p>
          </table:table-cell>
          <table:covered-table-cell/>
          <table:table-cell table:style-name="ce120"/>
          <table:table-cell table:style-name="ce120" table:formula="of:=IFERROR(IF(NOT(ISBLANK(VLOOKUP([.E227];[.$A$2:.$B$503];2)));VLOOKUP([.E227];[.$A$2:.$B$503];2);&quot; &quot;);&quot;&quot;)">
            <text:p/>
          </table:table-cell>
          <table:table-cell table:style-name="ce120" table:formula="of:=IFERROR(IF(NOT([.F227]=&quot; &quot;);VLOOKUP([.F227];[.$E$2:.$G$503];3)+0.1;CELL(&quot;row&quot;;[.E2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7]=&quot; &quot;);CONCATENATE(&quot;     &quot;;VLOOKUP([.H227];[.$A$2:.$C$503];3));VLOOKUP([.H227];[.$A$2:.$C$503];3));&quot;&quot;)">
            <text:p/>
          </table:table-cell>
          <table:table-cell table:style-name="ce120" table:formula="of:=IFERROR(__xludf.dummyfunction(&quot;IFERROR(CONCATENATE(K227,&quot;&quot; (&quot;&quot;,TO_TEXT(VLOOKUP(H227,'Skill Data'!$A$2:$C$502,3)),&quot;&quot;; &quot;&quot;,VLOOKUP(TRUNC(VLOOKUP(H22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hamisen</text:p>
          </table:table-cell>
          <table:table-cell table:style-name="ce117"/>
          <table:table-cell table:style-name="ce114" office:value-type="string" calcext:value-type="string">
            <text:p>Shamisen</text:p>
          </table:table-cell>
          <table:covered-table-cell/>
          <table:table-cell table:style-name="ce120"/>
          <table:table-cell table:style-name="ce120" table:formula="of:=IFERROR(IF(NOT(ISBLANK(VLOOKUP([.E228];[.$A$2:.$B$503];2)));VLOOKUP([.E228];[.$A$2:.$B$503];2);&quot; &quot;);&quot;&quot;)">
            <text:p/>
          </table:table-cell>
          <table:table-cell table:style-name="ce120" table:formula="of:=IFERROR(IF(NOT([.F228]=&quot; &quot;);VLOOKUP([.F228];[.$E$2:.$G$503];3)+0.1;CELL(&quot;row&quot;;[.E2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8]=&quot; &quot;);CONCATENATE(&quot;     &quot;;VLOOKUP([.H228];[.$A$2:.$C$503];3));VLOOKUP([.H228];[.$A$2:.$C$503];3));&quot;&quot;)">
            <text:p/>
          </table:table-cell>
          <table:table-cell table:style-name="ce120" table:formula="of:=IFERROR(__xludf.dummyfunction(&quot;IFERROR(CONCATENATE(K228,&quot;&quot; (&quot;&quot;,TO_TEXT(VLOOKUP(H228,'Skill Data'!$A$2:$C$502,3)),&quot;&quot;; &quot;&quot;,VLOOKUP(TRUNC(VLOOKUP(H22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hields</text:p>
          </table:table-cell>
          <table:table-cell table:style-name="ce117"/>
          <table:table-cell table:style-name="ce114" office:value-type="string" calcext:value-type="string">
            <text:p>Shields</text:p>
          </table:table-cell>
          <table:covered-table-cell/>
          <table:table-cell table:style-name="ce120"/>
          <table:table-cell table:style-name="ce120" table:formula="of:=IFERROR(IF(NOT(ISBLANK(VLOOKUP([.E229];[.$A$2:.$B$503];2)));VLOOKUP([.E229];[.$A$2:.$B$503];2);&quot; &quot;);&quot;&quot;)">
            <text:p/>
          </table:table-cell>
          <table:table-cell table:style-name="ce120" table:formula="of:=IFERROR(IF(NOT([.F229]=&quot; &quot;);VLOOKUP([.F229];[.$E$2:.$G$503];3)+0.1;CELL(&quot;row&quot;;[.E22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9]=&quot; &quot;);CONCATENATE(&quot;     &quot;;VLOOKUP([.H229];[.$A$2:.$C$503];3));VLOOKUP([.H229];[.$A$2:.$C$503];3));&quot;&quot;)">
            <text:p/>
          </table:table-cell>
          <table:table-cell table:style-name="ce120" table:formula="of:=IFERROR(__xludf.dummyfunction(&quot;IFERROR(CONCATENATE(K229,&quot;&quot; (&quot;&quot;,TO_TEXT(VLOOKUP(H229,'Skill Data'!$A$2:$C$502,3)),&quot;&quot;; &quot;&quot;,VLOOKUP(TRUNC(VLOOKUP(H22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hip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Ship Management</text:p>
          </table:table-cell>
          <table:covered-table-cell/>
          <table:table-cell table:style-name="ce120"/>
          <table:table-cell table:style-name="ce120" table:formula="of:=IFERROR(IF(NOT(ISBLANK(VLOOKUP([.E230];[.$A$2:.$B$503];2)));VLOOKUP([.E230];[.$A$2:.$B$503];2);&quot; &quot;);&quot;&quot;)">
            <text:p/>
          </table:table-cell>
          <table:table-cell table:style-name="ce120" table:formula="of:=IFERROR(IF(NOT([.F230]=&quot; &quot;);VLOOKUP([.F230];[.$E$2:.$G$503];3)+0.1;CELL(&quot;row&quot;;[.E2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0]=&quot; &quot;);CONCATENATE(&quot;     &quot;;VLOOKUP([.H230];[.$A$2:.$C$503];3));VLOOKUP([.H230];[.$A$2:.$C$503];3));&quot;&quot;)">
            <text:p/>
          </table:table-cell>
          <table:table-cell table:style-name="ce120" table:formula="of:=IFERROR(__xludf.dummyfunction(&quot;IFERROR(CONCATENATE(K230,&quot;&quot; (&quot;&quot;,TO_TEXT(VLOOKUP(H230,'Skill Data'!$A$2:$C$502,3)),&quot;&quot;; &quot;&quot;,VLOOKUP(TRUNC(VLOOKUP(H23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hipwright</text:p>
          </table:table-cell>
          <table:table-cell table:style-name="ce117"/>
          <table:table-cell table:style-name="ce114" office:value-type="string" calcext:value-type="string">
            <text:p>Shipwright</text:p>
          </table:table-cell>
          <table:covered-table-cell/>
          <table:table-cell table:style-name="ce120"/>
          <table:table-cell table:style-name="ce120" table:formula="of:=IFERROR(IF(NOT(ISBLANK(VLOOKUP([.E231];[.$A$2:.$B$503];2)));VLOOKUP([.E231];[.$A$2:.$B$503];2);&quot; &quot;);&quot;&quot;)">
            <text:p/>
          </table:table-cell>
          <table:table-cell table:style-name="ce120" table:formula="of:=IFERROR(IF(NOT([.F231]=&quot; &quot;);VLOOKUP([.F231];[.$E$2:.$G$503];3)+0.1;CELL(&quot;row&quot;;[.E2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1]=&quot; &quot;);CONCATENATE(&quot;     &quot;;VLOOKUP([.H231];[.$A$2:.$C$503];3));VLOOKUP([.H231];[.$A$2:.$C$503];3));&quot;&quot;)">
            <text:p/>
          </table:table-cell>
          <table:table-cell table:style-name="ce120" table:formula="of:=IFERROR(__xludf.dummyfunction(&quot;IFERROR(CONCATENATE(K231,&quot;&quot; (&quot;&quot;,TO_TEXT(VLOOKUP(H231,'Skill Data'!$A$2:$C$502,3)),&quot;&quot;; &quot;&quot;,VLOOKUP(TRUNC(VLOOKUP(H23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inging</text:p>
          </table:table-cell>
          <table:table-cell table:style-name="ce117"/>
          <table:table-cell table:style-name="ce114" office:value-type="string" calcext:value-type="string">
            <text:p>Singing</text:p>
          </table:table-cell>
          <table:covered-table-cell/>
          <table:table-cell table:style-name="ce120"/>
          <table:table-cell table:style-name="ce120" table:formula="of:=IFERROR(IF(NOT(ISBLANK(VLOOKUP([.E232];[.$A$2:.$B$503];2)));VLOOKUP([.E232];[.$A$2:.$B$503];2);&quot; &quot;);&quot;&quot;)">
            <text:p/>
          </table:table-cell>
          <table:table-cell table:style-name="ce120" table:formula="of:=IFERROR(IF(NOT([.F232]=&quot; &quot;);VLOOKUP([.F232];[.$E$2:.$G$503];3)+0.1;CELL(&quot;row&quot;;[.E2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2]=&quot; &quot;);CONCATENATE(&quot;     &quot;;VLOOKUP([.H232];[.$A$2:.$C$503];3));VLOOKUP([.H232];[.$A$2:.$C$503];3));&quot;&quot;)">
            <text:p/>
          </table:table-cell>
          <table:table-cell table:style-name="ce120" table:formula="of:=IFERROR(__xludf.dummyfunction(&quot;IFERROR(CONCATENATE(K232,&quot;&quot; (&quot;&quot;,TO_TEXT(VLOOKUP(H232,'Skill Data'!$A$2:$C$502,3)),&quot;&quot;; &quot;&quot;,VLOOKUP(TRUNC(VLOOKUP(H23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itar</text:p>
          </table:table-cell>
          <table:table-cell table:style-name="ce117"/>
          <table:table-cell table:style-name="ce114" office:value-type="string" calcext:value-type="string">
            <text:p>Sitar</text:p>
          </table:table-cell>
          <table:covered-table-cell/>
          <table:table-cell table:style-name="ce120"/>
          <table:table-cell table:style-name="ce120" table:formula="of:=IFERROR(IF(NOT(ISBLANK(VLOOKUP([.E233];[.$A$2:.$B$503];2)));VLOOKUP([.E233];[.$A$2:.$B$503];2);&quot; &quot;);&quot;&quot;)">
            <text:p/>
          </table:table-cell>
          <table:table-cell table:style-name="ce120" table:formula="of:=IFERROR(IF(NOT([.F233]=&quot; &quot;);VLOOKUP([.F233];[.$E$2:.$G$503];3)+0.1;CELL(&quot;row&quot;;[.E2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3]=&quot; &quot;);CONCATENATE(&quot;     &quot;;VLOOKUP([.H233];[.$A$2:.$C$503];3));VLOOKUP([.H233];[.$A$2:.$C$503];3));&quot;&quot;)">
            <text:p/>
          </table:table-cell>
          <table:table-cell table:style-name="ce120" table:formula="of:=IFERROR(__xludf.dummyfunction(&quot;IFERROR(CONCATENATE(K233,&quot;&quot; (&quot;&quot;,TO_TEXT(VLOOKUP(H233,'Skill Data'!$A$2:$C$502,3)),&quot;&quot;; &quot;&quot;,VLOOKUP(TRUNC(VLOOKUP(H23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leight of Hand</text:p>
          </table:table-cell>
          <table:table-cell table:style-name="ce117"/>
          <table:table-cell table:style-name="ce114" office:value-type="string" calcext:value-type="string">
            <text:p>Sleight of Hand</text:p>
          </table:table-cell>
          <table:covered-table-cell/>
          <table:table-cell table:style-name="ce120"/>
          <table:table-cell table:style-name="ce120" table:formula="of:=IFERROR(IF(NOT(ISBLANK(VLOOKUP([.E234];[.$A$2:.$B$503];2)));VLOOKUP([.E234];[.$A$2:.$B$503];2);&quot; &quot;);&quot;&quot;)">
            <text:p/>
          </table:table-cell>
          <table:table-cell table:style-name="ce120" table:formula="of:=IFERROR(IF(NOT([.F234]=&quot; &quot;);VLOOKUP([.F234];[.$E$2:.$G$503];3)+0.1;CELL(&quot;row&quot;;[.E2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4]=&quot; &quot;);CONCATENATE(&quot;     &quot;;VLOOKUP([.H234];[.$A$2:.$C$503];3));VLOOKUP([.H234];[.$A$2:.$C$503];3));&quot;&quot;)">
            <text:p/>
          </table:table-cell>
          <table:table-cell table:style-name="ce120" table:formula="of:=IFERROR(__xludf.dummyfunction(&quot;IFERROR(CONCATENATE(K234,&quot;&quot; (&quot;&quot;,TO_TEXT(VLOOKUP(H234,'Skill Data'!$A$2:$C$502,3)),&quot;&quot;; &quot;&quot;,VLOOKUP(TRUNC(VLOOKUP(H23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mithing</text:p>
          </table:table-cell>
          <table:table-cell table:style-name="ce117"/>
          <table:table-cell table:style-name="ce114" office:value-type="string" calcext:value-type="string">
            <text:p>Smithing</text:p>
          </table:table-cell>
          <table:covered-table-cell/>
          <table:table-cell table:style-name="ce120"/>
          <table:table-cell table:style-name="ce120" table:formula="of:=IFERROR(IF(NOT(ISBLANK(VLOOKUP([.E235];[.$A$2:.$B$503];2)));VLOOKUP([.E235];[.$A$2:.$B$503];2);&quot; &quot;);&quot;&quot;)">
            <text:p/>
          </table:table-cell>
          <table:table-cell table:style-name="ce120" table:formula="of:=IFERROR(IF(NOT([.F235]=&quot; &quot;);VLOOKUP([.F235];[.$E$2:.$G$503];3)+0.1;CELL(&quot;row&quot;;[.E2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5]=&quot; &quot;);CONCATENATE(&quot;     &quot;;VLOOKUP([.H235];[.$A$2:.$C$503];3));VLOOKUP([.H235];[.$A$2:.$C$503];3));&quot;&quot;)">
            <text:p/>
          </table:table-cell>
          <table:table-cell table:style-name="ce120" table:formula="of:=IFERROR(__xludf.dummyfunction(&quot;IFERROR(CONCATENATE(K235,&quot;&quot; (&quot;&quot;,TO_TEXT(VLOOKUP(H235,'Skill Data'!$A$2:$C$502,3)),&quot;&quot;; &quot;&quot;,VLOOKUP(TRUNC(VLOOKUP(H23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oldiering</text:p>
          </table:table-cell>
          <table:table-cell table:style-name="ce117"/>
          <table:table-cell table:style-name="ce114" office:value-type="string" calcext:value-type="string">
            <text:p>Soldiering</text:p>
          </table:table-cell>
          <table:covered-table-cell/>
          <table:table-cell table:style-name="ce120"/>
          <table:table-cell table:style-name="ce120" table:formula="of:=IFERROR(IF(NOT(ISBLANK(VLOOKUP([.E236];[.$A$2:.$B$503];2)));VLOOKUP([.E236];[.$A$2:.$B$503];2);&quot; &quot;);&quot;&quot;)">
            <text:p/>
          </table:table-cell>
          <table:table-cell table:style-name="ce120" table:formula="of:=IFERROR(IF(NOT([.F236]=&quot; &quot;);VLOOKUP([.F236];[.$E$2:.$G$503];3)+0.1;CELL(&quot;row&quot;;[.E2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6]=&quot; &quot;);CONCATENATE(&quot;     &quot;;VLOOKUP([.H236];[.$A$2:.$C$503];3));VLOOKUP([.H236];[.$A$2:.$C$503];3));&quot;&quot;)">
            <text:p/>
          </table:table-cell>
          <table:table-cell table:style-name="ce120" table:formula="of:=IFERROR(__xludf.dummyfunction(&quot;IFERROR(CONCATENATE(K236,&quot;&quot; (&quot;&quot;,TO_TEXT(VLOOKUP(H236,'Skill Data'!$A$2:$C$502,3)),&quot;&quot;; &quot;&quot;,VLOOKUP(TRUNC(VLOOKUP(H23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oups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Soups</text:p>
          </table:table-cell>
          <table:covered-table-cell/>
          <table:table-cell table:style-name="ce120"/>
          <table:table-cell table:style-name="ce120" table:formula="of:=IFERROR(IF(NOT(ISBLANK(VLOOKUP([.E237];[.$A$2:.$B$503];2)));VLOOKUP([.E237];[.$A$2:.$B$503];2);&quot; &quot;);&quot;&quot;)">
            <text:p/>
          </table:table-cell>
          <table:table-cell table:style-name="ce120" table:formula="of:=IFERROR(IF(NOT([.F237]=&quot; &quot;);VLOOKUP([.F237];[.$E$2:.$G$503];3)+0.1;CELL(&quot;row&quot;;[.E2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7]=&quot; &quot;);CONCATENATE(&quot;     &quot;;VLOOKUP([.H237];[.$A$2:.$C$503];3));VLOOKUP([.H237];[.$A$2:.$C$503];3));&quot;&quot;)">
            <text:p/>
          </table:table-cell>
          <table:table-cell table:style-name="ce120" table:formula="of:=IFERROR(__xludf.dummyfunction(&quot;IFERROR(CONCATENATE(K237,&quot;&quot; (&quot;&quot;,TO_TEXT(VLOOKUP(H237,'Skill Data'!$A$2:$C$502,3)),&quot;&quot;; &quot;&quot;,VLOOKUP(TRUNC(VLOOKUP(H23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pear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Spearfishing</text:p>
          </table:table-cell>
          <table:covered-table-cell/>
          <table:table-cell table:style-name="ce120"/>
          <table:table-cell table:style-name="ce120" table:formula="of:=IFERROR(IF(NOT(ISBLANK(VLOOKUP([.E238];[.$A$2:.$B$503];2)));VLOOKUP([.E238];[.$A$2:.$B$503];2);&quot; &quot;);&quot;&quot;)">
            <text:p/>
          </table:table-cell>
          <table:table-cell table:style-name="ce120" table:formula="of:=IFERROR(IF(NOT([.F238]=&quot; &quot;);VLOOKUP([.F238];[.$E$2:.$G$503];3)+0.1;CELL(&quot;row&quot;;[.E2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8]=&quot; &quot;);CONCATENATE(&quot;     &quot;;VLOOKUP([.H238];[.$A$2:.$C$503];3));VLOOKUP([.H238];[.$A$2:.$C$503];3));&quot;&quot;)">
            <text:p/>
          </table:table-cell>
          <table:table-cell table:style-name="ce120" table:formula="of:=IFERROR(__xludf.dummyfunction(&quot;IFERROR(CONCATENATE(K238,&quot;&quot; (&quot;&quot;,TO_TEXT(VLOOKUP(H238,'Skill Data'!$A$2:$C$502,3)),&quot;&quot;; &quot;&quot;,VLOOKUP(TRUNC(VLOOKUP(H23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pears</text:p>
          </table:table-cell>
          <table:table-cell table:style-name="ce117"/>
          <table:table-cell table:style-name="ce114" office:value-type="string" calcext:value-type="string">
            <text:p>Spears</text:p>
          </table:table-cell>
          <table:covered-table-cell/>
          <table:table-cell table:style-name="ce120"/>
          <table:table-cell table:style-name="ce120" table:formula="of:=IFERROR(IF(NOT(ISBLANK(VLOOKUP([.E239];[.$A$2:.$B$503];2)));VLOOKUP([.E239];[.$A$2:.$B$503];2);&quot; &quot;);&quot;&quot;)">
            <text:p/>
          </table:table-cell>
          <table:table-cell table:style-name="ce120" table:formula="of:=IFERROR(IF(NOT([.F239]=&quot; &quot;);VLOOKUP([.F239];[.$E$2:.$G$503];3)+0.1;CELL(&quot;row&quot;;[.E2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9]=&quot; &quot;);CONCATENATE(&quot;     &quot;;VLOOKUP([.H239];[.$A$2:.$C$503];3));VLOOKUP([.H239];[.$A$2:.$C$503];3));&quot;&quot;)">
            <text:p/>
          </table:table-cell>
          <table:table-cell table:style-name="ce120" table:formula="of:=IFERROR(__xludf.dummyfunction(&quot;IFERROR(CONCATENATE(K239,&quot;&quot; (&quot;&quot;,TO_TEXT(VLOOKUP(H239,'Skill Data'!$A$2:$C$502,3)),&quot;&quot;; &quot;&quot;,VLOOKUP(TRUNC(VLOOKUP(H23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pirit Lore</text:p>
          </table:table-cell>
          <table:table-cell table:style-name="ce117"/>
          <table:table-cell table:style-name="ce114" office:value-type="string" calcext:value-type="string">
            <text:p>Spirit Lore</text:p>
          </table:table-cell>
          <table:covered-table-cell/>
          <table:table-cell table:style-name="ce120"/>
          <table:table-cell table:style-name="ce120" table:formula="of:=IFERROR(IF(NOT(ISBLANK(VLOOKUP([.E240];[.$A$2:.$B$503];2)));VLOOKUP([.E240];[.$A$2:.$B$503];2);&quot; &quot;);&quot;&quot;)">
            <text:p/>
          </table:table-cell>
          <table:table-cell table:style-name="ce120" table:formula="of:=IFERROR(IF(NOT([.F240]=&quot; &quot;);VLOOKUP([.F240];[.$E$2:.$G$503];3)+0.1;CELL(&quot;row&quot;;[.E2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0]=&quot; &quot;);CONCATENATE(&quot;     &quot;;VLOOKUP([.H240];[.$A$2:.$C$503];3));VLOOKUP([.H240];[.$A$2:.$C$503];3));&quot;&quot;)">
            <text:p/>
          </table:table-cell>
          <table:table-cell table:style-name="ce120" table:formula="of:=IFERROR(__xludf.dummyfunction(&quot;IFERROR(CONCATENATE(K240,&quot;&quot; (&quot;&quot;,TO_TEXT(VLOOKUP(H240,'Skill Data'!$A$2:$C$502,3)),&quot;&quot;; &quot;&quot;,VLOOKUP(TRUNC(VLOOKUP(H24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printing</text:p>
          </table:table-cell>
          <table:table-cell table:style-name="ce116" office:value-type="string" calcext:value-type="string">
            <text:p>Running</text:p>
          </table:table-cell>
          <table:table-cell table:style-name="ce114" office:value-type="string" calcext:value-type="string">
            <text:p>Sprinting</text:p>
          </table:table-cell>
          <table:covered-table-cell/>
          <table:table-cell table:style-name="ce120"/>
          <table:table-cell table:style-name="ce120" table:formula="of:=IFERROR(IF(NOT(ISBLANK(VLOOKUP([.E241];[.$A$2:.$B$503];2)));VLOOKUP([.E241];[.$A$2:.$B$503];2);&quot; &quot;);&quot;&quot;)">
            <text:p/>
          </table:table-cell>
          <table:table-cell table:style-name="ce120" table:formula="of:=IFERROR(IF(NOT([.F241]=&quot; &quot;);VLOOKUP([.F241];[.$E$2:.$G$503];3)+0.1;CELL(&quot;row&quot;;[.E2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1]=&quot; &quot;);CONCATENATE(&quot;     &quot;;VLOOKUP([.H241];[.$A$2:.$C$503];3));VLOOKUP([.H241];[.$A$2:.$C$503];3));&quot;&quot;)">
            <text:p/>
          </table:table-cell>
          <table:table-cell table:style-name="ce120" table:formula="of:=IFERROR(__xludf.dummyfunction(&quot;IFERROR(CONCATENATE(K241,&quot;&quot; (&quot;&quot;,TO_TEXT(VLOOKUP(H241,'Skill Data'!$A$2:$C$502,3)),&quot;&quot;; &quot;&quot;,VLOOKUP(TRUNC(VLOOKUP(H24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atistic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Statistics</text:p>
          </table:table-cell>
          <table:covered-table-cell/>
          <table:table-cell table:style-name="ce120"/>
          <table:table-cell table:style-name="ce120" table:formula="of:=IFERROR(IF(NOT(ISBLANK(VLOOKUP([.E242];[.$A$2:.$B$503];2)));VLOOKUP([.E242];[.$A$2:.$B$503];2);&quot; &quot;);&quot;&quot;)">
            <text:p/>
          </table:table-cell>
          <table:table-cell table:style-name="ce120" table:formula="of:=IFERROR(IF(NOT([.F242]=&quot; &quot;);VLOOKUP([.F242];[.$E$2:.$G$503];3)+0.1;CELL(&quot;row&quot;;[.E2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2]=&quot; &quot;);CONCATENATE(&quot;     &quot;;VLOOKUP([.H242];[.$A$2:.$C$503];3));VLOOKUP([.H242];[.$A$2:.$C$503];3));&quot;&quot;)">
            <text:p/>
          </table:table-cell>
          <table:table-cell table:style-name="ce120" table:formula="of:=IFERROR(__xludf.dummyfunction(&quot;IFERROR(CONCATENATE(K242,&quot;&quot; (&quot;&quot;,TO_TEXT(VLOOKUP(H242,'Skill Data'!$A$2:$C$502,3)),&quot;&quot;; &quot;&quot;,VLOOKUP(TRUNC(VLOOKUP(H24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aves</text:p>
          </table:table-cell>
          <table:table-cell table:style-name="ce117"/>
          <table:table-cell table:style-name="ce114" office:value-type="string" calcext:value-type="string">
            <text:p>Staves</text:p>
          </table:table-cell>
          <table:covered-table-cell/>
          <table:table-cell table:style-name="ce120"/>
          <table:table-cell table:style-name="ce120" table:formula="of:=IFERROR(IF(NOT(ISBLANK(VLOOKUP([.E243];[.$A$2:.$B$503];2)));VLOOKUP([.E243];[.$A$2:.$B$503];2);&quot; &quot;);&quot;&quot;)">
            <text:p/>
          </table:table-cell>
          <table:table-cell table:style-name="ce120" table:formula="of:=IFERROR(IF(NOT([.F243]=&quot; &quot;);VLOOKUP([.F243];[.$E$2:.$G$503];3)+0.1;CELL(&quot;row&quot;;[.E2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3]=&quot; &quot;);CONCATENATE(&quot;     &quot;;VLOOKUP([.H243];[.$A$2:.$C$503];3));VLOOKUP([.H243];[.$A$2:.$C$503];3));&quot;&quot;)">
            <text:p/>
          </table:table-cell>
          <table:table-cell table:style-name="ce120" table:formula="of:=IFERROR(__xludf.dummyfunction(&quot;IFERROR(CONCATENATE(K243,&quot;&quot; (&quot;&quot;,TO_TEXT(VLOOKUP(H243,'Skill Data'!$A$2:$C$502,3)),&quot;&quot;; &quot;&quot;,VLOOKUP(TRUNC(VLOOKUP(H24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ealth</text:p>
          </table:table-cell>
          <table:table-cell table:style-name="ce117"/>
          <table:table-cell table:style-name="ce114" office:value-type="string" calcext:value-type="string">
            <text:p>Stealth</text:p>
          </table:table-cell>
          <table:covered-table-cell/>
          <table:table-cell table:style-name="ce120"/>
          <table:table-cell table:style-name="ce120" table:formula="of:=IFERROR(IF(NOT(ISBLANK(VLOOKUP([.E244];[.$A$2:.$B$503];2)));VLOOKUP([.E244];[.$A$2:.$B$503];2);&quot; &quot;);&quot;&quot;)">
            <text:p/>
          </table:table-cell>
          <table:table-cell table:style-name="ce120" table:formula="of:=IFERROR(IF(NOT([.F244]=&quot; &quot;);VLOOKUP([.F244];[.$E$2:.$G$503];3)+0.1;CELL(&quot;row&quot;;[.E2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4]=&quot; &quot;);CONCATENATE(&quot;     &quot;;VLOOKUP([.H244];[.$A$2:.$C$503];3));VLOOKUP([.H244];[.$A$2:.$C$503];3));&quot;&quot;)">
            <text:p/>
          </table:table-cell>
          <table:table-cell table:style-name="ce120" table:formula="of:=IFERROR(__xludf.dummyfunction(&quot;IFERROR(CONCATENATE(K244,&quot;&quot; (&quot;&quot;,TO_TEXT(VLOOKUP(H244,'Skill Data'!$A$2:$C$502,3)),&quot;&quot;; &quot;&quot;,VLOOKUP(TRUNC(VLOOKUP(H24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orytelling</text:p>
          </table:table-cell>
          <table:table-cell table:style-name="ce117"/>
          <table:table-cell table:style-name="ce114" office:value-type="string" calcext:value-type="string">
            <text:p>Storytelling</text:p>
          </table:table-cell>
          <table:covered-table-cell/>
          <table:table-cell table:style-name="ce120"/>
          <table:table-cell table:style-name="ce120" table:formula="of:=IFERROR(IF(NOT(ISBLANK(VLOOKUP([.E245];[.$A$2:.$B$503];2)));VLOOKUP([.E245];[.$A$2:.$B$503];2);&quot; &quot;);&quot;&quot;)">
            <text:p/>
          </table:table-cell>
          <table:table-cell table:style-name="ce120" table:formula="of:=IFERROR(IF(NOT([.F245]=&quot; &quot;);VLOOKUP([.F245];[.$E$2:.$G$503];3)+0.1;CELL(&quot;row&quot;;[.E2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5]=&quot; &quot;);CONCATENATE(&quot;     &quot;;VLOOKUP([.H245];[.$A$2:.$C$503];3));VLOOKUP([.H245];[.$A$2:.$C$503];3));&quot;&quot;)">
            <text:p/>
          </table:table-cell>
          <table:table-cell table:style-name="ce120" table:formula="of:=IFERROR(__xludf.dummyfunction(&quot;IFERROR(CONCATENATE(K245,&quot;&quot; (&quot;&quot;,TO_TEXT(VLOOKUP(H245,'Skill Data'!$A$2:$C$502,3)),&quot;&quot;; &quot;&quot;,VLOOKUP(TRUNC(VLOOKUP(H24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rategy</text:p>
          </table:table-cell>
          <table:table-cell table:style-name="ce117"/>
          <table:table-cell table:style-name="ce114" office:value-type="string" calcext:value-type="string">
            <text:p>Strategy</text:p>
          </table:table-cell>
          <table:covered-table-cell/>
          <table:table-cell table:style-name="ce120"/>
          <table:table-cell table:style-name="ce120" table:formula="of:=IFERROR(IF(NOT(ISBLANK(VLOOKUP([.E246];[.$A$2:.$B$503];2)));VLOOKUP([.E246];[.$A$2:.$B$503];2);&quot; &quot;);&quot;&quot;)">
            <text:p/>
          </table:table-cell>
          <table:table-cell table:style-name="ce120" table:formula="of:=IFERROR(IF(NOT([.F246]=&quot; &quot;);VLOOKUP([.F246];[.$E$2:.$G$503];3)+0.1;CELL(&quot;row&quot;;[.E2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6]=&quot; &quot;);CONCATENATE(&quot;     &quot;;VLOOKUP([.H246];[.$A$2:.$C$503];3));VLOOKUP([.H246];[.$A$2:.$C$503];3));&quot;&quot;)">
            <text:p/>
          </table:table-cell>
          <table:table-cell table:style-name="ce120" table:formula="of:=IFERROR(__xludf.dummyfunction(&quot;IFERROR(CONCATENATE(K246,&quot;&quot; (&quot;&quot;,TO_TEXT(VLOOKUP(H246,'Skill Data'!$A$2:$C$502,3)),&quot;&quot;; &quot;&quot;,VLOOKUP(TRUNC(VLOOKUP(H24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treetwise</text:p>
          </table:table-cell>
          <table:table-cell table:style-name="ce117"/>
          <table:table-cell table:style-name="ce114" office:value-type="string" calcext:value-type="string">
            <text:p>Streetwise</text:p>
          </table:table-cell>
          <table:covered-table-cell/>
          <table:table-cell table:style-name="ce120"/>
          <table:table-cell table:style-name="ce120" table:formula="of:=IFERROR(IF(NOT(ISBLANK(VLOOKUP([.E247];[.$A$2:.$B$503];2)));VLOOKUP([.E247];[.$A$2:.$B$503];2);&quot; &quot;);&quot;&quot;)">
            <text:p/>
          </table:table-cell>
          <table:table-cell table:style-name="ce120" table:formula="of:=IFERROR(IF(NOT([.F247]=&quot; &quot;);VLOOKUP([.F247];[.$E$2:.$G$503];3)+0.1;CELL(&quot;row&quot;;[.E2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7]=&quot; &quot;);CONCATENATE(&quot;     &quot;;VLOOKUP([.H247];[.$A$2:.$C$503];3));VLOOKUP([.H247];[.$A$2:.$C$503];3));&quot;&quot;)">
            <text:p/>
          </table:table-cell>
          <table:table-cell table:style-name="ce120" table:formula="of:=IFERROR(__xludf.dummyfunction(&quot;IFERROR(CONCATENATE(K247,&quot;&quot; (&quot;&quot;,TO_TEXT(VLOOKUP(H247,'Skill Data'!$A$2:$C$502,3)),&quot;&quot;; &quot;&quot;,VLOOKUP(TRUNC(VLOOKUP(H24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ubmiss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Submission</text:p>
          </table:table-cell>
          <table:covered-table-cell/>
          <table:table-cell table:style-name="ce120"/>
          <table:table-cell table:style-name="ce120" table:formula="of:=IFERROR(IF(NOT(ISBLANK(VLOOKUP([.E248];[.$A$2:.$B$503];2)));VLOOKUP([.E248];[.$A$2:.$B$503];2);&quot; &quot;);&quot;&quot;)">
            <text:p/>
          </table:table-cell>
          <table:table-cell table:style-name="ce120" table:formula="of:=IFERROR(IF(NOT([.F248]=&quot; &quot;);VLOOKUP([.F248];[.$E$2:.$G$503];3)+0.1;CELL(&quot;row&quot;;[.E2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8]=&quot; &quot;);CONCATENATE(&quot;     &quot;;VLOOKUP([.H248];[.$A$2:.$C$503];3));VLOOKUP([.H248];[.$A$2:.$C$503];3));&quot;&quot;)">
            <text:p/>
          </table:table-cell>
          <table:table-cell table:style-name="ce120" table:formula="of:=IFERROR(__xludf.dummyfunction(&quot;IFERROR(CONCATENATE(K248,&quot;&quot; (&quot;&quot;,TO_TEXT(VLOOKUP(H248,'Skill Data'!$A$2:$C$502,3)),&quot;&quot;; &quot;&quot;,VLOOKUP(TRUNC(VLOOKUP(H24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unsteel Forging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Sunsteel Forging</text:p>
          </table:table-cell>
          <table:covered-table-cell/>
          <table:table-cell table:style-name="ce120"/>
          <table:table-cell table:style-name="ce120" table:formula="of:=IFERROR(IF(NOT(ISBLANK(VLOOKUP([.E249];[.$A$2:.$B$503];2)));VLOOKUP([.E249];[.$A$2:.$B$503];2);&quot; &quot;);&quot;&quot;)">
            <text:p/>
          </table:table-cell>
          <table:table-cell table:style-name="ce120" table:formula="of:=IFERROR(IF(NOT([.F249]=&quot; &quot;);VLOOKUP([.F249];[.$E$2:.$G$503];3)+0.1;CELL(&quot;row&quot;;[.E2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9]=&quot; &quot;);CONCATENATE(&quot;     &quot;;VLOOKUP([.H249];[.$A$2:.$C$503];3));VLOOKUP([.H249];[.$A$2:.$C$503];3));&quot;&quot;)">
            <text:p/>
          </table:table-cell>
          <table:table-cell table:style-name="ce120" table:formula="of:=IFERROR(__xludf.dummyfunction(&quot;IFERROR(CONCATENATE(K249,&quot;&quot; (&quot;&quot;,TO_TEXT(VLOOKUP(H249,'Skill Data'!$A$2:$C$502,3)),&quot;&quot;; &quot;&quot;,VLOOKUP(TRUNC(VLOOKUP(H24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uper-Heavy Armor</text:p>
          </table:table-cell>
          <table:table-cell table:style-name="ce117"/>
          <table:table-cell table:style-name="ce114" office:value-type="string" calcext:value-type="string">
            <text:p>Super-Heavy Armor</text:p>
          </table:table-cell>
          <table:covered-table-cell/>
          <table:table-cell table:style-name="ce120"/>
          <table:table-cell table:style-name="ce120" table:formula="of:=IFERROR(IF(NOT(ISBLANK(VLOOKUP([.E250];[.$A$2:.$B$503];2)));VLOOKUP([.E250];[.$A$2:.$B$503];2);&quot; &quot;);&quot;&quot;)">
            <text:p/>
          </table:table-cell>
          <table:table-cell table:style-name="ce120" table:formula="of:=IFERROR(IF(NOT([.F250]=&quot; &quot;);VLOOKUP([.F250];[.$E$2:.$G$503];3)+0.1;CELL(&quot;row&quot;;[.E2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0]=&quot; &quot;);CONCATENATE(&quot;     &quot;;VLOOKUP([.H250];[.$A$2:.$C$503];3));VLOOKUP([.H250];[.$A$2:.$C$503];3));&quot;&quot;)">
            <text:p/>
          </table:table-cell>
          <table:table-cell table:style-name="ce120" table:formula="of:=IFERROR(__xludf.dummyfunction(&quot;IFERROR(CONCATENATE(K250,&quot;&quot; (&quot;&quot;,TO_TEXT(VLOOKUP(H250,'Skill Data'!$A$2:$C$502,3)),&quot;&quot;; &quot;&quot;,VLOOKUP(TRUNC(VLOOKUP(H25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urge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Surgery</text:p>
          </table:table-cell>
          <table:covered-table-cell/>
          <table:table-cell table:style-name="ce120"/>
          <table:table-cell table:style-name="ce120" table:formula="of:=IFERROR(IF(NOT(ISBLANK(VLOOKUP([.E251];[.$A$2:.$B$503];2)));VLOOKUP([.E251];[.$A$2:.$B$503];2);&quot; &quot;);&quot;&quot;)">
            <text:p/>
          </table:table-cell>
          <table:table-cell table:style-name="ce120" table:formula="of:=IFERROR(IF(NOT([.F251]=&quot; &quot;);VLOOKUP([.F251];[.$E$2:.$G$503];3)+0.1;CELL(&quot;row&quot;;[.E2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1]=&quot; &quot;);CONCATENATE(&quot;     &quot;;VLOOKUP([.H251];[.$A$2:.$C$503];3));VLOOKUP([.H251];[.$A$2:.$C$503];3));&quot;&quot;)">
            <text:p/>
          </table:table-cell>
          <table:table-cell table:style-name="ce120" table:formula="of:=IFERROR(__xludf.dummyfunction(&quot;IFERROR(CONCATENATE(K251,&quot;&quot; (&quot;&quot;,TO_TEXT(VLOOKUP(H251,'Skill Data'!$A$2:$C$502,3)),&quot;&quot;; &quot;&quot;,VLOOKUP(TRUNC(VLOOKUP(H25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wimming</text:p>
          </table:table-cell>
          <table:table-cell table:style-name="ce117"/>
          <table:table-cell table:style-name="ce114" office:value-type="string" calcext:value-type="string">
            <text:p>Swimming</text:p>
          </table:table-cell>
          <table:covered-table-cell/>
          <table:table-cell table:style-name="ce120"/>
          <table:table-cell table:style-name="ce120" table:formula="of:=IFERROR(IF(NOT(ISBLANK(VLOOKUP([.E252];[.$A$2:.$B$503];2)));VLOOKUP([.E252];[.$A$2:.$B$503];2);&quot; &quot;);&quot;&quot;)">
            <text:p/>
          </table:table-cell>
          <table:table-cell table:style-name="ce120" table:formula="of:=IFERROR(IF(NOT([.F252]=&quot; &quot;);VLOOKUP([.F252];[.$E$2:.$G$503];3)+0.1;CELL(&quot;row&quot;;[.E2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2]=&quot; &quot;);CONCATENATE(&quot;     &quot;;VLOOKUP([.H252];[.$A$2:.$C$503];3));VLOOKUP([.H252];[.$A$2:.$C$503];3));&quot;&quot;)">
            <text:p/>
          </table:table-cell>
          <table:table-cell table:style-name="ce120" table:formula="of:=IFERROR(__xludf.dummyfunction(&quot;IFERROR(CONCATENATE(K252,&quot;&quot; (&quot;&quot;,TO_TEXT(VLOOKUP(H252,'Skill Data'!$A$2:$C$502,3)),&quot;&quot;; &quot;&quot;,VLOOKUP(TRUNC(VLOOKUP(H25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words</text:p>
          </table:table-cell>
          <table:table-cell table:style-name="ce117"/>
          <table:table-cell table:style-name="ce114" office:value-type="string" calcext:value-type="string">
            <text:p>Swords</text:p>
          </table:table-cell>
          <table:covered-table-cell/>
          <table:table-cell table:style-name="ce120"/>
          <table:table-cell table:style-name="ce120" table:formula="of:=IFERROR(IF(NOT(ISBLANK(VLOOKUP([.E253];[.$A$2:.$B$503];2)));VLOOKUP([.E253];[.$A$2:.$B$503];2);&quot; &quot;);&quot;&quot;)">
            <text:p/>
          </table:table-cell>
          <table:table-cell table:style-name="ce120" table:formula="of:=IFERROR(IF(NOT([.F253]=&quot; &quot;);VLOOKUP([.F253];[.$E$2:.$G$503];3)+0.1;CELL(&quot;row&quot;;[.E2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3]=&quot; &quot;);CONCATENATE(&quot;     &quot;;VLOOKUP([.H253];[.$A$2:.$C$503];3));VLOOKUP([.H253];[.$A$2:.$C$503];3));&quot;&quot;)">
            <text:p/>
          </table:table-cell>
          <table:table-cell table:style-name="ce120" table:formula="of:=IFERROR(__xludf.dummyfunction(&quot;IFERROR(CONCATENATE(K253,&quot;&quot; (&quot;&quot;,TO_TEXT(VLOOKUP(H253,'Skill Data'!$A$2:$C$502,3)),&quot;&quot;; &quot;&quot;,VLOOKUP(TRUNC(VLOOKUP(H25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Symbology</text:p>
          </table:table-cell>
          <table:table-cell table:style-name="ce117"/>
          <table:table-cell table:style-name="ce114" office:value-type="string" calcext:value-type="string">
            <text:p>Symbology</text:p>
          </table:table-cell>
          <table:covered-table-cell/>
          <table:table-cell table:style-name="ce120"/>
          <table:table-cell table:style-name="ce120" table:formula="of:=IFERROR(IF(NOT(ISBLANK(VLOOKUP([.E254];[.$A$2:.$B$503];2)));VLOOKUP([.E254];[.$A$2:.$B$503];2);&quot; &quot;);&quot;&quot;)">
            <text:p/>
          </table:table-cell>
          <table:table-cell table:style-name="ce120" table:formula="of:=IFERROR(IF(NOT([.F254]=&quot; &quot;);VLOOKUP([.F254];[.$E$2:.$G$503];3)+0.1;CELL(&quot;row&quot;;[.E2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4]=&quot; &quot;);CONCATENATE(&quot;     &quot;;VLOOKUP([.H254];[.$A$2:.$C$503];3));VLOOKUP([.H254];[.$A$2:.$C$503];3));&quot;&quot;)">
            <text:p/>
          </table:table-cell>
          <table:table-cell table:style-name="ce120" table:formula="of:=IFERROR(__xludf.dummyfunction(&quot;IFERROR(CONCATENATE(K254,&quot;&quot; (&quot;&quot;,TO_TEXT(VLOOKUP(H254,'Skill Data'!$A$2:$C$502,3)),&quot;&quot;; &quot;&quot;,VLOOKUP(TRUNC(VLOOKUP(H25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actics</text:p>
          </table:table-cell>
          <table:table-cell table:style-name="ce117"/>
          <table:table-cell table:style-name="ce114" office:value-type="string" calcext:value-type="string">
            <text:p>Tactics</text:p>
          </table:table-cell>
          <table:covered-table-cell/>
          <table:table-cell table:style-name="ce120"/>
          <table:table-cell table:style-name="ce120" table:formula="of:=IFERROR(IF(NOT(ISBLANK(VLOOKUP([.E255];[.$A$2:.$B$503];2)));VLOOKUP([.E255];[.$A$2:.$B$503];2);&quot; &quot;);&quot;&quot;)">
            <text:p/>
          </table:table-cell>
          <table:table-cell table:style-name="ce120" table:formula="of:=IFERROR(IF(NOT([.F255]=&quot; &quot;);VLOOKUP([.F255];[.$E$2:.$G$503];3)+0.1;CELL(&quot;row&quot;;[.E2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5]=&quot; &quot;);CONCATENATE(&quot;     &quot;;VLOOKUP([.H255];[.$A$2:.$C$503];3));VLOOKUP([.H255];[.$A$2:.$C$503];3));&quot;&quot;)">
            <text:p/>
          </table:table-cell>
          <table:table-cell table:style-name="ce120" table:formula="of:=IFERROR(__xludf.dummyfunction(&quot;IFERROR(CONCATENATE(K255,&quot;&quot; (&quot;&quot;,TO_TEXT(VLOOKUP(H255,'Skill Data'!$A$2:$C$502,3)),&quot;&quot;; &quot;&quot;,VLOOKUP(TRUNC(VLOOKUP(H25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aming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Taming</text:p>
          </table:table-cell>
          <table:covered-table-cell/>
          <table:table-cell table:style-name="ce120"/>
          <table:table-cell table:style-name="ce120" table:formula="of:=IFERROR(IF(NOT(ISBLANK(VLOOKUP([.E256];[.$A$2:.$B$503];2)));VLOOKUP([.E256];[.$A$2:.$B$503];2);&quot; &quot;);&quot;&quot;)">
            <text:p/>
          </table:table-cell>
          <table:table-cell table:style-name="ce120" table:formula="of:=IFERROR(IF(NOT([.F256]=&quot; &quot;);VLOOKUP([.F256];[.$E$2:.$G$503];3)+0.1;CELL(&quot;row&quot;;[.E2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6]=&quot; &quot;);CONCATENATE(&quot;     &quot;;VLOOKUP([.H256];[.$A$2:.$C$503];3));VLOOKUP([.H256];[.$A$2:.$C$503];3));&quot;&quot;)">
            <text:p/>
          </table:table-cell>
          <table:table-cell table:style-name="ce120" table:formula="of:=IFERROR(__xludf.dummyfunction(&quot;IFERROR(CONCATENATE(K256,&quot;&quot; (&quot;&quot;,TO_TEXT(VLOOKUP(H256,'Skill Data'!$A$2:$C$502,3)),&quot;&quot;; &quot;&quot;,VLOOKUP(TRUNC(VLOOKUP(H25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anner</text:p>
          </table:table-cell>
          <table:table-cell table:style-name="ce117"/>
          <table:table-cell table:style-name="ce114" office:value-type="string" calcext:value-type="string">
            <text:p>Tanner</text:p>
          </table:table-cell>
          <table:covered-table-cell/>
          <table:table-cell table:style-name="ce120"/>
          <table:table-cell table:style-name="ce120" table:formula="of:=IFERROR(IF(NOT(ISBLANK(VLOOKUP([.E257];[.$A$2:.$B$503];2)));VLOOKUP([.E257];[.$A$2:.$B$503];2);&quot; &quot;);&quot;&quot;)">
            <text:p/>
          </table:table-cell>
          <table:table-cell table:style-name="ce120" table:formula="of:=IFERROR(IF(NOT([.F257]=&quot; &quot;);VLOOKUP([.F257];[.$E$2:.$G$503];3)+0.1;CELL(&quot;row&quot;;[.E2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7]=&quot; &quot;);CONCATENATE(&quot;     &quot;;VLOOKUP([.H257];[.$A$2:.$C$503];3));VLOOKUP([.H257];[.$A$2:.$C$503];3));&quot;&quot;)">
            <text:p/>
          </table:table-cell>
          <table:table-cell table:style-name="ce120" table:formula="of:=IFERROR(__xludf.dummyfunction(&quot;IFERROR(CONCATENATE(K257,&quot;&quot; (&quot;&quot;,TO_TEXT(VLOOKUP(H257,'Skill Data'!$A$2:$C$502,3)),&quot;&quot;; &quot;&quot;,VLOOKUP(TRUNC(VLOOKUP(H25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axidermy</text:p>
          </table:table-cell>
          <table:table-cell table:style-name="ce117"/>
          <table:table-cell table:style-name="ce114" office:value-type="string" calcext:value-type="string">
            <text:p>Taxidermy</text:p>
          </table:table-cell>
          <table:covered-table-cell/>
          <table:table-cell table:style-name="ce120"/>
          <table:table-cell table:style-name="ce120" table:formula="of:=IFERROR(IF(NOT(ISBLANK(VLOOKUP([.E258];[.$A$2:.$B$503];2)));VLOOKUP([.E258];[.$A$2:.$B$503];2);&quot; &quot;);&quot;&quot;)">
            <text:p/>
          </table:table-cell>
          <table:table-cell table:style-name="ce120" table:formula="of:=IFERROR(IF(NOT([.F258]=&quot; &quot;);VLOOKUP([.F258];[.$E$2:.$G$503];3)+0.1;CELL(&quot;row&quot;;[.E2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8]=&quot; &quot;);CONCATENATE(&quot;     &quot;;VLOOKUP([.H258];[.$A$2:.$C$503];3));VLOOKUP([.H258];[.$A$2:.$C$503];3));&quot;&quot;)">
            <text:p/>
          </table:table-cell>
          <table:table-cell table:style-name="ce120" table:formula="of:=IFERROR(__xludf.dummyfunction(&quot;IFERROR(CONCATENATE(K258,&quot;&quot; (&quot;&quot;,TO_TEXT(VLOOKUP(H258,'Skill Data'!$A$2:$C$502,3)),&quot;&quot;; &quot;&quot;,VLOOKUP(TRUNC(VLOOKUP(H25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eaching</text:p>
          </table:table-cell>
          <table:table-cell table:style-name="ce117"/>
          <table:table-cell table:style-name="ce114" office:value-type="string" calcext:value-type="string">
            <text:p>Teaching</text:p>
          </table:table-cell>
          <table:covered-table-cell/>
          <table:table-cell table:style-name="ce120"/>
          <table:table-cell table:style-name="ce120" table:formula="of:=IFERROR(IF(NOT(ISBLANK(VLOOKUP([.E259];[.$A$2:.$B$503];2)));VLOOKUP([.E259];[.$A$2:.$B$503];2);&quot; &quot;);&quot;&quot;)">
            <text:p/>
          </table:table-cell>
          <table:table-cell table:style-name="ce120" table:formula="of:=IFERROR(IF(NOT([.F259]=&quot; &quot;);VLOOKUP([.F259];[.$E$2:.$G$503];3)+0.1;CELL(&quot;row&quot;;[.E2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9]=&quot; &quot;);CONCATENATE(&quot;     &quot;;VLOOKUP([.H259];[.$A$2:.$C$503];3));VLOOKUP([.H259];[.$A$2:.$C$503];3));&quot;&quot;)">
            <text:p/>
          </table:table-cell>
          <table:table-cell table:style-name="ce120" table:formula="of:=IFERROR(__xludf.dummyfunction(&quot;IFERROR(CONCATENATE(K259,&quot;&quot; (&quot;&quot;,TO_TEXT(VLOOKUP(H259,'Skill Data'!$A$2:$C$502,3)),&quot;&quot;; &quot;&quot;,VLOOKUP(TRUNC(VLOOKUP(H25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hroat Singing</text:p>
          </table:table-cell>
          <table:table-cell table:style-name="ce117"/>
          <table:table-cell table:style-name="ce114" office:value-type="string" calcext:value-type="string">
            <text:p>Throat Singing</text:p>
          </table:table-cell>
          <table:covered-table-cell/>
          <table:table-cell table:style-name="ce120"/>
          <table:table-cell table:style-name="ce120" table:formula="of:=IFERROR(IF(NOT(ISBLANK(VLOOKUP([.E260];[.$A$2:.$B$503];2)));VLOOKUP([.E260];[.$A$2:.$B$503];2);&quot; &quot;);&quot;&quot;)">
            <text:p/>
          </table:table-cell>
          <table:table-cell table:style-name="ce120" table:formula="of:=IFERROR(IF(NOT([.F260]=&quot; &quot;);VLOOKUP([.F260];[.$E$2:.$G$503];3)+0.1;CELL(&quot;row&quot;;[.E2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0]=&quot; &quot;);CONCATENATE(&quot;     &quot;;VLOOKUP([.H260];[.$A$2:.$C$503];3));VLOOKUP([.H260];[.$A$2:.$C$503];3));&quot;&quot;)">
            <text:p/>
          </table:table-cell>
          <table:table-cell table:style-name="ce120" table:formula="of:=IFERROR(__xludf.dummyfunction(&quot;IFERROR(CONCATENATE(K260,&quot;&quot; (&quot;&quot;,TO_TEXT(VLOOKUP(H260,'Skill Data'!$A$2:$C$502,3)),&quot;&quot;; &quot;&quot;,VLOOKUP(TRUNC(VLOOKUP(H26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hrown Weapons</text:p>
          </table:table-cell>
          <table:table-cell table:style-name="ce117"/>
          <table:table-cell table:style-name="ce114" office:value-type="string" calcext:value-type="string">
            <text:p>Thrown Weapons</text:p>
          </table:table-cell>
          <table:covered-table-cell/>
          <table:table-cell table:style-name="ce120"/>
          <table:table-cell table:style-name="ce120" table:formula="of:=IFERROR(IF(NOT(ISBLANK(VLOOKUP([.E261];[.$A$2:.$B$503];2)));VLOOKUP([.E261];[.$A$2:.$B$503];2);&quot; &quot;);&quot;&quot;)">
            <text:p/>
          </table:table-cell>
          <table:table-cell table:style-name="ce120" table:formula="of:=IFERROR(IF(NOT([.F261]=&quot; &quot;);VLOOKUP([.F261];[.$E$2:.$G$503];3)+0.1;CELL(&quot;row&quot;;[.E2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1]=&quot; &quot;);CONCATENATE(&quot;     &quot;;VLOOKUP([.H261];[.$A$2:.$C$503];3));VLOOKUP([.H261];[.$A$2:.$C$503];3));&quot;&quot;)">
            <text:p/>
          </table:table-cell>
          <table:table-cell table:style-name="ce120" table:formula="of:=IFERROR(__xludf.dummyfunction(&quot;IFERROR(CONCATENATE(K261,&quot;&quot; (&quot;&quot;,TO_TEXT(VLOOKUP(H261,'Skill Data'!$A$2:$C$502,3)),&quot;&quot;; &quot;&quot;,VLOOKUP(TRUNC(VLOOKUP(H26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ooth &amp; Claw</text:p>
          </table:table-cell>
          <table:table-cell table:style-name="ce117"/>
          <table:table-cell table:style-name="ce114" office:value-type="string" calcext:value-type="string">
            <text:p>Tooth &amp; Claw</text:p>
          </table:table-cell>
          <table:covered-table-cell/>
          <table:table-cell table:style-name="ce120"/>
          <table:table-cell table:style-name="ce120" table:formula="of:=IFERROR(IF(NOT(ISBLANK(VLOOKUP([.E262];[.$A$2:.$B$503];2)));VLOOKUP([.E262];[.$A$2:.$B$503];2);&quot; &quot;);&quot;&quot;)">
            <text:p/>
          </table:table-cell>
          <table:table-cell table:style-name="ce120" table:formula="of:=IFERROR(IF(NOT([.F262]=&quot; &quot;);VLOOKUP([.F262];[.$E$2:.$G$503];3)+0.1;CELL(&quot;row&quot;;[.E2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2]=&quot; &quot;);CONCATENATE(&quot;     &quot;;VLOOKUP([.H262];[.$A$2:.$C$503];3));VLOOKUP([.H262];[.$A$2:.$C$503];3));&quot;&quot;)">
            <text:p/>
          </table:table-cell>
          <table:table-cell table:style-name="ce120" table:formula="of:=IFERROR(__xludf.dummyfunction(&quot;IFERROR(CONCATENATE(K262,&quot;&quot; (&quot;&quot;,TO_TEXT(VLOOKUP(H262,'Skill Data'!$A$2:$C$502,3)),&quot;&quot;; &quot;&quot;,VLOOKUP(TRUNC(VLOOKUP(H26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orture</text:p>
          </table:table-cell>
          <table:table-cell table:style-name="ce117"/>
          <table:table-cell table:style-name="ce114" office:value-type="string" calcext:value-type="string">
            <text:p>Torture</text:p>
          </table:table-cell>
          <table:covered-table-cell/>
          <table:table-cell table:style-name="ce120"/>
          <table:table-cell table:style-name="ce120" table:formula="of:=IFERROR(IF(NOT(ISBLANK(VLOOKUP([.E263];[.$A$2:.$B$503];2)));VLOOKUP([.E263];[.$A$2:.$B$503];2);&quot; &quot;);&quot;&quot;)">
            <text:p/>
          </table:table-cell>
          <table:table-cell table:style-name="ce120" table:formula="of:=IFERROR(IF(NOT([.F263]=&quot; &quot;);VLOOKUP([.F263];[.$E$2:.$G$503];3)+0.1;CELL(&quot;row&quot;;[.E2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3]=&quot; &quot;);CONCATENATE(&quot;     &quot;;VLOOKUP([.H263];[.$A$2:.$C$503];3));VLOOKUP([.H263];[.$A$2:.$C$503];3));&quot;&quot;)">
            <text:p/>
          </table:table-cell>
          <table:table-cell table:style-name="ce120" table:formula="of:=IFERROR(__xludf.dummyfunction(&quot;IFERROR(CONCATENATE(K263,&quot;&quot; (&quot;&quot;,TO_TEXT(VLOOKUP(H263,'Skill Data'!$A$2:$C$502,3)),&quot;&quot;; &quot;&quot;,VLOOKUP(TRUNC(VLOOKUP(H26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acking</text:p>
          </table:table-cell>
          <table:table-cell table:style-name="ce117"/>
          <table:table-cell table:style-name="ce114" office:value-type="string" calcext:value-type="string">
            <text:p>Tracking</text:p>
          </table:table-cell>
          <table:covered-table-cell/>
          <table:table-cell table:style-name="ce120"/>
          <table:table-cell table:style-name="ce120" table:formula="of:=IFERROR(IF(NOT(ISBLANK(VLOOKUP([.E264];[.$A$2:.$B$503];2)));VLOOKUP([.E264];[.$A$2:.$B$503];2);&quot; &quot;);&quot;&quot;)">
            <text:p/>
          </table:table-cell>
          <table:table-cell table:style-name="ce120" table:formula="of:=IFERROR(IF(NOT([.F264]=&quot; &quot;);VLOOKUP([.F264];[.$E$2:.$G$503];3)+0.1;CELL(&quot;row&quot;;[.E2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4]=&quot; &quot;);CONCATENATE(&quot;     &quot;;VLOOKUP([.H264];[.$A$2:.$C$503];3));VLOOKUP([.H264];[.$A$2:.$C$503];3));&quot;&quot;)">
            <text:p/>
          </table:table-cell>
          <table:table-cell table:style-name="ce120" table:formula="of:=IFERROR(__xludf.dummyfunction(&quot;IFERROR(CONCATENATE(K264,&quot;&quot; (&quot;&quot;,TO_TEXT(VLOOKUP(H264,'Skill Data'!$A$2:$C$502,3)),&quot;&quot;; &quot;&quot;,VLOOKUP(TRUNC(VLOOKUP(H26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aining</text:p>
          </table:table-cell>
          <table:table-cell table:style-name="ce117"/>
          <table:table-cell table:style-name="ce114" office:value-type="string" calcext:value-type="string">
            <text:p>Training</text:p>
          </table:table-cell>
          <table:covered-table-cell/>
          <table:table-cell table:style-name="ce120"/>
          <table:table-cell table:style-name="ce120" table:formula="of:=IFERROR(IF(NOT(ISBLANK(VLOOKUP([.E265];[.$A$2:.$B$503];2)));VLOOKUP([.E265];[.$A$2:.$B$503];2);&quot; &quot;);&quot;&quot;)">
            <text:p/>
          </table:table-cell>
          <table:table-cell table:style-name="ce120" table:formula="of:=IFERROR(IF(NOT([.F265]=&quot; &quot;);VLOOKUP([.F265];[.$E$2:.$G$503];3)+0.1;CELL(&quot;row&quot;;[.E2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5]=&quot; &quot;);CONCATENATE(&quot;     &quot;;VLOOKUP([.H265];[.$A$2:.$C$503];3));VLOOKUP([.H265];[.$A$2:.$C$503];3));&quot;&quot;)">
            <text:p/>
          </table:table-cell>
          <table:table-cell table:style-name="ce120" table:formula="of:=IFERROR(__xludf.dummyfunction(&quot;IFERROR(CONCATENATE(K265,&quot;&quot; (&quot;&quot;,TO_TEXT(VLOOKUP(H265,'Skill Data'!$A$2:$C$502,3)),&quot;&quot;; &quot;&quot;,VLOOKUP(TRUNC(VLOOKUP(H26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ansmutation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Transmutation</text:p>
          </table:table-cell>
          <table:covered-table-cell/>
          <table:table-cell table:style-name="ce120"/>
          <table:table-cell table:style-name="ce120" table:formula="of:=IFERROR(IF(NOT(ISBLANK(VLOOKUP([.E266];[.$A$2:.$B$503];2)));VLOOKUP([.E266];[.$A$2:.$B$503];2);&quot; &quot;);&quot;&quot;)">
            <text:p/>
          </table:table-cell>
          <table:table-cell table:style-name="ce120" table:formula="of:=IFERROR(IF(NOT([.F266]=&quot; &quot;);VLOOKUP([.F266];[.$E$2:.$G$503];3)+0.1;CELL(&quot;row&quot;;[.E2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6]=&quot; &quot;);CONCATENATE(&quot;     &quot;;VLOOKUP([.H266];[.$A$2:.$C$503];3));VLOOKUP([.H266];[.$A$2:.$C$503];3));&quot;&quot;)">
            <text:p/>
          </table:table-cell>
          <table:table-cell table:style-name="ce120" table:formula="of:=IFERROR(__xludf.dummyfunction(&quot;IFERROR(CONCATENATE(K266,&quot;&quot; (&quot;&quot;,TO_TEXT(VLOOKUP(H266,'Skill Data'!$A$2:$C$502,3)),&quot;&quot;; &quot;&quot;,VLOOKUP(TRUNC(VLOOKUP(H26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apping</text:p>
          </table:table-cell>
          <table:table-cell table:style-name="ce117"/>
          <table:table-cell table:style-name="ce114" office:value-type="string" calcext:value-type="string">
            <text:p>Trapping</text:p>
          </table:table-cell>
          <table:covered-table-cell/>
          <table:table-cell table:style-name="ce120"/>
          <table:table-cell table:style-name="ce120" table:formula="of:=IFERROR(IF(NOT(ISBLANK(VLOOKUP([.E267];[.$A$2:.$B$503];2)));VLOOKUP([.E267];[.$A$2:.$B$503];2);&quot; &quot;);&quot;&quot;)">
            <text:p/>
          </table:table-cell>
          <table:table-cell table:style-name="ce120" table:formula="of:=IFERROR(IF(NOT([.F267]=&quot; &quot;);VLOOKUP([.F267];[.$E$2:.$G$503];3)+0.1;CELL(&quot;row&quot;;[.E2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7]=&quot; &quot;);CONCATENATE(&quot;     &quot;;VLOOKUP([.H267];[.$A$2:.$C$503];3));VLOOKUP([.H267];[.$A$2:.$C$503];3));&quot;&quot;)">
            <text:p/>
          </table:table-cell>
          <table:table-cell table:style-name="ce120" table:formula="of:=IFERROR(__xludf.dummyfunction(&quot;IFERROR(CONCATENATE(K267,&quot;&quot; (&quot;&quot;,TO_TEXT(VLOOKUP(H267,'Skill Data'!$A$2:$C$502,3)),&quot;&quot;; &quot;&quot;,VLOOKUP(TRUNC(VLOOKUP(H26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ee Cutting</text:p>
          </table:table-cell>
          <table:table-cell table:style-name="ce117"/>
          <table:table-cell table:style-name="ce114" office:value-type="string" calcext:value-type="string">
            <text:p>Tree Cutting</text:p>
          </table:table-cell>
          <table:covered-table-cell/>
          <table:table-cell table:style-name="ce120"/>
          <table:table-cell table:style-name="ce120" table:formula="of:=IFERROR(IF(NOT(ISBLANK(VLOOKUP([.E268];[.$A$2:.$B$503];2)));VLOOKUP([.E268];[.$A$2:.$B$503];2);&quot; &quot;);&quot;&quot;)">
            <text:p/>
          </table:table-cell>
          <table:table-cell table:style-name="ce120" table:formula="of:=IFERROR(IF(NOT([.F268]=&quot; &quot;);VLOOKUP([.F268];[.$E$2:.$G$503];3)+0.1;CELL(&quot;row&quot;;[.E2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8]=&quot; &quot;);CONCATENATE(&quot;     &quot;;VLOOKUP([.H268];[.$A$2:.$C$503];3));VLOOKUP([.H268];[.$A$2:.$C$503];3));&quot;&quot;)">
            <text:p/>
          </table:table-cell>
          <table:table-cell table:style-name="ce120" table:formula="of:=IFERROR(__xludf.dummyfunction(&quot;IFERROR(CONCATENATE(K268,&quot;&quot; (&quot;&quot;,TO_TEXT(VLOOKUP(H268,'Skill Data'!$A$2:$C$502,3)),&quot;&quot;; &quot;&quot;,VLOOKUP(TRUNC(VLOOKUP(H26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iage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Triage</text:p>
          </table:table-cell>
          <table:covered-table-cell/>
          <table:table-cell table:style-name="ce120"/>
          <table:table-cell table:style-name="ce120" table:formula="of:=IFERROR(IF(NOT(ISBLANK(VLOOKUP([.E269];[.$A$2:.$B$503];2)));VLOOKUP([.E269];[.$A$2:.$B$503];2);&quot; &quot;);&quot;&quot;)">
            <text:p/>
          </table:table-cell>
          <table:table-cell table:style-name="ce120" table:formula="of:=IFERROR(IF(NOT([.F269]=&quot; &quot;);VLOOKUP([.F269];[.$E$2:.$G$503];3)+0.1;CELL(&quot;row&quot;;[.E2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9]=&quot; &quot;);CONCATENATE(&quot;     &quot;;VLOOKUP([.H269];[.$A$2:.$C$503];3));VLOOKUP([.H269];[.$A$2:.$C$503];3));&quot;&quot;)">
            <text:p/>
          </table:table-cell>
          <table:table-cell table:style-name="ce120" table:formula="of:=IFERROR(__xludf.dummyfunction(&quot;IFERROR(CONCATENATE(K269,&quot;&quot; (&quot;&quot;,TO_TEXT(VLOOKUP(H269,'Skill Data'!$A$2:$C$502,3)),&quot;&quot;; &quot;&quot;,VLOOKUP(TRUNC(VLOOKUP(H26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igon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Trigonometry</text:p>
          </table:table-cell>
          <table:covered-table-cell/>
          <table:table-cell table:style-name="ce120"/>
          <table:table-cell table:style-name="ce120" table:formula="of:=IFERROR(IF(NOT(ISBLANK(VLOOKUP([.E270];[.$A$2:.$B$503];2)));VLOOKUP([.E270];[.$A$2:.$B$503];2);&quot; &quot;);&quot;&quot;)">
            <text:p/>
          </table:table-cell>
          <table:table-cell table:style-name="ce120" table:formula="of:=IFERROR(IF(NOT([.F270]=&quot; &quot;);VLOOKUP([.F270];[.$E$2:.$G$503];3)+0.1;CELL(&quot;row&quot;;[.E2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0]=&quot; &quot;);CONCATENATE(&quot;     &quot;;VLOOKUP([.H270];[.$A$2:.$C$503];3));VLOOKUP([.H270];[.$A$2:.$C$503];3));&quot;&quot;)">
            <text:p/>
          </table:table-cell>
          <table:table-cell table:style-name="ce120" table:formula="of:=IFERROR(__xludf.dummyfunction(&quot;IFERROR(CONCATENATE(K270,&quot;&quot; (&quot;&quot;,TO_TEXT(VLOOKUP(H270,'Skill Data'!$A$2:$C$502,3)),&quot;&quot;; &quot;&quot;,VLOOKUP(TRUNC(VLOOKUP(H27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ombone</text:p>
          </table:table-cell>
          <table:table-cell table:style-name="ce117"/>
          <table:table-cell table:style-name="ce114" office:value-type="string" calcext:value-type="string">
            <text:p>Trombone</text:p>
          </table:table-cell>
          <table:covered-table-cell/>
          <table:table-cell table:style-name="ce120"/>
          <table:table-cell table:style-name="ce120" table:formula="of:=IFERROR(IF(NOT(ISBLANK(VLOOKUP([.E271];[.$A$2:.$B$503];2)));VLOOKUP([.E271];[.$A$2:.$B$503];2);&quot; &quot;);&quot;&quot;)">
            <text:p/>
          </table:table-cell>
          <table:table-cell table:style-name="ce120" table:formula="of:=IFERROR(IF(NOT([.F271]=&quot; &quot;);VLOOKUP([.F271];[.$E$2:.$G$503];3)+0.1;CELL(&quot;row&quot;;[.E2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1]=&quot; &quot;);CONCATENATE(&quot;     &quot;;VLOOKUP([.H271];[.$A$2:.$C$503];3));VLOOKUP([.H271];[.$A$2:.$C$503];3));&quot;&quot;)">
            <text:p/>
          </table:table-cell>
          <table:table-cell table:style-name="ce120" table:formula="of:=IFERROR(__xludf.dummyfunction(&quot;IFERROR(CONCATENATE(K271,&quot;&quot; (&quot;&quot;,TO_TEXT(VLOOKUP(H271,'Skill Data'!$A$2:$C$502,3)),&quot;&quot;; &quot;&quot;,VLOOKUP(TRUNC(VLOOKUP(H27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rumpet</text:p>
          </table:table-cell>
          <table:table-cell table:style-name="ce117"/>
          <table:table-cell table:style-name="ce114" office:value-type="string" calcext:value-type="string">
            <text:p>Trumpet</text:p>
          </table:table-cell>
          <table:covered-table-cell/>
          <table:table-cell table:style-name="ce120"/>
          <table:table-cell table:style-name="ce120" table:formula="of:=IFERROR(IF(NOT(ISBLANK(VLOOKUP([.E272];[.$A$2:.$B$503];2)));VLOOKUP([.E272];[.$A$2:.$B$503];2);&quot; &quot;);&quot;&quot;)">
            <text:p/>
          </table:table-cell>
          <table:table-cell table:style-name="ce120" table:formula="of:=IFERROR(IF(NOT([.F272]=&quot; &quot;);VLOOKUP([.F272];[.$E$2:.$G$503];3)+0.1;CELL(&quot;row&quot;;[.E2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2]=&quot; &quot;);CONCATENATE(&quot;     &quot;;VLOOKUP([.H272];[.$A$2:.$C$503];3));VLOOKUP([.H272];[.$A$2:.$C$503];3));&quot;&quot;)">
            <text:p/>
          </table:table-cell>
          <table:table-cell table:style-name="ce120" table:formula="of:=IFERROR(__xludf.dummyfunction(&quot;IFERROR(CONCATENATE(K272,&quot;&quot; (&quot;&quot;,TO_TEXT(VLOOKUP(H272,'Skill Data'!$A$2:$C$502,3)),&quot;&quot;; &quot;&quot;,VLOOKUP(TRUNC(VLOOKUP(H27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uba</text:p>
          </table:table-cell>
          <table:table-cell table:style-name="ce117"/>
          <table:table-cell table:style-name="ce114" office:value-type="string" calcext:value-type="string">
            <text:p>Tuba</text:p>
          </table:table-cell>
          <table:covered-table-cell/>
          <table:table-cell table:style-name="ce120"/>
          <table:table-cell table:style-name="ce120" table:formula="of:=IFERROR(IF(NOT(ISBLANK(VLOOKUP([.E273];[.$A$2:.$B$503];2)));VLOOKUP([.E273];[.$A$2:.$B$503];2);&quot; &quot;);&quot;&quot;)">
            <text:p/>
          </table:table-cell>
          <table:table-cell table:style-name="ce120" table:formula="of:=IFERROR(IF(NOT([.F273]=&quot; &quot;);VLOOKUP([.F273];[.$E$2:.$G$503];3)+0.1;CELL(&quot;row&quot;;[.E2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3]=&quot; &quot;);CONCATENATE(&quot;     &quot;;VLOOKUP([.H273];[.$A$2:.$C$503];3));VLOOKUP([.H273];[.$A$2:.$C$503];3));&quot;&quot;)">
            <text:p/>
          </table:table-cell>
          <table:table-cell table:style-name="ce120" table:formula="of:=IFERROR(__xludf.dummyfunction(&quot;IFERROR(CONCATENATE(K273,&quot;&quot; (&quot;&quot;,TO_TEXT(VLOOKUP(H273,'Skill Data'!$A$2:$C$502,3)),&quot;&quot;; &quot;&quot;,VLOOKUP(TRUNC(VLOOKUP(H27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Two-Weapon Fighting</text:p>
          </table:table-cell>
          <table:table-cell table:style-name="ce117"/>
          <table:table-cell table:style-name="ce114" office:value-type="string" calcext:value-type="string">
            <text:p>Two-Weapon Fighting</text:p>
          </table:table-cell>
          <table:covered-table-cell/>
          <table:table-cell table:style-name="ce120"/>
          <table:table-cell table:style-name="ce120" table:formula="of:=IFERROR(IF(NOT(ISBLANK(VLOOKUP([.E274];[.$A$2:.$B$503];2)));VLOOKUP([.E274];[.$A$2:.$B$503];2);&quot; &quot;);&quot;&quot;)">
            <text:p/>
          </table:table-cell>
          <table:table-cell table:style-name="ce120" table:formula="of:=IFERROR(IF(NOT([.F274]=&quot; &quot;);VLOOKUP([.F274];[.$E$2:.$G$503];3)+0.1;CELL(&quot;row&quot;;[.E2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4]=&quot; &quot;);CONCATENATE(&quot;     &quot;;VLOOKUP([.H274];[.$A$2:.$C$503];3));VLOOKUP([.H274];[.$A$2:.$C$503];3));&quot;&quot;)">
            <text:p/>
          </table:table-cell>
          <table:table-cell table:style-name="ce120" table:formula="of:=IFERROR(__xludf.dummyfunction(&quot;IFERROR(CONCATENATE(K274,&quot;&quot; (&quot;&quot;,TO_TEXT(VLOOKUP(H274,'Skill Data'!$A$2:$C$502,3)),&quot;&quot;; &quot;&quot;,VLOOKUP(TRUNC(VLOOKUP(H27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Ukulele</text:p>
          </table:table-cell>
          <table:table-cell table:style-name="ce117"/>
          <table:table-cell table:style-name="ce114" office:value-type="string" calcext:value-type="string">
            <text:p>Ukulele</text:p>
          </table:table-cell>
          <table:covered-table-cell/>
          <table:table-cell table:style-name="ce120"/>
          <table:table-cell table:style-name="ce120" table:formula="of:=IFERROR(IF(NOT(ISBLANK(VLOOKUP([.E275];[.$A$2:.$B$503];2)));VLOOKUP([.E275];[.$A$2:.$B$503];2);&quot; &quot;);&quot;&quot;)">
            <text:p/>
          </table:table-cell>
          <table:table-cell table:style-name="ce120" table:formula="of:=IFERROR(IF(NOT([.F275]=&quot; &quot;);VLOOKUP([.F275];[.$E$2:.$G$503];3)+0.1;CELL(&quot;row&quot;;[.E2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5]=&quot; &quot;);CONCATENATE(&quot;     &quot;;VLOOKUP([.H275];[.$A$2:.$C$503];3));VLOOKUP([.H275];[.$A$2:.$C$503];3));&quot;&quot;)">
            <text:p/>
          </table:table-cell>
          <table:table-cell table:style-name="ce120" table:formula="of:=IFERROR(__xludf.dummyfunction(&quot;IFERROR(CONCATENATE(K275,&quot;&quot; (&quot;&quot;,TO_TEXT(VLOOKUP(H275,'Skill Data'!$A$2:$C$502,3)),&quot;&quot;; &quot;&quot;,VLOOKUP(TRUNC(VLOOKUP(H27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Unarmed Combat</text:p>
          </table:table-cell>
          <table:table-cell table:style-name="ce117"/>
          <table:table-cell table:style-name="ce114" office:value-type="string" calcext:value-type="string">
            <text:p>Unarmed Combat</text:p>
          </table:table-cell>
          <table:covered-table-cell/>
          <table:table-cell table:style-name="ce120"/>
          <table:table-cell table:style-name="ce120" table:formula="of:=IFERROR(IF(NOT(ISBLANK(VLOOKUP([.E276];[.$A$2:.$B$503];2)));VLOOKUP([.E276];[.$A$2:.$B$503];2);&quot; &quot;);&quot;&quot;)">
            <text:p/>
          </table:table-cell>
          <table:table-cell table:style-name="ce120" table:formula="of:=IFERROR(IF(NOT([.F276]=&quot; &quot;);VLOOKUP([.F276];[.$E$2:.$G$503];3)+0.1;CELL(&quot;row&quot;;[.E2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6]=&quot; &quot;);CONCATENATE(&quot;     &quot;;VLOOKUP([.H276];[.$A$2:.$C$503];3));VLOOKUP([.H276];[.$A$2:.$C$503];3));&quot;&quot;)">
            <text:p/>
          </table:table-cell>
          <table:table-cell table:style-name="ce120" table:formula="of:=IFERROR(__xludf.dummyfunction(&quot;IFERROR(CONCATENATE(K276,&quot;&quot; (&quot;&quot;,TO_TEXT(VLOOKUP(H276,'Skill Data'!$A$2:$C$502,3)),&quot;&quot;; &quot;&quot;,VLOOKUP(TRUNC(VLOOKUP(H27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Vintner</text:p>
          </table:table-cell>
          <table:table-cell table:style-name="ce117"/>
          <table:table-cell table:style-name="ce114" office:value-type="string" calcext:value-type="string">
            <text:p>Vintner</text:p>
          </table:table-cell>
          <table:covered-table-cell/>
          <table:table-cell table:style-name="ce120"/>
          <table:table-cell table:style-name="ce120" table:formula="of:=IFERROR(IF(NOT(ISBLANK(VLOOKUP([.E277];[.$A$2:.$B$503];2)));VLOOKUP([.E277];[.$A$2:.$B$503];2);&quot; &quot;);&quot;&quot;)">
            <text:p/>
          </table:table-cell>
          <table:table-cell table:style-name="ce120" table:formula="of:=IFERROR(IF(NOT([.F277]=&quot; &quot;);VLOOKUP([.F277];[.$E$2:.$G$503];3)+0.1;CELL(&quot;row&quot;;[.E2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7]=&quot; &quot;);CONCATENATE(&quot;     &quot;;VLOOKUP([.H277];[.$A$2:.$C$503];3));VLOOKUP([.H277];[.$A$2:.$C$503];3));&quot;&quot;)">
            <text:p/>
          </table:table-cell>
          <table:table-cell table:style-name="ce120" table:formula="of:=IFERROR(__xludf.dummyfunction(&quot;IFERROR(CONCATENATE(K277,&quot;&quot; (&quot;&quot;,TO_TEXT(VLOOKUP(H277,'Skill Data'!$A$2:$C$502,3)),&quot;&quot;; &quot;&quot;,VLOOKUP(TRUNC(VLOOKUP(H27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Violin</text:p>
          </table:table-cell>
          <table:table-cell table:style-name="ce117"/>
          <table:table-cell table:style-name="ce114" office:value-type="string" calcext:value-type="string">
            <text:p>Violin</text:p>
          </table:table-cell>
          <table:covered-table-cell/>
          <table:table-cell table:style-name="ce120"/>
          <table:table-cell table:style-name="ce120" table:formula="of:=IFERROR(IF(NOT(ISBLANK(VLOOKUP([.E278];[.$A$2:.$B$503];2)));VLOOKUP([.E278];[.$A$2:.$B$503];2);&quot; &quot;);&quot;&quot;)">
            <text:p/>
          </table:table-cell>
          <table:table-cell table:style-name="ce120" table:formula="of:=IFERROR(IF(NOT([.F278]=&quot; &quot;);VLOOKUP([.F278];[.$E$2:.$G$503];3)+0.1;CELL(&quot;row&quot;;[.E2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8]=&quot; &quot;);CONCATENATE(&quot;     &quot;;VLOOKUP([.H278];[.$A$2:.$C$503];3));VLOOKUP([.H278];[.$A$2:.$C$503];3));&quot;&quot;)">
            <text:p/>
          </table:table-cell>
          <table:table-cell table:style-name="ce120" table:formula="of:=IFERROR(__xludf.dummyfunction(&quot;IFERROR(CONCATENATE(K278,&quot;&quot; (&quot;&quot;,TO_TEXT(VLOOKUP(H278,'Skill Data'!$A$2:$C$502,3)),&quot;&quot;; &quot;&quot;,VLOOKUP(TRUNC(VLOOKUP(H27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Vivimancy</text:p>
          </table:table-cell>
          <table:table-cell table:style-name="ce117"/>
          <table:table-cell table:style-name="ce114" office:value-type="string" calcext:value-type="string">
            <text:p>Vivimancy</text:p>
          </table:table-cell>
          <table:covered-table-cell/>
          <table:table-cell table:style-name="ce120"/>
          <table:table-cell table:style-name="ce120" table:formula="of:=IFERROR(IF(NOT(ISBLANK(VLOOKUP([.E279];[.$A$2:.$B$503];2)));VLOOKUP([.E279];[.$A$2:.$B$503];2);&quot; &quot;);&quot;&quot;)">
            <text:p/>
          </table:table-cell>
          <table:table-cell table:style-name="ce120" table:formula="of:=IFERROR(IF(NOT([.F279]=&quot; &quot;);VLOOKUP([.F279];[.$E$2:.$G$503];3)+0.1;CELL(&quot;row&quot;;[.E2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9]=&quot; &quot;);CONCATENATE(&quot;     &quot;;VLOOKUP([.H279];[.$A$2:.$C$503];3));VLOOKUP([.H279];[.$A$2:.$C$503];3));&quot;&quot;)">
            <text:p/>
          </table:table-cell>
          <table:table-cell table:style-name="ce120" table:formula="of:=IFERROR(__xludf.dummyfunction(&quot;IFERROR(CONCATENATE(K279,&quot;&quot; (&quot;&quot;,TO_TEXT(VLOOKUP(H279,'Skill Data'!$A$2:$C$502,3)),&quot;&quot;; &quot;&quot;,VLOOKUP(TRUNC(VLOOKUP(H27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Voyeur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Voyeurism</text:p>
          </table:table-cell>
          <table:covered-table-cell/>
          <table:table-cell table:style-name="ce120"/>
          <table:table-cell table:style-name="ce120" table:formula="of:=IFERROR(IF(NOT(ISBLANK(VLOOKUP([.E280];[.$A$2:.$B$503];2)));VLOOKUP([.E280];[.$A$2:.$B$503];2);&quot; &quot;);&quot;&quot;)">
            <text:p/>
          </table:table-cell>
          <table:table-cell table:style-name="ce120" table:formula="of:=IFERROR(IF(NOT([.F280]=&quot; &quot;);VLOOKUP([.F280];[.$E$2:.$G$503];3)+0.1;CELL(&quot;row&quot;;[.E2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0]=&quot; &quot;);CONCATENATE(&quot;     &quot;;VLOOKUP([.H280];[.$A$2:.$C$503];3));VLOOKUP([.H280];[.$A$2:.$C$503];3));&quot;&quot;)">
            <text:p/>
          </table:table-cell>
          <table:table-cell table:style-name="ce120" table:formula="of:=IFERROR(__xludf.dummyfunction(&quot;IFERROR(CONCATENATE(K280,&quot;&quot; (&quot;&quot;,TO_TEXT(VLOOKUP(H280,'Skill Data'!$A$2:$C$502,3)),&quot;&quot;; &quot;&quot;,VLOOKUP(TRUNC(VLOOKUP(H28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War Leader</text:p>
          </table:table-cell>
          <table:table-cell table:style-name="ce117"/>
          <table:table-cell table:style-name="ce114" office:value-type="string" calcext:value-type="string">
            <text:p>War Leader</text:p>
          </table:table-cell>
          <table:covered-table-cell/>
          <table:table-cell table:style-name="ce120"/>
          <table:table-cell table:style-name="ce120" table:formula="of:=IFERROR(IF(NOT(ISBLANK(VLOOKUP([.E281];[.$A$2:.$B$503];2)));VLOOKUP([.E281];[.$A$2:.$B$503];2);&quot; &quot;);&quot;&quot;)">
            <text:p/>
          </table:table-cell>
          <table:table-cell table:style-name="ce120" table:formula="of:=IFERROR(IF(NOT([.F281]=&quot; &quot;);VLOOKUP([.F281];[.$E$2:.$G$503];3)+0.1;CELL(&quot;row&quot;;[.E2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1]=&quot; &quot;);CONCATENATE(&quot;     &quot;;VLOOKUP([.H281];[.$A$2:.$C$503];3));VLOOKUP([.H281];[.$A$2:.$C$503];3));&quot;&quot;)">
            <text:p/>
          </table:table-cell>
          <table:table-cell table:style-name="ce120" table:formula="of:=IFERROR(__xludf.dummyfunction(&quot;IFERROR(CONCATENATE(K281,&quot;&quot; (&quot;&quot;,TO_TEXT(VLOOKUP(H281,'Skill Data'!$A$2:$C$502,3)),&quot;&quot;; &quot;&quot;,VLOOKUP(TRUNC(VLOOKUP(H28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Water Magic</text:p>
          </table:table-cell>
          <table:table-cell table:style-name="ce117"/>
          <table:table-cell table:style-name="ce114" office:value-type="string" calcext:value-type="string">
            <text:p>Water Magic</text:p>
          </table:table-cell>
          <table:covered-table-cell/>
          <table:table-cell table:style-name="ce120"/>
          <table:table-cell table:style-name="ce120" table:formula="of:=IFERROR(IF(NOT(ISBLANK(VLOOKUP([.E282];[.$A$2:.$B$503];2)));VLOOKUP([.E282];[.$A$2:.$B$503];2);&quot; &quot;);&quot;&quot;)">
            <text:p/>
          </table:table-cell>
          <table:table-cell table:style-name="ce120" table:formula="of:=IFERROR(IF(NOT([.F282]=&quot; &quot;);VLOOKUP([.F282];[.$E$2:.$G$503];3)+0.1;CELL(&quot;row&quot;;[.E2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2]=&quot; &quot;);CONCATENATE(&quot;     &quot;;VLOOKUP([.H282];[.$A$2:.$C$503];3));VLOOKUP([.H282];[.$A$2:.$C$503];3));&quot;&quot;)">
            <text:p/>
          </table:table-cell>
          <table:table-cell table:style-name="ce120" table:formula="of:=IFERROR(__xludf.dummyfunction(&quot;IFERROR(CONCATENATE(K282,&quot;&quot; (&quot;&quot;,TO_TEXT(VLOOKUP(H282,'Skill Data'!$A$2:$C$502,3)),&quot;&quot;; &quot;&quot;,VLOOKUP(TRUNC(VLOOKUP(H28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Weapon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Weaponsmith</text:p>
          </table:table-cell>
          <table:covered-table-cell/>
          <table:table-cell table:style-name="ce120"/>
          <table:table-cell table:style-name="ce120" table:formula="of:=IFERROR(IF(NOT(ISBLANK(VLOOKUP([.E283];[.$A$2:.$B$503];2)));VLOOKUP([.E283];[.$A$2:.$B$503];2);&quot; &quot;);&quot;&quot;)">
            <text:p/>
          </table:table-cell>
          <table:table-cell table:style-name="ce120" table:formula="of:=IFERROR(IF(NOT([.F283]=&quot; &quot;);VLOOKUP([.F283];[.$E$2:.$G$503];3)+0.1;CELL(&quot;row&quot;;[.E2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3]=&quot; &quot;);CONCATENATE(&quot;     &quot;;VLOOKUP([.H283];[.$A$2:.$C$503];3));VLOOKUP([.H283];[.$A$2:.$C$503];3));&quot;&quot;)">
            <text:p/>
          </table:table-cell>
          <table:table-cell table:style-name="ce120" table:formula="of:=IFERROR(__xludf.dummyfunction(&quot;IFERROR(CONCATENATE(K283,&quot;&quot; (&quot;&quot;,TO_TEXT(VLOOKUP(H283,'Skill Data'!$A$2:$C$502,3)),&quot;&quot;; &quot;&quot;,VLOOKUP(TRUNC(VLOOKUP(H28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Weaving</text:p>
          </table:table-cell>
          <table:table-cell table:style-name="ce117"/>
          <table:table-cell table:style-name="ce114" office:value-type="string" calcext:value-type="string">
            <text:p>Weaving</text:p>
          </table:table-cell>
          <table:covered-table-cell/>
          <table:table-cell table:style-name="ce120"/>
          <table:table-cell table:style-name="ce120" table:formula="of:=IFERROR(IF(NOT(ISBLANK(VLOOKUP([.E284];[.$A$2:.$B$503];2)));VLOOKUP([.E284];[.$A$2:.$B$503];2);&quot; &quot;);&quot;&quot;)">
            <text:p/>
          </table:table-cell>
          <table:table-cell table:style-name="ce120" table:formula="of:=IFERROR(IF(NOT([.F284]=&quot; &quot;);VLOOKUP([.F284];[.$E$2:.$G$503];3)+0.1;CELL(&quot;row&quot;;[.E2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4]=&quot; &quot;);CONCATENATE(&quot;     &quot;;VLOOKUP([.H284];[.$A$2:.$C$503];3));VLOOKUP([.H284];[.$A$2:.$C$503];3));&quot;&quot;)">
            <text:p/>
          </table:table-cell>
          <table:table-cell table:style-name="ce120" table:formula="of:=IFERROR(__xludf.dummyfunction(&quot;IFERROR(CONCATENATE(K284,&quot;&quot; (&quot;&quot;,TO_TEXT(VLOOKUP(H284,'Skill Data'!$A$2:$C$502,3)),&quot;&quot;; &quot;&quot;,VLOOKUP(TRUNC(VLOOKUP(H28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Wood Magic</text:p>
          </table:table-cell>
          <table:table-cell table:style-name="ce117"/>
          <table:table-cell table:style-name="ce114" office:value-type="string" calcext:value-type="string">
            <text:p>Wood Magic</text:p>
          </table:table-cell>
          <table:covered-table-cell/>
          <table:table-cell table:style-name="ce120"/>
          <table:table-cell table:style-name="ce120" table:formula="of:=IFERROR(IF(NOT(ISBLANK(VLOOKUP([.E285];[.$A$2:.$B$503];2)));VLOOKUP([.E285];[.$A$2:.$B$503];2);&quot; &quot;);&quot;&quot;)">
            <text:p/>
          </table:table-cell>
          <table:table-cell table:style-name="ce120" table:formula="of:=IFERROR(IF(NOT([.F285]=&quot; &quot;);VLOOKUP([.F285];[.$E$2:.$G$503];3)+0.1;CELL(&quot;row&quot;;[.E2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5]=&quot; &quot;);CONCATENATE(&quot;     &quot;;VLOOKUP([.H285];[.$A$2:.$C$503];3));VLOOKUP([.H285];[.$A$2:.$C$503];3));&quot;&quot;)">
            <text:p/>
          </table:table-cell>
          <table:table-cell table:style-name="ce120" table:formula="of:=IFERROR(__xludf.dummyfunction(&quot;IFERROR(CONCATENATE(K285,&quot;&quot; (&quot;&quot;,TO_TEXT(VLOOKUP(H285,'Skill Data'!$A$2:$C$502,3)),&quot;&quot;; &quot;&quot;,VLOOKUP(TRUNC(VLOOKUP(H28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Zhu</text:p>
          </table:table-cell>
          <table:table-cell table:style-name="ce117"/>
          <table:table-cell table:style-name="ce114" office:value-type="string" calcext:value-type="string">
            <text:p>Zhu</text:p>
          </table:table-cell>
          <table:covered-table-cell/>
          <table:table-cell table:style-name="ce120"/>
          <table:table-cell table:style-name="ce120" table:formula="of:=IFERROR(IF(NOT(ISBLANK(VLOOKUP([.E286];[.$A$2:.$B$503];2)));VLOOKUP([.E286];[.$A$2:.$B$503];2);&quot; &quot;);&quot;&quot;)">
            <text:p/>
          </table:table-cell>
          <table:table-cell table:style-name="ce120" table:formula="of:=IFERROR(IF(NOT([.F286]=&quot; &quot;);VLOOKUP([.F286];[.$E$2:.$G$503];3)+0.1;CELL(&quot;row&quot;;[.E2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6]=&quot; &quot;);CONCATENATE(&quot;     &quot;;VLOOKUP([.H286];[.$A$2:.$C$503];3));VLOOKUP([.H286];[.$A$2:.$C$503];3));&quot;&quot;)">
            <text:p/>
          </table:table-cell>
          <table:table-cell table:style-name="ce120" table:formula="of:=IFERROR(__xludf.dummyfunction(&quot;IFERROR(CONCATENATE(K286,&quot;&quot; (&quot;&quot;,TO_TEXT(VLOOKUP(H286,'Skill Data'!$A$2:$C$502,3)),&quot;&quot;; &quot;&quot;,VLOOKUP(TRUNC(VLOOKUP(H28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7">
          <table:table-cell table:style-name="ce114" office:value-type="string" calcext:value-type="string">
            <text:p>Zither</text:p>
          </table:table-cell>
          <table:table-cell table:style-name="ce117"/>
          <table:table-cell table:style-name="ce114" office:value-type="string" calcext:value-type="string">
            <text:p>Zither</text:p>
          </table:table-cell>
          <table:covered-table-cell/>
          <table:table-cell table:style-name="ce120"/>
          <table:table-cell table:style-name="ce120" table:formula="of:=IFERROR(IF(NOT(ISBLANK(VLOOKUP([.E287];[.$A$2:.$B$503];2)));VLOOKUP([.E287];[.$A$2:.$B$503];2);&quot; &quot;);&quot;&quot;)">
            <text:p/>
          </table:table-cell>
          <table:table-cell table:style-name="ce120" table:formula="of:=IFERROR(IF(NOT([.F287]=&quot; &quot;);VLOOKUP([.F287];[.$E$2:.$G$503];3)+0.1;CELL(&quot;row&quot;;[.E2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7]=&quot; &quot;);CONCATENATE(&quot;     &quot;;VLOOKUP([.H287];[.$A$2:.$C$503];3));VLOOKUP([.H287];[.$A$2:.$C$503];3));&quot;&quot;)">
            <text:p/>
          </table:table-cell>
          <table:table-cell table:style-name="ce120" table:formula="of:=IFERROR(__xludf.dummyfunction(&quot;IFERROR(CONCATENATE(K287,&quot;&quot; (&quot;&quot;,TO_TEXT(VLOOKUP(H287,'Skill Data'!$A$2:$C$502,3)),&quot;&quot;; &quot;&quot;,VLOOKUP(TRUNC(VLOOKUP(H28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8];[.$A$2:.$B$503];2)));VLOOKUP([.E288];[.$A$2:.$B$503];2);&quot; &quot;);&quot;&quot;)">
            <text:p/>
          </table:table-cell>
          <table:table-cell table:style-name="ce120" table:formula="of:=IFERROR(IF(NOT([.F288]=&quot; &quot;);VLOOKUP([.F288];[.$E$2:.$G$503];3)+0.1;CELL(&quot;row&quot;;[.E2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8]=&quot; &quot;);CONCATENATE(&quot;     &quot;;VLOOKUP([.H288];[.$A$2:.$C$503];3));VLOOKUP([.H288];[.$A$2:.$C$503];3));&quot;&quot;)">
            <text:p/>
          </table:table-cell>
          <table:table-cell table:style-name="ce120" table:formula="of:=IFERROR(__xludf.dummyfunction(&quot;IFERROR(CONCATENATE(K288,&quot;&quot; (&quot;&quot;,TO_TEXT(VLOOKUP(H288,'Skill Data'!$A$2:$C$502,3)),&quot;&quot;; &quot;&quot;,VLOOKUP(TRUNC(VLOOKUP(H28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9];[.$A$2:.$B$503];2)));VLOOKUP([.E289];[.$A$2:.$B$503];2);&quot; &quot;);&quot;&quot;)">
            <text:p/>
          </table:table-cell>
          <table:table-cell table:style-name="ce120" table:formula="of:=IFERROR(IF(NOT([.F289]=&quot; &quot;);VLOOKUP([.F289];[.$E$2:.$G$503];3)+0.1;CELL(&quot;row&quot;;[.E2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9]=&quot; &quot;);CONCATENATE(&quot;     &quot;;VLOOKUP([.H289];[.$A$2:.$C$503];3));VLOOKUP([.H289];[.$A$2:.$C$503];3));&quot;&quot;)">
            <text:p/>
          </table:table-cell>
          <table:table-cell table:style-name="ce120" table:formula="of:=IFERROR(__xludf.dummyfunction(&quot;IFERROR(CONCATENATE(K289,&quot;&quot; (&quot;&quot;,TO_TEXT(VLOOKUP(H289,'Skill Data'!$A$2:$C$502,3)),&quot;&quot;; &quot;&quot;,VLOOKUP(TRUNC(VLOOKUP(H28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0];[.$A$2:.$B$503];2)));VLOOKUP([.E290];[.$A$2:.$B$503];2);&quot; &quot;);&quot;&quot;)">
            <text:p/>
          </table:table-cell>
          <table:table-cell table:style-name="ce120" table:formula="of:=IFERROR(IF(NOT([.F290]=&quot; &quot;);VLOOKUP([.F290];[.$E$2:.$G$503];3)+0.1;CELL(&quot;row&quot;;[.E2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0]=&quot; &quot;);CONCATENATE(&quot;     &quot;;VLOOKUP([.H290];[.$A$2:.$C$503];3));VLOOKUP([.H290];[.$A$2:.$C$503];3));&quot;&quot;)">
            <text:p/>
          </table:table-cell>
          <table:table-cell table:style-name="ce120" table:formula="of:=IFERROR(__xludf.dummyfunction(&quot;IFERROR(CONCATENATE(K290,&quot;&quot; (&quot;&quot;,TO_TEXT(VLOOKUP(H290,'Skill Data'!$A$2:$C$502,3)),&quot;&quot;; &quot;&quot;,VLOOKUP(TRUNC(VLOOKUP(H29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1];[.$A$2:.$B$503];2)));VLOOKUP([.E291];[.$A$2:.$B$503];2);&quot; &quot;);&quot;&quot;)">
            <text:p/>
          </table:table-cell>
          <table:table-cell table:style-name="ce120" table:formula="of:=IFERROR(IF(NOT([.F291]=&quot; &quot;);VLOOKUP([.F291];[.$E$2:.$G$503];3)+0.1;CELL(&quot;row&quot;;[.E2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1]=&quot; &quot;);CONCATENATE(&quot;     &quot;;VLOOKUP([.H291];[.$A$2:.$C$503];3));VLOOKUP([.H291];[.$A$2:.$C$503];3));&quot;&quot;)">
            <text:p/>
          </table:table-cell>
          <table:table-cell table:style-name="ce120" table:formula="of:=IFERROR(__xludf.dummyfunction(&quot;IFERROR(CONCATENATE(K291,&quot;&quot; (&quot;&quot;,TO_TEXT(VLOOKUP(H291,'Skill Data'!$A$2:$C$502,3)),&quot;&quot;; &quot;&quot;,VLOOKUP(TRUNC(VLOOKUP(H29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2];[.$A$2:.$B$503];2)));VLOOKUP([.E292];[.$A$2:.$B$503];2);&quot; &quot;);&quot;&quot;)">
            <text:p/>
          </table:table-cell>
          <table:table-cell table:style-name="ce120" table:formula="of:=IFERROR(IF(NOT([.F292]=&quot; &quot;);VLOOKUP([.F292];[.$E$2:.$G$503];3)+0.1;CELL(&quot;row&quot;;[.E2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2]=&quot; &quot;);CONCATENATE(&quot;     &quot;;VLOOKUP([.H292];[.$A$2:.$C$503];3));VLOOKUP([.H292];[.$A$2:.$C$503];3));&quot;&quot;)">
            <text:p/>
          </table:table-cell>
          <table:table-cell table:style-name="ce120" table:formula="of:=IFERROR(__xludf.dummyfunction(&quot;IFERROR(CONCATENATE(K292,&quot;&quot; (&quot;&quot;,TO_TEXT(VLOOKUP(H292,'Skill Data'!$A$2:$C$502,3)),&quot;&quot;; &quot;&quot;,VLOOKUP(TRUNC(VLOOKUP(H29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3];[.$A$2:.$B$503];2)));VLOOKUP([.E293];[.$A$2:.$B$503];2);&quot; &quot;);&quot;&quot;)">
            <text:p/>
          </table:table-cell>
          <table:table-cell table:style-name="ce120" table:formula="of:=IFERROR(IF(NOT([.F293]=&quot; &quot;);VLOOKUP([.F293];[.$E$2:.$G$503];3)+0.1;CELL(&quot;row&quot;;[.E2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3]=&quot; &quot;);CONCATENATE(&quot;     &quot;;VLOOKUP([.H293];[.$A$2:.$C$503];3));VLOOKUP([.H293];[.$A$2:.$C$503];3));&quot;&quot;)">
            <text:p/>
          </table:table-cell>
          <table:table-cell table:style-name="ce120" table:formula="of:=IFERROR(__xludf.dummyfunction(&quot;IFERROR(CONCATENATE(K293,&quot;&quot; (&quot;&quot;,TO_TEXT(VLOOKUP(H293,'Skill Data'!$A$2:$C$502,3)),&quot;&quot;; &quot;&quot;,VLOOKUP(TRUNC(VLOOKUP(H29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4];[.$A$2:.$B$503];2)));VLOOKUP([.E294];[.$A$2:.$B$503];2);&quot; &quot;);&quot;&quot;)">
            <text:p/>
          </table:table-cell>
          <table:table-cell table:style-name="ce120" table:formula="of:=IFERROR(IF(NOT([.F294]=&quot; &quot;);VLOOKUP([.F294];[.$E$2:.$G$503];3)+0.1;CELL(&quot;row&quot;;[.E2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4]=&quot; &quot;);CONCATENATE(&quot;     &quot;;VLOOKUP([.H294];[.$A$2:.$C$503];3));VLOOKUP([.H294];[.$A$2:.$C$503];3));&quot;&quot;)">
            <text:p/>
          </table:table-cell>
          <table:table-cell table:style-name="ce120" table:formula="of:=IFERROR(__xludf.dummyfunction(&quot;IFERROR(CONCATENATE(K294,&quot;&quot; (&quot;&quot;,TO_TEXT(VLOOKUP(H294,'Skill Data'!$A$2:$C$502,3)),&quot;&quot;; &quot;&quot;,VLOOKUP(TRUNC(VLOOKUP(H29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5];[.$A$2:.$B$503];2)));VLOOKUP([.E295];[.$A$2:.$B$503];2);&quot; &quot;);&quot;&quot;)">
            <text:p/>
          </table:table-cell>
          <table:table-cell table:style-name="ce120" table:formula="of:=IFERROR(IF(NOT([.F295]=&quot; &quot;);VLOOKUP([.F295];[.$E$2:.$G$503];3)+0.1;CELL(&quot;row&quot;;[.E2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5]=&quot; &quot;);CONCATENATE(&quot;     &quot;;VLOOKUP([.H295];[.$A$2:.$C$503];3));VLOOKUP([.H295];[.$A$2:.$C$503];3));&quot;&quot;)">
            <text:p/>
          </table:table-cell>
          <table:table-cell table:style-name="ce120" table:formula="of:=IFERROR(__xludf.dummyfunction(&quot;IFERROR(CONCATENATE(K295,&quot;&quot; (&quot;&quot;,TO_TEXT(VLOOKUP(H295,'Skill Data'!$A$2:$C$502,3)),&quot;&quot;; &quot;&quot;,VLOOKUP(TRUNC(VLOOKUP(H29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6];[.$A$2:.$B$503];2)));VLOOKUP([.E296];[.$A$2:.$B$503];2);&quot; &quot;);&quot;&quot;)">
            <text:p/>
          </table:table-cell>
          <table:table-cell table:style-name="ce120" table:formula="of:=IFERROR(IF(NOT([.F296]=&quot; &quot;);VLOOKUP([.F296];[.$E$2:.$G$503];3)+0.1;CELL(&quot;row&quot;;[.E2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6]=&quot; &quot;);CONCATENATE(&quot;     &quot;;VLOOKUP([.H296];[.$A$2:.$C$503];3));VLOOKUP([.H296];[.$A$2:.$C$503];3));&quot;&quot;)">
            <text:p/>
          </table:table-cell>
          <table:table-cell table:style-name="ce120" table:formula="of:=IFERROR(__xludf.dummyfunction(&quot;IFERROR(CONCATENATE(K296,&quot;&quot; (&quot;&quot;,TO_TEXT(VLOOKUP(H296,'Skill Data'!$A$2:$C$502,3)),&quot;&quot;; &quot;&quot;,VLOOKUP(TRUNC(VLOOKUP(H29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7];[.$A$2:.$B$503];2)));VLOOKUP([.E297];[.$A$2:.$B$503];2);&quot; &quot;);&quot;&quot;)">
            <text:p/>
          </table:table-cell>
          <table:table-cell table:style-name="ce120" table:formula="of:=IFERROR(IF(NOT([.F297]=&quot; &quot;);VLOOKUP([.F297];[.$E$2:.$G$503];3)+0.1;CELL(&quot;row&quot;;[.E2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7]=&quot; &quot;);CONCATENATE(&quot;     &quot;;VLOOKUP([.H297];[.$A$2:.$C$503];3));VLOOKUP([.H297];[.$A$2:.$C$503];3));&quot;&quot;)">
            <text:p/>
          </table:table-cell>
          <table:table-cell table:style-name="ce120" table:formula="of:=IFERROR(__xludf.dummyfunction(&quot;IFERROR(CONCATENATE(K297,&quot;&quot; (&quot;&quot;,TO_TEXT(VLOOKUP(H297,'Skill Data'!$A$2:$C$502,3)),&quot;&quot;; &quot;&quot;,VLOOKUP(TRUNC(VLOOKUP(H29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8];[.$A$2:.$B$503];2)));VLOOKUP([.E298];[.$A$2:.$B$503];2);&quot; &quot;);&quot;&quot;)">
            <text:p/>
          </table:table-cell>
          <table:table-cell table:style-name="ce120" table:formula="of:=IFERROR(IF(NOT([.F298]=&quot; &quot;);VLOOKUP([.F298];[.$E$2:.$G$503];3)+0.1;CELL(&quot;row&quot;;[.E2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8]=&quot; &quot;);CONCATENATE(&quot;     &quot;;VLOOKUP([.H298];[.$A$2:.$C$503];3));VLOOKUP([.H298];[.$A$2:.$C$503];3));&quot;&quot;)">
            <text:p/>
          </table:table-cell>
          <table:table-cell table:style-name="ce120" table:formula="of:=IFERROR(__xludf.dummyfunction(&quot;IFERROR(CONCATENATE(K298,&quot;&quot; (&quot;&quot;,TO_TEXT(VLOOKUP(H298,'Skill Data'!$A$2:$C$502,3)),&quot;&quot;; &quot;&quot;,VLOOKUP(TRUNC(VLOOKUP(H29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9];[.$A$2:.$B$503];2)));VLOOKUP([.E299];[.$A$2:.$B$503];2);&quot; &quot;);&quot;&quot;)">
            <text:p/>
          </table:table-cell>
          <table:table-cell table:style-name="ce120" table:formula="of:=IFERROR(IF(NOT([.F299]=&quot; &quot;);VLOOKUP([.F299];[.$E$2:.$G$503];3)+0.1;CELL(&quot;row&quot;;[.E2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9]=&quot; &quot;);CONCATENATE(&quot;     &quot;;VLOOKUP([.H299];[.$A$2:.$C$503];3));VLOOKUP([.H299];[.$A$2:.$C$503];3));&quot;&quot;)">
            <text:p/>
          </table:table-cell>
          <table:table-cell table:style-name="ce120" table:formula="of:=IFERROR(__xludf.dummyfunction(&quot;IFERROR(CONCATENATE(K299,&quot;&quot; (&quot;&quot;,TO_TEXT(VLOOKUP(H299,'Skill Data'!$A$2:$C$502,3)),&quot;&quot;; &quot;&quot;,VLOOKUP(TRUNC(VLOOKUP(H29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0];[.$A$2:.$B$503];2)));VLOOKUP([.E300];[.$A$2:.$B$503];2);&quot; &quot;);&quot;&quot;)">
            <text:p/>
          </table:table-cell>
          <table:table-cell table:style-name="ce120" table:formula="of:=IFERROR(IF(NOT([.F300]=&quot; &quot;);VLOOKUP([.F300];[.$E$2:.$G$503];3)+0.1;CELL(&quot;row&quot;;[.E3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0]=&quot; &quot;);CONCATENATE(&quot;     &quot;;VLOOKUP([.H300];[.$A$2:.$C$503];3));VLOOKUP([.H300];[.$A$2:.$C$503];3));&quot;&quot;)">
            <text:p/>
          </table:table-cell>
          <table:table-cell table:style-name="ce120" table:formula="of:=IFERROR(__xludf.dummyfunction(&quot;IFERROR(CONCATENATE(K300,&quot;&quot; (&quot;&quot;,TO_TEXT(VLOOKUP(H300,'Skill Data'!$A$2:$C$502,3)),&quot;&quot;; &quot;&quot;,VLOOKUP(TRUNC(VLOOKUP(H30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1];[.$A$2:.$B$503];2)));VLOOKUP([.E301];[.$A$2:.$B$503];2);&quot; &quot;);&quot;&quot;)">
            <text:p/>
          </table:table-cell>
          <table:table-cell table:style-name="ce120" table:formula="of:=IFERROR(IF(NOT([.F301]=&quot; &quot;);VLOOKUP([.F301];[.$E$2:.$G$503];3)+0.1;CELL(&quot;row&quot;;[.E3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1]=&quot; &quot;);CONCATENATE(&quot;     &quot;;VLOOKUP([.H301];[.$A$2:.$C$503];3));VLOOKUP([.H301];[.$A$2:.$C$503];3));&quot;&quot;)">
            <text:p/>
          </table:table-cell>
          <table:table-cell table:style-name="ce120" table:formula="of:=IFERROR(__xludf.dummyfunction(&quot;IFERROR(CONCATENATE(K301,&quot;&quot; (&quot;&quot;,TO_TEXT(VLOOKUP(H301,'Skill Data'!$A$2:$C$502,3)),&quot;&quot;; &quot;&quot;,VLOOKUP(TRUNC(VLOOKUP(H30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2];[.$A$2:.$B$503];2)));VLOOKUP([.E302];[.$A$2:.$B$503];2);&quot; &quot;);&quot;&quot;)">
            <text:p/>
          </table:table-cell>
          <table:table-cell table:style-name="ce120" table:formula="of:=IFERROR(IF(NOT([.F302]=&quot; &quot;);VLOOKUP([.F302];[.$E$2:.$G$503];3)+0.1;CELL(&quot;row&quot;;[.E3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2]=&quot; &quot;);CONCATENATE(&quot;     &quot;;VLOOKUP([.H302];[.$A$2:.$C$503];3));VLOOKUP([.H302];[.$A$2:.$C$503];3));&quot;&quot;)">
            <text:p/>
          </table:table-cell>
          <table:table-cell table:style-name="ce120" table:formula="of:=IFERROR(__xludf.dummyfunction(&quot;IFERROR(CONCATENATE(K302,&quot;&quot; (&quot;&quot;,TO_TEXT(VLOOKUP(H302,'Skill Data'!$A$2:$C$502,3)),&quot;&quot;; &quot;&quot;,VLOOKUP(TRUNC(VLOOKUP(H30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3];[.$A$2:.$B$503];2)));VLOOKUP([.E303];[.$A$2:.$B$503];2);&quot; &quot;);&quot;&quot;)">
            <text:p/>
          </table:table-cell>
          <table:table-cell table:style-name="ce120" table:formula="of:=IFERROR(IF(NOT([.F303]=&quot; &quot;);VLOOKUP([.F303];[.$E$2:.$G$503];3)+0.1;CELL(&quot;row&quot;;[.E3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3]=&quot; &quot;);CONCATENATE(&quot;     &quot;;VLOOKUP([.H303];[.$A$2:.$C$503];3));VLOOKUP([.H303];[.$A$2:.$C$503];3));&quot;&quot;)">
            <text:p/>
          </table:table-cell>
          <table:table-cell table:style-name="ce120" table:formula="of:=IFERROR(__xludf.dummyfunction(&quot;IFERROR(CONCATENATE(K303,&quot;&quot; (&quot;&quot;,TO_TEXT(VLOOKUP(H303,'Skill Data'!$A$2:$C$502,3)),&quot;&quot;; &quot;&quot;,VLOOKUP(TRUNC(VLOOKUP(H30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4];[.$A$2:.$B$503];2)));VLOOKUP([.E304];[.$A$2:.$B$503];2);&quot; &quot;);&quot;&quot;)">
            <text:p/>
          </table:table-cell>
          <table:table-cell table:style-name="ce120" table:formula="of:=IFERROR(IF(NOT([.F304]=&quot; &quot;);VLOOKUP([.F304];[.$E$2:.$G$503];3)+0.1;CELL(&quot;row&quot;;[.E3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4]=&quot; &quot;);CONCATENATE(&quot;     &quot;;VLOOKUP([.H304];[.$A$2:.$C$503];3));VLOOKUP([.H304];[.$A$2:.$C$503];3));&quot;&quot;)">
            <text:p/>
          </table:table-cell>
          <table:table-cell table:style-name="ce120" table:formula="of:=IFERROR(__xludf.dummyfunction(&quot;IFERROR(CONCATENATE(K304,&quot;&quot; (&quot;&quot;,TO_TEXT(VLOOKUP(H304,'Skill Data'!$A$2:$C$502,3)),&quot;&quot;; &quot;&quot;,VLOOKUP(TRUNC(VLOOKUP(H30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5];[.$A$2:.$B$503];2)));VLOOKUP([.E305];[.$A$2:.$B$503];2);&quot; &quot;);&quot;&quot;)">
            <text:p/>
          </table:table-cell>
          <table:table-cell table:style-name="ce120" table:formula="of:=IFERROR(IF(NOT([.F305]=&quot; &quot;);VLOOKUP([.F305];[.$E$2:.$G$503];3)+0.1;CELL(&quot;row&quot;;[.E3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5]=&quot; &quot;);CONCATENATE(&quot;     &quot;;VLOOKUP([.H305];[.$A$2:.$C$503];3));VLOOKUP([.H305];[.$A$2:.$C$503];3));&quot;&quot;)">
            <text:p/>
          </table:table-cell>
          <table:table-cell table:style-name="ce120" table:formula="of:=IFERROR(__xludf.dummyfunction(&quot;IFERROR(CONCATENATE(K305,&quot;&quot; (&quot;&quot;,TO_TEXT(VLOOKUP(H305,'Skill Data'!$A$2:$C$502,3)),&quot;&quot;; &quot;&quot;,VLOOKUP(TRUNC(VLOOKUP(H30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6];[.$A$2:.$B$503];2)));VLOOKUP([.E306];[.$A$2:.$B$503];2);&quot; &quot;);&quot;&quot;)">
            <text:p/>
          </table:table-cell>
          <table:table-cell table:style-name="ce120" table:formula="of:=IFERROR(IF(NOT([.F306]=&quot; &quot;);VLOOKUP([.F306];[.$E$2:.$G$503];3)+0.1;CELL(&quot;row&quot;;[.E3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6]=&quot; &quot;);CONCATENATE(&quot;     &quot;;VLOOKUP([.H306];[.$A$2:.$C$503];3));VLOOKUP([.H306];[.$A$2:.$C$503];3));&quot;&quot;)">
            <text:p/>
          </table:table-cell>
          <table:table-cell table:style-name="ce120" table:formula="of:=IFERROR(__xludf.dummyfunction(&quot;IFERROR(CONCATENATE(K306,&quot;&quot; (&quot;&quot;,TO_TEXT(VLOOKUP(H306,'Skill Data'!$A$2:$C$502,3)),&quot;&quot;; &quot;&quot;,VLOOKUP(TRUNC(VLOOKUP(H30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7];[.$A$2:.$B$503];2)));VLOOKUP([.E307];[.$A$2:.$B$503];2);&quot; &quot;);&quot;&quot;)">
            <text:p/>
          </table:table-cell>
          <table:table-cell table:style-name="ce120" table:formula="of:=IFERROR(IF(NOT([.F307]=&quot; &quot;);VLOOKUP([.F307];[.$E$2:.$G$503];3)+0.1;CELL(&quot;row&quot;;[.E3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7]=&quot; &quot;);CONCATENATE(&quot;     &quot;;VLOOKUP([.H307];[.$A$2:.$C$503];3));VLOOKUP([.H307];[.$A$2:.$C$503];3));&quot;&quot;)">
            <text:p/>
          </table:table-cell>
          <table:table-cell table:style-name="ce120" table:formula="of:=IFERROR(__xludf.dummyfunction(&quot;IFERROR(CONCATENATE(K307,&quot;&quot; (&quot;&quot;,TO_TEXT(VLOOKUP(H307,'Skill Data'!$A$2:$C$502,3)),&quot;&quot;; &quot;&quot;,VLOOKUP(TRUNC(VLOOKUP(H30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8];[.$A$2:.$B$503];2)));VLOOKUP([.E308];[.$A$2:.$B$503];2);&quot; &quot;);&quot;&quot;)">
            <text:p/>
          </table:table-cell>
          <table:table-cell table:style-name="ce120" table:formula="of:=IFERROR(IF(NOT([.F308]=&quot; &quot;);VLOOKUP([.F308];[.$E$2:.$G$503];3)+0.1;CELL(&quot;row&quot;;[.E3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8]=&quot; &quot;);CONCATENATE(&quot;     &quot;;VLOOKUP([.H308];[.$A$2:.$C$503];3));VLOOKUP([.H308];[.$A$2:.$C$503];3));&quot;&quot;)">
            <text:p/>
          </table:table-cell>
          <table:table-cell table:style-name="ce120" table:formula="of:=IFERROR(__xludf.dummyfunction(&quot;IFERROR(CONCATENATE(K308,&quot;&quot; (&quot;&quot;,TO_TEXT(VLOOKUP(H308,'Skill Data'!$A$2:$C$502,3)),&quot;&quot;; &quot;&quot;,VLOOKUP(TRUNC(VLOOKUP(H30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9];[.$A$2:.$B$503];2)));VLOOKUP([.E309];[.$A$2:.$B$503];2);&quot; &quot;);&quot;&quot;)">
            <text:p/>
          </table:table-cell>
          <table:table-cell table:style-name="ce120" table:formula="of:=IFERROR(IF(NOT([.F309]=&quot; &quot;);VLOOKUP([.F309];[.$E$2:.$G$503];3)+0.1;CELL(&quot;row&quot;;[.E3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9]=&quot; &quot;);CONCATENATE(&quot;     &quot;;VLOOKUP([.H309];[.$A$2:.$C$503];3));VLOOKUP([.H309];[.$A$2:.$C$503];3));&quot;&quot;)">
            <text:p/>
          </table:table-cell>
          <table:table-cell table:style-name="ce120" table:formula="of:=IFERROR(__xludf.dummyfunction(&quot;IFERROR(CONCATENATE(K309,&quot;&quot; (&quot;&quot;,TO_TEXT(VLOOKUP(H309,'Skill Data'!$A$2:$C$502,3)),&quot;&quot;; &quot;&quot;,VLOOKUP(TRUNC(VLOOKUP(H30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0];[.$A$2:.$B$503];2)));VLOOKUP([.E310];[.$A$2:.$B$503];2);&quot; &quot;);&quot;&quot;)">
            <text:p/>
          </table:table-cell>
          <table:table-cell table:style-name="ce120" table:formula="of:=IFERROR(IF(NOT([.F310]=&quot; &quot;);VLOOKUP([.F310];[.$E$2:.$G$503];3)+0.1;CELL(&quot;row&quot;;[.E3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0]=&quot; &quot;);CONCATENATE(&quot;     &quot;;VLOOKUP([.H310];[.$A$2:.$C$503];3));VLOOKUP([.H310];[.$A$2:.$C$503];3));&quot;&quot;)">
            <text:p/>
          </table:table-cell>
          <table:table-cell table:style-name="ce120" table:formula="of:=IFERROR(__xludf.dummyfunction(&quot;IFERROR(CONCATENATE(K310,&quot;&quot; (&quot;&quot;,TO_TEXT(VLOOKUP(H310,'Skill Data'!$A$2:$C$502,3)),&quot;&quot;; &quot;&quot;,VLOOKUP(TRUNC(VLOOKUP(H31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1];[.$A$2:.$B$503];2)));VLOOKUP([.E311];[.$A$2:.$B$503];2);&quot; &quot;);&quot;&quot;)">
            <text:p/>
          </table:table-cell>
          <table:table-cell table:style-name="ce120" table:formula="of:=IFERROR(IF(NOT([.F311]=&quot; &quot;);VLOOKUP([.F311];[.$E$2:.$G$503];3)+0.1;CELL(&quot;row&quot;;[.E3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1]=&quot; &quot;);CONCATENATE(&quot;     &quot;;VLOOKUP([.H311];[.$A$2:.$C$503];3));VLOOKUP([.H311];[.$A$2:.$C$503];3));&quot;&quot;)">
            <text:p/>
          </table:table-cell>
          <table:table-cell table:style-name="ce120" table:formula="of:=IFERROR(__xludf.dummyfunction(&quot;IFERROR(CONCATENATE(K311,&quot;&quot; (&quot;&quot;,TO_TEXT(VLOOKUP(H311,'Skill Data'!$A$2:$C$502,3)),&quot;&quot;; &quot;&quot;,VLOOKUP(TRUNC(VLOOKUP(H31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2];[.$A$2:.$B$503];2)));VLOOKUP([.E312];[.$A$2:.$B$503];2);&quot; &quot;);&quot;&quot;)">
            <text:p/>
          </table:table-cell>
          <table:table-cell table:style-name="ce120" table:formula="of:=IFERROR(IF(NOT([.F312]=&quot; &quot;);VLOOKUP([.F312];[.$E$2:.$G$503];3)+0.1;CELL(&quot;row&quot;;[.E3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2]=&quot; &quot;);CONCATENATE(&quot;     &quot;;VLOOKUP([.H312];[.$A$2:.$C$503];3));VLOOKUP([.H312];[.$A$2:.$C$503];3));&quot;&quot;)">
            <text:p/>
          </table:table-cell>
          <table:table-cell table:style-name="ce120" table:formula="of:=IFERROR(__xludf.dummyfunction(&quot;IFERROR(CONCATENATE(K312,&quot;&quot; (&quot;&quot;,TO_TEXT(VLOOKUP(H312,'Skill Data'!$A$2:$C$502,3)),&quot;&quot;; &quot;&quot;,VLOOKUP(TRUNC(VLOOKUP(H31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3];[.$A$2:.$B$503];2)));VLOOKUP([.E313];[.$A$2:.$B$503];2);&quot; &quot;);&quot;&quot;)">
            <text:p/>
          </table:table-cell>
          <table:table-cell table:style-name="ce120" table:formula="of:=IFERROR(IF(NOT([.F313]=&quot; &quot;);VLOOKUP([.F313];[.$E$2:.$G$503];3)+0.1;CELL(&quot;row&quot;;[.E3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3]=&quot; &quot;);CONCATENATE(&quot;     &quot;;VLOOKUP([.H313];[.$A$2:.$C$503];3));VLOOKUP([.H313];[.$A$2:.$C$503];3));&quot;&quot;)">
            <text:p/>
          </table:table-cell>
          <table:table-cell table:style-name="ce120" table:formula="of:=IFERROR(__xludf.dummyfunction(&quot;IFERROR(CONCATENATE(K313,&quot;&quot; (&quot;&quot;,TO_TEXT(VLOOKUP(H313,'Skill Data'!$A$2:$C$502,3)),&quot;&quot;; &quot;&quot;,VLOOKUP(TRUNC(VLOOKUP(H31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4];[.$A$2:.$B$503];2)));VLOOKUP([.E314];[.$A$2:.$B$503];2);&quot; &quot;);&quot;&quot;)">
            <text:p/>
          </table:table-cell>
          <table:table-cell table:style-name="ce120" table:formula="of:=IFERROR(IF(NOT([.F314]=&quot; &quot;);VLOOKUP([.F314];[.$E$2:.$G$503];3)+0.1;CELL(&quot;row&quot;;[.E3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4]=&quot; &quot;);CONCATENATE(&quot;     &quot;;VLOOKUP([.H314];[.$A$2:.$C$503];3));VLOOKUP([.H314];[.$A$2:.$C$503];3));&quot;&quot;)">
            <text:p/>
          </table:table-cell>
          <table:table-cell table:style-name="ce120" table:formula="of:=IFERROR(__xludf.dummyfunction(&quot;IFERROR(CONCATENATE(K314,&quot;&quot; (&quot;&quot;,TO_TEXT(VLOOKUP(H314,'Skill Data'!$A$2:$C$502,3)),&quot;&quot;; &quot;&quot;,VLOOKUP(TRUNC(VLOOKUP(H31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5];[.$A$2:.$B$503];2)));VLOOKUP([.E315];[.$A$2:.$B$503];2);&quot; &quot;);&quot;&quot;)">
            <text:p/>
          </table:table-cell>
          <table:table-cell table:style-name="ce120" table:formula="of:=IFERROR(IF(NOT([.F315]=&quot; &quot;);VLOOKUP([.F315];[.$E$2:.$G$503];3)+0.1;CELL(&quot;row&quot;;[.E3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5]=&quot; &quot;);CONCATENATE(&quot;     &quot;;VLOOKUP([.H315];[.$A$2:.$C$503];3));VLOOKUP([.H315];[.$A$2:.$C$503];3));&quot;&quot;)">
            <text:p/>
          </table:table-cell>
          <table:table-cell table:style-name="ce120" table:formula="of:=IFERROR(__xludf.dummyfunction(&quot;IFERROR(CONCATENATE(K315,&quot;&quot; (&quot;&quot;,TO_TEXT(VLOOKUP(H315,'Skill Data'!$A$2:$C$502,3)),&quot;&quot;; &quot;&quot;,VLOOKUP(TRUNC(VLOOKUP(H31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6];[.$A$2:.$B$503];2)));VLOOKUP([.E316];[.$A$2:.$B$503];2);&quot; &quot;);&quot;&quot;)">
            <text:p/>
          </table:table-cell>
          <table:table-cell table:style-name="ce120" table:formula="of:=IFERROR(IF(NOT([.F316]=&quot; &quot;);VLOOKUP([.F316];[.$E$2:.$G$503];3)+0.1;CELL(&quot;row&quot;;[.E3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6]=&quot; &quot;);CONCATENATE(&quot;     &quot;;VLOOKUP([.H316];[.$A$2:.$C$503];3));VLOOKUP([.H316];[.$A$2:.$C$503];3));&quot;&quot;)">
            <text:p/>
          </table:table-cell>
          <table:table-cell table:style-name="ce120" table:formula="of:=IFERROR(__xludf.dummyfunction(&quot;IFERROR(CONCATENATE(K316,&quot;&quot; (&quot;&quot;,TO_TEXT(VLOOKUP(H316,'Skill Data'!$A$2:$C$502,3)),&quot;&quot;; &quot;&quot;,VLOOKUP(TRUNC(VLOOKUP(H31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7];[.$A$2:.$B$503];2)));VLOOKUP([.E317];[.$A$2:.$B$503];2);&quot; &quot;);&quot;&quot;)">
            <text:p/>
          </table:table-cell>
          <table:table-cell table:style-name="ce120" table:formula="of:=IFERROR(IF(NOT([.F317]=&quot; &quot;);VLOOKUP([.F317];[.$E$2:.$G$503];3)+0.1;CELL(&quot;row&quot;;[.E3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7]=&quot; &quot;);CONCATENATE(&quot;     &quot;;VLOOKUP([.H317];[.$A$2:.$C$503];3));VLOOKUP([.H317];[.$A$2:.$C$503];3));&quot;&quot;)">
            <text:p/>
          </table:table-cell>
          <table:table-cell table:style-name="ce120" table:formula="of:=IFERROR(__xludf.dummyfunction(&quot;IFERROR(CONCATENATE(K317,&quot;&quot; (&quot;&quot;,TO_TEXT(VLOOKUP(H317,'Skill Data'!$A$2:$C$502,3)),&quot;&quot;; &quot;&quot;,VLOOKUP(TRUNC(VLOOKUP(H31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8];[.$A$2:.$B$503];2)));VLOOKUP([.E318];[.$A$2:.$B$503];2);&quot; &quot;);&quot;&quot;)">
            <text:p/>
          </table:table-cell>
          <table:table-cell table:style-name="ce120" table:formula="of:=IFERROR(IF(NOT([.F318]=&quot; &quot;);VLOOKUP([.F318];[.$E$2:.$G$503];3)+0.1;CELL(&quot;row&quot;;[.E3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8]=&quot; &quot;);CONCATENATE(&quot;     &quot;;VLOOKUP([.H318];[.$A$2:.$C$503];3));VLOOKUP([.H318];[.$A$2:.$C$503];3));&quot;&quot;)">
            <text:p/>
          </table:table-cell>
          <table:table-cell table:style-name="ce120" table:formula="of:=IFERROR(__xludf.dummyfunction(&quot;IFERROR(CONCATENATE(K318,&quot;&quot; (&quot;&quot;,TO_TEXT(VLOOKUP(H318,'Skill Data'!$A$2:$C$502,3)),&quot;&quot;; &quot;&quot;,VLOOKUP(TRUNC(VLOOKUP(H31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9];[.$A$2:.$B$503];2)));VLOOKUP([.E319];[.$A$2:.$B$503];2);&quot; &quot;);&quot;&quot;)">
            <text:p/>
          </table:table-cell>
          <table:table-cell table:style-name="ce120" table:formula="of:=IFERROR(IF(NOT([.F319]=&quot; &quot;);VLOOKUP([.F319];[.$E$2:.$G$503];3)+0.1;CELL(&quot;row&quot;;[.E3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9]=&quot; &quot;);CONCATENATE(&quot;     &quot;;VLOOKUP([.H319];[.$A$2:.$C$503];3));VLOOKUP([.H319];[.$A$2:.$C$503];3));&quot;&quot;)">
            <text:p/>
          </table:table-cell>
          <table:table-cell table:style-name="ce120" table:formula="of:=IFERROR(__xludf.dummyfunction(&quot;IFERROR(CONCATENATE(K319,&quot;&quot; (&quot;&quot;,TO_TEXT(VLOOKUP(H319,'Skill Data'!$A$2:$C$502,3)),&quot;&quot;; &quot;&quot;,VLOOKUP(TRUNC(VLOOKUP(H31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0];[.$A$2:.$B$503];2)));VLOOKUP([.E320];[.$A$2:.$B$503];2);&quot; &quot;);&quot;&quot;)">
            <text:p/>
          </table:table-cell>
          <table:table-cell table:style-name="ce120" table:formula="of:=IFERROR(IF(NOT([.F320]=&quot; &quot;);VLOOKUP([.F320];[.$E$2:.$G$503];3)+0.1;CELL(&quot;row&quot;;[.E3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0]=&quot; &quot;);CONCATENATE(&quot;     &quot;;VLOOKUP([.H320];[.$A$2:.$C$503];3));VLOOKUP([.H320];[.$A$2:.$C$503];3));&quot;&quot;)">
            <text:p/>
          </table:table-cell>
          <table:table-cell table:style-name="ce120" table:formula="of:=IFERROR(__xludf.dummyfunction(&quot;IFERROR(CONCATENATE(K320,&quot;&quot; (&quot;&quot;,TO_TEXT(VLOOKUP(H320,'Skill Data'!$A$2:$C$502,3)),&quot;&quot;; &quot;&quot;,VLOOKUP(TRUNC(VLOOKUP(H32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1];[.$A$2:.$B$503];2)));VLOOKUP([.E321];[.$A$2:.$B$503];2);&quot; &quot;);&quot;&quot;)">
            <text:p/>
          </table:table-cell>
          <table:table-cell table:style-name="ce120" table:formula="of:=IFERROR(IF(NOT([.F321]=&quot; &quot;);VLOOKUP([.F321];[.$E$2:.$G$503];3)+0.1;CELL(&quot;row&quot;;[.E3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1]=&quot; &quot;);CONCATENATE(&quot;     &quot;;VLOOKUP([.H321];[.$A$2:.$C$503];3));VLOOKUP([.H321];[.$A$2:.$C$503];3));&quot;&quot;)">
            <text:p/>
          </table:table-cell>
          <table:table-cell table:style-name="ce120" table:formula="of:=IFERROR(__xludf.dummyfunction(&quot;IFERROR(CONCATENATE(K321,&quot;&quot; (&quot;&quot;,TO_TEXT(VLOOKUP(H321,'Skill Data'!$A$2:$C$502,3)),&quot;&quot;; &quot;&quot;,VLOOKUP(TRUNC(VLOOKUP(H32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2];[.$A$2:.$B$503];2)));VLOOKUP([.E322];[.$A$2:.$B$503];2);&quot; &quot;);&quot;&quot;)">
            <text:p/>
          </table:table-cell>
          <table:table-cell table:style-name="ce120" table:formula="of:=IFERROR(IF(NOT([.F322]=&quot; &quot;);VLOOKUP([.F322];[.$E$2:.$G$503];3)+0.1;CELL(&quot;row&quot;;[.E3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2]=&quot; &quot;);CONCATENATE(&quot;     &quot;;VLOOKUP([.H322];[.$A$2:.$C$503];3));VLOOKUP([.H322];[.$A$2:.$C$503];3));&quot;&quot;)">
            <text:p/>
          </table:table-cell>
          <table:table-cell table:style-name="ce120" table:formula="of:=IFERROR(__xludf.dummyfunction(&quot;IFERROR(CONCATENATE(K322,&quot;&quot; (&quot;&quot;,TO_TEXT(VLOOKUP(H322,'Skill Data'!$A$2:$C$502,3)),&quot;&quot;; &quot;&quot;,VLOOKUP(TRUNC(VLOOKUP(H32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3];[.$A$2:.$B$503];2)));VLOOKUP([.E323];[.$A$2:.$B$503];2);&quot; &quot;);&quot;&quot;)">
            <text:p/>
          </table:table-cell>
          <table:table-cell table:style-name="ce120" table:formula="of:=IFERROR(IF(NOT([.F323]=&quot; &quot;);VLOOKUP([.F323];[.$E$2:.$G$503];3)+0.1;CELL(&quot;row&quot;;[.E3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3]=&quot; &quot;);CONCATENATE(&quot;     &quot;;VLOOKUP([.H323];[.$A$2:.$C$503];3));VLOOKUP([.H323];[.$A$2:.$C$503];3));&quot;&quot;)">
            <text:p/>
          </table:table-cell>
          <table:table-cell table:style-name="ce120" table:formula="of:=IFERROR(__xludf.dummyfunction(&quot;IFERROR(CONCATENATE(K323,&quot;&quot; (&quot;&quot;,TO_TEXT(VLOOKUP(H323,'Skill Data'!$A$2:$C$502,3)),&quot;&quot;; &quot;&quot;,VLOOKUP(TRUNC(VLOOKUP(H32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4];[.$A$2:.$B$503];2)));VLOOKUP([.E324];[.$A$2:.$B$503];2);&quot; &quot;);&quot;&quot;)">
            <text:p/>
          </table:table-cell>
          <table:table-cell table:style-name="ce120" table:formula="of:=IFERROR(IF(NOT([.F324]=&quot; &quot;);VLOOKUP([.F324];[.$E$2:.$G$503];3)+0.1;CELL(&quot;row&quot;;[.E3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4]=&quot; &quot;);CONCATENATE(&quot;     &quot;;VLOOKUP([.H324];[.$A$2:.$C$503];3));VLOOKUP([.H324];[.$A$2:.$C$503];3));&quot;&quot;)">
            <text:p/>
          </table:table-cell>
          <table:table-cell table:style-name="ce120" table:formula="of:=IFERROR(__xludf.dummyfunction(&quot;IFERROR(CONCATENATE(K324,&quot;&quot; (&quot;&quot;,TO_TEXT(VLOOKUP(H324,'Skill Data'!$A$2:$C$502,3)),&quot;&quot;; &quot;&quot;,VLOOKUP(TRUNC(VLOOKUP(H32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5];[.$A$2:.$B$503];2)));VLOOKUP([.E325];[.$A$2:.$B$503];2);&quot; &quot;);&quot;&quot;)">
            <text:p/>
          </table:table-cell>
          <table:table-cell table:style-name="ce120" table:formula="of:=IFERROR(IF(NOT([.F325]=&quot; &quot;);VLOOKUP([.F325];[.$E$2:.$G$503];3)+0.1;CELL(&quot;row&quot;;[.E3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5]=&quot; &quot;);CONCATENATE(&quot;     &quot;;VLOOKUP([.H325];[.$A$2:.$C$503];3));VLOOKUP([.H325];[.$A$2:.$C$503];3));&quot;&quot;)">
            <text:p/>
          </table:table-cell>
          <table:table-cell table:style-name="ce120" table:formula="of:=IFERROR(__xludf.dummyfunction(&quot;IFERROR(CONCATENATE(K325,&quot;&quot; (&quot;&quot;,TO_TEXT(VLOOKUP(H325,'Skill Data'!$A$2:$C$502,3)),&quot;&quot;; &quot;&quot;,VLOOKUP(TRUNC(VLOOKUP(H32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6];[.$A$2:.$B$503];2)));VLOOKUP([.E326];[.$A$2:.$B$503];2);&quot; &quot;);&quot;&quot;)">
            <text:p/>
          </table:table-cell>
          <table:table-cell table:style-name="ce120" table:formula="of:=IFERROR(IF(NOT([.F326]=&quot; &quot;);VLOOKUP([.F326];[.$E$2:.$G$503];3)+0.1;CELL(&quot;row&quot;;[.E3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6]=&quot; &quot;);CONCATENATE(&quot;     &quot;;VLOOKUP([.H326];[.$A$2:.$C$503];3));VLOOKUP([.H326];[.$A$2:.$C$503];3));&quot;&quot;)">
            <text:p/>
          </table:table-cell>
          <table:table-cell table:style-name="ce120" table:formula="of:=IFERROR(__xludf.dummyfunction(&quot;IFERROR(CONCATENATE(K326,&quot;&quot; (&quot;&quot;,TO_TEXT(VLOOKUP(H326,'Skill Data'!$A$2:$C$502,3)),&quot;&quot;; &quot;&quot;,VLOOKUP(TRUNC(VLOOKUP(H32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7];[.$A$2:.$B$503];2)));VLOOKUP([.E327];[.$A$2:.$B$503];2);&quot; &quot;);&quot;&quot;)">
            <text:p/>
          </table:table-cell>
          <table:table-cell table:style-name="ce120" table:formula="of:=IFERROR(IF(NOT([.F327]=&quot; &quot;);VLOOKUP([.F327];[.$E$2:.$G$503];3)+0.1;CELL(&quot;row&quot;;[.E3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7]=&quot; &quot;);CONCATENATE(&quot;     &quot;;VLOOKUP([.H327];[.$A$2:.$C$503];3));VLOOKUP([.H327];[.$A$2:.$C$503];3));&quot;&quot;)">
            <text:p/>
          </table:table-cell>
          <table:table-cell table:style-name="ce120" table:formula="of:=IFERROR(__xludf.dummyfunction(&quot;IFERROR(CONCATENATE(K327,&quot;&quot; (&quot;&quot;,TO_TEXT(VLOOKUP(H327,'Skill Data'!$A$2:$C$502,3)),&quot;&quot;; &quot;&quot;,VLOOKUP(TRUNC(VLOOKUP(H32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8];[.$A$2:.$B$503];2)));VLOOKUP([.E328];[.$A$2:.$B$503];2);&quot; &quot;);&quot;&quot;)">
            <text:p/>
          </table:table-cell>
          <table:table-cell table:style-name="ce120" table:formula="of:=IFERROR(IF(NOT([.F328]=&quot; &quot;);VLOOKUP([.F328];[.$E$2:.$G$503];3)+0.1;CELL(&quot;row&quot;;[.E3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8]=&quot; &quot;);CONCATENATE(&quot;     &quot;;VLOOKUP([.H328];[.$A$2:.$C$503];3));VLOOKUP([.H328];[.$A$2:.$C$503];3));&quot;&quot;)">
            <text:p/>
          </table:table-cell>
          <table:table-cell table:style-name="ce120" table:formula="of:=IFERROR(__xludf.dummyfunction(&quot;IFERROR(CONCATENATE(K328,&quot;&quot; (&quot;&quot;,TO_TEXT(VLOOKUP(H328,'Skill Data'!$A$2:$C$502,3)),&quot;&quot;; &quot;&quot;,VLOOKUP(TRUNC(VLOOKUP(H32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9];[.$A$2:.$B$503];2)));VLOOKUP([.E329];[.$A$2:.$B$503];2);&quot; &quot;);&quot;&quot;)">
            <text:p/>
          </table:table-cell>
          <table:table-cell table:style-name="ce120" table:formula="of:=IFERROR(IF(NOT([.F329]=&quot; &quot;);VLOOKUP([.F329];[.$E$2:.$G$503];3)+0.1;CELL(&quot;row&quot;;[.E3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9]=&quot; &quot;);CONCATENATE(&quot;     &quot;;VLOOKUP([.H329];[.$A$2:.$C$503];3));VLOOKUP([.H329];[.$A$2:.$C$503];3));&quot;&quot;)">
            <text:p/>
          </table:table-cell>
          <table:table-cell table:style-name="ce120" table:formula="of:=IFERROR(__xludf.dummyfunction(&quot;IFERROR(CONCATENATE(K329,&quot;&quot; (&quot;&quot;,TO_TEXT(VLOOKUP(H329,'Skill Data'!$A$2:$C$502,3)),&quot;&quot;; &quot;&quot;,VLOOKUP(TRUNC(VLOOKUP(H32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0];[.$A$2:.$B$503];2)));VLOOKUP([.E330];[.$A$2:.$B$503];2);&quot; &quot;);&quot;&quot;)">
            <text:p/>
          </table:table-cell>
          <table:table-cell table:style-name="ce120" table:formula="of:=IFERROR(IF(NOT([.F330]=&quot; &quot;);VLOOKUP([.F330];[.$E$2:.$G$503];3)+0.1;CELL(&quot;row&quot;;[.E3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0]=&quot; &quot;);CONCATENATE(&quot;     &quot;;VLOOKUP([.H330];[.$A$2:.$C$503];3));VLOOKUP([.H330];[.$A$2:.$C$503];3));&quot;&quot;)">
            <text:p/>
          </table:table-cell>
          <table:table-cell table:style-name="ce120" table:formula="of:=IFERROR(__xludf.dummyfunction(&quot;IFERROR(CONCATENATE(K330,&quot;&quot; (&quot;&quot;,TO_TEXT(VLOOKUP(H330,'Skill Data'!$A$2:$C$502,3)),&quot;&quot;; &quot;&quot;,VLOOKUP(TRUNC(VLOOKUP(H33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1];[.$A$2:.$B$503];2)));VLOOKUP([.E331];[.$A$2:.$B$503];2);&quot; &quot;);&quot;&quot;)">
            <text:p/>
          </table:table-cell>
          <table:table-cell table:style-name="ce120" table:formula="of:=IFERROR(IF(NOT([.F331]=&quot; &quot;);VLOOKUP([.F331];[.$E$2:.$G$503];3)+0.1;CELL(&quot;row&quot;;[.E3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1]=&quot; &quot;);CONCATENATE(&quot;     &quot;;VLOOKUP([.H331];[.$A$2:.$C$503];3));VLOOKUP([.H331];[.$A$2:.$C$503];3));&quot;&quot;)">
            <text:p/>
          </table:table-cell>
          <table:table-cell table:style-name="ce120" table:formula="of:=IFERROR(__xludf.dummyfunction(&quot;IFERROR(CONCATENATE(K331,&quot;&quot; (&quot;&quot;,TO_TEXT(VLOOKUP(H331,'Skill Data'!$A$2:$C$502,3)),&quot;&quot;; &quot;&quot;,VLOOKUP(TRUNC(VLOOKUP(H33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2];[.$A$2:.$B$503];2)));VLOOKUP([.E332];[.$A$2:.$B$503];2);&quot; &quot;);&quot;&quot;)">
            <text:p/>
          </table:table-cell>
          <table:table-cell table:style-name="ce120" table:formula="of:=IFERROR(IF(NOT([.F332]=&quot; &quot;);VLOOKUP([.F332];[.$E$2:.$G$503];3)+0.1;CELL(&quot;row&quot;;[.E3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2]=&quot; &quot;);CONCATENATE(&quot;     &quot;;VLOOKUP([.H332];[.$A$2:.$C$503];3));VLOOKUP([.H332];[.$A$2:.$C$503];3));&quot;&quot;)">
            <text:p/>
          </table:table-cell>
          <table:table-cell table:style-name="ce120" table:formula="of:=IFERROR(__xludf.dummyfunction(&quot;IFERROR(CONCATENATE(K332,&quot;&quot; (&quot;&quot;,TO_TEXT(VLOOKUP(H332,'Skill Data'!$A$2:$C$502,3)),&quot;&quot;; &quot;&quot;,VLOOKUP(TRUNC(VLOOKUP(H33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3];[.$A$2:.$B$503];2)));VLOOKUP([.E333];[.$A$2:.$B$503];2);&quot; &quot;);&quot;&quot;)">
            <text:p/>
          </table:table-cell>
          <table:table-cell table:style-name="ce120" table:formula="of:=IFERROR(IF(NOT([.F333]=&quot; &quot;);VLOOKUP([.F333];[.$E$2:.$G$503];3)+0.1;CELL(&quot;row&quot;;[.E3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3]=&quot; &quot;);CONCATENATE(&quot;     &quot;;VLOOKUP([.H333];[.$A$2:.$C$503];3));VLOOKUP([.H333];[.$A$2:.$C$503];3));&quot;&quot;)">
            <text:p/>
          </table:table-cell>
          <table:table-cell table:style-name="ce120" table:formula="of:=IFERROR(__xludf.dummyfunction(&quot;IFERROR(CONCATENATE(K333,&quot;&quot; (&quot;&quot;,TO_TEXT(VLOOKUP(H333,'Skill Data'!$A$2:$C$502,3)),&quot;&quot;; &quot;&quot;,VLOOKUP(TRUNC(VLOOKUP(H33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4];[.$A$2:.$B$503];2)));VLOOKUP([.E334];[.$A$2:.$B$503];2);&quot; &quot;);&quot;&quot;)">
            <text:p/>
          </table:table-cell>
          <table:table-cell table:style-name="ce120" table:formula="of:=IFERROR(IF(NOT([.F334]=&quot; &quot;);VLOOKUP([.F334];[.$E$2:.$G$503];3)+0.1;CELL(&quot;row&quot;;[.E3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4]=&quot; &quot;);CONCATENATE(&quot;     &quot;;VLOOKUP([.H334];[.$A$2:.$C$503];3));VLOOKUP([.H334];[.$A$2:.$C$503];3));&quot;&quot;)">
            <text:p/>
          </table:table-cell>
          <table:table-cell table:style-name="ce120" table:formula="of:=IFERROR(__xludf.dummyfunction(&quot;IFERROR(CONCATENATE(K334,&quot;&quot; (&quot;&quot;,TO_TEXT(VLOOKUP(H334,'Skill Data'!$A$2:$C$502,3)),&quot;&quot;; &quot;&quot;,VLOOKUP(TRUNC(VLOOKUP(H33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5];[.$A$2:.$B$503];2)));VLOOKUP([.E335];[.$A$2:.$B$503];2);&quot; &quot;);&quot;&quot;)">
            <text:p/>
          </table:table-cell>
          <table:table-cell table:style-name="ce120" table:formula="of:=IFERROR(IF(NOT([.F335]=&quot; &quot;);VLOOKUP([.F335];[.$E$2:.$G$503];3)+0.1;CELL(&quot;row&quot;;[.E3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5]=&quot; &quot;);CONCATENATE(&quot;     &quot;;VLOOKUP([.H335];[.$A$2:.$C$503];3));VLOOKUP([.H335];[.$A$2:.$C$503];3));&quot;&quot;)">
            <text:p/>
          </table:table-cell>
          <table:table-cell table:style-name="ce120" table:formula="of:=IFERROR(__xludf.dummyfunction(&quot;IFERROR(CONCATENATE(K335,&quot;&quot; (&quot;&quot;,TO_TEXT(VLOOKUP(H335,'Skill Data'!$A$2:$C$502,3)),&quot;&quot;; &quot;&quot;,VLOOKUP(TRUNC(VLOOKUP(H33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6];[.$A$2:.$B$503];2)));VLOOKUP([.E336];[.$A$2:.$B$503];2);&quot; &quot;);&quot;&quot;)">
            <text:p/>
          </table:table-cell>
          <table:table-cell table:style-name="ce120" table:formula="of:=IFERROR(IF(NOT([.F336]=&quot; &quot;);VLOOKUP([.F336];[.$E$2:.$G$503];3)+0.1;CELL(&quot;row&quot;;[.E3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6]=&quot; &quot;);CONCATENATE(&quot;     &quot;;VLOOKUP([.H336];[.$A$2:.$C$503];3));VLOOKUP([.H336];[.$A$2:.$C$503];3));&quot;&quot;)">
            <text:p/>
          </table:table-cell>
          <table:table-cell table:style-name="ce120" table:formula="of:=IFERROR(__xludf.dummyfunction(&quot;IFERROR(CONCATENATE(K336,&quot;&quot; (&quot;&quot;,TO_TEXT(VLOOKUP(H336,'Skill Data'!$A$2:$C$502,3)),&quot;&quot;; &quot;&quot;,VLOOKUP(TRUNC(VLOOKUP(H33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7];[.$A$2:.$B$503];2)));VLOOKUP([.E337];[.$A$2:.$B$503];2);&quot; &quot;);&quot;&quot;)">
            <text:p/>
          </table:table-cell>
          <table:table-cell table:style-name="ce120" table:formula="of:=IFERROR(IF(NOT([.F337]=&quot; &quot;);VLOOKUP([.F337];[.$E$2:.$G$503];3)+0.1;CELL(&quot;row&quot;;[.E3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7]=&quot; &quot;);CONCATENATE(&quot;     &quot;;VLOOKUP([.H337];[.$A$2:.$C$503];3));VLOOKUP([.H337];[.$A$2:.$C$503];3));&quot;&quot;)">
            <text:p/>
          </table:table-cell>
          <table:table-cell table:style-name="ce120" table:formula="of:=IFERROR(__xludf.dummyfunction(&quot;IFERROR(CONCATENATE(K337,&quot;&quot; (&quot;&quot;,TO_TEXT(VLOOKUP(H337,'Skill Data'!$A$2:$C$502,3)),&quot;&quot;; &quot;&quot;,VLOOKUP(TRUNC(VLOOKUP(H33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8];[.$A$2:.$B$503];2)));VLOOKUP([.E338];[.$A$2:.$B$503];2);&quot; &quot;);&quot;&quot;)">
            <text:p/>
          </table:table-cell>
          <table:table-cell table:style-name="ce120" table:formula="of:=IFERROR(IF(NOT([.F338]=&quot; &quot;);VLOOKUP([.F338];[.$E$2:.$G$503];3)+0.1;CELL(&quot;row&quot;;[.E3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8]=&quot; &quot;);CONCATENATE(&quot;     &quot;;VLOOKUP([.H338];[.$A$2:.$C$503];3));VLOOKUP([.H338];[.$A$2:.$C$503];3));&quot;&quot;)">
            <text:p/>
          </table:table-cell>
          <table:table-cell table:style-name="ce120" table:formula="of:=IFERROR(__xludf.dummyfunction(&quot;IFERROR(CONCATENATE(K338,&quot;&quot; (&quot;&quot;,TO_TEXT(VLOOKUP(H338,'Skill Data'!$A$2:$C$502,3)),&quot;&quot;; &quot;&quot;,VLOOKUP(TRUNC(VLOOKUP(H33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9];[.$A$2:.$B$503];2)));VLOOKUP([.E339];[.$A$2:.$B$503];2);&quot; &quot;);&quot;&quot;)">
            <text:p/>
          </table:table-cell>
          <table:table-cell table:style-name="ce120" table:formula="of:=IFERROR(IF(NOT([.F339]=&quot; &quot;);VLOOKUP([.F339];[.$E$2:.$G$503];3)+0.1;CELL(&quot;row&quot;;[.E3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9]=&quot; &quot;);CONCATENATE(&quot;     &quot;;VLOOKUP([.H339];[.$A$2:.$C$503];3));VLOOKUP([.H339];[.$A$2:.$C$503];3));&quot;&quot;)">
            <text:p/>
          </table:table-cell>
          <table:table-cell table:style-name="ce120" table:formula="of:=IFERROR(__xludf.dummyfunction(&quot;IFERROR(CONCATENATE(K339,&quot;&quot; (&quot;&quot;,TO_TEXT(VLOOKUP(H339,'Skill Data'!$A$2:$C$502,3)),&quot;&quot;; &quot;&quot;,VLOOKUP(TRUNC(VLOOKUP(H33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0];[.$A$2:.$B$503];2)));VLOOKUP([.E340];[.$A$2:.$B$503];2);&quot; &quot;);&quot;&quot;)">
            <text:p/>
          </table:table-cell>
          <table:table-cell table:style-name="ce120" table:formula="of:=IFERROR(IF(NOT([.F340]=&quot; &quot;);VLOOKUP([.F340];[.$E$2:.$G$503];3)+0.1;CELL(&quot;row&quot;;[.E3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0]=&quot; &quot;);CONCATENATE(&quot;     &quot;;VLOOKUP([.H340];[.$A$2:.$C$503];3));VLOOKUP([.H340];[.$A$2:.$C$503];3));&quot;&quot;)">
            <text:p/>
          </table:table-cell>
          <table:table-cell table:style-name="ce120" table:formula="of:=IFERROR(__xludf.dummyfunction(&quot;IFERROR(CONCATENATE(K340,&quot;&quot; (&quot;&quot;,TO_TEXT(VLOOKUP(H340,'Skill Data'!$A$2:$C$502,3)),&quot;&quot;; &quot;&quot;,VLOOKUP(TRUNC(VLOOKUP(H34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1];[.$A$2:.$B$503];2)));VLOOKUP([.E341];[.$A$2:.$B$503];2);&quot; &quot;);&quot;&quot;)">
            <text:p/>
          </table:table-cell>
          <table:table-cell table:style-name="ce120" table:formula="of:=IFERROR(IF(NOT([.F341]=&quot; &quot;);VLOOKUP([.F341];[.$E$2:.$G$503];3)+0.1;CELL(&quot;row&quot;;[.E3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1]=&quot; &quot;);CONCATENATE(&quot;     &quot;;VLOOKUP([.H341];[.$A$2:.$C$503];3));VLOOKUP([.H341];[.$A$2:.$C$503];3));&quot;&quot;)">
            <text:p/>
          </table:table-cell>
          <table:table-cell table:style-name="ce120" table:formula="of:=IFERROR(__xludf.dummyfunction(&quot;IFERROR(CONCATENATE(K341,&quot;&quot; (&quot;&quot;,TO_TEXT(VLOOKUP(H341,'Skill Data'!$A$2:$C$502,3)),&quot;&quot;; &quot;&quot;,VLOOKUP(TRUNC(VLOOKUP(H34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2];[.$A$2:.$B$503];2)));VLOOKUP([.E342];[.$A$2:.$B$503];2);&quot; &quot;);&quot;&quot;)">
            <text:p/>
          </table:table-cell>
          <table:table-cell table:style-name="ce120" table:formula="of:=IFERROR(IF(NOT([.F342]=&quot; &quot;);VLOOKUP([.F342];[.$E$2:.$G$503];3)+0.1;CELL(&quot;row&quot;;[.E3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2]=&quot; &quot;);CONCATENATE(&quot;     &quot;;VLOOKUP([.H342];[.$A$2:.$C$503];3));VLOOKUP([.H342];[.$A$2:.$C$503];3));&quot;&quot;)">
            <text:p/>
          </table:table-cell>
          <table:table-cell table:style-name="ce120" table:formula="of:=IFERROR(__xludf.dummyfunction(&quot;IFERROR(CONCATENATE(K342,&quot;&quot; (&quot;&quot;,TO_TEXT(VLOOKUP(H342,'Skill Data'!$A$2:$C$502,3)),&quot;&quot;; &quot;&quot;,VLOOKUP(TRUNC(VLOOKUP(H34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3];[.$A$2:.$B$503];2)));VLOOKUP([.E343];[.$A$2:.$B$503];2);&quot; &quot;);&quot;&quot;)">
            <text:p/>
          </table:table-cell>
          <table:table-cell table:style-name="ce120" table:formula="of:=IFERROR(IF(NOT([.F343]=&quot; &quot;);VLOOKUP([.F343];[.$E$2:.$G$503];3)+0.1;CELL(&quot;row&quot;;[.E3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3]=&quot; &quot;);CONCATENATE(&quot;     &quot;;VLOOKUP([.H343];[.$A$2:.$C$503];3));VLOOKUP([.H343];[.$A$2:.$C$503];3));&quot;&quot;)">
            <text:p/>
          </table:table-cell>
          <table:table-cell table:style-name="ce120" table:formula="of:=IFERROR(__xludf.dummyfunction(&quot;IFERROR(CONCATENATE(K343,&quot;&quot; (&quot;&quot;,TO_TEXT(VLOOKUP(H343,'Skill Data'!$A$2:$C$502,3)),&quot;&quot;; &quot;&quot;,VLOOKUP(TRUNC(VLOOKUP(H34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4];[.$A$2:.$B$503];2)));VLOOKUP([.E344];[.$A$2:.$B$503];2);&quot; &quot;);&quot;&quot;)">
            <text:p/>
          </table:table-cell>
          <table:table-cell table:style-name="ce120" table:formula="of:=IFERROR(IF(NOT([.F344]=&quot; &quot;);VLOOKUP([.F344];[.$E$2:.$G$503];3)+0.1;CELL(&quot;row&quot;;[.E3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4]=&quot; &quot;);CONCATENATE(&quot;     &quot;;VLOOKUP([.H344];[.$A$2:.$C$503];3));VLOOKUP([.H344];[.$A$2:.$C$503];3));&quot;&quot;)">
            <text:p/>
          </table:table-cell>
          <table:table-cell table:style-name="ce120" table:formula="of:=IFERROR(__xludf.dummyfunction(&quot;IFERROR(CONCATENATE(K344,&quot;&quot; (&quot;&quot;,TO_TEXT(VLOOKUP(H344,'Skill Data'!$A$2:$C$502,3)),&quot;&quot;; &quot;&quot;,VLOOKUP(TRUNC(VLOOKUP(H34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5];[.$A$2:.$B$503];2)));VLOOKUP([.E345];[.$A$2:.$B$503];2);&quot; &quot;);&quot;&quot;)">
            <text:p/>
          </table:table-cell>
          <table:table-cell table:style-name="ce120" table:formula="of:=IFERROR(IF(NOT([.F345]=&quot; &quot;);VLOOKUP([.F345];[.$E$2:.$G$503];3)+0.1;CELL(&quot;row&quot;;[.E3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5]=&quot; &quot;);CONCATENATE(&quot;     &quot;;VLOOKUP([.H345];[.$A$2:.$C$503];3));VLOOKUP([.H345];[.$A$2:.$C$503];3));&quot;&quot;)">
            <text:p/>
          </table:table-cell>
          <table:table-cell table:style-name="ce120" table:formula="of:=IFERROR(__xludf.dummyfunction(&quot;IFERROR(CONCATENATE(K345,&quot;&quot; (&quot;&quot;,TO_TEXT(VLOOKUP(H345,'Skill Data'!$A$2:$C$502,3)),&quot;&quot;; &quot;&quot;,VLOOKUP(TRUNC(VLOOKUP(H34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6];[.$A$2:.$B$503];2)));VLOOKUP([.E346];[.$A$2:.$B$503];2);&quot; &quot;);&quot;&quot;)">
            <text:p/>
          </table:table-cell>
          <table:table-cell table:style-name="ce120" table:formula="of:=IFERROR(IF(NOT([.F346]=&quot; &quot;);VLOOKUP([.F346];[.$E$2:.$G$503];3)+0.1;CELL(&quot;row&quot;;[.E3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6]=&quot; &quot;);CONCATENATE(&quot;     &quot;;VLOOKUP([.H346];[.$A$2:.$C$503];3));VLOOKUP([.H346];[.$A$2:.$C$503];3));&quot;&quot;)">
            <text:p/>
          </table:table-cell>
          <table:table-cell table:style-name="ce120" table:formula="of:=IFERROR(__xludf.dummyfunction(&quot;IFERROR(CONCATENATE(K346,&quot;&quot; (&quot;&quot;,TO_TEXT(VLOOKUP(H346,'Skill Data'!$A$2:$C$502,3)),&quot;&quot;; &quot;&quot;,VLOOKUP(TRUNC(VLOOKUP(H34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7];[.$A$2:.$B$503];2)));VLOOKUP([.E347];[.$A$2:.$B$503];2);&quot; &quot;);&quot;&quot;)">
            <text:p/>
          </table:table-cell>
          <table:table-cell table:style-name="ce120" table:formula="of:=IFERROR(IF(NOT([.F347]=&quot; &quot;);VLOOKUP([.F347];[.$E$2:.$G$503];3)+0.1;CELL(&quot;row&quot;;[.E3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7]=&quot; &quot;);CONCATENATE(&quot;     &quot;;VLOOKUP([.H347];[.$A$2:.$C$503];3));VLOOKUP([.H347];[.$A$2:.$C$503];3));&quot;&quot;)">
            <text:p/>
          </table:table-cell>
          <table:table-cell table:style-name="ce120" table:formula="of:=IFERROR(__xludf.dummyfunction(&quot;IFERROR(CONCATENATE(K347,&quot;&quot; (&quot;&quot;,TO_TEXT(VLOOKUP(H347,'Skill Data'!$A$2:$C$502,3)),&quot;&quot;; &quot;&quot;,VLOOKUP(TRUNC(VLOOKUP(H34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8];[.$A$2:.$B$503];2)));VLOOKUP([.E348];[.$A$2:.$B$503];2);&quot; &quot;);&quot;&quot;)">
            <text:p/>
          </table:table-cell>
          <table:table-cell table:style-name="ce120" table:formula="of:=IFERROR(IF(NOT([.F348]=&quot; &quot;);VLOOKUP([.F348];[.$E$2:.$G$503];3)+0.1;CELL(&quot;row&quot;;[.E3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8]=&quot; &quot;);CONCATENATE(&quot;     &quot;;VLOOKUP([.H348];[.$A$2:.$C$503];3));VLOOKUP([.H348];[.$A$2:.$C$503];3));&quot;&quot;)">
            <text:p/>
          </table:table-cell>
          <table:table-cell table:style-name="ce120" table:formula="of:=IFERROR(__xludf.dummyfunction(&quot;IFERROR(CONCATENATE(K348,&quot;&quot; (&quot;&quot;,TO_TEXT(VLOOKUP(H348,'Skill Data'!$A$2:$C$502,3)),&quot;&quot;; &quot;&quot;,VLOOKUP(TRUNC(VLOOKUP(H34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9];[.$A$2:.$B$503];2)));VLOOKUP([.E349];[.$A$2:.$B$503];2);&quot; &quot;);&quot;&quot;)">
            <text:p/>
          </table:table-cell>
          <table:table-cell table:style-name="ce120" table:formula="of:=IFERROR(IF(NOT([.F349]=&quot; &quot;);VLOOKUP([.F349];[.$E$2:.$G$503];3)+0.1;CELL(&quot;row&quot;;[.E3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9]=&quot; &quot;);CONCATENATE(&quot;     &quot;;VLOOKUP([.H349];[.$A$2:.$C$503];3));VLOOKUP([.H349];[.$A$2:.$C$503];3));&quot;&quot;)">
            <text:p/>
          </table:table-cell>
          <table:table-cell table:style-name="ce120" table:formula="of:=IFERROR(__xludf.dummyfunction(&quot;IFERROR(CONCATENATE(K349,&quot;&quot; (&quot;&quot;,TO_TEXT(VLOOKUP(H349,'Skill Data'!$A$2:$C$502,3)),&quot;&quot;; &quot;&quot;,VLOOKUP(TRUNC(VLOOKUP(H34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0];[.$A$2:.$B$503];2)));VLOOKUP([.E350];[.$A$2:.$B$503];2);&quot; &quot;);&quot;&quot;)">
            <text:p/>
          </table:table-cell>
          <table:table-cell table:style-name="ce120" table:formula="of:=IFERROR(IF(NOT([.F350]=&quot; &quot;);VLOOKUP([.F350];[.$E$2:.$G$503];3)+0.1;CELL(&quot;row&quot;;[.E3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0]=&quot; &quot;);CONCATENATE(&quot;     &quot;;VLOOKUP([.H350];[.$A$2:.$C$503];3));VLOOKUP([.H350];[.$A$2:.$C$503];3));&quot;&quot;)">
            <text:p/>
          </table:table-cell>
          <table:table-cell table:style-name="ce120" table:formula="of:=IFERROR(__xludf.dummyfunction(&quot;IFERROR(CONCATENATE(K350,&quot;&quot; (&quot;&quot;,TO_TEXT(VLOOKUP(H350,'Skill Data'!$A$2:$C$502,3)),&quot;&quot;; &quot;&quot;,VLOOKUP(TRUNC(VLOOKUP(H35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1];[.$A$2:.$B$503];2)));VLOOKUP([.E351];[.$A$2:.$B$503];2);&quot; &quot;);&quot;&quot;)">
            <text:p/>
          </table:table-cell>
          <table:table-cell table:style-name="ce120" table:formula="of:=IFERROR(IF(NOT([.F351]=&quot; &quot;);VLOOKUP([.F351];[.$E$2:.$G$503];3)+0.1;CELL(&quot;row&quot;;[.E3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1]=&quot; &quot;);CONCATENATE(&quot;     &quot;;VLOOKUP([.H351];[.$A$2:.$C$503];3));VLOOKUP([.H351];[.$A$2:.$C$503];3));&quot;&quot;)">
            <text:p/>
          </table:table-cell>
          <table:table-cell table:style-name="ce120" table:formula="of:=IFERROR(__xludf.dummyfunction(&quot;IFERROR(CONCATENATE(K351,&quot;&quot; (&quot;&quot;,TO_TEXT(VLOOKUP(H351,'Skill Data'!$A$2:$C$502,3)),&quot;&quot;; &quot;&quot;,VLOOKUP(TRUNC(VLOOKUP(H35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2];[.$A$2:.$B$503];2)));VLOOKUP([.E352];[.$A$2:.$B$503];2);&quot; &quot;);&quot;&quot;)">
            <text:p/>
          </table:table-cell>
          <table:table-cell table:style-name="ce120" table:formula="of:=IFERROR(IF(NOT([.F352]=&quot; &quot;);VLOOKUP([.F352];[.$E$2:.$G$503];3)+0.1;CELL(&quot;row&quot;;[.E3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2]=&quot; &quot;);CONCATENATE(&quot;     &quot;;VLOOKUP([.H352];[.$A$2:.$C$503];3));VLOOKUP([.H352];[.$A$2:.$C$503];3));&quot;&quot;)">
            <text:p/>
          </table:table-cell>
          <table:table-cell table:style-name="ce120" table:formula="of:=IFERROR(__xludf.dummyfunction(&quot;IFERROR(CONCATENATE(K352,&quot;&quot; (&quot;&quot;,TO_TEXT(VLOOKUP(H352,'Skill Data'!$A$2:$C$502,3)),&quot;&quot;; &quot;&quot;,VLOOKUP(TRUNC(VLOOKUP(H35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3];[.$A$2:.$B$503];2)));VLOOKUP([.E353];[.$A$2:.$B$503];2);&quot; &quot;);&quot;&quot;)">
            <text:p/>
          </table:table-cell>
          <table:table-cell table:style-name="ce120" table:formula="of:=IFERROR(IF(NOT([.F353]=&quot; &quot;);VLOOKUP([.F353];[.$E$2:.$G$503];3)+0.1;CELL(&quot;row&quot;;[.E3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3]=&quot; &quot;);CONCATENATE(&quot;     &quot;;VLOOKUP([.H353];[.$A$2:.$C$503];3));VLOOKUP([.H353];[.$A$2:.$C$503];3));&quot;&quot;)">
            <text:p/>
          </table:table-cell>
          <table:table-cell table:style-name="ce120" table:formula="of:=IFERROR(__xludf.dummyfunction(&quot;IFERROR(CONCATENATE(K353,&quot;&quot; (&quot;&quot;,TO_TEXT(VLOOKUP(H353,'Skill Data'!$A$2:$C$502,3)),&quot;&quot;; &quot;&quot;,VLOOKUP(TRUNC(VLOOKUP(H35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4];[.$A$2:.$B$503];2)));VLOOKUP([.E354];[.$A$2:.$B$503];2);&quot; &quot;);&quot;&quot;)">
            <text:p/>
          </table:table-cell>
          <table:table-cell table:style-name="ce120" table:formula="of:=IFERROR(IF(NOT([.F354]=&quot; &quot;);VLOOKUP([.F354];[.$E$2:.$G$503];3)+0.1;CELL(&quot;row&quot;;[.E3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4]=&quot; &quot;);CONCATENATE(&quot;     &quot;;VLOOKUP([.H354];[.$A$2:.$C$503];3));VLOOKUP([.H354];[.$A$2:.$C$503];3));&quot;&quot;)">
            <text:p/>
          </table:table-cell>
          <table:table-cell table:style-name="ce120" table:formula="of:=IFERROR(__xludf.dummyfunction(&quot;IFERROR(CONCATENATE(K354,&quot;&quot; (&quot;&quot;,TO_TEXT(VLOOKUP(H354,'Skill Data'!$A$2:$C$502,3)),&quot;&quot;; &quot;&quot;,VLOOKUP(TRUNC(VLOOKUP(H35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5];[.$A$2:.$B$503];2)));VLOOKUP([.E355];[.$A$2:.$B$503];2);&quot; &quot;);&quot;&quot;)">
            <text:p/>
          </table:table-cell>
          <table:table-cell table:style-name="ce120" table:formula="of:=IFERROR(IF(NOT([.F355]=&quot; &quot;);VLOOKUP([.F355];[.$E$2:.$G$503];3)+0.1;CELL(&quot;row&quot;;[.E3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5]=&quot; &quot;);CONCATENATE(&quot;     &quot;;VLOOKUP([.H355];[.$A$2:.$C$503];3));VLOOKUP([.H355];[.$A$2:.$C$503];3));&quot;&quot;)">
            <text:p/>
          </table:table-cell>
          <table:table-cell table:style-name="ce120" table:formula="of:=IFERROR(__xludf.dummyfunction(&quot;IFERROR(CONCATENATE(K355,&quot;&quot; (&quot;&quot;,TO_TEXT(VLOOKUP(H355,'Skill Data'!$A$2:$C$502,3)),&quot;&quot;; &quot;&quot;,VLOOKUP(TRUNC(VLOOKUP(H35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6];[.$A$2:.$B$503];2)));VLOOKUP([.E356];[.$A$2:.$B$503];2);&quot; &quot;);&quot;&quot;)">
            <text:p/>
          </table:table-cell>
          <table:table-cell table:style-name="ce120" table:formula="of:=IFERROR(IF(NOT([.F356]=&quot; &quot;);VLOOKUP([.F356];[.$E$2:.$G$503];3)+0.1;CELL(&quot;row&quot;;[.E3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6]=&quot; &quot;);CONCATENATE(&quot;     &quot;;VLOOKUP([.H356];[.$A$2:.$C$503];3));VLOOKUP([.H356];[.$A$2:.$C$503];3));&quot;&quot;)">
            <text:p/>
          </table:table-cell>
          <table:table-cell table:style-name="ce120" table:formula="of:=IFERROR(__xludf.dummyfunction(&quot;IFERROR(CONCATENATE(K356,&quot;&quot; (&quot;&quot;,TO_TEXT(VLOOKUP(H356,'Skill Data'!$A$2:$C$502,3)),&quot;&quot;; &quot;&quot;,VLOOKUP(TRUNC(VLOOKUP(H35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7];[.$A$2:.$B$503];2)));VLOOKUP([.E357];[.$A$2:.$B$503];2);&quot; &quot;);&quot;&quot;)">
            <text:p/>
          </table:table-cell>
          <table:table-cell table:style-name="ce120" table:formula="of:=IFERROR(IF(NOT([.F357]=&quot; &quot;);VLOOKUP([.F357];[.$E$2:.$G$503];3)+0.1;CELL(&quot;row&quot;;[.E3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7]=&quot; &quot;);CONCATENATE(&quot;     &quot;;VLOOKUP([.H357];[.$A$2:.$C$503];3));VLOOKUP([.H357];[.$A$2:.$C$503];3));&quot;&quot;)">
            <text:p/>
          </table:table-cell>
          <table:table-cell table:style-name="ce120" table:formula="of:=IFERROR(__xludf.dummyfunction(&quot;IFERROR(CONCATENATE(K357,&quot;&quot; (&quot;&quot;,TO_TEXT(VLOOKUP(H357,'Skill Data'!$A$2:$C$502,3)),&quot;&quot;; &quot;&quot;,VLOOKUP(TRUNC(VLOOKUP(H35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8];[.$A$2:.$B$503];2)));VLOOKUP([.E358];[.$A$2:.$B$503];2);&quot; &quot;);&quot;&quot;)">
            <text:p/>
          </table:table-cell>
          <table:table-cell table:style-name="ce120" table:formula="of:=IFERROR(IF(NOT([.F358]=&quot; &quot;);VLOOKUP([.F358];[.$E$2:.$G$503];3)+0.1;CELL(&quot;row&quot;;[.E3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8]=&quot; &quot;);CONCATENATE(&quot;     &quot;;VLOOKUP([.H358];[.$A$2:.$C$503];3));VLOOKUP([.H358];[.$A$2:.$C$503];3));&quot;&quot;)">
            <text:p/>
          </table:table-cell>
          <table:table-cell table:style-name="ce120" table:formula="of:=IFERROR(__xludf.dummyfunction(&quot;IFERROR(CONCATENATE(K358,&quot;&quot; (&quot;&quot;,TO_TEXT(VLOOKUP(H358,'Skill Data'!$A$2:$C$502,3)),&quot;&quot;; &quot;&quot;,VLOOKUP(TRUNC(VLOOKUP(H35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9];[.$A$2:.$B$503];2)));VLOOKUP([.E359];[.$A$2:.$B$503];2);&quot; &quot;);&quot;&quot;)">
            <text:p/>
          </table:table-cell>
          <table:table-cell table:style-name="ce120" table:formula="of:=IFERROR(IF(NOT([.F359]=&quot; &quot;);VLOOKUP([.F359];[.$E$2:.$G$503];3)+0.1;CELL(&quot;row&quot;;[.E3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9]=&quot; &quot;);CONCATENATE(&quot;     &quot;;VLOOKUP([.H359];[.$A$2:.$C$503];3));VLOOKUP([.H359];[.$A$2:.$C$503];3));&quot;&quot;)">
            <text:p/>
          </table:table-cell>
          <table:table-cell table:style-name="ce120" table:formula="of:=IFERROR(__xludf.dummyfunction(&quot;IFERROR(CONCATENATE(K359,&quot;&quot; (&quot;&quot;,TO_TEXT(VLOOKUP(H359,'Skill Data'!$A$2:$C$502,3)),&quot;&quot;; &quot;&quot;,VLOOKUP(TRUNC(VLOOKUP(H35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0];[.$A$2:.$B$503];2)));VLOOKUP([.E360];[.$A$2:.$B$503];2);&quot; &quot;);&quot;&quot;)">
            <text:p/>
          </table:table-cell>
          <table:table-cell table:style-name="ce120" table:formula="of:=IFERROR(IF(NOT([.F360]=&quot; &quot;);VLOOKUP([.F360];[.$E$2:.$G$503];3)+0.1;CELL(&quot;row&quot;;[.E3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0]=&quot; &quot;);CONCATENATE(&quot;     &quot;;VLOOKUP([.H360];[.$A$2:.$C$503];3));VLOOKUP([.H360];[.$A$2:.$C$503];3));&quot;&quot;)">
            <text:p/>
          </table:table-cell>
          <table:table-cell table:style-name="ce120" table:formula="of:=IFERROR(__xludf.dummyfunction(&quot;IFERROR(CONCATENATE(K360,&quot;&quot; (&quot;&quot;,TO_TEXT(VLOOKUP(H360,'Skill Data'!$A$2:$C$502,3)),&quot;&quot;; &quot;&quot;,VLOOKUP(TRUNC(VLOOKUP(H36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1];[.$A$2:.$B$503];2)));VLOOKUP([.E361];[.$A$2:.$B$503];2);&quot; &quot;);&quot;&quot;)">
            <text:p/>
          </table:table-cell>
          <table:table-cell table:style-name="ce120" table:formula="of:=IFERROR(IF(NOT([.F361]=&quot; &quot;);VLOOKUP([.F361];[.$E$2:.$G$503];3)+0.1;CELL(&quot;row&quot;;[.E3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1]=&quot; &quot;);CONCATENATE(&quot;     &quot;;VLOOKUP([.H361];[.$A$2:.$C$503];3));VLOOKUP([.H361];[.$A$2:.$C$503];3));&quot;&quot;)">
            <text:p/>
          </table:table-cell>
          <table:table-cell table:style-name="ce120" table:formula="of:=IFERROR(__xludf.dummyfunction(&quot;IFERROR(CONCATENATE(K361,&quot;&quot; (&quot;&quot;,TO_TEXT(VLOOKUP(H361,'Skill Data'!$A$2:$C$502,3)),&quot;&quot;; &quot;&quot;,VLOOKUP(TRUNC(VLOOKUP(H36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2];[.$A$2:.$B$503];2)));VLOOKUP([.E362];[.$A$2:.$B$503];2);&quot; &quot;);&quot;&quot;)">
            <text:p/>
          </table:table-cell>
          <table:table-cell table:style-name="ce120" table:formula="of:=IFERROR(IF(NOT([.F362]=&quot; &quot;);VLOOKUP([.F362];[.$E$2:.$G$503];3)+0.1;CELL(&quot;row&quot;;[.E3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2]=&quot; &quot;);CONCATENATE(&quot;     &quot;;VLOOKUP([.H362];[.$A$2:.$C$503];3));VLOOKUP([.H362];[.$A$2:.$C$503];3));&quot;&quot;)">
            <text:p/>
          </table:table-cell>
          <table:table-cell table:style-name="ce120" table:formula="of:=IFERROR(__xludf.dummyfunction(&quot;IFERROR(CONCATENATE(K362,&quot;&quot; (&quot;&quot;,TO_TEXT(VLOOKUP(H362,'Skill Data'!$A$2:$C$502,3)),&quot;&quot;; &quot;&quot;,VLOOKUP(TRUNC(VLOOKUP(H36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3];[.$A$2:.$B$503];2)));VLOOKUP([.E363];[.$A$2:.$B$503];2);&quot; &quot;);&quot;&quot;)">
            <text:p/>
          </table:table-cell>
          <table:table-cell table:style-name="ce120" table:formula="of:=IFERROR(IF(NOT([.F363]=&quot; &quot;);VLOOKUP([.F363];[.$E$2:.$G$503];3)+0.1;CELL(&quot;row&quot;;[.E3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3]=&quot; &quot;);CONCATENATE(&quot;     &quot;;VLOOKUP([.H363];[.$A$2:.$C$503];3));VLOOKUP([.H363];[.$A$2:.$C$503];3));&quot;&quot;)">
            <text:p/>
          </table:table-cell>
          <table:table-cell table:style-name="ce120" table:formula="of:=IFERROR(__xludf.dummyfunction(&quot;IFERROR(CONCATENATE(K363,&quot;&quot; (&quot;&quot;,TO_TEXT(VLOOKUP(H363,'Skill Data'!$A$2:$C$502,3)),&quot;&quot;; &quot;&quot;,VLOOKUP(TRUNC(VLOOKUP(H36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4];[.$A$2:.$B$503];2)));VLOOKUP([.E364];[.$A$2:.$B$503];2);&quot; &quot;);&quot;&quot;)">
            <text:p/>
          </table:table-cell>
          <table:table-cell table:style-name="ce120" table:formula="of:=IFERROR(IF(NOT([.F364]=&quot; &quot;);VLOOKUP([.F364];[.$E$2:.$G$503];3)+0.1;CELL(&quot;row&quot;;[.E3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4]=&quot; &quot;);CONCATENATE(&quot;     &quot;;VLOOKUP([.H364];[.$A$2:.$C$503];3));VLOOKUP([.H364];[.$A$2:.$C$503];3));&quot;&quot;)">
            <text:p/>
          </table:table-cell>
          <table:table-cell table:style-name="ce120" table:formula="of:=IFERROR(__xludf.dummyfunction(&quot;IFERROR(CONCATENATE(K364,&quot;&quot; (&quot;&quot;,TO_TEXT(VLOOKUP(H364,'Skill Data'!$A$2:$C$502,3)),&quot;&quot;; &quot;&quot;,VLOOKUP(TRUNC(VLOOKUP(H36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5];[.$A$2:.$B$503];2)));VLOOKUP([.E365];[.$A$2:.$B$503];2);&quot; &quot;);&quot;&quot;)">
            <text:p/>
          </table:table-cell>
          <table:table-cell table:style-name="ce120" table:formula="of:=IFERROR(IF(NOT([.F365]=&quot; &quot;);VLOOKUP([.F365];[.$E$2:.$G$503];3)+0.1;CELL(&quot;row&quot;;[.E3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5]=&quot; &quot;);CONCATENATE(&quot;     &quot;;VLOOKUP([.H365];[.$A$2:.$C$503];3));VLOOKUP([.H365];[.$A$2:.$C$503];3));&quot;&quot;)">
            <text:p/>
          </table:table-cell>
          <table:table-cell table:style-name="ce120" table:formula="of:=IFERROR(__xludf.dummyfunction(&quot;IFERROR(CONCATENATE(K365,&quot;&quot; (&quot;&quot;,TO_TEXT(VLOOKUP(H365,'Skill Data'!$A$2:$C$502,3)),&quot;&quot;; &quot;&quot;,VLOOKUP(TRUNC(VLOOKUP(H36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6];[.$A$2:.$B$503];2)));VLOOKUP([.E366];[.$A$2:.$B$503];2);&quot; &quot;);&quot;&quot;)">
            <text:p/>
          </table:table-cell>
          <table:table-cell table:style-name="ce120" table:formula="of:=IFERROR(IF(NOT([.F366]=&quot; &quot;);VLOOKUP([.F366];[.$E$2:.$G$503];3)+0.1;CELL(&quot;row&quot;;[.E3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6]=&quot; &quot;);CONCATENATE(&quot;     &quot;;VLOOKUP([.H366];[.$A$2:.$C$503];3));VLOOKUP([.H366];[.$A$2:.$C$503];3));&quot;&quot;)">
            <text:p/>
          </table:table-cell>
          <table:table-cell table:style-name="ce120" table:formula="of:=IFERROR(__xludf.dummyfunction(&quot;IFERROR(CONCATENATE(K366,&quot;&quot; (&quot;&quot;,TO_TEXT(VLOOKUP(H366,'Skill Data'!$A$2:$C$502,3)),&quot;&quot;; &quot;&quot;,VLOOKUP(TRUNC(VLOOKUP(H36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7];[.$A$2:.$B$503];2)));VLOOKUP([.E367];[.$A$2:.$B$503];2);&quot; &quot;);&quot;&quot;)">
            <text:p/>
          </table:table-cell>
          <table:table-cell table:style-name="ce120" table:formula="of:=IFERROR(IF(NOT([.F367]=&quot; &quot;);VLOOKUP([.F367];[.$E$2:.$G$503];3)+0.1;CELL(&quot;row&quot;;[.E3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7]=&quot; &quot;);CONCATENATE(&quot;     &quot;;VLOOKUP([.H367];[.$A$2:.$C$503];3));VLOOKUP([.H367];[.$A$2:.$C$503];3));&quot;&quot;)">
            <text:p/>
          </table:table-cell>
          <table:table-cell table:style-name="ce120" table:formula="of:=IFERROR(__xludf.dummyfunction(&quot;IFERROR(CONCATENATE(K367,&quot;&quot; (&quot;&quot;,TO_TEXT(VLOOKUP(H367,'Skill Data'!$A$2:$C$502,3)),&quot;&quot;; &quot;&quot;,VLOOKUP(TRUNC(VLOOKUP(H36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8];[.$A$2:.$B$503];2)));VLOOKUP([.E368];[.$A$2:.$B$503];2);&quot; &quot;);&quot;&quot;)">
            <text:p/>
          </table:table-cell>
          <table:table-cell table:style-name="ce120" table:formula="of:=IFERROR(IF(NOT([.F368]=&quot; &quot;);VLOOKUP([.F368];[.$E$2:.$G$503];3)+0.1;CELL(&quot;row&quot;;[.E3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8]=&quot; &quot;);CONCATENATE(&quot;     &quot;;VLOOKUP([.H368];[.$A$2:.$C$503];3));VLOOKUP([.H368];[.$A$2:.$C$503];3));&quot;&quot;)">
            <text:p/>
          </table:table-cell>
          <table:table-cell table:style-name="ce120" table:formula="of:=IFERROR(__xludf.dummyfunction(&quot;IFERROR(CONCATENATE(K368,&quot;&quot; (&quot;&quot;,TO_TEXT(VLOOKUP(H368,'Skill Data'!$A$2:$C$502,3)),&quot;&quot;; &quot;&quot;,VLOOKUP(TRUNC(VLOOKUP(H36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9];[.$A$2:.$B$503];2)));VLOOKUP([.E369];[.$A$2:.$B$503];2);&quot; &quot;);&quot;&quot;)">
            <text:p/>
          </table:table-cell>
          <table:table-cell table:style-name="ce120" table:formula="of:=IFERROR(IF(NOT([.F369]=&quot; &quot;);VLOOKUP([.F369];[.$E$2:.$G$503];3)+0.1;CELL(&quot;row&quot;;[.E3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9]=&quot; &quot;);CONCATENATE(&quot;     &quot;;VLOOKUP([.H369];[.$A$2:.$C$503];3));VLOOKUP([.H369];[.$A$2:.$C$503];3));&quot;&quot;)">
            <text:p/>
          </table:table-cell>
          <table:table-cell table:style-name="ce120" table:formula="of:=IFERROR(__xludf.dummyfunction(&quot;IFERROR(CONCATENATE(K369,&quot;&quot; (&quot;&quot;,TO_TEXT(VLOOKUP(H369,'Skill Data'!$A$2:$C$502,3)),&quot;&quot;; &quot;&quot;,VLOOKUP(TRUNC(VLOOKUP(H36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0];[.$A$2:.$B$503];2)));VLOOKUP([.E370];[.$A$2:.$B$503];2);&quot; &quot;);&quot;&quot;)">
            <text:p/>
          </table:table-cell>
          <table:table-cell table:style-name="ce120" table:formula="of:=IFERROR(IF(NOT([.F370]=&quot; &quot;);VLOOKUP([.F370];[.$E$2:.$G$503];3)+0.1;CELL(&quot;row&quot;;[.E3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0]=&quot; &quot;);CONCATENATE(&quot;     &quot;;VLOOKUP([.H370];[.$A$2:.$C$503];3));VLOOKUP([.H370];[.$A$2:.$C$503];3));&quot;&quot;)">
            <text:p/>
          </table:table-cell>
          <table:table-cell table:style-name="ce120" table:formula="of:=IFERROR(__xludf.dummyfunction(&quot;IFERROR(CONCATENATE(K370,&quot;&quot; (&quot;&quot;,TO_TEXT(VLOOKUP(H370,'Skill Data'!$A$2:$C$502,3)),&quot;&quot;; &quot;&quot;,VLOOKUP(TRUNC(VLOOKUP(H37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1];[.$A$2:.$B$503];2)));VLOOKUP([.E371];[.$A$2:.$B$503];2);&quot; &quot;);&quot;&quot;)">
            <text:p/>
          </table:table-cell>
          <table:table-cell table:style-name="ce120" table:formula="of:=IFERROR(IF(NOT([.F371]=&quot; &quot;);VLOOKUP([.F371];[.$E$2:.$G$503];3)+0.1;CELL(&quot;row&quot;;[.E3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1]=&quot; &quot;);CONCATENATE(&quot;     &quot;;VLOOKUP([.H371];[.$A$2:.$C$503];3));VLOOKUP([.H371];[.$A$2:.$C$503];3));&quot;&quot;)">
            <text:p/>
          </table:table-cell>
          <table:table-cell table:style-name="ce120" table:formula="of:=IFERROR(__xludf.dummyfunction(&quot;IFERROR(CONCATENATE(K371,&quot;&quot; (&quot;&quot;,TO_TEXT(VLOOKUP(H371,'Skill Data'!$A$2:$C$502,3)),&quot;&quot;; &quot;&quot;,VLOOKUP(TRUNC(VLOOKUP(H37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2];[.$A$2:.$B$503];2)));VLOOKUP([.E372];[.$A$2:.$B$503];2);&quot; &quot;);&quot;&quot;)">
            <text:p/>
          </table:table-cell>
          <table:table-cell table:style-name="ce120" table:formula="of:=IFERROR(IF(NOT([.F372]=&quot; &quot;);VLOOKUP([.F372];[.$E$2:.$G$503];3)+0.1;CELL(&quot;row&quot;;[.E3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2]=&quot; &quot;);CONCATENATE(&quot;     &quot;;VLOOKUP([.H372];[.$A$2:.$C$503];3));VLOOKUP([.H372];[.$A$2:.$C$503];3));&quot;&quot;)">
            <text:p/>
          </table:table-cell>
          <table:table-cell table:style-name="ce120" table:formula="of:=IFERROR(__xludf.dummyfunction(&quot;IFERROR(CONCATENATE(K372,&quot;&quot; (&quot;&quot;,TO_TEXT(VLOOKUP(H372,'Skill Data'!$A$2:$C$502,3)),&quot;&quot;; &quot;&quot;,VLOOKUP(TRUNC(VLOOKUP(H37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3];[.$A$2:.$B$503];2)));VLOOKUP([.E373];[.$A$2:.$B$503];2);&quot; &quot;);&quot;&quot;)">
            <text:p/>
          </table:table-cell>
          <table:table-cell table:style-name="ce120" table:formula="of:=IFERROR(IF(NOT([.F373]=&quot; &quot;);VLOOKUP([.F373];[.$E$2:.$G$503];3)+0.1;CELL(&quot;row&quot;;[.E3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3]=&quot; &quot;);CONCATENATE(&quot;     &quot;;VLOOKUP([.H373];[.$A$2:.$C$503];3));VLOOKUP([.H373];[.$A$2:.$C$503];3));&quot;&quot;)">
            <text:p/>
          </table:table-cell>
          <table:table-cell table:style-name="ce120" table:formula="of:=IFERROR(__xludf.dummyfunction(&quot;IFERROR(CONCATENATE(K373,&quot;&quot; (&quot;&quot;,TO_TEXT(VLOOKUP(H373,'Skill Data'!$A$2:$C$502,3)),&quot;&quot;; &quot;&quot;,VLOOKUP(TRUNC(VLOOKUP(H37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4];[.$A$2:.$B$503];2)));VLOOKUP([.E374];[.$A$2:.$B$503];2);&quot; &quot;);&quot;&quot;)">
            <text:p/>
          </table:table-cell>
          <table:table-cell table:style-name="ce120" table:formula="of:=IFERROR(IF(NOT([.F374]=&quot; &quot;);VLOOKUP([.F374];[.$E$2:.$G$503];3)+0.1;CELL(&quot;row&quot;;[.E3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4]=&quot; &quot;);CONCATENATE(&quot;     &quot;;VLOOKUP([.H374];[.$A$2:.$C$503];3));VLOOKUP([.H374];[.$A$2:.$C$503];3));&quot;&quot;)">
            <text:p/>
          </table:table-cell>
          <table:table-cell table:style-name="ce120" table:formula="of:=IFERROR(__xludf.dummyfunction(&quot;IFERROR(CONCATENATE(K374,&quot;&quot; (&quot;&quot;,TO_TEXT(VLOOKUP(H374,'Skill Data'!$A$2:$C$502,3)),&quot;&quot;; &quot;&quot;,VLOOKUP(TRUNC(VLOOKUP(H37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5];[.$A$2:.$B$503];2)));VLOOKUP([.E375];[.$A$2:.$B$503];2);&quot; &quot;);&quot;&quot;)">
            <text:p/>
          </table:table-cell>
          <table:table-cell table:style-name="ce120" table:formula="of:=IFERROR(IF(NOT([.F375]=&quot; &quot;);VLOOKUP([.F375];[.$E$2:.$G$503];3)+0.1;CELL(&quot;row&quot;;[.E3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5]=&quot; &quot;);CONCATENATE(&quot;     &quot;;VLOOKUP([.H375];[.$A$2:.$C$503];3));VLOOKUP([.H375];[.$A$2:.$C$503];3));&quot;&quot;)">
            <text:p/>
          </table:table-cell>
          <table:table-cell table:style-name="ce120" table:formula="of:=IFERROR(__xludf.dummyfunction(&quot;IFERROR(CONCATENATE(K375,&quot;&quot; (&quot;&quot;,TO_TEXT(VLOOKUP(H375,'Skill Data'!$A$2:$C$502,3)),&quot;&quot;; &quot;&quot;,VLOOKUP(TRUNC(VLOOKUP(H37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6];[.$A$2:.$B$503];2)));VLOOKUP([.E376];[.$A$2:.$B$503];2);&quot; &quot;);&quot;&quot;)">
            <text:p/>
          </table:table-cell>
          <table:table-cell table:style-name="ce120" table:formula="of:=IFERROR(IF(NOT([.F376]=&quot; &quot;);VLOOKUP([.F376];[.$E$2:.$G$503];3)+0.1;CELL(&quot;row&quot;;[.E3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6]=&quot; &quot;);CONCATENATE(&quot;     &quot;;VLOOKUP([.H376];[.$A$2:.$C$503];3));VLOOKUP([.H376];[.$A$2:.$C$503];3));&quot;&quot;)">
            <text:p/>
          </table:table-cell>
          <table:table-cell table:style-name="ce120" table:formula="of:=IFERROR(__xludf.dummyfunction(&quot;IFERROR(CONCATENATE(K376,&quot;&quot; (&quot;&quot;,TO_TEXT(VLOOKUP(H376,'Skill Data'!$A$2:$C$502,3)),&quot;&quot;; &quot;&quot;,VLOOKUP(TRUNC(VLOOKUP(H37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7];[.$A$2:.$B$503];2)));VLOOKUP([.E377];[.$A$2:.$B$503];2);&quot; &quot;);&quot;&quot;)">
            <text:p/>
          </table:table-cell>
          <table:table-cell table:style-name="ce120" table:formula="of:=IFERROR(IF(NOT([.F377]=&quot; &quot;);VLOOKUP([.F377];[.$E$2:.$G$503];3)+0.1;CELL(&quot;row&quot;;[.E3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7]=&quot; &quot;);CONCATENATE(&quot;     &quot;;VLOOKUP([.H377];[.$A$2:.$C$503];3));VLOOKUP([.H377];[.$A$2:.$C$503];3));&quot;&quot;)">
            <text:p/>
          </table:table-cell>
          <table:table-cell table:style-name="ce120" table:formula="of:=IFERROR(__xludf.dummyfunction(&quot;IFERROR(CONCATENATE(K377,&quot;&quot; (&quot;&quot;,TO_TEXT(VLOOKUP(H377,'Skill Data'!$A$2:$C$502,3)),&quot;&quot;; &quot;&quot;,VLOOKUP(TRUNC(VLOOKUP(H37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8];[.$A$2:.$B$503];2)));VLOOKUP([.E378];[.$A$2:.$B$503];2);&quot; &quot;);&quot;&quot;)">
            <text:p/>
          </table:table-cell>
          <table:table-cell table:style-name="ce120" table:formula="of:=IFERROR(IF(NOT([.F378]=&quot; &quot;);VLOOKUP([.F378];[.$E$2:.$G$503];3)+0.1;CELL(&quot;row&quot;;[.E3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8]=&quot; &quot;);CONCATENATE(&quot;     &quot;;VLOOKUP([.H378];[.$A$2:.$C$503];3));VLOOKUP([.H378];[.$A$2:.$C$503];3));&quot;&quot;)">
            <text:p/>
          </table:table-cell>
          <table:table-cell table:style-name="ce120" table:formula="of:=IFERROR(__xludf.dummyfunction(&quot;IFERROR(CONCATENATE(K378,&quot;&quot; (&quot;&quot;,TO_TEXT(VLOOKUP(H378,'Skill Data'!$A$2:$C$502,3)),&quot;&quot;; &quot;&quot;,VLOOKUP(TRUNC(VLOOKUP(H37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9];[.$A$2:.$B$503];2)));VLOOKUP([.E379];[.$A$2:.$B$503];2);&quot; &quot;);&quot;&quot;)">
            <text:p/>
          </table:table-cell>
          <table:table-cell table:style-name="ce120" table:formula="of:=IFERROR(IF(NOT([.F379]=&quot; &quot;);VLOOKUP([.F379];[.$E$2:.$G$503];3)+0.1;CELL(&quot;row&quot;;[.E3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9]=&quot; &quot;);CONCATENATE(&quot;     &quot;;VLOOKUP([.H379];[.$A$2:.$C$503];3));VLOOKUP([.H379];[.$A$2:.$C$503];3));&quot;&quot;)">
            <text:p/>
          </table:table-cell>
          <table:table-cell table:style-name="ce120" table:formula="of:=IFERROR(__xludf.dummyfunction(&quot;IFERROR(CONCATENATE(K379,&quot;&quot; (&quot;&quot;,TO_TEXT(VLOOKUP(H379,'Skill Data'!$A$2:$C$502,3)),&quot;&quot;; &quot;&quot;,VLOOKUP(TRUNC(VLOOKUP(H37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0];[.$A$2:.$B$503];2)));VLOOKUP([.E380];[.$A$2:.$B$503];2);&quot; &quot;);&quot;&quot;)">
            <text:p/>
          </table:table-cell>
          <table:table-cell table:style-name="ce120" table:formula="of:=IFERROR(IF(NOT([.F380]=&quot; &quot;);VLOOKUP([.F380];[.$E$2:.$G$503];3)+0.1;CELL(&quot;row&quot;;[.E3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0]=&quot; &quot;);CONCATENATE(&quot;     &quot;;VLOOKUP([.H380];[.$A$2:.$C$503];3));VLOOKUP([.H380];[.$A$2:.$C$503];3));&quot;&quot;)">
            <text:p/>
          </table:table-cell>
          <table:table-cell table:style-name="ce120" table:formula="of:=IFERROR(__xludf.dummyfunction(&quot;IFERROR(CONCATENATE(K380,&quot;&quot; (&quot;&quot;,TO_TEXT(VLOOKUP(H380,'Skill Data'!$A$2:$C$502,3)),&quot;&quot;; &quot;&quot;,VLOOKUP(TRUNC(VLOOKUP(H38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1];[.$A$2:.$B$503];2)));VLOOKUP([.E381];[.$A$2:.$B$503];2);&quot; &quot;);&quot;&quot;)">
            <text:p/>
          </table:table-cell>
          <table:table-cell table:style-name="ce120" table:formula="of:=IFERROR(IF(NOT([.F381]=&quot; &quot;);VLOOKUP([.F381];[.$E$2:.$G$503];3)+0.1;CELL(&quot;row&quot;;[.E3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1]=&quot; &quot;);CONCATENATE(&quot;     &quot;;VLOOKUP([.H381];[.$A$2:.$C$503];3));VLOOKUP([.H381];[.$A$2:.$C$503];3));&quot;&quot;)">
            <text:p/>
          </table:table-cell>
          <table:table-cell table:style-name="ce120" table:formula="of:=IFERROR(__xludf.dummyfunction(&quot;IFERROR(CONCATENATE(K381,&quot;&quot; (&quot;&quot;,TO_TEXT(VLOOKUP(H381,'Skill Data'!$A$2:$C$502,3)),&quot;&quot;; &quot;&quot;,VLOOKUP(TRUNC(VLOOKUP(H38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2];[.$A$2:.$B$503];2)));VLOOKUP([.E382];[.$A$2:.$B$503];2);&quot; &quot;);&quot;&quot;)">
            <text:p/>
          </table:table-cell>
          <table:table-cell table:style-name="ce120" table:formula="of:=IFERROR(IF(NOT([.F382]=&quot; &quot;);VLOOKUP([.F382];[.$E$2:.$G$503];3)+0.1;CELL(&quot;row&quot;;[.E3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2]=&quot; &quot;);CONCATENATE(&quot;     &quot;;VLOOKUP([.H382];[.$A$2:.$C$503];3));VLOOKUP([.H382];[.$A$2:.$C$503];3));&quot;&quot;)">
            <text:p/>
          </table:table-cell>
          <table:table-cell table:style-name="ce120" table:formula="of:=IFERROR(__xludf.dummyfunction(&quot;IFERROR(CONCATENATE(K382,&quot;&quot; (&quot;&quot;,TO_TEXT(VLOOKUP(H382,'Skill Data'!$A$2:$C$502,3)),&quot;&quot;; &quot;&quot;,VLOOKUP(TRUNC(VLOOKUP(H38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3];[.$A$2:.$B$503];2)));VLOOKUP([.E383];[.$A$2:.$B$503];2);&quot; &quot;);&quot;&quot;)">
            <text:p/>
          </table:table-cell>
          <table:table-cell table:style-name="ce120" table:formula="of:=IFERROR(IF(NOT([.F383]=&quot; &quot;);VLOOKUP([.F383];[.$E$2:.$G$503];3)+0.1;CELL(&quot;row&quot;;[.E3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3]=&quot; &quot;);CONCATENATE(&quot;     &quot;;VLOOKUP([.H383];[.$A$2:.$C$503];3));VLOOKUP([.H383];[.$A$2:.$C$503];3));&quot;&quot;)">
            <text:p/>
          </table:table-cell>
          <table:table-cell table:style-name="ce120" table:formula="of:=IFERROR(__xludf.dummyfunction(&quot;IFERROR(CONCATENATE(K383,&quot;&quot; (&quot;&quot;,TO_TEXT(VLOOKUP(H383,'Skill Data'!$A$2:$C$502,3)),&quot;&quot;; &quot;&quot;,VLOOKUP(TRUNC(VLOOKUP(H38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4];[.$A$2:.$B$503];2)));VLOOKUP([.E384];[.$A$2:.$B$503];2);&quot; &quot;);&quot;&quot;)">
            <text:p/>
          </table:table-cell>
          <table:table-cell table:style-name="ce120" table:formula="of:=IFERROR(IF(NOT([.F384]=&quot; &quot;);VLOOKUP([.F384];[.$E$2:.$G$503];3)+0.1;CELL(&quot;row&quot;;[.E3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4]=&quot; &quot;);CONCATENATE(&quot;     &quot;;VLOOKUP([.H384];[.$A$2:.$C$503];3));VLOOKUP([.H384];[.$A$2:.$C$503];3));&quot;&quot;)">
            <text:p/>
          </table:table-cell>
          <table:table-cell table:style-name="ce120" table:formula="of:=IFERROR(__xludf.dummyfunction(&quot;IFERROR(CONCATENATE(K384,&quot;&quot; (&quot;&quot;,TO_TEXT(VLOOKUP(H384,'Skill Data'!$A$2:$C$502,3)),&quot;&quot;; &quot;&quot;,VLOOKUP(TRUNC(VLOOKUP(H38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5];[.$A$2:.$B$503];2)));VLOOKUP([.E385];[.$A$2:.$B$503];2);&quot; &quot;);&quot;&quot;)">
            <text:p/>
          </table:table-cell>
          <table:table-cell table:style-name="ce120" table:formula="of:=IFERROR(IF(NOT([.F385]=&quot; &quot;);VLOOKUP([.F385];[.$E$2:.$G$503];3)+0.1;CELL(&quot;row&quot;;[.E3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5]=&quot; &quot;);CONCATENATE(&quot;     &quot;;VLOOKUP([.H385];[.$A$2:.$C$503];3));VLOOKUP([.H385];[.$A$2:.$C$503];3));&quot;&quot;)">
            <text:p/>
          </table:table-cell>
          <table:table-cell table:style-name="ce120" table:formula="of:=IFERROR(__xludf.dummyfunction(&quot;IFERROR(CONCATENATE(K385,&quot;&quot; (&quot;&quot;,TO_TEXT(VLOOKUP(H385,'Skill Data'!$A$2:$C$502,3)),&quot;&quot;; &quot;&quot;,VLOOKUP(TRUNC(VLOOKUP(H38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6];[.$A$2:.$B$503];2)));VLOOKUP([.E386];[.$A$2:.$B$503];2);&quot; &quot;);&quot;&quot;)">
            <text:p/>
          </table:table-cell>
          <table:table-cell table:style-name="ce120" table:formula="of:=IFERROR(IF(NOT([.F386]=&quot; &quot;);VLOOKUP([.F386];[.$E$2:.$G$503];3)+0.1;CELL(&quot;row&quot;;[.E3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6]=&quot; &quot;);CONCATENATE(&quot;     &quot;;VLOOKUP([.H386];[.$A$2:.$C$503];3));VLOOKUP([.H386];[.$A$2:.$C$503];3));&quot;&quot;)">
            <text:p/>
          </table:table-cell>
          <table:table-cell table:style-name="ce120" table:formula="of:=IFERROR(__xludf.dummyfunction(&quot;IFERROR(CONCATENATE(K386,&quot;&quot; (&quot;&quot;,TO_TEXT(VLOOKUP(H386,'Skill Data'!$A$2:$C$502,3)),&quot;&quot;; &quot;&quot;,VLOOKUP(TRUNC(VLOOKUP(H38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7];[.$A$2:.$B$503];2)));VLOOKUP([.E387];[.$A$2:.$B$503];2);&quot; &quot;);&quot;&quot;)">
            <text:p/>
          </table:table-cell>
          <table:table-cell table:style-name="ce120" table:formula="of:=IFERROR(IF(NOT([.F387]=&quot; &quot;);VLOOKUP([.F387];[.$E$2:.$G$503];3)+0.1;CELL(&quot;row&quot;;[.E3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7]=&quot; &quot;);CONCATENATE(&quot;     &quot;;VLOOKUP([.H387];[.$A$2:.$C$503];3));VLOOKUP([.H387];[.$A$2:.$C$503];3));&quot;&quot;)">
            <text:p/>
          </table:table-cell>
          <table:table-cell table:style-name="ce120" table:formula="of:=IFERROR(__xludf.dummyfunction(&quot;IFERROR(CONCATENATE(K387,&quot;&quot; (&quot;&quot;,TO_TEXT(VLOOKUP(H387,'Skill Data'!$A$2:$C$502,3)),&quot;&quot;; &quot;&quot;,VLOOKUP(TRUNC(VLOOKUP(H38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8];[.$A$2:.$B$503];2)));VLOOKUP([.E388];[.$A$2:.$B$503];2);&quot; &quot;);&quot;&quot;)">
            <text:p/>
          </table:table-cell>
          <table:table-cell table:style-name="ce120" table:formula="of:=IFERROR(IF(NOT([.F388]=&quot; &quot;);VLOOKUP([.F388];[.$E$2:.$G$503];3)+0.1;CELL(&quot;row&quot;;[.E3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8]=&quot; &quot;);CONCATENATE(&quot;     &quot;;VLOOKUP([.H388];[.$A$2:.$C$503];3));VLOOKUP([.H388];[.$A$2:.$C$503];3));&quot;&quot;)">
            <text:p/>
          </table:table-cell>
          <table:table-cell table:style-name="ce120" table:formula="of:=IFERROR(__xludf.dummyfunction(&quot;IFERROR(CONCATENATE(K388,&quot;&quot; (&quot;&quot;,TO_TEXT(VLOOKUP(H388,'Skill Data'!$A$2:$C$502,3)),&quot;&quot;; &quot;&quot;,VLOOKUP(TRUNC(VLOOKUP(H38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9];[.$A$2:.$B$503];2)));VLOOKUP([.E389];[.$A$2:.$B$503];2);&quot; &quot;);&quot;&quot;)">
            <text:p/>
          </table:table-cell>
          <table:table-cell table:style-name="ce120" table:formula="of:=IFERROR(IF(NOT([.F389]=&quot; &quot;);VLOOKUP([.F389];[.$E$2:.$G$503];3)+0.1;CELL(&quot;row&quot;;[.E3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9]=&quot; &quot;);CONCATENATE(&quot;     &quot;;VLOOKUP([.H389];[.$A$2:.$C$503];3));VLOOKUP([.H389];[.$A$2:.$C$503];3));&quot;&quot;)">
            <text:p/>
          </table:table-cell>
          <table:table-cell table:style-name="ce120" table:formula="of:=IFERROR(__xludf.dummyfunction(&quot;IFERROR(CONCATENATE(K389,&quot;&quot; (&quot;&quot;,TO_TEXT(VLOOKUP(H389,'Skill Data'!$A$2:$C$502,3)),&quot;&quot;; &quot;&quot;,VLOOKUP(TRUNC(VLOOKUP(H38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0];[.$A$2:.$B$503];2)));VLOOKUP([.E390];[.$A$2:.$B$503];2);&quot; &quot;);&quot;&quot;)">
            <text:p/>
          </table:table-cell>
          <table:table-cell table:style-name="ce120" table:formula="of:=IFERROR(IF(NOT([.F390]=&quot; &quot;);VLOOKUP([.F390];[.$E$2:.$G$503];3)+0.1;CELL(&quot;row&quot;;[.E3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0]=&quot; &quot;);CONCATENATE(&quot;     &quot;;VLOOKUP([.H390];[.$A$2:.$C$503];3));VLOOKUP([.H390];[.$A$2:.$C$503];3));&quot;&quot;)">
            <text:p/>
          </table:table-cell>
          <table:table-cell table:style-name="ce120" table:formula="of:=IFERROR(__xludf.dummyfunction(&quot;IFERROR(CONCATENATE(K390,&quot;&quot; (&quot;&quot;,TO_TEXT(VLOOKUP(H390,'Skill Data'!$A$2:$C$502,3)),&quot;&quot;; &quot;&quot;,VLOOKUP(TRUNC(VLOOKUP(H39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1];[.$A$2:.$B$503];2)));VLOOKUP([.E391];[.$A$2:.$B$503];2);&quot; &quot;);&quot;&quot;)">
            <text:p/>
          </table:table-cell>
          <table:table-cell table:style-name="ce120" table:formula="of:=IFERROR(IF(NOT([.F391]=&quot; &quot;);VLOOKUP([.F391];[.$E$2:.$G$503];3)+0.1;CELL(&quot;row&quot;;[.E3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1]=&quot; &quot;);CONCATENATE(&quot;     &quot;;VLOOKUP([.H391];[.$A$2:.$C$503];3));VLOOKUP([.H391];[.$A$2:.$C$503];3));&quot;&quot;)">
            <text:p/>
          </table:table-cell>
          <table:table-cell table:style-name="ce120" table:formula="of:=IFERROR(__xludf.dummyfunction(&quot;IFERROR(CONCATENATE(K391,&quot;&quot; (&quot;&quot;,TO_TEXT(VLOOKUP(H391,'Skill Data'!$A$2:$C$502,3)),&quot;&quot;; &quot;&quot;,VLOOKUP(TRUNC(VLOOKUP(H39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2];[.$A$2:.$B$503];2)));VLOOKUP([.E392];[.$A$2:.$B$503];2);&quot; &quot;);&quot;&quot;)">
            <text:p/>
          </table:table-cell>
          <table:table-cell table:style-name="ce120" table:formula="of:=IFERROR(IF(NOT([.F392]=&quot; &quot;);VLOOKUP([.F392];[.$E$2:.$G$503];3)+0.1;CELL(&quot;row&quot;;[.E3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2]=&quot; &quot;);CONCATENATE(&quot;     &quot;;VLOOKUP([.H392];[.$A$2:.$C$503];3));VLOOKUP([.H392];[.$A$2:.$C$503];3));&quot;&quot;)">
            <text:p/>
          </table:table-cell>
          <table:table-cell table:style-name="ce120" table:formula="of:=IFERROR(__xludf.dummyfunction(&quot;IFERROR(CONCATENATE(K392,&quot;&quot; (&quot;&quot;,TO_TEXT(VLOOKUP(H392,'Skill Data'!$A$2:$C$502,3)),&quot;&quot;; &quot;&quot;,VLOOKUP(TRUNC(VLOOKUP(H39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3];[.$A$2:.$B$503];2)));VLOOKUP([.E393];[.$A$2:.$B$503];2);&quot; &quot;);&quot;&quot;)">
            <text:p/>
          </table:table-cell>
          <table:table-cell table:style-name="ce120" table:formula="of:=IFERROR(IF(NOT([.F393]=&quot; &quot;);VLOOKUP([.F393];[.$E$2:.$G$503];3)+0.1;CELL(&quot;row&quot;;[.E3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3]=&quot; &quot;);CONCATENATE(&quot;     &quot;;VLOOKUP([.H393];[.$A$2:.$C$503];3));VLOOKUP([.H393];[.$A$2:.$C$503];3));&quot;&quot;)">
            <text:p/>
          </table:table-cell>
          <table:table-cell table:style-name="ce120" table:formula="of:=IFERROR(__xludf.dummyfunction(&quot;IFERROR(CONCATENATE(K393,&quot;&quot; (&quot;&quot;,TO_TEXT(VLOOKUP(H393,'Skill Data'!$A$2:$C$502,3)),&quot;&quot;; &quot;&quot;,VLOOKUP(TRUNC(VLOOKUP(H39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4];[.$A$2:.$B$503];2)));VLOOKUP([.E394];[.$A$2:.$B$503];2);&quot; &quot;);&quot;&quot;)">
            <text:p/>
          </table:table-cell>
          <table:table-cell table:style-name="ce120" table:formula="of:=IFERROR(IF(NOT([.F394]=&quot; &quot;);VLOOKUP([.F394];[.$E$2:.$G$503];3)+0.1;CELL(&quot;row&quot;;[.E3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4]=&quot; &quot;);CONCATENATE(&quot;     &quot;;VLOOKUP([.H394];[.$A$2:.$C$503];3));VLOOKUP([.H394];[.$A$2:.$C$503];3));&quot;&quot;)">
            <text:p/>
          </table:table-cell>
          <table:table-cell table:style-name="ce120" table:formula="of:=IFERROR(__xludf.dummyfunction(&quot;IFERROR(CONCATENATE(K394,&quot;&quot; (&quot;&quot;,TO_TEXT(VLOOKUP(H394,'Skill Data'!$A$2:$C$502,3)),&quot;&quot;; &quot;&quot;,VLOOKUP(TRUNC(VLOOKUP(H39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5];[.$A$2:.$B$503];2)));VLOOKUP([.E395];[.$A$2:.$B$503];2);&quot; &quot;);&quot;&quot;)">
            <text:p/>
          </table:table-cell>
          <table:table-cell table:style-name="ce120" table:formula="of:=IFERROR(IF(NOT([.F395]=&quot; &quot;);VLOOKUP([.F395];[.$E$2:.$G$503];3)+0.1;CELL(&quot;row&quot;;[.E3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5]=&quot; &quot;);CONCATENATE(&quot;     &quot;;VLOOKUP([.H395];[.$A$2:.$C$503];3));VLOOKUP([.H395];[.$A$2:.$C$503];3));&quot;&quot;)">
            <text:p/>
          </table:table-cell>
          <table:table-cell table:style-name="ce120" table:formula="of:=IFERROR(__xludf.dummyfunction(&quot;IFERROR(CONCATENATE(K395,&quot;&quot; (&quot;&quot;,TO_TEXT(VLOOKUP(H395,'Skill Data'!$A$2:$C$502,3)),&quot;&quot;; &quot;&quot;,VLOOKUP(TRUNC(VLOOKUP(H39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6];[.$A$2:.$B$503];2)));VLOOKUP([.E396];[.$A$2:.$B$503];2);&quot; &quot;);&quot;&quot;)">
            <text:p/>
          </table:table-cell>
          <table:table-cell table:style-name="ce120" table:formula="of:=IFERROR(IF(NOT([.F396]=&quot; &quot;);VLOOKUP([.F396];[.$E$2:.$G$503];3)+0.1;CELL(&quot;row&quot;;[.E3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6]=&quot; &quot;);CONCATENATE(&quot;     &quot;;VLOOKUP([.H396];[.$A$2:.$C$503];3));VLOOKUP([.H396];[.$A$2:.$C$503];3));&quot;&quot;)">
            <text:p/>
          </table:table-cell>
          <table:table-cell table:style-name="ce120" table:formula="of:=IFERROR(__xludf.dummyfunction(&quot;IFERROR(CONCATENATE(K396,&quot;&quot; (&quot;&quot;,TO_TEXT(VLOOKUP(H396,'Skill Data'!$A$2:$C$502,3)),&quot;&quot;; &quot;&quot;,VLOOKUP(TRUNC(VLOOKUP(H39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7];[.$A$2:.$B$503];2)));VLOOKUP([.E397];[.$A$2:.$B$503];2);&quot; &quot;);&quot;&quot;)">
            <text:p/>
          </table:table-cell>
          <table:table-cell table:style-name="ce120" table:formula="of:=IFERROR(IF(NOT([.F397]=&quot; &quot;);VLOOKUP([.F397];[.$E$2:.$G$503];3)+0.1;CELL(&quot;row&quot;;[.E3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7]=&quot; &quot;);CONCATENATE(&quot;     &quot;;VLOOKUP([.H397];[.$A$2:.$C$503];3));VLOOKUP([.H397];[.$A$2:.$C$503];3));&quot;&quot;)">
            <text:p/>
          </table:table-cell>
          <table:table-cell table:style-name="ce120" table:formula="of:=IFERROR(__xludf.dummyfunction(&quot;IFERROR(CONCATENATE(K397,&quot;&quot; (&quot;&quot;,TO_TEXT(VLOOKUP(H397,'Skill Data'!$A$2:$C$502,3)),&quot;&quot;; &quot;&quot;,VLOOKUP(TRUNC(VLOOKUP(H39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8];[.$A$2:.$B$503];2)));VLOOKUP([.E398];[.$A$2:.$B$503];2);&quot; &quot;);&quot;&quot;)">
            <text:p/>
          </table:table-cell>
          <table:table-cell table:style-name="ce120" table:formula="of:=IFERROR(IF(NOT([.F398]=&quot; &quot;);VLOOKUP([.F398];[.$E$2:.$G$503];3)+0.1;CELL(&quot;row&quot;;[.E3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8]=&quot; &quot;);CONCATENATE(&quot;     &quot;;VLOOKUP([.H398];[.$A$2:.$C$503];3));VLOOKUP([.H398];[.$A$2:.$C$503];3));&quot;&quot;)">
            <text:p/>
          </table:table-cell>
          <table:table-cell table:style-name="ce120" table:formula="of:=IFERROR(__xludf.dummyfunction(&quot;IFERROR(CONCATENATE(K398,&quot;&quot; (&quot;&quot;,TO_TEXT(VLOOKUP(H398,'Skill Data'!$A$2:$C$502,3)),&quot;&quot;; &quot;&quot;,VLOOKUP(TRUNC(VLOOKUP(H39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9];[.$A$2:.$B$503];2)));VLOOKUP([.E399];[.$A$2:.$B$503];2);&quot; &quot;);&quot;&quot;)">
            <text:p/>
          </table:table-cell>
          <table:table-cell table:style-name="ce120" table:formula="of:=IFERROR(IF(NOT([.F399]=&quot; &quot;);VLOOKUP([.F399];[.$E$2:.$G$503];3)+0.1;CELL(&quot;row&quot;;[.E3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9]=&quot; &quot;);CONCATENATE(&quot;     &quot;;VLOOKUP([.H399];[.$A$2:.$C$503];3));VLOOKUP([.H399];[.$A$2:.$C$503];3));&quot;&quot;)">
            <text:p/>
          </table:table-cell>
          <table:table-cell table:style-name="ce120" table:formula="of:=IFERROR(__xludf.dummyfunction(&quot;IFERROR(CONCATENATE(K399,&quot;&quot; (&quot;&quot;,TO_TEXT(VLOOKUP(H399,'Skill Data'!$A$2:$C$502,3)),&quot;&quot;; &quot;&quot;,VLOOKUP(TRUNC(VLOOKUP(H39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0];[.$A$2:.$B$503];2)));VLOOKUP([.E400];[.$A$2:.$B$503];2);&quot; &quot;);&quot;&quot;)">
            <text:p/>
          </table:table-cell>
          <table:table-cell table:style-name="ce120" table:formula="of:=IFERROR(IF(NOT([.F400]=&quot; &quot;);VLOOKUP([.F400];[.$E$2:.$G$503];3)+0.1;CELL(&quot;row&quot;;[.E4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0]=&quot; &quot;);CONCATENATE(&quot;     &quot;;VLOOKUP([.H400];[.$A$2:.$C$503];3));VLOOKUP([.H400];[.$A$2:.$C$503];3));&quot;&quot;)">
            <text:p/>
          </table:table-cell>
          <table:table-cell table:style-name="ce120" table:formula="of:=IFERROR(__xludf.dummyfunction(&quot;IFERROR(CONCATENATE(K400,&quot;&quot; (&quot;&quot;,TO_TEXT(VLOOKUP(H400,'Skill Data'!$A$2:$C$502,3)),&quot;&quot;; &quot;&quot;,VLOOKUP(TRUNC(VLOOKUP(H40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1];[.$A$2:.$B$503];2)));VLOOKUP([.E401];[.$A$2:.$B$503];2);&quot; &quot;);&quot;&quot;)">
            <text:p/>
          </table:table-cell>
          <table:table-cell table:style-name="ce120" table:formula="of:=IFERROR(IF(NOT([.F401]=&quot; &quot;);VLOOKUP([.F401];[.$E$2:.$G$503];3)+0.1;CELL(&quot;row&quot;;[.E4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1]=&quot; &quot;);CONCATENATE(&quot;     &quot;;VLOOKUP([.H401];[.$A$2:.$C$503];3));VLOOKUP([.H401];[.$A$2:.$C$503];3));&quot;&quot;)">
            <text:p/>
          </table:table-cell>
          <table:table-cell table:style-name="ce120" table:formula="of:=IFERROR(__xludf.dummyfunction(&quot;IFERROR(CONCATENATE(K401,&quot;&quot; (&quot;&quot;,TO_TEXT(VLOOKUP(H401,'Skill Data'!$A$2:$C$502,3)),&quot;&quot;; &quot;&quot;,VLOOKUP(TRUNC(VLOOKUP(H40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2];[.$A$2:.$B$503];2)));VLOOKUP([.E402];[.$A$2:.$B$503];2);&quot; &quot;);&quot;&quot;)">
            <text:p/>
          </table:table-cell>
          <table:table-cell table:style-name="ce120" table:formula="of:=IFERROR(IF(NOT([.F402]=&quot; &quot;);VLOOKUP([.F402];[.$E$2:.$G$503];3)+0.1;CELL(&quot;row&quot;;[.E4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2]=&quot; &quot;);CONCATENATE(&quot;     &quot;;VLOOKUP([.H402];[.$A$2:.$C$503];3));VLOOKUP([.H402];[.$A$2:.$C$503];3));&quot;&quot;)">
            <text:p/>
          </table:table-cell>
          <table:table-cell table:style-name="ce120" table:formula="of:=IFERROR(__xludf.dummyfunction(&quot;IFERROR(CONCATENATE(K402,&quot;&quot; (&quot;&quot;,TO_TEXT(VLOOKUP(H402,'Skill Data'!$A$2:$C$502,3)),&quot;&quot;; &quot;&quot;,VLOOKUP(TRUNC(VLOOKUP(H40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3];[.$A$2:.$B$503];2)));VLOOKUP([.E403];[.$A$2:.$B$503];2);&quot; &quot;);&quot;&quot;)">
            <text:p/>
          </table:table-cell>
          <table:table-cell table:style-name="ce120" table:formula="of:=IFERROR(IF(NOT([.F403]=&quot; &quot;);VLOOKUP([.F403];[.$E$2:.$G$503];3)+0.1;CELL(&quot;row&quot;;[.E4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3]=&quot; &quot;);CONCATENATE(&quot;     &quot;;VLOOKUP([.H403];[.$A$2:.$C$503];3));VLOOKUP([.H403];[.$A$2:.$C$503];3));&quot;&quot;)">
            <text:p/>
          </table:table-cell>
          <table:table-cell table:style-name="ce120" table:formula="of:=IFERROR(__xludf.dummyfunction(&quot;IFERROR(CONCATENATE(K403,&quot;&quot; (&quot;&quot;,TO_TEXT(VLOOKUP(H403,'Skill Data'!$A$2:$C$502,3)),&quot;&quot;; &quot;&quot;,VLOOKUP(TRUNC(VLOOKUP(H40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4];[.$A$2:.$B$503];2)));VLOOKUP([.E404];[.$A$2:.$B$503];2);&quot; &quot;);&quot;&quot;)">
            <text:p/>
          </table:table-cell>
          <table:table-cell table:style-name="ce120" table:formula="of:=IFERROR(IF(NOT([.F404]=&quot; &quot;);VLOOKUP([.F404];[.$E$2:.$G$503];3)+0.1;CELL(&quot;row&quot;;[.E4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4]=&quot; &quot;);CONCATENATE(&quot;     &quot;;VLOOKUP([.H404];[.$A$2:.$C$503];3));VLOOKUP([.H404];[.$A$2:.$C$503];3));&quot;&quot;)">
            <text:p/>
          </table:table-cell>
          <table:table-cell table:style-name="ce120" table:formula="of:=IFERROR(__xludf.dummyfunction(&quot;IFERROR(CONCATENATE(K404,&quot;&quot; (&quot;&quot;,TO_TEXT(VLOOKUP(H404,'Skill Data'!$A$2:$C$502,3)),&quot;&quot;; &quot;&quot;,VLOOKUP(TRUNC(VLOOKUP(H40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5];[.$A$2:.$B$503];2)));VLOOKUP([.E405];[.$A$2:.$B$503];2);&quot; &quot;);&quot;&quot;)">
            <text:p/>
          </table:table-cell>
          <table:table-cell table:style-name="ce120" table:formula="of:=IFERROR(IF(NOT([.F405]=&quot; &quot;);VLOOKUP([.F405];[.$E$2:.$G$503];3)+0.1;CELL(&quot;row&quot;;[.E4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5]=&quot; &quot;);CONCATENATE(&quot;     &quot;;VLOOKUP([.H405];[.$A$2:.$C$503];3));VLOOKUP([.H405];[.$A$2:.$C$503];3));&quot;&quot;)">
            <text:p/>
          </table:table-cell>
          <table:table-cell table:style-name="ce120" table:formula="of:=IFERROR(__xludf.dummyfunction(&quot;IFERROR(CONCATENATE(K405,&quot;&quot; (&quot;&quot;,TO_TEXT(VLOOKUP(H405,'Skill Data'!$A$2:$C$502,3)),&quot;&quot;; &quot;&quot;,VLOOKUP(TRUNC(VLOOKUP(H40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6];[.$A$2:.$B$503];2)));VLOOKUP([.E406];[.$A$2:.$B$503];2);&quot; &quot;);&quot;&quot;)">
            <text:p/>
          </table:table-cell>
          <table:table-cell table:style-name="ce120" table:formula="of:=IFERROR(IF(NOT([.F406]=&quot; &quot;);VLOOKUP([.F406];[.$E$2:.$G$503];3)+0.1;CELL(&quot;row&quot;;[.E4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6]=&quot; &quot;);CONCATENATE(&quot;     &quot;;VLOOKUP([.H406];[.$A$2:.$C$503];3));VLOOKUP([.H406];[.$A$2:.$C$503];3));&quot;&quot;)">
            <text:p/>
          </table:table-cell>
          <table:table-cell table:style-name="ce120" table:formula="of:=IFERROR(__xludf.dummyfunction(&quot;IFERROR(CONCATENATE(K406,&quot;&quot; (&quot;&quot;,TO_TEXT(VLOOKUP(H406,'Skill Data'!$A$2:$C$502,3)),&quot;&quot;; &quot;&quot;,VLOOKUP(TRUNC(VLOOKUP(H40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7];[.$A$2:.$B$503];2)));VLOOKUP([.E407];[.$A$2:.$B$503];2);&quot; &quot;);&quot;&quot;)">
            <text:p/>
          </table:table-cell>
          <table:table-cell table:style-name="ce120" table:formula="of:=IFERROR(IF(NOT([.F407]=&quot; &quot;);VLOOKUP([.F407];[.$E$2:.$G$503];3)+0.1;CELL(&quot;row&quot;;[.E4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7]=&quot; &quot;);CONCATENATE(&quot;     &quot;;VLOOKUP([.H407];[.$A$2:.$C$503];3));VLOOKUP([.H407];[.$A$2:.$C$503];3));&quot;&quot;)">
            <text:p/>
          </table:table-cell>
          <table:table-cell table:style-name="ce120" table:formula="of:=IFERROR(__xludf.dummyfunction(&quot;IFERROR(CONCATENATE(K407,&quot;&quot; (&quot;&quot;,TO_TEXT(VLOOKUP(H407,'Skill Data'!$A$2:$C$502,3)),&quot;&quot;; &quot;&quot;,VLOOKUP(TRUNC(VLOOKUP(H40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8];[.$A$2:.$B$503];2)));VLOOKUP([.E408];[.$A$2:.$B$503];2);&quot; &quot;);&quot;&quot;)">
            <text:p/>
          </table:table-cell>
          <table:table-cell table:style-name="ce120" table:formula="of:=IFERROR(IF(NOT([.F408]=&quot; &quot;);VLOOKUP([.F408];[.$E$2:.$G$503];3)+0.1;CELL(&quot;row&quot;;[.E4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8]=&quot; &quot;);CONCATENATE(&quot;     &quot;;VLOOKUP([.H408];[.$A$2:.$C$503];3));VLOOKUP([.H408];[.$A$2:.$C$503];3));&quot;&quot;)">
            <text:p/>
          </table:table-cell>
          <table:table-cell table:style-name="ce120" table:formula="of:=IFERROR(__xludf.dummyfunction(&quot;IFERROR(CONCATENATE(K408,&quot;&quot; (&quot;&quot;,TO_TEXT(VLOOKUP(H408,'Skill Data'!$A$2:$C$502,3)),&quot;&quot;; &quot;&quot;,VLOOKUP(TRUNC(VLOOKUP(H40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9];[.$A$2:.$B$503];2)));VLOOKUP([.E409];[.$A$2:.$B$503];2);&quot; &quot;);&quot;&quot;)">
            <text:p/>
          </table:table-cell>
          <table:table-cell table:style-name="ce120" table:formula="of:=IFERROR(IF(NOT([.F409]=&quot; &quot;);VLOOKUP([.F409];[.$E$2:.$G$503];3)+0.1;CELL(&quot;row&quot;;[.E4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9]=&quot; &quot;);CONCATENATE(&quot;     &quot;;VLOOKUP([.H409];[.$A$2:.$C$503];3));VLOOKUP([.H409];[.$A$2:.$C$503];3));&quot;&quot;)">
            <text:p/>
          </table:table-cell>
          <table:table-cell table:style-name="ce120" table:formula="of:=IFERROR(__xludf.dummyfunction(&quot;IFERROR(CONCATENATE(K409,&quot;&quot; (&quot;&quot;,TO_TEXT(VLOOKUP(H409,'Skill Data'!$A$2:$C$502,3)),&quot;&quot;; &quot;&quot;,VLOOKUP(TRUNC(VLOOKUP(H40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0];[.$A$2:.$B$503];2)));VLOOKUP([.E410];[.$A$2:.$B$503];2);&quot; &quot;);&quot;&quot;)">
            <text:p/>
          </table:table-cell>
          <table:table-cell table:style-name="ce120" table:formula="of:=IFERROR(IF(NOT([.F410]=&quot; &quot;);VLOOKUP([.F410];[.$E$2:.$G$503];3)+0.1;CELL(&quot;row&quot;;[.E4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0]=&quot; &quot;);CONCATENATE(&quot;     &quot;;VLOOKUP([.H410];[.$A$2:.$C$503];3));VLOOKUP([.H410];[.$A$2:.$C$503];3));&quot;&quot;)">
            <text:p/>
          </table:table-cell>
          <table:table-cell table:style-name="ce120" table:formula="of:=IFERROR(__xludf.dummyfunction(&quot;IFERROR(CONCATENATE(K410,&quot;&quot; (&quot;&quot;,TO_TEXT(VLOOKUP(H410,'Skill Data'!$A$2:$C$502,3)),&quot;&quot;; &quot;&quot;,VLOOKUP(TRUNC(VLOOKUP(H41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1];[.$A$2:.$B$503];2)));VLOOKUP([.E411];[.$A$2:.$B$503];2);&quot; &quot;);&quot;&quot;)">
            <text:p/>
          </table:table-cell>
          <table:table-cell table:style-name="ce120" table:formula="of:=IFERROR(IF(NOT([.F411]=&quot; &quot;);VLOOKUP([.F411];[.$E$2:.$G$503];3)+0.1;CELL(&quot;row&quot;;[.E4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1]=&quot; &quot;);CONCATENATE(&quot;     &quot;;VLOOKUP([.H411];[.$A$2:.$C$503];3));VLOOKUP([.H411];[.$A$2:.$C$503];3));&quot;&quot;)">
            <text:p/>
          </table:table-cell>
          <table:table-cell table:style-name="ce120" table:formula="of:=IFERROR(__xludf.dummyfunction(&quot;IFERROR(CONCATENATE(K411,&quot;&quot; (&quot;&quot;,TO_TEXT(VLOOKUP(H411,'Skill Data'!$A$2:$C$502,3)),&quot;&quot;; &quot;&quot;,VLOOKUP(TRUNC(VLOOKUP(H41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2];[.$A$2:.$B$503];2)));VLOOKUP([.E412];[.$A$2:.$B$503];2);&quot; &quot;);&quot;&quot;)">
            <text:p/>
          </table:table-cell>
          <table:table-cell table:style-name="ce120" table:formula="of:=IFERROR(IF(NOT([.F412]=&quot; &quot;);VLOOKUP([.F412];[.$E$2:.$G$503];3)+0.1;CELL(&quot;row&quot;;[.E4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2]=&quot; &quot;);CONCATENATE(&quot;     &quot;;VLOOKUP([.H412];[.$A$2:.$C$503];3));VLOOKUP([.H412];[.$A$2:.$C$503];3));&quot;&quot;)">
            <text:p/>
          </table:table-cell>
          <table:table-cell table:style-name="ce120" table:formula="of:=IFERROR(__xludf.dummyfunction(&quot;IFERROR(CONCATENATE(K412,&quot;&quot; (&quot;&quot;,TO_TEXT(VLOOKUP(H412,'Skill Data'!$A$2:$C$502,3)),&quot;&quot;; &quot;&quot;,VLOOKUP(TRUNC(VLOOKUP(H41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3];[.$A$2:.$B$503];2)));VLOOKUP([.E413];[.$A$2:.$B$503];2);&quot; &quot;);&quot;&quot;)">
            <text:p/>
          </table:table-cell>
          <table:table-cell table:style-name="ce120" table:formula="of:=IFERROR(IF(NOT([.F413]=&quot; &quot;);VLOOKUP([.F413];[.$E$2:.$G$503];3)+0.1;CELL(&quot;row&quot;;[.E4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3]=&quot; &quot;);CONCATENATE(&quot;     &quot;;VLOOKUP([.H413];[.$A$2:.$C$503];3));VLOOKUP([.H413];[.$A$2:.$C$503];3));&quot;&quot;)">
            <text:p/>
          </table:table-cell>
          <table:table-cell table:style-name="ce120" table:formula="of:=IFERROR(__xludf.dummyfunction(&quot;IFERROR(CONCATENATE(K413,&quot;&quot; (&quot;&quot;,TO_TEXT(VLOOKUP(H413,'Skill Data'!$A$2:$C$502,3)),&quot;&quot;; &quot;&quot;,VLOOKUP(TRUNC(VLOOKUP(H41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4];[.$A$2:.$B$503];2)));VLOOKUP([.E414];[.$A$2:.$B$503];2);&quot; &quot;);&quot;&quot;)">
            <text:p/>
          </table:table-cell>
          <table:table-cell table:style-name="ce120" table:formula="of:=IFERROR(IF(NOT([.F414]=&quot; &quot;);VLOOKUP([.F414];[.$E$2:.$G$503];3)+0.1;CELL(&quot;row&quot;;[.E4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4]=&quot; &quot;);CONCATENATE(&quot;     &quot;;VLOOKUP([.H414];[.$A$2:.$C$503];3));VLOOKUP([.H414];[.$A$2:.$C$503];3));&quot;&quot;)">
            <text:p/>
          </table:table-cell>
          <table:table-cell table:style-name="ce120" table:formula="of:=IFERROR(__xludf.dummyfunction(&quot;IFERROR(CONCATENATE(K414,&quot;&quot; (&quot;&quot;,TO_TEXT(VLOOKUP(H414,'Skill Data'!$A$2:$C$502,3)),&quot;&quot;; &quot;&quot;,VLOOKUP(TRUNC(VLOOKUP(H41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5];[.$A$2:.$B$503];2)));VLOOKUP([.E415];[.$A$2:.$B$503];2);&quot; &quot;);&quot;&quot;)">
            <text:p/>
          </table:table-cell>
          <table:table-cell table:style-name="ce120" table:formula="of:=IFERROR(IF(NOT([.F415]=&quot; &quot;);VLOOKUP([.F415];[.$E$2:.$G$503];3)+0.1;CELL(&quot;row&quot;;[.E4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5]=&quot; &quot;);CONCATENATE(&quot;     &quot;;VLOOKUP([.H415];[.$A$2:.$C$503];3));VLOOKUP([.H415];[.$A$2:.$C$503];3));&quot;&quot;)">
            <text:p/>
          </table:table-cell>
          <table:table-cell table:style-name="ce120" table:formula="of:=IFERROR(__xludf.dummyfunction(&quot;IFERROR(CONCATENATE(K415,&quot;&quot; (&quot;&quot;,TO_TEXT(VLOOKUP(H415,'Skill Data'!$A$2:$C$502,3)),&quot;&quot;; &quot;&quot;,VLOOKUP(TRUNC(VLOOKUP(H41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6];[.$A$2:.$B$503];2)));VLOOKUP([.E416];[.$A$2:.$B$503];2);&quot; &quot;);&quot;&quot;)">
            <text:p/>
          </table:table-cell>
          <table:table-cell table:style-name="ce120" table:formula="of:=IFERROR(IF(NOT([.F416]=&quot; &quot;);VLOOKUP([.F416];[.$E$2:.$G$503];3)+0.1;CELL(&quot;row&quot;;[.E4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6]=&quot; &quot;);CONCATENATE(&quot;     &quot;;VLOOKUP([.H416];[.$A$2:.$C$503];3));VLOOKUP([.H416];[.$A$2:.$C$503];3));&quot;&quot;)">
            <text:p/>
          </table:table-cell>
          <table:table-cell table:style-name="ce120" table:formula="of:=IFERROR(__xludf.dummyfunction(&quot;IFERROR(CONCATENATE(K416,&quot;&quot; (&quot;&quot;,TO_TEXT(VLOOKUP(H416,'Skill Data'!$A$2:$C$502,3)),&quot;&quot;; &quot;&quot;,VLOOKUP(TRUNC(VLOOKUP(H41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7];[.$A$2:.$B$503];2)));VLOOKUP([.E417];[.$A$2:.$B$503];2);&quot; &quot;);&quot;&quot;)">
            <text:p/>
          </table:table-cell>
          <table:table-cell table:style-name="ce120" table:formula="of:=IFERROR(IF(NOT([.F417]=&quot; &quot;);VLOOKUP([.F417];[.$E$2:.$G$503];3)+0.1;CELL(&quot;row&quot;;[.E4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7]=&quot; &quot;);CONCATENATE(&quot;     &quot;;VLOOKUP([.H417];[.$A$2:.$C$503];3));VLOOKUP([.H417];[.$A$2:.$C$503];3));&quot;&quot;)">
            <text:p/>
          </table:table-cell>
          <table:table-cell table:style-name="ce120" table:formula="of:=IFERROR(__xludf.dummyfunction(&quot;IFERROR(CONCATENATE(K417,&quot;&quot; (&quot;&quot;,TO_TEXT(VLOOKUP(H417,'Skill Data'!$A$2:$C$502,3)),&quot;&quot;; &quot;&quot;,VLOOKUP(TRUNC(VLOOKUP(H41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8];[.$A$2:.$B$503];2)));VLOOKUP([.E418];[.$A$2:.$B$503];2);&quot; &quot;);&quot;&quot;)">
            <text:p/>
          </table:table-cell>
          <table:table-cell table:style-name="ce120" table:formula="of:=IFERROR(IF(NOT([.F418]=&quot; &quot;);VLOOKUP([.F418];[.$E$2:.$G$503];3)+0.1;CELL(&quot;row&quot;;[.E4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8]=&quot; &quot;);CONCATENATE(&quot;     &quot;;VLOOKUP([.H418];[.$A$2:.$C$503];3));VLOOKUP([.H418];[.$A$2:.$C$503];3));&quot;&quot;)">
            <text:p/>
          </table:table-cell>
          <table:table-cell table:style-name="ce120" table:formula="of:=IFERROR(__xludf.dummyfunction(&quot;IFERROR(CONCATENATE(K418,&quot;&quot; (&quot;&quot;,TO_TEXT(VLOOKUP(H418,'Skill Data'!$A$2:$C$502,3)),&quot;&quot;; &quot;&quot;,VLOOKUP(TRUNC(VLOOKUP(H41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9];[.$A$2:.$B$503];2)));VLOOKUP([.E419];[.$A$2:.$B$503];2);&quot; &quot;);&quot;&quot;)">
            <text:p/>
          </table:table-cell>
          <table:table-cell table:style-name="ce120" table:formula="of:=IFERROR(IF(NOT([.F419]=&quot; &quot;);VLOOKUP([.F419];[.$E$2:.$G$503];3)+0.1;CELL(&quot;row&quot;;[.E4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9]=&quot; &quot;);CONCATENATE(&quot;     &quot;;VLOOKUP([.H419];[.$A$2:.$C$503];3));VLOOKUP([.H419];[.$A$2:.$C$503];3));&quot;&quot;)">
            <text:p/>
          </table:table-cell>
          <table:table-cell table:style-name="ce120" table:formula="of:=IFERROR(__xludf.dummyfunction(&quot;IFERROR(CONCATENATE(K419,&quot;&quot; (&quot;&quot;,TO_TEXT(VLOOKUP(H419,'Skill Data'!$A$2:$C$502,3)),&quot;&quot;; &quot;&quot;,VLOOKUP(TRUNC(VLOOKUP(H41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0];[.$A$2:.$B$503];2)));VLOOKUP([.E420];[.$A$2:.$B$503];2);&quot; &quot;);&quot;&quot;)">
            <text:p/>
          </table:table-cell>
          <table:table-cell table:style-name="ce120" table:formula="of:=IFERROR(IF(NOT([.F420]=&quot; &quot;);VLOOKUP([.F420];[.$E$2:.$G$503];3)+0.1;CELL(&quot;row&quot;;[.E4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0]=&quot; &quot;);CONCATENATE(&quot;     &quot;;VLOOKUP([.H420];[.$A$2:.$C$503];3));VLOOKUP([.H420];[.$A$2:.$C$503];3));&quot;&quot;)">
            <text:p/>
          </table:table-cell>
          <table:table-cell table:style-name="ce120" table:formula="of:=IFERROR(__xludf.dummyfunction(&quot;IFERROR(CONCATENATE(K420,&quot;&quot; (&quot;&quot;,TO_TEXT(VLOOKUP(H420,'Skill Data'!$A$2:$C$502,3)),&quot;&quot;; &quot;&quot;,VLOOKUP(TRUNC(VLOOKUP(H42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1];[.$A$2:.$B$503];2)));VLOOKUP([.E421];[.$A$2:.$B$503];2);&quot; &quot;);&quot;&quot;)">
            <text:p/>
          </table:table-cell>
          <table:table-cell table:style-name="ce120" table:formula="of:=IFERROR(IF(NOT([.F421]=&quot; &quot;);VLOOKUP([.F421];[.$E$2:.$G$503];3)+0.1;CELL(&quot;row&quot;;[.E4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1]=&quot; &quot;);CONCATENATE(&quot;     &quot;;VLOOKUP([.H421];[.$A$2:.$C$503];3));VLOOKUP([.H421];[.$A$2:.$C$503];3));&quot;&quot;)">
            <text:p/>
          </table:table-cell>
          <table:table-cell table:style-name="ce120" table:formula="of:=IFERROR(__xludf.dummyfunction(&quot;IFERROR(CONCATENATE(K421,&quot;&quot; (&quot;&quot;,TO_TEXT(VLOOKUP(H421,'Skill Data'!$A$2:$C$502,3)),&quot;&quot;; &quot;&quot;,VLOOKUP(TRUNC(VLOOKUP(H42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2];[.$A$2:.$B$503];2)));VLOOKUP([.E422];[.$A$2:.$B$503];2);&quot; &quot;);&quot;&quot;)">
            <text:p/>
          </table:table-cell>
          <table:table-cell table:style-name="ce120" table:formula="of:=IFERROR(IF(NOT([.F422]=&quot; &quot;);VLOOKUP([.F422];[.$E$2:.$G$503];3)+0.1;CELL(&quot;row&quot;;[.E4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2]=&quot; &quot;);CONCATENATE(&quot;     &quot;;VLOOKUP([.H422];[.$A$2:.$C$503];3));VLOOKUP([.H422];[.$A$2:.$C$503];3));&quot;&quot;)">
            <text:p/>
          </table:table-cell>
          <table:table-cell table:style-name="ce120" table:formula="of:=IFERROR(__xludf.dummyfunction(&quot;IFERROR(CONCATENATE(K422,&quot;&quot; (&quot;&quot;,TO_TEXT(VLOOKUP(H422,'Skill Data'!$A$2:$C$502,3)),&quot;&quot;; &quot;&quot;,VLOOKUP(TRUNC(VLOOKUP(H42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3];[.$A$2:.$B$503];2)));VLOOKUP([.E423];[.$A$2:.$B$503];2);&quot; &quot;);&quot;&quot;)">
            <text:p/>
          </table:table-cell>
          <table:table-cell table:style-name="ce120" table:formula="of:=IFERROR(IF(NOT([.F423]=&quot; &quot;);VLOOKUP([.F423];[.$E$2:.$G$503];3)+0.1;CELL(&quot;row&quot;;[.E4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3]=&quot; &quot;);CONCATENATE(&quot;     &quot;;VLOOKUP([.H423];[.$A$2:.$C$503];3));VLOOKUP([.H423];[.$A$2:.$C$503];3));&quot;&quot;)">
            <text:p/>
          </table:table-cell>
          <table:table-cell table:style-name="ce120" table:formula="of:=IFERROR(__xludf.dummyfunction(&quot;IFERROR(CONCATENATE(K423,&quot;&quot; (&quot;&quot;,TO_TEXT(VLOOKUP(H423,'Skill Data'!$A$2:$C$502,3)),&quot;&quot;; &quot;&quot;,VLOOKUP(TRUNC(VLOOKUP(H42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4];[.$A$2:.$B$503];2)));VLOOKUP([.E424];[.$A$2:.$B$503];2);&quot; &quot;);&quot;&quot;)">
            <text:p/>
          </table:table-cell>
          <table:table-cell table:style-name="ce120" table:formula="of:=IFERROR(IF(NOT([.F424]=&quot; &quot;);VLOOKUP([.F424];[.$E$2:.$G$503];3)+0.1;CELL(&quot;row&quot;;[.E4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4]=&quot; &quot;);CONCATENATE(&quot;     &quot;;VLOOKUP([.H424];[.$A$2:.$C$503];3));VLOOKUP([.H424];[.$A$2:.$C$503];3));&quot;&quot;)">
            <text:p/>
          </table:table-cell>
          <table:table-cell table:style-name="ce120" table:formula="of:=IFERROR(__xludf.dummyfunction(&quot;IFERROR(CONCATENATE(K424,&quot;&quot; (&quot;&quot;,TO_TEXT(VLOOKUP(H424,'Skill Data'!$A$2:$C$502,3)),&quot;&quot;; &quot;&quot;,VLOOKUP(TRUNC(VLOOKUP(H42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5];[.$A$2:.$B$503];2)));VLOOKUP([.E425];[.$A$2:.$B$503];2);&quot; &quot;);&quot;&quot;)">
            <text:p/>
          </table:table-cell>
          <table:table-cell table:style-name="ce120" table:formula="of:=IFERROR(IF(NOT([.F425]=&quot; &quot;);VLOOKUP([.F425];[.$E$2:.$G$503];3)+0.1;CELL(&quot;row&quot;;[.E4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5]=&quot; &quot;);CONCATENATE(&quot;     &quot;;VLOOKUP([.H425];[.$A$2:.$C$503];3));VLOOKUP([.H425];[.$A$2:.$C$503];3));&quot;&quot;)">
            <text:p/>
          </table:table-cell>
          <table:table-cell table:style-name="ce120" table:formula="of:=IFERROR(__xludf.dummyfunction(&quot;IFERROR(CONCATENATE(K425,&quot;&quot; (&quot;&quot;,TO_TEXT(VLOOKUP(H425,'Skill Data'!$A$2:$C$502,3)),&quot;&quot;; &quot;&quot;,VLOOKUP(TRUNC(VLOOKUP(H42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6];[.$A$2:.$B$503];2)));VLOOKUP([.E426];[.$A$2:.$B$503];2);&quot; &quot;);&quot;&quot;)">
            <text:p/>
          </table:table-cell>
          <table:table-cell table:style-name="ce120" table:formula="of:=IFERROR(IF(NOT([.F426]=&quot; &quot;);VLOOKUP([.F426];[.$E$2:.$G$503];3)+0.1;CELL(&quot;row&quot;;[.E4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6]=&quot; &quot;);CONCATENATE(&quot;     &quot;;VLOOKUP([.H426];[.$A$2:.$C$503];3));VLOOKUP([.H426];[.$A$2:.$C$503];3));&quot;&quot;)">
            <text:p/>
          </table:table-cell>
          <table:table-cell table:style-name="ce120" table:formula="of:=IFERROR(__xludf.dummyfunction(&quot;IFERROR(CONCATENATE(K426,&quot;&quot; (&quot;&quot;,TO_TEXT(VLOOKUP(H426,'Skill Data'!$A$2:$C$502,3)),&quot;&quot;; &quot;&quot;,VLOOKUP(TRUNC(VLOOKUP(H42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7];[.$A$2:.$B$503];2)));VLOOKUP([.E427];[.$A$2:.$B$503];2);&quot; &quot;);&quot;&quot;)">
            <text:p/>
          </table:table-cell>
          <table:table-cell table:style-name="ce120" table:formula="of:=IFERROR(IF(NOT([.F427]=&quot; &quot;);VLOOKUP([.F427];[.$E$2:.$G$503];3)+0.1;CELL(&quot;row&quot;;[.E4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7]=&quot; &quot;);CONCATENATE(&quot;     &quot;;VLOOKUP([.H427];[.$A$2:.$C$503];3));VLOOKUP([.H427];[.$A$2:.$C$503];3));&quot;&quot;)">
            <text:p/>
          </table:table-cell>
          <table:table-cell table:style-name="ce120" table:formula="of:=IFERROR(__xludf.dummyfunction(&quot;IFERROR(CONCATENATE(K427,&quot;&quot; (&quot;&quot;,TO_TEXT(VLOOKUP(H427,'Skill Data'!$A$2:$C$502,3)),&quot;&quot;; &quot;&quot;,VLOOKUP(TRUNC(VLOOKUP(H42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8];[.$A$2:.$B$503];2)));VLOOKUP([.E428];[.$A$2:.$B$503];2);&quot; &quot;);&quot;&quot;)">
            <text:p/>
          </table:table-cell>
          <table:table-cell table:style-name="ce120" table:formula="of:=IFERROR(IF(NOT([.F428]=&quot; &quot;);VLOOKUP([.F428];[.$E$2:.$G$503];3)+0.1;CELL(&quot;row&quot;;[.E4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8]=&quot; &quot;);CONCATENATE(&quot;     &quot;;VLOOKUP([.H428];[.$A$2:.$C$503];3));VLOOKUP([.H428];[.$A$2:.$C$503];3));&quot;&quot;)">
            <text:p/>
          </table:table-cell>
          <table:table-cell table:style-name="ce120" table:formula="of:=IFERROR(__xludf.dummyfunction(&quot;IFERROR(CONCATENATE(K428,&quot;&quot; (&quot;&quot;,TO_TEXT(VLOOKUP(H428,'Skill Data'!$A$2:$C$502,3)),&quot;&quot;; &quot;&quot;,VLOOKUP(TRUNC(VLOOKUP(H42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9];[.$A$2:.$B$503];2)));VLOOKUP([.E429];[.$A$2:.$B$503];2);&quot; &quot;);&quot;&quot;)">
            <text:p/>
          </table:table-cell>
          <table:table-cell table:style-name="ce120" table:formula="of:=IFERROR(IF(NOT([.F429]=&quot; &quot;);VLOOKUP([.F429];[.$E$2:.$G$503];3)+0.1;CELL(&quot;row&quot;;[.E4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9]=&quot; &quot;);CONCATENATE(&quot;     &quot;;VLOOKUP([.H429];[.$A$2:.$C$503];3));VLOOKUP([.H429];[.$A$2:.$C$503];3));&quot;&quot;)">
            <text:p/>
          </table:table-cell>
          <table:table-cell table:style-name="ce120" table:formula="of:=IFERROR(__xludf.dummyfunction(&quot;IFERROR(CONCATENATE(K429,&quot;&quot; (&quot;&quot;,TO_TEXT(VLOOKUP(H429,'Skill Data'!$A$2:$C$502,3)),&quot;&quot;; &quot;&quot;,VLOOKUP(TRUNC(VLOOKUP(H42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0];[.$A$2:.$B$503];2)));VLOOKUP([.E430];[.$A$2:.$B$503];2);&quot; &quot;);&quot;&quot;)">
            <text:p/>
          </table:table-cell>
          <table:table-cell table:style-name="ce120" table:formula="of:=IFERROR(IF(NOT([.F430]=&quot; &quot;);VLOOKUP([.F430];[.$E$2:.$G$503];3)+0.1;CELL(&quot;row&quot;;[.E4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0]=&quot; &quot;);CONCATENATE(&quot;     &quot;;VLOOKUP([.H430];[.$A$2:.$C$503];3));VLOOKUP([.H430];[.$A$2:.$C$503];3));&quot;&quot;)">
            <text:p/>
          </table:table-cell>
          <table:table-cell table:style-name="ce120" table:formula="of:=IFERROR(__xludf.dummyfunction(&quot;IFERROR(CONCATENATE(K430,&quot;&quot; (&quot;&quot;,TO_TEXT(VLOOKUP(H430,'Skill Data'!$A$2:$C$502,3)),&quot;&quot;; &quot;&quot;,VLOOKUP(TRUNC(VLOOKUP(H43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1];[.$A$2:.$B$503];2)));VLOOKUP([.E431];[.$A$2:.$B$503];2);&quot; &quot;);&quot;&quot;)">
            <text:p/>
          </table:table-cell>
          <table:table-cell table:style-name="ce120" table:formula="of:=IFERROR(IF(NOT([.F431]=&quot; &quot;);VLOOKUP([.F431];[.$E$2:.$G$503];3)+0.1;CELL(&quot;row&quot;;[.E4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1]=&quot; &quot;);CONCATENATE(&quot;     &quot;;VLOOKUP([.H431];[.$A$2:.$C$503];3));VLOOKUP([.H431];[.$A$2:.$C$503];3));&quot;&quot;)">
            <text:p/>
          </table:table-cell>
          <table:table-cell table:style-name="ce120" table:formula="of:=IFERROR(__xludf.dummyfunction(&quot;IFERROR(CONCATENATE(K431,&quot;&quot; (&quot;&quot;,TO_TEXT(VLOOKUP(H431,'Skill Data'!$A$2:$C$502,3)),&quot;&quot;; &quot;&quot;,VLOOKUP(TRUNC(VLOOKUP(H43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2];[.$A$2:.$B$503];2)));VLOOKUP([.E432];[.$A$2:.$B$503];2);&quot; &quot;);&quot;&quot;)">
            <text:p/>
          </table:table-cell>
          <table:table-cell table:style-name="ce120" table:formula="of:=IFERROR(IF(NOT([.F432]=&quot; &quot;);VLOOKUP([.F432];[.$E$2:.$G$503];3)+0.1;CELL(&quot;row&quot;;[.E4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2]=&quot; &quot;);CONCATENATE(&quot;     &quot;;VLOOKUP([.H432];[.$A$2:.$C$503];3));VLOOKUP([.H432];[.$A$2:.$C$503];3));&quot;&quot;)">
            <text:p/>
          </table:table-cell>
          <table:table-cell table:style-name="ce120" table:formula="of:=IFERROR(__xludf.dummyfunction(&quot;IFERROR(CONCATENATE(K432,&quot;&quot; (&quot;&quot;,TO_TEXT(VLOOKUP(H432,'Skill Data'!$A$2:$C$502,3)),&quot;&quot;; &quot;&quot;,VLOOKUP(TRUNC(VLOOKUP(H43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3];[.$A$2:.$B$503];2)));VLOOKUP([.E433];[.$A$2:.$B$503];2);&quot; &quot;);&quot;&quot;)">
            <text:p/>
          </table:table-cell>
          <table:table-cell table:style-name="ce120" table:formula="of:=IFERROR(IF(NOT([.F433]=&quot; &quot;);VLOOKUP([.F433];[.$E$2:.$G$503];3)+0.1;CELL(&quot;row&quot;;[.E4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3]=&quot; &quot;);CONCATENATE(&quot;     &quot;;VLOOKUP([.H433];[.$A$2:.$C$503];3));VLOOKUP([.H433];[.$A$2:.$C$503];3));&quot;&quot;)">
            <text:p/>
          </table:table-cell>
          <table:table-cell table:style-name="ce120" table:formula="of:=IFERROR(__xludf.dummyfunction(&quot;IFERROR(CONCATENATE(K433,&quot;&quot; (&quot;&quot;,TO_TEXT(VLOOKUP(H433,'Skill Data'!$A$2:$C$502,3)),&quot;&quot;; &quot;&quot;,VLOOKUP(TRUNC(VLOOKUP(H43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4];[.$A$2:.$B$503];2)));VLOOKUP([.E434];[.$A$2:.$B$503];2);&quot; &quot;);&quot;&quot;)">
            <text:p/>
          </table:table-cell>
          <table:table-cell table:style-name="ce120" table:formula="of:=IFERROR(IF(NOT([.F434]=&quot; &quot;);VLOOKUP([.F434];[.$E$2:.$G$503];3)+0.1;CELL(&quot;row&quot;;[.E4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4]=&quot; &quot;);CONCATENATE(&quot;     &quot;;VLOOKUP([.H434];[.$A$2:.$C$503];3));VLOOKUP([.H434];[.$A$2:.$C$503];3));&quot;&quot;)">
            <text:p/>
          </table:table-cell>
          <table:table-cell table:style-name="ce120" table:formula="of:=IFERROR(__xludf.dummyfunction(&quot;IFERROR(CONCATENATE(K434,&quot;&quot; (&quot;&quot;,TO_TEXT(VLOOKUP(H434,'Skill Data'!$A$2:$C$502,3)),&quot;&quot;; &quot;&quot;,VLOOKUP(TRUNC(VLOOKUP(H43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5];[.$A$2:.$B$503];2)));VLOOKUP([.E435];[.$A$2:.$B$503];2);&quot; &quot;);&quot;&quot;)">
            <text:p/>
          </table:table-cell>
          <table:table-cell table:style-name="ce120" table:formula="of:=IFERROR(IF(NOT([.F435]=&quot; &quot;);VLOOKUP([.F435];[.$E$2:.$G$503];3)+0.1;CELL(&quot;row&quot;;[.E4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5]=&quot; &quot;);CONCATENATE(&quot;     &quot;;VLOOKUP([.H435];[.$A$2:.$C$503];3));VLOOKUP([.H435];[.$A$2:.$C$503];3));&quot;&quot;)">
            <text:p/>
          </table:table-cell>
          <table:table-cell table:style-name="ce120" table:formula="of:=IFERROR(__xludf.dummyfunction(&quot;IFERROR(CONCATENATE(K435,&quot;&quot; (&quot;&quot;,TO_TEXT(VLOOKUP(H435,'Skill Data'!$A$2:$C$502,3)),&quot;&quot;; &quot;&quot;,VLOOKUP(TRUNC(VLOOKUP(H43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6];[.$A$2:.$B$503];2)));VLOOKUP([.E436];[.$A$2:.$B$503];2);&quot; &quot;);&quot;&quot;)">
            <text:p/>
          </table:table-cell>
          <table:table-cell table:style-name="ce120" table:formula="of:=IFERROR(IF(NOT([.F436]=&quot; &quot;);VLOOKUP([.F436];[.$E$2:.$G$503];3)+0.1;CELL(&quot;row&quot;;[.E4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6]=&quot; &quot;);CONCATENATE(&quot;     &quot;;VLOOKUP([.H436];[.$A$2:.$C$503];3));VLOOKUP([.H436];[.$A$2:.$C$503];3));&quot;&quot;)">
            <text:p/>
          </table:table-cell>
          <table:table-cell table:style-name="ce120" table:formula="of:=IFERROR(__xludf.dummyfunction(&quot;IFERROR(CONCATENATE(K436,&quot;&quot; (&quot;&quot;,TO_TEXT(VLOOKUP(H436,'Skill Data'!$A$2:$C$502,3)),&quot;&quot;; &quot;&quot;,VLOOKUP(TRUNC(VLOOKUP(H43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7];[.$A$2:.$B$503];2)));VLOOKUP([.E437];[.$A$2:.$B$503];2);&quot; &quot;);&quot;&quot;)">
            <text:p/>
          </table:table-cell>
          <table:table-cell table:style-name="ce120" table:formula="of:=IFERROR(IF(NOT([.F437]=&quot; &quot;);VLOOKUP([.F437];[.$E$2:.$G$503];3)+0.1;CELL(&quot;row&quot;;[.E4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7]=&quot; &quot;);CONCATENATE(&quot;     &quot;;VLOOKUP([.H437];[.$A$2:.$C$503];3));VLOOKUP([.H437];[.$A$2:.$C$503];3));&quot;&quot;)">
            <text:p/>
          </table:table-cell>
          <table:table-cell table:style-name="ce120" table:formula="of:=IFERROR(__xludf.dummyfunction(&quot;IFERROR(CONCATENATE(K437,&quot;&quot; (&quot;&quot;,TO_TEXT(VLOOKUP(H437,'Skill Data'!$A$2:$C$502,3)),&quot;&quot;; &quot;&quot;,VLOOKUP(TRUNC(VLOOKUP(H43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8];[.$A$2:.$B$503];2)));VLOOKUP([.E438];[.$A$2:.$B$503];2);&quot; &quot;);&quot;&quot;)">
            <text:p/>
          </table:table-cell>
          <table:table-cell table:style-name="ce120" table:formula="of:=IFERROR(IF(NOT([.F438]=&quot; &quot;);VLOOKUP([.F438];[.$E$2:.$G$503];3)+0.1;CELL(&quot;row&quot;;[.E4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8]=&quot; &quot;);CONCATENATE(&quot;     &quot;;VLOOKUP([.H438];[.$A$2:.$C$503];3));VLOOKUP([.H438];[.$A$2:.$C$503];3));&quot;&quot;)">
            <text:p/>
          </table:table-cell>
          <table:table-cell table:style-name="ce120" table:formula="of:=IFERROR(__xludf.dummyfunction(&quot;IFERROR(CONCATENATE(K438,&quot;&quot; (&quot;&quot;,TO_TEXT(VLOOKUP(H438,'Skill Data'!$A$2:$C$502,3)),&quot;&quot;; &quot;&quot;,VLOOKUP(TRUNC(VLOOKUP(H43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9];[.$A$2:.$B$503];2)));VLOOKUP([.E439];[.$A$2:.$B$503];2);&quot; &quot;);&quot;&quot;)">
            <text:p/>
          </table:table-cell>
          <table:table-cell table:style-name="ce120" table:formula="of:=IFERROR(IF(NOT([.F439]=&quot; &quot;);VLOOKUP([.F439];[.$E$2:.$G$503];3)+0.1;CELL(&quot;row&quot;;[.E4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9]=&quot; &quot;);CONCATENATE(&quot;     &quot;;VLOOKUP([.H439];[.$A$2:.$C$503];3));VLOOKUP([.H439];[.$A$2:.$C$503];3));&quot;&quot;)">
            <text:p/>
          </table:table-cell>
          <table:table-cell table:style-name="ce120" table:formula="of:=IFERROR(__xludf.dummyfunction(&quot;IFERROR(CONCATENATE(K439,&quot;&quot; (&quot;&quot;,TO_TEXT(VLOOKUP(H439,'Skill Data'!$A$2:$C$502,3)),&quot;&quot;; &quot;&quot;,VLOOKUP(TRUNC(VLOOKUP(H43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0];[.$A$2:.$B$503];2)));VLOOKUP([.E440];[.$A$2:.$B$503];2);&quot; &quot;);&quot;&quot;)">
            <text:p/>
          </table:table-cell>
          <table:table-cell table:style-name="ce120" table:formula="of:=IFERROR(IF(NOT([.F440]=&quot; &quot;);VLOOKUP([.F440];[.$E$2:.$G$503];3)+0.1;CELL(&quot;row&quot;;[.E4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0]=&quot; &quot;);CONCATENATE(&quot;     &quot;;VLOOKUP([.H440];[.$A$2:.$C$503];3));VLOOKUP([.H440];[.$A$2:.$C$503];3));&quot;&quot;)">
            <text:p/>
          </table:table-cell>
          <table:table-cell table:style-name="ce120" table:formula="of:=IFERROR(__xludf.dummyfunction(&quot;IFERROR(CONCATENATE(K440,&quot;&quot; (&quot;&quot;,TO_TEXT(VLOOKUP(H440,'Skill Data'!$A$2:$C$502,3)),&quot;&quot;; &quot;&quot;,VLOOKUP(TRUNC(VLOOKUP(H44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1];[.$A$2:.$B$503];2)));VLOOKUP([.E441];[.$A$2:.$B$503];2);&quot; &quot;);&quot;&quot;)">
            <text:p/>
          </table:table-cell>
          <table:table-cell table:style-name="ce120" table:formula="of:=IFERROR(IF(NOT([.F441]=&quot; &quot;);VLOOKUP([.F441];[.$E$2:.$G$503];3)+0.1;CELL(&quot;row&quot;;[.E4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1]=&quot; &quot;);CONCATENATE(&quot;     &quot;;VLOOKUP([.H441];[.$A$2:.$C$503];3));VLOOKUP([.H441];[.$A$2:.$C$503];3));&quot;&quot;)">
            <text:p/>
          </table:table-cell>
          <table:table-cell table:style-name="ce120" table:formula="of:=IFERROR(__xludf.dummyfunction(&quot;IFERROR(CONCATENATE(K441,&quot;&quot; (&quot;&quot;,TO_TEXT(VLOOKUP(H441,'Skill Data'!$A$2:$C$502,3)),&quot;&quot;; &quot;&quot;,VLOOKUP(TRUNC(VLOOKUP(H44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2];[.$A$2:.$B$503];2)));VLOOKUP([.E442];[.$A$2:.$B$503];2);&quot; &quot;);&quot;&quot;)">
            <text:p/>
          </table:table-cell>
          <table:table-cell table:style-name="ce120" table:formula="of:=IFERROR(IF(NOT([.F442]=&quot; &quot;);VLOOKUP([.F442];[.$E$2:.$G$503];3)+0.1;CELL(&quot;row&quot;;[.E4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2]=&quot; &quot;);CONCATENATE(&quot;     &quot;;VLOOKUP([.H442];[.$A$2:.$C$503];3));VLOOKUP([.H442];[.$A$2:.$C$503];3));&quot;&quot;)">
            <text:p/>
          </table:table-cell>
          <table:table-cell table:style-name="ce120" table:formula="of:=IFERROR(__xludf.dummyfunction(&quot;IFERROR(CONCATENATE(K442,&quot;&quot; (&quot;&quot;,TO_TEXT(VLOOKUP(H442,'Skill Data'!$A$2:$C$502,3)),&quot;&quot;; &quot;&quot;,VLOOKUP(TRUNC(VLOOKUP(H44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3];[.$A$2:.$B$503];2)));VLOOKUP([.E443];[.$A$2:.$B$503];2);&quot; &quot;);&quot;&quot;)">
            <text:p/>
          </table:table-cell>
          <table:table-cell table:style-name="ce120" table:formula="of:=IFERROR(IF(NOT([.F443]=&quot; &quot;);VLOOKUP([.F443];[.$E$2:.$G$503];3)+0.1;CELL(&quot;row&quot;;[.E4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3]=&quot; &quot;);CONCATENATE(&quot;     &quot;;VLOOKUP([.H443];[.$A$2:.$C$503];3));VLOOKUP([.H443];[.$A$2:.$C$503];3));&quot;&quot;)">
            <text:p/>
          </table:table-cell>
          <table:table-cell table:style-name="ce120" table:formula="of:=IFERROR(__xludf.dummyfunction(&quot;IFERROR(CONCATENATE(K443,&quot;&quot; (&quot;&quot;,TO_TEXT(VLOOKUP(H443,'Skill Data'!$A$2:$C$502,3)),&quot;&quot;; &quot;&quot;,VLOOKUP(TRUNC(VLOOKUP(H44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4];[.$A$2:.$B$503];2)));VLOOKUP([.E444];[.$A$2:.$B$503];2);&quot; &quot;);&quot;&quot;)">
            <text:p/>
          </table:table-cell>
          <table:table-cell table:style-name="ce120" table:formula="of:=IFERROR(IF(NOT([.F444]=&quot; &quot;);VLOOKUP([.F444];[.$E$2:.$G$503];3)+0.1;CELL(&quot;row&quot;;[.E4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4]=&quot; &quot;);CONCATENATE(&quot;     &quot;;VLOOKUP([.H444];[.$A$2:.$C$503];3));VLOOKUP([.H444];[.$A$2:.$C$503];3));&quot;&quot;)">
            <text:p/>
          </table:table-cell>
          <table:table-cell table:style-name="ce120" table:formula="of:=IFERROR(__xludf.dummyfunction(&quot;IFERROR(CONCATENATE(K444,&quot;&quot; (&quot;&quot;,TO_TEXT(VLOOKUP(H444,'Skill Data'!$A$2:$C$502,3)),&quot;&quot;; &quot;&quot;,VLOOKUP(TRUNC(VLOOKUP(H44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5];[.$A$2:.$B$503];2)));VLOOKUP([.E445];[.$A$2:.$B$503];2);&quot; &quot;);&quot;&quot;)">
            <text:p/>
          </table:table-cell>
          <table:table-cell table:style-name="ce120" table:formula="of:=IFERROR(IF(NOT([.F445]=&quot; &quot;);VLOOKUP([.F445];[.$E$2:.$G$503];3)+0.1;CELL(&quot;row&quot;;[.E4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5]=&quot; &quot;);CONCATENATE(&quot;     &quot;;VLOOKUP([.H445];[.$A$2:.$C$503];3));VLOOKUP([.H445];[.$A$2:.$C$503];3));&quot;&quot;)">
            <text:p/>
          </table:table-cell>
          <table:table-cell table:style-name="ce120" table:formula="of:=IFERROR(__xludf.dummyfunction(&quot;IFERROR(CONCATENATE(K445,&quot;&quot; (&quot;&quot;,TO_TEXT(VLOOKUP(H445,'Skill Data'!$A$2:$C$502,3)),&quot;&quot;; &quot;&quot;,VLOOKUP(TRUNC(VLOOKUP(H44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6];[.$A$2:.$B$503];2)));VLOOKUP([.E446];[.$A$2:.$B$503];2);&quot; &quot;);&quot;&quot;)">
            <text:p/>
          </table:table-cell>
          <table:table-cell table:style-name="ce120" table:formula="of:=IFERROR(IF(NOT([.F446]=&quot; &quot;);VLOOKUP([.F446];[.$E$2:.$G$503];3)+0.1;CELL(&quot;row&quot;;[.E4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6]=&quot; &quot;);CONCATENATE(&quot;     &quot;;VLOOKUP([.H446];[.$A$2:.$C$503];3));VLOOKUP([.H446];[.$A$2:.$C$503];3));&quot;&quot;)">
            <text:p/>
          </table:table-cell>
          <table:table-cell table:style-name="ce120" table:formula="of:=IFERROR(__xludf.dummyfunction(&quot;IFERROR(CONCATENATE(K446,&quot;&quot; (&quot;&quot;,TO_TEXT(VLOOKUP(H446,'Skill Data'!$A$2:$C$502,3)),&quot;&quot;; &quot;&quot;,VLOOKUP(TRUNC(VLOOKUP(H44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7];[.$A$2:.$B$503];2)));VLOOKUP([.E447];[.$A$2:.$B$503];2);&quot; &quot;);&quot;&quot;)">
            <text:p/>
          </table:table-cell>
          <table:table-cell table:style-name="ce120" table:formula="of:=IFERROR(IF(NOT([.F447]=&quot; &quot;);VLOOKUP([.F447];[.$E$2:.$G$503];3)+0.1;CELL(&quot;row&quot;;[.E4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7]=&quot; &quot;);CONCATENATE(&quot;     &quot;;VLOOKUP([.H447];[.$A$2:.$C$503];3));VLOOKUP([.H447];[.$A$2:.$C$503];3));&quot;&quot;)">
            <text:p/>
          </table:table-cell>
          <table:table-cell table:style-name="ce120" table:formula="of:=IFERROR(__xludf.dummyfunction(&quot;IFERROR(CONCATENATE(K447,&quot;&quot; (&quot;&quot;,TO_TEXT(VLOOKUP(H447,'Skill Data'!$A$2:$C$502,3)),&quot;&quot;; &quot;&quot;,VLOOKUP(TRUNC(VLOOKUP(H44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8];[.$A$2:.$B$503];2)));VLOOKUP([.E448];[.$A$2:.$B$503];2);&quot; &quot;);&quot;&quot;)">
            <text:p/>
          </table:table-cell>
          <table:table-cell table:style-name="ce120" table:formula="of:=IFERROR(IF(NOT([.F448]=&quot; &quot;);VLOOKUP([.F448];[.$E$2:.$G$503];3)+0.1;CELL(&quot;row&quot;;[.E4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8]=&quot; &quot;);CONCATENATE(&quot;     &quot;;VLOOKUP([.H448];[.$A$2:.$C$503];3));VLOOKUP([.H448];[.$A$2:.$C$503];3));&quot;&quot;)">
            <text:p/>
          </table:table-cell>
          <table:table-cell table:style-name="ce120" table:formula="of:=IFERROR(__xludf.dummyfunction(&quot;IFERROR(CONCATENATE(K448,&quot;&quot; (&quot;&quot;,TO_TEXT(VLOOKUP(H448,'Skill Data'!$A$2:$C$502,3)),&quot;&quot;; &quot;&quot;,VLOOKUP(TRUNC(VLOOKUP(H44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9];[.$A$2:.$B$503];2)));VLOOKUP([.E449];[.$A$2:.$B$503];2);&quot; &quot;);&quot;&quot;)">
            <text:p/>
          </table:table-cell>
          <table:table-cell table:style-name="ce120" table:formula="of:=IFERROR(IF(NOT([.F449]=&quot; &quot;);VLOOKUP([.F449];[.$E$2:.$G$503];3)+0.1;CELL(&quot;row&quot;;[.E4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9]=&quot; &quot;);CONCATENATE(&quot;     &quot;;VLOOKUP([.H449];[.$A$2:.$C$503];3));VLOOKUP([.H449];[.$A$2:.$C$503];3));&quot;&quot;)">
            <text:p/>
          </table:table-cell>
          <table:table-cell table:style-name="ce120" table:formula="of:=IFERROR(__xludf.dummyfunction(&quot;IFERROR(CONCATENATE(K449,&quot;&quot; (&quot;&quot;,TO_TEXT(VLOOKUP(H449,'Skill Data'!$A$2:$C$502,3)),&quot;&quot;; &quot;&quot;,VLOOKUP(TRUNC(VLOOKUP(H44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0];[.$A$2:.$B$503];2)));VLOOKUP([.E450];[.$A$2:.$B$503];2);&quot; &quot;);&quot;&quot;)">
            <text:p/>
          </table:table-cell>
          <table:table-cell table:style-name="ce120" table:formula="of:=IFERROR(IF(NOT([.F450]=&quot; &quot;);VLOOKUP([.F450];[.$E$2:.$G$503];3)+0.1;CELL(&quot;row&quot;;[.E4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0]=&quot; &quot;);CONCATENATE(&quot;     &quot;;VLOOKUP([.H450];[.$A$2:.$C$503];3));VLOOKUP([.H450];[.$A$2:.$C$503];3));&quot;&quot;)">
            <text:p/>
          </table:table-cell>
          <table:table-cell table:style-name="ce120" table:formula="of:=IFERROR(__xludf.dummyfunction(&quot;IFERROR(CONCATENATE(K450,&quot;&quot; (&quot;&quot;,TO_TEXT(VLOOKUP(H450,'Skill Data'!$A$2:$C$502,3)),&quot;&quot;; &quot;&quot;,VLOOKUP(TRUNC(VLOOKUP(H45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1];[.$A$2:.$B$503];2)));VLOOKUP([.E451];[.$A$2:.$B$503];2);&quot; &quot;);&quot;&quot;)">
            <text:p/>
          </table:table-cell>
          <table:table-cell table:style-name="ce120" table:formula="of:=IFERROR(IF(NOT([.F451]=&quot; &quot;);VLOOKUP([.F451];[.$E$2:.$G$503];3)+0.1;CELL(&quot;row&quot;;[.E4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1]=&quot; &quot;);CONCATENATE(&quot;     &quot;;VLOOKUP([.H451];[.$A$2:.$C$503];3));VLOOKUP([.H451];[.$A$2:.$C$503];3));&quot;&quot;)">
            <text:p/>
          </table:table-cell>
          <table:table-cell table:style-name="ce120" table:formula="of:=IFERROR(__xludf.dummyfunction(&quot;IFERROR(CONCATENATE(K451,&quot;&quot; (&quot;&quot;,TO_TEXT(VLOOKUP(H451,'Skill Data'!$A$2:$C$502,3)),&quot;&quot;; &quot;&quot;,VLOOKUP(TRUNC(VLOOKUP(H45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2];[.$A$2:.$B$503];2)));VLOOKUP([.E452];[.$A$2:.$B$503];2);&quot; &quot;);&quot;&quot;)">
            <text:p/>
          </table:table-cell>
          <table:table-cell table:style-name="ce120" table:formula="of:=IFERROR(IF(NOT([.F452]=&quot; &quot;);VLOOKUP([.F452];[.$E$2:.$G$503];3)+0.1;CELL(&quot;row&quot;;[.E4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2]=&quot; &quot;);CONCATENATE(&quot;     &quot;;VLOOKUP([.H452];[.$A$2:.$C$503];3));VLOOKUP([.H452];[.$A$2:.$C$503];3));&quot;&quot;)">
            <text:p/>
          </table:table-cell>
          <table:table-cell table:style-name="ce120" table:formula="of:=IFERROR(__xludf.dummyfunction(&quot;IFERROR(CONCATENATE(K452,&quot;&quot; (&quot;&quot;,TO_TEXT(VLOOKUP(H452,'Skill Data'!$A$2:$C$502,3)),&quot;&quot;; &quot;&quot;,VLOOKUP(TRUNC(VLOOKUP(H45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3];[.$A$2:.$B$503];2)));VLOOKUP([.E453];[.$A$2:.$B$503];2);&quot; &quot;);&quot;&quot;)">
            <text:p/>
          </table:table-cell>
          <table:table-cell table:style-name="ce120" table:formula="of:=IFERROR(IF(NOT([.F453]=&quot; &quot;);VLOOKUP([.F453];[.$E$2:.$G$503];3)+0.1;CELL(&quot;row&quot;;[.E4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3]=&quot; &quot;);CONCATENATE(&quot;     &quot;;VLOOKUP([.H453];[.$A$2:.$C$503];3));VLOOKUP([.H453];[.$A$2:.$C$503];3));&quot;&quot;)">
            <text:p/>
          </table:table-cell>
          <table:table-cell table:style-name="ce120" table:formula="of:=IFERROR(__xludf.dummyfunction(&quot;IFERROR(CONCATENATE(K453,&quot;&quot; (&quot;&quot;,TO_TEXT(VLOOKUP(H453,'Skill Data'!$A$2:$C$502,3)),&quot;&quot;; &quot;&quot;,VLOOKUP(TRUNC(VLOOKUP(H45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4];[.$A$2:.$B$503];2)));VLOOKUP([.E454];[.$A$2:.$B$503];2);&quot; &quot;);&quot;&quot;)">
            <text:p/>
          </table:table-cell>
          <table:table-cell table:style-name="ce120" table:formula="of:=IFERROR(IF(NOT([.F454]=&quot; &quot;);VLOOKUP([.F454];[.$E$2:.$G$503];3)+0.1;CELL(&quot;row&quot;;[.E4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4]=&quot; &quot;);CONCATENATE(&quot;     &quot;;VLOOKUP([.H454];[.$A$2:.$C$503];3));VLOOKUP([.H454];[.$A$2:.$C$503];3));&quot;&quot;)">
            <text:p/>
          </table:table-cell>
          <table:table-cell table:style-name="ce120" table:formula="of:=IFERROR(__xludf.dummyfunction(&quot;IFERROR(CONCATENATE(K454,&quot;&quot; (&quot;&quot;,TO_TEXT(VLOOKUP(H454,'Skill Data'!$A$2:$C$502,3)),&quot;&quot;; &quot;&quot;,VLOOKUP(TRUNC(VLOOKUP(H45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5];[.$A$2:.$B$503];2)));VLOOKUP([.E455];[.$A$2:.$B$503];2);&quot; &quot;);&quot;&quot;)">
            <text:p/>
          </table:table-cell>
          <table:table-cell table:style-name="ce120" table:formula="of:=IFERROR(IF(NOT([.F455]=&quot; &quot;);VLOOKUP([.F455];[.$E$2:.$G$503];3)+0.1;CELL(&quot;row&quot;;[.E4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5]=&quot; &quot;);CONCATENATE(&quot;     &quot;;VLOOKUP([.H455];[.$A$2:.$C$503];3));VLOOKUP([.H455];[.$A$2:.$C$503];3));&quot;&quot;)">
            <text:p/>
          </table:table-cell>
          <table:table-cell table:style-name="ce120" table:formula="of:=IFERROR(__xludf.dummyfunction(&quot;IFERROR(CONCATENATE(K455,&quot;&quot; (&quot;&quot;,TO_TEXT(VLOOKUP(H455,'Skill Data'!$A$2:$C$502,3)),&quot;&quot;; &quot;&quot;,VLOOKUP(TRUNC(VLOOKUP(H45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6];[.$A$2:.$B$503];2)));VLOOKUP([.E456];[.$A$2:.$B$503];2);&quot; &quot;);&quot;&quot;)">
            <text:p/>
          </table:table-cell>
          <table:table-cell table:style-name="ce120" table:formula="of:=IFERROR(IF(NOT([.F456]=&quot; &quot;);VLOOKUP([.F456];[.$E$2:.$G$503];3)+0.1;CELL(&quot;row&quot;;[.E4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6]=&quot; &quot;);CONCATENATE(&quot;     &quot;;VLOOKUP([.H456];[.$A$2:.$C$503];3));VLOOKUP([.H456];[.$A$2:.$C$503];3));&quot;&quot;)">
            <text:p/>
          </table:table-cell>
          <table:table-cell table:style-name="ce120" table:formula="of:=IFERROR(__xludf.dummyfunction(&quot;IFERROR(CONCATENATE(K456,&quot;&quot; (&quot;&quot;,TO_TEXT(VLOOKUP(H456,'Skill Data'!$A$2:$C$502,3)),&quot;&quot;; &quot;&quot;,VLOOKUP(TRUNC(VLOOKUP(H45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7];[.$A$2:.$B$503];2)));VLOOKUP([.E457];[.$A$2:.$B$503];2);&quot; &quot;);&quot;&quot;)">
            <text:p/>
          </table:table-cell>
          <table:table-cell table:style-name="ce120" table:formula="of:=IFERROR(IF(NOT([.F457]=&quot; &quot;);VLOOKUP([.F457];[.$E$2:.$G$503];3)+0.1;CELL(&quot;row&quot;;[.E4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7]=&quot; &quot;);CONCATENATE(&quot;     &quot;;VLOOKUP([.H457];[.$A$2:.$C$503];3));VLOOKUP([.H457];[.$A$2:.$C$503];3));&quot;&quot;)">
            <text:p/>
          </table:table-cell>
          <table:table-cell table:style-name="ce120" table:formula="of:=IFERROR(__xludf.dummyfunction(&quot;IFERROR(CONCATENATE(K457,&quot;&quot; (&quot;&quot;,TO_TEXT(VLOOKUP(H457,'Skill Data'!$A$2:$C$502,3)),&quot;&quot;; &quot;&quot;,VLOOKUP(TRUNC(VLOOKUP(H45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8];[.$A$2:.$B$503];2)));VLOOKUP([.E458];[.$A$2:.$B$503];2);&quot; &quot;);&quot;&quot;)">
            <text:p/>
          </table:table-cell>
          <table:table-cell table:style-name="ce120" table:formula="of:=IFERROR(IF(NOT([.F458]=&quot; &quot;);VLOOKUP([.F458];[.$E$2:.$G$503];3)+0.1;CELL(&quot;row&quot;;[.E4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8]=&quot; &quot;);CONCATENATE(&quot;     &quot;;VLOOKUP([.H458];[.$A$2:.$C$503];3));VLOOKUP([.H458];[.$A$2:.$C$503];3));&quot;&quot;)">
            <text:p/>
          </table:table-cell>
          <table:table-cell table:style-name="ce120" table:formula="of:=IFERROR(__xludf.dummyfunction(&quot;IFERROR(CONCATENATE(K458,&quot;&quot; (&quot;&quot;,TO_TEXT(VLOOKUP(H458,'Skill Data'!$A$2:$C$502,3)),&quot;&quot;; &quot;&quot;,VLOOKUP(TRUNC(VLOOKUP(H45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9];[.$A$2:.$B$503];2)));VLOOKUP([.E459];[.$A$2:.$B$503];2);&quot; &quot;);&quot;&quot;)">
            <text:p/>
          </table:table-cell>
          <table:table-cell table:style-name="ce120" table:formula="of:=IFERROR(IF(NOT([.F459]=&quot; &quot;);VLOOKUP([.F459];[.$E$2:.$G$503];3)+0.1;CELL(&quot;row&quot;;[.E4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9]=&quot; &quot;);CONCATENATE(&quot;     &quot;;VLOOKUP([.H459];[.$A$2:.$C$503];3));VLOOKUP([.H459];[.$A$2:.$C$503];3));&quot;&quot;)">
            <text:p/>
          </table:table-cell>
          <table:table-cell table:style-name="ce120" table:formula="of:=IFERROR(__xludf.dummyfunction(&quot;IFERROR(CONCATENATE(K459,&quot;&quot; (&quot;&quot;,TO_TEXT(VLOOKUP(H459,'Skill Data'!$A$2:$C$502,3)),&quot;&quot;; &quot;&quot;,VLOOKUP(TRUNC(VLOOKUP(H45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0];[.$A$2:.$B$503];2)));VLOOKUP([.E460];[.$A$2:.$B$503];2);&quot; &quot;);&quot;&quot;)">
            <text:p/>
          </table:table-cell>
          <table:table-cell table:style-name="ce120" table:formula="of:=IFERROR(IF(NOT([.F460]=&quot; &quot;);VLOOKUP([.F460];[.$E$2:.$G$503];3)+0.1;CELL(&quot;row&quot;;[.E4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0]=&quot; &quot;);CONCATENATE(&quot;     &quot;;VLOOKUP([.H460];[.$A$2:.$C$503];3));VLOOKUP([.H460];[.$A$2:.$C$503];3));&quot;&quot;)">
            <text:p/>
          </table:table-cell>
          <table:table-cell table:style-name="ce120" table:formula="of:=IFERROR(__xludf.dummyfunction(&quot;IFERROR(CONCATENATE(K460,&quot;&quot; (&quot;&quot;,TO_TEXT(VLOOKUP(H460,'Skill Data'!$A$2:$C$502,3)),&quot;&quot;; &quot;&quot;,VLOOKUP(TRUNC(VLOOKUP(H46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1];[.$A$2:.$B$503];2)));VLOOKUP([.E461];[.$A$2:.$B$503];2);&quot; &quot;);&quot;&quot;)">
            <text:p/>
          </table:table-cell>
          <table:table-cell table:style-name="ce120" table:formula="of:=IFERROR(IF(NOT([.F461]=&quot; &quot;);VLOOKUP([.F461];[.$E$2:.$G$503];3)+0.1;CELL(&quot;row&quot;;[.E4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1]=&quot; &quot;);CONCATENATE(&quot;     &quot;;VLOOKUP([.H461];[.$A$2:.$C$503];3));VLOOKUP([.H461];[.$A$2:.$C$503];3));&quot;&quot;)">
            <text:p/>
          </table:table-cell>
          <table:table-cell table:style-name="ce120" table:formula="of:=IFERROR(__xludf.dummyfunction(&quot;IFERROR(CONCATENATE(K461,&quot;&quot; (&quot;&quot;,TO_TEXT(VLOOKUP(H461,'Skill Data'!$A$2:$C$502,3)),&quot;&quot;; &quot;&quot;,VLOOKUP(TRUNC(VLOOKUP(H46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2];[.$A$2:.$B$503];2)));VLOOKUP([.E462];[.$A$2:.$B$503];2);&quot; &quot;);&quot;&quot;)">
            <text:p/>
          </table:table-cell>
          <table:table-cell table:style-name="ce120" table:formula="of:=IFERROR(IF(NOT([.F462]=&quot; &quot;);VLOOKUP([.F462];[.$E$2:.$G$503];3)+0.1;CELL(&quot;row&quot;;[.E4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2]=&quot; &quot;);CONCATENATE(&quot;     &quot;;VLOOKUP([.H462];[.$A$2:.$C$503];3));VLOOKUP([.H462];[.$A$2:.$C$503];3));&quot;&quot;)">
            <text:p/>
          </table:table-cell>
          <table:table-cell table:style-name="ce120" table:formula="of:=IFERROR(__xludf.dummyfunction(&quot;IFERROR(CONCATENATE(K462,&quot;&quot; (&quot;&quot;,TO_TEXT(VLOOKUP(H462,'Skill Data'!$A$2:$C$502,3)),&quot;&quot;; &quot;&quot;,VLOOKUP(TRUNC(VLOOKUP(H46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3];[.$A$2:.$B$503];2)));VLOOKUP([.E463];[.$A$2:.$B$503];2);&quot; &quot;);&quot;&quot;)">
            <text:p/>
          </table:table-cell>
          <table:table-cell table:style-name="ce120" table:formula="of:=IFERROR(IF(NOT([.F463]=&quot; &quot;);VLOOKUP([.F463];[.$E$2:.$G$503];3)+0.1;CELL(&quot;row&quot;;[.E4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3]=&quot; &quot;);CONCATENATE(&quot;     &quot;;VLOOKUP([.H463];[.$A$2:.$C$503];3));VLOOKUP([.H463];[.$A$2:.$C$503];3));&quot;&quot;)">
            <text:p/>
          </table:table-cell>
          <table:table-cell table:style-name="ce120" table:formula="of:=IFERROR(__xludf.dummyfunction(&quot;IFERROR(CONCATENATE(K463,&quot;&quot; (&quot;&quot;,TO_TEXT(VLOOKUP(H463,'Skill Data'!$A$2:$C$502,3)),&quot;&quot;; &quot;&quot;,VLOOKUP(TRUNC(VLOOKUP(H46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4];[.$A$2:.$B$503];2)));VLOOKUP([.E464];[.$A$2:.$B$503];2);&quot; &quot;);&quot;&quot;)">
            <text:p/>
          </table:table-cell>
          <table:table-cell table:style-name="ce120" table:formula="of:=IFERROR(IF(NOT([.F464]=&quot; &quot;);VLOOKUP([.F464];[.$E$2:.$G$503];3)+0.1;CELL(&quot;row&quot;;[.E4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4]=&quot; &quot;);CONCATENATE(&quot;     &quot;;VLOOKUP([.H464];[.$A$2:.$C$503];3));VLOOKUP([.H464];[.$A$2:.$C$503];3));&quot;&quot;)">
            <text:p/>
          </table:table-cell>
          <table:table-cell table:style-name="ce120" table:formula="of:=IFERROR(__xludf.dummyfunction(&quot;IFERROR(CONCATENATE(K464,&quot;&quot; (&quot;&quot;,TO_TEXT(VLOOKUP(H464,'Skill Data'!$A$2:$C$502,3)),&quot;&quot;; &quot;&quot;,VLOOKUP(TRUNC(VLOOKUP(H46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5];[.$A$2:.$B$503];2)));VLOOKUP([.E465];[.$A$2:.$B$503];2);&quot; &quot;);&quot;&quot;)">
            <text:p/>
          </table:table-cell>
          <table:table-cell table:style-name="ce120" table:formula="of:=IFERROR(IF(NOT([.F465]=&quot; &quot;);VLOOKUP([.F465];[.$E$2:.$G$503];3)+0.1;CELL(&quot;row&quot;;[.E4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5]=&quot; &quot;);CONCATENATE(&quot;     &quot;;VLOOKUP([.H465];[.$A$2:.$C$503];3));VLOOKUP([.H465];[.$A$2:.$C$503];3));&quot;&quot;)">
            <text:p/>
          </table:table-cell>
          <table:table-cell table:style-name="ce120" table:formula="of:=IFERROR(__xludf.dummyfunction(&quot;IFERROR(CONCATENATE(K465,&quot;&quot; (&quot;&quot;,TO_TEXT(VLOOKUP(H465,'Skill Data'!$A$2:$C$502,3)),&quot;&quot;; &quot;&quot;,VLOOKUP(TRUNC(VLOOKUP(H46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6];[.$A$2:.$B$503];2)));VLOOKUP([.E466];[.$A$2:.$B$503];2);&quot; &quot;);&quot;&quot;)">
            <text:p/>
          </table:table-cell>
          <table:table-cell table:style-name="ce120" table:formula="of:=IFERROR(IF(NOT([.F466]=&quot; &quot;);VLOOKUP([.F466];[.$E$2:.$G$503];3)+0.1;CELL(&quot;row&quot;;[.E4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6]=&quot; &quot;);CONCATENATE(&quot;     &quot;;VLOOKUP([.H466];[.$A$2:.$C$503];3));VLOOKUP([.H466];[.$A$2:.$C$503];3));&quot;&quot;)">
            <text:p/>
          </table:table-cell>
          <table:table-cell table:style-name="ce120" table:formula="of:=IFERROR(__xludf.dummyfunction(&quot;IFERROR(CONCATENATE(K466,&quot;&quot; (&quot;&quot;,TO_TEXT(VLOOKUP(H466,'Skill Data'!$A$2:$C$502,3)),&quot;&quot;; &quot;&quot;,VLOOKUP(TRUNC(VLOOKUP(H46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7];[.$A$2:.$B$503];2)));VLOOKUP([.E467];[.$A$2:.$B$503];2);&quot; &quot;);&quot;&quot;)">
            <text:p/>
          </table:table-cell>
          <table:table-cell table:style-name="ce120" table:formula="of:=IFERROR(IF(NOT([.F467]=&quot; &quot;);VLOOKUP([.F467];[.$E$2:.$G$503];3)+0.1;CELL(&quot;row&quot;;[.E4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7]=&quot; &quot;);CONCATENATE(&quot;     &quot;;VLOOKUP([.H467];[.$A$2:.$C$503];3));VLOOKUP([.H467];[.$A$2:.$C$503];3));&quot;&quot;)">
            <text:p/>
          </table:table-cell>
          <table:table-cell table:style-name="ce120" table:formula="of:=IFERROR(__xludf.dummyfunction(&quot;IFERROR(CONCATENATE(K467,&quot;&quot; (&quot;&quot;,TO_TEXT(VLOOKUP(H467,'Skill Data'!$A$2:$C$502,3)),&quot;&quot;; &quot;&quot;,VLOOKUP(TRUNC(VLOOKUP(H46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8];[.$A$2:.$B$503];2)));VLOOKUP([.E468];[.$A$2:.$B$503];2);&quot; &quot;);&quot;&quot;)">
            <text:p/>
          </table:table-cell>
          <table:table-cell table:style-name="ce120" table:formula="of:=IFERROR(IF(NOT([.F468]=&quot; &quot;);VLOOKUP([.F468];[.$E$2:.$G$503];3)+0.1;CELL(&quot;row&quot;;[.E4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8]=&quot; &quot;);CONCATENATE(&quot;     &quot;;VLOOKUP([.H468];[.$A$2:.$C$503];3));VLOOKUP([.H468];[.$A$2:.$C$503];3));&quot;&quot;)">
            <text:p/>
          </table:table-cell>
          <table:table-cell table:style-name="ce120" table:formula="of:=IFERROR(__xludf.dummyfunction(&quot;IFERROR(CONCATENATE(K468,&quot;&quot; (&quot;&quot;,TO_TEXT(VLOOKUP(H468,'Skill Data'!$A$2:$C$502,3)),&quot;&quot;; &quot;&quot;,VLOOKUP(TRUNC(VLOOKUP(H46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9];[.$A$2:.$B$503];2)));VLOOKUP([.E469];[.$A$2:.$B$503];2);&quot; &quot;);&quot;&quot;)">
            <text:p/>
          </table:table-cell>
          <table:table-cell table:style-name="ce120" table:formula="of:=IFERROR(IF(NOT([.F469]=&quot; &quot;);VLOOKUP([.F469];[.$E$2:.$G$503];3)+0.1;CELL(&quot;row&quot;;[.E4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9]=&quot; &quot;);CONCATENATE(&quot;     &quot;;VLOOKUP([.H469];[.$A$2:.$C$503];3));VLOOKUP([.H469];[.$A$2:.$C$503];3));&quot;&quot;)">
            <text:p/>
          </table:table-cell>
          <table:table-cell table:style-name="ce120" table:formula="of:=IFERROR(__xludf.dummyfunction(&quot;IFERROR(CONCATENATE(K469,&quot;&quot; (&quot;&quot;,TO_TEXT(VLOOKUP(H469,'Skill Data'!$A$2:$C$502,3)),&quot;&quot;; &quot;&quot;,VLOOKUP(TRUNC(VLOOKUP(H46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0];[.$A$2:.$B$503];2)));VLOOKUP([.E470];[.$A$2:.$B$503];2);&quot; &quot;);&quot;&quot;)">
            <text:p/>
          </table:table-cell>
          <table:table-cell table:style-name="ce120" table:formula="of:=IFERROR(IF(NOT([.F470]=&quot; &quot;);VLOOKUP([.F470];[.$E$2:.$G$503];3)+0.1;CELL(&quot;row&quot;;[.E4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0]=&quot; &quot;);CONCATENATE(&quot;     &quot;;VLOOKUP([.H470];[.$A$2:.$C$503];3));VLOOKUP([.H470];[.$A$2:.$C$503];3));&quot;&quot;)">
            <text:p/>
          </table:table-cell>
          <table:table-cell table:style-name="ce120" table:formula="of:=IFERROR(__xludf.dummyfunction(&quot;IFERROR(CONCATENATE(K470,&quot;&quot; (&quot;&quot;,TO_TEXT(VLOOKUP(H470,'Skill Data'!$A$2:$C$502,3)),&quot;&quot;; &quot;&quot;,VLOOKUP(TRUNC(VLOOKUP(H47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1];[.$A$2:.$B$503];2)));VLOOKUP([.E471];[.$A$2:.$B$503];2);&quot; &quot;);&quot;&quot;)">
            <text:p/>
          </table:table-cell>
          <table:table-cell table:style-name="ce120" table:formula="of:=IFERROR(IF(NOT([.F471]=&quot; &quot;);VLOOKUP([.F471];[.$E$2:.$G$503];3)+0.1;CELL(&quot;row&quot;;[.E4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1]=&quot; &quot;);CONCATENATE(&quot;     &quot;;VLOOKUP([.H471];[.$A$2:.$C$503];3));VLOOKUP([.H471];[.$A$2:.$C$503];3));&quot;&quot;)">
            <text:p/>
          </table:table-cell>
          <table:table-cell table:style-name="ce120" table:formula="of:=IFERROR(__xludf.dummyfunction(&quot;IFERROR(CONCATENATE(K471,&quot;&quot; (&quot;&quot;,TO_TEXT(VLOOKUP(H471,'Skill Data'!$A$2:$C$502,3)),&quot;&quot;; &quot;&quot;,VLOOKUP(TRUNC(VLOOKUP(H47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2];[.$A$2:.$B$503];2)));VLOOKUP([.E472];[.$A$2:.$B$503];2);&quot; &quot;);&quot;&quot;)">
            <text:p/>
          </table:table-cell>
          <table:table-cell table:style-name="ce120" table:formula="of:=IFERROR(IF(NOT([.F472]=&quot; &quot;);VLOOKUP([.F472];[.$E$2:.$G$503];3)+0.1;CELL(&quot;row&quot;;[.E4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2]=&quot; &quot;);CONCATENATE(&quot;     &quot;;VLOOKUP([.H472];[.$A$2:.$C$503];3));VLOOKUP([.H472];[.$A$2:.$C$503];3));&quot;&quot;)">
            <text:p/>
          </table:table-cell>
          <table:table-cell table:style-name="ce120" table:formula="of:=IFERROR(__xludf.dummyfunction(&quot;IFERROR(CONCATENATE(K472,&quot;&quot; (&quot;&quot;,TO_TEXT(VLOOKUP(H472,'Skill Data'!$A$2:$C$502,3)),&quot;&quot;; &quot;&quot;,VLOOKUP(TRUNC(VLOOKUP(H47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3];[.$A$2:.$B$503];2)));VLOOKUP([.E473];[.$A$2:.$B$503];2);&quot; &quot;);&quot;&quot;)">
            <text:p/>
          </table:table-cell>
          <table:table-cell table:style-name="ce120" table:formula="of:=IFERROR(IF(NOT([.F473]=&quot; &quot;);VLOOKUP([.F473];[.$E$2:.$G$503];3)+0.1;CELL(&quot;row&quot;;[.E4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3]=&quot; &quot;);CONCATENATE(&quot;     &quot;;VLOOKUP([.H473];[.$A$2:.$C$503];3));VLOOKUP([.H473];[.$A$2:.$C$503];3));&quot;&quot;)">
            <text:p/>
          </table:table-cell>
          <table:table-cell table:style-name="ce120" table:formula="of:=IFERROR(__xludf.dummyfunction(&quot;IFERROR(CONCATENATE(K473,&quot;&quot; (&quot;&quot;,TO_TEXT(VLOOKUP(H473,'Skill Data'!$A$2:$C$502,3)),&quot;&quot;; &quot;&quot;,VLOOKUP(TRUNC(VLOOKUP(H47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4];[.$A$2:.$B$503];2)));VLOOKUP([.E474];[.$A$2:.$B$503];2);&quot; &quot;);&quot;&quot;)">
            <text:p/>
          </table:table-cell>
          <table:table-cell table:style-name="ce120" table:formula="of:=IFERROR(IF(NOT([.F474]=&quot; &quot;);VLOOKUP([.F474];[.$E$2:.$G$503];3)+0.1;CELL(&quot;row&quot;;[.E4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4]=&quot; &quot;);CONCATENATE(&quot;     &quot;;VLOOKUP([.H474];[.$A$2:.$C$503];3));VLOOKUP([.H474];[.$A$2:.$C$503];3));&quot;&quot;)">
            <text:p/>
          </table:table-cell>
          <table:table-cell table:style-name="ce120" table:formula="of:=IFERROR(__xludf.dummyfunction(&quot;IFERROR(CONCATENATE(K474,&quot;&quot; (&quot;&quot;,TO_TEXT(VLOOKUP(H474,'Skill Data'!$A$2:$C$502,3)),&quot;&quot;; &quot;&quot;,VLOOKUP(TRUNC(VLOOKUP(H47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5];[.$A$2:.$B$503];2)));VLOOKUP([.E475];[.$A$2:.$B$503];2);&quot; &quot;);&quot;&quot;)">
            <text:p/>
          </table:table-cell>
          <table:table-cell table:style-name="ce120" table:formula="of:=IFERROR(IF(NOT([.F475]=&quot; &quot;);VLOOKUP([.F475];[.$E$2:.$G$503];3)+0.1;CELL(&quot;row&quot;;[.E4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5]=&quot; &quot;);CONCATENATE(&quot;     &quot;;VLOOKUP([.H475];[.$A$2:.$C$503];3));VLOOKUP([.H475];[.$A$2:.$C$503];3));&quot;&quot;)">
            <text:p/>
          </table:table-cell>
          <table:table-cell table:style-name="ce120" table:formula="of:=IFERROR(__xludf.dummyfunction(&quot;IFERROR(CONCATENATE(K475,&quot;&quot; (&quot;&quot;,TO_TEXT(VLOOKUP(H475,'Skill Data'!$A$2:$C$502,3)),&quot;&quot;; &quot;&quot;,VLOOKUP(TRUNC(VLOOKUP(H47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6];[.$A$2:.$B$503];2)));VLOOKUP([.E476];[.$A$2:.$B$503];2);&quot; &quot;);&quot;&quot;)">
            <text:p/>
          </table:table-cell>
          <table:table-cell table:style-name="ce120" table:formula="of:=IFERROR(IF(NOT([.F476]=&quot; &quot;);VLOOKUP([.F476];[.$E$2:.$G$503];3)+0.1;CELL(&quot;row&quot;;[.E4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6]=&quot; &quot;);CONCATENATE(&quot;     &quot;;VLOOKUP([.H476];[.$A$2:.$C$503];3));VLOOKUP([.H476];[.$A$2:.$C$503];3));&quot;&quot;)">
            <text:p/>
          </table:table-cell>
          <table:table-cell table:style-name="ce120" table:formula="of:=IFERROR(__xludf.dummyfunction(&quot;IFERROR(CONCATENATE(K476,&quot;&quot; (&quot;&quot;,TO_TEXT(VLOOKUP(H476,'Skill Data'!$A$2:$C$502,3)),&quot;&quot;; &quot;&quot;,VLOOKUP(TRUNC(VLOOKUP(H47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7];[.$A$2:.$B$503];2)));VLOOKUP([.E477];[.$A$2:.$B$503];2);&quot; &quot;);&quot;&quot;)">
            <text:p/>
          </table:table-cell>
          <table:table-cell table:style-name="ce120" table:formula="of:=IFERROR(IF(NOT([.F477]=&quot; &quot;);VLOOKUP([.F477];[.$E$2:.$G$503];3)+0.1;CELL(&quot;row&quot;;[.E4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7]=&quot; &quot;);CONCATENATE(&quot;     &quot;;VLOOKUP([.H477];[.$A$2:.$C$503];3));VLOOKUP([.H477];[.$A$2:.$C$503];3));&quot;&quot;)">
            <text:p/>
          </table:table-cell>
          <table:table-cell table:style-name="ce120" table:formula="of:=IFERROR(__xludf.dummyfunction(&quot;IFERROR(CONCATENATE(K477,&quot;&quot; (&quot;&quot;,TO_TEXT(VLOOKUP(H477,'Skill Data'!$A$2:$C$502,3)),&quot;&quot;; &quot;&quot;,VLOOKUP(TRUNC(VLOOKUP(H47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8];[.$A$2:.$B$503];2)));VLOOKUP([.E478];[.$A$2:.$B$503];2);&quot; &quot;);&quot;&quot;)">
            <text:p/>
          </table:table-cell>
          <table:table-cell table:style-name="ce120" table:formula="of:=IFERROR(IF(NOT([.F478]=&quot; &quot;);VLOOKUP([.F478];[.$E$2:.$G$503];3)+0.1;CELL(&quot;row&quot;;[.E4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8]=&quot; &quot;);CONCATENATE(&quot;     &quot;;VLOOKUP([.H478];[.$A$2:.$C$503];3));VLOOKUP([.H478];[.$A$2:.$C$503];3));&quot;&quot;)">
            <text:p/>
          </table:table-cell>
          <table:table-cell table:style-name="ce120" table:formula="of:=IFERROR(__xludf.dummyfunction(&quot;IFERROR(CONCATENATE(K478,&quot;&quot; (&quot;&quot;,TO_TEXT(VLOOKUP(H478,'Skill Data'!$A$2:$C$502,3)),&quot;&quot;; &quot;&quot;,VLOOKUP(TRUNC(VLOOKUP(H47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9];[.$A$2:.$B$503];2)));VLOOKUP([.E479];[.$A$2:.$B$503];2);&quot; &quot;);&quot;&quot;)">
            <text:p/>
          </table:table-cell>
          <table:table-cell table:style-name="ce120" table:formula="of:=IFERROR(IF(NOT([.F479]=&quot; &quot;);VLOOKUP([.F479];[.$E$2:.$G$503];3)+0.1;CELL(&quot;row&quot;;[.E4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9]=&quot; &quot;);CONCATENATE(&quot;     &quot;;VLOOKUP([.H479];[.$A$2:.$C$503];3));VLOOKUP([.H479];[.$A$2:.$C$503];3));&quot;&quot;)">
            <text:p/>
          </table:table-cell>
          <table:table-cell table:style-name="ce120" table:formula="of:=IFERROR(__xludf.dummyfunction(&quot;IFERROR(CONCATENATE(K479,&quot;&quot; (&quot;&quot;,TO_TEXT(VLOOKUP(H479,'Skill Data'!$A$2:$C$502,3)),&quot;&quot;; &quot;&quot;,VLOOKUP(TRUNC(VLOOKUP(H47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0];[.$A$2:.$B$503];2)));VLOOKUP([.E480];[.$A$2:.$B$503];2);&quot; &quot;);&quot;&quot;)">
            <text:p/>
          </table:table-cell>
          <table:table-cell table:style-name="ce120" table:formula="of:=IFERROR(IF(NOT([.F480]=&quot; &quot;);VLOOKUP([.F480];[.$E$2:.$G$503];3)+0.1;CELL(&quot;row&quot;;[.E4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0]=&quot; &quot;);CONCATENATE(&quot;     &quot;;VLOOKUP([.H480];[.$A$2:.$C$503];3));VLOOKUP([.H480];[.$A$2:.$C$503];3));&quot;&quot;)">
            <text:p/>
          </table:table-cell>
          <table:table-cell table:style-name="ce120" table:formula="of:=IFERROR(__xludf.dummyfunction(&quot;IFERROR(CONCATENATE(K480,&quot;&quot; (&quot;&quot;,TO_TEXT(VLOOKUP(H480,'Skill Data'!$A$2:$C$502,3)),&quot;&quot;; &quot;&quot;,VLOOKUP(TRUNC(VLOOKUP(H48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1];[.$A$2:.$B$503];2)));VLOOKUP([.E481];[.$A$2:.$B$503];2);&quot; &quot;);&quot;&quot;)">
            <text:p/>
          </table:table-cell>
          <table:table-cell table:style-name="ce120" table:formula="of:=IFERROR(IF(NOT([.F481]=&quot; &quot;);VLOOKUP([.F481];[.$E$2:.$G$503];3)+0.1;CELL(&quot;row&quot;;[.E4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1]=&quot; &quot;);CONCATENATE(&quot;     &quot;;VLOOKUP([.H481];[.$A$2:.$C$503];3));VLOOKUP([.H481];[.$A$2:.$C$503];3));&quot;&quot;)">
            <text:p/>
          </table:table-cell>
          <table:table-cell table:style-name="ce120" table:formula="of:=IFERROR(__xludf.dummyfunction(&quot;IFERROR(CONCATENATE(K481,&quot;&quot; (&quot;&quot;,TO_TEXT(VLOOKUP(H481,'Skill Data'!$A$2:$C$502,3)),&quot;&quot;; &quot;&quot;,VLOOKUP(TRUNC(VLOOKUP(H48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2];[.$A$2:.$B$503];2)));VLOOKUP([.E482];[.$A$2:.$B$503];2);&quot; &quot;);&quot;&quot;)">
            <text:p/>
          </table:table-cell>
          <table:table-cell table:style-name="ce120" table:formula="of:=IFERROR(IF(NOT([.F482]=&quot; &quot;);VLOOKUP([.F482];[.$E$2:.$G$503];3)+0.1;CELL(&quot;row&quot;;[.E4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2]=&quot; &quot;);CONCATENATE(&quot;     &quot;;VLOOKUP([.H482];[.$A$2:.$C$503];3));VLOOKUP([.H482];[.$A$2:.$C$503];3));&quot;&quot;)">
            <text:p/>
          </table:table-cell>
          <table:table-cell table:style-name="ce120" table:formula="of:=IFERROR(__xludf.dummyfunction(&quot;IFERROR(CONCATENATE(K482,&quot;&quot; (&quot;&quot;,TO_TEXT(VLOOKUP(H482,'Skill Data'!$A$2:$C$502,3)),&quot;&quot;; &quot;&quot;,VLOOKUP(TRUNC(VLOOKUP(H48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3];[.$A$2:.$B$503];2)));VLOOKUP([.E483];[.$A$2:.$B$503];2);&quot; &quot;);&quot;&quot;)">
            <text:p/>
          </table:table-cell>
          <table:table-cell table:style-name="ce120" table:formula="of:=IFERROR(IF(NOT([.F483]=&quot; &quot;);VLOOKUP([.F483];[.$E$2:.$G$503];3)+0.1;CELL(&quot;row&quot;;[.E4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3]=&quot; &quot;);CONCATENATE(&quot;     &quot;;VLOOKUP([.H483];[.$A$2:.$C$503];3));VLOOKUP([.H483];[.$A$2:.$C$503];3));&quot;&quot;)">
            <text:p/>
          </table:table-cell>
          <table:table-cell table:style-name="ce120" table:formula="of:=IFERROR(__xludf.dummyfunction(&quot;IFERROR(CONCATENATE(K483,&quot;&quot; (&quot;&quot;,TO_TEXT(VLOOKUP(H483,'Skill Data'!$A$2:$C$502,3)),&quot;&quot;; &quot;&quot;,VLOOKUP(TRUNC(VLOOKUP(H48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4];[.$A$2:.$B$503];2)));VLOOKUP([.E484];[.$A$2:.$B$503];2);&quot; &quot;);&quot;&quot;)">
            <text:p/>
          </table:table-cell>
          <table:table-cell table:style-name="ce120" table:formula="of:=IFERROR(IF(NOT([.F484]=&quot; &quot;);VLOOKUP([.F484];[.$E$2:.$G$503];3)+0.1;CELL(&quot;row&quot;;[.E4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4]=&quot; &quot;);CONCATENATE(&quot;     &quot;;VLOOKUP([.H484];[.$A$2:.$C$503];3));VLOOKUP([.H484];[.$A$2:.$C$503];3));&quot;&quot;)">
            <text:p/>
          </table:table-cell>
          <table:table-cell table:style-name="ce120" table:formula="of:=IFERROR(__xludf.dummyfunction(&quot;IFERROR(CONCATENATE(K484,&quot;&quot; (&quot;&quot;,TO_TEXT(VLOOKUP(H484,'Skill Data'!$A$2:$C$502,3)),&quot;&quot;; &quot;&quot;,VLOOKUP(TRUNC(VLOOKUP(H48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5];[.$A$2:.$B$503];2)));VLOOKUP([.E485];[.$A$2:.$B$503];2);&quot; &quot;);&quot;&quot;)">
            <text:p/>
          </table:table-cell>
          <table:table-cell table:style-name="ce120" table:formula="of:=IFERROR(IF(NOT([.F485]=&quot; &quot;);VLOOKUP([.F485];[.$E$2:.$G$503];3)+0.1;CELL(&quot;row&quot;;[.E4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5]=&quot; &quot;);CONCATENATE(&quot;     &quot;;VLOOKUP([.H485];[.$A$2:.$C$503];3));VLOOKUP([.H485];[.$A$2:.$C$503];3));&quot;&quot;)">
            <text:p/>
          </table:table-cell>
          <table:table-cell table:style-name="ce120" table:formula="of:=IFERROR(__xludf.dummyfunction(&quot;IFERROR(CONCATENATE(K485,&quot;&quot; (&quot;&quot;,TO_TEXT(VLOOKUP(H485,'Skill Data'!$A$2:$C$502,3)),&quot;&quot;; &quot;&quot;,VLOOKUP(TRUNC(VLOOKUP(H48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6];[.$A$2:.$B$503];2)));VLOOKUP([.E486];[.$A$2:.$B$503];2);&quot; &quot;);&quot;&quot;)">
            <text:p/>
          </table:table-cell>
          <table:table-cell table:style-name="ce120" table:formula="of:=IFERROR(IF(NOT([.F486]=&quot; &quot;);VLOOKUP([.F486];[.$E$2:.$G$503];3)+0.1;CELL(&quot;row&quot;;[.E4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6]=&quot; &quot;);CONCATENATE(&quot;     &quot;;VLOOKUP([.H486];[.$A$2:.$C$503];3));VLOOKUP([.H486];[.$A$2:.$C$503];3));&quot;&quot;)">
            <text:p/>
          </table:table-cell>
          <table:table-cell table:style-name="ce120" table:formula="of:=IFERROR(__xludf.dummyfunction(&quot;IFERROR(CONCATENATE(K486,&quot;&quot; (&quot;&quot;,TO_TEXT(VLOOKUP(H486,'Skill Data'!$A$2:$C$502,3)),&quot;&quot;; &quot;&quot;,VLOOKUP(TRUNC(VLOOKUP(H48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7];[.$A$2:.$B$503];2)));VLOOKUP([.E487];[.$A$2:.$B$503];2);&quot; &quot;);&quot;&quot;)">
            <text:p/>
          </table:table-cell>
          <table:table-cell table:style-name="ce120" table:formula="of:=IFERROR(IF(NOT([.F487]=&quot; &quot;);VLOOKUP([.F487];[.$E$2:.$G$503];3)+0.1;CELL(&quot;row&quot;;[.E4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7]=&quot; &quot;);CONCATENATE(&quot;     &quot;;VLOOKUP([.H487];[.$A$2:.$C$503];3));VLOOKUP([.H487];[.$A$2:.$C$503];3));&quot;&quot;)">
            <text:p/>
          </table:table-cell>
          <table:table-cell table:style-name="ce120" table:formula="of:=IFERROR(__xludf.dummyfunction(&quot;IFERROR(CONCATENATE(K487,&quot;&quot; (&quot;&quot;,TO_TEXT(VLOOKUP(H487,'Skill Data'!$A$2:$C$502,3)),&quot;&quot;; &quot;&quot;,VLOOKUP(TRUNC(VLOOKUP(H48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8];[.$A$2:.$B$503];2)));VLOOKUP([.E488];[.$A$2:.$B$503];2);&quot; &quot;);&quot;&quot;)">
            <text:p/>
          </table:table-cell>
          <table:table-cell table:style-name="ce120" table:formula="of:=IFERROR(IF(NOT([.F488]=&quot; &quot;);VLOOKUP([.F488];[.$E$2:.$G$503];3)+0.1;CELL(&quot;row&quot;;[.E4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8]=&quot; &quot;);CONCATENATE(&quot;     &quot;;VLOOKUP([.H488];[.$A$2:.$C$503];3));VLOOKUP([.H488];[.$A$2:.$C$503];3));&quot;&quot;)">
            <text:p/>
          </table:table-cell>
          <table:table-cell table:style-name="ce120" table:formula="of:=IFERROR(__xludf.dummyfunction(&quot;IFERROR(CONCATENATE(K488,&quot;&quot; (&quot;&quot;,TO_TEXT(VLOOKUP(H488,'Skill Data'!$A$2:$C$502,3)),&quot;&quot;; &quot;&quot;,VLOOKUP(TRUNC(VLOOKUP(H48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9];[.$A$2:.$B$503];2)));VLOOKUP([.E489];[.$A$2:.$B$503];2);&quot; &quot;);&quot;&quot;)">
            <text:p/>
          </table:table-cell>
          <table:table-cell table:style-name="ce120" table:formula="of:=IFERROR(IF(NOT([.F489]=&quot; &quot;);VLOOKUP([.F489];[.$E$2:.$G$503];3)+0.1;CELL(&quot;row&quot;;[.E4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9]=&quot; &quot;);CONCATENATE(&quot;     &quot;;VLOOKUP([.H489];[.$A$2:.$C$503];3));VLOOKUP([.H489];[.$A$2:.$C$503];3));&quot;&quot;)">
            <text:p/>
          </table:table-cell>
          <table:table-cell table:style-name="ce120" table:formula="of:=IFERROR(__xludf.dummyfunction(&quot;IFERROR(CONCATENATE(K489,&quot;&quot; (&quot;&quot;,TO_TEXT(VLOOKUP(H489,'Skill Data'!$A$2:$C$502,3)),&quot;&quot;; &quot;&quot;,VLOOKUP(TRUNC(VLOOKUP(H48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0];[.$A$2:.$B$503];2)));VLOOKUP([.E490];[.$A$2:.$B$503];2);&quot; &quot;);&quot;&quot;)">
            <text:p/>
          </table:table-cell>
          <table:table-cell table:style-name="ce120" table:formula="of:=IFERROR(IF(NOT([.F490]=&quot; &quot;);VLOOKUP([.F490];[.$E$2:.$G$503];3)+0.1;CELL(&quot;row&quot;;[.E4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0]=&quot; &quot;);CONCATENATE(&quot;     &quot;;VLOOKUP([.H490];[.$A$2:.$C$503];3));VLOOKUP([.H490];[.$A$2:.$C$503];3));&quot;&quot;)">
            <text:p/>
          </table:table-cell>
          <table:table-cell table:style-name="ce120" table:formula="of:=IFERROR(__xludf.dummyfunction(&quot;IFERROR(CONCATENATE(K490,&quot;&quot; (&quot;&quot;,TO_TEXT(VLOOKUP(H490,'Skill Data'!$A$2:$C$502,3)),&quot;&quot;; &quot;&quot;,VLOOKUP(TRUNC(VLOOKUP(H49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1];[.$A$2:.$B$503];2)));VLOOKUP([.E491];[.$A$2:.$B$503];2);&quot; &quot;);&quot;&quot;)">
            <text:p/>
          </table:table-cell>
          <table:table-cell table:style-name="ce120" table:formula="of:=IFERROR(IF(NOT([.F491]=&quot; &quot;);VLOOKUP([.F491];[.$E$2:.$G$503];3)+0.1;CELL(&quot;row&quot;;[.E4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1]=&quot; &quot;);CONCATENATE(&quot;     &quot;;VLOOKUP([.H491];[.$A$2:.$C$503];3));VLOOKUP([.H491];[.$A$2:.$C$503];3));&quot;&quot;)">
            <text:p/>
          </table:table-cell>
          <table:table-cell table:style-name="ce120" table:formula="of:=IFERROR(__xludf.dummyfunction(&quot;IFERROR(CONCATENATE(K491,&quot;&quot; (&quot;&quot;,TO_TEXT(VLOOKUP(H491,'Skill Data'!$A$2:$C$502,3)),&quot;&quot;; &quot;&quot;,VLOOKUP(TRUNC(VLOOKUP(H49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2];[.$A$2:.$B$503];2)));VLOOKUP([.E492];[.$A$2:.$B$503];2);&quot; &quot;);&quot;&quot;)">
            <text:p/>
          </table:table-cell>
          <table:table-cell table:style-name="ce120" table:formula="of:=IFERROR(IF(NOT([.F492]=&quot; &quot;);VLOOKUP([.F492];[.$E$2:.$G$503];3)+0.1;CELL(&quot;row&quot;;[.E4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2]=&quot; &quot;);CONCATENATE(&quot;     &quot;;VLOOKUP([.H492];[.$A$2:.$C$503];3));VLOOKUP([.H492];[.$A$2:.$C$503];3));&quot;&quot;)">
            <text:p/>
          </table:table-cell>
          <table:table-cell table:style-name="ce120" table:formula="of:=IFERROR(__xludf.dummyfunction(&quot;IFERROR(CONCATENATE(K492,&quot;&quot; (&quot;&quot;,TO_TEXT(VLOOKUP(H492,'Skill Data'!$A$2:$C$502,3)),&quot;&quot;; &quot;&quot;,VLOOKUP(TRUNC(VLOOKUP(H49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3];[.$A$2:.$B$503];2)));VLOOKUP([.E493];[.$A$2:.$B$503];2);&quot; &quot;);&quot;&quot;)">
            <text:p/>
          </table:table-cell>
          <table:table-cell table:style-name="ce120" table:formula="of:=IFERROR(IF(NOT([.F493]=&quot; &quot;);VLOOKUP([.F493];[.$E$2:.$G$503];3)+0.1;CELL(&quot;row&quot;;[.E4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3]=&quot; &quot;);CONCATENATE(&quot;     &quot;;VLOOKUP([.H493];[.$A$2:.$C$503];3));VLOOKUP([.H493];[.$A$2:.$C$503];3));&quot;&quot;)">
            <text:p/>
          </table:table-cell>
          <table:table-cell table:style-name="ce120" table:formula="of:=IFERROR(__xludf.dummyfunction(&quot;IFERROR(CONCATENATE(K493,&quot;&quot; (&quot;&quot;,TO_TEXT(VLOOKUP(H493,'Skill Data'!$A$2:$C$502,3)),&quot;&quot;; &quot;&quot;,VLOOKUP(TRUNC(VLOOKUP(H49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4];[.$A$2:.$B$503];2)));VLOOKUP([.E494];[.$A$2:.$B$503];2);&quot; &quot;);&quot;&quot;)">
            <text:p/>
          </table:table-cell>
          <table:table-cell table:style-name="ce120" table:formula="of:=IFERROR(IF(NOT([.F494]=&quot; &quot;);VLOOKUP([.F494];[.$E$2:.$G$503];3)+0.1;CELL(&quot;row&quot;;[.E4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4]=&quot; &quot;);CONCATENATE(&quot;     &quot;;VLOOKUP([.H494];[.$A$2:.$C$503];3));VLOOKUP([.H494];[.$A$2:.$C$503];3));&quot;&quot;)">
            <text:p/>
          </table:table-cell>
          <table:table-cell table:style-name="ce120" table:formula="of:=IFERROR(__xludf.dummyfunction(&quot;IFERROR(CONCATENATE(K494,&quot;&quot; (&quot;&quot;,TO_TEXT(VLOOKUP(H494,'Skill Data'!$A$2:$C$502,3)),&quot;&quot;; &quot;&quot;,VLOOKUP(TRUNC(VLOOKUP(H494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5];[.$A$2:.$B$503];2)));VLOOKUP([.E495];[.$A$2:.$B$503];2);&quot; &quot;);&quot;&quot;)">
            <text:p/>
          </table:table-cell>
          <table:table-cell table:style-name="ce120" table:formula="of:=IFERROR(IF(NOT([.F495]=&quot; &quot;);VLOOKUP([.F495];[.$E$2:.$G$503];3)+0.1;CELL(&quot;row&quot;;[.E4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5]=&quot; &quot;);CONCATENATE(&quot;     &quot;;VLOOKUP([.H495];[.$A$2:.$C$503];3));VLOOKUP([.H495];[.$A$2:.$C$503];3));&quot;&quot;)">
            <text:p/>
          </table:table-cell>
          <table:table-cell table:style-name="ce120" table:formula="of:=IFERROR(__xludf.dummyfunction(&quot;IFERROR(CONCATENATE(K495,&quot;&quot; (&quot;&quot;,TO_TEXT(VLOOKUP(H495,'Skill Data'!$A$2:$C$502,3)),&quot;&quot;; &quot;&quot;,VLOOKUP(TRUNC(VLOOKUP(H495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6];[.$A$2:.$B$503];2)));VLOOKUP([.E496];[.$A$2:.$B$503];2);&quot; &quot;);&quot;&quot;)">
            <text:p/>
          </table:table-cell>
          <table:table-cell table:style-name="ce120" table:formula="of:=IFERROR(IF(NOT([.F496]=&quot; &quot;);VLOOKUP([.F496];[.$E$2:.$G$503];3)+0.1;CELL(&quot;row&quot;;[.E4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6]=&quot; &quot;);CONCATENATE(&quot;     &quot;;VLOOKUP([.H496];[.$A$2:.$C$503];3));VLOOKUP([.H496];[.$A$2:.$C$503];3));&quot;&quot;)">
            <text:p/>
          </table:table-cell>
          <table:table-cell table:style-name="ce120" table:formula="of:=IFERROR(__xludf.dummyfunction(&quot;IFERROR(CONCATENATE(K496,&quot;&quot; (&quot;&quot;,TO_TEXT(VLOOKUP(H496,'Skill Data'!$A$2:$C$502,3)),&quot;&quot;; &quot;&quot;,VLOOKUP(TRUNC(VLOOKUP(H496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7];[.$A$2:.$B$503];2)));VLOOKUP([.E497];[.$A$2:.$B$503];2);&quot; &quot;);&quot;&quot;)">
            <text:p/>
          </table:table-cell>
          <table:table-cell table:style-name="ce120" table:formula="of:=IFERROR(IF(NOT([.F497]=&quot; &quot;);VLOOKUP([.F497];[.$E$2:.$G$503];3)+0.1;CELL(&quot;row&quot;;[.E4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7]=&quot; &quot;);CONCATENATE(&quot;     &quot;;VLOOKUP([.H497];[.$A$2:.$C$503];3));VLOOKUP([.H497];[.$A$2:.$C$503];3));&quot;&quot;)">
            <text:p/>
          </table:table-cell>
          <table:table-cell table:style-name="ce120" table:formula="of:=IFERROR(__xludf.dummyfunction(&quot;IFERROR(CONCATENATE(K497,&quot;&quot; (&quot;&quot;,TO_TEXT(VLOOKUP(H497,'Skill Data'!$A$2:$C$502,3)),&quot;&quot;; &quot;&quot;,VLOOKUP(TRUNC(VLOOKUP(H497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8];[.$A$2:.$B$503];2)));VLOOKUP([.E498];[.$A$2:.$B$503];2);&quot; &quot;);&quot;&quot;)">
            <text:p/>
          </table:table-cell>
          <table:table-cell table:style-name="ce120" table:formula="of:=IFERROR(IF(NOT([.F498]=&quot; &quot;);VLOOKUP([.F498];[.$E$2:.$G$503];3)+0.1;CELL(&quot;row&quot;;[.E4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8]=&quot; &quot;);CONCATENATE(&quot;     &quot;;VLOOKUP([.H498];[.$A$2:.$C$503];3));VLOOKUP([.H498];[.$A$2:.$C$503];3));&quot;&quot;)">
            <text:p/>
          </table:table-cell>
          <table:table-cell table:style-name="ce120" table:formula="of:=IFERROR(__xludf.dummyfunction(&quot;IFERROR(CONCATENATE(K498,&quot;&quot; (&quot;&quot;,TO_TEXT(VLOOKUP(H498,'Skill Data'!$A$2:$C$502,3)),&quot;&quot;; &quot;&quot;,VLOOKUP(TRUNC(VLOOKUP(H498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9];[.$A$2:.$B$503];2)));VLOOKUP([.E499];[.$A$2:.$B$503];2);&quot; &quot;);&quot;&quot;)">
            <text:p/>
          </table:table-cell>
          <table:table-cell table:style-name="ce120" table:formula="of:=IFERROR(IF(NOT([.F499]=&quot; &quot;);VLOOKUP([.F499];[.$E$2:.$G$503];3)+0.1;CELL(&quot;row&quot;;[.E4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9]=&quot; &quot;);CONCATENATE(&quot;     &quot;;VLOOKUP([.H499];[.$A$2:.$C$503];3));VLOOKUP([.H499];[.$A$2:.$C$503];3));&quot;&quot;)">
            <text:p/>
          </table:table-cell>
          <table:table-cell table:style-name="ce120" table:formula="of:=IFERROR(__xludf.dummyfunction(&quot;IFERROR(CONCATENATE(K499,&quot;&quot; (&quot;&quot;,TO_TEXT(VLOOKUP(H499,'Skill Data'!$A$2:$C$502,3)),&quot;&quot;; &quot;&quot;,VLOOKUP(TRUNC(VLOOKUP(H499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0];[.$A$2:.$B$503];2)));VLOOKUP([.E500];[.$A$2:.$B$503];2);&quot; &quot;);&quot;&quot;)">
            <text:p/>
          </table:table-cell>
          <table:table-cell table:style-name="ce120" table:formula="of:=IFERROR(IF(NOT([.F500]=&quot; &quot;);VLOOKUP([.F500];[.$E$2:.$G$503];3)+0.1;CELL(&quot;row&quot;;[.E5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0]=&quot; &quot;);CONCATENATE(&quot;     &quot;;VLOOKUP([.H500];[.$A$2:.$C$503];3));VLOOKUP([.H500];[.$A$2:.$C$503];3));&quot;&quot;)">
            <text:p/>
          </table:table-cell>
          <table:table-cell table:style-name="ce120" table:formula="of:=IFERROR(__xludf.dummyfunction(&quot;IFERROR(CONCATENATE(K500,&quot;&quot; (&quot;&quot;,TO_TEXT(VLOOKUP(H500,'Skill Data'!$A$2:$C$502,3)),&quot;&quot;; &quot;&quot;,VLOOKUP(TRUNC(VLOOKUP(H500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1];[.$A$2:.$B$503];2)));VLOOKUP([.E501];[.$A$2:.$B$503];2);&quot; &quot;);&quot;&quot;)">
            <text:p/>
          </table:table-cell>
          <table:table-cell table:style-name="ce120" table:formula="of:=IFERROR(IF(NOT([.F501]=&quot; &quot;);VLOOKUP([.F501];[.$E$2:.$G$503];3)+0.1;CELL(&quot;row&quot;;[.E5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1]=&quot; &quot;);CONCATENATE(&quot;     &quot;;VLOOKUP([.H501];[.$A$2:.$C$503];3));VLOOKUP([.H501];[.$A$2:.$C$503];3));&quot;&quot;)">
            <text:p/>
          </table:table-cell>
          <table:table-cell table:style-name="ce120" table:formula="of:=IFERROR(__xludf.dummyfunction(&quot;IFERROR(CONCATENATE(K501,&quot;&quot; (&quot;&quot;,TO_TEXT(VLOOKUP(H501,'Skill Data'!$A$2:$C$502,3)),&quot;&quot;; &quot;&quot;,VLOOKUP(TRUNC(VLOOKUP(H501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2];[.$A$2:.$B$503];2)));VLOOKUP([.E502];[.$A$2:.$B$503];2);&quot; &quot;);&quot;&quot;)">
            <text:p/>
          </table:table-cell>
          <table:table-cell table:style-name="ce120" table:formula="of:=IFERROR(IF(NOT([.F502]=&quot; &quot;);VLOOKUP([.F502];[.$E$2:.$G$503];3)+0.1;CELL(&quot;row&quot;;[.E5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2]=&quot; &quot;);CONCATENATE(&quot;     &quot;;VLOOKUP([.H502];[.$A$2:.$C$503];3));VLOOKUP([.H502];[.$A$2:.$C$503];3));&quot;&quot;)">
            <text:p/>
          </table:table-cell>
          <table:table-cell table:style-name="ce120" table:formula="of:=IFERROR(__xludf.dummyfunction(&quot;IFERROR(CONCATENATE(K502,&quot;&quot; (&quot;&quot;,TO_TEXT(VLOOKUP(H502,'Skill Data'!$A$2:$C$502,3)),&quot;&quot;; &quot;&quot;,VLOOKUP(TRUNC(VLOOKUP(H502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3];[.$A$2:.$B$503];2)));VLOOKUP([.E503];[.$A$2:.$B$503];2);&quot; &quot;);&quot;&quot;)">
            <text:p/>
          </table:table-cell>
          <table:table-cell table:style-name="ce120" table:formula="of:=IFERROR(IF(NOT([.F503]=&quot; &quot;);VLOOKUP([.F503];[.$E$2:.$G$503];3)+0.1;CELL(&quot;row&quot;;[.E5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3]=&quot; &quot;);CONCATENATE(&quot;     &quot;;VLOOKUP([.H503];[.$A$2:.$C$503];3));VLOOKUP([.H503];[.$A$2:.$C$503];3));&quot;&quot;)">
            <text:p/>
          </table:table-cell>
          <table:table-cell table:style-name="ce120" table:formula="of:=IFERROR(__xludf.dummyfunction(&quot;IFERROR(CONCATENATE(K503,&quot;&quot; (&quot;&quot;,TO_TEXT(VLOOKUP(H503,'Skill Data'!$A$2:$C$502,3)),&quot;&quot;; &quot;&quot;,VLOOKUP(TRUNC(VLOOKUP(H503,'Skill Data'!$A$2:$C$502,3)),Data!$S$16:$T$265,2),&quot;&quot;)&quot;&quot;),&quot;&quot;&quot;&quot;)&quot;);&quot;&quot;)">
            <text:p/>
          </table:table-cell>
          <table:table-cell table:number-columns-repeated="52"/>
        </table:table-row>
        <table:table-row table:style-name="ro4" table:number-rows-repeated="10480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XP Log" table:style-name="ta6">
        <table:table-column table:style-name="co18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4" table:default-cell-style-name="Default"/>
        <table:table-column table:style-name="co11" table:number-columns-repeated="50" table:default-cell-style-name="Default"/>
        <table:table-row table:style-name="ro3">
          <table:table-cell table:style-name="ce123" office:value-type="string" calcext:value-type="string">
            <text:p>T</text:p>
          </table:table-cell>
          <table:table-cell table:style-name="ce124" office:value-type="string" calcext:value-type="string">
            <text:p>XP Gained</text:p>
          </table:table-cell>
          <table:table-cell table:style-name="ce123" office:value-type="string" calcext:value-type="string">
            <text:p>Book #</text:p>
          </table:table-cell>
          <table:table-cell table:style-name="ce123" office:value-type="string" calcext:value-type="string">
            <text:p>Chapter #</text:p>
          </table:table-cell>
          <table:table-cell table:style-name="ce123" office:value-type="string" calcext:value-type="string">
            <text:p>Level</text:p>
          </table:table-cell>
          <table:table-cell table:style-name="ce123" office:value-type="string" calcext:value-type="string">
            <text:p>Note</text:p>
          </table:table-cell>
          <table:table-cell table:style-name="ce123" table:number-columns-repeated="8"/>
          <table:table-cell table:number-columns-repeated="50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3" table:formula="of:=IFERROR(VLOOKUP([.$B$2];[$Data.$R$16:$Data.$AF$115];2;TRUE()))" office:value-type="float" office:value="1" calcext:value-type="float">
            <text:p>1</text:p>
          </table:table-cell>
          <table:table-cell table:style-name="ce128" office:value-type="string" calcext:value-type="string">
            <text:p>5 Novice skills</text:p>
          </table:table-cell>
          <table:table-cell table:style-name="ce118"/>
          <table:table-cell table:style-name="ce118" office:value-type="string" calcext:value-type="string">
            <text:p>Skill:</text:p>
          </table:table-cell>
          <table:table-cell table:style-name="ce128" table:content-validation-name="val4" office:value-type="string" calcext:value-type="string">
            <text:p>Sex</text:p>
          </table:table-cell>
          <table:table-cell/>
          <table:table-cell table:formula="of:=TRUNC(VLOOKUP([.I2];[$'Skill Data'.A2:$'Skill Data'.C494];3;TRUE());0)" office:value-type="float" office:value="61" calcext:value-type="float">
            <text:p>61</text:p>
          </table:table-cell>
          <table:table-cell table:number-columns-repeated="53"/>
        </table:table-row>
        <table:table-row table:style-name="ro3">
          <table:table-cell table:style-name="ce123" table:formula="of:=[.A2]+1" office:value-type="float" office:value="2" calcext:value-type="float">
            <text:p>2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7" calcext:value-type="float">
            <text:p>7</text:p>
          </table:table-cell>
          <table:table-cell table:style-name="ce123" table:formula="of:=IFERROR(IF(NOT(ISBLANK([.B3])); VLOOKUP(SUM([.$B$2:.B3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Sex to Initiate</text:p>
          </table:table-cell>
          <table:table-cell table:style-name="ce118"/>
          <table:table-cell table:style-name="ce118" office:value-type="string" calcext:value-type="string">
            <text:p>Affinity:</text:p>
          </table:table-cell>
          <table:table-cell table:style-name="ce130" office:value-type="percentage" office:value="1" calcext:value-type="percentage">
            <text:p>100%</text:p>
          </table:table-cell>
          <table:table-cell/>
          <table:table-cell table:formula="of:=IF([.K2]&gt;0;(1/[.K2])^(1/3);1)" office:value-type="float" office:value="0.254032952009366" calcext:value-type="float">
            <text:p>0.254032952009366</text:p>
          </table:table-cell>
          <table:table-cell table:number-columns-repeated="53"/>
        </table:table-row>
        <table:table-row table:style-name="ro3">
          <table:table-cell table:style-name="ce123" table:formula="of:=[.A3]+1" office:value-type="float" office:value="3" calcext:value-type="float">
            <text:p>3</text:p>
          </table:table-cell>
          <table:table-cell table:style-name="ce125" office:value-type="float" office:value="550" calcext:value-type="float">
            <text:p>5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table:formula="of:=IFERROR(IF(NOT(ISBLANK([.B4])); VLOOKUP(SUM([.$B$2:.B4]);[$Data.$R$16:$Data.$AF$115];2;TRUE());&quot;&quot;))" office:value-type="float" office:value="2" calcext:value-type="float">
            <text:p>2</text:p>
          </table:table-cell>
          <table:table-cell table:style-name="ce129" office:value-type="string" calcext:value-type="string">
            <text:p>Friend relationship with Brighid</text:p>
          </table:table-cell>
          <table:table-cell table:style-name="ce118"/>
          <table:table-cell table:style-name="ce118" office:value-type="string" calcext:value-type="string">
            <text:p>EXP to add:</text:p>
          </table:table-cell>
          <table:table-cell table:style-name="ce123" table:formula="of:=(33/2*1.2+162/2*1.2)+(25*7+10*12+15*5)*1.2" office:value-type="float" office:value="561" calcext:value-type="float">
            <text:p>561</text:p>
          </table:table-cell>
          <table:table-cell table:number-columns-repeated="55"/>
        </table:table-row>
        <table:table-row table:style-name="ro3">
          <table:table-cell table:style-name="ce123" table:formula="of:=[.A4]+1" office:value-type="float" office:value="4" calcext:value-type="float">
            <text:p>4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5])); VLOOKUP(SUM([.$B$2:.B5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Intimate relationship with Brighid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]+1" office:value-type="float" office:value="5" calcext:value-type="float">
            <text:p>5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6])); VLOOKUP(SUM([.$B$2:.B6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Foreplay to Novice</text:p>
          </table:table-cell>
          <table:table-cell table:style-name="ce128" table:number-columns-repeated="2"/>
          <table:table-cell table:style-name="ce123" office:value-type="float" office:value="33" calcext:value-type="float">
            <text:p>33</text:p>
            <draw:g table:end-cell-address="'XP Log'.L9" table:end-x="0.5185in" table:end-y="0.1559in" draw:z-index="0" draw:name="Shape 2">
              <draw:custom-shape draw:name="Shape 3" draw:style-name="gr2" draw:text-style-name="P2" svg:width="1.2181in" svg:height="0.5402in" svg:x="1.7031in" svg:y="0.1913in">
                <text:p/>
  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logwidth"/>
                  <draw:equation draw:name="f6" draw:formula="logheight/2"/>
                  <draw:equation draw:name="f7" draw:formula="logwidth/2"/>
                  <draw:equation draw:name="f8" draw:formula="logheight"/>
                  <draw:handle draw:handle-position="?f2 0" draw:handle-range-x-maximum="50000" draw:handle-range-x-minimum="0"/>
                </draw:enhanced-geometry>
              </draw:custom-shape>
              <draw:custom-shape draw:name="Shape 4" draw:style-name="gr3" draw:text-style-name="P4" svg:width="1.4161in" svg:height="0.5402in" svg:x="1.6043in" svg:y="0.1913in">
                <text:p text:style-name="P3"><text:span text:style-name="T1">Updat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8" table:number-columns-repeated="5"/>
          <table:table-cell table:number-columns-repeated="50"/>
        </table:table-row>
        <table:table-row table:style-name="ro3">
          <table:table-cell table:style-name="ce123" table:formula="of:=[.A6]+1" office:value-type="float" office:value="6" calcext:value-type="float">
            <text:p>6</text:p>
          </table:table-cell>
          <table:table-cell table:style-name="ce124" office:value-type="float" office:value="200" calcext:value-type="float">
            <text:p>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table:formula="of:=IFERROR(IF(NOT(ISBLANK([.B7])); VLOOKUP(SUM([.$B$2:.B7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2/3 contribution for killing two Argyl Rattoks</text:p>
          </table:table-cell>
          <table:table-cell table:style-name="ce128" table:number-columns-repeated="2"/>
          <table:table-cell table:style-name="ce123" office:value-type="float" office:value="162" calcext:value-type="float">
            <text:p>162</text:p>
          </table:table-cell>
          <table:table-cell table:style-name="ce128" table:number-columns-repeated="5"/>
          <table:table-cell table:number-columns-repeated="50"/>
        </table:table-row>
        <table:table-row table:style-name="ro3">
          <table:table-cell table:style-name="ce123" table:formula="of:=[.A7]+1" office:value-type="float" office:value="7" calcext:value-type="float">
            <text:p>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7" calcext:value-type="float">
            <text:p>17</text:p>
          </table:table-cell>
          <table:table-cell table:style-name="ce123" table:formula="of:=IFERROR(IF(NOT(ISBLANK([.B8])); VLOOKUP(SUM([.$B$2:.B8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Light Armor to Nov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]+1" office:value-type="float" office:value="8" calcext:value-type="float">
            <text:p>8</text:p>
          </table:table-cell>
          <table:table-cell table:style-name="ce124" office:value-type="float" office:value="1275" calcext:value-type="float">
            <text:p>1,2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9])); VLOOKUP(SUM([.$B$2:.B9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Share for killing 51 Trow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9]+1" office:value-type="float" office:value="9" calcext:value-type="float">
            <text:p>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0])); VLOOKUP(SUM([.$B$2:.B10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Fire Magic to Initiate and Swords to Nov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10]+1" office:value-type="float" office:value="10" calcext:value-type="float">
            <text:p>10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1])); VLOOKUP(SUM([.$B$2:.B11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In Love relationship with Brighid</text:p>
          </table:table-cell>
          <table:table-cell table:style-name="ce128"/>
          <table:table-cell table:style-name="ce128" office:value-type="string" calcext:value-type="string">
            <text:p>120% experience for Sex and Foreplay</text:p>
          </table:table-cell>
          <table:table-cell table:style-name="ce128" table:number-columns-repeated="6"/>
          <table:table-cell table:number-columns-repeated="50"/>
        </table:table-row>
        <table:table-row table:style-name="ro3">
          <table:table-cell table:style-name="ce123" table:formula="of:=[.A11]+1" office:value-type="float" office:value="11" calcext:value-type="float">
            <text:p>1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table:formula="of:=IFERROR(IF(NOT(ISBLANK([.B12])); VLOOKUP(SUM([.$B$2:.B12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Evasion to Initiate</text:p>
          </table:table-cell>
          <table:table-cell table:style-name="ce128"/>
          <table:table-cell table:style-name="ce128" office:value-type="string" calcext:value-type="string">
            <text:p>110% experience for other Sex subskills and all interpersonal skills</text:p>
          </table:table-cell>
          <table:table-cell table:style-name="ce128" table:number-columns-repeated="6"/>
          <table:table-cell table:number-columns-repeated="50"/>
        </table:table-row>
        <table:table-row table:style-name="ro3">
          <table:table-cell table:style-name="ce123" table:formula="of:=[.A12]+1" office:value-type="float" office:value="12" calcext:value-type="float">
            <text:p>12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3])); VLOOKUP(SUM([.$B$2:.B13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Trusted relationship with Brighid</text:p>
          </table:table-cell>
          <table:table-cell table:style-name="ce128"/>
          <table:table-cell table:style-name="ce128" office:value-type="string" calcext:value-type="string">
            <text:p>120% experience for non-Fire Magic spellcasting</text:p>
          </table:table-cell>
          <table:table-cell table:style-name="ce128" table:number-columns-repeated="6"/>
          <table:table-cell table:number-columns-repeated="50"/>
        </table:table-row>
        <table:table-row table:style-name="ro3">
          <table:table-cell table:style-name="ce123" table:formula="of:=[.A13]+1" office:value-type="float" office:value="13" calcext:value-type="float">
            <text:p>13</text:p>
          </table:table-cell>
          <table:table-cell table:style-name="ce124" office:value-type="float" office:value="1100" calcext:value-type="float">
            <text:p>1,1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4])); VLOOKUP(SUM([.$B$2:.B14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iscovery of Ceallach Macht</text:p>
          </table:table-cell>
          <table:table-cell table:style-name="ce128"/>
          <table:table-cell table:style-name="ce128" office:value-type="string" calcext:value-type="string">
            <text:p>Phoenix King epithet gives +10% xp for Anima, Beast, Fire, Oneiromancy</text:p>
          </table:table-cell>
          <table:table-cell table:style-name="ce128" table:number-columns-repeated="6"/>
          <table:table-cell table:number-columns-repeated="50"/>
        </table:table-row>
        <table:table-row table:style-name="ro3">
          <table:table-cell table:style-name="ce123" table:formula="of:=[.A14]+1" office:value-type="float" office:value="14" calcext:value-type="float">
            <text:p>14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15])); VLOOKUP(SUM([.$B$2:.B15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killing a Boar Manikin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15]+1" office:value-type="float" office:value="15" calcext:value-type="float">
            <text:p>15</text:p>
          </table:table-cell>
          <table:table-cell table:style-name="ce124" office:value-type="float" office:value="-3575" calcext:value-type="float">
            <text:p>-3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table:formula="of:=IFERROR(IF(NOT(ISBLANK([.B16])); VLOOKUP(SUM([.$B$2:.B16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16]+1" office:value-type="float" office:value="16" calcext:value-type="float">
            <text:p>16</text:p>
          </table:table-cell>
          <table:table-cell table:style-name="ce124" office:value-type="float" office:value="13750" calcext:value-type="float">
            <text:p>13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17])); VLOOKUP(SUM([.$B$2:.B17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Partner relationship with Brighid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17]+1" office:value-type="float" office:value="17" calcext:value-type="float">
            <text:p>1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6" calcext:value-type="float">
            <text:p>36</text:p>
          </table:table-cell>
          <table:table-cell table:style-name="ce123" table:formula="of:=IFERROR(IF(NOT(ISBLANK([.B18])); VLOOKUP(SUM([.$B$2:.B18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words to Novice</text:p>
          </table:table-cell>
          <table:table-cell table:style-name="ce128" table:number-columns-repeated="2"/>
          <table:table-cell table:style-name="ce128" office:value-type="float" office:value="72" calcext:value-type="float">
            <text:p>72</text:p>
          </table:table-cell>
          <table:table-cell table:style-name="ce128" table:number-columns-repeated="5"/>
          <table:table-cell table:number-columns-repeated="50"/>
        </table:table-row>
        <table:table-row table:style-name="ro3">
          <table:table-cell table:style-name="ce123" table:formula="of:=[.A18]+1" office:value-type="float" office:value="18" calcext:value-type="float">
            <text:p>18</text:p>
          </table:table-cell>
          <table:table-cell table:style-name="ce125" office:value-type="float" office:value="50" calcext:value-type="float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7" calcext:value-type="float">
            <text:p>37</text:p>
          </table:table-cell>
          <table:table-cell table:style-name="ce127" table:formula="of:=IFERROR(IF(NOT(ISBLANK([.B19])); VLOOKUP(SUM([.$B$2:.B19]);[$Data.$R$16:$Data.$AF$115];2;TRUE());&quot;&quot;))" office:value-type="float" office:value="5" calcext:value-type="float">
            <text:p>5</text:p>
          </table:table-cell>
          <table:table-cell table:style-name="ce129" office:value-type="string" calcext:value-type="string">
            <text:p>Dominance to Novice</text:p>
          </table:table-cell>
          <table:table-cell table:style-name="ce129" table:number-columns-repeated="2"/>
          <table:table-cell table:style-name="ce129" office:value-type="float" office:value="189.2" calcext:value-type="float">
            <text:p>189.2</text:p>
          </table:table-cell>
          <table:table-cell table:style-name="ce129" table:number-columns-repeated="5"/>
          <table:table-cell table:number-columns-repeated="50"/>
        </table:table-row>
        <table:table-row table:style-name="ro3">
          <table:table-cell table:style-name="ce123" table:formula="of:=[.A19]+1" office:value-type="float" office:value="19" calcext:value-type="float">
            <text:p>1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3" calcext:value-type="float">
            <text:p>43</text:p>
          </table:table-cell>
          <table:table-cell table:style-name="ce127" table:formula="of:=IFERROR(IF(NOT(ISBLANK([.B20])); VLOOKUP(SUM([.$B$2:.B20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Novice in Parrying, Initiate in Light Armor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0]+1" office:value-type="float" office:value="20" calcext:value-type="float">
            <text:p>20</text:p>
          </table:table-cell>
          <table:table-cell table:style-name="ce124" office:value-type="float" office:value="330" calcext:value-type="float">
            <text:p>3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1])); VLOOKUP(SUM([.$B$2:.B21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Discovery of Fetid Lair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1]+1" office:value-type="float" office:value="21" calcext:value-type="float">
            <text:p>2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2])); VLOOKUP(SUM([.$B$2:.B22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Initiate in Vivi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2]+1" office:value-type="float" office:value="22" calcext:value-type="float">
            <text:p>22</text:p>
          </table:table-cell>
          <table:table-cell table:style-name="ce124" office:value-type="float" office:value="350" calcext:value-type="float">
            <text:p>3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3])); VLOOKUP(SUM([.$B$2:.B23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14 Juvenile Rock Mite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3]+1" office:value-type="float" office:value="23" calcext:value-type="float">
            <text:p>23</text:p>
          </table:table-cell>
          <table:table-cell table:style-name="ce124" table:formula="of:=2350/2" office:value-type="float" office:value="1175" calcext:value-type="float">
            <text:p>1,1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4])); VLOOKUP(SUM([.$B$2:.B24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47 Juvenile Rock Mite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4]+1" office:value-type="float" office:value="24" calcext:value-type="float">
            <text:p>24</text:p>
          </table:table-cell>
          <table:table-cell table:style-name="ce124" table:formula="of:=15150/2" office:value-type="float" office:value="7575" calcext:value-type="float">
            <text:p>7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5" calcext:value-type="float">
            <text:p>45</text:p>
          </table:table-cell>
          <table:table-cell table:style-name="ce123" table:formula="of:=IFERROR(IF(NOT(ISBLANK([.B25])); VLOOKUP(SUM([.$B$2:.B25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285 Juvenile and 3 Adult Rock Mite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5]+1" office:value-type="float" office:value="25" calcext:value-type="float">
            <text:p>25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6])); VLOOKUP(SUM([.$B$2:.B26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5 Rock Mite Hive Guard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6]+1" office:value-type="float" office:value="26" calcext:value-type="float">
            <text:p>26</text:p>
          </table:table-cell>
          <table:table-cell table:style-name="ce124" table:formula="of:=22500/2" office:value-type="float" office:value="11250" calcext:value-type="float">
            <text:p>1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7])); VLOOKUP(SUM([.$B$2:.B27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39 Adult Rock Mites, 1 Rock Mite Lord-Consort, and 1 Rock Mite Queen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7]+1" office:value-type="float" office:value="27" calcext:value-type="float">
            <text:p>27</text:p>
          </table:table-cell>
          <table:table-cell table:style-name="ce124" office:value-type="float" office:value="30000" calcext:value-type="float">
            <text:p>3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8])); VLOOKUP(SUM([.$B$2:.B28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Quest completion: Aiding the Pack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8]+1" office:value-type="float" office:value="28" calcext:value-type="float">
            <text:p>28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9])); VLOOKUP(SUM([.$B$2:.B29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Neutral relationship with Anwn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29]+1" office:value-type="float" office:value="29" calcext:value-type="float">
            <text:p>29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7" calcext:value-type="float">
            <text:p>47</text:p>
          </table:table-cell>
          <table:table-cell table:style-name="ce123" table:formula="of:=IFERROR(IF(NOT(ISBLANK([.B30])); VLOOKUP(SUM([.$B$2:.B30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Friendly relationship with Roark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0]+1" office:value-type="float" office:value="30" calcext:value-type="float">
            <text:p>30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8" calcext:value-type="float">
            <text:p>48</text:p>
          </table:table-cell>
          <table:table-cell table:style-name="ce123" table:formula="of:=IFERROR(IF(NOT(ISBLANK([.B31])); VLOOKUP(SUM([.$B$2:.B31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Sex to Apprent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1]+1" office:value-type="float" office:value="31" calcext:value-type="float">
            <text:p>3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2])); VLOOKUP(SUM([.$B$2:.B32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Dominance to Initi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2]+1" office:value-type="float" office:value="32" calcext:value-type="float">
            <text:p>32</text:p>
          </table:table-cell>
          <table:table-cell table:style-name="ce124" office:value-type="float" office:value="-5000" calcext:value-type="float">
            <text:p>-5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3])); VLOOKUP(SUM([.$B$2:.B33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Casting Call Soul's Familiar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3]+1" office:value-type="float" office:value="33" calcext:value-type="float">
            <text:p>33</text:p>
          </table:table-cell>
          <table:table-cell table:style-name="ce124" office:value-type="float" office:value="75750" calcext:value-type="float">
            <text:p>75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4])); VLOOKUP(SUM([.$B$2:.B34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Power Leveling quest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4]+1" office:value-type="float" office:value="34" calcext:value-type="float">
            <text:p>34</text:p>
          </table:table-cell>
          <table:table-cell table:style-name="ce124" office:value-type="float" office:value="10000" calcext:value-type="float">
            <text:p>1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5])); VLOOKUP(SUM([.$B$2:.B35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Brighid's quest xp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5]+1" office:value-type="float" office:value="35" calcext:value-type="float">
            <text:p>35</text:p>
          </table:table-cell>
          <table:table-cell table:style-name="ce124" table:formula="of:=3450/6" office:value-type="float" office:value="575" calcext:value-type="float">
            <text:p>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3" calcext:value-type="float">
            <text:p>53</text:p>
          </table:table-cell>
          <table:table-cell table:style-name="ce123" table:formula="of:=IFERROR(IF(NOT(ISBLANK([.B36])); VLOOKUP(SUM([.$B$2:.B36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9 manikin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6]+1" office:value-type="float" office:value="36" calcext:value-type="float">
            <text:p>36</text:p>
          </table:table-cell>
          <table:table-cell table:style-name="ce124" table:formula="of:=61975/6" office:value-type="float" office:value="10329.16667" calcext:value-type="float">
            <text:p>10,32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7])); VLOOKUP(SUM([.$B$2:.B37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31 manikins, 1 dakhol brute, and 1 aidan manikin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7]+1" office:value-type="float" office:value="37" calcext:value-type="float">
            <text:p>37</text:p>
          </table:table-cell>
          <table:table-cell table:style-name="ce124" office:value-type="float" office:value="103" calcext:value-type="float">
            <text:p>1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8])); VLOOKUP(SUM([.$B$2:.B38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8]+1" office:value-type="float" office:value="38" calcext:value-type="float">
            <text:p>38</text:p>
          </table:table-cell>
          <table:table-cell table:style-name="ce124" office:value-type="float" office:value="-1200" calcext:value-type="float">
            <text:p>-1,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9])); VLOOKUP(SUM([.$B$2:.B39]);[$Data.$R$16:$Data.$AF$115];2;TRUE());&quot;&quot;))" office:value-type="float" office:value="10" calcext:value-type="float">
            <text:p>10</text:p>
          </table:table-cell>
          <table:table-cell table:style-name="ce118" office:value-type="string" calcext:value-type="string">
            <text:p>6 seconds of Soulfire Blast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39]+1" office:value-type="float" office:value="39" calcext:value-type="float">
            <text:p>39</text:p>
          </table:table-cell>
          <table:table-cell table:style-name="ce124" table:formula="of:=167687*-0.25" office:value-type="float" office:value="-41921.75" calcext:value-type="float">
            <text:p>-41,92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0])); VLOOKUP(SUM([.$B$2:.B40]);[$Data.$R$16:$Data.$AF$115];2;TRUE());&quot;&quot;))" office:value-type="float" office:value="9" calcext:value-type="float">
            <text:p>9</text:p>
          </table:table-cell>
          <table:table-cell table:style-name="ce128" office:value-type="string" calcext:value-type="string">
            <text:p>phoenix pyr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0]+1" office:value-type="float" office:value="40" calcext:value-type="float">
            <text:p>40</text:p>
          </table:table-cell>
          <table:table-cell table:style-name="ce124" office:value-type="float" office:value="-1000" calcext:value-type="float">
            <text:p>-1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1])); VLOOKUP(SUM([.$B$2:.B41]);[$Data.$R$16:$Data.$AF$115];2;TRUE());&quot;&quot;))" office:value-type="float" office:value="9" calcext:value-type="float">
            <text:p>9</text:p>
          </table:table-cell>
          <table:table-cell table:style-name="ce118" office:value-type="string" calcext:value-type="string">
            <text:p>5 seconds of Soulfire Blast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1]+1" office:value-type="float" office:value="41" calcext:value-type="float">
            <text:p>41</text:p>
          </table:table-cell>
          <table:table-cell table:style-name="ce124" table:formula="of:=(102000-123565)*1.5" office:value-type="float" office:value="-32347.5" calcext:value-type="float">
            <text:p>-32,34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6" calcext:value-type="float">
            <text:p>56</text:p>
          </table:table-cell>
          <table:table-cell table:style-name="ce123" table:formula="of:=IFERROR(IF(NOT(ISBLANK([.B42])); VLOOKUP(SUM([.$B$2:.B42]);[$Data.$R$16:$Data.$AF$115];2;TRUE());&quot;&quot;))" office:value-type="float" office:value="8" calcext:value-type="float">
            <text:p>8</text:p>
          </table:table-cell>
          <table:table-cell table:style-name="ce11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2]+1" office:value-type="float" office:value="42" calcext:value-type="float">
            <text:p>42</text:p>
          </table:table-cell>
          <table:table-cell table:style-name="ce125" table:formula="of:=1068775/6" office:value-type="float" office:value="178129.1667" calcext:value-type="float">
            <text:p>178,129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3])); VLOOKUP(SUM([.$B$2:.B43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hare of Battle of Ceallach Macht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3]+1" office:value-type="float" office:value="43" calcext:value-type="float">
            <text:p>43</text:p>
          </table:table-cell>
          <table:table-cell table:style-name="ce125" table:formula="of:=[.B43]*0.01" office:value-type="float" office:value="1781.291667" calcext:value-type="float">
            <text:p>1,781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4])); VLOOKUP(SUM([.$B$2:.B44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4]+1" office:value-type="float" office:value="44" calcext:value-type="float">
            <text:p>44</text:p>
          </table:table-cell>
          <table:table-cell table:style-name="ce125" table:formula="of:=[.B43]*0.05" office:value-type="float" office:value="8906.458333" calcext:value-type="float">
            <text:p>8,906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5])); VLOOKUP(SUM([.$B$2:.B45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5]+1" office:value-type="float" office:value="45" calcext:value-type="float">
            <text:p>45</text:p>
          </table:table-cell>
          <table:table-cell table:style-name="ce125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6])); VLOOKUP(SUM([.$B$2:.B46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in animamancy, beast magic, riding, centaurback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6]+1" office:value-type="float" office:value="46" calcext:value-type="float">
            <text:p>46</text:p>
          </table:table-cell>
          <table:table-cell table:style-name="ce125" office:value-type="float" office:value="25000" calcext:value-type="float">
            <text:p>2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7])); VLOOKUP(SUM([.$B$2:.B47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quest completion: Earn Your Pla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7]+1" office:value-type="float" office:value="47" calcext:value-type="float">
            <text:p>47</text:p>
          </table:table-cell>
          <table:table-cell table:style-name="ce125" table:formula="of:=[.B47]*0.06" office:value-type="float" office:value="1500" calcext:value-type="float">
            <text:p>1,5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8])); VLOOKUP(SUM([.$B$2:.B48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8]+1" office:value-type="float" office:value="48" calcext:value-type="float">
            <text:p>48</text:p>
          </table:table-cell>
          <table:table-cell table:style-name="ce125" table:formula="of:=(85*500+3*1250+2*25000)*1.1" office:value-type="float" office:value="105875" calcext:value-type="float">
            <text:p>105,87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9])); VLOOKUP(SUM([.$B$2:.B49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85 Friendly relationships, 3 Admiring relationships, 2 Loyal relationship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49]+1" office:value-type="float" office:value="49" calcext:value-type="float">
            <text:p>49</text:p>
          </table:table-cell>
          <table:table-cell table:style-name="ce125" table:formula="of:=[.B49]*0.06" office:value-type="float" office:value="6352.5" calcext:value-type="float">
            <text:p>6,353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0])); VLOOKUP(SUM([.$B$2:.B50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0]+1" office:value-type="float" office:value="50" calcext:value-type="float">
            <text:p>50</text:p>
          </table:table-cell>
          <table:table-cell table:style-name="ce125" office:value-type="float" office:value="250000" calcext:value-type="float">
            <text:p>250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1])); VLOOKUP(SUM([.$B$2:.B51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Champion of the Cleansing Flam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1]+1" office:value-type="float" office:value="51" calcext:value-type="float">
            <text:p>51</text:p>
          </table:table-cell>
          <table:table-cell table:style-name="ce125" table:formula="of:=[.B51]*0.06" office:value-type="float" office:value="15000" calcext:value-type="float">
            <text:p>1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2])); VLOOKUP(SUM([.$B$2:.B52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2]+1" office:value-type="float" office:value="52" calcext:value-type="float">
            <text:p>52</text:p>
          </table:table-cell>
          <table:table-cell table:style-name="ce124" table:formula="of:=25000*1.1*1.05" office:value-type="float" office:value="28875" calcext:value-type="float">
            <text:p>28,8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2" calcext:value-type="float">
            <text:p>62</text:p>
          </table:table-cell>
          <table:table-cell table:style-name="ce123" table:formula="of:=IFERROR(IF(NOT(ISBLANK([.B53])); VLOOKUP(SUM([.$B$2:.B53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Ailis to Loyal (plus novice animanancy)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3]+1" office:value-type="float" office:value="53" calcext:value-type="float">
            <text:p>53</text:p>
          </table:table-cell>
          <table:table-cell table:style-name="ce124" table:formula="of:=(5*20+250*2)*1.05" office:value-type="float" office:value="630" calcext:value-type="float">
            <text:p>6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3" calcext:value-type="float">
            <text:p>63</text:p>
          </table:table-cell>
          <table:table-cell table:style-name="ce123" table:formula="of:=IFERROR(IF(NOT(ISBLANK([.B54])); VLOOKUP(SUM([.$B$2:.B54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Novice and Initiate Air and Earth Magic (+animanancy knack)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4]+1" office:value-type="float" office:value="54" calcext:value-type="float">
            <text:p>54</text:p>
          </table:table-cell>
          <table:table-cell table:style-name="ce124" table:formula="of:=12500*1.05" office:value-type="float" office:value="13125" calcext:value-type="float">
            <text:p>13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5])); VLOOKUP(SUM([.$B$2:.B55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Quest experience for Finding Your Pla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5]+1" office:value-type="float" office:value="55" calcext:value-type="float">
            <text:p>55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6])); VLOOKUP(SUM([.$B$2:.B56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Cooking to Nov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6]+1" office:value-type="float" office:value="56" calcext:value-type="float">
            <text:p>56</text:p>
          </table:table-cell>
          <table:table-cell table:style-name="ce124" office:value-type="float" office:value="25000" calcext:value-type="float">
            <text:p>25,0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7])); VLOOKUP(SUM([.$B$2:.B5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Tree-top Tyrant kill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7]+1" office:value-type="float" office:value="57" calcext:value-type="float">
            <text:p>57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8])); VLOOKUP(SUM([.$B$2:.B5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bonu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8]+1" office:value-type="float" office:value="58" calcext:value-type="float">
            <text:p>58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9])); VLOOKUP(SUM([.$B$2:.B5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59]+1" office:value-type="float" office:value="59" calcext:value-type="float">
            <text:p>59</text:p>
          </table:table-cell>
          <table:table-cell table:style-name="ce124" office:value-type="float" office:value="1540" calcext:value-type="float">
            <text:p>1,54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0])); VLOOKUP(SUM([.$B$2:.B6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emerald swarmlings kill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0]+1" office:value-type="float" office:value="60" calcext:value-type="float">
            <text:p>60</text:p>
          </table:table-cell>
          <table:table-cell table:style-name="ce124" table:formula="of:=[.B60]*0.05" office:value-type="float" office:value="77" calcext:value-type="float">
            <text:p>77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1])); VLOOKUP(SUM([.$B$2:.B6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1]+1" office:value-type="float" office:value="61" calcext:value-type="float">
            <text:p>61</text:p>
          </table:table-cell>
          <table:table-cell table:style-name="ce124" table:formula="of:=[.B60]*0.04" office:value-type="float" office:value="61.6" calcext:value-type="float">
            <text:p>6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2])); VLOOKUP(SUM([.$B$2:.B6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x4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2]+1" office:value-type="float" office:value="62" calcext:value-type="float">
            <text:p>62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3])); VLOOKUP(SUM([.$B$2:.B63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Friendl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3]+1" office:value-type="float" office:value="63" calcext:value-type="float">
            <text:p>63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4])); VLOOKUP(SUM([.$B$2:.B64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Intim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4]+1" office:value-type="float" office:value="64" calcext:value-type="float">
            <text:p>64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5])); VLOOKUP(SUM([.$B$2:.B65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Trusting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5]+1" office:value-type="float" office:value="65" calcext:value-type="float">
            <text:p>65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6])); VLOOKUP(SUM([.$B$2:.B66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Loving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6]+1" office:value-type="float" office:value="66" calcext:value-type="float">
            <text:p>66</text:p>
          </table:table-cell>
          <table:table-cell table:style-name="ce124" table:formula="of:=250*1.09" office:value-type="float" office:value="272.5" calcext:value-type="float">
            <text:p>27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table:formula="of:=IFERROR(IF(NOT(ISBLANK([.B67])); VLOOKUP(SUM([.$B$2:.B6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Seduction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7]+1" office:value-type="float" office:value="67" calcext:value-type="float">
            <text:p>67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table:formula="of:=IFERROR(IF(NOT(ISBLANK([.B68])); VLOOKUP(SUM([.$B$2:.B6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Ailis to Intim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8]+1" office:value-type="float" office:value="68" calcext:value-type="float">
            <text:p>68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table:formula="of:=IFERROR(IF(NOT(ISBLANK([.B69])); VLOOKUP(SUM([.$B$2:.B6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Initiate in Magical Theor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69]+1" office:value-type="float" office:value="69" calcext:value-type="float">
            <text:p>69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70])); VLOOKUP(SUM([.$B$2:.B7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arpedon to Associ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0]+1" office:value-type="float" office:value="70" calcext:value-type="float">
            <text:p>70</text:p>
          </table:table-cell>
          <table:table-cell table:style-name="ce124" table:formula="of:=(150*7+400*3+50*12)*1.05" office:value-type="float" office:value="2992.5" calcext:value-type="float">
            <text:p>2,9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1])); VLOOKUP(SUM([.$B$2:.B7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Generic hunting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1]+1" office:value-type="float" office:value="71" calcext:value-type="float">
            <text:p>71</text:p>
          </table:table-cell>
          <table:table-cell table:style-name="ce124" table:formula="of:=(250+50+50+250+250)*1.05" office:value-type="float" office:value="892.5" calcext:value-type="float">
            <text:p>8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2])); VLOOKUP(SUM([.$B$2:.B7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Beast Magic, Oneiromancy, Riding, Centaurback, &amp; Incantations rank up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2]+1" office:value-type="float" office:value="72" calcext:value-type="float">
            <text:p>72</text:p>
          </table:table-cell>
          <table:table-cell table:style-name="ce124" table:formula="of:=250000*1.05" office:value-type="float" office:value="262500" calcext:value-type="float">
            <text:p>26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3])); VLOOKUP(SUM([.$B$2:.B73]);[$Data.$R$16:$Data.$AF$115];2;TRUE());&quot;&quot;))" office:value-type="float" office:value="18" calcext:value-type="float">
            <text:p>18</text:p>
          </table:table-cell>
          <table:table-cell table:style-name="ce128" office:value-type="string" calcext:value-type="string">
            <text:p>Quest completion: The First Invader (+bonus from animamancy)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3]+1" office:value-type="float" office:value="73" calcext:value-type="float">
            <text:p>73</text:p>
          </table:table-cell>
          <table:table-cell table:style-name="ce124" table:formula="of:=117700+5885" office:value-type="float" office:value="123585" calcext:value-type="float">
            <text:p>123,58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4])); VLOOKUP(SUM([.$B$2:.B74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Friends with 204 Starchaser survivors plus other assorted relationship gain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4]+1" office:value-type="float" office:value="74" calcext:value-type="float">
            <text:p>74</text:p>
          </table:table-cell>
          <table:table-cell table:style-name="ce124" office:value-type="float" office:value="56230" calcext:value-type="float">
            <text:p>56,23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5])); VLOOKUP(SUM([.$B$2:.B75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hare of experience for 1 Tree-top Tyrant, 2 Ravenous Rafflesias, and 123 Emerald Swarmling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5]+1" office:value-type="float" office:value="75" calcext:value-type="float">
            <text:p>75</text:p>
          </table:table-cell>
          <table:table-cell table:style-name="ce124" table:formula="of:=[.B75]*0.02" office:value-type="float" office:value="1124.6" calcext:value-type="float">
            <text:p>1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6])); VLOOKUP(SUM([.$B$2:.B76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6]+1" office:value-type="float" office:value="76" calcext:value-type="float">
            <text:p>76</text:p>
          </table:table-cell>
          <table:table-cell table:style-name="ce124" table:formula="of:=[.B75]*0.05" office:value-type="float" office:value="2811.5" calcext:value-type="float">
            <text:p>2,81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7])); VLOOKUP(SUM([.$B$2:.B77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7]+1" office:value-type="float" office:value="77" calcext:value-type="float">
            <text:p>77</text:p>
          </table:table-cell>
          <table:table-cell table:style-name="ce124" table:formula="of:=37500*1.1" office:value-type="float" office:value="41250" calcext:value-type="float">
            <text:p>4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8])); VLOOKUP(SUM([.$B$2:.B7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unnild to Committed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8]+1" office:value-type="float" office:value="78" calcext:value-type="float">
            <text:p>78</text:p>
          </table:table-cell>
          <table:table-cell table:style-name="ce124" table:formula="of:=[.B78]*0.02" office:value-type="float" office:value="825" calcext:value-type="float">
            <text:p>8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9])); VLOOKUP(SUM([.$B$2:.B7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79]+1" office:value-type="float" office:value="79" calcext:value-type="float">
            <text:p>79</text:p>
          </table:table-cell>
          <table:table-cell table:style-name="ce124" table:formula="of:=[.B78]*0.05" office:value-type="float" office:value="2062.5" calcext:value-type="float">
            <text:p>2,0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0])); VLOOKUP(SUM([.$B$2:.B8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0]+1" office:value-type="float" office:value="80" calcext:value-type="float">
            <text:p>80</text:p>
          </table:table-cell>
          <table:table-cell table:style-name="ce124" office:value-type="float" office:value="6250" calcext:value-type="float">
            <text:p>6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1])); VLOOKUP(SUM([.$B$2:.B8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Journeyman in Sex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1]+1" office:value-type="float" office:value="81" calcext:value-type="float">
            <text:p>81</text:p>
          </table:table-cell>
          <table:table-cell table:style-name="ce124" table:formula="of:=[.B81]*0.02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2])); VLOOKUP(SUM([.$B$2:.B82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2]+1" office:value-type="float" office:value="82" calcext:value-type="float">
            <text:p>82</text:p>
          </table:table-cell>
          <table:table-cell table:style-name="ce124" table:formula="of:=[.B81]*0.05" office:value-type="float" office:value="312.5" calcext:value-type="float">
            <text:p>31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3])); VLOOKUP(SUM([.$B$2:.B83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3]+1" office:value-type="float" office:value="83" calcext:value-type="float">
            <text:p>83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table:formula="of:=IFERROR(IF(NOT(ISBLANK([.B84])); VLOOKUP(SUM([.$B$2:.B84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to Initi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4]+1" office:value-type="float" office:value="84" calcext:value-type="float">
            <text:p>84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1" calcext:value-type="float">
            <text:p>31</text:p>
          </table:table-cell>
          <table:table-cell table:style-name="ce123" table:formula="of:=IFERROR(IF(NOT(ISBLANK([.B85])); VLOOKUP(SUM([.$B$2:.B85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Glyphs to Nov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5]+1" office:value-type="float" office:value="85" calcext:value-type="float">
            <text:p>85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6])); VLOOKUP(SUM([.$B$2:.B86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oreplay to Apprentic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6]+1" office:value-type="float" office:value="86" calcext:value-type="float">
            <text:p>86</text:p>
          </table:table-cell>
          <table:table-cell table:style-name="ce124" table:formula="of:=[.B86]*0.05" office:value-type="float" office:value="62.5" calcext:value-type="float">
            <text:p>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7])); VLOOKUP(SUM([.$B$2:.B87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bonu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7]+1" office:value-type="float" office:value="87" calcext:value-type="float">
            <text:p>87</text:p>
          </table:table-cell>
          <table:table-cell table:style-name="ce124" office:value-type="float" office:value="500" calcext:value-type="float">
            <text:p>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7" calcext:value-type="float">
            <text:p>37</text:p>
          </table:table-cell>
          <table:table-cell table:style-name="ce123" table:formula="of:=IFERROR(IF(NOT(ISBLANK([.B88])); VLOOKUP(SUM([.$B$2:.B8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riends with Searla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8]+1" office:value-type="float" office:value="88" calcext:value-type="float">
            <text:p>88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89])); VLOOKUP(SUM([.$B$2:.B8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dmiring/Lover with Aoif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89]+1" office:value-type="float" office:value="89" calcext:value-type="float">
            <text:p>89</text:p>
          </table:table-cell>
          <table:table-cell table:style-name="ce124" table:formula="of:=[.B89]*0.05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90])); VLOOKUP(SUM([.$B$2:.B9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 bonus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90]+1" office:value-type="float" office:value="90" calcext:value-type="float">
            <text:p>90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91])); VLOOKUP(SUM([.$B$2:.B9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Oratory to Novice and Oneiromancy to Initiate</text:p>
          </table:table-cell>
          <table:table-cell table:style-name="ce128" table:number-columns-repeated="8"/>
          <table:table-cell table:number-columns-repeated="50"/>
        </table:table-row>
        <table:table-row table:style-name="ro3">
          <table:table-cell table:style-name="ce123" table:formula="of:=[.A91]+1" office:value-type="float" office:value="91" calcext:value-type="float">
            <text:p>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2])); VLOOKUP(SUM([.$B$2:.B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2]+1" office:value-type="float" office:value="92" calcext:value-type="float">
            <text:p>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3])); VLOOKUP(SUM([.$B$2:.B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3]+1" office:value-type="float" office:value="93" calcext:value-type="float">
            <text:p>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4])); VLOOKUP(SUM([.$B$2:.B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4]+1" office:value-type="float" office:value="94" calcext:value-type="float">
            <text:p>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5])); VLOOKUP(SUM([.$B$2:.B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5]+1" office:value-type="float" office:value="95" calcext:value-type="float">
            <text:p>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6])); VLOOKUP(SUM([.$B$2:.B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6]+1" office:value-type="float" office:value="96" calcext:value-type="float">
            <text:p>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7])); VLOOKUP(SUM([.$B$2:.B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7]+1" office:value-type="float" office:value="97" calcext:value-type="float">
            <text:p>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8])); VLOOKUP(SUM([.$B$2:.B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8]+1" office:value-type="float" office:value="98" calcext:value-type="float">
            <text:p>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9])); VLOOKUP(SUM([.$B$2:.B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99]+1" office:value-type="float" office:value="99" calcext:value-type="float">
            <text:p>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0])); VLOOKUP(SUM([.$B$2:.B1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0]+1" office:value-type="float" office:value="100" calcext:value-type="float">
            <text:p>1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1])); VLOOKUP(SUM([.$B$2:.B1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1]+1" office:value-type="float" office:value="101" calcext:value-type="float">
            <text:p>1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2])); VLOOKUP(SUM([.$B$2:.B1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2]+1" office:value-type="float" office:value="102" calcext:value-type="float">
            <text:p>1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3])); VLOOKUP(SUM([.$B$2:.B1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3]+1" office:value-type="float" office:value="103" calcext:value-type="float">
            <text:p>1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4])); VLOOKUP(SUM([.$B$2:.B1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4]+1" office:value-type="float" office:value="104" calcext:value-type="float">
            <text:p>1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5])); VLOOKUP(SUM([.$B$2:.B1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5]+1" office:value-type="float" office:value="105" calcext:value-type="float">
            <text:p>1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6])); VLOOKUP(SUM([.$B$2:.B1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6]+1" office:value-type="float" office:value="106" calcext:value-type="float">
            <text:p>1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7])); VLOOKUP(SUM([.$B$2:.B1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7]+1" office:value-type="float" office:value="107" calcext:value-type="float">
            <text:p>1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8])); VLOOKUP(SUM([.$B$2:.B1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8]+1" office:value-type="float" office:value="108" calcext:value-type="float">
            <text:p>1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9])); VLOOKUP(SUM([.$B$2:.B1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09]+1" office:value-type="float" office:value="109" calcext:value-type="float">
            <text:p>1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0])); VLOOKUP(SUM([.$B$2:.B1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0]+1" office:value-type="float" office:value="110" calcext:value-type="float">
            <text:p>1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1])); VLOOKUP(SUM([.$B$2:.B1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1]+1" office:value-type="float" office:value="111" calcext:value-type="float">
            <text:p>1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2])); VLOOKUP(SUM([.$B$2:.B1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2]+1" office:value-type="float" office:value="112" calcext:value-type="float">
            <text:p>1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3])); VLOOKUP(SUM([.$B$2:.B1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3]+1" office:value-type="float" office:value="113" calcext:value-type="float">
            <text:p>1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4])); VLOOKUP(SUM([.$B$2:.B1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4]+1" office:value-type="float" office:value="114" calcext:value-type="float">
            <text:p>1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5])); VLOOKUP(SUM([.$B$2:.B1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5]+1" office:value-type="float" office:value="115" calcext:value-type="float">
            <text:p>1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6])); VLOOKUP(SUM([.$B$2:.B1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6]+1" office:value-type="float" office:value="116" calcext:value-type="float">
            <text:p>1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7])); VLOOKUP(SUM([.$B$2:.B1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7]+1" office:value-type="float" office:value="117" calcext:value-type="float">
            <text:p>1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8])); VLOOKUP(SUM([.$B$2:.B1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8]+1" office:value-type="float" office:value="118" calcext:value-type="float">
            <text:p>1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9])); VLOOKUP(SUM([.$B$2:.B1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19]+1" office:value-type="float" office:value="119" calcext:value-type="float">
            <text:p>1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0])); VLOOKUP(SUM([.$B$2:.B1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0]+1" office:value-type="float" office:value="120" calcext:value-type="float">
            <text:p>1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1])); VLOOKUP(SUM([.$B$2:.B1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1]+1" office:value-type="float" office:value="121" calcext:value-type="float">
            <text:p>1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2])); VLOOKUP(SUM([.$B$2:.B1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2]+1" office:value-type="float" office:value="122" calcext:value-type="float">
            <text:p>1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3])); VLOOKUP(SUM([.$B$2:.B1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3]+1" office:value-type="float" office:value="123" calcext:value-type="float">
            <text:p>1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4])); VLOOKUP(SUM([.$B$2:.B1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4]+1" office:value-type="float" office:value="124" calcext:value-type="float">
            <text:p>1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5])); VLOOKUP(SUM([.$B$2:.B1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5]+1" office:value-type="float" office:value="125" calcext:value-type="float">
            <text:p>1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6])); VLOOKUP(SUM([.$B$2:.B1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6]+1" office:value-type="float" office:value="126" calcext:value-type="float">
            <text:p>1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7])); VLOOKUP(SUM([.$B$2:.B1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7]+1" office:value-type="float" office:value="127" calcext:value-type="float">
            <text:p>1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8])); VLOOKUP(SUM([.$B$2:.B1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8]+1" office:value-type="float" office:value="128" calcext:value-type="float">
            <text:p>1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9])); VLOOKUP(SUM([.$B$2:.B1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29]+1" office:value-type="float" office:value="129" calcext:value-type="float">
            <text:p>1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0])); VLOOKUP(SUM([.$B$2:.B1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0]+1" office:value-type="float" office:value="130" calcext:value-type="float">
            <text:p>1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1])); VLOOKUP(SUM([.$B$2:.B1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1]+1" office:value-type="float" office:value="131" calcext:value-type="float">
            <text:p>1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2])); VLOOKUP(SUM([.$B$2:.B1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2]+1" office:value-type="float" office:value="132" calcext:value-type="float">
            <text:p>1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3])); VLOOKUP(SUM([.$B$2:.B1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3]+1" office:value-type="float" office:value="133" calcext:value-type="float">
            <text:p>1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4])); VLOOKUP(SUM([.$B$2:.B1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4]+1" office:value-type="float" office:value="134" calcext:value-type="float">
            <text:p>1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5])); VLOOKUP(SUM([.$B$2:.B1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5]+1" office:value-type="float" office:value="135" calcext:value-type="float">
            <text:p>1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6])); VLOOKUP(SUM([.$B$2:.B1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6]+1" office:value-type="float" office:value="136" calcext:value-type="float">
            <text:p>1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7])); VLOOKUP(SUM([.$B$2:.B1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7]+1" office:value-type="float" office:value="137" calcext:value-type="float">
            <text:p>1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8])); VLOOKUP(SUM([.$B$2:.B1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8]+1" office:value-type="float" office:value="138" calcext:value-type="float">
            <text:p>1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9])); VLOOKUP(SUM([.$B$2:.B1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39]+1" office:value-type="float" office:value="139" calcext:value-type="float">
            <text:p>1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0])); VLOOKUP(SUM([.$B$2:.B1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0]+1" office:value-type="float" office:value="140" calcext:value-type="float">
            <text:p>1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1])); VLOOKUP(SUM([.$B$2:.B1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1]+1" office:value-type="float" office:value="141" calcext:value-type="float">
            <text:p>1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2])); VLOOKUP(SUM([.$B$2:.B1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2]+1" office:value-type="float" office:value="142" calcext:value-type="float">
            <text:p>1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3])); VLOOKUP(SUM([.$B$2:.B1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3]+1" office:value-type="float" office:value="143" calcext:value-type="float">
            <text:p>1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4])); VLOOKUP(SUM([.$B$2:.B1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4]+1" office:value-type="float" office:value="144" calcext:value-type="float">
            <text:p>1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5])); VLOOKUP(SUM([.$B$2:.B1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5]+1" office:value-type="float" office:value="145" calcext:value-type="float">
            <text:p>1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6])); VLOOKUP(SUM([.$B$2:.B1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6]+1" office:value-type="float" office:value="146" calcext:value-type="float">
            <text:p>1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7])); VLOOKUP(SUM([.$B$2:.B1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7]+1" office:value-type="float" office:value="147" calcext:value-type="float">
            <text:p>1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8])); VLOOKUP(SUM([.$B$2:.B1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8]+1" office:value-type="float" office:value="148" calcext:value-type="float">
            <text:p>1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9])); VLOOKUP(SUM([.$B$2:.B1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49]+1" office:value-type="float" office:value="149" calcext:value-type="float">
            <text:p>1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0])); VLOOKUP(SUM([.$B$2:.B1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0]+1" office:value-type="float" office:value="150" calcext:value-type="float">
            <text:p>1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1])); VLOOKUP(SUM([.$B$2:.B1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1]+1" office:value-type="float" office:value="151" calcext:value-type="float">
            <text:p>1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2])); VLOOKUP(SUM([.$B$2:.B1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2]+1" office:value-type="float" office:value="152" calcext:value-type="float">
            <text:p>1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3])); VLOOKUP(SUM([.$B$2:.B1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3]+1" office:value-type="float" office:value="153" calcext:value-type="float">
            <text:p>1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4])); VLOOKUP(SUM([.$B$2:.B1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4]+1" office:value-type="float" office:value="154" calcext:value-type="float">
            <text:p>1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5])); VLOOKUP(SUM([.$B$2:.B1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5]+1" office:value-type="float" office:value="155" calcext:value-type="float">
            <text:p>1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6])); VLOOKUP(SUM([.$B$2:.B1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6]+1" office:value-type="float" office:value="156" calcext:value-type="float">
            <text:p>1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7])); VLOOKUP(SUM([.$B$2:.B1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7]+1" office:value-type="float" office:value="157" calcext:value-type="float">
            <text:p>1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8])); VLOOKUP(SUM([.$B$2:.B1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8]+1" office:value-type="float" office:value="158" calcext:value-type="float">
            <text:p>1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9])); VLOOKUP(SUM([.$B$2:.B1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59]+1" office:value-type="float" office:value="159" calcext:value-type="float">
            <text:p>1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0])); VLOOKUP(SUM([.$B$2:.B1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0]+1" office:value-type="float" office:value="160" calcext:value-type="float">
            <text:p>1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1])); VLOOKUP(SUM([.$B$2:.B1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1]+1" office:value-type="float" office:value="161" calcext:value-type="float">
            <text:p>1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2])); VLOOKUP(SUM([.$B$2:.B1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2]+1" office:value-type="float" office:value="162" calcext:value-type="float">
            <text:p>1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3])); VLOOKUP(SUM([.$B$2:.B1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3]+1" office:value-type="float" office:value="163" calcext:value-type="float">
            <text:p>1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4])); VLOOKUP(SUM([.$B$2:.B1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4]+1" office:value-type="float" office:value="164" calcext:value-type="float">
            <text:p>1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5])); VLOOKUP(SUM([.$B$2:.B1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5]+1" office:value-type="float" office:value="165" calcext:value-type="float">
            <text:p>1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6])); VLOOKUP(SUM([.$B$2:.B1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6]+1" office:value-type="float" office:value="166" calcext:value-type="float">
            <text:p>1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7])); VLOOKUP(SUM([.$B$2:.B1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7]+1" office:value-type="float" office:value="167" calcext:value-type="float">
            <text:p>1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8])); VLOOKUP(SUM([.$B$2:.B1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8]+1" office:value-type="float" office:value="168" calcext:value-type="float">
            <text:p>1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9])); VLOOKUP(SUM([.$B$2:.B1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69]+1" office:value-type="float" office:value="169" calcext:value-type="float">
            <text:p>1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0])); VLOOKUP(SUM([.$B$2:.B1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0]+1" office:value-type="float" office:value="170" calcext:value-type="float">
            <text:p>1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1])); VLOOKUP(SUM([.$B$2:.B1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1]+1" office:value-type="float" office:value="171" calcext:value-type="float">
            <text:p>1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2])); VLOOKUP(SUM([.$B$2:.B1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2]+1" office:value-type="float" office:value="172" calcext:value-type="float">
            <text:p>1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3])); VLOOKUP(SUM([.$B$2:.B1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3]+1" office:value-type="float" office:value="173" calcext:value-type="float">
            <text:p>1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4])); VLOOKUP(SUM([.$B$2:.B1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4]+1" office:value-type="float" office:value="174" calcext:value-type="float">
            <text:p>1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5])); VLOOKUP(SUM([.$B$2:.B1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5]+1" office:value-type="float" office:value="175" calcext:value-type="float">
            <text:p>1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6])); VLOOKUP(SUM([.$B$2:.B1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6]+1" office:value-type="float" office:value="176" calcext:value-type="float">
            <text:p>1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7])); VLOOKUP(SUM([.$B$2:.B1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7]+1" office:value-type="float" office:value="177" calcext:value-type="float">
            <text:p>1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8])); VLOOKUP(SUM([.$B$2:.B1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8]+1" office:value-type="float" office:value="178" calcext:value-type="float">
            <text:p>1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9])); VLOOKUP(SUM([.$B$2:.B1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79]+1" office:value-type="float" office:value="179" calcext:value-type="float">
            <text:p>1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0])); VLOOKUP(SUM([.$B$2:.B1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0]+1" office:value-type="float" office:value="180" calcext:value-type="float">
            <text:p>1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1])); VLOOKUP(SUM([.$B$2:.B1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1]+1" office:value-type="float" office:value="181" calcext:value-type="float">
            <text:p>1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2])); VLOOKUP(SUM([.$B$2:.B1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2]+1" office:value-type="float" office:value="182" calcext:value-type="float">
            <text:p>1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3])); VLOOKUP(SUM([.$B$2:.B1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3]+1" office:value-type="float" office:value="183" calcext:value-type="float">
            <text:p>1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4])); VLOOKUP(SUM([.$B$2:.B1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4]+1" office:value-type="float" office:value="184" calcext:value-type="float">
            <text:p>1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5])); VLOOKUP(SUM([.$B$2:.B1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5]+1" office:value-type="float" office:value="185" calcext:value-type="float">
            <text:p>1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6])); VLOOKUP(SUM([.$B$2:.B1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6]+1" office:value-type="float" office:value="186" calcext:value-type="float">
            <text:p>1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7])); VLOOKUP(SUM([.$B$2:.B1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7]+1" office:value-type="float" office:value="187" calcext:value-type="float">
            <text:p>1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8])); VLOOKUP(SUM([.$B$2:.B1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8]+1" office:value-type="float" office:value="188" calcext:value-type="float">
            <text:p>1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9])); VLOOKUP(SUM([.$B$2:.B1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89]+1" office:value-type="float" office:value="189" calcext:value-type="float">
            <text:p>1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0])); VLOOKUP(SUM([.$B$2:.B1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0]+1" office:value-type="float" office:value="190" calcext:value-type="float">
            <text:p>1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1])); VLOOKUP(SUM([.$B$2:.B1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1]+1" office:value-type="float" office:value="191" calcext:value-type="float">
            <text:p>1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2])); VLOOKUP(SUM([.$B$2:.B1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2]+1" office:value-type="float" office:value="192" calcext:value-type="float">
            <text:p>1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3])); VLOOKUP(SUM([.$B$2:.B1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3]+1" office:value-type="float" office:value="193" calcext:value-type="float">
            <text:p>1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4])); VLOOKUP(SUM([.$B$2:.B1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4]+1" office:value-type="float" office:value="194" calcext:value-type="float">
            <text:p>1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5])); VLOOKUP(SUM([.$B$2:.B1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5]+1" office:value-type="float" office:value="195" calcext:value-type="float">
            <text:p>1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6])); VLOOKUP(SUM([.$B$2:.B1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6]+1" office:value-type="float" office:value="196" calcext:value-type="float">
            <text:p>1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7])); VLOOKUP(SUM([.$B$2:.B1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7]+1" office:value-type="float" office:value="197" calcext:value-type="float">
            <text:p>1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8])); VLOOKUP(SUM([.$B$2:.B1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8]+1" office:value-type="float" office:value="198" calcext:value-type="float">
            <text:p>1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9])); VLOOKUP(SUM([.$B$2:.B1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199]+1" office:value-type="float" office:value="199" calcext:value-type="float">
            <text:p>1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0])); VLOOKUP(SUM([.$B$2:.B2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0]+1" office:value-type="float" office:value="200" calcext:value-type="float">
            <text:p>2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1])); VLOOKUP(SUM([.$B$2:.B2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1]+1" office:value-type="float" office:value="201" calcext:value-type="float">
            <text:p>2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2])); VLOOKUP(SUM([.$B$2:.B2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2]+1" office:value-type="float" office:value="202" calcext:value-type="float">
            <text:p>2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3])); VLOOKUP(SUM([.$B$2:.B2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3]+1" office:value-type="float" office:value="203" calcext:value-type="float">
            <text:p>2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4])); VLOOKUP(SUM([.$B$2:.B2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4]+1" office:value-type="float" office:value="204" calcext:value-type="float">
            <text:p>2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5])); VLOOKUP(SUM([.$B$2:.B2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5]+1" office:value-type="float" office:value="205" calcext:value-type="float">
            <text:p>2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6])); VLOOKUP(SUM([.$B$2:.B2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6]+1" office:value-type="float" office:value="206" calcext:value-type="float">
            <text:p>2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7])); VLOOKUP(SUM([.$B$2:.B2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7]+1" office:value-type="float" office:value="207" calcext:value-type="float">
            <text:p>2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8])); VLOOKUP(SUM([.$B$2:.B2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8]+1" office:value-type="float" office:value="208" calcext:value-type="float">
            <text:p>2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9])); VLOOKUP(SUM([.$B$2:.B2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09]+1" office:value-type="float" office:value="209" calcext:value-type="float">
            <text:p>2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0])); VLOOKUP(SUM([.$B$2:.B2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0]+1" office:value-type="float" office:value="210" calcext:value-type="float">
            <text:p>2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1])); VLOOKUP(SUM([.$B$2:.B2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1]+1" office:value-type="float" office:value="211" calcext:value-type="float">
            <text:p>2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2])); VLOOKUP(SUM([.$B$2:.B2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2]+1" office:value-type="float" office:value="212" calcext:value-type="float">
            <text:p>2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3])); VLOOKUP(SUM([.$B$2:.B2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3]+1" office:value-type="float" office:value="213" calcext:value-type="float">
            <text:p>2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4])); VLOOKUP(SUM([.$B$2:.B2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4]+1" office:value-type="float" office:value="214" calcext:value-type="float">
            <text:p>2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5])); VLOOKUP(SUM([.$B$2:.B2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5]+1" office:value-type="float" office:value="215" calcext:value-type="float">
            <text:p>2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6])); VLOOKUP(SUM([.$B$2:.B2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6]+1" office:value-type="float" office:value="216" calcext:value-type="float">
            <text:p>2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7])); VLOOKUP(SUM([.$B$2:.B2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7]+1" office:value-type="float" office:value="217" calcext:value-type="float">
            <text:p>2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8])); VLOOKUP(SUM([.$B$2:.B2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8]+1" office:value-type="float" office:value="218" calcext:value-type="float">
            <text:p>2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9])); VLOOKUP(SUM([.$B$2:.B2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19]+1" office:value-type="float" office:value="219" calcext:value-type="float">
            <text:p>2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0])); VLOOKUP(SUM([.$B$2:.B2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0]+1" office:value-type="float" office:value="220" calcext:value-type="float">
            <text:p>2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1])); VLOOKUP(SUM([.$B$2:.B2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1]+1" office:value-type="float" office:value="221" calcext:value-type="float">
            <text:p>2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2])); VLOOKUP(SUM([.$B$2:.B2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2]+1" office:value-type="float" office:value="222" calcext:value-type="float">
            <text:p>2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3])); VLOOKUP(SUM([.$B$2:.B2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3]+1" office:value-type="float" office:value="223" calcext:value-type="float">
            <text:p>2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4])); VLOOKUP(SUM([.$B$2:.B2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4]+1" office:value-type="float" office:value="224" calcext:value-type="float">
            <text:p>2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5])); VLOOKUP(SUM([.$B$2:.B2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5]+1" office:value-type="float" office:value="225" calcext:value-type="float">
            <text:p>2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6])); VLOOKUP(SUM([.$B$2:.B2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6]+1" office:value-type="float" office:value="226" calcext:value-type="float">
            <text:p>2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7])); VLOOKUP(SUM([.$B$2:.B2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7]+1" office:value-type="float" office:value="227" calcext:value-type="float">
            <text:p>2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8])); VLOOKUP(SUM([.$B$2:.B2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8]+1" office:value-type="float" office:value="228" calcext:value-type="float">
            <text:p>2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9])); VLOOKUP(SUM([.$B$2:.B2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29]+1" office:value-type="float" office:value="229" calcext:value-type="float">
            <text:p>2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0])); VLOOKUP(SUM([.$B$2:.B2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0]+1" office:value-type="float" office:value="230" calcext:value-type="float">
            <text:p>2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1])); VLOOKUP(SUM([.$B$2:.B2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1]+1" office:value-type="float" office:value="231" calcext:value-type="float">
            <text:p>2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2])); VLOOKUP(SUM([.$B$2:.B2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2]+1" office:value-type="float" office:value="232" calcext:value-type="float">
            <text:p>2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3])); VLOOKUP(SUM([.$B$2:.B2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3]+1" office:value-type="float" office:value="233" calcext:value-type="float">
            <text:p>2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4])); VLOOKUP(SUM([.$B$2:.B2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4]+1" office:value-type="float" office:value="234" calcext:value-type="float">
            <text:p>2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5])); VLOOKUP(SUM([.$B$2:.B2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5]+1" office:value-type="float" office:value="235" calcext:value-type="float">
            <text:p>2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6])); VLOOKUP(SUM([.$B$2:.B2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6]+1" office:value-type="float" office:value="236" calcext:value-type="float">
            <text:p>2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7])); VLOOKUP(SUM([.$B$2:.B2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7]+1" office:value-type="float" office:value="237" calcext:value-type="float">
            <text:p>2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8])); VLOOKUP(SUM([.$B$2:.B2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8]+1" office:value-type="float" office:value="238" calcext:value-type="float">
            <text:p>2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9])); VLOOKUP(SUM([.$B$2:.B2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39]+1" office:value-type="float" office:value="239" calcext:value-type="float">
            <text:p>2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0])); VLOOKUP(SUM([.$B$2:.B2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0]+1" office:value-type="float" office:value="240" calcext:value-type="float">
            <text:p>2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1])); VLOOKUP(SUM([.$B$2:.B2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1]+1" office:value-type="float" office:value="241" calcext:value-type="float">
            <text:p>2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2])); VLOOKUP(SUM([.$B$2:.B2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2]+1" office:value-type="float" office:value="242" calcext:value-type="float">
            <text:p>2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3])); VLOOKUP(SUM([.$B$2:.B2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3]+1" office:value-type="float" office:value="243" calcext:value-type="float">
            <text:p>2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4])); VLOOKUP(SUM([.$B$2:.B2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4]+1" office:value-type="float" office:value="244" calcext:value-type="float">
            <text:p>2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5])); VLOOKUP(SUM([.$B$2:.B2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5]+1" office:value-type="float" office:value="245" calcext:value-type="float">
            <text:p>2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6])); VLOOKUP(SUM([.$B$2:.B2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6]+1" office:value-type="float" office:value="246" calcext:value-type="float">
            <text:p>2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7])); VLOOKUP(SUM([.$B$2:.B2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7]+1" office:value-type="float" office:value="247" calcext:value-type="float">
            <text:p>2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8])); VLOOKUP(SUM([.$B$2:.B2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8]+1" office:value-type="float" office:value="248" calcext:value-type="float">
            <text:p>2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9])); VLOOKUP(SUM([.$B$2:.B2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49]+1" office:value-type="float" office:value="249" calcext:value-type="float">
            <text:p>2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0])); VLOOKUP(SUM([.$B$2:.B2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0]+1" office:value-type="float" office:value="250" calcext:value-type="float">
            <text:p>2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1])); VLOOKUP(SUM([.$B$2:.B2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1]+1" office:value-type="float" office:value="251" calcext:value-type="float">
            <text:p>2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2])); VLOOKUP(SUM([.$B$2:.B2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2]+1" office:value-type="float" office:value="252" calcext:value-type="float">
            <text:p>2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3])); VLOOKUP(SUM([.$B$2:.B2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3]+1" office:value-type="float" office:value="253" calcext:value-type="float">
            <text:p>2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4])); VLOOKUP(SUM([.$B$2:.B2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4]+1" office:value-type="float" office:value="254" calcext:value-type="float">
            <text:p>2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5])); VLOOKUP(SUM([.$B$2:.B2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5]+1" office:value-type="float" office:value="255" calcext:value-type="float">
            <text:p>2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6])); VLOOKUP(SUM([.$B$2:.B2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6]+1" office:value-type="float" office:value="256" calcext:value-type="float">
            <text:p>2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7])); VLOOKUP(SUM([.$B$2:.B2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7]+1" office:value-type="float" office:value="257" calcext:value-type="float">
            <text:p>2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8])); VLOOKUP(SUM([.$B$2:.B2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8]+1" office:value-type="float" office:value="258" calcext:value-type="float">
            <text:p>2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9])); VLOOKUP(SUM([.$B$2:.B2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59]+1" office:value-type="float" office:value="259" calcext:value-type="float">
            <text:p>2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0])); VLOOKUP(SUM([.$B$2:.B2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0]+1" office:value-type="float" office:value="260" calcext:value-type="float">
            <text:p>2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1])); VLOOKUP(SUM([.$B$2:.B2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1]+1" office:value-type="float" office:value="261" calcext:value-type="float">
            <text:p>2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2])); VLOOKUP(SUM([.$B$2:.B2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2]+1" office:value-type="float" office:value="262" calcext:value-type="float">
            <text:p>2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3])); VLOOKUP(SUM([.$B$2:.B2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3]+1" office:value-type="float" office:value="263" calcext:value-type="float">
            <text:p>2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4])); VLOOKUP(SUM([.$B$2:.B2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4]+1" office:value-type="float" office:value="264" calcext:value-type="float">
            <text:p>2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5])); VLOOKUP(SUM([.$B$2:.B2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5]+1" office:value-type="float" office:value="265" calcext:value-type="float">
            <text:p>2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6])); VLOOKUP(SUM([.$B$2:.B2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6]+1" office:value-type="float" office:value="266" calcext:value-type="float">
            <text:p>2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7])); VLOOKUP(SUM([.$B$2:.B2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7]+1" office:value-type="float" office:value="267" calcext:value-type="float">
            <text:p>2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8])); VLOOKUP(SUM([.$B$2:.B2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8]+1" office:value-type="float" office:value="268" calcext:value-type="float">
            <text:p>2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9])); VLOOKUP(SUM([.$B$2:.B2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69]+1" office:value-type="float" office:value="269" calcext:value-type="float">
            <text:p>2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0])); VLOOKUP(SUM([.$B$2:.B2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0]+1" office:value-type="float" office:value="270" calcext:value-type="float">
            <text:p>2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1])); VLOOKUP(SUM([.$B$2:.B2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1]+1" office:value-type="float" office:value="271" calcext:value-type="float">
            <text:p>2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2])); VLOOKUP(SUM([.$B$2:.B2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2]+1" office:value-type="float" office:value="272" calcext:value-type="float">
            <text:p>2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3])); VLOOKUP(SUM([.$B$2:.B2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3]+1" office:value-type="float" office:value="273" calcext:value-type="float">
            <text:p>2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4])); VLOOKUP(SUM([.$B$2:.B2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4]+1" office:value-type="float" office:value="274" calcext:value-type="float">
            <text:p>2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5])); VLOOKUP(SUM([.$B$2:.B2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5]+1" office:value-type="float" office:value="275" calcext:value-type="float">
            <text:p>2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6])); VLOOKUP(SUM([.$B$2:.B2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6]+1" office:value-type="float" office:value="276" calcext:value-type="float">
            <text:p>2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7])); VLOOKUP(SUM([.$B$2:.B2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7]+1" office:value-type="float" office:value="277" calcext:value-type="float">
            <text:p>2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8])); VLOOKUP(SUM([.$B$2:.B2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8]+1" office:value-type="float" office:value="278" calcext:value-type="float">
            <text:p>2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9])); VLOOKUP(SUM([.$B$2:.B2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79]+1" office:value-type="float" office:value="279" calcext:value-type="float">
            <text:p>2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0])); VLOOKUP(SUM([.$B$2:.B2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0]+1" office:value-type="float" office:value="280" calcext:value-type="float">
            <text:p>2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1])); VLOOKUP(SUM([.$B$2:.B2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1]+1" office:value-type="float" office:value="281" calcext:value-type="float">
            <text:p>2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2])); VLOOKUP(SUM([.$B$2:.B2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2]+1" office:value-type="float" office:value="282" calcext:value-type="float">
            <text:p>2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3])); VLOOKUP(SUM([.$B$2:.B2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3]+1" office:value-type="float" office:value="283" calcext:value-type="float">
            <text:p>2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4])); VLOOKUP(SUM([.$B$2:.B2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4]+1" office:value-type="float" office:value="284" calcext:value-type="float">
            <text:p>2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5])); VLOOKUP(SUM([.$B$2:.B2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5]+1" office:value-type="float" office:value="285" calcext:value-type="float">
            <text:p>2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6])); VLOOKUP(SUM([.$B$2:.B2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6]+1" office:value-type="float" office:value="286" calcext:value-type="float">
            <text:p>2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7])); VLOOKUP(SUM([.$B$2:.B2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7]+1" office:value-type="float" office:value="287" calcext:value-type="float">
            <text:p>2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8])); VLOOKUP(SUM([.$B$2:.B2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8]+1" office:value-type="float" office:value="288" calcext:value-type="float">
            <text:p>2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9])); VLOOKUP(SUM([.$B$2:.B2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89]+1" office:value-type="float" office:value="289" calcext:value-type="float">
            <text:p>2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0])); VLOOKUP(SUM([.$B$2:.B2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0]+1" office:value-type="float" office:value="290" calcext:value-type="float">
            <text:p>2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1])); VLOOKUP(SUM([.$B$2:.B2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1]+1" office:value-type="float" office:value="291" calcext:value-type="float">
            <text:p>2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2])); VLOOKUP(SUM([.$B$2:.B2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2]+1" office:value-type="float" office:value="292" calcext:value-type="float">
            <text:p>2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3])); VLOOKUP(SUM([.$B$2:.B2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3]+1" office:value-type="float" office:value="293" calcext:value-type="float">
            <text:p>2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4])); VLOOKUP(SUM([.$B$2:.B2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4]+1" office:value-type="float" office:value="294" calcext:value-type="float">
            <text:p>2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5])); VLOOKUP(SUM([.$B$2:.B2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5]+1" office:value-type="float" office:value="295" calcext:value-type="float">
            <text:p>2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6])); VLOOKUP(SUM([.$B$2:.B2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6]+1" office:value-type="float" office:value="296" calcext:value-type="float">
            <text:p>2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7])); VLOOKUP(SUM([.$B$2:.B2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7]+1" office:value-type="float" office:value="297" calcext:value-type="float">
            <text:p>2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8])); VLOOKUP(SUM([.$B$2:.B2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8]+1" office:value-type="float" office:value="298" calcext:value-type="float">
            <text:p>2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9])); VLOOKUP(SUM([.$B$2:.B2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299]+1" office:value-type="float" office:value="299" calcext:value-type="float">
            <text:p>2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0])); VLOOKUP(SUM([.$B$2:.B3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0]+1" office:value-type="float" office:value="300" calcext:value-type="float">
            <text:p>3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1])); VLOOKUP(SUM([.$B$2:.B3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1]+1" office:value-type="float" office:value="301" calcext:value-type="float">
            <text:p>3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2])); VLOOKUP(SUM([.$B$2:.B3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2]+1" office:value-type="float" office:value="302" calcext:value-type="float">
            <text:p>3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3])); VLOOKUP(SUM([.$B$2:.B3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3]+1" office:value-type="float" office:value="303" calcext:value-type="float">
            <text:p>3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4])); VLOOKUP(SUM([.$B$2:.B3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4]+1" office:value-type="float" office:value="304" calcext:value-type="float">
            <text:p>3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5])); VLOOKUP(SUM([.$B$2:.B3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5]+1" office:value-type="float" office:value="305" calcext:value-type="float">
            <text:p>3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6])); VLOOKUP(SUM([.$B$2:.B3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6]+1" office:value-type="float" office:value="306" calcext:value-type="float">
            <text:p>3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7])); VLOOKUP(SUM([.$B$2:.B3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7]+1" office:value-type="float" office:value="307" calcext:value-type="float">
            <text:p>3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8])); VLOOKUP(SUM([.$B$2:.B3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8]+1" office:value-type="float" office:value="308" calcext:value-type="float">
            <text:p>3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9])); VLOOKUP(SUM([.$B$2:.B3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09]+1" office:value-type="float" office:value="309" calcext:value-type="float">
            <text:p>3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0])); VLOOKUP(SUM([.$B$2:.B3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0]+1" office:value-type="float" office:value="310" calcext:value-type="float">
            <text:p>3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1])); VLOOKUP(SUM([.$B$2:.B3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1]+1" office:value-type="float" office:value="311" calcext:value-type="float">
            <text:p>3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2])); VLOOKUP(SUM([.$B$2:.B3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2]+1" office:value-type="float" office:value="312" calcext:value-type="float">
            <text:p>3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3])); VLOOKUP(SUM([.$B$2:.B3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3]+1" office:value-type="float" office:value="313" calcext:value-type="float">
            <text:p>3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4])); VLOOKUP(SUM([.$B$2:.B3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4]+1" office:value-type="float" office:value="314" calcext:value-type="float">
            <text:p>3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5])); VLOOKUP(SUM([.$B$2:.B3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5]+1" office:value-type="float" office:value="315" calcext:value-type="float">
            <text:p>3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6])); VLOOKUP(SUM([.$B$2:.B3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6]+1" office:value-type="float" office:value="316" calcext:value-type="float">
            <text:p>3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7])); VLOOKUP(SUM([.$B$2:.B3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7]+1" office:value-type="float" office:value="317" calcext:value-type="float">
            <text:p>3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8])); VLOOKUP(SUM([.$B$2:.B3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8]+1" office:value-type="float" office:value="318" calcext:value-type="float">
            <text:p>3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9])); VLOOKUP(SUM([.$B$2:.B3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19]+1" office:value-type="float" office:value="319" calcext:value-type="float">
            <text:p>3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0])); VLOOKUP(SUM([.$B$2:.B3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0]+1" office:value-type="float" office:value="320" calcext:value-type="float">
            <text:p>3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1])); VLOOKUP(SUM([.$B$2:.B3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1]+1" office:value-type="float" office:value="321" calcext:value-type="float">
            <text:p>3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2])); VLOOKUP(SUM([.$B$2:.B3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2]+1" office:value-type="float" office:value="322" calcext:value-type="float">
            <text:p>3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3])); VLOOKUP(SUM([.$B$2:.B3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3]+1" office:value-type="float" office:value="323" calcext:value-type="float">
            <text:p>3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4])); VLOOKUP(SUM([.$B$2:.B3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4]+1" office:value-type="float" office:value="324" calcext:value-type="float">
            <text:p>3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5])); VLOOKUP(SUM([.$B$2:.B3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5]+1" office:value-type="float" office:value="325" calcext:value-type="float">
            <text:p>3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6])); VLOOKUP(SUM([.$B$2:.B3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6]+1" office:value-type="float" office:value="326" calcext:value-type="float">
            <text:p>3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7])); VLOOKUP(SUM([.$B$2:.B3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7]+1" office:value-type="float" office:value="327" calcext:value-type="float">
            <text:p>3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8])); VLOOKUP(SUM([.$B$2:.B3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8]+1" office:value-type="float" office:value="328" calcext:value-type="float">
            <text:p>3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9])); VLOOKUP(SUM([.$B$2:.B3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29]+1" office:value-type="float" office:value="329" calcext:value-type="float">
            <text:p>3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0])); VLOOKUP(SUM([.$B$2:.B3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0]+1" office:value-type="float" office:value="330" calcext:value-type="float">
            <text:p>3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1])); VLOOKUP(SUM([.$B$2:.B3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1]+1" office:value-type="float" office:value="331" calcext:value-type="float">
            <text:p>3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2])); VLOOKUP(SUM([.$B$2:.B3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2]+1" office:value-type="float" office:value="332" calcext:value-type="float">
            <text:p>3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3])); VLOOKUP(SUM([.$B$2:.B3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3]+1" office:value-type="float" office:value="333" calcext:value-type="float">
            <text:p>3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4])); VLOOKUP(SUM([.$B$2:.B3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4]+1" office:value-type="float" office:value="334" calcext:value-type="float">
            <text:p>3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5])); VLOOKUP(SUM([.$B$2:.B3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5]+1" office:value-type="float" office:value="335" calcext:value-type="float">
            <text:p>3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6])); VLOOKUP(SUM([.$B$2:.B3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6]+1" office:value-type="float" office:value="336" calcext:value-type="float">
            <text:p>3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7])); VLOOKUP(SUM([.$B$2:.B3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7]+1" office:value-type="float" office:value="337" calcext:value-type="float">
            <text:p>3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8])); VLOOKUP(SUM([.$B$2:.B3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8]+1" office:value-type="float" office:value="338" calcext:value-type="float">
            <text:p>3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9])); VLOOKUP(SUM([.$B$2:.B3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39]+1" office:value-type="float" office:value="339" calcext:value-type="float">
            <text:p>3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0])); VLOOKUP(SUM([.$B$2:.B3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0]+1" office:value-type="float" office:value="340" calcext:value-type="float">
            <text:p>3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1])); VLOOKUP(SUM([.$B$2:.B3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1]+1" office:value-type="float" office:value="341" calcext:value-type="float">
            <text:p>3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2])); VLOOKUP(SUM([.$B$2:.B3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2]+1" office:value-type="float" office:value="342" calcext:value-type="float">
            <text:p>3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3])); VLOOKUP(SUM([.$B$2:.B3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3]+1" office:value-type="float" office:value="343" calcext:value-type="float">
            <text:p>3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4])); VLOOKUP(SUM([.$B$2:.B3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4]+1" office:value-type="float" office:value="344" calcext:value-type="float">
            <text:p>3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5])); VLOOKUP(SUM([.$B$2:.B3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5]+1" office:value-type="float" office:value="345" calcext:value-type="float">
            <text:p>3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6])); VLOOKUP(SUM([.$B$2:.B3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6]+1" office:value-type="float" office:value="346" calcext:value-type="float">
            <text:p>3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7])); VLOOKUP(SUM([.$B$2:.B3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7]+1" office:value-type="float" office:value="347" calcext:value-type="float">
            <text:p>3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8])); VLOOKUP(SUM([.$B$2:.B3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8]+1" office:value-type="float" office:value="348" calcext:value-type="float">
            <text:p>3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9])); VLOOKUP(SUM([.$B$2:.B3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49]+1" office:value-type="float" office:value="349" calcext:value-type="float">
            <text:p>3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0])); VLOOKUP(SUM([.$B$2:.B3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0]+1" office:value-type="float" office:value="350" calcext:value-type="float">
            <text:p>3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1])); VLOOKUP(SUM([.$B$2:.B3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1]+1" office:value-type="float" office:value="351" calcext:value-type="float">
            <text:p>3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2])); VLOOKUP(SUM([.$B$2:.B3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2]+1" office:value-type="float" office:value="352" calcext:value-type="float">
            <text:p>3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3])); VLOOKUP(SUM([.$B$2:.B3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3]+1" office:value-type="float" office:value="353" calcext:value-type="float">
            <text:p>3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4])); VLOOKUP(SUM([.$B$2:.B3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4]+1" office:value-type="float" office:value="354" calcext:value-type="float">
            <text:p>3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5])); VLOOKUP(SUM([.$B$2:.B3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5]+1" office:value-type="float" office:value="355" calcext:value-type="float">
            <text:p>3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6])); VLOOKUP(SUM([.$B$2:.B3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6]+1" office:value-type="float" office:value="356" calcext:value-type="float">
            <text:p>3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7])); VLOOKUP(SUM([.$B$2:.B3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7]+1" office:value-type="float" office:value="357" calcext:value-type="float">
            <text:p>3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8])); VLOOKUP(SUM([.$B$2:.B3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8]+1" office:value-type="float" office:value="358" calcext:value-type="float">
            <text:p>3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9])); VLOOKUP(SUM([.$B$2:.B3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59]+1" office:value-type="float" office:value="359" calcext:value-type="float">
            <text:p>3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0])); VLOOKUP(SUM([.$B$2:.B3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0]+1" office:value-type="float" office:value="360" calcext:value-type="float">
            <text:p>3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1])); VLOOKUP(SUM([.$B$2:.B3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1]+1" office:value-type="float" office:value="361" calcext:value-type="float">
            <text:p>3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2])); VLOOKUP(SUM([.$B$2:.B3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2]+1" office:value-type="float" office:value="362" calcext:value-type="float">
            <text:p>3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3])); VLOOKUP(SUM([.$B$2:.B3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3]+1" office:value-type="float" office:value="363" calcext:value-type="float">
            <text:p>3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4])); VLOOKUP(SUM([.$B$2:.B3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4]+1" office:value-type="float" office:value="364" calcext:value-type="float">
            <text:p>3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5])); VLOOKUP(SUM([.$B$2:.B3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5]+1" office:value-type="float" office:value="365" calcext:value-type="float">
            <text:p>3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6])); VLOOKUP(SUM([.$B$2:.B3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6]+1" office:value-type="float" office:value="366" calcext:value-type="float">
            <text:p>3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7])); VLOOKUP(SUM([.$B$2:.B3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7]+1" office:value-type="float" office:value="367" calcext:value-type="float">
            <text:p>3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8])); VLOOKUP(SUM([.$B$2:.B3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8]+1" office:value-type="float" office:value="368" calcext:value-type="float">
            <text:p>3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9])); VLOOKUP(SUM([.$B$2:.B3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69]+1" office:value-type="float" office:value="369" calcext:value-type="float">
            <text:p>3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0])); VLOOKUP(SUM([.$B$2:.B3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0]+1" office:value-type="float" office:value="370" calcext:value-type="float">
            <text:p>3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1])); VLOOKUP(SUM([.$B$2:.B3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1]+1" office:value-type="float" office:value="371" calcext:value-type="float">
            <text:p>3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2])); VLOOKUP(SUM([.$B$2:.B3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2]+1" office:value-type="float" office:value="372" calcext:value-type="float">
            <text:p>3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3])); VLOOKUP(SUM([.$B$2:.B3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3]+1" office:value-type="float" office:value="373" calcext:value-type="float">
            <text:p>3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4])); VLOOKUP(SUM([.$B$2:.B3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4]+1" office:value-type="float" office:value="374" calcext:value-type="float">
            <text:p>3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5])); VLOOKUP(SUM([.$B$2:.B3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5]+1" office:value-type="float" office:value="375" calcext:value-type="float">
            <text:p>3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6])); VLOOKUP(SUM([.$B$2:.B3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6]+1" office:value-type="float" office:value="376" calcext:value-type="float">
            <text:p>3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7])); VLOOKUP(SUM([.$B$2:.B3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7]+1" office:value-type="float" office:value="377" calcext:value-type="float">
            <text:p>3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8])); VLOOKUP(SUM([.$B$2:.B3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8]+1" office:value-type="float" office:value="378" calcext:value-type="float">
            <text:p>3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9])); VLOOKUP(SUM([.$B$2:.B3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79]+1" office:value-type="float" office:value="379" calcext:value-type="float">
            <text:p>3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0])); VLOOKUP(SUM([.$B$2:.B3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0]+1" office:value-type="float" office:value="380" calcext:value-type="float">
            <text:p>3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1])); VLOOKUP(SUM([.$B$2:.B3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1]+1" office:value-type="float" office:value="381" calcext:value-type="float">
            <text:p>3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2])); VLOOKUP(SUM([.$B$2:.B3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2]+1" office:value-type="float" office:value="382" calcext:value-type="float">
            <text:p>3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3])); VLOOKUP(SUM([.$B$2:.B3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3]+1" office:value-type="float" office:value="383" calcext:value-type="float">
            <text:p>3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4])); VLOOKUP(SUM([.$B$2:.B3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4]+1" office:value-type="float" office:value="384" calcext:value-type="float">
            <text:p>3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5])); VLOOKUP(SUM([.$B$2:.B3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5]+1" office:value-type="float" office:value="385" calcext:value-type="float">
            <text:p>3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6])); VLOOKUP(SUM([.$B$2:.B3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6]+1" office:value-type="float" office:value="386" calcext:value-type="float">
            <text:p>3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7])); VLOOKUP(SUM([.$B$2:.B3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7]+1" office:value-type="float" office:value="387" calcext:value-type="float">
            <text:p>3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8])); VLOOKUP(SUM([.$B$2:.B3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8]+1" office:value-type="float" office:value="388" calcext:value-type="float">
            <text:p>3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9])); VLOOKUP(SUM([.$B$2:.B3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89]+1" office:value-type="float" office:value="389" calcext:value-type="float">
            <text:p>3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0])); VLOOKUP(SUM([.$B$2:.B3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0]+1" office:value-type="float" office:value="390" calcext:value-type="float">
            <text:p>3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1])); VLOOKUP(SUM([.$B$2:.B3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1]+1" office:value-type="float" office:value="391" calcext:value-type="float">
            <text:p>3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2])); VLOOKUP(SUM([.$B$2:.B3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2]+1" office:value-type="float" office:value="392" calcext:value-type="float">
            <text:p>3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3])); VLOOKUP(SUM([.$B$2:.B3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3]+1" office:value-type="float" office:value="393" calcext:value-type="float">
            <text:p>3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4])); VLOOKUP(SUM([.$B$2:.B3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4]+1" office:value-type="float" office:value="394" calcext:value-type="float">
            <text:p>3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5])); VLOOKUP(SUM([.$B$2:.B3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5]+1" office:value-type="float" office:value="395" calcext:value-type="float">
            <text:p>3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6])); VLOOKUP(SUM([.$B$2:.B3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6]+1" office:value-type="float" office:value="396" calcext:value-type="float">
            <text:p>3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7])); VLOOKUP(SUM([.$B$2:.B3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7]+1" office:value-type="float" office:value="397" calcext:value-type="float">
            <text:p>3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8])); VLOOKUP(SUM([.$B$2:.B3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8]+1" office:value-type="float" office:value="398" calcext:value-type="float">
            <text:p>3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9])); VLOOKUP(SUM([.$B$2:.B3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399]+1" office:value-type="float" office:value="399" calcext:value-type="float">
            <text:p>3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0])); VLOOKUP(SUM([.$B$2:.B4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0]+1" office:value-type="float" office:value="400" calcext:value-type="float">
            <text:p>4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1])); VLOOKUP(SUM([.$B$2:.B4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1]+1" office:value-type="float" office:value="401" calcext:value-type="float">
            <text:p>4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2])); VLOOKUP(SUM([.$B$2:.B4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2]+1" office:value-type="float" office:value="402" calcext:value-type="float">
            <text:p>4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3])); VLOOKUP(SUM([.$B$2:.B4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3]+1" office:value-type="float" office:value="403" calcext:value-type="float">
            <text:p>4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4])); VLOOKUP(SUM([.$B$2:.B4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4]+1" office:value-type="float" office:value="404" calcext:value-type="float">
            <text:p>4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5])); VLOOKUP(SUM([.$B$2:.B4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5]+1" office:value-type="float" office:value="405" calcext:value-type="float">
            <text:p>4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6])); VLOOKUP(SUM([.$B$2:.B4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6]+1" office:value-type="float" office:value="406" calcext:value-type="float">
            <text:p>4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7])); VLOOKUP(SUM([.$B$2:.B4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7]+1" office:value-type="float" office:value="407" calcext:value-type="float">
            <text:p>4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8])); VLOOKUP(SUM([.$B$2:.B4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8]+1" office:value-type="float" office:value="408" calcext:value-type="float">
            <text:p>4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9])); VLOOKUP(SUM([.$B$2:.B4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09]+1" office:value-type="float" office:value="409" calcext:value-type="float">
            <text:p>4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0])); VLOOKUP(SUM([.$B$2:.B4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0]+1" office:value-type="float" office:value="410" calcext:value-type="float">
            <text:p>4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1])); VLOOKUP(SUM([.$B$2:.B4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1]+1" office:value-type="float" office:value="411" calcext:value-type="float">
            <text:p>4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2])); VLOOKUP(SUM([.$B$2:.B4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2]+1" office:value-type="float" office:value="412" calcext:value-type="float">
            <text:p>4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3])); VLOOKUP(SUM([.$B$2:.B4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3]+1" office:value-type="float" office:value="413" calcext:value-type="float">
            <text:p>4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4])); VLOOKUP(SUM([.$B$2:.B4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4]+1" office:value-type="float" office:value="414" calcext:value-type="float">
            <text:p>4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5])); VLOOKUP(SUM([.$B$2:.B4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5]+1" office:value-type="float" office:value="415" calcext:value-type="float">
            <text:p>4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6])); VLOOKUP(SUM([.$B$2:.B4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6]+1" office:value-type="float" office:value="416" calcext:value-type="float">
            <text:p>4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7])); VLOOKUP(SUM([.$B$2:.B4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7]+1" office:value-type="float" office:value="417" calcext:value-type="float">
            <text:p>4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8])); VLOOKUP(SUM([.$B$2:.B4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8]+1" office:value-type="float" office:value="418" calcext:value-type="float">
            <text:p>4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9])); VLOOKUP(SUM([.$B$2:.B4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19]+1" office:value-type="float" office:value="419" calcext:value-type="float">
            <text:p>4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0])); VLOOKUP(SUM([.$B$2:.B4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0]+1" office:value-type="float" office:value="420" calcext:value-type="float">
            <text:p>4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1])); VLOOKUP(SUM([.$B$2:.B4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1]+1" office:value-type="float" office:value="421" calcext:value-type="float">
            <text:p>4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2])); VLOOKUP(SUM([.$B$2:.B4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2]+1" office:value-type="float" office:value="422" calcext:value-type="float">
            <text:p>4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3])); VLOOKUP(SUM([.$B$2:.B4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3]+1" office:value-type="float" office:value="423" calcext:value-type="float">
            <text:p>4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4])); VLOOKUP(SUM([.$B$2:.B4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4]+1" office:value-type="float" office:value="424" calcext:value-type="float">
            <text:p>4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5])); VLOOKUP(SUM([.$B$2:.B4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5]+1" office:value-type="float" office:value="425" calcext:value-type="float">
            <text:p>4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6])); VLOOKUP(SUM([.$B$2:.B4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6]+1" office:value-type="float" office:value="426" calcext:value-type="float">
            <text:p>4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7])); VLOOKUP(SUM([.$B$2:.B4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7]+1" office:value-type="float" office:value="427" calcext:value-type="float">
            <text:p>4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8])); VLOOKUP(SUM([.$B$2:.B4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8]+1" office:value-type="float" office:value="428" calcext:value-type="float">
            <text:p>4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9])); VLOOKUP(SUM([.$B$2:.B4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29]+1" office:value-type="float" office:value="429" calcext:value-type="float">
            <text:p>4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0])); VLOOKUP(SUM([.$B$2:.B4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0]+1" office:value-type="float" office:value="430" calcext:value-type="float">
            <text:p>4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1])); VLOOKUP(SUM([.$B$2:.B4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1]+1" office:value-type="float" office:value="431" calcext:value-type="float">
            <text:p>4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2])); VLOOKUP(SUM([.$B$2:.B4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2]+1" office:value-type="float" office:value="432" calcext:value-type="float">
            <text:p>4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3])); VLOOKUP(SUM([.$B$2:.B4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3]+1" office:value-type="float" office:value="433" calcext:value-type="float">
            <text:p>4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4])); VLOOKUP(SUM([.$B$2:.B4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4]+1" office:value-type="float" office:value="434" calcext:value-type="float">
            <text:p>4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5])); VLOOKUP(SUM([.$B$2:.B4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5]+1" office:value-type="float" office:value="435" calcext:value-type="float">
            <text:p>4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6])); VLOOKUP(SUM([.$B$2:.B4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6]+1" office:value-type="float" office:value="436" calcext:value-type="float">
            <text:p>4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7])); VLOOKUP(SUM([.$B$2:.B4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7]+1" office:value-type="float" office:value="437" calcext:value-type="float">
            <text:p>4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8])); VLOOKUP(SUM([.$B$2:.B4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8]+1" office:value-type="float" office:value="438" calcext:value-type="float">
            <text:p>4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9])); VLOOKUP(SUM([.$B$2:.B4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39]+1" office:value-type="float" office:value="439" calcext:value-type="float">
            <text:p>4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0])); VLOOKUP(SUM([.$B$2:.B4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0]+1" office:value-type="float" office:value="440" calcext:value-type="float">
            <text:p>4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1])); VLOOKUP(SUM([.$B$2:.B4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1]+1" office:value-type="float" office:value="441" calcext:value-type="float">
            <text:p>4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2])); VLOOKUP(SUM([.$B$2:.B4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2]+1" office:value-type="float" office:value="442" calcext:value-type="float">
            <text:p>4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3])); VLOOKUP(SUM([.$B$2:.B4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3]+1" office:value-type="float" office:value="443" calcext:value-type="float">
            <text:p>4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4])); VLOOKUP(SUM([.$B$2:.B4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4]+1" office:value-type="float" office:value="444" calcext:value-type="float">
            <text:p>4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5])); VLOOKUP(SUM([.$B$2:.B4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5]+1" office:value-type="float" office:value="445" calcext:value-type="float">
            <text:p>4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6])); VLOOKUP(SUM([.$B$2:.B4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6]+1" office:value-type="float" office:value="446" calcext:value-type="float">
            <text:p>4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7])); VLOOKUP(SUM([.$B$2:.B4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7]+1" office:value-type="float" office:value="447" calcext:value-type="float">
            <text:p>4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8])); VLOOKUP(SUM([.$B$2:.B4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8]+1" office:value-type="float" office:value="448" calcext:value-type="float">
            <text:p>4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9])); VLOOKUP(SUM([.$B$2:.B4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49]+1" office:value-type="float" office:value="449" calcext:value-type="float">
            <text:p>4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0])); VLOOKUP(SUM([.$B$2:.B4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0]+1" office:value-type="float" office:value="450" calcext:value-type="float">
            <text:p>4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1])); VLOOKUP(SUM([.$B$2:.B4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1]+1" office:value-type="float" office:value="451" calcext:value-type="float">
            <text:p>4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2])); VLOOKUP(SUM([.$B$2:.B4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2]+1" office:value-type="float" office:value="452" calcext:value-type="float">
            <text:p>4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3])); VLOOKUP(SUM([.$B$2:.B4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3]+1" office:value-type="float" office:value="453" calcext:value-type="float">
            <text:p>4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4])); VLOOKUP(SUM([.$B$2:.B4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4]+1" office:value-type="float" office:value="454" calcext:value-type="float">
            <text:p>4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5])); VLOOKUP(SUM([.$B$2:.B4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5]+1" office:value-type="float" office:value="455" calcext:value-type="float">
            <text:p>4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6])); VLOOKUP(SUM([.$B$2:.B4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6]+1" office:value-type="float" office:value="456" calcext:value-type="float">
            <text:p>4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7])); VLOOKUP(SUM([.$B$2:.B4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7]+1" office:value-type="float" office:value="457" calcext:value-type="float">
            <text:p>4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8])); VLOOKUP(SUM([.$B$2:.B4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8]+1" office:value-type="float" office:value="458" calcext:value-type="float">
            <text:p>4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9])); VLOOKUP(SUM([.$B$2:.B4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59]+1" office:value-type="float" office:value="459" calcext:value-type="float">
            <text:p>4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0])); VLOOKUP(SUM([.$B$2:.B4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0]+1" office:value-type="float" office:value="460" calcext:value-type="float">
            <text:p>4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1])); VLOOKUP(SUM([.$B$2:.B4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1]+1" office:value-type="float" office:value="461" calcext:value-type="float">
            <text:p>4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2])); VLOOKUP(SUM([.$B$2:.B4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2]+1" office:value-type="float" office:value="462" calcext:value-type="float">
            <text:p>4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3])); VLOOKUP(SUM([.$B$2:.B4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3]+1" office:value-type="float" office:value="463" calcext:value-type="float">
            <text:p>4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4])); VLOOKUP(SUM([.$B$2:.B4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4]+1" office:value-type="float" office:value="464" calcext:value-type="float">
            <text:p>4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5])); VLOOKUP(SUM([.$B$2:.B4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5]+1" office:value-type="float" office:value="465" calcext:value-type="float">
            <text:p>4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6])); VLOOKUP(SUM([.$B$2:.B4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6]+1" office:value-type="float" office:value="466" calcext:value-type="float">
            <text:p>4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7])); VLOOKUP(SUM([.$B$2:.B4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7]+1" office:value-type="float" office:value="467" calcext:value-type="float">
            <text:p>4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8])); VLOOKUP(SUM([.$B$2:.B4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8]+1" office:value-type="float" office:value="468" calcext:value-type="float">
            <text:p>4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9])); VLOOKUP(SUM([.$B$2:.B4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69]+1" office:value-type="float" office:value="469" calcext:value-type="float">
            <text:p>4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0])); VLOOKUP(SUM([.$B$2:.B4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0]+1" office:value-type="float" office:value="470" calcext:value-type="float">
            <text:p>4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1])); VLOOKUP(SUM([.$B$2:.B4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1]+1" office:value-type="float" office:value="471" calcext:value-type="float">
            <text:p>4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2])); VLOOKUP(SUM([.$B$2:.B4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2]+1" office:value-type="float" office:value="472" calcext:value-type="float">
            <text:p>4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3])); VLOOKUP(SUM([.$B$2:.B4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3]+1" office:value-type="float" office:value="473" calcext:value-type="float">
            <text:p>4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4])); VLOOKUP(SUM([.$B$2:.B4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4]+1" office:value-type="float" office:value="474" calcext:value-type="float">
            <text:p>4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5])); VLOOKUP(SUM([.$B$2:.B4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5]+1" office:value-type="float" office:value="475" calcext:value-type="float">
            <text:p>4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6])); VLOOKUP(SUM([.$B$2:.B4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6]+1" office:value-type="float" office:value="476" calcext:value-type="float">
            <text:p>4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7])); VLOOKUP(SUM([.$B$2:.B4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7]+1" office:value-type="float" office:value="477" calcext:value-type="float">
            <text:p>4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8])); VLOOKUP(SUM([.$B$2:.B4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8]+1" office:value-type="float" office:value="478" calcext:value-type="float">
            <text:p>4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9])); VLOOKUP(SUM([.$B$2:.B4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79]+1" office:value-type="float" office:value="479" calcext:value-type="float">
            <text:p>4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0])); VLOOKUP(SUM([.$B$2:.B4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0]+1" office:value-type="float" office:value="480" calcext:value-type="float">
            <text:p>4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1])); VLOOKUP(SUM([.$B$2:.B4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1]+1" office:value-type="float" office:value="481" calcext:value-type="float">
            <text:p>4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2])); VLOOKUP(SUM([.$B$2:.B4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2]+1" office:value-type="float" office:value="482" calcext:value-type="float">
            <text:p>4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3])); VLOOKUP(SUM([.$B$2:.B4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3]+1" office:value-type="float" office:value="483" calcext:value-type="float">
            <text:p>4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4])); VLOOKUP(SUM([.$B$2:.B4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4]+1" office:value-type="float" office:value="484" calcext:value-type="float">
            <text:p>4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5])); VLOOKUP(SUM([.$B$2:.B4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5]+1" office:value-type="float" office:value="485" calcext:value-type="float">
            <text:p>4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6])); VLOOKUP(SUM([.$B$2:.B4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6]+1" office:value-type="float" office:value="486" calcext:value-type="float">
            <text:p>4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7])); VLOOKUP(SUM([.$B$2:.B4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7]+1" office:value-type="float" office:value="487" calcext:value-type="float">
            <text:p>4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8])); VLOOKUP(SUM([.$B$2:.B4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8]+1" office:value-type="float" office:value="488" calcext:value-type="float">
            <text:p>4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9])); VLOOKUP(SUM([.$B$2:.B4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89]+1" office:value-type="float" office:value="489" calcext:value-type="float">
            <text:p>4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0])); VLOOKUP(SUM([.$B$2:.B4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0]+1" office:value-type="float" office:value="490" calcext:value-type="float">
            <text:p>4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1])); VLOOKUP(SUM([.$B$2:.B4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1]+1" office:value-type="float" office:value="491" calcext:value-type="float">
            <text:p>4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2])); VLOOKUP(SUM([.$B$2:.B4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2]+1" office:value-type="float" office:value="492" calcext:value-type="float">
            <text:p>4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3])); VLOOKUP(SUM([.$B$2:.B4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3]+1" office:value-type="float" office:value="493" calcext:value-type="float">
            <text:p>4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4])); VLOOKUP(SUM([.$B$2:.B4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4]+1" office:value-type="float" office:value="494" calcext:value-type="float">
            <text:p>4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5])); VLOOKUP(SUM([.$B$2:.B4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5]+1" office:value-type="float" office:value="495" calcext:value-type="float">
            <text:p>4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6])); VLOOKUP(SUM([.$B$2:.B4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6]+1" office:value-type="float" office:value="496" calcext:value-type="float">
            <text:p>4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7])); VLOOKUP(SUM([.$B$2:.B4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7]+1" office:value-type="float" office:value="497" calcext:value-type="float">
            <text:p>4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8])); VLOOKUP(SUM([.$B$2:.B4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8]+1" office:value-type="float" office:value="498" calcext:value-type="float">
            <text:p>4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9])); VLOOKUP(SUM([.$B$2:.B4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499]+1" office:value-type="float" office:value="499" calcext:value-type="float">
            <text:p>4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0])); VLOOKUP(SUM([.$B$2:.B5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0]+1" office:value-type="float" office:value="500" calcext:value-type="float">
            <text:p>5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1])); VLOOKUP(SUM([.$B$2:.B5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1]+1" office:value-type="float" office:value="501" calcext:value-type="float">
            <text:p>5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2])); VLOOKUP(SUM([.$B$2:.B5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2]+1" office:value-type="float" office:value="502" calcext:value-type="float">
            <text:p>5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3])); VLOOKUP(SUM([.$B$2:.B5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3]+1" office:value-type="float" office:value="503" calcext:value-type="float">
            <text:p>5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4])); VLOOKUP(SUM([.$B$2:.B5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4]+1" office:value-type="float" office:value="504" calcext:value-type="float">
            <text:p>5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5])); VLOOKUP(SUM([.$B$2:.B5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5]+1" office:value-type="float" office:value="505" calcext:value-type="float">
            <text:p>5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6])); VLOOKUP(SUM([.$B$2:.B5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6]+1" office:value-type="float" office:value="506" calcext:value-type="float">
            <text:p>5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7])); VLOOKUP(SUM([.$B$2:.B5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7]+1" office:value-type="float" office:value="507" calcext:value-type="float">
            <text:p>5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8])); VLOOKUP(SUM([.$B$2:.B5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8]+1" office:value-type="float" office:value="508" calcext:value-type="float">
            <text:p>5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9])); VLOOKUP(SUM([.$B$2:.B5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09]+1" office:value-type="float" office:value="509" calcext:value-type="float">
            <text:p>5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0])); VLOOKUP(SUM([.$B$2:.B5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10]+1" office:value-type="float" office:value="510" calcext:value-type="float">
            <text:p>5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1])); VLOOKUP(SUM([.$B$2:.B5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11]+1" office:value-type="float" office:value="511" calcext:value-type="float">
            <text:p>5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2])); VLOOKUP(SUM([.$B$2:.B5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12]+1" office:value-type="float" office:value="512" calcext:value-type="float">
            <text:p>5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3])); VLOOKUP(SUM([.$B$2:.B5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13]+1" office:value-type="float" office:value="513" calcext:value-type="float">
            <text:p>5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4])); VLOOKUP(SUM([.$B$2:.B5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>
          <table:table-cell table:style-name="ce123" table:formula="of:=[.A514]+1" office:value-type="float" office:value="514" calcext:value-type="float">
            <text:p>5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5])); VLOOKUP(SUM([.$B$2:.B5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50"/>
        </table:table-row>
        <table:table-row table:style-name="ro3" table:number-rows-repeated="486">
          <table:table-cell/>
          <table:table-cell table:style-name="ce126"/>
          <table:table-cell table:number-columns-repeated="2"/>
          <table:table-cell table:style-name="ce123"/>
          <table:table-cell table:style-name="ce128" table:number-columns-repeated="9"/>
          <table:table-cell table:number-columns-repeated="50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lents" table:style-name="ta7"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11" table:number-columns-repeated="51" table:default-cell-style-name="Default"/>
        <table:table-row table:style-name="ro8">
          <table:table-cell table:style-name="ce118" office:value-type="string" calcext:value-type="string">
            <text:p>Talent Name</text:p>
          </table:table-cell>
          <table:table-cell table:style-name="ce123" office:value-type="string" calcext:value-type="string">
            <text:p>Talent Tree</text:p>
          </table:table-cell>
          <table:table-cell table:style-name="ce123" office:value-type="string" calcext:value-type="string">
            <text:p>Rank</text:p>
          </table:table-cell>
          <table:table-cell table:style-name="ce123" office:value-type="string" calcext:value-type="string">
            <text:p>Cost</text:p>
          </table:table-cell>
          <table:table-cell table:style-name="ce118" office:value-type="string" calcext:value-type="string">
            <text:p>Chaper/Book</text:p>
          </table:table-cell>
          <table:table-cell table:style-name="ce118" office:value-type="string" calcext:value-type="string">
            <text:p>Total</text:p>
          </table:table-cell>
          <table:table-cell/>
          <table:table-cell table:style-name="ce118" office:value-type="string" calcext:value-type="string">
            <text:p>Talent Name</text:p>
          </table:table-cell>
          <table:table-cell table:style-name="ce118" office:value-type="string" calcext:value-type="string">
            <text:p>Highest Rank</text:p>
          </table:table-cell>
          <table:table-cell/>
          <table:table-cell table:style-name="ce131" office:value-type="string" calcext:value-type="string">
            <text:p>Total Points Spent per Tree</text:p>
          </table:table-cell>
          <table:table-cell table:number-columns-repeated="53"/>
        </table:table-row>
        <table:table-row table:style-name="ro9">
          <table:table-cell table:style-name="ce118" office:value-type="string" calcext:value-type="string">
            <text:p>Magic Hands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string" calcext:value-type="string">
            <text:p>B1C48</text:p>
          </table:table-cell>
          <table:table-cell table:formula="of:=SUM([.D2:.D500])" office:value-type="float" office:value="300" calcext:value-type="float">
            <text:p>300</text:p>
          </table:table-cell>
          <table:table-cell/>
          <table:table-cell table:formula="of:=IFERROR(__xludf.dummyfunction(&quot;UNIQUE(A2:A500)&quot;);&quot;Magic Hands&quot;)" office:value-type="string" office:string-value="Magic Hands" calcext:value-type="string">
            <text:p>Magic Hands</text:p>
          </table:table-cell>
          <table:table-cell table:formula="of:=IF(maxifs([.C$2:.C$500];[.A$2:.A$500];concat(&quot;=&quot;;[.H2]))=0;&quot;&quot;;maxifs([.C$2:.C$500];[.A$2:.A$500];concat(&quot;=&quot;;[.H2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Sex</text:p>
          </table:table-cell>
          <table:table-cell table:formula="of:=SUMIF([.B$2:.B$500];concat(&quot;=&quot;;[.K2]);[.D$2:.D$500])" office:value-type="string" office:string-value="" calcext:value-type="error">
            <text:p>#NAME?</text:p>
          </table:table-cell>
          <table:table-cell table:style-name="ce132" table:formula="of:=[.L2]/SUM([.L$2:.L$500])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10">
          <table:table-cell table:style-name="ce118" office:value-type="string" calcext:value-type="string">
            <text:p>All-Nighter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All-Nighter&quot;)" office:value-type="string" office:string-value="All-Nighter" calcext:value-type="string">
            <text:p>All-Nighter</text:p>
          </table:table-cell>
          <table:table-cell table:formula="of:=IF(maxifs([.C$2:.C$500];[.A$2:.A$500];concat(&quot;=&quot;;[.H3]))=0;&quot;&quot;;maxifs([.C$2:.C$500];[.A$2:.A$500];concat(&quot;=&quot;;[.H3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Exalted Mage</text:p>
          </table:table-cell>
          <table:table-cell table:formula="of:=SUMIF([.B$2:.B$500];concat(&quot;=&quot;;[.K3]);[.D$2:.D$500])" office:value-type="string" office:string-value="" calcext:value-type="error">
            <text:p>#NAME?</text:p>
          </table:table-cell>
          <table:table-cell table:style-name="ce132" table:formula="of:=[.L3]/SUM([.L$2:.L$500])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3">
          <table:table-cell table:style-name="ce118" office:value-type="string" calcext:value-type="string">
            <text:p>Dominating Presenc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Dominating Presence&quot;)" office:value-type="string" office:string-value="Dominating Presence" calcext:value-type="string">
            <text:p>Dominating Presence</text:p>
          </table:table-cell>
          <table:table-cell table:formula="of:=IF(maxifs([.C$2:.C$500];[.A$2:.A$500];concat(&quot;=&quot;;[.H4]))=0;&quot;&quot;;maxifs([.C$2:.C$500];[.A$2:.A$500];concat(&quot;=&quot;;[.H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Submission to Eruditio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Submission to Erudition&quot;)" office:value-type="string" office:string-value="Submission to Erudition" calcext:value-type="string">
            <text:p>Submission to Erudition</text:p>
          </table:table-cell>
          <table:table-cell table:formula="of:=IF(maxifs([.C$2:.C$500];[.A$2:.A$500];concat(&quot;=&quot;;[.H5]))=0;&quot;&quot;;maxifs([.C$2:.C$500];[.A$2:.A$500];concat(&quot;=&quot;;[.H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Erector Set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rector Set&quot;)" office:value-type="string" office:string-value="Erector Set" calcext:value-type="string">
            <text:p>Erector Set</text:p>
          </table:table-cell>
          <table:table-cell table:formula="of:=IF(maxifs([.C$2:.C$500];[.A$2:.A$500];concat(&quot;=&quot;;[.H6]))=0;&quot;&quot;;maxifs([.C$2:.C$500];[.A$2:.A$500];concat(&quot;=&quot;;[.H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Inhuman Advantag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Inhuman Advantage&quot;)" office:value-type="string" office:string-value="Inhuman Advantage" calcext:value-type="string">
            <text:p>Inhuman Advantage</text:p>
          </table:table-cell>
          <table:table-cell table:formula="of:=IF(maxifs([.C$2:.C$500];[.A$2:.A$500];concat(&quot;=&quot;;[.H7]))=0;&quot;&quot;;maxifs([.C$2:.C$500];[.A$2:.A$500];concat(&quot;=&quot;;[.H7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Muffin' St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Muffin' Stuffin'&quot;)" office:value-type="string" office:string-value="Muffin' Stuffin'" calcext:value-type="string">
            <text:p>Muffin' Stuffin'</text:p>
          </table:table-cell>
          <table:table-cell table:formula="of:=IF(maxifs([.C$2:.C$500];[.A$2:.A$500];concat(&quot;=&quot;;[.H8]))=0;&quot;&quot;;maxifs([.C$2:.C$500];[.A$2:.A$500];concat(&quot;=&quot;;[.H8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e Sperm Must Flow&quot;)" office:value-type="string" office:string-value="The Sperm Must Flow" calcext:value-type="string">
            <text:p>The Sperm Must Flow</text:p>
          </table:table-cell>
          <table:table-cell table:formula="of:=IF(maxifs([.C$2:.C$500];[.A$2:.A$500];concat(&quot;=&quot;;[.H9]))=0;&quot;&quot;;maxifs([.C$2:.C$500];[.A$2:.A$500];concat(&quot;=&quot;;[.H9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Magical&quot;)" office:value-type="string" office:string-value="Extra Magical" calcext:value-type="string">
            <text:p>Extra Magical</text:p>
          </table:table-cell>
          <table:table-cell table:formula="of:=IF(maxifs([.C$2:.C$500];[.A$2:.A$500];concat(&quot;=&quot;;[.H10]))=0;&quot;&quot;;maxifs([.C$2:.C$500];[.A$2:.A$500];concat(&quot;=&quot;;[.H10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at Loving Feeling&quot;)" office:value-type="string" office:string-value="That Loving Feeling" calcext:value-type="string">
            <text:p>That Loving Feeling</text:p>
          </table:table-cell>
          <table:table-cell table:formula="of:=IF(maxifs([.C$2:.C$500];[.A$2:.A$500];concat(&quot;=&quot;;[.H11]))=0;&quot;&quot;;maxifs([.C$2:.C$500];[.A$2:.A$500];concat(&quot;=&quot;;[.H11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That Loving Feeling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Jack of All Schools&quot;)" office:value-type="string" office:string-value="Jack of All Schools" calcext:value-type="string">
            <text:p>Jack of All Schools</text:p>
          </table:table-cell>
          <table:table-cell table:formula="of:=IF(maxifs([.C$2:.C$500];[.A$2:.A$500];concat(&quot;=&quot;;[.H12]))=0;&quot;&quot;;maxifs([.C$2:.C$500];[.A$2:.A$500];concat(&quot;=&quot;;[.H12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string" calcext:value-type="string">
            <text:p>?</text:p>
          </table:table-cell>
          <table:table-cell table:number-columns-repeated="2"/>
          <table:table-cell table:formula="of:=IFERROR(__xludf.dummyfunction(&quot;&quot;&quot;COMPUTED_VALUE&quot;&quot;&quot;);&quot;Weave the Strands&quot;)" office:value-type="string" office:string-value="Weave the Strands" calcext:value-type="string">
            <text:p>Weave the Strands</text:p>
          </table:table-cell>
          <table:table-cell table:formula="of:=IF(maxifs([.C$2:.C$500];[.A$2:.A$500];concat(&quot;=&quot;;[.H13]))=0;&quot;&quot;;maxifs([.C$2:.C$500];[.A$2:.A$500];concat(&quot;=&quot;;[.H13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Familiarity&quot;)" office:value-type="string" office:string-value="Familiarity" calcext:value-type="string">
            <text:p>Familiarity</text:p>
          </table:table-cell>
          <table:table-cell table:formula="of:=IF(maxifs([.C$2:.C$500];[.A$2:.A$500];concat(&quot;=&quot;;[.H14]))=0;&quot;&quot;;maxifs([.C$2:.C$500];[.A$2:.A$500];concat(&quot;=&quot;;[.H1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Firepower&quot;)" office:value-type="string" office:string-value="Firepower" calcext:value-type="string">
            <text:p>Firepower</text:p>
          </table:table-cell>
          <table:table-cell table:formula="of:=IF(maxifs([.C$2:.C$500];[.A$2:.A$500];concat(&quot;=&quot;;[.H15]))=0;&quot;&quot;;maxifs([.C$2:.C$500];[.A$2:.A$500];concat(&quot;=&quot;;[.H1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Lifeforce&quot;)" office:value-type="string" office:string-value="Lifeforce" calcext:value-type="string">
            <text:p>Lifeforce</text:p>
          </table:table-cell>
          <table:table-cell table:formula="of:=IF(maxifs([.C$2:.C$500];[.A$2:.A$500];concat(&quot;=&quot;;[.H16]))=0;&quot;&quot;;maxifs([.C$2:.C$500];[.A$2:.A$500];concat(&quot;=&quot;;[.H1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51"/>
        </table:table-row>
        <table:table-row table:style-name="ro3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Spark of Life&quot;)" office:value-type="string" office:string-value="Spark of Life" calcext:value-type="string">
            <text:p>Spark of Life</text:p>
          </table:table-cell>
          <table:table-cell table:formula="of:=IF(maxifs([.C$2:.C$500];[.A$2:.A$500];concat(&quot;=&quot;;[.H17]))=0;&quot;&quot;;maxifs([.C$2:.C$500];[.A$2:.A$500];concat(&quot;=&quot;;[.H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Spark of Lif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Strength in Diversity&quot;)" office:value-type="string" office:string-value="Strength in Diversity" calcext:value-type="string">
            <text:p>Strength in Diversity</text:p>
          </table:table-cell>
          <table:table-cell table:formula="of:=IF(maxifs([.C$2:.C$500];[.A$2:.A$500];concat(&quot;=&quot;;[.H18]))=0;&quot;&quot;;maxifs([.C$2:.C$500];[.A$2:.A$500];concat(&quot;=&quot;;[.H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Strength in Divers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Crown of the Exalted&quot;)" office:value-type="string" office:string-value="Crown of the Exalted" calcext:value-type="string">
            <text:p>Crown of the Exalted</text:p>
          </table:table-cell>
          <table:table-cell table:formula="of:=IF(maxifs([.C$2:.C$500];[.A$2:.A$500];concat(&quot;=&quot;;[.H19]))=0;&quot;&quot;;maxifs([.C$2:.C$500];[.A$2:.A$500];concat(&quot;=&quot;;[.H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Crown of the Exalted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0" calcext:value-type="float">
            <text:p>40</text:p>
          </table:table-cell>
          <table:table-cell table:number-columns-repeated="3"/>
          <table:table-cell table:formula="of:=IFERROR(__xludf.dummyfunction(&quot;&quot;&quot;COMPUTED_VALUE&quot;&quot;&quot;);&quot;As Above, So Below&quot;)" office:value-type="string" office:string-value="As Above, So Below" calcext:value-type="string">
            <text:p>As Above, So Below</text:p>
          </table:table-cell>
          <table:table-cell table:formula="of:=IF(maxifs([.C$2:.C$500];[.A$2:.A$500];concat(&quot;=&quot;;[.H20]))=0;&quot;&quot;;maxifs([.C$2:.C$500];[.A$2:.A$500];concat(&quot;=&quot;;[.H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Huffin' and Puffin'&quot;)" office:value-type="string" office:string-value="Huffin' and Puffin'" calcext:value-type="string">
            <text:p>Huffin' and Puffin'</text:p>
          </table:table-cell>
          <table:table-cell table:formula="of:=IF(maxifs([.C$2:.C$500];[.A$2:.A$500];concat(&quot;=&quot;;[.H21]))=0;&quot;&quot;;maxifs([.C$2:.C$500];[.A$2:.A$500];concat(&quot;=&quot;;[.H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"/>
          <table:table-cell table:formula="of:=IFERROR(__xludf.dummyfunction(&quot;&quot;&quot;COMPUTED_VALUE&quot;&quot;&quot;);&quot;All of Your Love&quot;)" office:value-type="string" office:string-value="All of Your Love" calcext:value-type="string">
            <text:p>All of Your Love</text:p>
          </table:table-cell>
          <table:table-cell table:formula="of:=IF(maxifs([.C$2:.C$500];[.A$2:.A$500];concat(&quot;=&quot;;[.H22]))=0;&quot;&quot;;maxifs([.C$2:.C$500];[.A$2:.A$500];concat(&quot;=&quot;;[.H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Versatile&quot;)" office:value-type="string" office:string-value="Extra Versatile" calcext:value-type="string">
            <text:p>Extra Versatile</text:p>
          </table:table-cell>
          <table:table-cell table:formula="of:=IF(maxifs([.C$2:.C$500];[.A$2:.A$500];concat(&quot;=&quot;;[.H23]))=0;&quot;&quot;;maxifs([.C$2:.C$500];[.A$2:.A$500];concat(&quot;=&quot;;[.H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ase the Burden&quot;)" office:value-type="string" office:string-value="Ease the Burden" calcext:value-type="string">
            <text:p>Ease the Burden</text:p>
          </table:table-cell>
          <table:table-cell table:formula="of:=IF(maxifs([.C$2:.C$500];[.A$2:.A$500];concat(&quot;=&quot;;[.H24]))=0;&quot;&quot;;maxifs([.C$2:.C$500];[.A$2:.A$500];concat(&quot;=&quot;;[.H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Fire Link&quot;)" office:value-type="string" office:string-value="Fire Link" calcext:value-type="string">
            <text:p>Fire Link</text:p>
          </table:table-cell>
          <table:table-cell table:formula="of:=IF(maxifs([.C$2:.C$500];[.A$2:.A$500];concat(&quot;=&quot;;[.H25]))=0;&quot;&quot;;maxifs([.C$2:.C$500];[.A$2:.A$500];concat(&quot;=&quot;;[.H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As Above, So Below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Life Link&quot;)" office:value-type="string" office:string-value="Life Link" calcext:value-type="string">
            <text:p>Life Link</text:p>
          </table:table-cell>
          <table:table-cell table:formula="of:=IF(maxifs([.C$2:.C$500];[.A$2:.A$500];concat(&quot;=&quot;;[.H26]))=0;&quot;&quot;;maxifs([.C$2:.C$500];[.A$2:.A$500];concat(&quot;=&quot;;[.H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style-name="ce118" office:value-type="string" calcext:value-type="string">
            <text:p>B1C58</text:p>
          </table:table-cell>
          <table:table-cell table:number-columns-repeated="2"/>
          <table:table-cell table:formula="of:=IFERROR(__xludf.dummyfunction(&quot;&quot;&quot;COMPUTED_VALUE&quot;&quot;&quot;);&quot;Beast Link&quot;)" office:value-type="string" office:string-value="Beast Link" calcext:value-type="string">
            <text:p>Beast Link</text:p>
          </table:table-cell>
          <table:table-cell table:formula="of:=IF(maxifs([.C$2:.C$500];[.A$2:.A$500];concat(&quot;=&quot;;[.H27]))=0;&quot;&quot;;maxifs([.C$2:.C$500];[.A$2:.A$500];concat(&quot;=&quot;;[.H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"/>
          <table:table-cell table:formula="of:=IFERROR(__xludf.dummyfunction(&quot;&quot;&quot;COMPUTED_VALUE&quot;&quot;&quot;);&quot;Altered Beast&quot;)" office:value-type="string" office:string-value="Altered Beast" calcext:value-type="string">
            <text:p>Altered Beast</text:p>
          </table:table-cell>
          <table:table-cell table:formula="of:=IF(maxifs([.C$2:.C$500];[.A$2:.A$500];concat(&quot;=&quot;;[.H28]))=0;&quot;&quot;;maxifs([.C$2:.C$500];[.A$2:.A$500];concat(&quot;=&quot;;[.H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3"/>
          <table:table-cell table:formula="of:=IFERROR(__xludf.dummyfunction(&quot;&quot;&quot;COMPUTED_VALUE&quot;&quot;&quot;);&quot;Soul Caliber&quot;)" office:value-type="string" office:string-value="Soul Caliber" calcext:value-type="string">
            <text:p>Soul Caliber</text:p>
          </table:table-cell>
          <table:table-cell table:formula="of:=IF(maxifs([.C$2:.C$500];[.A$2:.A$500];concat(&quot;=&quot;;[.H29]))=0;&quot;&quot;;maxifs([.C$2:.C$500];[.A$2:.A$500];concat(&quot;=&quot;;[.H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Soul Link&quot;)" office:value-type="string" office:string-value="Soul Link" calcext:value-type="string">
            <text:p>Soul Link</text:p>
          </table:table-cell>
          <table:table-cell table:formula="of:=IF(maxifs([.C$2:.C$500];[.A$2:.A$500];concat(&quot;=&quot;;[.H30]))=0;&quot;&quot;;maxifs([.C$2:.C$500];[.A$2:.A$500];concat(&quot;=&quot;;[.H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1]))=0;&quot;&quot;;maxifs([.C$2:.C$500];[.A$2:.A$500];concat(&quot;=&quot;;[.H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All of Your Lov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2]))=0;&quot;&quot;;maxifs([.C$2:.C$500];[.A$2:.A$500];concat(&quot;=&quot;;[.H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3]))=0;&quot;&quot;;maxifs([.C$2:.C$500];[.A$2:.A$500];concat(&quot;=&quot;;[.H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4]))=0;&quot;&quot;;maxifs([.C$2:.C$500];[.A$2:.A$500];concat(&quot;=&quot;;[.H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35]))=0;&quot;&quot;;maxifs([.C$2:.C$500];[.A$2:.A$500];concat(&quot;=&quot;;[.H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4"/>
          <table:table-cell table:formula="of:=IF(maxifs([.C$2:.C$500];[.A$2:.A$500];concat(&quot;=&quot;;[.H36]))=0;&quot;&quot;;maxifs([.C$2:.C$500];[.A$2:.A$500];concat(&quot;=&quot;;[.H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7]))=0;&quot;&quot;;maxifs([.C$2:.C$500];[.A$2:.A$500];concat(&quot;=&quot;;[.H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Fir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8]))=0;&quot;&quot;;maxifs([.C$2:.C$500];[.A$2:.A$500];concat(&quot;=&quot;;[.H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Lif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9]))=0;&quot;&quot;;maxifs([.C$2:.C$500];[.A$2:.A$500];concat(&quot;=&quot;;[.H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Beast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0]))=0;&quot;&quot;;maxifs([.C$2:.C$500];[.A$2:.A$500];concat(&quot;=&quot;;[.H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Altered Beast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1]))=0;&quot;&quot;;maxifs([.C$2:.C$500];[.A$2:.A$500];concat(&quot;=&quot;;[.H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Soul Calib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2]))=0;&quot;&quot;;maxifs([.C$2:.C$500];[.A$2:.A$500];concat(&quot;=&quot;;[.H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Soul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3]))=0;&quot;&quot;;maxifs([.C$2:.C$500];[.A$2:.A$500];concat(&quot;=&quot;;[.H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44]))=0;&quot;&quot;;maxifs([.C$2:.C$500];[.A$2:.A$500];concat(&quot;=&quot;;[.H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5]))=0;&quot;&quot;;maxifs([.C$2:.C$500];[.A$2:.A$500];concat(&quot;=&quot;;[.H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6]))=0;&quot;&quot;;maxifs([.C$2:.C$500];[.A$2:.A$500];concat(&quot;=&quot;;[.H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7]))=0;&quot;&quot;;maxifs([.C$2:.C$500];[.A$2:.A$500];concat(&quot;=&quot;;[.H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8]))=0;&quot;&quot;;maxifs([.C$2:.C$500];[.A$2:.A$500];concat(&quot;=&quot;;[.H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9]))=0;&quot;&quot;;maxifs([.C$2:.C$500];[.A$2:.A$500];concat(&quot;=&quot;;[.H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0]))=0;&quot;&quot;;maxifs([.C$2:.C$500];[.A$2:.A$500];concat(&quot;=&quot;;[.H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1]))=0;&quot;&quot;;maxifs([.C$2:.C$500];[.A$2:.A$500];concat(&quot;=&quot;;[.H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2]))=0;&quot;&quot;;maxifs([.C$2:.C$500];[.A$2:.A$500];concat(&quot;=&quot;;[.H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3]))=0;&quot;&quot;;maxifs([.C$2:.C$500];[.A$2:.A$500];concat(&quot;=&quot;;[.H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4]))=0;&quot;&quot;;maxifs([.C$2:.C$500];[.A$2:.A$500];concat(&quot;=&quot;;[.H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5]))=0;&quot;&quot;;maxifs([.C$2:.C$500];[.A$2:.A$500];concat(&quot;=&quot;;[.H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6]))=0;&quot;&quot;;maxifs([.C$2:.C$500];[.A$2:.A$500];concat(&quot;=&quot;;[.H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7]))=0;&quot;&quot;;maxifs([.C$2:.C$500];[.A$2:.A$500];concat(&quot;=&quot;;[.H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8]))=0;&quot;&quot;;maxifs([.C$2:.C$500];[.A$2:.A$500];concat(&quot;=&quot;;[.H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9]))=0;&quot;&quot;;maxifs([.C$2:.C$500];[.A$2:.A$500];concat(&quot;=&quot;;[.H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0]))=0;&quot;&quot;;maxifs([.C$2:.C$500];[.A$2:.A$500];concat(&quot;=&quot;;[.H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1]))=0;&quot;&quot;;maxifs([.C$2:.C$500];[.A$2:.A$500];concat(&quot;=&quot;;[.H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2]))=0;&quot;&quot;;maxifs([.C$2:.C$500];[.A$2:.A$500];concat(&quot;=&quot;;[.H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3]))=0;&quot;&quot;;maxifs([.C$2:.C$500];[.A$2:.A$500];concat(&quot;=&quot;;[.H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4]))=0;&quot;&quot;;maxifs([.C$2:.C$500];[.A$2:.A$500];concat(&quot;=&quot;;[.H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5]))=0;&quot;&quot;;maxifs([.C$2:.C$500];[.A$2:.A$500];concat(&quot;=&quot;;[.H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6]))=0;&quot;&quot;;maxifs([.C$2:.C$500];[.A$2:.A$500];concat(&quot;=&quot;;[.H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7]))=0;&quot;&quot;;maxifs([.C$2:.C$500];[.A$2:.A$500];concat(&quot;=&quot;;[.H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8]))=0;&quot;&quot;;maxifs([.C$2:.C$500];[.A$2:.A$500];concat(&quot;=&quot;;[.H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9]))=0;&quot;&quot;;maxifs([.C$2:.C$500];[.A$2:.A$500];concat(&quot;=&quot;;[.H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0]))=0;&quot;&quot;;maxifs([.C$2:.C$500];[.A$2:.A$500];concat(&quot;=&quot;;[.H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1]))=0;&quot;&quot;;maxifs([.C$2:.C$500];[.A$2:.A$500];concat(&quot;=&quot;;[.H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2]))=0;&quot;&quot;;maxifs([.C$2:.C$500];[.A$2:.A$500];concat(&quot;=&quot;;[.H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3]))=0;&quot;&quot;;maxifs([.C$2:.C$500];[.A$2:.A$500];concat(&quot;=&quot;;[.H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4]))=0;&quot;&quot;;maxifs([.C$2:.C$500];[.A$2:.A$500];concat(&quot;=&quot;;[.H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5]))=0;&quot;&quot;;maxifs([.C$2:.C$500];[.A$2:.A$500];concat(&quot;=&quot;;[.H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6]))=0;&quot;&quot;;maxifs([.C$2:.C$500];[.A$2:.A$500];concat(&quot;=&quot;;[.H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7]))=0;&quot;&quot;;maxifs([.C$2:.C$500];[.A$2:.A$500];concat(&quot;=&quot;;[.H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8]))=0;&quot;&quot;;maxifs([.C$2:.C$500];[.A$2:.A$500];concat(&quot;=&quot;;[.H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9]))=0;&quot;&quot;;maxifs([.C$2:.C$500];[.A$2:.A$500];concat(&quot;=&quot;;[.H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0]))=0;&quot;&quot;;maxifs([.C$2:.C$500];[.A$2:.A$500];concat(&quot;=&quot;;[.H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1]))=0;&quot;&quot;;maxifs([.C$2:.C$500];[.A$2:.A$500];concat(&quot;=&quot;;[.H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2]))=0;&quot;&quot;;maxifs([.C$2:.C$500];[.A$2:.A$500];concat(&quot;=&quot;;[.H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3]))=0;&quot;&quot;;maxifs([.C$2:.C$500];[.A$2:.A$500];concat(&quot;=&quot;;[.H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4]))=0;&quot;&quot;;maxifs([.C$2:.C$500];[.A$2:.A$500];concat(&quot;=&quot;;[.H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5]))=0;&quot;&quot;;maxifs([.C$2:.C$500];[.A$2:.A$500];concat(&quot;=&quot;;[.H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6]))=0;&quot;&quot;;maxifs([.C$2:.C$500];[.A$2:.A$500];concat(&quot;=&quot;;[.H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7]))=0;&quot;&quot;;maxifs([.C$2:.C$500];[.A$2:.A$500];concat(&quot;=&quot;;[.H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8]))=0;&quot;&quot;;maxifs([.C$2:.C$500];[.A$2:.A$500];concat(&quot;=&quot;;[.H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9]))=0;&quot;&quot;;maxifs([.C$2:.C$500];[.A$2:.A$500];concat(&quot;=&quot;;[.H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0]))=0;&quot;&quot;;maxifs([.C$2:.C$500];[.A$2:.A$500];concat(&quot;=&quot;;[.H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1]))=0;&quot;&quot;;maxifs([.C$2:.C$500];[.A$2:.A$500];concat(&quot;=&quot;;[.H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2]))=0;&quot;&quot;;maxifs([.C$2:.C$500];[.A$2:.A$500];concat(&quot;=&quot;;[.H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3]))=0;&quot;&quot;;maxifs([.C$2:.C$500];[.A$2:.A$500];concat(&quot;=&quot;;[.H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4]))=0;&quot;&quot;;maxifs([.C$2:.C$500];[.A$2:.A$500];concat(&quot;=&quot;;[.H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5]))=0;&quot;&quot;;maxifs([.C$2:.C$500];[.A$2:.A$500];concat(&quot;=&quot;;[.H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6]))=0;&quot;&quot;;maxifs([.C$2:.C$500];[.A$2:.A$500];concat(&quot;=&quot;;[.H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7]))=0;&quot;&quot;;maxifs([.C$2:.C$500];[.A$2:.A$500];concat(&quot;=&quot;;[.H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8]))=0;&quot;&quot;;maxifs([.C$2:.C$500];[.A$2:.A$500];concat(&quot;=&quot;;[.H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9]))=0;&quot;&quot;;maxifs([.C$2:.C$500];[.A$2:.A$500];concat(&quot;=&quot;;[.H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0]))=0;&quot;&quot;;maxifs([.C$2:.C$500];[.A$2:.A$500];concat(&quot;=&quot;;[.H1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1]))=0;&quot;&quot;;maxifs([.C$2:.C$500];[.A$2:.A$500];concat(&quot;=&quot;;[.H1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2]))=0;&quot;&quot;;maxifs([.C$2:.C$500];[.A$2:.A$500];concat(&quot;=&quot;;[.H1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3]))=0;&quot;&quot;;maxifs([.C$2:.C$500];[.A$2:.A$500];concat(&quot;=&quot;;[.H1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4]))=0;&quot;&quot;;maxifs([.C$2:.C$500];[.A$2:.A$500];concat(&quot;=&quot;;[.H1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5]))=0;&quot;&quot;;maxifs([.C$2:.C$500];[.A$2:.A$500];concat(&quot;=&quot;;[.H1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6]))=0;&quot;&quot;;maxifs([.C$2:.C$500];[.A$2:.A$500];concat(&quot;=&quot;;[.H1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7]))=0;&quot;&quot;;maxifs([.C$2:.C$500];[.A$2:.A$500];concat(&quot;=&quot;;[.H1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8]))=0;&quot;&quot;;maxifs([.C$2:.C$500];[.A$2:.A$500];concat(&quot;=&quot;;[.H1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9]))=0;&quot;&quot;;maxifs([.C$2:.C$500];[.A$2:.A$500];concat(&quot;=&quot;;[.H1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0]))=0;&quot;&quot;;maxifs([.C$2:.C$500];[.A$2:.A$500];concat(&quot;=&quot;;[.H1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1]))=0;&quot;&quot;;maxifs([.C$2:.C$500];[.A$2:.A$500];concat(&quot;=&quot;;[.H1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2]))=0;&quot;&quot;;maxifs([.C$2:.C$500];[.A$2:.A$500];concat(&quot;=&quot;;[.H1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3]))=0;&quot;&quot;;maxifs([.C$2:.C$500];[.A$2:.A$500];concat(&quot;=&quot;;[.H1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4]))=0;&quot;&quot;;maxifs([.C$2:.C$500];[.A$2:.A$500];concat(&quot;=&quot;;[.H1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5]))=0;&quot;&quot;;maxifs([.C$2:.C$500];[.A$2:.A$500];concat(&quot;=&quot;;[.H1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6]))=0;&quot;&quot;;maxifs([.C$2:.C$500];[.A$2:.A$500];concat(&quot;=&quot;;[.H1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7]))=0;&quot;&quot;;maxifs([.C$2:.C$500];[.A$2:.A$500];concat(&quot;=&quot;;[.H1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8]))=0;&quot;&quot;;maxifs([.C$2:.C$500];[.A$2:.A$500];concat(&quot;=&quot;;[.H1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9]))=0;&quot;&quot;;maxifs([.C$2:.C$500];[.A$2:.A$500];concat(&quot;=&quot;;[.H1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0]))=0;&quot;&quot;;maxifs([.C$2:.C$500];[.A$2:.A$500];concat(&quot;=&quot;;[.H1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1]))=0;&quot;&quot;;maxifs([.C$2:.C$500];[.A$2:.A$500];concat(&quot;=&quot;;[.H1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2]))=0;&quot;&quot;;maxifs([.C$2:.C$500];[.A$2:.A$500];concat(&quot;=&quot;;[.H1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3]))=0;&quot;&quot;;maxifs([.C$2:.C$500];[.A$2:.A$500];concat(&quot;=&quot;;[.H1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4]))=0;&quot;&quot;;maxifs([.C$2:.C$500];[.A$2:.A$500];concat(&quot;=&quot;;[.H1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5]))=0;&quot;&quot;;maxifs([.C$2:.C$500];[.A$2:.A$500];concat(&quot;=&quot;;[.H1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6]))=0;&quot;&quot;;maxifs([.C$2:.C$500];[.A$2:.A$500];concat(&quot;=&quot;;[.H1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7]))=0;&quot;&quot;;maxifs([.C$2:.C$500];[.A$2:.A$500];concat(&quot;=&quot;;[.H1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8]))=0;&quot;&quot;;maxifs([.C$2:.C$500];[.A$2:.A$500];concat(&quot;=&quot;;[.H1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9]))=0;&quot;&quot;;maxifs([.C$2:.C$500];[.A$2:.A$500];concat(&quot;=&quot;;[.H1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0]))=0;&quot;&quot;;maxifs([.C$2:.C$500];[.A$2:.A$500];concat(&quot;=&quot;;[.H1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1]))=0;&quot;&quot;;maxifs([.C$2:.C$500];[.A$2:.A$500];concat(&quot;=&quot;;[.H1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2]))=0;&quot;&quot;;maxifs([.C$2:.C$500];[.A$2:.A$500];concat(&quot;=&quot;;[.H1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3]))=0;&quot;&quot;;maxifs([.C$2:.C$500];[.A$2:.A$500];concat(&quot;=&quot;;[.H1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4]))=0;&quot;&quot;;maxifs([.C$2:.C$500];[.A$2:.A$500];concat(&quot;=&quot;;[.H1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5]))=0;&quot;&quot;;maxifs([.C$2:.C$500];[.A$2:.A$500];concat(&quot;=&quot;;[.H1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6]))=0;&quot;&quot;;maxifs([.C$2:.C$500];[.A$2:.A$500];concat(&quot;=&quot;;[.H1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7]))=0;&quot;&quot;;maxifs([.C$2:.C$500];[.A$2:.A$500];concat(&quot;=&quot;;[.H1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8]))=0;&quot;&quot;;maxifs([.C$2:.C$500];[.A$2:.A$500];concat(&quot;=&quot;;[.H1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9]))=0;&quot;&quot;;maxifs([.C$2:.C$500];[.A$2:.A$500];concat(&quot;=&quot;;[.H1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0]))=0;&quot;&quot;;maxifs([.C$2:.C$500];[.A$2:.A$500];concat(&quot;=&quot;;[.H1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1]))=0;&quot;&quot;;maxifs([.C$2:.C$500];[.A$2:.A$500];concat(&quot;=&quot;;[.H1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2]))=0;&quot;&quot;;maxifs([.C$2:.C$500];[.A$2:.A$500];concat(&quot;=&quot;;[.H1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3]))=0;&quot;&quot;;maxifs([.C$2:.C$500];[.A$2:.A$500];concat(&quot;=&quot;;[.H1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4]))=0;&quot;&quot;;maxifs([.C$2:.C$500];[.A$2:.A$500];concat(&quot;=&quot;;[.H1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5]))=0;&quot;&quot;;maxifs([.C$2:.C$500];[.A$2:.A$500];concat(&quot;=&quot;;[.H1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6]))=0;&quot;&quot;;maxifs([.C$2:.C$500];[.A$2:.A$500];concat(&quot;=&quot;;[.H1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7]))=0;&quot;&quot;;maxifs([.C$2:.C$500];[.A$2:.A$500];concat(&quot;=&quot;;[.H1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8]))=0;&quot;&quot;;maxifs([.C$2:.C$500];[.A$2:.A$500];concat(&quot;=&quot;;[.H1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9]))=0;&quot;&quot;;maxifs([.C$2:.C$500];[.A$2:.A$500];concat(&quot;=&quot;;[.H1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0]))=0;&quot;&quot;;maxifs([.C$2:.C$500];[.A$2:.A$500];concat(&quot;=&quot;;[.H1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1]))=0;&quot;&quot;;maxifs([.C$2:.C$500];[.A$2:.A$500];concat(&quot;=&quot;;[.H1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2]))=0;&quot;&quot;;maxifs([.C$2:.C$500];[.A$2:.A$500];concat(&quot;=&quot;;[.H1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3]))=0;&quot;&quot;;maxifs([.C$2:.C$500];[.A$2:.A$500];concat(&quot;=&quot;;[.H1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4]))=0;&quot;&quot;;maxifs([.C$2:.C$500];[.A$2:.A$500];concat(&quot;=&quot;;[.H1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5]))=0;&quot;&quot;;maxifs([.C$2:.C$500];[.A$2:.A$500];concat(&quot;=&quot;;[.H1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6]))=0;&quot;&quot;;maxifs([.C$2:.C$500];[.A$2:.A$500];concat(&quot;=&quot;;[.H1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7]))=0;&quot;&quot;;maxifs([.C$2:.C$500];[.A$2:.A$500];concat(&quot;=&quot;;[.H1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8]))=0;&quot;&quot;;maxifs([.C$2:.C$500];[.A$2:.A$500];concat(&quot;=&quot;;[.H1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9]))=0;&quot;&quot;;maxifs([.C$2:.C$500];[.A$2:.A$500];concat(&quot;=&quot;;[.H1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0]))=0;&quot;&quot;;maxifs([.C$2:.C$500];[.A$2:.A$500];concat(&quot;=&quot;;[.H1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1]))=0;&quot;&quot;;maxifs([.C$2:.C$500];[.A$2:.A$500];concat(&quot;=&quot;;[.H1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2]))=0;&quot;&quot;;maxifs([.C$2:.C$500];[.A$2:.A$500];concat(&quot;=&quot;;[.H1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3]))=0;&quot;&quot;;maxifs([.C$2:.C$500];[.A$2:.A$500];concat(&quot;=&quot;;[.H1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4]))=0;&quot;&quot;;maxifs([.C$2:.C$500];[.A$2:.A$500];concat(&quot;=&quot;;[.H1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5]))=0;&quot;&quot;;maxifs([.C$2:.C$500];[.A$2:.A$500];concat(&quot;=&quot;;[.H1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6]))=0;&quot;&quot;;maxifs([.C$2:.C$500];[.A$2:.A$500];concat(&quot;=&quot;;[.H1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7]))=0;&quot;&quot;;maxifs([.C$2:.C$500];[.A$2:.A$500];concat(&quot;=&quot;;[.H1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8]))=0;&quot;&quot;;maxifs([.C$2:.C$500];[.A$2:.A$500];concat(&quot;=&quot;;[.H1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9]))=0;&quot;&quot;;maxifs([.C$2:.C$500];[.A$2:.A$500];concat(&quot;=&quot;;[.H1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0]))=0;&quot;&quot;;maxifs([.C$2:.C$500];[.A$2:.A$500];concat(&quot;=&quot;;[.H1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1]))=0;&quot;&quot;;maxifs([.C$2:.C$500];[.A$2:.A$500];concat(&quot;=&quot;;[.H1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2]))=0;&quot;&quot;;maxifs([.C$2:.C$500];[.A$2:.A$500];concat(&quot;=&quot;;[.H1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3]))=0;&quot;&quot;;maxifs([.C$2:.C$500];[.A$2:.A$500];concat(&quot;=&quot;;[.H1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4]))=0;&quot;&quot;;maxifs([.C$2:.C$500];[.A$2:.A$500];concat(&quot;=&quot;;[.H1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5]))=0;&quot;&quot;;maxifs([.C$2:.C$500];[.A$2:.A$500];concat(&quot;=&quot;;[.H1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6]))=0;&quot;&quot;;maxifs([.C$2:.C$500];[.A$2:.A$500];concat(&quot;=&quot;;[.H1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7]))=0;&quot;&quot;;maxifs([.C$2:.C$500];[.A$2:.A$500];concat(&quot;=&quot;;[.H1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8]))=0;&quot;&quot;;maxifs([.C$2:.C$500];[.A$2:.A$500];concat(&quot;=&quot;;[.H1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9]))=0;&quot;&quot;;maxifs([.C$2:.C$500];[.A$2:.A$500];concat(&quot;=&quot;;[.H1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0]))=0;&quot;&quot;;maxifs([.C$2:.C$500];[.A$2:.A$500];concat(&quot;=&quot;;[.H1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1]))=0;&quot;&quot;;maxifs([.C$2:.C$500];[.A$2:.A$500];concat(&quot;=&quot;;[.H1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2]))=0;&quot;&quot;;maxifs([.C$2:.C$500];[.A$2:.A$500];concat(&quot;=&quot;;[.H1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3]))=0;&quot;&quot;;maxifs([.C$2:.C$500];[.A$2:.A$500];concat(&quot;=&quot;;[.H1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4]))=0;&quot;&quot;;maxifs([.C$2:.C$500];[.A$2:.A$500];concat(&quot;=&quot;;[.H1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5]))=0;&quot;&quot;;maxifs([.C$2:.C$500];[.A$2:.A$500];concat(&quot;=&quot;;[.H1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6]))=0;&quot;&quot;;maxifs([.C$2:.C$500];[.A$2:.A$500];concat(&quot;=&quot;;[.H1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7]))=0;&quot;&quot;;maxifs([.C$2:.C$500];[.A$2:.A$500];concat(&quot;=&quot;;[.H1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8]))=0;&quot;&quot;;maxifs([.C$2:.C$500];[.A$2:.A$500];concat(&quot;=&quot;;[.H1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9]))=0;&quot;&quot;;maxifs([.C$2:.C$500];[.A$2:.A$500];concat(&quot;=&quot;;[.H1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0]))=0;&quot;&quot;;maxifs([.C$2:.C$500];[.A$2:.A$500];concat(&quot;=&quot;;[.H1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1]))=0;&quot;&quot;;maxifs([.C$2:.C$500];[.A$2:.A$500];concat(&quot;=&quot;;[.H1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2]))=0;&quot;&quot;;maxifs([.C$2:.C$500];[.A$2:.A$500];concat(&quot;=&quot;;[.H1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3]))=0;&quot;&quot;;maxifs([.C$2:.C$500];[.A$2:.A$500];concat(&quot;=&quot;;[.H1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4]))=0;&quot;&quot;;maxifs([.C$2:.C$500];[.A$2:.A$500];concat(&quot;=&quot;;[.H1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5]))=0;&quot;&quot;;maxifs([.C$2:.C$500];[.A$2:.A$500];concat(&quot;=&quot;;[.H1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6]))=0;&quot;&quot;;maxifs([.C$2:.C$500];[.A$2:.A$500];concat(&quot;=&quot;;[.H1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7]))=0;&quot;&quot;;maxifs([.C$2:.C$500];[.A$2:.A$500];concat(&quot;=&quot;;[.H1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8]))=0;&quot;&quot;;maxifs([.C$2:.C$500];[.A$2:.A$500];concat(&quot;=&quot;;[.H1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9]))=0;&quot;&quot;;maxifs([.C$2:.C$500];[.A$2:.A$500];concat(&quot;=&quot;;[.H1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0]))=0;&quot;&quot;;maxifs([.C$2:.C$500];[.A$2:.A$500];concat(&quot;=&quot;;[.H2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1]))=0;&quot;&quot;;maxifs([.C$2:.C$500];[.A$2:.A$500];concat(&quot;=&quot;;[.H2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2]))=0;&quot;&quot;;maxifs([.C$2:.C$500];[.A$2:.A$500];concat(&quot;=&quot;;[.H2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3]))=0;&quot;&quot;;maxifs([.C$2:.C$500];[.A$2:.A$500];concat(&quot;=&quot;;[.H2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4]))=0;&quot;&quot;;maxifs([.C$2:.C$500];[.A$2:.A$500];concat(&quot;=&quot;;[.H2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5]))=0;&quot;&quot;;maxifs([.C$2:.C$500];[.A$2:.A$500];concat(&quot;=&quot;;[.H2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6]))=0;&quot;&quot;;maxifs([.C$2:.C$500];[.A$2:.A$500];concat(&quot;=&quot;;[.H2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7]))=0;&quot;&quot;;maxifs([.C$2:.C$500];[.A$2:.A$500];concat(&quot;=&quot;;[.H2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8]))=0;&quot;&quot;;maxifs([.C$2:.C$500];[.A$2:.A$500];concat(&quot;=&quot;;[.H2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9]))=0;&quot;&quot;;maxifs([.C$2:.C$500];[.A$2:.A$500];concat(&quot;=&quot;;[.H2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0]))=0;&quot;&quot;;maxifs([.C$2:.C$500];[.A$2:.A$500];concat(&quot;=&quot;;[.H2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1]))=0;&quot;&quot;;maxifs([.C$2:.C$500];[.A$2:.A$500];concat(&quot;=&quot;;[.H2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2]))=0;&quot;&quot;;maxifs([.C$2:.C$500];[.A$2:.A$500];concat(&quot;=&quot;;[.H2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3]))=0;&quot;&quot;;maxifs([.C$2:.C$500];[.A$2:.A$500];concat(&quot;=&quot;;[.H2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4]))=0;&quot;&quot;;maxifs([.C$2:.C$500];[.A$2:.A$500];concat(&quot;=&quot;;[.H2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5]))=0;&quot;&quot;;maxifs([.C$2:.C$500];[.A$2:.A$500];concat(&quot;=&quot;;[.H2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6]))=0;&quot;&quot;;maxifs([.C$2:.C$500];[.A$2:.A$500];concat(&quot;=&quot;;[.H2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7]))=0;&quot;&quot;;maxifs([.C$2:.C$500];[.A$2:.A$500];concat(&quot;=&quot;;[.H2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8]))=0;&quot;&quot;;maxifs([.C$2:.C$500];[.A$2:.A$500];concat(&quot;=&quot;;[.H2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9]))=0;&quot;&quot;;maxifs([.C$2:.C$500];[.A$2:.A$500];concat(&quot;=&quot;;[.H2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0]))=0;&quot;&quot;;maxifs([.C$2:.C$500];[.A$2:.A$500];concat(&quot;=&quot;;[.H2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1]))=0;&quot;&quot;;maxifs([.C$2:.C$500];[.A$2:.A$500];concat(&quot;=&quot;;[.H2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2]))=0;&quot;&quot;;maxifs([.C$2:.C$500];[.A$2:.A$500];concat(&quot;=&quot;;[.H2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3]))=0;&quot;&quot;;maxifs([.C$2:.C$500];[.A$2:.A$500];concat(&quot;=&quot;;[.H2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4]))=0;&quot;&quot;;maxifs([.C$2:.C$500];[.A$2:.A$500];concat(&quot;=&quot;;[.H2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5]))=0;&quot;&quot;;maxifs([.C$2:.C$500];[.A$2:.A$500];concat(&quot;=&quot;;[.H2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6]))=0;&quot;&quot;;maxifs([.C$2:.C$500];[.A$2:.A$500];concat(&quot;=&quot;;[.H2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7]))=0;&quot;&quot;;maxifs([.C$2:.C$500];[.A$2:.A$500];concat(&quot;=&quot;;[.H2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8]))=0;&quot;&quot;;maxifs([.C$2:.C$500];[.A$2:.A$500];concat(&quot;=&quot;;[.H2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9]))=0;&quot;&quot;;maxifs([.C$2:.C$500];[.A$2:.A$500];concat(&quot;=&quot;;[.H2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0]))=0;&quot;&quot;;maxifs([.C$2:.C$500];[.A$2:.A$500];concat(&quot;=&quot;;[.H2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1]))=0;&quot;&quot;;maxifs([.C$2:.C$500];[.A$2:.A$500];concat(&quot;=&quot;;[.H2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2]))=0;&quot;&quot;;maxifs([.C$2:.C$500];[.A$2:.A$500];concat(&quot;=&quot;;[.H2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3]))=0;&quot;&quot;;maxifs([.C$2:.C$500];[.A$2:.A$500];concat(&quot;=&quot;;[.H2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4]))=0;&quot;&quot;;maxifs([.C$2:.C$500];[.A$2:.A$500];concat(&quot;=&quot;;[.H2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5]))=0;&quot;&quot;;maxifs([.C$2:.C$500];[.A$2:.A$500];concat(&quot;=&quot;;[.H2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6]))=0;&quot;&quot;;maxifs([.C$2:.C$500];[.A$2:.A$500];concat(&quot;=&quot;;[.H2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7]))=0;&quot;&quot;;maxifs([.C$2:.C$500];[.A$2:.A$500];concat(&quot;=&quot;;[.H2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8]))=0;&quot;&quot;;maxifs([.C$2:.C$500];[.A$2:.A$500];concat(&quot;=&quot;;[.H2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9]))=0;&quot;&quot;;maxifs([.C$2:.C$500];[.A$2:.A$500];concat(&quot;=&quot;;[.H2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0]))=0;&quot;&quot;;maxifs([.C$2:.C$500];[.A$2:.A$500];concat(&quot;=&quot;;[.H2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1]))=0;&quot;&quot;;maxifs([.C$2:.C$500];[.A$2:.A$500];concat(&quot;=&quot;;[.H2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2]))=0;&quot;&quot;;maxifs([.C$2:.C$500];[.A$2:.A$500];concat(&quot;=&quot;;[.H2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3]))=0;&quot;&quot;;maxifs([.C$2:.C$500];[.A$2:.A$500];concat(&quot;=&quot;;[.H2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4]))=0;&quot;&quot;;maxifs([.C$2:.C$500];[.A$2:.A$500];concat(&quot;=&quot;;[.H2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5]))=0;&quot;&quot;;maxifs([.C$2:.C$500];[.A$2:.A$500];concat(&quot;=&quot;;[.H2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6]))=0;&quot;&quot;;maxifs([.C$2:.C$500];[.A$2:.A$500];concat(&quot;=&quot;;[.H2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7]))=0;&quot;&quot;;maxifs([.C$2:.C$500];[.A$2:.A$500];concat(&quot;=&quot;;[.H2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8]))=0;&quot;&quot;;maxifs([.C$2:.C$500];[.A$2:.A$500];concat(&quot;=&quot;;[.H2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9]))=0;&quot;&quot;;maxifs([.C$2:.C$500];[.A$2:.A$500];concat(&quot;=&quot;;[.H2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0]))=0;&quot;&quot;;maxifs([.C$2:.C$500];[.A$2:.A$500];concat(&quot;=&quot;;[.H2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1]))=0;&quot;&quot;;maxifs([.C$2:.C$500];[.A$2:.A$500];concat(&quot;=&quot;;[.H2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2]))=0;&quot;&quot;;maxifs([.C$2:.C$500];[.A$2:.A$500];concat(&quot;=&quot;;[.H2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3]))=0;&quot;&quot;;maxifs([.C$2:.C$500];[.A$2:.A$500];concat(&quot;=&quot;;[.H2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4]))=0;&quot;&quot;;maxifs([.C$2:.C$500];[.A$2:.A$500];concat(&quot;=&quot;;[.H2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5]))=0;&quot;&quot;;maxifs([.C$2:.C$500];[.A$2:.A$500];concat(&quot;=&quot;;[.H2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6]))=0;&quot;&quot;;maxifs([.C$2:.C$500];[.A$2:.A$500];concat(&quot;=&quot;;[.H2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7]))=0;&quot;&quot;;maxifs([.C$2:.C$500];[.A$2:.A$500];concat(&quot;=&quot;;[.H2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8]))=0;&quot;&quot;;maxifs([.C$2:.C$500];[.A$2:.A$500];concat(&quot;=&quot;;[.H2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9]))=0;&quot;&quot;;maxifs([.C$2:.C$500];[.A$2:.A$500];concat(&quot;=&quot;;[.H2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0]))=0;&quot;&quot;;maxifs([.C$2:.C$500];[.A$2:.A$500];concat(&quot;=&quot;;[.H2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1]))=0;&quot;&quot;;maxifs([.C$2:.C$500];[.A$2:.A$500];concat(&quot;=&quot;;[.H2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2]))=0;&quot;&quot;;maxifs([.C$2:.C$500];[.A$2:.A$500];concat(&quot;=&quot;;[.H2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3]))=0;&quot;&quot;;maxifs([.C$2:.C$500];[.A$2:.A$500];concat(&quot;=&quot;;[.H2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4]))=0;&quot;&quot;;maxifs([.C$2:.C$500];[.A$2:.A$500];concat(&quot;=&quot;;[.H2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5]))=0;&quot;&quot;;maxifs([.C$2:.C$500];[.A$2:.A$500];concat(&quot;=&quot;;[.H2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6]))=0;&quot;&quot;;maxifs([.C$2:.C$500];[.A$2:.A$500];concat(&quot;=&quot;;[.H2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7]))=0;&quot;&quot;;maxifs([.C$2:.C$500];[.A$2:.A$500];concat(&quot;=&quot;;[.H2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8]))=0;&quot;&quot;;maxifs([.C$2:.C$500];[.A$2:.A$500];concat(&quot;=&quot;;[.H2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9]))=0;&quot;&quot;;maxifs([.C$2:.C$500];[.A$2:.A$500];concat(&quot;=&quot;;[.H2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0]))=0;&quot;&quot;;maxifs([.C$2:.C$500];[.A$2:.A$500];concat(&quot;=&quot;;[.H2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1]))=0;&quot;&quot;;maxifs([.C$2:.C$500];[.A$2:.A$500];concat(&quot;=&quot;;[.H2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2]))=0;&quot;&quot;;maxifs([.C$2:.C$500];[.A$2:.A$500];concat(&quot;=&quot;;[.H2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3]))=0;&quot;&quot;;maxifs([.C$2:.C$500];[.A$2:.A$500];concat(&quot;=&quot;;[.H2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4]))=0;&quot;&quot;;maxifs([.C$2:.C$500];[.A$2:.A$500];concat(&quot;=&quot;;[.H2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5]))=0;&quot;&quot;;maxifs([.C$2:.C$500];[.A$2:.A$500];concat(&quot;=&quot;;[.H2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6]))=0;&quot;&quot;;maxifs([.C$2:.C$500];[.A$2:.A$500];concat(&quot;=&quot;;[.H2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7]))=0;&quot;&quot;;maxifs([.C$2:.C$500];[.A$2:.A$500];concat(&quot;=&quot;;[.H2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8]))=0;&quot;&quot;;maxifs([.C$2:.C$500];[.A$2:.A$500];concat(&quot;=&quot;;[.H2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9]))=0;&quot;&quot;;maxifs([.C$2:.C$500];[.A$2:.A$500];concat(&quot;=&quot;;[.H2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0]))=0;&quot;&quot;;maxifs([.C$2:.C$500];[.A$2:.A$500];concat(&quot;=&quot;;[.H2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1]))=0;&quot;&quot;;maxifs([.C$2:.C$500];[.A$2:.A$500];concat(&quot;=&quot;;[.H2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2]))=0;&quot;&quot;;maxifs([.C$2:.C$500];[.A$2:.A$500];concat(&quot;=&quot;;[.H2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3]))=0;&quot;&quot;;maxifs([.C$2:.C$500];[.A$2:.A$500];concat(&quot;=&quot;;[.H2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4]))=0;&quot;&quot;;maxifs([.C$2:.C$500];[.A$2:.A$500];concat(&quot;=&quot;;[.H2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5]))=0;&quot;&quot;;maxifs([.C$2:.C$500];[.A$2:.A$500];concat(&quot;=&quot;;[.H2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6]))=0;&quot;&quot;;maxifs([.C$2:.C$500];[.A$2:.A$500];concat(&quot;=&quot;;[.H2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7]))=0;&quot;&quot;;maxifs([.C$2:.C$500];[.A$2:.A$500];concat(&quot;=&quot;;[.H2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8]))=0;&quot;&quot;;maxifs([.C$2:.C$500];[.A$2:.A$500];concat(&quot;=&quot;;[.H2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9]))=0;&quot;&quot;;maxifs([.C$2:.C$500];[.A$2:.A$500];concat(&quot;=&quot;;[.H2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0]))=0;&quot;&quot;;maxifs([.C$2:.C$500];[.A$2:.A$500];concat(&quot;=&quot;;[.H2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1]))=0;&quot;&quot;;maxifs([.C$2:.C$500];[.A$2:.A$500];concat(&quot;=&quot;;[.H2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2]))=0;&quot;&quot;;maxifs([.C$2:.C$500];[.A$2:.A$500];concat(&quot;=&quot;;[.H2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3]))=0;&quot;&quot;;maxifs([.C$2:.C$500];[.A$2:.A$500];concat(&quot;=&quot;;[.H2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4]))=0;&quot;&quot;;maxifs([.C$2:.C$500];[.A$2:.A$500];concat(&quot;=&quot;;[.H2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5]))=0;&quot;&quot;;maxifs([.C$2:.C$500];[.A$2:.A$500];concat(&quot;=&quot;;[.H2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6]))=0;&quot;&quot;;maxifs([.C$2:.C$500];[.A$2:.A$500];concat(&quot;=&quot;;[.H2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7]))=0;&quot;&quot;;maxifs([.C$2:.C$500];[.A$2:.A$500];concat(&quot;=&quot;;[.H2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8]))=0;&quot;&quot;;maxifs([.C$2:.C$500];[.A$2:.A$500];concat(&quot;=&quot;;[.H2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9]))=0;&quot;&quot;;maxifs([.C$2:.C$500];[.A$2:.A$500];concat(&quot;=&quot;;[.H2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0]))=0;&quot;&quot;;maxifs([.C$2:.C$500];[.A$2:.A$500];concat(&quot;=&quot;;[.H3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1]))=0;&quot;&quot;;maxifs([.C$2:.C$500];[.A$2:.A$500];concat(&quot;=&quot;;[.H3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2]))=0;&quot;&quot;;maxifs([.C$2:.C$500];[.A$2:.A$500];concat(&quot;=&quot;;[.H3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3]))=0;&quot;&quot;;maxifs([.C$2:.C$500];[.A$2:.A$500];concat(&quot;=&quot;;[.H3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4]))=0;&quot;&quot;;maxifs([.C$2:.C$500];[.A$2:.A$500];concat(&quot;=&quot;;[.H3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5]))=0;&quot;&quot;;maxifs([.C$2:.C$500];[.A$2:.A$500];concat(&quot;=&quot;;[.H3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6]))=0;&quot;&quot;;maxifs([.C$2:.C$500];[.A$2:.A$500];concat(&quot;=&quot;;[.H3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7]))=0;&quot;&quot;;maxifs([.C$2:.C$500];[.A$2:.A$500];concat(&quot;=&quot;;[.H3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8]))=0;&quot;&quot;;maxifs([.C$2:.C$500];[.A$2:.A$500];concat(&quot;=&quot;;[.H3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9]))=0;&quot;&quot;;maxifs([.C$2:.C$500];[.A$2:.A$500];concat(&quot;=&quot;;[.H3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0]))=0;&quot;&quot;;maxifs([.C$2:.C$500];[.A$2:.A$500];concat(&quot;=&quot;;[.H3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1]))=0;&quot;&quot;;maxifs([.C$2:.C$500];[.A$2:.A$500];concat(&quot;=&quot;;[.H3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2]))=0;&quot;&quot;;maxifs([.C$2:.C$500];[.A$2:.A$500];concat(&quot;=&quot;;[.H3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3]))=0;&quot;&quot;;maxifs([.C$2:.C$500];[.A$2:.A$500];concat(&quot;=&quot;;[.H3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4]))=0;&quot;&quot;;maxifs([.C$2:.C$500];[.A$2:.A$500];concat(&quot;=&quot;;[.H3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5]))=0;&quot;&quot;;maxifs([.C$2:.C$500];[.A$2:.A$500];concat(&quot;=&quot;;[.H3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6]))=0;&quot;&quot;;maxifs([.C$2:.C$500];[.A$2:.A$500];concat(&quot;=&quot;;[.H3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7]))=0;&quot;&quot;;maxifs([.C$2:.C$500];[.A$2:.A$500];concat(&quot;=&quot;;[.H3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8]))=0;&quot;&quot;;maxifs([.C$2:.C$500];[.A$2:.A$500];concat(&quot;=&quot;;[.H3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9]))=0;&quot;&quot;;maxifs([.C$2:.C$500];[.A$2:.A$500];concat(&quot;=&quot;;[.H3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0]))=0;&quot;&quot;;maxifs([.C$2:.C$500];[.A$2:.A$500];concat(&quot;=&quot;;[.H3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1]))=0;&quot;&quot;;maxifs([.C$2:.C$500];[.A$2:.A$500];concat(&quot;=&quot;;[.H3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2]))=0;&quot;&quot;;maxifs([.C$2:.C$500];[.A$2:.A$500];concat(&quot;=&quot;;[.H3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3]))=0;&quot;&quot;;maxifs([.C$2:.C$500];[.A$2:.A$500];concat(&quot;=&quot;;[.H3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4]))=0;&quot;&quot;;maxifs([.C$2:.C$500];[.A$2:.A$500];concat(&quot;=&quot;;[.H3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5]))=0;&quot;&quot;;maxifs([.C$2:.C$500];[.A$2:.A$500];concat(&quot;=&quot;;[.H3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6]))=0;&quot;&quot;;maxifs([.C$2:.C$500];[.A$2:.A$500];concat(&quot;=&quot;;[.H3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7]))=0;&quot;&quot;;maxifs([.C$2:.C$500];[.A$2:.A$500];concat(&quot;=&quot;;[.H3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8]))=0;&quot;&quot;;maxifs([.C$2:.C$500];[.A$2:.A$500];concat(&quot;=&quot;;[.H3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9]))=0;&quot;&quot;;maxifs([.C$2:.C$500];[.A$2:.A$500];concat(&quot;=&quot;;[.H3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0]))=0;&quot;&quot;;maxifs([.C$2:.C$500];[.A$2:.A$500];concat(&quot;=&quot;;[.H3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1]))=0;&quot;&quot;;maxifs([.C$2:.C$500];[.A$2:.A$500];concat(&quot;=&quot;;[.H3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2]))=0;&quot;&quot;;maxifs([.C$2:.C$500];[.A$2:.A$500];concat(&quot;=&quot;;[.H3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3]))=0;&quot;&quot;;maxifs([.C$2:.C$500];[.A$2:.A$500];concat(&quot;=&quot;;[.H3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4]))=0;&quot;&quot;;maxifs([.C$2:.C$500];[.A$2:.A$500];concat(&quot;=&quot;;[.H3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53"/>
        </table:table-row>
        <table:table-row table:style-name="ro3" table:number-rows-repeated="666">
          <table:table-cell/>
          <table:table-cell table:style-name="ce123" table:number-columns-repeated="3"/>
          <table:table-cell table:number-columns-repeated="6"/>
          <table:table-cell table:style-name="ce131"/>
          <table:table-cell table:number-columns-repeated="53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aragon Store" table:style-name="ta8">
        <table:table-column table:style-name="co45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1" table:number-columns-repeated="59" table:default-cell-style-name="Default"/>
        <table:table-row table:style-name="ro3">
          <table:table-cell table:style-name="ce118" office:value-type="string" calcext:value-type="string">
            <text:p>Purchase</text:p>
          </table:table-cell>
          <table:table-cell table:style-name="ce123" office:value-type="string" calcext:value-type="string">
            <text:p>Price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/>
          <table:table-cell table:style-name="ce118" office:value-type="string" calcext:value-type="string">
            <text:p>Points Earned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 table:style-name="ce118" office:value-type="string" calcext:value-type="string">
            <text:p>Reason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1 extra life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6" calcext:value-type="float">
            <text:p>56</text:p>
          </table:table-cell>
          <table:table-cell table:style-name="ce118" office:value-type="string" calcext:value-type="string">
            <text:p>Herald of the New Age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Patron dream</text:p>
          </table:table-cell>
          <table:table-cell table:style-name="ce123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Quest: The First Invader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Progenitor Specialization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8" calcext:value-type="float">
            <text:p>28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Core building materials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60"/>
        </table:table-row>
        <table:table-row table:style-name="ro3">
          <table:table-cell table:style-name="ce118" office:value-type="string" calcext:value-type="string">
            <text:p>Curse on Karsarrym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60"/>
        </table:table-row>
        <table:table-row table:style-name="ro3" table:number-rows-repeated="989">
          <table:table-cell/>
          <table:table-cell table:style-name="ce123"/>
          <table:table-cell table:number-columns-repeated="62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8:27:33.16937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us_20_Screen" style:display-name="PageStyle_Status Scre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gon_20_Store" style:display-name="PageStyle_Paragon S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Data" style:display-name="PageStyle_Skil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lents" style:display-name="PageStyle_Tal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Worksheet" style:display-name="PageStyle_Skill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_20_Log" style:display-name="PageStyle_XP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0T19:06:13.003035998</dc:date>
    <meta:editing-duration>PT1H10M41S</meta:editing-duration>
    <meta:editing-cycles>10</meta:editing-cycles>
    <meta:generator>LibreOffice/7.0.3.1$Linux_X86_64 LibreOffice_project/00$Build-1</meta:generator>
    <meta:document-statistic meta:table-count="8" meta:cell-count="9816" meta:object-count="5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cc0000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99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52cm" xlink:href=".." xlink:type="simple" chart:class="chart:bar" chart:style-name="ch1">
        <chart:plot-area chart:style-name="ch2" table:cell-range-address="Worksheet.B10:Worksheet.B12" svg:x="0.087cm" svg:y="0.045cm" svg:width="4.22cm" svg:height="2.162cm">
          <chart:coordinate-region svg:x="0.087cm" svg:y="0.045cm" svg:width="4.22cm" svg:height="2.162cm"/>
          <chart:axis chart:dimension="x" chart:name="primary-x" chart:style-name="ch3"/>
          <chart:axis chart:dimension="y" chart:name="primary-y" chart:style-name="ch4"/>
          <chart:series chart:style-name="ch5" chart:values-cell-range-address="Worksheet.B10:Worksheet.B10" chart:class="chart:bar">
            <chart:data-point/>
          </chart:series>
          <chart:series chart:style-name="ch6" chart:values-cell-range-address="Worksheet.B11:Worksheet.B11" chart:class="chart:bar">
            <chart:data-point/>
          </chart:series>
          <chart:series chart:style-name="ch7" chart:values-cell-range-address="Worksheet.B12:Worksheet.B12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0:Worksheet.B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1:Worksheet.B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2:Worksheet.B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d966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deb22c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bf9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224cm" svg:height="2.228cm" xlink:href=".." xlink:type="simple" chart:class="chart:bar" chart:style-name="ch1">
        <chart:plot-area chart:style-name="ch2" table:cell-range-address="Worksheet.B17:Worksheet.B19" svg:x="0.084cm" svg:y="0.044cm" svg:width="4.056cm" svg:height="2.14cm">
          <chart:coordinate-region svg:x="0.084cm" svg:y="0.044cm" svg:width="4.056cm" svg:height="2.14cm"/>
          <chart:axis chart:dimension="x" chart:name="primary-x" chart:style-name="ch3"/>
          <chart:axis chart:dimension="y" chart:name="primary-y" chart:style-name="ch4"/>
          <chart:series chart:style-name="ch5" chart:values-cell-range-address="Worksheet.B17:Worksheet.B17" chart:class="chart:bar">
            <chart:data-point/>
          </chart:series>
          <chart:series chart:style-name="ch6" chart:values-cell-range-address="Worksheet.B18:Worksheet.B18" chart:class="chart:bar">
            <chart:data-point/>
          </chart:series>
          <chart:series chart:style-name="ch7" chart:values-cell-range-address="Worksheet.B19:Worksheet.B19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7:Worksheet.B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8:Worksheet.B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9:Worksheet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4a86e8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2662c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1c4587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26cm" xlink:href=".." xlink:type="simple" chart:class="chart:bar" chart:style-name="ch1">
        <chart:plot-area chart:style-name="ch2" table:cell-range-address="Worksheet.B24:Worksheet.B26" svg:x="0.087cm" svg:y="0.044cm" svg:width="4.22cm" svg:height="2.138cm">
          <chart:coordinate-region svg:x="0.087cm" svg:y="0.044cm" svg:width="4.22cm" svg:height="2.138cm"/>
          <chart:axis chart:dimension="x" chart:name="primary-x" chart:style-name="ch3"/>
          <chart:axis chart:dimension="y" chart:name="primary-y" chart:style-name="ch4"/>
          <chart:series chart:style-name="ch5" chart:values-cell-range-address="Worksheet.B24:Worksheet.B24" chart:class="chart:bar">
            <chart:data-point/>
          </chart:series>
          <chart:series chart:style-name="ch6" chart:values-cell-range-address="Worksheet.B25:Worksheet.B25" chart:class="chart:bar">
            <chart:data-point/>
          </chart:series>
          <chart:series chart:style-name="ch7" chart:values-cell-range-address="Worksheet.B26:Worksheet.B26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24:Worksheet.B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5:Worksheet.B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6:Worksheet.B2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91cm" svg:y="4.609cm" style:legend-expansion="high" chart:style-name="ch2"/>
        <chart:plot-area chart:style-name="ch3" table:cell-range-address="Data.E273:Data.E372" svg:x="0.317cm" svg:y="0.196cm" svg:width="12.257cm" svg:height="9.424cm">
          <chart:coordinate-region svg:x="0.947cm" svg:y="0.196cm" svg:width="11.627cm" svg:height="8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273:Data.E37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E273:Data.E3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992104989487">
                <text:p>1.25992104989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224957030741">
                <text:p>1.4422495703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74010519682">
                <text:p>1.5874010519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99759466767">
                <text:p>1.70997594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712059283214">
                <text:p>1.8171205928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1293118277239">
                <text:p>1.91293118277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800838230519">
                <text:p>2.0800838230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398009056932">
                <text:p>2.22398009056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942848510666">
                <text:p>2.28942848510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5133468772076">
                <text:p>2.35133468772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1014226417523">
                <text:p>2.4101422641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6621207433047">
                <text:p>2.466212074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984209978975">
                <text:p>2.51984209978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7128159065824">
                <text:p>2.57128159065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207413942089">
                <text:p>2.6207413942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840164872194">
                <text:p>2.66840164872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1441761659491">
                <text:p>2.71441761659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892417638112">
                <text:p>2.7589241763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203933065539">
                <text:p>2.80203933065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4386697985156">
                <text:p>2.84386697985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449914061482">
                <text:p>2.88449914061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401773821287">
                <text:p>2.9240177382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249606840737">
                <text:p>2.96249606840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3658897187566">
                <text:p>3.03658897187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231682568585">
                <text:p>3.0723168256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0723250595386">
                <text:p>3.10723250595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138065239139">
                <text:p>3.14138065239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748021039364">
                <text:p>3.1748021039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753432999583">
                <text:p>3.20753432999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961180127748">
                <text:p>3.23961180127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7106631018859">
                <text:p>3.27106631018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0192724889463">
                <text:p>3.30192724889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3222185164595">
                <text:p>3.33222185164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6197540679896">
                <text:p>3.36197540679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9121144301417">
                <text:p>3.39121144301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995189335339">
                <text:p>3.41995189335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4821724038273">
                <text:p>3.44821724038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7602664488645">
                <text:p>3.47602664488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0339806038672">
                <text:p>3.503398060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3034833532606">
                <text:p>3.53034833532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5689330449006">
                <text:p>3.55689330449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8304787101595">
                <text:p>3.58304787101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0882608013869">
                <text:p>3.60882608013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3424118566428">
                <text:p>3.6342411856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5930571002297">
                <text:p>3.65930571002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8403149864039">
                <text:p>3.68403149864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0842976926619">
                <text:p>3.70842976926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51115681725">
                <text:p>3.73251115681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5628575422107">
                <text:p>3.75628575422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7976314968462">
                <text:p>3.77976314968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0295246076139">
                <text:p>3.80295246076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2586236554478">
                <text:p>3.82586236554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4850113127681">
                <text:p>3.84850113127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08766406278">
                <text:p>3.8708766406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9299641587326">
                <text:p>3.89299641587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486764116886">
                <text:p>3.91486764116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3649718310217">
                <text:p>3.93649718310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789160968041">
                <text:p>3.95789160968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905720789639">
                <text:p>3.97905720789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072575858906">
                <text:p>4.02072575858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4124002062219">
                <text:p>4.04124002062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6154810044568">
                <text:p>4.06154810044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8165510191735">
                <text:p>4.08165510191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0156592970235">
                <text:p>4.10156592970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2128529980856">
                <text:p>4.12128529980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4081774942285">
                <text:p>4.14081774942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6016764610381">
                <text:p>4.16016764610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7933919638123">
                <text:p>4.17933919638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833645380841">
                <text:p>4.19833645380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1716332650875">
                <text:p>4.21716332650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3582358425489">
                <text:p>4.23582358425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5432086511501">
                <text:p>4.25432086511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7265868169792">
                <text:p>4.27265868169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9084042702621">
                <text:p>4.29084042702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0886938006377">
                <text:p>4.308869380063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674871092222">
                <text:p>4.3267487109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4448148576861">
                <text:p>4.34448148576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6207067145484">
                <text:p>4.36207067145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7951913988789">
                <text:p>4.37951913988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9682967215818">
                <text:p>4.39682967215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140049624421">
                <text:p>4.4140049624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3104762169363">
                <text:p>4.43104762169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796018113863">
                <text:p>4.44796018113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6474509558454">
                <text:p>4.46474509558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8140474655717">
                <text:p>4.48140474655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794144527541">
                <text:p>4.49794144527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14357435474">
                <text:p>4.514357435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3065489608349">
                <text:p>4.53065489608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683594377634">
                <text:p>4.546835943776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6290263538697">
                <text:p>4.56290263538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7885697021333">
                <text:p>4.5788569702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470089220704">
                <text:p>4.59470089220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1043629205845">
                <text:p>4.61043629205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2606500918274">
                <text:p>4.62606500918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4158883361278">
                <text:p>4.641588833612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